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co2" style:family="table-column">
      <style:table-column-properties fo:break-before="auto" style:column-width="0.348in"/>
    </style:style>
    <style:style style:name="co3" style:family="table-column">
      <style:table-column-properties fo:break-before="auto" style:column-width="0.3661in"/>
    </style:style>
    <style:style style:name="co4" style:family="table-column">
      <style:table-column-properties fo:break-before="auto" style:column-width="0.18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422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2736in"/>
    </style:style>
    <style:style style:name="co10" style:family="table-column">
      <style:table-column-properties fo:break-before="auto" style:column-width="0.3945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5429in"/>
    </style:style>
    <style:style style:name="co13" style:family="table-column">
      <style:table-column-properties fo:break-before="auto" style:column-width="0.9701in"/>
    </style:style>
    <style:style style:name="co14" style:family="table-column">
      <style:table-column-properties fo:break-before="auto" style:column-width="1.3138in"/>
    </style:style>
    <style:style style:name="co15" style:family="table-column">
      <style:table-column-properties fo:break-before="auto" style:column-width="1.0819in"/>
    </style:style>
    <style:style style:name="co16" style:family="table-column">
      <style:table-column-properties fo:break-before="auto" style:column-width="1.0075in"/>
    </style:style>
    <style:style style:name="co17" style:family="table-column">
      <style:table-column-properties fo:break-before="auto" style:column-width="1.2398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0.6543in"/>
    </style:style>
    <style:style style:name="co20" style:family="table-column">
      <style:table-column-properties fo:break-before="auto" style:column-width="1.2862in"/>
    </style:style>
    <style:style style:name="co21" style:family="table-column">
      <style:table-column-properties fo:break-before="auto" style:column-width="1.1283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fo:language="en" fo:country="US" style:text-underline-mode="continuous" style:text-overline-mode="continuous" style:text-line-through-mode="continuous" style:font-name-asian="Arial" style:language-asian="en" style:country-asian="US" style:font-name-complex="Arial" style:font-size-complex="5.65000009536743pt" style:language-complex="en" style:country-complex="US" style:font-relief="none"/>
    </style:style>
    <style:style style:name="ce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6" style:family="table-cell" style:parent-style-name="Default">
      <style:text-properties fo:language="en" fo:country="US" style:language-asian="en" style:country-asian="US" style:font-size-complex="5.65000009536743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" table:default-cell-style-name="Default"/>
        <table:table-column table:style-name="co4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5" table:default-cell-style-name="ce2"/>
        <table:table-column table:style-name="co5" table:number-columns-repeated="2" table:default-cell-style-name="ce3"/>
        <table:table-column table:style-name="co5" table:default-cell-style-name="ce1"/>
        <table:table-column table:style-name="co5" table:default-cell-style-name="ce3"/>
        <table:table-column table:style-name="co5" table:default-cell-style-name="ce4"/>
        <table:table-column table:style-name="co5" table:number-columns-repeated="3" table:default-cell-style-name="ce3"/>
        <table:table-column table:style-name="co5" table:default-cell-style-name="Default"/>
        <table:table-row table:style-name="ro1">
          <table:table-cell office:value-type="string">
            <text:p>ID,N,12,0</text:p>
          </table:table-cell>
          <table:table-cell office:value-type="string">
            <text:p>DATA,N,12,0</text:p>
          </table:table-cell>
          <table:table-cell office:value-type="string">
            <text:p>DISTRICT,C,12</text:p>
          </table:table-cell>
          <table:table-cell office:value-type="string">
            <text:p>MEMBERS,N,8,1</text:p>
          </table:table-cell>
          <table:table-cell office:value-type="string">
            <text:p>LOCKED,C,1</text:p>
          </table:table-cell>
          <table:table-cell office:value-type="string">
            <text:p>NAME,C,43</text:p>
          </table:table-cell>
          <table:table-cell office:value-type="string">
            <text:p>POPULATION,N,11,0</text:p>
          </table:table-cell>
          <table:table-cell office:value-type="string">
            <text:p>HISPANIC_O,N,11,0</text:p>
          </table:table-cell>
          <table:table-cell office:value-type="string">
            <text:p>NH_WHT,N,11,0</text:p>
          </table:table-cell>
          <table:table-cell office:value-type="string">
            <text:p>NH_DOJ_BLK,N,11,0</text:p>
          </table:table-cell>
          <table:table-cell office:value-type="string">
            <text:p>NH_DOJ_IND,N,11,0</text:p>
          </table:table-cell>
          <table:table-cell office:value-type="string">
            <text:p>NH_DOJ_ASN,N,11,0</text:p>
          </table:table-cell>
          <table:table-cell office:value-type="string">
            <text:p>NH_DOJ_HWN,N,11,0</text:p>
          </table:table-cell>
          <table:table-cell office:value-type="string">
            <text:p>NH_DOJ_OTH,N,11,0</text:p>
          </table:table-cell>
          <table:table-cell office:value-type="string">
            <text:p>NH_DOJ_OT1,N,11,0</text:p>
          </table:table-cell>
          <table:table-cell office:value-type="string">
            <text:p>F18_POP,N,11,0</text:p>
          </table:table-cell>
          <table:table-cell office:value-type="string">
            <text:p>H18_POP,N,11,0</text:p>
          </table:table-cell>
          <table:table-cell office:value-type="string">
            <text:p>NH18_WHT,N,11,0</text:p>
          </table:table-cell>
          <table:table-cell office:value-type="string">
            <text:p>NH18_DOJ_B,N,11,0</text:p>
          </table:table-cell>
          <table:table-cell office:value-type="string">
            <text:p>NH18_DOJ_I,N,11,0</text:p>
          </table:table-cell>
          <table:table-cell office:value-type="string">
            <text:p>NH18_DOJ_A,N,11,0</text:p>
          </table:table-cell>
          <table:table-cell office:value-type="string">
            <text:p>NH18_DOJ_H,N,11,0</text:p>
          </table:table-cell>
          <table:table-cell office:value-type="string">
            <text:p>NH18_DOJ_O,N,11,0</text:p>
          </table:table-cell>
          <table:table-cell office:value-type="string">
            <text:p>NH18_DOJ_1,N,11,0</text:p>
          </table:table-cell>
          <table:table-cell office:value-type="string">
            <text:p>DEM_INDEX,N,16,3</text:p>
          </table:table-cell>
          <table:table-cell office:value-type="string">
            <text:p>REP_INDEX,N,16,3</text:p>
          </table:table-cell>
          <table:table-cell office:value-type="string">
            <text:p>THIRD_INDE,N,16,3</text:p>
          </table:table-cell>
          <table:table-cell office:value-type="string">
            <text:p>INDEX_VOTE,N,16,3</text:p>
          </table:table-cell>
          <table:table-cell office:value-type="string">
            <text:p>IDEAL_VALU,N,12,4</text:p>
          </table:table-cell>
          <table:table-cell office:value-type="string">
            <text:p>DEVIATION,N,12,4</text:p>
          </table:table-cell>
          <table:table-cell office:value-type="string">
            <text:p>F_DEVIATIO,N,12,4</text:p>
          </table:table-cell>
          <table:table-cell office:value-type="string">
            <text:p>F_HISPANIC,N,12,4</text:p>
          </table:table-cell>
          <table:table-cell office:value-type="string">
            <text:p>F_NH_WHT,N,12,4</text:p>
          </table:table-cell>
          <table:table-cell office:value-type="string">
            <text:p>F_NH_DOJ_B,N,12,4</text:p>
          </table:table-cell>
          <table:table-cell office:value-type="string">
            <text:p>F_NH_DOJ_I,N,12,4</text:p>
          </table:table-cell>
          <table:table-cell office:value-type="string">
            <text:p>F_NH_DOJ_A,N,12,4</text:p>
          </table:table-cell>
          <table:table-cell office:value-type="string">
            <text:p>F_NH_DOJ_H,N,12,4</text:p>
          </table:table-cell>
          <table:table-cell office:value-type="string">
            <text:p>F_NH_DOJ_O,N,12,4</text:p>
          </table:table-cell>
          <table:table-cell office:value-type="string">
            <text:p>F_NH_DOJ_1,N,12,4</text:p>
          </table:table-cell>
          <table:table-cell office:value-type="string">
            <text:p>F_H18_POP,N,12,4</text:p>
          </table:table-cell>
          <table:table-cell office:value-type="string">
            <text:p>F_NH18_WHT,N,12,4</text:p>
          </table:table-cell>
          <table:table-cell office:value-type="string">
            <text:p>F_NH18_DOJ,N,12,4</text:p>
          </table:table-cell>
          <table:table-cell office:value-type="string">
            <text:p>F_NH18_DO1,N,12,4</text:p>
          </table:table-cell>
          <table:table-cell office:value-type="string">
            <text:p>F_NH18_DO2,N,12,4</text:p>
          </table:table-cell>
          <table:table-cell office:value-type="string">
            <text:p>F_NH18_DO3,N,12,4</text:p>
          </table:table-cell>
          <table:table-cell office:value-type="string">
            <text:p>F_NH18_DO4,N,12,4</text:p>
          </table:table-cell>
          <table:table-cell office:value-type="string">
            <text:p>F_NH18_DO5,N,12,4</text:p>
          </table:table-cell>
          <table:table-cell office:value-type="string">
            <text:p>F_DEM_INDE,N,12,4</text:p>
          </table:table-cell>
          <table:table-cell office:value-type="string">
            <text:p>F_REP_INDE,N,12,4</text:p>
          </table:table-cell>
          <table:table-cell office:value-type="string">
            <text:p>F_THIRD_IN,N,12,4</text:p>
          </table:table-cell>
          <table:table-cell office:value-type="string">
            <text:p>COLORING,N,8,0</text:p>
          </table:table-cell>
          <table:table-cell office:value-type="string">
            <text:p>SUMNUM,N,24,16</text:p>
          </table:table-cell>
          <table:table-cell office:value-type="string">
            <text:p>MEANNUM,N,24,16</text:p>
          </table:table-cell>
          <table:table-cell office:value-type="string">
            <text:p>SUMSEN,N,24,16</text:p>
          </table:table-cell>
          <table:table-cell office:value-type="string">
            <text:p>MEANSEN,N,24,16</text:p>
          </table:table-cell>
          <table:table-cell office:value-type="string">
            <text:p>SUMCNG,N,24,16</text:p>
          </table:table-cell>
          <table:table-cell office:value-type="string">
            <text:p>MEANCNG,N,24,16</text:p>
          </table:table-cell>
          <table:table-cell office:value-type="string">
            <text:p>SUMCOM,N,24,16</text:p>
          </table:table-cell>
          <table:table-cell office:value-type="string">
            <text:p>MEANCOM,N,24,16</text:p>
          </table:table-cell>
          <table:table-cell office:value-type="string">
            <text:p>SUMJUD,N,24,16</text:p>
          </table:table-cell>
          <table:table-cell office:value-type="string">
            <text:p>MEANJUD,N,24,16</text:p>
          </table:table-cell>
          <table:table-cell office:value-type="string">
            <text:p>SUMPRE_N,N,24,16</text:p>
          </table:table-cell>
          <table:table-cell office:value-type="string">
            <text:p>MEANPRE_N,N,24,16</text:p>
          </table:table-cell>
          <table:table-cell office:value-type="string">
            <text:p>SUMVR_MCD,N,24,16</text:p>
          </table:table-cell>
          <table:table-cell office:value-type="string">
            <text:p>MEANVR_MCD,N,24,16</text:p>
          </table:table-cell>
          <table:table-cell office:value-type="string">
            <text:p>SUMCTU,N,24,16</text:p>
          </table:table-cell>
          <table:table-cell office:value-type="string">
            <text:p>MEANCTU,N,24,16</text:p>
          </table:table-cell>
          <table:table-cell office:value-type="string">
            <text:p>SUMsen08,N,24,16</text:p>
          </table:table-cell>
          <table:table-cell office:value-type="string">
            <text:p>MEANsen08,N,24,16</text:p>
          </table:table-cell>
          <table:table-cell office:value-type="string">
            <text:p>SUMstr08,N,24,16</text:p>
          </table:table-cell>
          <table:table-cell office:value-type="string">
            <text:p>MEANstr08,N,24,16</text:p>
          </table:table-cell>
          <table:table-cell office:value-type="string">
            <text:p>SUMstd08,N,24,16</text:p>
          </table:table-cell>
          <table:table-cell office:value-type="string">
            <text:p>MEANstd08,N,24,16</text:p>
          </table:table-cell>
          <table:table-cell office:value-type="string">
            <text:p>SUMg10,N,24,16</text:p>
          </table:table-cell>
          <table:table-cell office:value-type="string">
            <text:p>MEANg10,N,24,16</text:p>
          </table:table-cell>
          <table:table-cell office:value-type="string">
            <text:p>SUMgtr10,N,24,16</text:p>
          </table:table-cell>
          <table:table-cell office:value-type="string">
            <text:p>MEANgtr10,N,24,16</text:p>
          </table:table-cell>
          <table:table-cell office:value-type="string">
            <text:p>SUMgtd10,N,24,16</text:p>
          </table:table-cell>
          <table:table-cell office:value-type="string">
            <text:p>MEANgtd10,N,24,16</text:p>
          </table:table-cell>
          <table:table-cell office:value-type="string">
            <text:p>SUMpvi,N,24,16</text:p>
          </table:table-cell>
          <table:table-cell office:value-type="string">
            <text:p>MEANpvi,N,24,16</text:p>
          </table:table-cell>
          <table:table-cell office:value-type="string">
            <text:p>COUNT,N,24,16</text:p>
          </table:table-cell>
          <table:table-cell table:style-name="Default" office:value-type="string">
            <text:p>U.S. Sen PVI</text:p>
          </table:table-cell>
          <table:table-cell table:style-name="Default" office:value-type="string">
            <text:p>Gov. PVI</text:p>
          </table:table-cell>
          <table:table-cell table:style-name="Default" office:value-type="string">
            <text:p>Overall PVI</text:p>
          </table:table-cell>
          <table:table-cell table:style-name="Default" office:value-type="string">
            <text:p>Republican leaning</text:p>
          </table:table-cell>
          <table:table-cell table:style-name="Default" office:value-type="string">
            <text:p>Switched to GOP from new calculation (Gov.)</text:p>
          </table:table-cell>
          <table:table-cell table:style-name="Default" office:value-type="string">
            <text:p>Democrat leaning</text:p>
          </table:table-cell>
          <table:table-cell table:style-name="ce5" office:value-type="string">
            <text:p>Switched to DFL from new calculation (Gov.)</text:p>
          </table:table-cell>
          <table:table-cell table:style-name="ce5" office:value-type="string">
            <text:p>Switched to GOP from new calculation (U.S. Sen)</text:p>
          </table:table-cell>
          <table:table-cell table:style-name="ce5" office:value-type="string">
            <text:p>Switched to DFL from new calculation (U.S. Sen)</text:p>
          </table:table-cell>
          <table:table-cell office:value-type="string">
            <text:p><text:s/></text:p>
          </table:table-cell>
        </table:table-row>
        <table:table-row table:style-name="ro2">
          <table:table-cell office:value-type="float" office:value="406205">
            <text:p>406205</text:p>
          </table:table-cell>
          <table:table-cell office:value-type="float" office:value="78">
            <text:p>78</text:p>
          </table:table-cell>
          <table:table-cell office:value-type="string">
            <text:p>3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47">
            <text:p>39447</text:p>
          </table:table-cell>
          <table:table-cell office:value-type="float" office:value="1036">
            <text:p>1036</text:p>
          </table:table-cell>
          <table:table-cell office:value-type="float" office:value="35618">
            <text:p>35618</text:p>
          </table:table-cell>
          <table:table-cell office:value-type="float" office:value="1277">
            <text:p>1277</text:p>
          </table:table-cell>
          <table:table-cell office:value-type="float" office:value="473">
            <text:p>473</text:p>
          </table:table-cell>
          <table:table-cell office:value-type="float" office:value="940">
            <text:p>940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30377">
            <text:p>30377</text:p>
          </table:table-cell>
          <table:table-cell office:value-type="float" office:value="646">
            <text:p>646</text:p>
          </table:table-cell>
          <table:table-cell office:value-type="float" office:value="27672">
            <text:p>27672</text:p>
          </table:table-cell>
          <table:table-cell office:value-type="float" office:value="1046">
            <text:p>1046</text:p>
          </table:table-cell>
          <table:table-cell office:value-type="float" office:value="395">
            <text:p>395</text:p>
          </table:table-cell>
          <table:table-cell office:value-type="float" office:value="566">
            <text:p>56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35">
            <text:p>-135</text:p>
          </table:table-cell>
          <table:table-cell office:value-type="float" office:value="-0.0034">
            <text:p>-0.0034</text:p>
          </table:table-cell>
          <table:table-cell office:value-type="float" office:value="0.0263">
            <text:p>0.0263</text:p>
          </table:table-cell>
          <table:table-cell office:value-type="float" office:value="0.9029">
            <text:p>0.9029</text:p>
          </table:table-cell>
          <table:table-cell office:value-type="float" office:value="0.0324">
            <text:p>0.0324</text:p>
          </table:table-cell>
          <table:table-cell office:value-type="float" office:value="0.012">
            <text:p>0.012</text:p>
          </table:table-cell>
          <table:table-cell office:value-type="float" office:value="0.0238">
            <text:p>0.0238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17">
            <text:p>0.0017</text:p>
          </table:table-cell>
          <table:table-cell office:value-type="float" office:value="0.0213">
            <text:p>0.0213</text:p>
          </table:table-cell>
          <table:table-cell office:value-type="float" office:value="0.911">
            <text:p>0.911</text:p>
          </table:table-cell>
          <table:table-cell office:value-type="float" office:value="0.0344">
            <text:p>0.0344</text:p>
          </table:table-cell>
          <table:table-cell office:value-type="float" office:value="0.013">
            <text:p>0.013</text:p>
          </table:table-cell>
          <table:table-cell office:value-type="float" office:value="0.0186">
            <text:p>0.0186</text:p>
          </table:table-cell>
          <table:table-cell table:number-columns-repeated="2" office:value-type="float" office:value="0.0003">
            <text:p>0.0003</text:p>
          </table:table-cell>
          <table:table-cell office:value-type="float" office:value="0.0011">
            <text:p>0.001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321549956">
            <text:p>10321549956</text:p>
          </table:table-cell>
          <table:table-cell office:value-type="float" office:value="271619735.684211">
            <text:p>271619735.684211</text:p>
          </table:table-cell>
          <table:table-cell office:value-type="float" office:value="2061">
            <text:p>2061</text:p>
          </table:table-cell>
          <table:table-cell office:value-type="float" office:value="54.2368421052632">
            <text:p>54.2368421053</text:p>
          </table:table-cell>
          <table:table-cell office:value-type="float" office:value="212">
            <text:p>212</text:p>
          </table:table-cell>
          <table:table-cell office:value-type="float" office:value="5.57894736842105">
            <text:p>5.5789473684</text:p>
          </table:table-cell>
          <table:table-cell office:value-type="float" office:value="91">
            <text:p>91</text:p>
          </table:table-cell>
          <table:table-cell office:value-type="float" office:value="2.39473684210526">
            <text:p>2.3947368421</text:p>
          </table:table-cell>
          <table:table-cell office:value-type="float" office:value="372">
            <text:p>372</text:p>
          </table:table-cell>
          <table:table-cell office:value-type="float" office:value="9.78947368421053">
            <text:p>9.7894736842</text:p>
          </table:table-cell>
          <table:table-cell office:value-type="float" office:value="9956">
            <text:p>9956</text:p>
          </table:table-cell>
          <table:table-cell office:value-type="float" office:value="262">
            <text:p>262</text:p>
          </table:table-cell>
          <table:table-cell office:value-type="float" office:value="4432">
            <text:p>4432</text:p>
          </table:table-cell>
          <table:table-cell office:value-type="float" office:value="116.631578947368">
            <text:p>116.6315789474</text:p>
          </table:table-cell>
          <table:table-cell office:value-type="float" office:value="1637815">
            <text:p>1637815</text:p>
          </table:table-cell>
          <table:table-cell office:value-type="float" office:value="43100.3947368421">
            <text:p>43100.3947368421</text:p>
          </table:table-cell>
          <table:table-cell office:value-type="float" office:value="368.479216903506">
            <text:p>368.4792169035</text:p>
          </table:table-cell>
          <table:table-cell office:value-type="float" office:value="9.69682149746068">
            <text:p>9.6968214975</text:p>
          </table:table-cell>
          <table:table-cell office:value-type="float" office:value="27188">
            <text:p>27188</text:p>
          </table:table-cell>
          <table:table-cell office:value-type="float" office:value="715.473684210526">
            <text:p>715.4736842105</text:p>
          </table:table-cell>
          <table:table-cell office:value-type="float" office:value="20486">
            <text:p>20486</text:p>
          </table:table-cell>
          <table:table-cell office:value-type="float" office:value="539.105263157895">
            <text:p>539.1052631579</text:p>
          </table:table-cell>
          <table:table-cell office:value-type="float" office:value="334.655204104228">
            <text:p>334.6552041042</text:p>
          </table:table-cell>
          <table:table-cell office:value-type="float" office:value="8.80671589747969">
            <text:p>8.8067158975</text:p>
          </table:table-cell>
          <table:table-cell office:value-type="float" office:value="21621">
            <text:p>21621</text:p>
          </table:table-cell>
          <table:table-cell office:value-type="float" office:value="568.973684210526">
            <text:p>568.9736842105</text:p>
          </table:table-cell>
          <table:table-cell office:value-type="float" office:value="16858">
            <text:p>16858</text:p>
          </table:table-cell>
          <table:table-cell office:value-type="float" office:value="443.631578947368">
            <text:p>443.6315789474</text:p>
          </table:table-cell>
          <table:table-cell office:value-type="float" office:value="351.567210503802">
            <text:p>351.5672105038</text:p>
          </table:table-cell>
          <table:table-cell office:value-type="float" office:value="9.25176869746847">
            <text:p>9.2517686975</text:p>
          </table:table-cell>
          <table:table-cell office:value-type="float" office:value="38">
            <text:p>38</text:p>
          </table:table-cell>
          <table:table-cell table:formula="of:= 100 * (([.BR2] / ([.BR2] + [.BT2])) - ([.BT2] / ([.BR2] + [.BT2])))" office:value-type="float" office:value="14.057977094433">
            <text:p>14.0579770944</text:p>
          </table:table-cell>
          <table:table-cell table:formula="of:= 100 * (([.BX2] / ([.BX2] + [.BZ2])) - ([.BZ2] / ([.BX2] + [.BZ2])))" office:value-type="float" office:value="12.378180306141">
            <text:p>12.3781803061</text:p>
          </table:table-cell>
          <table:table-cell table:formula="of:=([.CE2] + [.CF2]) / 2" office:value-type="float" office:value="13.218078700287">
            <text:p>13.2180787003</text:p>
          </table:table-cell>
          <table:table-cell table:formula="of:=IF([.CG2] &gt; 0;1;0)" office:value-type="float" office:value="1">
            <text:p>1</text:p>
          </table:table-cell>
          <table:table-cell table:formula="of:=IF(AND([.CH2] = 1;[.BW2] &lt; 0);1;0)" office:value-type="float" office:value="0">
            <text:p>0</text:p>
          </table:table-cell>
          <table:table-cell table:formula="of:=IF([.CG2] &lt; 0;1;0)" office:value-type="float" office:value="0">
            <text:p>0</text:p>
          </table:table-cell>
          <table:table-cell table:formula="of:=IF(AND([.CJ2] = 1;[.BW2] &gt; 0);1;0)" office:value-type="float" office:value="0">
            <text:p>0</text:p>
          </table:table-cell>
          <table:table-cell table:formula="of:=IF(AND([.CH2] = 1;[.BQ2] &lt; 0);1;0)" office:value-type="float" office:value="0">
            <text:p>0</text:p>
          </table:table-cell>
          <table:table-cell table:formula="of:=IF(AND([.CJ2] = 1;[.BQ2] &gt; 0);1;0)" office:value-type="float" office:value="0">
            <text:p>0</text:p>
          </table:table-cell>
          <table:table-cell table:formula="of:=[.CG2] - [.$CG$136]" office:value-type="float" office:value="12.7122330855794">
            <text:p>12.7122330856</text:p>
          </table:table-cell>
        </table:table-row>
        <table:table-row table:style-name="ro2">
          <table:table-cell office:value-type="float" office:value="406249">
            <text:p>406249</text:p>
          </table:table-cell>
          <table:table-cell office:value-type="float" office:value="49">
            <text:p>49</text:p>
          </table:table-cell>
          <table:table-cell office:value-type="string">
            <text:p>2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26">
            <text:p>39426</text:p>
          </table:table-cell>
          <table:table-cell office:value-type="float" office:value="1198">
            <text:p>1198</text:p>
          </table:table-cell>
          <table:table-cell office:value-type="float" office:value="35548">
            <text:p>35548</text:p>
          </table:table-cell>
          <table:table-cell office:value-type="float" office:value="756">
            <text:p>756</text:p>
          </table:table-cell>
          <table:table-cell office:value-type="float" office:value="162">
            <text:p>162</text:p>
          </table:table-cell>
          <table:table-cell office:value-type="float" office:value="1582">
            <text:p>1582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27636">
            <text:p>27636</text:p>
          </table:table-cell>
          <table:table-cell office:value-type="float" office:value="632">
            <text:p>632</text:p>
          </table:table-cell>
          <table:table-cell office:value-type="float" office:value="25500">
            <text:p>25500</text:p>
          </table:table-cell>
          <table:table-cell office:value-type="float" office:value="346">
            <text:p>346</text:p>
          </table:table-cell>
          <table:table-cell office:value-type="float" office:value="102">
            <text:p>102</text:p>
          </table:table-cell>
          <table:table-cell office:value-type="float" office:value="964">
            <text:p>964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56">
            <text:p>-156</text:p>
          </table:table-cell>
          <table:table-cell office:value-type="float" office:value="-0.0039">
            <text:p>-0.0039</text:p>
          </table:table-cell>
          <table:table-cell office:value-type="float" office:value="0.0304">
            <text:p>0.0304</text:p>
          </table:table-cell>
          <table:table-cell office:value-type="float" office:value="0.9016">
            <text:p>0.9016</text:p>
          </table:table-cell>
          <table:table-cell office:value-type="float" office:value="0.0192">
            <text:p>0.0192</text:p>
          </table:table-cell>
          <table:table-cell office:value-type="float" office:value="0.0041">
            <text:p>0.0041</text:p>
          </table:table-cell>
          <table:table-cell office:value-type="float" office:value="0.0401">
            <text:p>0.0401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.0018">
            <text:p>0.0018</text:p>
          </table:table-cell>
          <table:table-cell office:value-type="float" office:value="0.0229">
            <text:p>0.0229</text:p>
          </table:table-cell>
          <table:table-cell office:value-type="float" office:value="0.9227">
            <text:p>0.9227</text:p>
          </table:table-cell>
          <table:table-cell office:value-type="float" office:value="0.0125">
            <text:p>0.0125</text:p>
          </table:table-cell>
          <table:table-cell office:value-type="float" office:value="0.0037">
            <text:p>0.0037</text:p>
          </table:table-cell>
          <table:table-cell office:value-type="float" office:value="0.0349">
            <text:p>0.0349</text:p>
          </table:table-cell>
          <table:table-cell office:value-type="float" office:value="0.0008">
            <text:p>0.0008</text:p>
          </table:table-cell>
          <table:table-cell table:number-columns-repeated="2" office:value-type="float" office:value="0.0013">
            <text:p>0.0013</text:p>
          </table:table-cell>
          <table:table-cell table:number-columns-repeated="4" office:value-type="float" office:value="0">
            <text:p>0</text:p>
          </table:table-cell>
          <table:table-cell office:value-type="float" office:value="11375244173">
            <text:p>11375244173</text:p>
          </table:table-cell>
          <table:table-cell office:value-type="float" office:value="270839146.97619">
            <text:p>270839146.97619</text:p>
          </table:table-cell>
          <table:table-cell office:value-type="float" office:value="1217">
            <text:p>1217</text:p>
          </table:table-cell>
          <table:table-cell office:value-type="float" office:value="28.9761904761905">
            <text:p>28.9761904762</text:p>
          </table:table-cell>
          <table:table-cell office:value-type="float" office:value="46">
            <text:p>46</text:p>
          </table:table-cell>
          <table:table-cell office:value-type="float" office:value="1.0952380952381">
            <text:p>1.0952380952</text:p>
          </table:table-cell>
          <table:table-cell office:value-type="float" office:value="175">
            <text:p>175</text:p>
          </table:table-cell>
          <table:table-cell office:value-type="float" office:value="4.16666666666667">
            <text:p>4.1666666667</text:p>
          </table:table-cell>
          <table:table-cell office:value-type="float" office:value="118">
            <text:p>118</text:p>
          </table:table-cell>
          <table:table-cell office:value-type="float" office:value="2.80952380952381">
            <text:p>2.8095238095</text:p>
          </table:table-cell>
          <table:table-cell office:value-type="float" office:value="4173">
            <text:p>4173</text:p>
          </table:table-cell>
          <table:table-cell office:value-type="float" office:value="99.3571428571429">
            <text:p>99.3571428571</text:p>
          </table:table-cell>
          <table:table-cell office:value-type="float" office:value="2866">
            <text:p>2866</text:p>
          </table:table-cell>
          <table:table-cell office:value-type="float" office:value="68.2380952380952">
            <text:p>68.2380952381</text:p>
          </table:table-cell>
          <table:table-cell office:value-type="float" office:value="1715882">
            <text:p>1715882</text:p>
          </table:table-cell>
          <table:table-cell office:value-type="float" office:value="40854.3333333333">
            <text:p>40854.3333333333</text:p>
          </table:table-cell>
          <table:table-cell office:value-type="float" office:value="757.01164934386">
            <text:p>757.0116493439</text:p>
          </table:table-cell>
          <table:table-cell office:value-type="float" office:value="18.0240868891395">
            <text:p>18.0240868891</text:p>
          </table:table-cell>
          <table:table-cell office:value-type="float" office:value="17995">
            <text:p>17995</text:p>
          </table:table-cell>
          <table:table-cell office:value-type="float" office:value="428.452380952381">
            <text:p>428.4523809524</text:p>
          </table:table-cell>
          <table:table-cell office:value-type="float" office:value="12690">
            <text:p>12690</text:p>
          </table:table-cell>
          <table:table-cell office:value-type="float" office:value="302.142857142857">
            <text:p>302.1428571429</text:p>
          </table:table-cell>
          <table:table-cell office:value-type="float" office:value="895.92243467392">
            <text:p>895.9224346739</text:p>
          </table:table-cell>
          <table:table-cell office:value-type="float" office:value="21.3314865398552">
            <text:p>21.3314865399</text:p>
          </table:table-cell>
          <table:table-cell office:value-type="float" office:value="13367">
            <text:p>13367</text:p>
          </table:table-cell>
          <table:table-cell office:value-type="float" office:value="318.261904761905">
            <text:p>318.2619047619</text:p>
          </table:table-cell>
          <table:table-cell office:value-type="float" office:value="8925">
            <text:p>8925</text:p>
          </table:table-cell>
          <table:table-cell office:value-type="float" office:value="212.5">
            <text:p>212.5</text:p>
          </table:table-cell>
          <table:table-cell office:value-type="float" office:value="826.467042009113">
            <text:p>826.4670420091</text:p>
          </table:table-cell>
          <table:table-cell office:value-type="float" office:value="19.6777867145027">
            <text:p>19.6777867145</text:p>
          </table:table-cell>
          <table:table-cell office:value-type="float" office:value="42">
            <text:p>42</text:p>
          </table:table-cell>
          <table:table-cell table:formula="of:= 100 * (([.BR3] / ([.BR3] + [.BT3])) - ([.BT3] / ([.BR3] + [.BT3])))" office:value-type="float" office:value="17.2885774808538">
            <text:p>17.2885774809</text:p>
          </table:table-cell>
          <table:table-cell table:formula="of:= 100 * (([.BX3] / ([.BX3] + [.BZ3])) - ([.BZ3] / ([.BX3] + [.BZ3])))" office:value-type="float" office:value="19.9264310066392">
            <text:p>19.9264310066</text:p>
          </table:table-cell>
          <table:table-cell table:formula="of:=([.CE3] + [.CF3]) / 2" office:value-type="float" office:value="18.6075042437465">
            <text:p>18.6075042437</text:p>
          </table:table-cell>
          <table:table-cell table:formula="of:=IF([.CG3] &gt; 0;1;0)" office:value-type="float" office:value="1">
            <text:p>1</text:p>
          </table:table-cell>
          <table:table-cell table:formula="of:=IF(AND([.CH3] = 1;[.BW3] &lt; 0);1;0)" office:value-type="float" office:value="0">
            <text:p>0</text:p>
          </table:table-cell>
          <table:table-cell table:formula="of:=IF([.CG3] &lt; 0;1;0)" office:value-type="float" office:value="0">
            <text:p>0</text:p>
          </table:table-cell>
          <table:table-cell table:formula="of:=IF(AND([.CJ3] = 1;[.BW3] &gt; 0);1;0)" office:value-type="float" office:value="0">
            <text:p>0</text:p>
          </table:table-cell>
          <table:table-cell table:formula="of:=IF(AND([.CH3] = 1;[.BQ3] &lt; 0);1;0)" office:value-type="float" office:value="0">
            <text:p>0</text:p>
          </table:table-cell>
          <table:table-cell table:formula="of:=IF(AND([.CJ3] = 1;[.BQ3] &gt; 0);1;0)" office:value-type="float" office:value="0">
            <text:p>0</text:p>
          </table:table-cell>
          <table:table-cell table:formula="of:=[.CG3] - [.$CG$136]" office:value-type="float" office:value="18.1016586290389">
            <text:p>18.101658629</text:p>
          </table:table-cell>
        </table:table-row>
        <table:table-row table:style-name="ro2">
          <table:table-cell office:value-type="float" office:value="406277">
            <text:p>406277</text:p>
          </table:table-cell>
          <table:table-cell office:value-type="float" office:value="41">
            <text:p>41</text:p>
          </table:table-cell>
          <table:table-cell office:value-type="string">
            <text:p>2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82">
            <text:p>39482</text:p>
          </table:table-cell>
          <table:table-cell office:value-type="float" office:value="1234">
            <text:p>1234</text:p>
          </table:table-cell>
          <table:table-cell office:value-type="float" office:value="36594">
            <text:p>36594</text:p>
          </table:table-cell>
          <table:table-cell office:value-type="float" office:value="548">
            <text:p>548</text:p>
          </table:table-cell>
          <table:table-cell office:value-type="float" office:value="646">
            <text:p>646</text:p>
          </table:table-cell>
          <table:table-cell office:value-type="float" office:value="327">
            <text:p>327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30528">
            <text:p>30528</text:p>
          </table:table-cell>
          <table:table-cell office:value-type="float" office:value="703">
            <text:p>703</text:p>
          </table:table-cell>
          <table:table-cell office:value-type="float" office:value="28886">
            <text:p>28886</text:p>
          </table:table-cell>
          <table:table-cell office:value-type="float" office:value="262">
            <text:p>262</text:p>
          </table:table-cell>
          <table:table-cell office:value-type="float" office:value="420">
            <text:p>420</text:p>
          </table:table-cell>
          <table:table-cell office:value-type="float" office:value="195">
            <text:p>19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00">
            <text:p>-100</text:p>
          </table:table-cell>
          <table:table-cell office:value-type="float" office:value="-0.0025">
            <text:p>-0.0025</text:p>
          </table:table-cell>
          <table:table-cell office:value-type="float" office:value="0.0313">
            <text:p>0.0313</text:p>
          </table:table-cell>
          <table:table-cell office:value-type="float" office:value="0.9269">
            <text:p>0.9269</text:p>
          </table:table-cell>
          <table:table-cell office:value-type="float" office:value="0.0139">
            <text:p>0.0139</text:p>
          </table:table-cell>
          <table:table-cell office:value-type="float" office:value="0.0164">
            <text:p>0.0164</text:p>
          </table:table-cell>
          <table:table-cell office:value-type="float" office:value="0.0083">
            <text:p>0.0083</text:p>
          </table:table-cell>
          <table:table-cell office:value-type="float" office:value="0.0006">
            <text:p>0.0006</text:p>
          </table:table-cell>
          <table:table-cell office:value-type="float" office:value="0.0007">
            <text:p>0.0007</text:p>
          </table:table-cell>
          <table:table-cell office:value-type="float" office:value="0.0021">
            <text:p>0.0021</text:p>
          </table:table-cell>
          <table:table-cell office:value-type="float" office:value="0.023">
            <text:p>0.023</text:p>
          </table:table-cell>
          <table:table-cell office:value-type="float" office:value="0.9462">
            <text:p>0.9462</text:p>
          </table:table-cell>
          <table:table-cell office:value-type="float" office:value="0.0086">
            <text:p>0.0086</text:p>
          </table:table-cell>
          <table:table-cell office:value-type="float" office:value="0.0138">
            <text:p>0.0138</text:p>
          </table:table-cell>
          <table:table-cell office:value-type="float" office:value="0.0064">
            <text:p>0.0064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081216940">
            <text:p>14081216940</text:p>
          </table:table-cell>
          <table:table-cell office:value-type="float" office:value="270792633.461538">
            <text:p>270792633.461538</text:p>
          </table:table-cell>
          <table:table-cell office:value-type="float" office:value="1512">
            <text:p>1512</text:p>
          </table:table-cell>
          <table:table-cell office:value-type="float" office:value="29.0769230769231">
            <text:p>29.0769230769</text:p>
          </table:table-cell>
          <table:table-cell office:value-type="float" office:value="89">
            <text:p>89</text:p>
          </table:table-cell>
          <table:table-cell office:value-type="float" office:value="1.71153846153846">
            <text:p>1.7115384615</text:p>
          </table:table-cell>
          <table:table-cell office:value-type="float" office:value="150">
            <text:p>150</text:p>
          </table:table-cell>
          <table:table-cell office:value-type="float" office:value="2.88461538461538">
            <text:p>2.8846153846</text:p>
          </table:table-cell>
          <table:table-cell office:value-type="float" office:value="82">
            <text:p>82</text:p>
          </table:table-cell>
          <table:table-cell office:value-type="float" office:value="1.57692307692308">
            <text:p>1.5769230769</text:p>
          </table:table-cell>
          <table:table-cell office:value-type="float" office:value="16940">
            <text:p>16940</text:p>
          </table:table-cell>
          <table:table-cell office:value-type="float" office:value="325.769230769231">
            <text:p>325.7692307692</text:p>
          </table:table-cell>
          <table:table-cell office:value-type="float" office:value="4267">
            <text:p>4267</text:p>
          </table:table-cell>
          <table:table-cell office:value-type="float" office:value="82.0576923076923">
            <text:p>82.0576923077</text:p>
          </table:table-cell>
          <table:table-cell office:value-type="float" office:value="2092886">
            <text:p>2092886</text:p>
          </table:table-cell>
          <table:table-cell office:value-type="float" office:value="40247.8076923077">
            <text:p>40247.8076923077</text:p>
          </table:table-cell>
          <table:table-cell office:value-type="float" office:value="360.307988106456">
            <text:p>360.3079881065</text:p>
          </table:table-cell>
          <table:table-cell office:value-type="float" office:value="6.928999771278">
            <text:p>6.9289997713</text:p>
          </table:table-cell>
          <table:table-cell office:value-type="float" office:value="12055">
            <text:p>12055</text:p>
          </table:table-cell>
          <table:table-cell office:value-type="float" office:value="231.826923076923">
            <text:p>231.8269230769</text:p>
          </table:table-cell>
          <table:table-cell office:value-type="float" office:value="10727">
            <text:p>10727</text:p>
          </table:table-cell>
          <table:table-cell office:value-type="float" office:value="206.288461538462">
            <text:p>206.2884615385</text:p>
          </table:table-cell>
          <table:table-cell office:value-type="float" office:value="581.256779045439">
            <text:p>581.2567790454</text:p>
          </table:table-cell>
          <table:table-cell office:value-type="float" office:value="11.1780149816431">
            <text:p>11.1780149816</text:p>
          </table:table-cell>
          <table:table-cell office:value-type="float" office:value="10221">
            <text:p>10221</text:p>
          </table:table-cell>
          <table:table-cell office:value-type="float" office:value="196.557692307692">
            <text:p>196.5576923077</text:p>
          </table:table-cell>
          <table:table-cell office:value-type="float" office:value="8292">
            <text:p>8292</text:p>
          </table:table-cell>
          <table:table-cell office:value-type="float" office:value="159.461538461538">
            <text:p>159.4615384615</text:p>
          </table:table-cell>
          <table:table-cell office:value-type="float" office:value="470.782383576046">
            <text:p>470.782383576</text:p>
          </table:table-cell>
          <table:table-cell office:value-type="float" office:value="9.05350737646242">
            <text:p>9.0535073765</text:p>
          </table:table-cell>
          <table:table-cell office:value-type="float" office:value="52">
            <text:p>52</text:p>
          </table:table-cell>
          <table:table-cell table:formula="of:= 100 * (([.BR4] / ([.BR4] + [.BT4])) - ([.BT4] / ([.BR4] + [.BT4])))" office:value-type="float" office:value="5.82916337459398">
            <text:p>5.8291633746</text:p>
          </table:table-cell>
          <table:table-cell table:formula="of:= 100 * (([.BX4] / ([.BX4] + [.BZ4])) - ([.BZ4] / ([.BX4] + [.BZ4])))" office:value-type="float" office:value="10.4197050721115">
            <text:p>10.4197050721</text:p>
          </table:table-cell>
          <table:table-cell table:formula="of:=([.CE4] + [.CF4]) / 2" office:value-type="float" office:value="8.12443422335274">
            <text:p>8.1244342234</text:p>
          </table:table-cell>
          <table:table-cell table:formula="of:=IF([.CG4] &gt; 0;1;0)" office:value-type="float" office:value="1">
            <text:p>1</text:p>
          </table:table-cell>
          <table:table-cell table:formula="of:=IF(AND([.CH4] = 1;[.BW4] &lt; 0);1;0)" office:value-type="float" office:value="0">
            <text:p>0</text:p>
          </table:table-cell>
          <table:table-cell table:formula="of:=IF([.CG4] &lt; 0;1;0)" office:value-type="float" office:value="0">
            <text:p>0</text:p>
          </table:table-cell>
          <table:table-cell table:formula="of:=IF(AND([.CJ4] = 1;[.BW4] &gt; 0);1;0)" office:value-type="float" office:value="0">
            <text:p>0</text:p>
          </table:table-cell>
          <table:table-cell table:formula="of:=IF(AND([.CH4] = 1;[.BQ4] &lt; 0);1;0)" office:value-type="float" office:value="0">
            <text:p>0</text:p>
          </table:table-cell>
          <table:table-cell table:formula="of:=IF(AND([.CJ4] = 1;[.BQ4] &gt; 0);1;0)" office:value-type="float" office:value="0">
            <text:p>0</text:p>
          </table:table-cell>
          <table:table-cell table:formula="of:=[.CG4] - [.$CG$136]" office:value-type="float" office:value="7.61858860864516">
            <text:p>7.6185886086</text:p>
          </table:table-cell>
        </table:table-row>
        <table:table-row table:style-name="ro2">
          <table:table-cell office:value-type="float" office:value="406294">
            <text:p>406294</text:p>
          </table:table-cell>
          <table:table-cell office:value-type="float" office:value="50">
            <text:p>50</text:p>
          </table:table-cell>
          <table:table-cell office:value-type="string">
            <text:p>2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62">
            <text:p>39762</text:p>
          </table:table-cell>
          <table:table-cell office:value-type="float" office:value="1439">
            <text:p>1439</text:p>
          </table:table-cell>
          <table:table-cell office:value-type="float" office:value="32022">
            <text:p>32022</text:p>
          </table:table-cell>
          <table:table-cell office:value-type="float" office:value="2719">
            <text:p>2719</text:p>
          </table:table-cell>
          <table:table-cell office:value-type="float" office:value="149">
            <text:p>149</text:p>
          </table:table-cell>
          <table:table-cell office:value-type="float" office:value="3142">
            <text:p>3142</text:p>
          </table:table-cell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148">
            <text:p>148</text:p>
          </table:table-cell>
          <table:table-cell office:value-type="float" office:value="30254">
            <text:p>30254</text:p>
          </table:table-cell>
          <table:table-cell office:value-type="float" office:value="854">
            <text:p>854</text:p>
          </table:table-cell>
          <table:table-cell office:value-type="float" office:value="25569">
            <text:p>25569</text:p>
          </table:table-cell>
          <table:table-cell office:value-type="float" office:value="1466">
            <text:p>1466</text:p>
          </table:table-cell>
          <table:table-cell office:value-type="float" office:value="100">
            <text:p>100</text:p>
          </table:table-cell>
          <table:table-cell office:value-type="float" office:value="2112">
            <text:p>2112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80">
            <text:p>180</text:p>
          </table:table-cell>
          <table:table-cell office:value-type="float" office:value="0.0045">
            <text:p>0.0045</text:p>
          </table:table-cell>
          <table:table-cell office:value-type="float" office:value="0.0362">
            <text:p>0.0362</text:p>
          </table:table-cell>
          <table:table-cell office:value-type="float" office:value="0.8053">
            <text:p>0.8053</text:p>
          </table:table-cell>
          <table:table-cell office:value-type="float" office:value="0.0684">
            <text:p>0.0684</text:p>
          </table:table-cell>
          <table:table-cell office:value-type="float" office:value="0.0037">
            <text:p>0.0037</text:p>
          </table:table-cell>
          <table:table-cell office:value-type="float" office:value="0.079">
            <text:p>0.079</text:p>
          </table:table-cell>
          <table:table-cell office:value-type="float" office:value="0.0008">
            <text:p>0.0008</text:p>
          </table:table-cell>
          <table:table-cell office:value-type="float" office:value="0.0028">
            <text:p>0.0028</text:p>
          </table:table-cell>
          <table:table-cell office:value-type="float" office:value="0.0037">
            <text:p>0.0037</text:p>
          </table:table-cell>
          <table:table-cell office:value-type="float" office:value="0.0282">
            <text:p>0.0282</text:p>
          </table:table-cell>
          <table:table-cell office:value-type="float" office:value="0.8451">
            <text:p>0.8451</text:p>
          </table:table-cell>
          <table:table-cell office:value-type="float" office:value="0.0485">
            <text:p>0.0485</text:p>
          </table:table-cell>
          <table:table-cell office:value-type="float" office:value="0.0033">
            <text:p>0.0033</text:p>
          </table:table-cell>
          <table:table-cell office:value-type="float" office:value="0.0698">
            <text:p>0.0698</text:p>
          </table:table-cell>
          <table:table-cell office:value-type="float" office:value="0.0006">
            <text:p>0.0006</text:p>
          </table:table-cell>
          <table:table-cell office:value-type="float" office:value="0.002">
            <text:p>0.002</text:p>
          </table:table-cell>
          <table:table-cell office:value-type="float" office:value="0.0025">
            <text:p>0.002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19434449">
            <text:p>7319434449</text:p>
          </table:table-cell>
          <table:table-cell office:value-type="float" office:value="271090164.777778">
            <text:p>271090164.777778</text:p>
          </table:table-cell>
          <table:table-cell office:value-type="float" office:value="788">
            <text:p>788</text:p>
          </table:table-cell>
          <table:table-cell office:value-type="float" office:value="29.1851851851852">
            <text:p>29.185185185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.7037037037037">
            <text:p>3.7037037037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4449">
            <text:p>4449</text:p>
          </table:table-cell>
          <table:table-cell office:value-type="float" office:value="164.777777777778">
            <text:p>164.7777777778</text:p>
          </table:table-cell>
          <table:table-cell office:value-type="float" office:value="2250">
            <text:p>2250</text:p>
          </table:table-cell>
          <table:table-cell office:value-type="float" office:value="83.3333333333333">
            <text:p>83.3333333333</text:p>
          </table:table-cell>
          <table:table-cell office:value-type="float" office:value="1314208">
            <text:p>1314208</text:p>
          </table:table-cell>
          <table:table-cell office:value-type="float" office:value="48674.3703703704">
            <text:p>48674.3703703704</text:p>
          </table:table-cell>
          <table:table-cell office:value-type="float" office:value="151.94786259342">
            <text:p>151.9478625934</text:p>
          </table:table-cell>
          <table:table-cell office:value-type="float" office:value="5.62769861457111">
            <text:p>5.6276986146</text:p>
          </table:table-cell>
          <table:table-cell office:value-type="float" office:value="15083">
            <text:p>15083</text:p>
          </table:table-cell>
          <table:table-cell office:value-type="float" office:value="558.62962962963">
            <text:p>558.6296296296</text:p>
          </table:table-cell>
          <table:table-cell office:value-type="float" office:value="11996">
            <text:p>11996</text:p>
          </table:table-cell>
          <table:table-cell office:value-type="float" office:value="444.296296296296">
            <text:p>444.2962962963</text:p>
          </table:table-cell>
          <table:table-cell office:value-type="float" office:value="156.488688930437">
            <text:p>156.4886889304</text:p>
          </table:table-cell>
          <table:table-cell office:value-type="float" office:value="5.79587736779396">
            <text:p>5.7958773678</text:p>
          </table:table-cell>
          <table:table-cell office:value-type="float" office:value="10033">
            <text:p>10033</text:p>
          </table:table-cell>
          <table:table-cell office:value-type="float" office:value="371.592592592593">
            <text:p>371.5925925926</text:p>
          </table:table-cell>
          <table:table-cell office:value-type="float" office:value="8715">
            <text:p>8715</text:p>
          </table:table-cell>
          <table:table-cell office:value-type="float" office:value="322.777777777778">
            <text:p>322.7777777778</text:p>
          </table:table-cell>
          <table:table-cell office:value-type="float" office:value="154.218275761933">
            <text:p>154.2182757619</text:p>
          </table:table-cell>
          <table:table-cell office:value-type="float" office:value="5.7117879911827">
            <text:p>5.7117879912</text:p>
          </table:table-cell>
          <table:table-cell office:value-type="float" office:value="27">
            <text:p>27</text:p>
          </table:table-cell>
          <table:table-cell table:formula="of:= 100 * (([.BR5] / ([.BR5] + [.BT5])) - ([.BT5] / ([.BR5] + [.BT5])))" office:value-type="float" office:value="11.3999778426087">
            <text:p>11.3999778426</text:p>
          </table:table-cell>
          <table:table-cell table:formula="of:= 100 * (([.BX5] / ([.BX5] + [.BZ5])) - ([.BZ5] / ([.BX5] + [.BZ5])))" office:value-type="float" office:value="7.03008320887562">
            <text:p>7.0300832089</text:p>
          </table:table-cell>
          <table:table-cell table:formula="of:=([.CE5] + [.CF5]) / 2" office:value-type="float" office:value="9.21503052574214">
            <text:p>9.2150305257</text:p>
          </table:table-cell>
          <table:table-cell table:formula="of:=IF([.CG5] &gt; 0;1;0)" office:value-type="float" office:value="1">
            <text:p>1</text:p>
          </table:table-cell>
          <table:table-cell table:formula="of:=IF(AND([.CH5] = 1;[.BW5] &lt; 0);1;0)" office:value-type="float" office:value="0">
            <text:p>0</text:p>
          </table:table-cell>
          <table:table-cell table:formula="of:=IF([.CG5] &lt; 0;1;0)" office:value-type="float" office:value="0">
            <text:p>0</text:p>
          </table:table-cell>
          <table:table-cell table:formula="of:=IF(AND([.CJ5] = 1;[.BW5] &gt; 0);1;0)" office:value-type="float" office:value="0">
            <text:p>0</text:p>
          </table:table-cell>
          <table:table-cell table:formula="of:=IF(AND([.CH5] = 1;[.BQ5] &lt; 0);1;0)" office:value-type="float" office:value="0">
            <text:p>0</text:p>
          </table:table-cell>
          <table:table-cell table:formula="of:=IF(AND([.CJ5] = 1;[.BQ5] &gt; 0);1;0)" office:value-type="float" office:value="0">
            <text:p>0</text:p>
          </table:table-cell>
          <table:table-cell table:formula="of:=[.CG5] - [.$CG$136]" office:value-type="float" office:value="8.70918491103456">
            <text:p>8.709184911</text:p>
          </table:table-cell>
        </table:table-row>
        <table:table-row table:style-name="ro2">
          <table:table-cell office:value-type="float" office:value="406320">
            <text:p>406320</text:p>
          </table:table-cell>
          <table:table-cell office:value-type="float" office:value="42">
            <text:p>42</text:p>
          </table:table-cell>
          <table:table-cell office:value-type="string">
            <text:p>2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33">
            <text:p>39733</text:p>
          </table:table-cell>
          <table:table-cell office:value-type="float" office:value="1302">
            <text:p>1302</text:p>
          </table:table-cell>
          <table:table-cell office:value-type="float" office:value="37539">
            <text:p>37539</text:p>
          </table:table-cell>
          <table:table-cell office:value-type="float" office:value="277">
            <text:p>277</text:p>
          </table:table-cell>
          <table:table-cell office:value-type="float" office:value="154">
            <text:p>154</text:p>
          </table:table-cell>
          <table:table-cell office:value-type="float" office:value="401">
            <text:p>40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9789">
            <text:p>29789</text:p>
          </table:table-cell>
          <table:table-cell office:value-type="float" office:value="735">
            <text:p>735</text:p>
          </table:table-cell>
          <table:table-cell office:value-type="float" office:value="28554">
            <text:p>28554</text:p>
          </table:table-cell>
          <table:table-cell office:value-type="float" office:value="119">
            <text:p>119</text:p>
          </table:table-cell>
          <table:table-cell office:value-type="float" office:value="96">
            <text:p>96</text:p>
          </table:table-cell>
          <table:table-cell office:value-type="float" office:value="254">
            <text:p>254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51">
            <text:p>151</text:p>
          </table:table-cell>
          <table:table-cell office:value-type="float" office:value="0.0038">
            <text:p>0.0038</text:p>
          </table:table-cell>
          <table:table-cell office:value-type="float" office:value="0.0328">
            <text:p>0.0328</text:p>
          </table:table-cell>
          <table:table-cell office:value-type="float" office:value="0.9448">
            <text:p>0.9448</text:p>
          </table:table-cell>
          <table:table-cell office:value-type="float" office:value="0.007">
            <text:p>0.007</text:p>
          </table:table-cell>
          <table:table-cell office:value-type="float" office:value="0.0039">
            <text:p>0.0039</text:p>
          </table:table-cell>
          <table:table-cell office:value-type="float" office:value="0.0101">
            <text:p>0.0101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office:value-type="float" office:value="0.0247">
            <text:p>0.0247</text:p>
          </table:table-cell>
          <table:table-cell office:value-type="float" office:value="0.9585">
            <text:p>0.9585</text:p>
          </table:table-cell>
          <table:table-cell office:value-type="float" office:value="0.004">
            <text:p>0.004</text:p>
          </table:table-cell>
          <table:table-cell office:value-type="float" office:value="0.0032">
            <text:p>0.0032</text:p>
          </table:table-cell>
          <table:table-cell office:value-type="float" office:value="0.0085">
            <text:p>0.0085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02">
            <text:p>0.000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054397565">
            <text:p>23054397565</text:p>
          </table:table-cell>
          <table:table-cell office:value-type="float" office:value="271228206.647059">
            <text:p>271228206.647059</text:p>
          </table:table-cell>
          <table:table-cell office:value-type="float" office:value="2426">
            <text:p>2426</text:p>
          </table:table-cell>
          <table:table-cell office:value-type="float" office:value="28.5411764705882">
            <text:p>28.5411764706</text:p>
          </table:table-cell>
          <table:table-cell office:value-type="float" office:value="105">
            <text:p>105</text:p>
          </table:table-cell>
          <table:table-cell office:value-type="float" office:value="1.23529411764706">
            <text:p>1.2352941176</text:p>
          </table:table-cell>
          <table:table-cell office:value-type="float" office:value="274">
            <text:p>274</text:p>
          </table:table-cell>
          <table:table-cell office:value-type="float" office:value="3.22352941176471">
            <text:p>3.2235294118</text:p>
          </table:table-cell>
          <table:table-cell office:value-type="float" office:value="217">
            <text:p>217</text:p>
          </table:table-cell>
          <table:table-cell office:value-type="float" office:value="2.55294117647059">
            <text:p>2.5529411765</text:p>
          </table:table-cell>
          <table:table-cell office:value-type="float" office:value="7565">
            <text:p>7565</text:p>
          </table:table-cell>
          <table:table-cell office:value-type="float" office:value="89">
            <text:p>89</text:p>
          </table:table-cell>
          <table:table-cell office:value-type="float" office:value="6516">
            <text:p>6516</text:p>
          </table:table-cell>
          <table:table-cell office:value-type="float" office:value="76.6588235294118">
            <text:p>76.6588235294</text:p>
          </table:table-cell>
          <table:table-cell office:value-type="float" office:value="3586218">
            <text:p>3586218</text:p>
          </table:table-cell>
          <table:table-cell office:value-type="float" office:value="42190.8">
            <text:p>42190.8</text:p>
          </table:table-cell>
          <table:table-cell office:value-type="float" office:value="858.33139730172">
            <text:p>858.3313973017</text:p>
          </table:table-cell>
          <table:table-cell office:value-type="float" office:value="10.0980164388438">
            <text:p>10.0980164388</text:p>
          </table:table-cell>
          <table:table-cell office:value-type="float" office:value="15563">
            <text:p>15563</text:p>
          </table:table-cell>
          <table:table-cell office:value-type="float" office:value="183.094117647059">
            <text:p>183.0941176471</text:p>
          </table:table-cell>
          <table:table-cell office:value-type="float" office:value="12041">
            <text:p>12041</text:p>
          </table:table-cell>
          <table:table-cell office:value-type="float" office:value="141.658823529412">
            <text:p>141.6588235294</text:p>
          </table:table-cell>
          <table:table-cell office:value-type="float" office:value="1453.29928360855">
            <text:p>1453.2992836086</text:p>
          </table:table-cell>
          <table:table-cell office:value-type="float" office:value="17.0976386306888">
            <text:p>17.0976386307</text:p>
          </table:table-cell>
          <table:table-cell office:value-type="float" office:value="12738">
            <text:p>12738</text:p>
          </table:table-cell>
          <table:table-cell office:value-type="float" office:value="149.858823529412">
            <text:p>149.8588235294</text:p>
          </table:table-cell>
          <table:table-cell office:value-type="float" office:value="8808">
            <text:p>8808</text:p>
          </table:table-cell>
          <table:table-cell office:value-type="float" office:value="103.623529411765">
            <text:p>103.6235294118</text:p>
          </table:table-cell>
          <table:table-cell office:value-type="float" office:value="1155.81534045571">
            <text:p>1155.8153404557</text:p>
          </table:table-cell>
          <table:table-cell office:value-type="float" office:value="13.5978275347731">
            <text:p>13.5978275348</text:p>
          </table:table-cell>
          <table:table-cell office:value-type="float" office:value="85">
            <text:p>85</text:p>
          </table:table-cell>
          <table:table-cell table:formula="of:= 100 * (([.BR6] / ([.BR6] + [.BT6])) - ([.BT6] / ([.BR6] + [.BT6])))" office:value-type="float" office:value="12.7590204318215">
            <text:p>12.7590204318</text:p>
          </table:table-cell>
          <table:table-cell table:formula="of:= 100 * (([.BX6] / ([.BX6] + [.BZ6])) - ([.BZ6] / ([.BX6] + [.BZ6])))" office:value-type="float" office:value="18.240044555834">
            <text:p>18.2400445558</text:p>
          </table:table-cell>
          <table:table-cell table:formula="of:=([.CE6] + [.CF6]) / 2" office:value-type="float" office:value="15.4995324938278">
            <text:p>15.4995324938</text:p>
          </table:table-cell>
          <table:table-cell table:formula="of:=IF([.CG6] &gt; 0;1;0)" office:value-type="float" office:value="1">
            <text:p>1</text:p>
          </table:table-cell>
          <table:table-cell table:formula="of:=IF(AND([.CH6] = 1;[.BW6] &lt; 0);1;0)" office:value-type="float" office:value="0">
            <text:p>0</text:p>
          </table:table-cell>
          <table:table-cell table:formula="of:=IF([.CG6] &lt; 0;1;0)" office:value-type="float" office:value="0">
            <text:p>0</text:p>
          </table:table-cell>
          <table:table-cell table:formula="of:=IF(AND([.CJ6] = 1;[.BW6] &gt; 0);1;0)" office:value-type="float" office:value="0">
            <text:p>0</text:p>
          </table:table-cell>
          <table:table-cell table:formula="of:=IF(AND([.CH6] = 1;[.BQ6] &lt; 0);1;0)" office:value-type="float" office:value="0">
            <text:p>0</text:p>
          </table:table-cell>
          <table:table-cell table:formula="of:=IF(AND([.CJ6] = 1;[.BQ6] &gt; 0);1;0)" office:value-type="float" office:value="0">
            <text:p>0</text:p>
          </table:table-cell>
          <table:table-cell table:formula="of:=[.CG6] - [.$CG$136]" office:value-type="float" office:value="14.9936868791202">
            <text:p>14.9936868791</text:p>
          </table:table-cell>
        </table:table-row>
        <table:table-row table:style-name="ro2">
          <table:table-cell office:value-type="float" office:value="406341">
            <text:p>406341</text:p>
          </table:table-cell>
          <table:table-cell office:value-type="float" office:value="73">
            <text:p>73</text:p>
          </table:table-cell>
          <table:table-cell office:value-type="string">
            <text:p>3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53">
            <text:p>39553</text:p>
          </table:table-cell>
          <table:table-cell office:value-type="float" office:value="1617">
            <text:p>1617</text:p>
          </table:table-cell>
          <table:table-cell office:value-type="float" office:value="32940">
            <text:p>32940</text:p>
          </table:table-cell>
          <table:table-cell office:value-type="float" office:value="2303">
            <text:p>2303</text:p>
          </table:table-cell>
          <table:table-cell office:value-type="float" office:value="562">
            <text:p>562</text:p>
          </table:table-cell>
          <table:table-cell office:value-type="float" office:value="1890">
            <text:p>1890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164">
            <text:p>164</text:p>
          </table:table-cell>
          <table:table-cell office:value-type="float" office:value="30357">
            <text:p>30357</text:p>
          </table:table-cell>
          <table:table-cell office:value-type="float" office:value="921">
            <text:p>921</text:p>
          </table:table-cell>
          <table:table-cell office:value-type="float" office:value="26530">
            <text:p>26530</text:p>
          </table:table-cell>
          <table:table-cell office:value-type="float" office:value="1182">
            <text:p>1182</text:p>
          </table:table-cell>
          <table:table-cell office:value-type="float" office:value="354">
            <text:p>354</text:p>
          </table:table-cell>
          <table:table-cell office:value-type="float" office:value="1248">
            <text:p>124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9">
            <text:p>-29</text:p>
          </table:table-cell>
          <table:table-cell office:value-type="float" office:value="-0.0007">
            <text:p>-0.0007</text:p>
          </table:table-cell>
          <table:table-cell office:value-type="float" office:value="0.0409">
            <text:p>0.0409</text:p>
          </table:table-cell>
          <table:table-cell office:value-type="float" office:value="0.8328">
            <text:p>0.8328</text:p>
          </table:table-cell>
          <table:table-cell office:value-type="float" office:value="0.0582">
            <text:p>0.0582</text:p>
          </table:table-cell>
          <table:table-cell office:value-type="float" office:value="0.0142">
            <text:p>0.0142</text:p>
          </table:table-cell>
          <table:table-cell office:value-type="float" office:value="0.0478">
            <text:p>0.0478</text:p>
          </table:table-cell>
          <table:table-cell office:value-type="float" office:value="0.0007">
            <text:p>0.0007</text:p>
          </table:table-cell>
          <table:table-cell office:value-type="float" office:value="0.0013">
            <text:p>0.0013</text:p>
          </table:table-cell>
          <table:table-cell office:value-type="float" office:value="0.0041">
            <text:p>0.0041</text:p>
          </table:table-cell>
          <table:table-cell office:value-type="float" office:value="0.0303">
            <text:p>0.0303</text:p>
          </table:table-cell>
          <table:table-cell office:value-type="float" office:value="0.8739">
            <text:p>0.8739</text:p>
          </table:table-cell>
          <table:table-cell office:value-type="float" office:value="0.0389">
            <text:p>0.0389</text:p>
          </table:table-cell>
          <table:table-cell office:value-type="float" office:value="0.0117">
            <text:p>0.0117</text:p>
          </table:table-cell>
          <table:table-cell office:value-type="float" office:value="0.0411">
            <text:p>0.0411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25">
            <text:p>0.002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184024625">
            <text:p>9184024625</text:p>
          </table:table-cell>
          <table:table-cell office:value-type="float" office:value="270118371.323529">
            <text:p>270118371.323529</text:p>
          </table:table-cell>
          <table:table-cell office:value-type="float" office:value="1697">
            <text:p>1697</text:p>
          </table:table-cell>
          <table:table-cell office:value-type="float" office:value="49.9117647058824">
            <text:p>49.9117647059</text:p>
          </table:table-cell>
          <table:table-cell office:value-type="float" office:value="159">
            <text:p>159</text:p>
          </table:table-cell>
          <table:table-cell office:value-type="float" office:value="4.67647058823529">
            <text:p>4.6764705882</text:p>
          </table:table-cell>
          <table:table-cell office:value-type="float" office:value="124">
            <text:p>124</text:p>
          </table:table-cell>
          <table:table-cell office:value-type="float" office:value="3.64705882352941">
            <text:p>3.6470588235</text:p>
          </table:table-cell>
          <table:table-cell office:value-type="float" office:value="318">
            <text:p>318</text:p>
          </table:table-cell>
          <table:table-cell office:value-type="float" office:value="9.35294117647059">
            <text:p>9.3529411765</text:p>
          </table:table-cell>
          <table:table-cell office:value-type="float" office:value="104625">
            <text:p>104625</text:p>
          </table:table-cell>
          <table:table-cell office:value-type="float" office:value="3077.20588235294">
            <text:p>3077.205882353</text:p>
          </table:table-cell>
          <table:table-cell office:value-type="float" office:value="1524">
            <text:p>1524</text:p>
          </table:table-cell>
          <table:table-cell office:value-type="float" office:value="44.8235294117647">
            <text:p>44.8235294118</text:p>
          </table:table-cell>
          <table:table-cell office:value-type="float" office:value="590818">
            <text:p>590818</text:p>
          </table:table-cell>
          <table:table-cell office:value-type="float" office:value="17377">
            <text:p>17377</text:p>
          </table:table-cell>
          <table:table-cell office:value-type="float" office:value="-5.76622103005101">
            <text:p>-5.7662210301</text:p>
          </table:table-cell>
          <table:table-cell office:value-type="float" office:value="-0.169594736177971">
            <text:p>-0.1695947362</text:p>
          </table:table-cell>
          <table:table-cell office:value-type="float" office:value="20070">
            <text:p>20070</text:p>
          </table:table-cell>
          <table:table-cell office:value-type="float" office:value="590.294117647059">
            <text:p>590.2941176471</text:p>
          </table:table-cell>
          <table:table-cell office:value-type="float" office:value="19609">
            <text:p>19609</text:p>
          </table:table-cell>
          <table:table-cell office:value-type="float" office:value="576.735294117647">
            <text:p>576.7352941176</text:p>
          </table:table-cell>
          <table:table-cell office:value-type="float" office:value="-15.373173470522">
            <text:p>-15.3731734705</text:p>
          </table:table-cell>
          <table:table-cell office:value-type="float" office:value="-0.452152160897705">
            <text:p>-0.4521521609</text:p>
          </table:table-cell>
          <table:table-cell office:value-type="float" office:value="14976">
            <text:p>14976</text:p>
          </table:table-cell>
          <table:table-cell office:value-type="float" office:value="440.470588235294">
            <text:p>440.4705882353</text:p>
          </table:table-cell>
          <table:table-cell office:value-type="float" office:value="14622">
            <text:p>14622</text:p>
          </table:table-cell>
          <table:table-cell office:value-type="float" office:value="430.058823529412">
            <text:p>430.0588235294</text:p>
          </table:table-cell>
          <table:table-cell office:value-type="float" office:value="-10.569697250253">
            <text:p>-10.5696972503</text:p>
          </table:table-cell>
          <table:table-cell office:value-type="float" office:value="-0.310873448536853">
            <text:p>-0.3108734485</text:p>
          </table:table-cell>
          <table:table-cell office:value-type="float" office:value="34">
            <text:p>34</text:p>
          </table:table-cell>
          <table:table-cell table:formula="of:= 100 * (([.BR7] / ([.BR7] + [.BT7])) - ([.BT7] / ([.BR7] + [.BT7])))" office:value-type="float" office:value="1.16182363466821">
            <text:p>1.1618236347</text:p>
          </table:table-cell>
          <table:table-cell table:formula="of:= 100 * (([.BX7] / ([.BX7] + [.BZ7])) - ([.BZ7] / ([.BX7] + [.BZ7])))" office:value-type="float" office:value="1.19602675856477">
            <text:p>1.1960267586</text:p>
          </table:table-cell>
          <table:table-cell table:formula="of:=([.CE7] + [.CF7]) / 2" office:value-type="float" office:value="1.17892519661649">
            <text:p>1.1789251966</text:p>
          </table:table-cell>
          <table:table-cell table:formula="of:=IF([.CG7] &gt; 0;1;0)" office:value-type="float" office:value="1">
            <text:p>1</text:p>
          </table:table-cell>
          <table:table-cell table:formula="of:=IF(AND([.CH7] = 1;[.BW7] &lt; 0);1;0)" office:value-type="float" office:value="1">
            <text:p>1</text:p>
          </table:table-cell>
          <table:table-cell table:formula="of:=IF([.CG7] &lt; 0;1;0)" office:value-type="float" office:value="0">
            <text:p>0</text:p>
          </table:table-cell>
          <table:table-cell table:formula="of:=IF(AND([.CJ7] = 1;[.BW7] &gt; 0);1;0)" office:value-type="float" office:value="0">
            <text:p>0</text:p>
          </table:table-cell>
          <table:table-cell table:formula="of:=IF(AND([.CH7] = 1;[.BQ7] &lt; 0);1;0)" office:value-type="float" office:value="1">
            <text:p>1</text:p>
          </table:table-cell>
          <table:table-cell table:formula="of:=IF(AND([.CJ7] = 1;[.BQ7] &gt; 0);1;0)" office:value-type="float" office:value="0">
            <text:p>0</text:p>
          </table:table-cell>
          <table:table-cell table:formula="of:=[.CG7] - [.$CG$136]" office:value-type="float" office:value="0.673079581908914">
            <text:p>0.6730795819</text:p>
          </table:table-cell>
        </table:table-row>
        <table:table-row table:style-name="ro2">
          <table:table-cell office:value-type="float" office:value="406378">
            <text:p>406378</text:p>
          </table:table-cell>
          <table:table-cell office:value-type="float" office:value="74">
            <text:p>74</text:p>
          </table:table-cell>
          <table:table-cell office:value-type="string">
            <text:p>3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6">
            <text:p>39686</text:p>
          </table:table-cell>
          <table:table-cell office:value-type="float" office:value="1176">
            <text:p>1176</text:p>
          </table:table-cell>
          <table:table-cell office:value-type="float" office:value="32356">
            <text:p>32356</text:p>
          </table:table-cell>
          <table:table-cell office:value-type="float" office:value="1771">
            <text:p>1771</text:p>
          </table:table-cell>
          <table:table-cell office:value-type="float" office:value="338">
            <text:p>338</text:p>
          </table:table-cell>
          <table:table-cell office:value-type="float" office:value="3836">
            <text:p>3836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office:value-type="float" office:value="119">
            <text:p>119</text:p>
          </table:table-cell>
          <table:table-cell office:value-type="float" office:value="28658">
            <text:p>28658</text:p>
          </table:table-cell>
          <table:table-cell office:value-type="float" office:value="652">
            <text:p>652</text:p>
          </table:table-cell>
          <table:table-cell office:value-type="float" office:value="24257">
            <text:p>24257</text:p>
          </table:table-cell>
          <table:table-cell office:value-type="float" office:value="936">
            <text:p>936</text:p>
          </table:table-cell>
          <table:table-cell office:value-type="float" office:value="224">
            <text:p>224</text:p>
          </table:table-cell>
          <table:table-cell office:value-type="float" office:value="2486">
            <text:p>2486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04">
            <text:p>104</text:p>
          </table:table-cell>
          <table:table-cell office:value-type="float" office:value="0.0026">
            <text:p>0.0026</text:p>
          </table:table-cell>
          <table:table-cell office:value-type="float" office:value="0.0296">
            <text:p>0.0296</text:p>
          </table:table-cell>
          <table:table-cell office:value-type="float" office:value="0.8153">
            <text:p>0.8153</text:p>
          </table:table-cell>
          <table:table-cell office:value-type="float" office:value="0.0446">
            <text:p>0.0446</text:p>
          </table:table-cell>
          <table:table-cell office:value-type="float" office:value="0.0085">
            <text:p>0.0085</text:p>
          </table:table-cell>
          <table:table-cell office:value-type="float" office:value="0.0967">
            <text:p>0.0967</text:p>
          </table:table-cell>
          <table:table-cell office:value-type="float" office:value="0.0004">
            <text:p>0.0004</text:p>
          </table:table-cell>
          <table:table-cell office:value-type="float" office:value="0.0018">
            <text:p>0.0018</text:p>
          </table:table-cell>
          <table:table-cell office:value-type="float" office:value="0.003">
            <text:p>0.003</text:p>
          </table:table-cell>
          <table:table-cell office:value-type="float" office:value="0.0228">
            <text:p>0.0228</text:p>
          </table:table-cell>
          <table:table-cell office:value-type="float" office:value="0.8464">
            <text:p>0.8464</text:p>
          </table:table-cell>
          <table:table-cell office:value-type="float" office:value="0.0327">
            <text:p>0.0327</text:p>
          </table:table-cell>
          <table:table-cell office:value-type="float" office:value="0.0078">
            <text:p>0.0078</text:p>
          </table:table-cell>
          <table:table-cell office:value-type="float" office:value="0.0867">
            <text:p>0.0867</text:p>
          </table:table-cell>
          <table:table-cell office:value-type="float" office:value="0.0003">
            <text:p>0.0003</text:p>
          </table:table-cell>
          <table:table-cell office:value-type="float" office:value="0.0009">
            <text:p>0.0009</text:p>
          </table:table-cell>
          <table:table-cell office:value-type="float" office:value="0.0023">
            <text:p>0.002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022039807">
            <text:p>7022039807</text:p>
          </table:table-cell>
          <table:table-cell office:value-type="float" office:value="270078454.115385">
            <text:p>270078454.115385</text:p>
          </table:table-cell>
          <table:table-cell office:value-type="float" office:value="1322">
            <text:p>1322</text:p>
          </table:table-cell>
          <table:table-cell office:value-type="float" office:value="50.8461538461538">
            <text:p>50.8461538462</text:p>
          </table:table-cell>
          <table:table-cell office:value-type="float" office:value="151">
            <text:p>151</text:p>
          </table:table-cell>
          <table:table-cell office:value-type="float" office:value="5.80769230769231">
            <text:p>5.8076923077</text:p>
          </table:table-cell>
          <table:table-cell office:value-type="float" office:value="84">
            <text:p>84</text:p>
          </table:table-cell>
          <table:table-cell office:value-type="float" office:value="3.23076923076923">
            <text:p>3.2307692308</text:p>
          </table:table-cell>
          <table:table-cell office:value-type="float" office:value="252">
            <text:p>252</text:p>
          </table:table-cell>
          <table:table-cell office:value-type="float" office:value="9.69230769230769">
            <text:p>9.6923076923</text:p>
          </table:table-cell>
          <table:table-cell office:value-type="float" office:value="59807">
            <text:p>59807</text:p>
          </table:table-cell>
          <table:table-cell office:value-type="float" office:value="2300.26923076923">
            <text:p>2300.2692307692</text:p>
          </table:table-cell>
          <table:table-cell office:value-type="float" office:value="785">
            <text:p>785</text:p>
          </table:table-cell>
          <table:table-cell office:value-type="float" office:value="30.1923076923077">
            <text:p>30.1923076923</text:p>
          </table:table-cell>
          <table:table-cell office:value-type="float" office:value="288710">
            <text:p>288710</text:p>
          </table:table-cell>
          <table:table-cell office:value-type="float" office:value="11104.2307692308">
            <text:p>11104.2307692308</text:p>
          </table:table-cell>
          <table:table-cell office:value-type="float" office:value="146.653321172948">
            <text:p>146.6533211729</text:p>
          </table:table-cell>
          <table:table-cell office:value-type="float" office:value="5.64051235280569">
            <text:p>5.6405123528</text:p>
          </table:table-cell>
          <table:table-cell office:value-type="float" office:value="16814">
            <text:p>16814</text:p>
          </table:table-cell>
          <table:table-cell office:value-type="float" office:value="646.692307692308">
            <text:p>646.6923076923</text:p>
          </table:table-cell>
          <table:table-cell office:value-type="float" office:value="13970">
            <text:p>13970</text:p>
          </table:table-cell>
          <table:table-cell office:value-type="float" office:value="537.307692307692">
            <text:p>537.3076923077</text:p>
          </table:table-cell>
          <table:table-cell office:value-type="float" office:value="149.062410976652">
            <text:p>149.0624109767</text:p>
          </table:table-cell>
          <table:table-cell office:value-type="float" office:value="5.73316965294815">
            <text:p>5.7331696529</text:p>
          </table:table-cell>
          <table:table-cell office:value-type="float" office:value="12989">
            <text:p>12989</text:p>
          </table:table-cell>
          <table:table-cell office:value-type="float" office:value="499.576923076923">
            <text:p>499.5769230769</text:p>
          </table:table-cell>
          <table:table-cell office:value-type="float" office:value="10726">
            <text:p>10726</text:p>
          </table:table-cell>
          <table:table-cell office:value-type="float" office:value="412.538461538462">
            <text:p>412.5384615385</text:p>
          </table:table-cell>
          <table:table-cell office:value-type="float" office:value="147.857866074821">
            <text:p>147.8578660748</text:p>
          </table:table-cell>
          <table:table-cell office:value-type="float" office:value="5.68684100287773">
            <text:p>5.6868410029</text:p>
          </table:table-cell>
          <table:table-cell office:value-type="float" office:value="26">
            <text:p>26</text:p>
          </table:table-cell>
          <table:table-cell table:formula="of:= 100 * (([.BR8] / ([.BR8] + [.BT8])) - ([.BT8] / ([.BR8] + [.BT8])))" office:value-type="float" office:value="9.23856548856549">
            <text:p>9.2385654886</text:p>
          </table:table-cell>
          <table:table-cell table:formula="of:= 100 * (([.BX8] / ([.BX8] + [.BZ8])) - ([.BZ8] / ([.BX8] + [.BZ8])))" office:value-type="float" office:value="9.54248366013072">
            <text:p>9.5424836601</text:p>
          </table:table-cell>
          <table:table-cell table:formula="of:=([.CE8] + [.CF8]) / 2" office:value-type="float" office:value="9.39052457434811">
            <text:p>9.3905245743</text:p>
          </table:table-cell>
          <table:table-cell table:formula="of:=IF([.CG8] &gt; 0;1;0)" office:value-type="float" office:value="1">
            <text:p>1</text:p>
          </table:table-cell>
          <table:table-cell table:formula="of:=IF(AND([.CH8] = 1;[.BW8] &lt; 0);1;0)" office:value-type="float" office:value="0">
            <text:p>0</text:p>
          </table:table-cell>
          <table:table-cell table:formula="of:=IF([.CG8] &lt; 0;1;0)" office:value-type="float" office:value="0">
            <text:p>0</text:p>
          </table:table-cell>
          <table:table-cell table:formula="of:=IF(AND([.CJ8] = 1;[.BW8] &gt; 0);1;0)" office:value-type="float" office:value="0">
            <text:p>0</text:p>
          </table:table-cell>
          <table:table-cell table:formula="of:=IF(AND([.CH8] = 1;[.BQ8] &lt; 0);1;0)" office:value-type="float" office:value="0">
            <text:p>0</text:p>
          </table:table-cell>
          <table:table-cell table:formula="of:=IF(AND([.CJ8] = 1;[.BQ8] &gt; 0);1;0)" office:value-type="float" office:value="0">
            <text:p>0</text:p>
          </table:table-cell>
          <table:table-cell table:formula="of:=[.CG8] - [.$CG$136]" office:value-type="float" office:value="8.88467895964053">
            <text:p>8.8846789596</text:p>
          </table:table-cell>
        </table:table-row>
        <table:table-row table:style-name="ro2">
          <table:table-cell office:value-type="float" office:value="406411">
            <text:p>406411</text:p>
          </table:table-cell>
          <table:table-cell office:value-type="float" office:value="83">
            <text:p>83</text:p>
          </table:table-cell>
          <table:table-cell office:value-type="string">
            <text:p>4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39">
            <text:p>39739</text:p>
          </table:table-cell>
          <table:table-cell office:value-type="float" office:value="1209">
            <text:p>1209</text:p>
          </table:table-cell>
          <table:table-cell office:value-type="float" office:value="33774">
            <text:p>33774</text:p>
          </table:table-cell>
          <table:table-cell office:value-type="float" office:value="1383">
            <text:p>1383</text:p>
          </table:table-cell>
          <table:table-cell office:value-type="float" office:value="274">
            <text:p>274</text:p>
          </table:table-cell>
          <table:table-cell office:value-type="float" office:value="2893">
            <text:p>2893</text:p>
          </table:table-cell>
          <table:table-cell office:value-type="float" office:value="23">
            <text:p>23</text:p>
          </table:table-cell>
          <table:table-cell office:value-type="float" office:value="74">
            <text:p>74</text:p>
          </table:table-cell>
          <table:table-cell office:value-type="float" office:value="109">
            <text:p>109</text:p>
          </table:table-cell>
          <table:table-cell office:value-type="float" office:value="31501">
            <text:p>31501</text:p>
          </table:table-cell>
          <table:table-cell office:value-type="float" office:value="727">
            <text:p>727</text:p>
          </table:table-cell>
          <table:table-cell office:value-type="float" office:value="27678">
            <text:p>27678</text:p>
          </table:table-cell>
          <table:table-cell office:value-type="float" office:value="795">
            <text:p>795</text:p>
          </table:table-cell>
          <table:table-cell office:value-type="float" office:value="201">
            <text:p>201</text:p>
          </table:table-cell>
          <table:table-cell office:value-type="float" office:value="1982">
            <text:p>1982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57">
            <text:p>157</text:p>
          </table:table-cell>
          <table:table-cell office:value-type="float" office:value="0.004">
            <text:p>0.004</text:p>
          </table:table-cell>
          <table:table-cell office:value-type="float" office:value="0.0304">
            <text:p>0.0304</text:p>
          </table:table-cell>
          <table:table-cell office:value-type="float" office:value="0.8499">
            <text:p>0.8499</text:p>
          </table:table-cell>
          <table:table-cell office:value-type="float" office:value="0.0348">
            <text:p>0.0348</text:p>
          </table:table-cell>
          <table:table-cell office:value-type="float" office:value="0.0069">
            <text:p>0.0069</text:p>
          </table:table-cell>
          <table:table-cell office:value-type="float" office:value="0.0728">
            <text:p>0.0728</text:p>
          </table:table-cell>
          <table:table-cell office:value-type="float" office:value="0.0006">
            <text:p>0.0006</text:p>
          </table:table-cell>
          <table:table-cell office:value-type="float" office:value="0.0019">
            <text:p>0.0019</text:p>
          </table:table-cell>
          <table:table-cell office:value-type="float" office:value="0.0027">
            <text:p>0.0027</text:p>
          </table:table-cell>
          <table:table-cell office:value-type="float" office:value="0.0231">
            <text:p>0.0231</text:p>
          </table:table-cell>
          <table:table-cell office:value-type="float" office:value="0.8786">
            <text:p>0.8786</text:p>
          </table:table-cell>
          <table:table-cell office:value-type="float" office:value="0.0252">
            <text:p>0.0252</text:p>
          </table:table-cell>
          <table:table-cell office:value-type="float" office:value="0.0064">
            <text:p>0.0064</text:p>
          </table:table-cell>
          <table:table-cell office:value-type="float" office:value="0.0629">
            <text:p>0.0629</text:p>
          </table:table-cell>
          <table:table-cell office:value-type="float" office:value="0.0005">
            <text:p>0.0005</text:p>
          </table:table-cell>
          <table:table-cell office:value-type="float" office:value="0.0013">
            <text:p>0.0013</text:p>
          </table:table-cell>
          <table:table-cell office:value-type="float" office:value="0.0019">
            <text:p>0.001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69808900">
            <text:p>8669808900</text:p>
          </table:table-cell>
          <table:table-cell office:value-type="float" office:value="270931528.125">
            <text:p>270931528.125</text:p>
          </table:table-cell>
          <table:table-cell office:value-type="float" office:value="1661">
            <text:p>1661</text:p>
          </table:table-cell>
          <table:table-cell office:value-type="float" office:value="51.90625">
            <text:p>51.90625</text:p>
          </table:table-cell>
          <table:table-cell office:value-type="float" office:value="144">
            <text:p>144</text:p>
          </table:table-cell>
          <table:table-cell office:value-type="float" office:value="4.5">
            <text:p>4.5</text:p>
          </table:table-cell>
          <table:table-cell office:value-type="float" office:value="69">
            <text:p>69</text:p>
          </table:table-cell>
          <table:table-cell office:value-type="float" office:value="2.15625">
            <text:p>2.1562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48900">
            <text:p>48900</text:p>
          </table:table-cell>
          <table:table-cell office:value-type="float" office:value="1528.125">
            <text:p>1528.125</text:p>
          </table:table-cell>
          <table:table-cell office:value-type="float" office:value="2800">
            <text:p>2800</text:p>
          </table:table-cell>
          <table:table-cell office:value-type="float" office:value="87.5">
            <text:p>87.5</text:p>
          </table:table-cell>
          <table:table-cell office:value-type="float" office:value="1227914">
            <text:p>1227914</text:p>
          </table:table-cell>
          <table:table-cell office:value-type="float" office:value="38372.3125">
            <text:p>38372.3125</text:p>
          </table:table-cell>
          <table:table-cell office:value-type="float" office:value="231.508301462305">
            <text:p>231.5083014623</text:p>
          </table:table-cell>
          <table:table-cell office:value-type="float" office:value="7.23463442069703">
            <text:p>7.2346344207</text:p>
          </table:table-cell>
          <table:table-cell office:value-type="float" office:value="26402">
            <text:p>26402</text:p>
          </table:table-cell>
          <table:table-cell office:value-type="float" office:value="825.0625">
            <text:p>825.0625</text:p>
          </table:table-cell>
          <table:table-cell office:value-type="float" office:value="21559">
            <text:p>21559</text:p>
          </table:table-cell>
          <table:table-cell office:value-type="float" office:value="673.71875">
            <text:p>673.71875</text:p>
          </table:table-cell>
          <table:table-cell office:value-type="float" office:value="128.422177990415">
            <text:p>128.4221779904</text:p>
          </table:table-cell>
          <table:table-cell office:value-type="float" office:value="4.01319306220047">
            <text:p>4.0131930622</text:p>
          </table:table-cell>
          <table:table-cell office:value-type="float" office:value="19313">
            <text:p>19313</text:p>
          </table:table-cell>
          <table:table-cell office:value-type="float" office:value="603.53125">
            <text:p>603.53125</text:p>
          </table:table-cell>
          <table:table-cell office:value-type="float" office:value="17499">
            <text:p>17499</text:p>
          </table:table-cell>
          <table:table-cell office:value-type="float" office:value="546.84375">
            <text:p>546.84375</text:p>
          </table:table-cell>
          <table:table-cell office:value-type="float" office:value="179.965239726384">
            <text:p>179.9652397264</text:p>
          </table:table-cell>
          <table:table-cell office:value-type="float" office:value="5.6239137414495">
            <text:p>5.6239137414</text:p>
          </table:table-cell>
          <table:table-cell office:value-type="float" office:value="32">
            <text:p>32</text:p>
          </table:table-cell>
          <table:table-cell table:formula="of:= 100 * (([.BR9] / ([.BR9] + [.BT9])) - ([.BT9] / ([.BR9] + [.BT9])))" office:value-type="float" office:value="10.0977877859094">
            <text:p>10.0977877859</text:p>
          </table:table-cell>
          <table:table-cell table:formula="of:= 100 * (([.BX9] / ([.BX9] + [.BZ9])) - ([.BZ9] / ([.BX9] + [.BZ9])))" office:value-type="float" office:value="4.92774095403672">
            <text:p>4.927740954</text:p>
          </table:table-cell>
          <table:table-cell table:formula="of:=([.CE9] + [.CF9]) / 2" office:value-type="float" office:value="7.51276436997306">
            <text:p>7.51276437</text:p>
          </table:table-cell>
          <table:table-cell table:formula="of:=IF([.CG9] &gt; 0;1;0)" office:value-type="float" office:value="1">
            <text:p>1</text:p>
          </table:table-cell>
          <table:table-cell table:formula="of:=IF(AND([.CH9] = 1;[.BW9] &lt; 0);1;0)" office:value-type="float" office:value="0">
            <text:p>0</text:p>
          </table:table-cell>
          <table:table-cell table:formula="of:=IF([.CG9] &lt; 0;1;0)" office:value-type="float" office:value="0">
            <text:p>0</text:p>
          </table:table-cell>
          <table:table-cell table:formula="of:=IF(AND([.CJ9] = 1;[.BW9] &gt; 0);1;0)" office:value-type="float" office:value="0">
            <text:p>0</text:p>
          </table:table-cell>
          <table:table-cell table:formula="of:=IF(AND([.CH9] = 1;[.BQ9] &lt; 0);1;0)" office:value-type="float" office:value="0">
            <text:p>0</text:p>
          </table:table-cell>
          <table:table-cell table:formula="of:=IF(AND([.CJ9] = 1;[.BQ9] &gt; 0);1;0)" office:value-type="float" office:value="0">
            <text:p>0</text:p>
          </table:table-cell>
          <table:table-cell table:formula="of:=[.CG9] - [.$CG$136]" office:value-type="float" office:value="7.00691875526548">
            <text:p>7.0069187553</text:p>
          </table:table-cell>
        </table:table-row>
        <table:table-row table:style-name="ro2">
          <table:table-cell office:value-type="float" office:value="406444">
            <text:p>406444</text:p>
          </table:table-cell>
          <table:table-cell office:value-type="float" office:value="62">
            <text:p>62</text:p>
          </table:table-cell>
          <table:table-cell office:value-type="string">
            <text:p>3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02">
            <text:p>39602</text:p>
          </table:table-cell>
          <table:table-cell office:value-type="float" office:value="639">
            <text:p>639</text:p>
          </table:table-cell>
          <table:table-cell office:value-type="float" office:value="37277">
            <text:p>37277</text:p>
          </table:table-cell>
          <table:table-cell office:value-type="float" office:value="326">
            <text:p>326</text:p>
          </table:table-cell>
          <table:table-cell office:value-type="float" office:value="307">
            <text:p>307</text:p>
          </table:table-cell>
          <table:table-cell office:value-type="float" office:value="970">
            <text:p>97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9376">
            <text:p>29376</text:p>
          </table:table-cell>
          <table:table-cell office:value-type="float" office:value="331">
            <text:p>331</text:p>
          </table:table-cell>
          <table:table-cell office:value-type="float" office:value="28086">
            <text:p>28086</text:p>
          </table:table-cell>
          <table:table-cell office:value-type="float" office:value="149">
            <text:p>149</text:p>
          </table:table-cell>
          <table:table-cell office:value-type="float" office:value="231">
            <text:p>231</text:p>
          </table:table-cell>
          <table:table-cell office:value-type="float" office:value="539">
            <text:p>539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20">
            <text:p>20</text:p>
          </table:table-cell>
          <table:table-cell office:value-type="float" office:value="0.0005">
            <text:p>0.0005</text:p>
          </table:table-cell>
          <table:table-cell office:value-type="float" office:value="0.0161">
            <text:p>0.0161</text:p>
          </table:table-cell>
          <table:table-cell office:value-type="float" office:value="0.9413">
            <text:p>0.9413</text:p>
          </table:table-cell>
          <table:table-cell office:value-type="float" office:value="0.0082">
            <text:p>0.0082</text:p>
          </table:table-cell>
          <table:table-cell office:value-type="float" office:value="0.0078">
            <text:p>0.0078</text:p>
          </table:table-cell>
          <table:table-cell office:value-type="float" office:value="0.0245">
            <text:p>0.0245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12">
            <text:p>0.0012</text:p>
          </table:table-cell>
          <table:table-cell office:value-type="float" office:value="0.0113">
            <text:p>0.0113</text:p>
          </table:table-cell>
          <table:table-cell office:value-type="float" office:value="0.9561">
            <text:p>0.9561</text:p>
          </table:table-cell>
          <table:table-cell office:value-type="float" office:value="0.0051">
            <text:p>0.0051</text:p>
          </table:table-cell>
          <table:table-cell office:value-type="float" office:value="0.0079">
            <text:p>0.0079</text:p>
          </table:table-cell>
          <table:table-cell office:value-type="float" office:value="0.0183">
            <text:p>0.0183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56361554">
            <text:p>9456361554</text:p>
          </table:table-cell>
          <table:table-cell office:value-type="float" office:value="270181758.685714">
            <text:p>270181758.685714</text:p>
          </table:table-cell>
          <table:table-cell office:value-type="float" office:value="1504">
            <text:p>1504</text:p>
          </table:table-cell>
          <table:table-cell office:value-type="float" office:value="42.9714285714286">
            <text:p>42.9714285714</text:p>
          </table:table-cell>
          <table:table-cell office:value-type="float" office:value="222">
            <text:p>222</text:p>
          </table:table-cell>
          <table:table-cell office:value-type="float" office:value="6.34285714285714">
            <text:p>6.3428571429</text:p>
          </table:table-cell>
          <table:table-cell office:value-type="float" office:value="91">
            <text:p>91</text:p>
          </table:table-cell>
          <table:table-cell office:value-type="float" office:value="2.6">
            <text:p>2.6</text:p>
          </table:table-cell>
          <table:table-cell office:value-type="float" office:value="350">
            <text:p>350</text:p>
          </table:table-cell>
          <table:table-cell office:value-type="float" office:value="10">
            <text:p>10</text:p>
          </table:table-cell>
          <table:table-cell office:value-type="float" office:value="111554">
            <text:p>111554</text:p>
          </table:table-cell>
          <table:table-cell office:value-type="float" office:value="3187.25714285714">
            <text:p>3187.2571428572</text:p>
          </table:table-cell>
          <table:table-cell office:value-type="float" office:value="1902">
            <text:p>1902</text:p>
          </table:table-cell>
          <table:table-cell office:value-type="float" office:value="54.3428571428571">
            <text:p>54.3428571429</text:p>
          </table:table-cell>
          <table:table-cell office:value-type="float" office:value="1002254">
            <text:p>1002254</text:p>
          </table:table-cell>
          <table:table-cell office:value-type="float" office:value="28635.8285714286">
            <text:p>28635.8285714286</text:p>
          </table:table-cell>
          <table:table-cell office:value-type="float" office:value="713.18154631294">
            <text:p>713.1815463129</text:p>
          </table:table-cell>
          <table:table-cell office:value-type="float" office:value="20.3766156089411">
            <text:p>20.3766156089</text:p>
          </table:table-cell>
          <table:table-cell office:value-type="float" office:value="31404">
            <text:p>31404</text:p>
          </table:table-cell>
          <table:table-cell office:value-type="float" office:value="897.257142857143">
            <text:p>897.2571428571</text:p>
          </table:table-cell>
          <table:table-cell office:value-type="float" office:value="18622">
            <text:p>18622</text:p>
          </table:table-cell>
          <table:table-cell office:value-type="float" office:value="532.057142857143">
            <text:p>532.0571428571</text:p>
          </table:table-cell>
          <table:table-cell office:value-type="float" office:value="887.35128740708">
            <text:p>887.3512874071</text:p>
          </table:table-cell>
          <table:table-cell office:value-type="float" office:value="25.3528939259166">
            <text:p>25.3528939259</text:p>
          </table:table-cell>
          <table:table-cell office:value-type="float" office:value="26324">
            <text:p>26324</text:p>
          </table:table-cell>
          <table:table-cell office:value-type="float" office:value="752.114285714286">
            <text:p>752.1142857143</text:p>
          </table:table-cell>
          <table:table-cell office:value-type="float" office:value="14441">
            <text:p>14441</text:p>
          </table:table-cell>
          <table:table-cell office:value-type="float" office:value="412.6">
            <text:p>412.6</text:p>
          </table:table-cell>
          <table:table-cell office:value-type="float" office:value="800.26641685997">
            <text:p>800.26641686</text:p>
          </table:table-cell>
          <table:table-cell office:value-type="float" office:value="22.8647547674277">
            <text:p>22.8647547674</text:p>
          </table:table-cell>
          <table:table-cell office:value-type="float" office:value="35">
            <text:p>35</text:p>
          </table:table-cell>
          <table:table-cell table:formula="of:= 100 * (([.BR10] / ([.BR10] + [.BT10])) - ([.BT10] / ([.BR10] + [.BT10])))" office:value-type="float" office:value="25.550713628913">
            <text:p>25.5507136289</text:p>
          </table:table-cell>
          <table:table-cell table:formula="of:= 100 * (([.BX10] / ([.BX10] + [.BZ10])) - ([.BZ10] / ([.BX10] + [.BZ10])))" office:value-type="float" office:value="29.1500061327119">
            <text:p>29.1500061327</text:p>
          </table:table-cell>
          <table:table-cell table:formula="of:=([.CE10] + [.CF10]) / 2" office:value-type="float" office:value="27.3503598808124">
            <text:p>27.3503598808</text:p>
          </table:table-cell>
          <table:table-cell table:formula="of:=IF([.CG10] &gt; 0;1;0)" office:value-type="float" office:value="1">
            <text:p>1</text:p>
          </table:table-cell>
          <table:table-cell table:formula="of:=IF(AND([.CH10] = 1;[.BW10] &lt; 0);1;0)" office:value-type="float" office:value="0">
            <text:p>0</text:p>
          </table:table-cell>
          <table:table-cell table:formula="of:=IF([.CG10] &lt; 0;1;0)" office:value-type="float" office:value="0">
            <text:p>0</text:p>
          </table:table-cell>
          <table:table-cell table:formula="of:=IF(AND([.CJ10] = 1;[.BW10] &gt; 0);1;0)" office:value-type="float" office:value="0">
            <text:p>0</text:p>
          </table:table-cell>
          <table:table-cell table:formula="of:=IF(AND([.CH10] = 1;[.BQ10] &lt; 0);1;0)" office:value-type="float" office:value="0">
            <text:p>0</text:p>
          </table:table-cell>
          <table:table-cell table:formula="of:=IF(AND([.CJ10] = 1;[.BQ10] &gt; 0);1;0)" office:value-type="float" office:value="0">
            <text:p>0</text:p>
          </table:table-cell>
          <table:table-cell table:formula="of:=[.CG10] - [.$CG$136]" office:value-type="float" office:value="26.8445142661049">
            <text:p>26.8445142661</text:p>
          </table:table-cell>
        </table:table-row>
        <table:table-row table:style-name="ro2">
          <table:table-cell office:value-type="float" office:value="406479">
            <text:p>406479</text:p>
          </table:table-cell>
          <table:table-cell office:value-type="float" office:value="76">
            <text:p>76</text:p>
          </table:table-cell>
          <table:table-cell office:value-type="string">
            <text:p>3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98">
            <text:p>39598</text:p>
          </table:table-cell>
          <table:table-cell office:value-type="float" office:value="1045">
            <text:p>1045</text:p>
          </table:table-cell>
          <table:table-cell office:value-type="float" office:value="36187">
            <text:p>36187</text:p>
          </table:table-cell>
          <table:table-cell office:value-type="float" office:value="619">
            <text:p>619</text:p>
          </table:table-cell>
          <table:table-cell office:value-type="float" office:value="219">
            <text:p>219</text:p>
          </table:table-cell>
          <table:table-cell office:value-type="float" office:value="1386">
            <text:p>138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30456">
            <text:p>30456</text:p>
          </table:table-cell>
          <table:table-cell office:value-type="float" office:value="590">
            <text:p>590</text:p>
          </table:table-cell>
          <table:table-cell office:value-type="float" office:value="28467">
            <text:p>28467</text:p>
          </table:table-cell>
          <table:table-cell office:value-type="float" office:value="324">
            <text:p>324</text:p>
          </table:table-cell>
          <table:table-cell office:value-type="float" office:value="160">
            <text:p>160</text:p>
          </table:table-cell>
          <table:table-cell office:value-type="float" office:value="850">
            <text:p>85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6">
            <text:p>16</text:p>
          </table:table-cell>
          <table:table-cell office:value-type="float" office:value="0.0004">
            <text:p>0.0004</text:p>
          </table:table-cell>
          <table:table-cell office:value-type="float" office:value="0.0264">
            <text:p>0.0264</text:p>
          </table:table-cell>
          <table:table-cell office:value-type="float" office:value="0.9139">
            <text:p>0.9139</text:p>
          </table:table-cell>
          <table:table-cell office:value-type="float" office:value="0.0156">
            <text:p>0.0156</text:p>
          </table:table-cell>
          <table:table-cell office:value-type="float" office:value="0.0055">
            <text:p>0.0055</text:p>
          </table:table-cell>
          <table:table-cell office:value-type="float" office:value="0.035">
            <text:p>0.035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21">
            <text:p>0.0021</text:p>
          </table:table-cell>
          <table:table-cell office:value-type="float" office:value="0.0194">
            <text:p>0.0194</text:p>
          </table:table-cell>
          <table:table-cell office:value-type="float" office:value="0.9347">
            <text:p>0.9347</text:p>
          </table:table-cell>
          <table:table-cell office:value-type="float" office:value="0.0106">
            <text:p>0.0106</text:p>
          </table:table-cell>
          <table:table-cell office:value-type="float" office:value="0.0053">
            <text:p>0.0053</text:p>
          </table:table-cell>
          <table:table-cell office:value-type="float" office:value="0.0279">
            <text:p>0.0279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11">
            <text:p>0.001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65314510">
            <text:p>7865314510</text:p>
          </table:table-cell>
          <table:table-cell office:value-type="float" office:value="271217741.724138">
            <text:p>271217741.724138</text:p>
          </table:table-cell>
          <table:table-cell office:value-type="float" office:value="1533">
            <text:p>1533</text:p>
          </table:table-cell>
          <table:table-cell office:value-type="float" office:value="52.8620689655172">
            <text:p>52.8620689655</text:p>
          </table:table-cell>
          <table:table-cell office:value-type="float" office:value="134">
            <text:p>134</text:p>
          </table:table-cell>
          <table:table-cell office:value-type="float" office:value="4.62068965517241">
            <text:p>4.6206896552</text:p>
          </table:table-cell>
          <table:table-cell office:value-type="float" office:value="76">
            <text:p>76</text:p>
          </table:table-cell>
          <table:table-cell office:value-type="float" office:value="2.62068965517241">
            <text:p>2.6206896552</text:p>
          </table:table-cell>
          <table:table-cell office:value-type="float" office:value="146">
            <text:p>146</text:p>
          </table:table-cell>
          <table:table-cell office:value-type="float" office:value="5.03448275862069">
            <text:p>5.0344827586</text:p>
          </table:table-cell>
          <table:table-cell office:value-type="float" office:value="44510">
            <text:p>44510</text:p>
          </table:table-cell>
          <table:table-cell office:value-type="float" office:value="1534.8275862069">
            <text:p>1534.8275862069</text:p>
          </table:table-cell>
          <table:table-cell office:value-type="float" office:value="3660">
            <text:p>3660</text:p>
          </table:table-cell>
          <table:table-cell office:value-type="float" office:value="126.206896551724">
            <text:p>126.2068965517</text:p>
          </table:table-cell>
          <table:table-cell office:value-type="float" office:value="1457112">
            <text:p>1457112</text:p>
          </table:table-cell>
          <table:table-cell office:value-type="float" office:value="50245.2413793104">
            <text:p>50245.2413793104</text:p>
          </table:table-cell>
          <table:table-cell office:value-type="float" office:value="459.514696893167">
            <text:p>459.5146968932</text:p>
          </table:table-cell>
          <table:table-cell office:value-type="float" office:value="15.8453343756265">
            <text:p>15.8453343756</text:p>
          </table:table-cell>
          <table:table-cell office:value-type="float" office:value="29204">
            <text:p>29204</text:p>
          </table:table-cell>
          <table:table-cell office:value-type="float" office:value="1007.03448275862">
            <text:p>1007.0344827586</text:p>
          </table:table-cell>
          <table:table-cell office:value-type="float" office:value="20615">
            <text:p>20615</text:p>
          </table:table-cell>
          <table:table-cell office:value-type="float" office:value="710.862068965517">
            <text:p>710.8620689655</text:p>
          </table:table-cell>
          <table:table-cell office:value-type="float" office:value="395.951845393809">
            <text:p>395.9518453938</text:p>
          </table:table-cell>
          <table:table-cell office:value-type="float" office:value="13.6535119101313">
            <text:p>13.6535119101</text:p>
          </table:table-cell>
          <table:table-cell office:value-type="float" office:value="22728">
            <text:p>22728</text:p>
          </table:table-cell>
          <table:table-cell office:value-type="float" office:value="783.724137931035">
            <text:p>783.724137931</text:p>
          </table:table-cell>
          <table:table-cell office:value-type="float" office:value="16974">
            <text:p>16974</text:p>
          </table:table-cell>
          <table:table-cell office:value-type="float" office:value="585.310344827586">
            <text:p>585.3103448276</text:p>
          </table:table-cell>
          <table:table-cell office:value-type="float" office:value="427.733271143402">
            <text:p>427.7332711434</text:p>
          </table:table-cell>
          <table:table-cell office:value-type="float" office:value="14.7494231428759">
            <text:p>14.7494231429</text:p>
          </table:table-cell>
          <table:table-cell office:value-type="float" office:value="29">
            <text:p>29</text:p>
          </table:table-cell>
          <table:table-cell table:formula="of:= 100 * (([.BR11] / ([.BR11] + [.BT11])) - ([.BT11] / ([.BR11] + [.BT11])))" office:value-type="float" office:value="17.2404102852325">
            <text:p>17.2404102852</text:p>
          </table:table-cell>
          <table:table-cell table:formula="of:= 100 * (([.BX11] / ([.BX11] + [.BZ11])) - ([.BZ11] / ([.BX11] + [.BZ11])))" office:value-type="float" office:value="14.4929726462143">
            <text:p>14.4929726462</text:p>
          </table:table-cell>
          <table:table-cell table:formula="of:=([.CE11] + [.CF11]) / 2" office:value-type="float" office:value="15.8666914657234">
            <text:p>15.8666914657</text:p>
          </table:table-cell>
          <table:table-cell table:formula="of:=IF([.CG11] &gt; 0;1;0)" office:value-type="float" office:value="1">
            <text:p>1</text:p>
          </table:table-cell>
          <table:table-cell table:formula="of:=IF(AND([.CH11] = 1;[.BW11] &lt; 0);1;0)" office:value-type="float" office:value="0">
            <text:p>0</text:p>
          </table:table-cell>
          <table:table-cell table:formula="of:=IF([.CG11] &lt; 0;1;0)" office:value-type="float" office:value="0">
            <text:p>0</text:p>
          </table:table-cell>
          <table:table-cell table:formula="of:=IF(AND([.CJ11] = 1;[.BW11] &gt; 0);1;0)" office:value-type="float" office:value="0">
            <text:p>0</text:p>
          </table:table-cell>
          <table:table-cell table:formula="of:=IF(AND([.CH11] = 1;[.BQ11] &lt; 0);1;0)" office:value-type="float" office:value="0">
            <text:p>0</text:p>
          </table:table-cell>
          <table:table-cell table:formula="of:=IF(AND([.CJ11] = 1;[.BQ11] &gt; 0);1;0)" office:value-type="float" office:value="0">
            <text:p>0</text:p>
          </table:table-cell>
          <table:table-cell table:formula="of:=[.CG11] - [.$CG$136]" office:value-type="float" office:value="15.3608458510158">
            <text:p>15.360845851</text:p>
          </table:table-cell>
        </table:table-row>
        <table:table-row table:style-name="ro2">
          <table:table-cell office:value-type="float" office:value="406510">
            <text:p>406510</text:p>
          </table:table-cell>
          <table:table-cell office:value-type="float" office:value="75">
            <text:p>75</text:p>
          </table:table-cell>
          <table:table-cell office:value-type="string">
            <text:p>3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31">
            <text:p>39531</text:p>
          </table:table-cell>
          <table:table-cell office:value-type="float" office:value="850">
            <text:p>850</text:p>
          </table:table-cell>
          <table:table-cell office:value-type="float" office:value="35435">
            <text:p>35435</text:p>
          </table:table-cell>
          <table:table-cell office:value-type="float" office:value="990">
            <text:p>990</text:p>
          </table:table-cell>
          <table:table-cell office:value-type="float" office:value="383">
            <text:p>383</text:p>
          </table:table-cell>
          <table:table-cell office:value-type="float" office:value="1727">
            <text:p>1727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28669">
            <text:p>28669</text:p>
          </table:table-cell>
          <table:table-cell office:value-type="float" office:value="481">
            <text:p>481</text:p>
          </table:table-cell>
          <table:table-cell office:value-type="float" office:value="26134">
            <text:p>26134</text:p>
          </table:table-cell>
          <table:table-cell office:value-type="float" office:value="687">
            <text:p>687</text:p>
          </table:table-cell>
          <table:table-cell office:value-type="float" office:value="290">
            <text:p>290</text:p>
          </table:table-cell>
          <table:table-cell office:value-type="float" office:value="998">
            <text:p>99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51">
            <text:p>-51</text:p>
          </table:table-cell>
          <table:table-cell office:value-type="float" office:value="-0.0013">
            <text:p>-0.0013</text:p>
          </table:table-cell>
          <table:table-cell office:value-type="float" office:value="0.0215">
            <text:p>0.0215</text:p>
          </table:table-cell>
          <table:table-cell office:value-type="float" office:value="0.8964">
            <text:p>0.8964</text:p>
          </table:table-cell>
          <table:table-cell office:value-type="float" office:value="0.025">
            <text:p>0.025</text:p>
          </table:table-cell>
          <table:table-cell office:value-type="float" office:value="0.0097">
            <text:p>0.0097</text:p>
          </table:table-cell>
          <table:table-cell office:value-type="float" office:value="0.0437">
            <text:p>0.0437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office:value-type="float" office:value="0.0024">
            <text:p>0.0024</text:p>
          </table:table-cell>
          <table:table-cell office:value-type="float" office:value="0.0168">
            <text:p>0.0168</text:p>
          </table:table-cell>
          <table:table-cell office:value-type="float" office:value="0.9116">
            <text:p>0.9116</text:p>
          </table:table-cell>
          <table:table-cell office:value-type="float" office:value="0.024">
            <text:p>0.024</text:p>
          </table:table-cell>
          <table:table-cell office:value-type="float" office:value="0.0101">
            <text:p>0.0101</text:p>
          </table:table-cell>
          <table:table-cell office:value-type="float" office:value="0.0348">
            <text:p>0.0348</text:p>
          </table:table-cell>
          <table:table-cell office:value-type="float" office:value="0.0004">
            <text:p>0.0004</text:p>
          </table:table-cell>
          <table:table-cell office:value-type="float" office:value="0.0007">
            <text:p>0.0007</text:p>
          </table:table-cell>
          <table:table-cell office:value-type="float" office:value="0.0017">
            <text:p>0.0017</text:p>
          </table:table-cell>
          <table:table-cell table:number-columns-repeated="4" office:value-type="float" office:value="0">
            <text:p>0</text:p>
          </table:table-cell>
          <table:table-cell office:value-type="float" office:value="8116977732">
            <text:p>8116977732</text:p>
          </table:table-cell>
          <table:table-cell office:value-type="float" office:value="270565924.4">
            <text:p>270565924.4</text:p>
          </table:table-cell>
          <table:table-cell office:value-type="float" office:value="1562">
            <text:p>1562</text:p>
          </table:table-cell>
          <table:table-cell office:value-type="float" office:value="52.0666666666667">
            <text:p>52.0666666667</text:p>
          </table:table-cell>
          <table:table-cell office:value-type="float" office:value="172">
            <text:p>172</text:p>
          </table:table-cell>
          <table:table-cell office:value-type="float" office:value="5.73333333333333">
            <text:p>5.7333333333</text:p>
          </table:table-cell>
          <table:table-cell office:value-type="float" office:value="110">
            <text:p>110</text:p>
          </table:table-cell>
          <table:table-cell office:value-type="float" office:value="3.66666666666667">
            <text:p>3.6666666667</text:p>
          </table:table-cell>
          <table:table-cell office:value-type="float" office:value="268">
            <text:p>268</text:p>
          </table:table-cell>
          <table:table-cell office:value-type="float" office:value="8.93333333333333">
            <text:p>8.9333333333</text:p>
          </table:table-cell>
          <table:table-cell office:value-type="float" office:value="77732">
            <text:p>77732</text:p>
          </table:table-cell>
          <table:table-cell office:value-type="float" office:value="2591.06666666667">
            <text:p>2591.0666666667</text:p>
          </table:table-cell>
          <table:table-cell office:value-type="float" office:value="2038">
            <text:p>2038</text:p>
          </table:table-cell>
          <table:table-cell office:value-type="float" office:value="67.9333333333333">
            <text:p>67.9333333333</text:p>
          </table:table-cell>
          <table:table-cell office:value-type="float" office:value="852718">
            <text:p>852718</text:p>
          </table:table-cell>
          <table:table-cell office:value-type="float" office:value="28423.9333333333">
            <text:p>28423.9333333333</text:p>
          </table:table-cell>
          <table:table-cell office:value-type="float" office:value="474.33843672888">
            <text:p>474.3384367289</text:p>
          </table:table-cell>
          <table:table-cell office:value-type="float" office:value="15.811281224296">
            <text:p>15.8112812243</text:p>
          </table:table-cell>
          <table:table-cell office:value-type="float" office:value="28251">
            <text:p>28251</text:p>
          </table:table-cell>
          <table:table-cell office:value-type="float" office:value="941.7">
            <text:p>941.7</text:p>
          </table:table-cell>
          <table:table-cell office:value-type="float" office:value="18743">
            <text:p>18743</text:p>
          </table:table-cell>
          <table:table-cell office:value-type="float" office:value="624.766666666667">
            <text:p>624.7666666667</text:p>
          </table:table-cell>
          <table:table-cell office:value-type="float" office:value="511.843873746302">
            <text:p>511.8438737463</text:p>
          </table:table-cell>
          <table:table-cell office:value-type="float" office:value="17.0614624582101">
            <text:p>17.0614624582</text:p>
          </table:table-cell>
          <table:table-cell office:value-type="float" office:value="22896">
            <text:p>22896</text:p>
          </table:table-cell>
          <table:table-cell office:value-type="float" office:value="763.2">
            <text:p>763.2</text:p>
          </table:table-cell>
          <table:table-cell office:value-type="float" office:value="15194">
            <text:p>15194</text:p>
          </table:table-cell>
          <table:table-cell office:value-type="float" office:value="506.466666666667">
            <text:p>506.4666666667</text:p>
          </table:table-cell>
          <table:table-cell office:value-type="float" office:value="493.09115523758">
            <text:p>493.0911552376</text:p>
          </table:table-cell>
          <table:table-cell office:value-type="float" office:value="16.4363718412527">
            <text:p>16.4363718413</text:p>
          </table:table-cell>
          <table:table-cell office:value-type="float" office:value="30">
            <text:p>30</text:p>
          </table:table-cell>
          <table:table-cell table:formula="of:= 100 * (([.BR12] / ([.BR12] + [.BT12])) - ([.BT12] / ([.BR12] + [.BT12])))" office:value-type="float" office:value="20.2323700897987">
            <text:p>20.2323700898</text:p>
          </table:table-cell>
          <table:table-cell table:formula="of:= 100 * (([.BX12] / ([.BX12] + [.BZ12])) - ([.BZ12] / ([.BX12] + [.BZ12])))" office:value-type="float" office:value="20.2205303229194">
            <text:p>20.2205303229</text:p>
          </table:table-cell>
          <table:table-cell table:formula="of:=([.CE12] + [.CF12]) / 2" office:value-type="float" office:value="20.2264502063591">
            <text:p>20.2264502064</text:p>
          </table:table-cell>
          <table:table-cell table:formula="of:=IF([.CG12] &gt; 0;1;0)" office:value-type="float" office:value="1">
            <text:p>1</text:p>
          </table:table-cell>
          <table:table-cell table:formula="of:=IF(AND([.CH12] = 1;[.BW12] &lt; 0);1;0)" office:value-type="float" office:value="0">
            <text:p>0</text:p>
          </table:table-cell>
          <table:table-cell table:formula="of:=IF([.CG12] &lt; 0;1;0)" office:value-type="float" office:value="0">
            <text:p>0</text:p>
          </table:table-cell>
          <table:table-cell table:formula="of:=IF(AND([.CJ12] = 1;[.BW12] &gt; 0);1;0)" office:value-type="float" office:value="0">
            <text:p>0</text:p>
          </table:table-cell>
          <table:table-cell table:formula="of:=IF(AND([.CH12] = 1;[.BQ12] &lt; 0);1;0)" office:value-type="float" office:value="0">
            <text:p>0</text:p>
          </table:table-cell>
          <table:table-cell table:formula="of:=IF(AND([.CJ12] = 1;[.BQ12] &gt; 0);1;0)" office:value-type="float" office:value="0">
            <text:p>0</text:p>
          </table:table-cell>
          <table:table-cell table:formula="of:=[.CG12] - [.$CG$136]" office:value-type="float" office:value="19.7206045916515">
            <text:p>19.7206045917</text:p>
          </table:table-cell>
        </table:table-row>
        <table:table-row table:style-name="ro2">
          <table:table-cell office:value-type="float" office:value="406544">
            <text:p>406544</text:p>
          </table:table-cell>
          <table:table-cell office:value-type="float" office:value="77">
            <text:p>77</text:p>
          </table:table-cell>
          <table:table-cell office:value-type="string">
            <text:p>3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83">
            <text:p>39483</text:p>
          </table:table-cell>
          <table:table-cell office:value-type="float" office:value="681">
            <text:p>681</text:p>
          </table:table-cell>
          <table:table-cell office:value-type="float" office:value="37357">
            <text:p>37357</text:p>
          </table:table-cell>
          <table:table-cell office:value-type="float" office:value="426">
            <text:p>426</text:p>
          </table:table-cell>
          <table:table-cell office:value-type="float" office:value="284">
            <text:p>284</text:p>
          </table:table-cell>
          <table:table-cell office:value-type="float" office:value="622">
            <text:p>622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29125">
            <text:p>29125</text:p>
          </table:table-cell>
          <table:table-cell office:value-type="float" office:value="376">
            <text:p>376</text:p>
          </table:table-cell>
          <table:table-cell office:value-type="float" office:value="27935">
            <text:p>27935</text:p>
          </table:table-cell>
          <table:table-cell office:value-type="float" office:value="220">
            <text:p>220</text:p>
          </table:table-cell>
          <table:table-cell office:value-type="float" office:value="194">
            <text:p>194</text:p>
          </table:table-cell>
          <table:table-cell office:value-type="float" office:value="349">
            <text:p>34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99">
            <text:p>-99</text:p>
          </table:table-cell>
          <table:table-cell office:value-type="float" office:value="-0.0025">
            <text:p>-0.0025</text:p>
          </table:table-cell>
          <table:table-cell office:value-type="float" office:value="0.0172">
            <text:p>0.0172</text:p>
          </table:table-cell>
          <table:table-cell office:value-type="float" office:value="0.9462">
            <text:p>0.9462</text:p>
          </table:table-cell>
          <table:table-cell office:value-type="float" office:value="0.0108">
            <text:p>0.0108</text:p>
          </table:table-cell>
          <table:table-cell office:value-type="float" office:value="0.0072">
            <text:p>0.0072</text:p>
          </table:table-cell>
          <table:table-cell office:value-type="float" office:value="0.0158">
            <text:p>0.0158</text:p>
          </table:table-cell>
          <table:table-cell office:value-type="float" office:value="0.0005">
            <text:p>0.0005</text:p>
          </table:table-cell>
          <table:table-cell office:value-type="float" office:value="0.0009">
            <text:p>0.0009</text:p>
          </table:table-cell>
          <table:table-cell office:value-type="float" office:value="0.0015">
            <text:p>0.0015</text:p>
          </table:table-cell>
          <table:table-cell office:value-type="float" office:value="0.0129">
            <text:p>0.0129</text:p>
          </table:table-cell>
          <table:table-cell office:value-type="float" office:value="0.9591">
            <text:p>0.9591</text:p>
          </table:table-cell>
          <table:table-cell office:value-type="float" office:value="0.0076">
            <text:p>0.0076</text:p>
          </table:table-cell>
          <table:table-cell office:value-type="float" office:value="0.0067">
            <text:p>0.0067</text:p>
          </table:table-cell>
          <table:table-cell office:value-type="float" office:value="0.012">
            <text:p>0.012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22757536">
            <text:p>7322757536</text:p>
          </table:table-cell>
          <table:table-cell office:value-type="float" office:value="271213242.074074">
            <text:p>271213242.074074</text:p>
          </table:table-cell>
          <table:table-cell office:value-type="float" office:value="1163">
            <text:p>1163</text:p>
          </table:table-cell>
          <table:table-cell office:value-type="float" office:value="43.0740740740741">
            <text:p>43.0740740741</text:p>
          </table:table-cell>
          <table:table-cell office:value-type="float" office:value="176">
            <text:p>176</text:p>
          </table:table-cell>
          <table:table-cell office:value-type="float" office:value="6.51851851851852">
            <text:p>6.5185185185</text:p>
          </table:table-cell>
          <table:table-cell office:value-type="float" office:value="57">
            <text:p>57</text:p>
          </table:table-cell>
          <table:table-cell office:value-type="float" office:value="2.11111111111111">
            <text:p>2.1111111111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office:value-type="float" office:value="7536">
            <text:p>7536</text:p>
          </table:table-cell>
          <table:table-cell office:value-type="float" office:value="279.111111111111">
            <text:p>279.1111111111</text:p>
          </table:table-cell>
          <table:table-cell office:value-type="float" office:value="2369">
            <text:p>2369</text:p>
          </table:table-cell>
          <table:table-cell office:value-type="float" office:value="87.7407407407408">
            <text:p>87.7407407407</text:p>
          </table:table-cell>
          <table:table-cell office:value-type="float" office:value="1023982">
            <text:p>1023982</text:p>
          </table:table-cell>
          <table:table-cell office:value-type="float" office:value="37925.2592592593">
            <text:p>37925.2592592593</text:p>
          </table:table-cell>
          <table:table-cell office:value-type="float" office:value="367.23800189036">
            <text:p>367.2380018904</text:p>
          </table:table-cell>
          <table:table-cell office:value-type="float" office:value="13.6014074774207">
            <text:p>13.6014074774</text:p>
          </table:table-cell>
          <table:table-cell office:value-type="float" office:value="22298">
            <text:p>22298</text:p>
          </table:table-cell>
          <table:table-cell office:value-type="float" office:value="825.851851851852">
            <text:p>825.8518518519</text:p>
          </table:table-cell>
          <table:table-cell office:value-type="float" office:value="15218">
            <text:p>15218</text:p>
          </table:table-cell>
          <table:table-cell office:value-type="float" office:value="563.62962962963">
            <text:p>563.6296296296</text:p>
          </table:table-cell>
          <table:table-cell office:value-type="float" office:value="384.892746876032">
            <text:p>384.892746876</text:p>
          </table:table-cell>
          <table:table-cell office:value-type="float" office:value="14.2552869213345">
            <text:p>14.2552869213</text:p>
          </table:table-cell>
          <table:table-cell office:value-type="float" office:value="18551">
            <text:p>18551</text:p>
          </table:table-cell>
          <table:table-cell office:value-type="float" office:value="687.074074074074">
            <text:p>687.0740740741</text:p>
          </table:table-cell>
          <table:table-cell office:value-type="float" office:value="12674">
            <text:p>12674</text:p>
          </table:table-cell>
          <table:table-cell office:value-type="float" office:value="469.407407407407">
            <text:p>469.4074074074</text:p>
          </table:table-cell>
          <table:table-cell office:value-type="float" office:value="376.065374383282">
            <text:p>376.0653743833</text:p>
          </table:table-cell>
          <table:table-cell office:value-type="float" office:value="13.9283471993808">
            <text:p>13.9283471994</text:p>
          </table:table-cell>
          <table:table-cell office:value-type="float" office:value="27">
            <text:p>27</text:p>
          </table:table-cell>
          <table:table-cell table:formula="of:= 100 * (([.BR13] / ([.BR13] + [.BT13])) - ([.BT13] / ([.BR13] + [.BT13])))" office:value-type="float" office:value="18.8719479688666">
            <text:p>18.8719479689</text:p>
          </table:table-cell>
          <table:table-cell table:formula="of:= 100 * (([.BX13] / ([.BX13] + [.BZ13])) - ([.BZ13] / ([.BX13] + [.BZ13])))" office:value-type="float" office:value="18.8214571657326">
            <text:p>18.8214571657</text:p>
          </table:table-cell>
          <table:table-cell table:formula="of:=([.CE13] + [.CF13]) / 2" office:value-type="float" office:value="18.8467025672996">
            <text:p>18.8467025673</text:p>
          </table:table-cell>
          <table:table-cell table:formula="of:=IF([.CG13] &gt; 0;1;0)" office:value-type="float" office:value="1">
            <text:p>1</text:p>
          </table:table-cell>
          <table:table-cell table:formula="of:=IF(AND([.CH13] = 1;[.BW13] &lt; 0);1;0)" office:value-type="float" office:value="0">
            <text:p>0</text:p>
          </table:table-cell>
          <table:table-cell table:formula="of:=IF([.CG13] &lt; 0;1;0)" office:value-type="float" office:value="0">
            <text:p>0</text:p>
          </table:table-cell>
          <table:table-cell table:formula="of:=IF(AND([.CJ13] = 1;[.BW13] &gt; 0);1;0)" office:value-type="float" office:value="0">
            <text:p>0</text:p>
          </table:table-cell>
          <table:table-cell table:formula="of:=IF(AND([.CH13] = 1;[.BQ13] &lt; 0);1;0)" office:value-type="float" office:value="0">
            <text:p>0</text:p>
          </table:table-cell>
          <table:table-cell table:formula="of:=IF(AND([.CJ13] = 1;[.BQ13] &gt; 0);1;0)" office:value-type="float" office:value="0">
            <text:p>0</text:p>
          </table:table-cell>
          <table:table-cell table:formula="of:=[.CG13] - [.$CG$136]" office:value-type="float" office:value="18.340856952592">
            <text:p>18.3408569526</text:p>
          </table:table-cell>
        </table:table-row>
        <table:table-row table:style-name="ro2">
          <table:table-cell office:value-type="float" office:value="406589">
            <text:p>406589</text:p>
          </table:table-cell>
          <table:table-cell office:value-type="float" office:value="64">
            <text:p>64</text:p>
          </table:table-cell>
          <table:table-cell office:value-type="string">
            <text:p>3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88">
            <text:p>39488</text:p>
          </table:table-cell>
          <table:table-cell office:value-type="float" office:value="605">
            <text:p>605</text:p>
          </table:table-cell>
          <table:table-cell office:value-type="float" office:value="37708">
            <text:p>37708</text:p>
          </table:table-cell>
          <table:table-cell office:value-type="float" office:value="295">
            <text:p>295</text:p>
          </table:table-cell>
          <table:table-cell office:value-type="float" office:value="305">
            <text:p>305</text:p>
          </table:table-cell>
          <table:table-cell office:value-type="float" office:value="490">
            <text:p>49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28986">
            <text:p>28986</text:p>
          </table:table-cell>
          <table:table-cell office:value-type="float" office:value="346">
            <text:p>346</text:p>
          </table:table-cell>
          <table:table-cell office:value-type="float" office:value="27994">
            <text:p>27994</text:p>
          </table:table-cell>
          <table:table-cell office:value-type="float" office:value="127">
            <text:p>127</text:p>
          </table:table-cell>
          <table:table-cell office:value-type="float" office:value="208">
            <text:p>208</text:p>
          </table:table-cell>
          <table:table-cell office:value-type="float" office:value="268">
            <text:p>26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94">
            <text:p>-94</text:p>
          </table:table-cell>
          <table:table-cell office:value-type="float" office:value="-0.0024">
            <text:p>-0.0024</text:p>
          </table:table-cell>
          <table:table-cell office:value-type="float" office:value="0.0153">
            <text:p>0.0153</text:p>
          </table:table-cell>
          <table:table-cell office:value-type="float" office:value="0.9549">
            <text:p>0.9549</text:p>
          </table:table-cell>
          <table:table-cell office:value-type="float" office:value="0.0075">
            <text:p>0.0075</text:p>
          </table:table-cell>
          <table:table-cell office:value-type="float" office:value="0.0077">
            <text:p>0.0077</text:p>
          </table:table-cell>
          <table:table-cell office:value-type="float" office:value="0.0124">
            <text:p>0.0124</text:p>
          </table:table-cell>
          <table:table-cell office:value-type="float" office:value="0.0007">
            <text:p>0.0007</text:p>
          </table:table-cell>
          <table:table-cell office:value-type="float" office:value="0.0005">
            <text:p>0.0005</text:p>
          </table:table-cell>
          <table:table-cell office:value-type="float" office:value="0.001">
            <text:p>0.001</text:p>
          </table:table-cell>
          <table:table-cell office:value-type="float" office:value="0.0119">
            <text:p>0.0119</text:p>
          </table:table-cell>
          <table:table-cell office:value-type="float" office:value="0.9658">
            <text:p>0.9658</text:p>
          </table:table-cell>
          <table:table-cell office:value-type="float" office:value="0.0044">
            <text:p>0.0044</text:p>
          </table:table-cell>
          <table:table-cell office:value-type="float" office:value="0.0072">
            <text:p>0.0072</text:p>
          </table:table-cell>
          <table:table-cell office:value-type="float" office:value="0.0092">
            <text:p>0.0092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300800648">
            <text:p>7300800648</text:p>
          </table:table-cell>
          <table:table-cell office:value-type="float" office:value="270400024">
            <text:p>270400024</text:p>
          </table:table-cell>
          <table:table-cell office:value-type="float" office:value="634">
            <text:p>634</text:p>
          </table:table-cell>
          <table:table-cell office:value-type="float" office:value="23.4814814814815">
            <text:p>23.4814814815</text:p>
          </table:table-cell>
          <table:table-cell office:value-type="float" office:value="206">
            <text:p>206</text:p>
          </table:table-cell>
          <table:table-cell office:value-type="float" office:value="7.62962962962963">
            <text:p>7.6296296296</text:p>
          </table:table-cell>
          <table:table-cell office:value-type="float" office:value="79">
            <text:p>79</text:p>
          </table:table-cell>
          <table:table-cell office:value-type="float" office:value="2.92592592592593">
            <text:p>2.9259259259</text:p>
          </table:table-cell>
          <table:table-cell office:value-type="float" office:value="270">
            <text:p>270</text:p>
          </table:table-cell>
          <table:table-cell office:value-type="float" office:value="10">
            <text:p>10</text:p>
          </table:table-cell>
          <table:table-cell office:value-type="float" office:value="10648">
            <text:p>10648</text:p>
          </table:table-cell>
          <table:table-cell office:value-type="float" office:value="394.37037037037">
            <text:p>394.3703703704</text:p>
          </table:table-cell>
          <table:table-cell office:value-type="float" office:value="1547">
            <text:p>1547</text:p>
          </table:table-cell>
          <table:table-cell office:value-type="float" office:value="57.2962962962963">
            <text:p>57.2962962963</text:p>
          </table:table-cell>
          <table:table-cell office:value-type="float" office:value="999800">
            <text:p>999800</text:p>
          </table:table-cell>
          <table:table-cell office:value-type="float" office:value="37029.6296296296">
            <text:p>37029.6296296296</text:p>
          </table:table-cell>
          <table:table-cell office:value-type="float" office:value="346.83846474031">
            <text:p>346.8384647403</text:p>
          </table:table-cell>
          <table:table-cell office:value-type="float" office:value="12.8458690644559">
            <text:p>12.8458690645</text:p>
          </table:table-cell>
          <table:table-cell office:value-type="float" office:value="18554">
            <text:p>18554</text:p>
          </table:table-cell>
          <table:table-cell office:value-type="float" office:value="687.185185185185">
            <text:p>687.1851851852</text:p>
          </table:table-cell>
          <table:table-cell office:value-type="float" office:value="12904">
            <text:p>12904</text:p>
          </table:table-cell>
          <table:table-cell office:value-type="float" office:value="477.925925925926">
            <text:p>477.9259259259</text:p>
          </table:table-cell>
          <table:table-cell office:value-type="float" office:value="430.09004582285">
            <text:p>430.0900458229</text:p>
          </table:table-cell>
          <table:table-cell office:value-type="float" office:value="15.9292609564019">
            <text:p>15.9292609564</text:p>
          </table:table-cell>
          <table:table-cell office:value-type="float" office:value="15658">
            <text:p>15658</text:p>
          </table:table-cell>
          <table:table-cell office:value-type="float" office:value="579.925925925926">
            <text:p>579.9259259259</text:p>
          </table:table-cell>
          <table:table-cell office:value-type="float" office:value="10525">
            <text:p>10525</text:p>
          </table:table-cell>
          <table:table-cell office:value-type="float" office:value="389.814814814815">
            <text:p>389.8148148148</text:p>
          </table:table-cell>
          <table:table-cell office:value-type="float" office:value="388.46425528171">
            <text:p>388.4642552817</text:p>
          </table:table-cell>
          <table:table-cell office:value-type="float" office:value="14.3875650104337">
            <text:p>14.3875650104</text:p>
          </table:table-cell>
          <table:table-cell office:value-type="float" office:value="27">
            <text:p>27</text:p>
          </table:table-cell>
          <table:table-cell table:formula="of:= 100 * (([.BR14] / ([.BR14] + [.BT14])) - ([.BT14] / ([.BR14] + [.BT14])))" office:value-type="float" office:value="17.9604552101214">
            <text:p>17.9604552101</text:p>
          </table:table-cell>
          <table:table-cell table:formula="of:= 100 * (([.BX14] / ([.BX14] + [.BZ14])) - ([.BZ14] / ([.BX14] + [.BZ14])))" office:value-type="float" office:value="19.6043234159569">
            <text:p>19.604323416</text:p>
          </table:table-cell>
          <table:table-cell table:formula="of:=([.CE14] + [.CF14]) / 2" office:value-type="float" office:value="18.7823893130392">
            <text:p>18.782389313</text:p>
          </table:table-cell>
          <table:table-cell table:formula="of:=IF([.CG14] &gt; 0;1;0)" office:value-type="float" office:value="1">
            <text:p>1</text:p>
          </table:table-cell>
          <table:table-cell table:formula="of:=IF(AND([.CH14] = 1;[.BW14] &lt; 0);1;0)" office:value-type="float" office:value="0">
            <text:p>0</text:p>
          </table:table-cell>
          <table:table-cell table:formula="of:=IF([.CG14] &lt; 0;1;0)" office:value-type="float" office:value="0">
            <text:p>0</text:p>
          </table:table-cell>
          <table:table-cell table:formula="of:=IF(AND([.CJ14] = 1;[.BW14] &gt; 0);1;0)" office:value-type="float" office:value="0">
            <text:p>0</text:p>
          </table:table-cell>
          <table:table-cell table:formula="of:=IF(AND([.CH14] = 1;[.BQ14] &lt; 0);1;0)" office:value-type="float" office:value="0">
            <text:p>0</text:p>
          </table:table-cell>
          <table:table-cell table:formula="of:=IF(AND([.CJ14] = 1;[.BQ14] &gt; 0);1;0)" office:value-type="float" office:value="0">
            <text:p>0</text:p>
          </table:table-cell>
          <table:table-cell table:formula="of:=[.CG14] - [.$CG$136]" office:value-type="float" office:value="18.2765436983316">
            <text:p>18.2765436983</text:p>
          </table:table-cell>
        </table:table-row>
        <table:table-row table:style-name="ro2">
          <table:table-cell office:value-type="float" office:value="406617">
            <text:p>406617</text:p>
          </table:table-cell>
          <table:table-cell office:value-type="float" office:value="63">
            <text:p>63</text:p>
          </table:table-cell>
          <table:table-cell office:value-type="string">
            <text:p>3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917">
            <text:p>39917</text:p>
          </table:table-cell>
          <table:table-cell office:value-type="float" office:value="657">
            <text:p>657</text:p>
          </table:table-cell>
          <table:table-cell office:value-type="float" office:value="37490">
            <text:p>37490</text:p>
          </table:table-cell>
          <table:table-cell office:value-type="float" office:value="751">
            <text:p>751</text:p>
          </table:table-cell>
          <table:table-cell office:value-type="float" office:value="506">
            <text:p>506</text:p>
          </table:table-cell>
          <table:table-cell office:value-type="float" office:value="436">
            <text:p>43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46">
            <text:p>46</text:p>
          </table:table-cell>
          <table:table-cell office:value-type="float" office:value="29729">
            <text:p>29729</text:p>
          </table:table-cell>
          <table:table-cell office:value-type="float" office:value="365">
            <text:p>365</text:p>
          </table:table-cell>
          <table:table-cell office:value-type="float" office:value="28117">
            <text:p>28117</text:p>
          </table:table-cell>
          <table:table-cell office:value-type="float" office:value="582">
            <text:p>582</text:p>
          </table:table-cell>
          <table:table-cell office:value-type="float" office:value="379">
            <text:p>379</text:p>
          </table:table-cell>
          <table:table-cell office:value-type="float" office:value="244">
            <text:p>24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35">
            <text:p>335</text:p>
          </table:table-cell>
          <table:table-cell office:value-type="float" office:value="0.0085">
            <text:p>0.0085</text:p>
          </table:table-cell>
          <table:table-cell office:value-type="float" office:value="0.0165">
            <text:p>0.0165</text:p>
          </table:table-cell>
          <table:table-cell office:value-type="float" office:value="0.9392">
            <text:p>0.9392</text:p>
          </table:table-cell>
          <table:table-cell office:value-type="float" office:value="0.0188">
            <text:p>0.0188</text:p>
          </table:table-cell>
          <table:table-cell office:value-type="float" office:value="0.0127">
            <text:p>0.0127</text:p>
          </table:table-cell>
          <table:table-cell office:value-type="float" office:value="0.0109">
            <text:p>0.0109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12">
            <text:p>0.0012</text:p>
          </table:table-cell>
          <table:table-cell office:value-type="float" office:value="0.0123">
            <text:p>0.0123</text:p>
          </table:table-cell>
          <table:table-cell office:value-type="float" office:value="0.9458">
            <text:p>0.9458</text:p>
          </table:table-cell>
          <table:table-cell office:value-type="float" office:value="0.0196">
            <text:p>0.0196</text:p>
          </table:table-cell>
          <table:table-cell office:value-type="float" office:value="0.0127">
            <text:p>0.0127</text:p>
          </table:table-cell>
          <table:table-cell office:value-type="float" office:value="0.0082">
            <text:p>0.0082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40487750">
            <text:p>9740487750</text:p>
          </table:table-cell>
          <table:table-cell office:value-type="float" office:value="270569104.166667">
            <text:p>270569104.166667</text:p>
          </table:table-cell>
          <table:table-cell office:value-type="float" office:value="562">
            <text:p>562</text:p>
          </table:table-cell>
          <table:table-cell office:value-type="float" office:value="15.6111111111111">
            <text:p>15.6111111111</text:p>
          </table:table-cell>
          <table:table-cell office:value-type="float" office:value="284">
            <text:p>284</text:p>
          </table:table-cell>
          <table:table-cell office:value-type="float" office:value="7.88888888888889">
            <text:p>7.8888888889</text:p>
          </table:table-cell>
          <table:table-cell office:value-type="float" office:value="111">
            <text:p>111</text:p>
          </table:table-cell>
          <table:table-cell office:value-type="float" office:value="3.08333333333333">
            <text:p>3.0833333333</text:p>
          </table:table-cell>
          <table:table-cell office:value-type="float" office:value="351">
            <text:p>351</text:p>
          </table:table-cell>
          <table:table-cell office:value-type="float" office:value="9.75">
            <text:p>9.75</text:p>
          </table:table-cell>
          <table:table-cell office:value-type="float" office:value="7750">
            <text:p>7750</text:p>
          </table:table-cell>
          <table:table-cell office:value-type="float" office:value="215.277777777778">
            <text:p>215.2777777778</text:p>
          </table:table-cell>
          <table:table-cell office:value-type="float" office:value="1902">
            <text:p>1902</text:p>
          </table:table-cell>
          <table:table-cell office:value-type="float" office:value="52.8333333333333">
            <text:p>52.8333333333</text:p>
          </table:table-cell>
          <table:table-cell office:value-type="float" office:value="1257567">
            <text:p>1257567</text:p>
          </table:table-cell>
          <table:table-cell office:value-type="float" office:value="34932.4166666667">
            <text:p>34932.4166666667</text:p>
          </table:table-cell>
          <table:table-cell office:value-type="float" office:value="485.68581337976">
            <text:p>485.6858133798</text:p>
          </table:table-cell>
          <table:table-cell office:value-type="float" office:value="13.4912725938822">
            <text:p>13.4912725939</text:p>
          </table:table-cell>
          <table:table-cell office:value-type="float" office:value="19255">
            <text:p>19255</text:p>
          </table:table-cell>
          <table:table-cell office:value-type="float" office:value="534.861111111111">
            <text:p>534.8611111111</text:p>
          </table:table-cell>
          <table:table-cell office:value-type="float" office:value="13520">
            <text:p>13520</text:p>
          </table:table-cell>
          <table:table-cell office:value-type="float" office:value="375.555555555556">
            <text:p>375.5555555556</text:p>
          </table:table-cell>
          <table:table-cell office:value-type="float" office:value="639.69847686068">
            <text:p>639.6984768607</text:p>
          </table:table-cell>
          <table:table-cell office:value-type="float" office:value="17.7694021350189">
            <text:p>17.769402135</text:p>
          </table:table-cell>
          <table:table-cell office:value-type="float" office:value="16622">
            <text:p>16622</text:p>
          </table:table-cell>
          <table:table-cell office:value-type="float" office:value="461.722222222222">
            <text:p>461.7222222222</text:p>
          </table:table-cell>
          <table:table-cell office:value-type="float" office:value="10927">
            <text:p>10927</text:p>
          </table:table-cell>
          <table:table-cell office:value-type="float" office:value="303.527777777778">
            <text:p>303.5277777778</text:p>
          </table:table-cell>
          <table:table-cell office:value-type="float" office:value="562.69214512008">
            <text:p>562.6921451201</text:p>
          </table:table-cell>
          <table:table-cell office:value-type="float" office:value="15.6303373644467">
            <text:p>15.6303373644</text:p>
          </table:table-cell>
          <table:table-cell office:value-type="float" office:value="36">
            <text:p>36</text:p>
          </table:table-cell>
          <table:table-cell table:formula="of:= 100 * (([.BR15] / ([.BR15] + [.BT15])) - ([.BT15] / ([.BR15] + [.BT15])))" office:value-type="float" office:value="17.4980930587338">
            <text:p>17.4980930587</text:p>
          </table:table-cell>
          <table:table-cell table:formula="of:= 100 * (([.BX15] / ([.BX15] + [.BZ15])) - ([.BZ15] / ([.BX15] + [.BZ15])))" office:value-type="float" office:value="20.6722567062325">
            <text:p>20.6722567062</text:p>
          </table:table-cell>
          <table:table-cell table:formula="of:=([.CE15] + [.CF15]) / 2" office:value-type="float" office:value="19.0851748824832">
            <text:p>19.0851748825</text:p>
          </table:table-cell>
          <table:table-cell table:formula="of:=IF([.CG15] &gt; 0;1;0)" office:value-type="float" office:value="1">
            <text:p>1</text:p>
          </table:table-cell>
          <table:table-cell table:formula="of:=IF(AND([.CH15] = 1;[.BW15] &lt; 0);1;0)" office:value-type="float" office:value="0">
            <text:p>0</text:p>
          </table:table-cell>
          <table:table-cell table:formula="of:=IF([.CG15] &lt; 0;1;0)" office:value-type="float" office:value="0">
            <text:p>0</text:p>
          </table:table-cell>
          <table:table-cell table:formula="of:=IF(AND([.CJ15] = 1;[.BW15] &gt; 0);1;0)" office:value-type="float" office:value="0">
            <text:p>0</text:p>
          </table:table-cell>
          <table:table-cell table:formula="of:=IF(AND([.CH15] = 1;[.BQ15] &lt; 0);1;0)" office:value-type="float" office:value="0">
            <text:p>0</text:p>
          </table:table-cell>
          <table:table-cell table:formula="of:=IF(AND([.CJ15] = 1;[.BQ15] &gt; 0);1;0)" office:value-type="float" office:value="0">
            <text:p>0</text:p>
          </table:table-cell>
          <table:table-cell table:formula="of:=[.CG15] - [.$CG$136]" office:value-type="float" office:value="18.5793292677756">
            <text:p>18.5793292678</text:p>
          </table:table-cell>
        </table:table-row>
        <table:table-row table:style-name="ro2">
          <table:table-cell office:value-type="float" office:value="406643">
            <text:p>406643</text:p>
          </table:table-cell>
          <table:table-cell office:value-type="float" office:value="22">
            <text:p>22</text:p>
          </table:table-cell>
          <table:table-cell office:value-type="string">
            <text:p>1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81">
            <text:p>39581</text:p>
          </table:table-cell>
          <table:table-cell office:value-type="float" office:value="873">
            <text:p>873</text:p>
          </table:table-cell>
          <table:table-cell office:value-type="float" office:value="36359">
            <text:p>36359</text:p>
          </table:table-cell>
          <table:table-cell office:value-type="float" office:value="751">
            <text:p>751</text:p>
          </table:table-cell>
          <table:table-cell office:value-type="float" office:value="1234">
            <text:p>1234</text:p>
          </table:table-cell>
          <table:table-cell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30572">
            <text:p>30572</text:p>
          </table:table-cell>
          <table:table-cell office:value-type="float" office:value="595">
            <text:p>595</text:p>
          </table:table-cell>
          <table:table-cell office:value-type="float" office:value="28319">
            <text:p>28319</text:p>
          </table:table-cell>
          <table:table-cell office:value-type="float" office:value="598">
            <text:p>598</text:p>
          </table:table-cell>
          <table:table-cell office:value-type="float" office:value="844">
            <text:p>844</text:p>
          </table:table-cell>
          <table:table-cell office:value-type="float" office:value="155">
            <text:p>15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0.0221">
            <text:p>0.0221</text:p>
          </table:table-cell>
          <table:table-cell office:value-type="float" office:value="0.9186">
            <text:p>0.9186</text:p>
          </table:table-cell>
          <table:table-cell office:value-type="float" office:value="0.019">
            <text:p>0.019</text:p>
          </table:table-cell>
          <table:table-cell office:value-type="float" office:value="0.0312">
            <text:p>0.0312</text:p>
          </table:table-cell>
          <table:table-cell office:value-type="float" office:value="0.0065">
            <text:p>0.0065</text:p>
          </table:table-cell>
          <table:table-cell office:value-type="float" office:value="0.0006">
            <text:p>0.0006</text:p>
          </table:table-cell>
          <table:table-cell office:value-type="float" office:value="0.0003">
            <text:p>0.0003</text:p>
          </table:table-cell>
          <table:table-cell office:value-type="float" office:value="0.0018">
            <text:p>0.0018</text:p>
          </table:table-cell>
          <table:table-cell office:value-type="float" office:value="0.0195">
            <text:p>0.0195</text:p>
          </table:table-cell>
          <table:table-cell office:value-type="float" office:value="0.9263">
            <text:p>0.9263</text:p>
          </table:table-cell>
          <table:table-cell office:value-type="float" office:value="0.0196">
            <text:p>0.0196</text:p>
          </table:table-cell>
          <table:table-cell office:value-type="float" office:value="0.0276">
            <text:p>0.0276</text:p>
          </table:table-cell>
          <table:table-cell office:value-type="float" office:value="0.0051">
            <text:p>0.0051</text:p>
          </table:table-cell>
          <table:table-cell office:value-type="float" office:value="0.0005">
            <text:p>0.0005</text:p>
          </table:table-cell>
          <table:table-cell office:value-type="float" office:value="0.0003">
            <text:p>0.0003</text:p>
          </table:table-cell>
          <table:table-cell office:value-type="float" office:value="0.0012">
            <text:p>0.001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588727788">
            <text:p>20588727788</text:p>
          </table:table-cell>
          <table:table-cell office:value-type="float" office:value="270904313">
            <text:p>270904313</text:p>
          </table:table-cell>
          <table:table-cell office:value-type="float" office:value="616">
            <text:p>616</text:p>
          </table:table-cell>
          <table:table-cell office:value-type="float" office:value="8.10526315789474">
            <text:p>8.1052631579</text:p>
          </table:table-cell>
          <table:table-cell office:value-type="float" office:value="608">
            <text:p>608</text:p>
          </table:table-cell>
          <table:table-cell office:value-type="float" office:value="8">
            <text:p>8</text:p>
          </table:table-cell>
          <table:table-cell office:value-type="float" office:value="266">
            <text:p>266</text:p>
          </table:table-cell>
          <table:table-cell office:value-type="float" office:value="3.5">
            <text:p>3.5</text:p>
          </table:table-cell>
          <table:table-cell office:value-type="float" office:value="742">
            <text:p>742</text:p>
          </table:table-cell>
          <table:table-cell office:value-type="float" office:value="9.76315789473684">
            <text:p>9.7631578947</text:p>
          </table:table-cell>
          <table:table-cell office:value-type="float" office:value="7788">
            <text:p>7788</text:p>
          </table:table-cell>
          <table:table-cell office:value-type="float" office:value="102.473684210526">
            <text:p>102.4736842105</text:p>
          </table:table-cell>
          <table:table-cell office:value-type="float" office:value="7079">
            <text:p>7079</text:p>
          </table:table-cell>
          <table:table-cell office:value-type="float" office:value="93.1447368421053">
            <text:p>93.1447368421</text:p>
          </table:table-cell>
          <table:table-cell office:value-type="float" office:value="2640295">
            <text:p>2640295</text:p>
          </table:table-cell>
          <table:table-cell office:value-type="float" office:value="34740.7236842105">
            <text:p>34740.7236842105</text:p>
          </table:table-cell>
          <table:table-cell office:value-type="float" office:value="-117.907996645126">
            <text:p>-117.9079966451</text:p>
          </table:table-cell>
          <table:table-cell office:value-type="float" office:value="-1.5514210084885">
            <text:p>-1.5514210085</text:p>
          </table:table-cell>
          <table:table-cell office:value-type="float" office:value="10858">
            <text:p>10858</text:p>
          </table:table-cell>
          <table:table-cell office:value-type="float" office:value="142.868421052632">
            <text:p>142.8684210526</text:p>
          </table:table-cell>
          <table:table-cell office:value-type="float" office:value="10126">
            <text:p>10126</text:p>
          </table:table-cell>
          <table:table-cell office:value-type="float" office:value="133.236842105263">
            <text:p>133.2368421053</text:p>
          </table:table-cell>
          <table:table-cell office:value-type="float" office:value="146.499097980186">
            <text:p>146.4990979802</text:p>
          </table:table-cell>
          <table:table-cell office:value-type="float" office:value="1.92761971026561">
            <text:p>1.9276197103</text:p>
          </table:table-cell>
          <table:table-cell office:value-type="float" office:value="9370">
            <text:p>9370</text:p>
          </table:table-cell>
          <table:table-cell office:value-type="float" office:value="123.289473684211">
            <text:p>123.2894736842</text:p>
          </table:table-cell>
          <table:table-cell office:value-type="float" office:value="8285">
            <text:p>8285</text:p>
          </table:table-cell>
          <table:table-cell office:value-type="float" office:value="109.013157894737">
            <text:p>109.0131578947</text:p>
          </table:table-cell>
          <table:table-cell office:value-type="float" office:value="14.2955506676599">
            <text:p>14.2955506677</text:p>
          </table:table-cell>
          <table:table-cell office:value-type="float" office:value="0.188099350890261">
            <text:p>0.1880993509</text:p>
          </table:table-cell>
          <table:table-cell office:value-type="float" office:value="76">
            <text:p>76</text:p>
          </table:table-cell>
          <table:table-cell table:formula="of:= 100 * (([.BR16] / ([.BR16] + [.BT16])) - ([.BT16] / ([.BR16] + [.BT16])))" office:value-type="float" office:value="3.48837209302326">
            <text:p>3.488372093</text:p>
          </table:table-cell>
          <table:table-cell table:formula="of:= 100 * (([.BX16] / ([.BX16] + [.BZ16])) - ([.BZ16] / ([.BX16] + [.BZ16])))" office:value-type="float" office:value="6.14556782781082">
            <text:p>6.1455678278</text:p>
          </table:table-cell>
          <table:table-cell table:formula="of:=([.CE16] + [.CF16]) / 2" office:value-type="float" office:value="4.81696996041704">
            <text:p>4.8169699604</text:p>
          </table:table-cell>
          <table:table-cell table:formula="of:=IF([.CG16] &gt; 0;1;0)" office:value-type="float" office:value="1">
            <text:p>1</text:p>
          </table:table-cell>
          <table:table-cell table:formula="of:=IF(AND([.CH16] = 1;[.BW16] &lt; 0);1;0)" office:value-type="float" office:value="0">
            <text:p>0</text:p>
          </table:table-cell>
          <table:table-cell table:formula="of:=IF([.CG16] &lt; 0;1;0)" office:value-type="float" office:value="0">
            <text:p>0</text:p>
          </table:table-cell>
          <table:table-cell table:formula="of:=IF(AND([.CJ16] = 1;[.BW16] &gt; 0);1;0)" office:value-type="float" office:value="0">
            <text:p>0</text:p>
          </table:table-cell>
          <table:table-cell table:formula="of:=IF(AND([.CH16] = 1;[.BQ16] &lt; 0);1;0)" office:value-type="float" office:value="1">
            <text:p>1</text:p>
          </table:table-cell>
          <table:table-cell table:formula="of:=IF(AND([.CJ16] = 1;[.BQ16] &gt; 0);1;0)" office:value-type="float" office:value="0">
            <text:p>0</text:p>
          </table:table-cell>
          <table:table-cell table:formula="of:=[.CG16] - [.$CG$136]" office:value-type="float" office:value="4.31112434570946">
            <text:p>4.3111243457</text:p>
          </table:table-cell>
        </table:table-row>
        <table:table-row table:style-name="ro2">
          <table:table-cell office:value-type="float" office:value="406667">
            <text:p>406667</text:p>
          </table:table-cell>
          <table:table-cell office:value-type="float" office:value="15">
            <text:p>15</text:p>
          </table:table-cell>
          <table:table-cell office:value-type="string">
            <text:p>0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61">
            <text:p>39861</text:p>
          </table:table-cell>
          <table:table-cell office:value-type="float" office:value="1333">
            <text:p>1333</text:p>
          </table:table-cell>
          <table:table-cell office:value-type="float" office:value="37238">
            <text:p>37238</text:p>
          </table:table-cell>
          <table:table-cell office:value-type="float" office:value="465">
            <text:p>465</text:p>
          </table:table-cell>
          <table:table-cell office:value-type="float" office:value="407">
            <text:p>407</text:p>
          </table:table-cell>
          <table:table-cell office:value-type="float" office:value="325">
            <text:p>325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1393">
            <text:p>31393</text:p>
          </table:table-cell>
          <table:table-cell office:value-type="float" office:value="767">
            <text:p>767</text:p>
          </table:table-cell>
          <table:table-cell office:value-type="float" office:value="29869">
            <text:p>29869</text:p>
          </table:table-cell>
          <table:table-cell office:value-type="float" office:value="225">
            <text:p>225</text:p>
          </table:table-cell>
          <table:table-cell office:value-type="float" office:value="281">
            <text:p>281</text:p>
          </table:table-cell>
          <table:table-cell office:value-type="float" office:value="197">
            <text:p>197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279">
            <text:p>279</text:p>
          </table:table-cell>
          <table:table-cell office:value-type="float" office:value="0.007">
            <text:p>0.007</text:p>
          </table:table-cell>
          <table:table-cell office:value-type="float" office:value="0.0334">
            <text:p>0.0334</text:p>
          </table:table-cell>
          <table:table-cell office:value-type="float" office:value="0.9342">
            <text:p>0.9342</text:p>
          </table:table-cell>
          <table:table-cell office:value-type="float" office:value="0.0117">
            <text:p>0.0117</text:p>
          </table:table-cell>
          <table:table-cell office:value-type="float" office:value="0.0102">
            <text:p>0.0102</text:p>
          </table:table-cell>
          <table:table-cell office:value-type="float" office:value="0.0082">
            <text:p>0.0082</text:p>
          </table:table-cell>
          <table:table-cell office:value-type="float" office:value="0.001">
            <text:p>0.001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244">
            <text:p>0.0244</text:p>
          </table:table-cell>
          <table:table-cell office:value-type="float" office:value="0.9515">
            <text:p>0.9515</text:p>
          </table:table-cell>
          <table:table-cell office:value-type="float" office:value="0.0072">
            <text:p>0.0072</text:p>
          </table:table-cell>
          <table:table-cell office:value-type="float" office:value="0.009">
            <text:p>0.009</text:p>
          </table:table-cell>
          <table:table-cell office:value-type="float" office:value="0.0063">
            <text:p>0.0063</text:p>
          </table:table-cell>
          <table:table-cell office:value-type="float" office:value="0.0008">
            <text:p>0.0008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599655025">
            <text:p>20599655025</text:p>
          </table:table-cell>
          <table:table-cell office:value-type="float" office:value="271048092.434211">
            <text:p>271048092.434211</text:p>
          </table:table-cell>
          <table:table-cell office:value-type="float" office:value="737">
            <text:p>737</text:p>
          </table:table-cell>
          <table:table-cell office:value-type="float" office:value="9.69736842105263">
            <text:p>9.6973684211</text:p>
          </table:table-cell>
          <table:table-cell office:value-type="float" office:value="532">
            <text:p>532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  <table:table-cell office:value-type="float" office:value="2.60526315789474">
            <text:p>2.6052631579</text:p>
          </table:table-cell>
          <table:table-cell office:value-type="float" office:value="542">
            <text:p>542</text:p>
          </table:table-cell>
          <table:table-cell office:value-type="float" office:value="7.13157894736842">
            <text:p>7.1315789474</text:p>
          </table:table-cell>
          <table:table-cell office:value-type="float" office:value="15025">
            <text:p>15025</text:p>
          </table:table-cell>
          <table:table-cell office:value-type="float" office:value="197.697368421053">
            <text:p>197.6973684211</text:p>
          </table:table-cell>
          <table:table-cell office:value-type="float" office:value="13325">
            <text:p>13325</text:p>
          </table:table-cell>
          <table:table-cell office:value-type="float" office:value="175.328947368421">
            <text:p>175.3289473684</text:p>
          </table:table-cell>
          <table:table-cell office:value-type="float" office:value="2501184">
            <text:p>2501184</text:p>
          </table:table-cell>
          <table:table-cell office:value-type="float" office:value="32910.3157894737">
            <text:p>32910.3157894737</text:p>
          </table:table-cell>
          <table:table-cell office:value-type="float" office:value="1454.76703692668">
            <text:p>1454.7670369267</text:p>
          </table:table-cell>
          <table:table-cell office:value-type="float" office:value="19.1416715385089">
            <text:p>19.1416715385</text:p>
          </table:table-cell>
          <table:table-cell office:value-type="float" office:value="16321">
            <text:p>16321</text:p>
          </table:table-cell>
          <table:table-cell office:value-type="float" office:value="214.75">
            <text:p>214.75</text:p>
          </table:table-cell>
          <table:table-cell office:value-type="float" office:value="10236">
            <text:p>10236</text:p>
          </table:table-cell>
          <table:table-cell office:value-type="float" office:value="134.684210526316">
            <text:p>134.6842105263</text:p>
          </table:table-cell>
          <table:table-cell office:value-type="float" office:value="1357.02041794566">
            <text:p>1357.0204179457</text:p>
          </table:table-cell>
          <table:table-cell office:value-type="float" office:value="17.8555318150745">
            <text:p>17.8555318151</text:p>
          </table:table-cell>
          <table:table-cell office:value-type="float" office:value="12494">
            <text:p>12494</text:p>
          </table:table-cell>
          <table:table-cell office:value-type="float" office:value="164.394736842105">
            <text:p>164.3947368421</text:p>
          </table:table-cell>
          <table:table-cell office:value-type="float" office:value="8173">
            <text:p>8173</text:p>
          </table:table-cell>
          <table:table-cell office:value-type="float" office:value="107.539473684211">
            <text:p>107.5394736842</text:p>
          </table:table-cell>
          <table:table-cell office:value-type="float" office:value="1405.89372743611">
            <text:p>1405.8937274361</text:p>
          </table:table-cell>
          <table:table-cell office:value-type="float" office:value="18.4986016767909">
            <text:p>18.4986016768</text:p>
          </table:table-cell>
          <table:table-cell office:value-type="float" office:value="76">
            <text:p>76</text:p>
          </table:table-cell>
          <table:table-cell table:formula="of:= 100 * (([.BR17] / ([.BR17] + [.BT17])) - ([.BT17] / ([.BR17] + [.BT17])))" office:value-type="float" office:value="22.9129796287231">
            <text:p>22.9129796287</text:p>
          </table:table-cell>
          <table:table-cell table:formula="of:= 100 * (([.BX17] / ([.BX17] + [.BZ17])) - ([.BZ17] / ([.BX17] + [.BZ17])))" office:value-type="float" office:value="20.9077272947211">
            <text:p>20.9077272947</text:p>
          </table:table-cell>
          <table:table-cell table:formula="of:=([.CE17] + [.CF17]) / 2" office:value-type="float" office:value="21.9103534617221">
            <text:p>21.9103534617</text:p>
          </table:table-cell>
          <table:table-cell table:formula="of:=IF([.CG17] &gt; 0;1;0)" office:value-type="float" office:value="1">
            <text:p>1</text:p>
          </table:table-cell>
          <table:table-cell table:formula="of:=IF(AND([.CH17] = 1;[.BW17] &lt; 0);1;0)" office:value-type="float" office:value="0">
            <text:p>0</text:p>
          </table:table-cell>
          <table:table-cell table:formula="of:=IF([.CG17] &lt; 0;1;0)" office:value-type="float" office:value="0">
            <text:p>0</text:p>
          </table:table-cell>
          <table:table-cell table:formula="of:=IF(AND([.CJ17] = 1;[.BW17] &gt; 0);1;0)" office:value-type="float" office:value="0">
            <text:p>0</text:p>
          </table:table-cell>
          <table:table-cell table:formula="of:=IF(AND([.CH17] = 1;[.BQ17] &lt; 0);1;0)" office:value-type="float" office:value="0">
            <text:p>0</text:p>
          </table:table-cell>
          <table:table-cell table:formula="of:=IF(AND([.CJ17] = 1;[.BQ17] &gt; 0);1;0)" office:value-type="float" office:value="0">
            <text:p>0</text:p>
          </table:table-cell>
          <table:table-cell table:formula="of:=[.CG17] - [.$CG$136]" office:value-type="float" office:value="21.4045078470145">
            <text:p>21.404507847</text:p>
          </table:table-cell>
        </table:table-row>
        <table:table-row table:style-name="ro2">
          <table:table-cell office:value-type="float" office:value="406684">
            <text:p>406684</text:p>
          </table:table-cell>
          <table:table-cell office:value-type="float" office:value="8">
            <text:p>8</text:p>
          </table:table-cell>
          <table:table-cell office:value-type="string">
            <text:p>0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09">
            <text:p>39709</text:p>
          </table:table-cell>
          <table:table-cell office:value-type="float" office:value="921">
            <text:p>921</text:p>
          </table:table-cell>
          <table:table-cell office:value-type="float" office:value="37031">
            <text:p>37031</text:p>
          </table:table-cell>
          <table:table-cell office:value-type="float" office:value="225">
            <text:p>225</text:p>
          </table:table-cell>
          <table:table-cell office:value-type="float" office:value="1164">
            <text:p>1164</text:p>
          </table:table-cell>
          <table:table-cell office:value-type="float" office:value="281">
            <text:p>28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29785">
            <text:p>29785</text:p>
          </table:table-cell>
          <table:table-cell office:value-type="float" office:value="486">
            <text:p>486</text:p>
          </table:table-cell>
          <table:table-cell office:value-type="float" office:value="28270">
            <text:p>28270</text:p>
          </table:table-cell>
          <table:table-cell office:value-type="float" office:value="92">
            <text:p>92</text:p>
          </table:table-cell>
          <table:table-cell office:value-type="float" office:value="731">
            <text:p>731</text:p>
          </table:table-cell>
          <table:table-cell office:value-type="float" office:value="164">
            <text:p>16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27">
            <text:p>127</text:p>
          </table:table-cell>
          <table:table-cell office:value-type="float" office:value="0.0032">
            <text:p>0.0032</text:p>
          </table:table-cell>
          <table:table-cell office:value-type="float" office:value="0.0232">
            <text:p>0.0232</text:p>
          </table:table-cell>
          <table:table-cell office:value-type="float" office:value="0.9326">
            <text:p>0.9326</text:p>
          </table:table-cell>
          <table:table-cell office:value-type="float" office:value="0.0057">
            <text:p>0.0057</text:p>
          </table:table-cell>
          <table:table-cell office:value-type="float" office:value="0.0293">
            <text:p>0.0293</text:p>
          </table:table-cell>
          <table:table-cell office:value-type="float" office:value="0.0071">
            <text:p>0.0071</text:p>
          </table:table-cell>
          <table:table-cell office:value-type="float" office:value="0.0003">
            <text:p>0.0003</text:p>
          </table:table-cell>
          <table:table-cell office:value-type="float" office:value="0.0007">
            <text:p>0.0007</text:p>
          </table:table-cell>
          <table:table-cell office:value-type="float" office:value="0.0012">
            <text:p>0.0012</text:p>
          </table:table-cell>
          <table:table-cell office:value-type="float" office:value="0.0163">
            <text:p>0.0163</text:p>
          </table:table-cell>
          <table:table-cell office:value-type="float" office:value="0.9491">
            <text:p>0.9491</text:p>
          </table:table-cell>
          <table:table-cell office:value-type="float" office:value="0.0031">
            <text:p>0.0031</text:p>
          </table:table-cell>
          <table:table-cell office:value-type="float" office:value="0.0245">
            <text:p>0.0245</text:p>
          </table:table-cell>
          <table:table-cell office:value-type="float" office:value="0.0055">
            <text:p>0.0055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849953630">
            <text:p>30849953630</text:p>
          </table:table-cell>
          <table:table-cell office:value-type="float" office:value="270613628.333333">
            <text:p>270613628.333333</text:p>
          </table:table-cell>
          <table:table-cell office:value-type="float" office:value="666">
            <text:p>666</text:p>
          </table:table-cell>
          <table:table-cell office:value-type="float" office:value="5.8421052631579">
            <text:p>5.8421052632</text:p>
          </table:table-cell>
          <table:table-cell office:value-type="float" office:value="798">
            <text:p>798</text:p>
          </table:table-cell>
          <table:table-cell office:value-type="float" office:value="7">
            <text:p>7</text:p>
          </table:table-cell>
          <table:table-cell office:value-type="float" office:value="309">
            <text:p>309</text:p>
          </table:table-cell>
          <table:table-cell office:value-type="float" office:value="2.71052631578947">
            <text:p>2.7105263158</text:p>
          </table:table-cell>
          <table:table-cell office:value-type="float" office:value="886">
            <text:p>886</text:p>
          </table:table-cell>
          <table:table-cell office:value-type="float" office:value="7.7719298245614">
            <text:p>7.7719298246</text:p>
          </table:table-cell>
          <table:table-cell office:value-type="float" office:value="13630">
            <text:p>13630</text:p>
          </table:table-cell>
          <table:table-cell office:value-type="float" office:value="119.561403508772">
            <text:p>119.5614035088</text:p>
          </table:table-cell>
          <table:table-cell office:value-type="float" office:value="11199">
            <text:p>11199</text:p>
          </table:table-cell>
          <table:table-cell office:value-type="float" office:value="98.2368421052632">
            <text:p>98.2368421053</text:p>
          </table:table-cell>
          <table:table-cell office:value-type="float" office:value="3751738">
            <text:p>3751738</text:p>
          </table:table-cell>
          <table:table-cell office:value-type="float" office:value="32909.9824561403">
            <text:p>32909.9824561403</text:p>
          </table:table-cell>
          <table:table-cell office:value-type="float" office:value="574.453222127101">
            <text:p>574.4532221271</text:p>
          </table:table-cell>
          <table:table-cell office:value-type="float" office:value="5.03906335199211">
            <text:p>5.039063352</text:p>
          </table:table-cell>
          <table:table-cell office:value-type="float" office:value="18015">
            <text:p>18015</text:p>
          </table:table-cell>
          <table:table-cell office:value-type="float" office:value="158.026315789474">
            <text:p>158.0263157895</text:p>
          </table:table-cell>
          <table:table-cell office:value-type="float" office:value="14570">
            <text:p>14570</text:p>
          </table:table-cell>
          <table:table-cell office:value-type="float" office:value="127.80701754386">
            <text:p>127.8070175439</text:p>
          </table:table-cell>
          <table:table-cell office:value-type="float" office:value="-215.611967306691">
            <text:p>-215.6119673067</text:p>
          </table:table-cell>
          <table:table-cell office:value-type="float" office:value="-1.89133304654992">
            <text:p>-1.8913330465</text:p>
          </table:table-cell>
          <table:table-cell office:value-type="float" office:value="12041">
            <text:p>12041</text:p>
          </table:table-cell>
          <table:table-cell office:value-type="float" office:value="105.622807017544">
            <text:p>105.6228070175</text:p>
          </table:table-cell>
          <table:table-cell office:value-type="float" office:value="11148">
            <text:p>11148</text:p>
          </table:table-cell>
          <table:table-cell office:value-type="float" office:value="97.7894736842105">
            <text:p>97.7894736842</text:p>
          </table:table-cell>
          <table:table-cell office:value-type="float" office:value="179.420627410193">
            <text:p>179.4206274102</text:p>
          </table:table-cell>
          <table:table-cell office:value-type="float" office:value="1.57386515272099">
            <text:p>1.5738651527</text:p>
          </table:table-cell>
          <table:table-cell office:value-type="float" office:value="114">
            <text:p>114</text:p>
          </table:table-cell>
          <table:table-cell table:formula="of:= 100 * (([.BR18] / ([.BR18] + [.BT18])) - ([.BT18] / ([.BR18] + [.BT18])))" office:value-type="float" office:value="10.5723492404481">
            <text:p>10.5723492404</text:p>
          </table:table-cell>
          <table:table-cell table:formula="of:= 100 * (([.BX18] / ([.BX18] + [.BZ18])) - ([.BZ18] / ([.BX18] + [.BZ18])))" office:value-type="float" office:value="3.85096381905214">
            <text:p>3.8509638191</text:p>
          </table:table-cell>
          <table:table-cell table:formula="of:=([.CE18] + [.CF18]) / 2" office:value-type="float" office:value="7.2116565297501">
            <text:p>7.2116565298</text:p>
          </table:table-cell>
          <table:table-cell table:formula="of:=IF([.CG18] &gt; 0;1;0)" office:value-type="float" office:value="1">
            <text:p>1</text:p>
          </table:table-cell>
          <table:table-cell table:formula="of:=IF(AND([.CH18] = 1;[.BW18] &lt; 0);1;0)" office:value-type="float" office:value="1">
            <text:p>1</text:p>
          </table:table-cell>
          <table:table-cell table:formula="of:=IF([.CG18] &lt; 0;1;0)" office:value-type="float" office:value="0">
            <text:p>0</text:p>
          </table:table-cell>
          <table:table-cell table:formula="of:=IF(AND([.CJ18] = 1;[.BW18] &gt; 0);1;0)" office:value-type="float" office:value="0">
            <text:p>0</text:p>
          </table:table-cell>
          <table:table-cell table:formula="of:=IF(AND([.CH18] = 1;[.BQ18] &lt; 0);1;0)" office:value-type="float" office:value="0">
            <text:p>0</text:p>
          </table:table-cell>
          <table:table-cell table:formula="of:=IF(AND([.CJ18] = 1;[.BQ18] &gt; 0);1;0)" office:value-type="float" office:value="0">
            <text:p>0</text:p>
          </table:table-cell>
          <table:table-cell table:formula="of:=[.CG18] - [.$CG$136]" office:value-type="float" office:value="6.70581091504252">
            <text:p>6.705810915</text:p>
          </table:table-cell>
        </table:table-row>
        <table:table-row table:style-name="ro2">
          <table:table-cell office:value-type="float" office:value="406724">
            <text:p>406724</text:p>
          </table:table-cell>
          <table:table-cell office:value-type="float" office:value="4">
            <text:p>4</text:p>
          </table:table-cell>
          <table:table-cell office:value-type="string">
            <text:p>0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08">
            <text:p>39808</text:p>
          </table:table-cell>
          <table:table-cell office:value-type="float" office:value="566">
            <text:p>566</text:p>
          </table:table-cell>
          <table:table-cell office:value-type="float" office:value="33061">
            <text:p>33061</text:p>
          </table:table-cell>
          <table:table-cell office:value-type="float" office:value="209">
            <text:p>209</text:p>
          </table:table-cell>
          <table:table-cell office:value-type="float" office:value="5754">
            <text:p>5754</text:p>
          </table:table-cell>
          <table:table-cell office:value-type="float" office:value="121">
            <text:p>12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29541">
            <text:p>29541</text:p>
          </table:table-cell>
          <table:table-cell office:value-type="float" office:value="269">
            <text:p>269</text:p>
          </table:table-cell>
          <table:table-cell office:value-type="float" office:value="25516">
            <text:p>25516</text:p>
          </table:table-cell>
          <table:table-cell office:value-type="float" office:value="77">
            <text:p>77</text:p>
          </table:table-cell>
          <table:table-cell office:value-type="float" office:value="3579">
            <text:p>357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226">
            <text:p>226</text:p>
          </table:table-cell>
          <table:table-cell office:value-type="float" office:value="0.0057">
            <text:p>0.0057</text:p>
          </table:table-cell>
          <table:table-cell office:value-type="float" office:value="0.0142">
            <text:p>0.0142</text:p>
          </table:table-cell>
          <table:table-cell office:value-type="float" office:value="0.8305">
            <text:p>0.8305</text:p>
          </table:table-cell>
          <table:table-cell office:value-type="float" office:value="0.0053">
            <text:p>0.0053</text:p>
          </table:table-cell>
          <table:table-cell office:value-type="float" office:value="0.1445">
            <text:p>0.1445</text:p>
          </table:table-cell>
          <table:table-cell office:value-type="float" office:value="0.003">
            <text:p>0.003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15">
            <text:p>0.0015</text:p>
          </table:table-cell>
          <table:table-cell office:value-type="float" office:value="0.0091">
            <text:p>0.0091</text:p>
          </table:table-cell>
          <table:table-cell office:value-type="float" office:value="0.8637">
            <text:p>0.8637</text:p>
          </table:table-cell>
          <table:table-cell office:value-type="float" office:value="0.0026">
            <text:p>0.0026</text:p>
          </table:table-cell>
          <table:table-cell office:value-type="float" office:value="0.1212">
            <text:p>0.1212</text:p>
          </table:table-cell>
          <table:table-cell office:value-type="float" office:value="0.002">
            <text:p>0.002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5437844416">
            <text:p>35437844416</text:p>
          </table:table-cell>
          <table:table-cell office:value-type="float" office:value="270517896.305344">
            <text:p>270517896.305344</text:p>
          </table:table-cell>
          <table:table-cell office:value-type="float" office:value="544">
            <text:p>544</text:p>
          </table:table-cell>
          <table:table-cell office:value-type="float" office:value="4.15267175572519">
            <text:p>4.1526717557</text:p>
          </table:table-cell>
          <table:table-cell office:value-type="float" office:value="947">
            <text:p>947</text:p>
          </table:table-cell>
          <table:table-cell office:value-type="float" office:value="7.22900763358779">
            <text:p>7.2290076336</text:p>
          </table:table-cell>
          <table:table-cell office:value-type="float" office:value="372">
            <text:p>372</text:p>
          </table:table-cell>
          <table:table-cell office:value-type="float" office:value="2.83969465648855">
            <text:p>2.8396946565</text:p>
          </table:table-cell>
          <table:table-cell office:value-type="float" office:value="1045">
            <text:p>1045</text:p>
          </table:table-cell>
          <table:table-cell office:value-type="float" office:value="7.97709923664122">
            <text:p>7.9770992366</text:p>
          </table:table-cell>
          <table:table-cell office:value-type="float" office:value="14416">
            <text:p>14416</text:p>
          </table:table-cell>
          <table:table-cell office:value-type="float" office:value="110.045801526718">
            <text:p>110.0458015267</text:p>
          </table:table-cell>
          <table:table-cell office:value-type="float" office:value="12801">
            <text:p>12801</text:p>
          </table:table-cell>
          <table:table-cell office:value-type="float" office:value="97.7175572519084">
            <text:p>97.7175572519</text:p>
          </table:table-cell>
          <table:table-cell office:value-type="float" office:value="4676664">
            <text:p>4676664</text:p>
          </table:table-cell>
          <table:table-cell office:value-type="float" office:value="35699.7251908397">
            <text:p>35699.7251908397</text:p>
          </table:table-cell>
          <table:table-cell office:value-type="float" office:value="1030.15097210424">
            <text:p>1030.1509721042</text:p>
          </table:table-cell>
          <table:table-cell office:value-type="float" office:value="7.86374787865829">
            <text:p>7.8637478787</text:p>
          </table:table-cell>
          <table:table-cell office:value-type="float" office:value="17471">
            <text:p>17471</text:p>
          </table:table-cell>
          <table:table-cell office:value-type="float" office:value="133.36641221374">
            <text:p>133.3664122137</text:p>
          </table:table-cell>
          <table:table-cell office:value-type="float" office:value="12744">
            <text:p>12744</text:p>
          </table:table-cell>
          <table:table-cell office:value-type="float" office:value="97.2824427480916">
            <text:p>97.2824427481</text:p>
          </table:table-cell>
          <table:table-cell office:value-type="float" office:value="651.509825374245">
            <text:p>651.5098253742</text:p>
          </table:table-cell>
          <table:table-cell office:value-type="float" office:value="4.97335744560492">
            <text:p>4.9733574456</text:p>
          </table:table-cell>
          <table:table-cell office:value-type="float" office:value="13563">
            <text:p>13563</text:p>
          </table:table-cell>
          <table:table-cell office:value-type="float" office:value="103.534351145038">
            <text:p>103.534351145</text:p>
          </table:table-cell>
          <table:table-cell office:value-type="float" office:value="10390">
            <text:p>10390</text:p>
          </table:table-cell>
          <table:table-cell office:value-type="float" office:value="79.3129770992366">
            <text:p>79.3129770992</text:p>
          </table:table-cell>
          <table:table-cell office:value-type="float" office:value="840.830398739072">
            <text:p>840.8303987391</text:p>
          </table:table-cell>
          <table:table-cell office:value-type="float" office:value="6.41855266213032">
            <text:p>6.4185526621</text:p>
          </table:table-cell>
          <table:table-cell office:value-type="float" office:value="131">
            <text:p>131</text:p>
          </table:table-cell>
          <table:table-cell table:formula="of:= 100 * (([.BR19] / ([.BR19] + [.BT19])) - ([.BT19] / ([.BR19] + [.BT19])))" office:value-type="float" office:value="15.6445474102267">
            <text:p>15.6445474102</text:p>
          </table:table-cell>
          <table:table-cell table:formula="of:= 100 * (([.BX19] / ([.BX19] + [.BZ19])) - ([.BZ19] / ([.BX19] + [.BZ19])))" office:value-type="float" office:value="13.2467749342462">
            <text:p>13.2467749342</text:p>
          </table:table-cell>
          <table:table-cell table:formula="of:=([.CE19] + [.CF19]) / 2" office:value-type="float" office:value="14.4456611722365">
            <text:p>14.4456611722</text:p>
          </table:table-cell>
          <table:table-cell table:formula="of:=IF([.CG19] &gt; 0;1;0)" office:value-type="float" office:value="1">
            <text:p>1</text:p>
          </table:table-cell>
          <table:table-cell table:formula="of:=IF(AND([.CH19] = 1;[.BW19] &lt; 0);1;0)" office:value-type="float" office:value="0">
            <text:p>0</text:p>
          </table:table-cell>
          <table:table-cell table:formula="of:=IF([.CG19] &lt; 0;1;0)" office:value-type="float" office:value="0">
            <text:p>0</text:p>
          </table:table-cell>
          <table:table-cell table:formula="of:=IF(AND([.CJ19] = 1;[.BW19] &gt; 0);1;0)" office:value-type="float" office:value="0">
            <text:p>0</text:p>
          </table:table-cell>
          <table:table-cell table:formula="of:=IF(AND([.CH19] = 1;[.BQ19] &lt; 0);1;0)" office:value-type="float" office:value="0">
            <text:p>0</text:p>
          </table:table-cell>
          <table:table-cell table:formula="of:=IF(AND([.CJ19] = 1;[.BQ19] &gt; 0);1;0)" office:value-type="float" office:value="0">
            <text:p>0</text:p>
          </table:table-cell>
          <table:table-cell table:formula="of:=[.CG19] - [.$CG$136]" office:value-type="float" office:value="13.9398155575289">
            <text:p>13.9398155575</text:p>
          </table:table-cell>
        </table:table-row>
        <table:table-row table:style-name="ro2">
          <table:table-cell office:value-type="float" office:value="406753">
            <text:p>406753</text:p>
          </table:table-cell>
          <table:table-cell office:value-type="float" office:value="2">
            <text:p>2</text:p>
          </table:table-cell>
          <table:table-cell office:value-type="string">
            <text:p>0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76">
            <text:p>39676</text:p>
          </table:table-cell>
          <table:table-cell office:value-type="float" office:value="1912">
            <text:p>1912</text:p>
          </table:table-cell>
          <table:table-cell office:value-type="float" office:value="36167">
            <text:p>36167</text:p>
          </table:table-cell>
          <table:table-cell office:value-type="float" office:value="362">
            <text:p>362</text:p>
          </table:table-cell>
          <table:table-cell office:value-type="float" office:value="853">
            <text:p>853</text:p>
          </table:table-cell>
          <table:table-cell office:value-type="float" office:value="309">
            <text:p>309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30096">
            <text:p>30096</text:p>
          </table:table-cell>
          <table:table-cell office:value-type="float" office:value="1064">
            <text:p>1064</text:p>
          </table:table-cell>
          <table:table-cell office:value-type="float" office:value="28051">
            <text:p>28051</text:p>
          </table:table-cell>
          <table:table-cell office:value-type="float" office:value="190">
            <text:p>190</text:p>
          </table:table-cell>
          <table:table-cell office:value-type="float" office:value="537">
            <text:p>537</text:p>
          </table:table-cell>
          <table:table-cell office:value-type="float" office:value="208">
            <text:p>208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94">
            <text:p>94</text:p>
          </table:table-cell>
          <table:table-cell office:value-type="float" office:value="0.0024">
            <text:p>0.0024</text:p>
          </table:table-cell>
          <table:table-cell office:value-type="float" office:value="0.0482">
            <text:p>0.0482</text:p>
          </table:table-cell>
          <table:table-cell office:value-type="float" office:value="0.9116">
            <text:p>0.9116</text:p>
          </table:table-cell>
          <table:table-cell office:value-type="float" office:value="0.0091">
            <text:p>0.0091</text:p>
          </table:table-cell>
          <table:table-cell office:value-type="float" office:value="0.0215">
            <text:p>0.0215</text:p>
          </table:table-cell>
          <table:table-cell office:value-type="float" office:value="0.0078">
            <text:p>0.0078</text:p>
          </table:table-cell>
          <table:table-cell office:value-type="float" office:value="0.0002">
            <text:p>0.0002</text:p>
          </table:table-cell>
          <table:table-cell office:value-type="float" office:value="0.0006">
            <text:p>0.0006</text:p>
          </table:table-cell>
          <table:table-cell office:value-type="float" office:value="0.0011">
            <text:p>0.0011</text:p>
          </table:table-cell>
          <table:table-cell office:value-type="float" office:value="0.0354">
            <text:p>0.0354</text:p>
          </table:table-cell>
          <table:table-cell office:value-type="float" office:value="0.9321">
            <text:p>0.9321</text:p>
          </table:table-cell>
          <table:table-cell office:value-type="float" office:value="0.0063">
            <text:p>0.0063</text:p>
          </table:table-cell>
          <table:table-cell office:value-type="float" office:value="0.0178">
            <text:p>0.0178</text:p>
          </table:table-cell>
          <table:table-cell office:value-type="float" office:value="0.0069">
            <text:p>0.0069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294565275">
            <text:p>42294565275</text:p>
          </table:table-cell>
          <table:table-cell office:value-type="float" office:value="271119008.173077">
            <text:p>271119008.173077</text:p>
          </table:table-cell>
          <table:table-cell office:value-type="float" office:value="207">
            <text:p>207</text:p>
          </table:table-cell>
          <table:table-cell office:value-type="float" office:value="1.32692307692308">
            <text:p>1.3269230769</text:p>
          </table:table-cell>
          <table:table-cell office:value-type="float" office:value="1092">
            <text:p>1092</text:p>
          </table:table-cell>
          <table:table-cell office:value-type="float" office:value="7">
            <text:p>7</text:p>
          </table:table-cell>
          <table:table-cell office:value-type="float" office:value="458">
            <text:p>458</text:p>
          </table:table-cell>
          <table:table-cell office:value-type="float" office:value="2.93589743589744">
            <text:p>2.9358974359</text:p>
          </table:table-cell>
          <table:table-cell office:value-type="float" office:value="1404">
            <text:p>1404</text:p>
          </table:table-cell>
          <table:table-cell office:value-type="float" office:value="9">
            <text:p>9</text:p>
          </table:table-cell>
          <table:table-cell office:value-type="float" office:value="25275">
            <text:p>25275</text:p>
          </table:table-cell>
          <table:table-cell office:value-type="float" office:value="162.019230769231">
            <text:p>162.0192307692</text:p>
          </table:table-cell>
          <table:table-cell office:value-type="float" office:value="19162">
            <text:p>19162</text:p>
          </table:table-cell>
          <table:table-cell office:value-type="float" office:value="122.833333333333">
            <text:p>122.8333333333</text:p>
          </table:table-cell>
          <table:table-cell office:value-type="float" office:value="5626629">
            <text:p>5626629</text:p>
          </table:table-cell>
          <table:table-cell office:value-type="float" office:value="36068.1346153846">
            <text:p>36068.1346153846</text:p>
          </table:table-cell>
          <table:table-cell office:value-type="float" office:value="1336.797376066">
            <text:p>1336.797376066</text:p>
          </table:table-cell>
          <table:table-cell office:value-type="float" office:value="8.56921394914106">
            <text:p>8.5692139491</text:p>
          </table:table-cell>
          <table:table-cell office:value-type="float" office:value="11534">
            <text:p>11534</text:p>
          </table:table-cell>
          <table:table-cell office:value-type="float" office:value="73.9358974358974">
            <text:p>73.9358974359</text:p>
          </table:table-cell>
          <table:table-cell office:value-type="float" office:value="9603">
            <text:p>9603</text:p>
          </table:table-cell>
          <table:table-cell office:value-type="float" office:value="61.5576923076923">
            <text:p>61.5576923077</text:p>
          </table:table-cell>
          <table:table-cell office:value-type="float" office:value="-183.204602892245">
            <text:p>-183.2046028922</text:p>
          </table:table-cell>
          <table:table-cell office:value-type="float" office:value="-1.17438848007849">
            <text:p>-1.1743884801</text:p>
          </table:table-cell>
          <table:table-cell office:value-type="float" office:value="7665">
            <text:p>7665</text:p>
          </table:table-cell>
          <table:table-cell office:value-type="float" office:value="49.1346153846154">
            <text:p>49.1346153846</text:p>
          </table:table-cell>
          <table:table-cell office:value-type="float" office:value="7969">
            <text:p>7969</text:p>
          </table:table-cell>
          <table:table-cell office:value-type="float" office:value="51.0833333333333">
            <text:p>51.0833333333</text:p>
          </table:table-cell>
          <table:table-cell office:value-type="float" office:value="576.796386586702">
            <text:p>576.7963865867</text:p>
          </table:table-cell>
          <table:table-cell office:value-type="float" office:value="3.69741273453014">
            <text:p>3.6974127345</text:p>
          </table:table-cell>
          <table:table-cell office:value-type="float" office:value="156">
            <text:p>156</text:p>
          </table:table-cell>
          <table:table-cell table:formula="of:= 100 * (([.BR20] / ([.BR20] + [.BT20])) - ([.BT20] / ([.BR20] + [.BT20])))" office:value-type="float" office:value="9.13563892700005">
            <text:p>9.135638927</text:p>
          </table:table-cell>
          <table:table-cell table:formula="of:= 100 * (([.BX20] / ([.BX20] + [.BZ20])) - ([.BZ20] / ([.BX20] + [.BZ20])))" office:value-type="float" office:value="-1.94447997953179">
            <text:p>-1.9444799795</text:p>
          </table:table-cell>
          <table:table-cell table:formula="of:=([.CE20] + [.CF20]) / 2" office:value-type="float" office:value="3.59557947373413">
            <text:p>3.5955794737</text:p>
          </table:table-cell>
          <table:table-cell table:formula="of:=IF([.CG20] &gt; 0;1;0)" office:value-type="float" office:value="1">
            <text:p>1</text:p>
          </table:table-cell>
          <table:table-cell table:formula="of:=IF(AND([.CH20] = 1;[.BW20] &lt; 0);1;0)" office:value-type="float" office:value="1">
            <text:p>1</text:p>
          </table:table-cell>
          <table:table-cell table:formula="of:=IF([.CG20] &lt; 0;1;0)" office:value-type="float" office:value="0">
            <text:p>0</text:p>
          </table:table-cell>
          <table:table-cell table:formula="of:=IF(AND([.CJ20] = 1;[.BW20] &gt; 0);1;0)" office:value-type="float" office:value="0">
            <text:p>0</text:p>
          </table:table-cell>
          <table:table-cell table:formula="of:=IF(AND([.CH20] = 1;[.BQ20] &lt; 0);1;0)" office:value-type="float" office:value="0">
            <text:p>0</text:p>
          </table:table-cell>
          <table:table-cell table:formula="of:=IF(AND([.CJ20] = 1;[.BQ20] &gt; 0);1;0)" office:value-type="float" office:value="0">
            <text:p>0</text:p>
          </table:table-cell>
          <table:table-cell table:formula="of:=[.CG20] - [.$CG$136]" office:value-type="float" office:value="3.08973385902655">
            <text:p>3.089733859</text:p>
          </table:table-cell>
        </table:table-row>
        <table:table-row table:style-name="ro2">
          <table:table-cell office:value-type="float" office:value="406780">
            <text:p>406780</text:p>
          </table:table-cell>
          <table:table-cell office:value-type="float" office:value="16">
            <text:p>16</text:p>
          </table:table-cell>
          <table:table-cell office:value-type="string">
            <text:p>0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57">
            <text:p>39457</text:p>
          </table:table-cell>
          <table:table-cell office:value-type="float" office:value="386">
            <text:p>386</text:p>
          </table:table-cell>
          <table:table-cell office:value-type="float" office:value="38306">
            <text:p>38306</text:p>
          </table:table-cell>
          <table:table-cell office:value-type="float" office:value="232">
            <text:p>232</text:p>
          </table:table-cell>
          <table:table-cell office:value-type="float" office:value="274">
            <text:p>274</text:p>
          </table:table-cell>
          <table:table-cell office:value-type="float" office:value="204">
            <text:p>20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0804">
            <text:p>30804</text:p>
          </table:table-cell>
          <table:table-cell office:value-type="float" office:value="217">
            <text:p>217</text:p>
          </table:table-cell>
          <table:table-cell office:value-type="float" office:value="30166">
            <text:p>30166</text:p>
          </table:table-cell>
          <table:table-cell office:value-type="float" office:value="94">
            <text:p>94</text:p>
          </table:table-cell>
          <table:table-cell office:value-type="float" office:value="185">
            <text:p>185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5">
            <text:p>-125</text:p>
          </table:table-cell>
          <table:table-cell office:value-type="float" office:value="-0.0032">
            <text:p>-0.0032</text:p>
          </table:table-cell>
          <table:table-cell office:value-type="float" office:value="0.0098">
            <text:p>0.0098</text:p>
          </table:table-cell>
          <table:table-cell office:value-type="float" office:value="0.9708">
            <text:p>0.9708</text:p>
          </table:table-cell>
          <table:table-cell office:value-type="float" office:value="0.0059">
            <text:p>0.0059</text:p>
          </table:table-cell>
          <table:table-cell office:value-type="float" office:value="0.0069">
            <text:p>0.0069</text:p>
          </table:table-cell>
          <table:table-cell office:value-type="float" office:value="0.0052">
            <text:p>0.0052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7">
            <text:p>0.007</text:p>
          </table:table-cell>
          <table:table-cell office:value-type="float" office:value="0.9793">
            <text:p>0.9793</text:p>
          </table:table-cell>
          <table:table-cell office:value-type="float" office:value="0.0031">
            <text:p>0.0031</text:p>
          </table:table-cell>
          <table:table-cell office:value-type="float" office:value="0.006">
            <text:p>0.006</text:p>
          </table:table-cell>
          <table:table-cell office:value-type="float" office:value="0.0038">
            <text:p>0.0038</text:p>
          </table:table-cell>
          <table:table-cell office:value-type="float" office:value="0.0002">
            <text:p>0.0002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385655176">
            <text:p>24385655176</text:p>
          </table:table-cell>
          <table:table-cell office:value-type="float" office:value="270951724.177778">
            <text:p>270951724.177778</text:p>
          </table:table-cell>
          <table:table-cell office:value-type="float" office:value="935">
            <text:p>935</text:p>
          </table:table-cell>
          <table:table-cell office:value-type="float" office:value="10.3888888888889">
            <text:p>10.3888888889</text:p>
          </table:table-cell>
          <table:table-cell office:value-type="float" office:value="635">
            <text:p>635</text:p>
          </table:table-cell>
          <table:table-cell office:value-type="float" office:value="7.05555555555556">
            <text:p>7.0555555556</text:p>
          </table:table-cell>
          <table:table-cell office:value-type="float" office:value="272">
            <text:p>272</text:p>
          </table:table-cell>
          <table:table-cell office:value-type="float" office:value="3.02222222222222">
            <text:p>3.0222222222</text:p>
          </table:table-cell>
          <table:table-cell office:value-type="float" office:value="630">
            <text:p>630</text:p>
          </table:table-cell>
          <table:table-cell office:value-type="float" office:value="7">
            <text:p>7</text:p>
          </table:table-cell>
          <table:table-cell office:value-type="float" office:value="15176">
            <text:p>15176</text:p>
          </table:table-cell>
          <table:table-cell office:value-type="float" office:value="168.622222222222">
            <text:p>168.6222222222</text:p>
          </table:table-cell>
          <table:table-cell office:value-type="float" office:value="13289">
            <text:p>13289</text:p>
          </table:table-cell>
          <table:table-cell office:value-type="float" office:value="147.655555555556">
            <text:p>147.6555555556</text:p>
          </table:table-cell>
          <table:table-cell office:value-type="float" office:value="2981156">
            <text:p>2981156</text:p>
          </table:table-cell>
          <table:table-cell office:value-type="float" office:value="33123.9555555556">
            <text:p>33123.9555555556</text:p>
          </table:table-cell>
          <table:table-cell office:value-type="float" office:value="1484.5851116965">
            <text:p>1484.5851116965</text:p>
          </table:table-cell>
          <table:table-cell office:value-type="float" office:value="16.4953901299611">
            <text:p>16.49539013</text:p>
          </table:table-cell>
          <table:table-cell office:value-type="float" office:value="18265">
            <text:p>18265</text:p>
          </table:table-cell>
          <table:table-cell office:value-type="float" office:value="202.944444444444">
            <text:p>202.9444444444</text:p>
          </table:table-cell>
          <table:table-cell office:value-type="float" office:value="11677">
            <text:p>11677</text:p>
          </table:table-cell>
          <table:table-cell office:value-type="float" office:value="129.744444444444">
            <text:p>129.7444444444</text:p>
          </table:table-cell>
          <table:table-cell office:value-type="float" office:value="1582.95079904056">
            <text:p>1582.9507990406</text:p>
          </table:table-cell>
          <table:table-cell office:value-type="float" office:value="17.5883422115617">
            <text:p>17.5883422116</text:p>
          </table:table-cell>
          <table:table-cell office:value-type="float" office:value="14534">
            <text:p>14534</text:p>
          </table:table-cell>
          <table:table-cell office:value-type="float" office:value="161.488888888889">
            <text:p>161.4888888889</text:p>
          </table:table-cell>
          <table:table-cell office:value-type="float" office:value="9414">
            <text:p>9414</text:p>
          </table:table-cell>
          <table:table-cell office:value-type="float" office:value="104.6">
            <text:p>104.6</text:p>
          </table:table-cell>
          <table:table-cell office:value-type="float" office:value="1533.76795536835">
            <text:p>1533.7679553684</text:p>
          </table:table-cell>
          <table:table-cell office:value-type="float" office:value="17.0418661707594">
            <text:p>17.0418661708</text:p>
          </table:table-cell>
          <table:table-cell office:value-type="float" office:value="90">
            <text:p>90</text:p>
          </table:table-cell>
          <table:table-cell table:formula="of:= 100 * (([.BR21] / ([.BR21] + [.BT21])) - ([.BT21] / ([.BR21] + [.BT21])))" office:value-type="float" office:value="22.0025382405985">
            <text:p>22.0025382406</text:p>
          </table:table-cell>
          <table:table-cell table:formula="of:= 100 * (([.BX21] / ([.BX21] + [.BZ21])) - ([.BZ21] / ([.BX21] + [.BZ21])))" office:value-type="float" office:value="21.3796559211625">
            <text:p>21.3796559212</text:p>
          </table:table-cell>
          <table:table-cell table:formula="of:=([.CE21] + [.CF21]) / 2" office:value-type="float" office:value="21.6910970808805">
            <text:p>21.6910970809</text:p>
          </table:table-cell>
          <table:table-cell table:formula="of:=IF([.CG21] &gt; 0;1;0)" office:value-type="float" office:value="1">
            <text:p>1</text:p>
          </table:table-cell>
          <table:table-cell table:formula="of:=IF(AND([.CH21] = 1;[.BW21] &lt; 0);1;0)" office:value-type="float" office:value="0">
            <text:p>0</text:p>
          </table:table-cell>
          <table:table-cell table:formula="of:=IF([.CG21] &lt; 0;1;0)" office:value-type="float" office:value="0">
            <text:p>0</text:p>
          </table:table-cell>
          <table:table-cell table:formula="of:=IF(AND([.CJ21] = 1;[.BW21] &gt; 0);1;0)" office:value-type="float" office:value="0">
            <text:p>0</text:p>
          </table:table-cell>
          <table:table-cell table:formula="of:=IF(AND([.CH21] = 1;[.BQ21] &lt; 0);1;0)" office:value-type="float" office:value="0">
            <text:p>0</text:p>
          </table:table-cell>
          <table:table-cell table:formula="of:=IF(AND([.CJ21] = 1;[.BQ21] &gt; 0);1;0)" office:value-type="float" office:value="0">
            <text:p>0</text:p>
          </table:table-cell>
          <table:table-cell table:formula="of:=[.CG21] - [.$CG$136]" office:value-type="float" office:value="21.1852514661729">
            <text:p>21.1852514662</text:p>
          </table:table-cell>
        </table:table-row>
        <table:table-row table:style-name="ro2">
          <table:table-cell office:value-type="float" office:value="406814">
            <text:p>406814</text:p>
          </table:table-cell>
          <table:table-cell office:value-type="float" office:value="17">
            <text:p>17</text:p>
          </table:table-cell>
          <table:table-cell office:value-type="string">
            <text:p>0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08">
            <text:p>39508</text:p>
          </table:table-cell>
          <table:table-cell office:value-type="float" office:value="463">
            <text:p>463</text:p>
          </table:table-cell>
          <table:table-cell office:value-type="float" office:value="38055">
            <text:p>38055</text:p>
          </table:table-cell>
          <table:table-cell office:value-type="float" office:value="309">
            <text:p>309</text:p>
          </table:table-cell>
          <table:table-cell office:value-type="float" office:value="368">
            <text:p>368</text:p>
          </table:table-cell>
          <table:table-cell office:value-type="float" office:value="218">
            <text:p>218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29991">
            <text:p>29991</text:p>
          </table:table-cell>
          <table:table-cell office:value-type="float" office:value="239">
            <text:p>239</text:p>
          </table:table-cell>
          <table:table-cell office:value-type="float" office:value="29188">
            <text:p>29188</text:p>
          </table:table-cell>
          <table:table-cell office:value-type="float" office:value="141">
            <text:p>141</text:p>
          </table:table-cell>
          <table:table-cell office:value-type="float" office:value="247">
            <text:p>247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4">
            <text:p>14</text:p>
          </table:table-cell>
          <table:table-cell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74">
            <text:p>-74</text:p>
          </table:table-cell>
          <table:table-cell office:value-type="float" office:value="-0.0019">
            <text:p>-0.0019</text:p>
          </table:table-cell>
          <table:table-cell office:value-type="float" office:value="0.0117">
            <text:p>0.0117</text:p>
          </table:table-cell>
          <table:table-cell office:value-type="float" office:value="0.9632">
            <text:p>0.9632</text:p>
          </table:table-cell>
          <table:table-cell office:value-type="float" office:value="0.0078">
            <text:p>0.0078</text:p>
          </table:table-cell>
          <table:table-cell office:value-type="float" office:value="0.0093">
            <text:p>0.0093</text:p>
          </table:table-cell>
          <table:table-cell office:value-type="float" office:value="0.0055">
            <text:p>0.0055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office:value-type="float" office:value="0.0015">
            <text:p>0.0015</text:p>
          </table:table-cell>
          <table:table-cell office:value-type="float" office:value="0.008">
            <text:p>0.008</text:p>
          </table:table-cell>
          <table:table-cell office:value-type="float" office:value="0.9732">
            <text:p>0.9732</text:p>
          </table:table-cell>
          <table:table-cell office:value-type="float" office:value="0.0047">
            <text:p>0.0047</text:p>
          </table:table-cell>
          <table:table-cell office:value-type="float" office:value="0.0082">
            <text:p>0.0082</text:p>
          </table:table-cell>
          <table:table-cell office:value-type="float" office:value="0.0042">
            <text:p>0.0042</text:p>
          </table:table-cell>
          <table:table-cell table:number-columns-repeated="2"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629763879">
            <text:p>30629763879</text:p>
          </table:table-cell>
          <table:table-cell office:value-type="float" office:value="271059857.336283">
            <text:p>271059857.336283</text:p>
          </table:table-cell>
          <table:table-cell office:value-type="float" office:value="1044">
            <text:p>1044</text:p>
          </table:table-cell>
          <table:table-cell office:value-type="float" office:value="9.23893805309734">
            <text:p>9.2389380531</text:p>
          </table:table-cell>
          <table:table-cell office:value-type="float" office:value="852">
            <text:p>852</text:p>
          </table:table-cell>
          <table:table-cell office:value-type="float" office:value="7.53982300884956">
            <text:p>7.5398230088</text:p>
          </table:table-cell>
          <table:table-cell office:value-type="float" office:value="321">
            <text:p>321</text:p>
          </table:table-cell>
          <table:table-cell office:value-type="float" office:value="2.84070796460177">
            <text:p>2.8407079646</text:p>
          </table:table-cell>
          <table:table-cell office:value-type="float" office:value="857">
            <text:p>857</text:p>
          </table:table-cell>
          <table:table-cell office:value-type="float" office:value="7.58407079646018">
            <text:p>7.5840707965</text:p>
          </table:table-cell>
          <table:table-cell office:value-type="float" office:value="13879">
            <text:p>13879</text:p>
          </table:table-cell>
          <table:table-cell office:value-type="float" office:value="122.823008849558">
            <text:p>122.8230088496</text:p>
          </table:table-cell>
          <table:table-cell office:value-type="float" office:value="12878">
            <text:p>12878</text:p>
          </table:table-cell>
          <table:table-cell office:value-type="float" office:value="113.964601769912">
            <text:p>113.9646017699</text:p>
          </table:table-cell>
          <table:table-cell office:value-type="float" office:value="4331066">
            <text:p>4331066</text:p>
          </table:table-cell>
          <table:table-cell office:value-type="float" office:value="38328.017699115">
            <text:p>38328.017699115</text:p>
          </table:table-cell>
          <table:table-cell office:value-type="float" office:value="1740.42140923893">
            <text:p>1740.4214092389</text:p>
          </table:table-cell>
          <table:table-cell office:value-type="float" office:value="15.4019593737958">
            <text:p>15.4019593738</text:p>
          </table:table-cell>
          <table:table-cell office:value-type="float" office:value="18657">
            <text:p>18657</text:p>
          </table:table-cell>
          <table:table-cell office:value-type="float" office:value="165.106194690265">
            <text:p>165.1061946903</text:p>
          </table:table-cell>
          <table:table-cell office:value-type="float" office:value="12171">
            <text:p>12171</text:p>
          </table:table-cell>
          <table:table-cell office:value-type="float" office:value="107.70796460177">
            <text:p>107.7079646018</text:p>
          </table:table-cell>
          <table:table-cell office:value-type="float" office:value="2172.99723777277">
            <text:p>2172.9972377728</text:p>
          </table:table-cell>
          <table:table-cell office:value-type="float" office:value="19.2300640510865">
            <text:p>19.2300640511</text:p>
          </table:table-cell>
          <table:table-cell office:value-type="float" office:value="15495">
            <text:p>15495</text:p>
          </table:table-cell>
          <table:table-cell office:value-type="float" office:value="137.12389380531">
            <text:p>137.1238938053</text:p>
          </table:table-cell>
          <table:table-cell office:value-type="float" office:value="9941">
            <text:p>9941</text:p>
          </table:table-cell>
          <table:table-cell office:value-type="float" office:value="87.9734513274336">
            <text:p>87.9734513274</text:p>
          </table:table-cell>
          <table:table-cell office:value-type="float" office:value="1956.70932350622">
            <text:p>1956.7093235062</text:p>
          </table:table-cell>
          <table:table-cell office:value-type="float" office:value="17.3160117124444">
            <text:p>17.3160117124</text:p>
          </table:table-cell>
          <table:table-cell office:value-type="float" office:value="113">
            <text:p>113</text:p>
          </table:table-cell>
          <table:table-cell table:formula="of:= 100 * (([.BR22] / ([.BR22] + [.BT22])) - ([.BT22] / ([.BR22] + [.BT22])))" office:value-type="float" office:value="21.0393149085247">
            <text:p>21.0393149085</text:p>
          </table:table-cell>
          <table:table-cell table:formula="of:= 100 * (([.BX22] / ([.BX22] + [.BZ22])) - ([.BZ22] / ([.BX22] + [.BZ22])))" office:value-type="float" office:value="21.8351942129266">
            <text:p>21.8351942129</text:p>
          </table:table-cell>
          <table:table-cell table:formula="of:=([.CE22] + [.CF22]) / 2" office:value-type="float" office:value="21.4372545607256">
            <text:p>21.4372545607</text:p>
          </table:table-cell>
          <table:table-cell table:formula="of:=IF([.CG22] &gt; 0;1;0)" office:value-type="float" office:value="1">
            <text:p>1</text:p>
          </table:table-cell>
          <table:table-cell table:formula="of:=IF(AND([.CH22] = 1;[.BW22] &lt; 0);1;0)" office:value-type="float" office:value="0">
            <text:p>0</text:p>
          </table:table-cell>
          <table:table-cell table:formula="of:=IF([.CG22] &lt; 0;1;0)" office:value-type="float" office:value="0">
            <text:p>0</text:p>
          </table:table-cell>
          <table:table-cell table:formula="of:=IF(AND([.CJ22] = 1;[.BW22] &gt; 0);1;0)" office:value-type="float" office:value="0">
            <text:p>0</text:p>
          </table:table-cell>
          <table:table-cell table:formula="of:=IF(AND([.CH22] = 1;[.BQ22] &lt; 0);1;0)" office:value-type="float" office:value="0">
            <text:p>0</text:p>
          </table:table-cell>
          <table:table-cell table:formula="of:=IF(AND([.CJ22] = 1;[.BQ22] &gt; 0);1;0)" office:value-type="float" office:value="0">
            <text:p>0</text:p>
          </table:table-cell>
          <table:table-cell table:formula="of:=[.CG22] - [.$CG$136]" office:value-type="float" office:value="20.9314089460181">
            <text:p>20.931408946</text:p>
          </table:table-cell>
        </table:table-row>
        <table:table-row table:style-name="ro2">
          <table:table-cell office:value-type="float" office:value="406835">
            <text:p>406835</text:p>
          </table:table-cell>
          <table:table-cell office:value-type="float" office:value="3">
            <text:p>3</text:p>
          </table:table-cell>
          <table:table-cell office:value-type="string">
            <text:p>0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25">
            <text:p>39725</text:p>
          </table:table-cell>
          <table:table-cell office:value-type="float" office:value="483">
            <text:p>483</text:p>
          </table:table-cell>
          <table:table-cell office:value-type="float" office:value="31442">
            <text:p>31442</text:p>
          </table:table-cell>
          <table:table-cell office:value-type="float" office:value="162">
            <text:p>162</text:p>
          </table:table-cell>
          <table:table-cell office:value-type="float" office:value="7276">
            <text:p>7276</text:p>
          </table:table-cell>
          <table:table-cell office:value-type="float" office:value="243">
            <text:p>24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office:value-type="float" office:value="29665">
            <text:p>29665</text:p>
          </table:table-cell>
          <table:table-cell office:value-type="float" office:value="222">
            <text:p>222</text:p>
          </table:table-cell>
          <table:table-cell office:value-type="float" office:value="24718">
            <text:p>24718</text:p>
          </table:table-cell>
          <table:table-cell office:value-type="float" office:value="50">
            <text:p>50</text:p>
          </table:table-cell>
          <table:table-cell office:value-type="float" office:value="4491">
            <text:p>4491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43">
            <text:p>143</text:p>
          </table:table-cell>
          <table:table-cell office:value-type="float" office:value="0.0036">
            <text:p>0.0036</text:p>
          </table:table-cell>
          <table:table-cell office:value-type="float" office:value="0.0122">
            <text:p>0.0122</text:p>
          </table:table-cell>
          <table:table-cell office:value-type="float" office:value="0.7915">
            <text:p>0.7915</text:p>
          </table:table-cell>
          <table:table-cell office:value-type="float" office:value="0.0041">
            <text:p>0.0041</text:p>
          </table:table-cell>
          <table:table-cell office:value-type="float" office:value="0.1832">
            <text:p>0.1832</text:p>
          </table:table-cell>
          <table:table-cell office:value-type="float" office:value="0.0061">
            <text:p>0.0061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23">
            <text:p>0.0023</text:p>
          </table:table-cell>
          <table:table-cell office:value-type="float" office:value="0.0075">
            <text:p>0.0075</text:p>
          </table:table-cell>
          <table:table-cell office:value-type="float" office:value="0.8332">
            <text:p>0.8332</text:p>
          </table:table-cell>
          <table:table-cell office:value-type="float" office:value="0.0017">
            <text:p>0.0017</text:p>
          </table:table-cell>
          <table:table-cell office:value-type="float" office:value="0.1514">
            <text:p>0.1514</text:p>
          </table:table-cell>
          <table:table-cell office:value-type="float" office:value="0.0046">
            <text:p>0.0046</text:p>
          </table:table-cell>
          <table:table-cell office:value-type="float" office:value="0.0002">
            <text:p>0.0002</text:p>
          </table:table-cell>
          <table:table-cell office:value-type="float" office:value="0.0004">
            <text:p>0.0004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000588720">
            <text:p>43000588720</text:p>
          </table:table-cell>
          <table:table-cell office:value-type="float" office:value="270443954.213837">
            <text:p>270443954.213837</text:p>
          </table:table-cell>
          <table:table-cell office:value-type="float" office:value="383">
            <text:p>383</text:p>
          </table:table-cell>
          <table:table-cell office:value-type="float" office:value="2.40880503144654">
            <text:p>2.4088050314</text:p>
          </table:table-cell>
          <table:table-cell office:value-type="float" office:value="1165">
            <text:p>1165</text:p>
          </table:table-cell>
          <table:table-cell office:value-type="float" office:value="7.32704402515723">
            <text:p>7.3270440252</text:p>
          </table:table-cell>
          <table:table-cell office:value-type="float" office:value="531">
            <text:p>531</text:p>
          </table:table-cell>
          <table:table-cell office:value-type="float" office:value="3.33962264150943">
            <text:p>3.3396226415</text:p>
          </table:table-cell>
          <table:table-cell office:value-type="float" office:value="1425">
            <text:p>1425</text:p>
          </table:table-cell>
          <table:table-cell office:value-type="float" office:value="8.9622641509434">
            <text:p>8.9622641509</text:p>
          </table:table-cell>
          <table:table-cell office:value-type="float" office:value="18720">
            <text:p>18720</text:p>
          </table:table-cell>
          <table:table-cell office:value-type="float" office:value="117.735849056604">
            <text:p>117.7358490566</text:p>
          </table:table-cell>
          <table:table-cell office:value-type="float" office:value="15211">
            <text:p>15211</text:p>
          </table:table-cell>
          <table:table-cell office:value-type="float" office:value="95.6666666666667">
            <text:p>95.6666666667</text:p>
          </table:table-cell>
          <table:table-cell office:value-type="float" office:value="5900867">
            <text:p>5900867</text:p>
          </table:table-cell>
          <table:table-cell office:value-type="float" office:value="37112.3710691824">
            <text:p>37112.3710691824</text:p>
          </table:table-cell>
          <table:table-cell office:value-type="float" office:value="1450.64193822161">
            <text:p>1450.6419382216</text:p>
          </table:table-cell>
          <table:table-cell office:value-type="float" office:value="9.12353420265164">
            <text:p>9.1235342027</text:p>
          </table:table-cell>
          <table:table-cell office:value-type="float" office:value="16815">
            <text:p>16815</text:p>
          </table:table-cell>
          <table:table-cell office:value-type="float" office:value="105.754716981132">
            <text:p>105.7547169811</text:p>
          </table:table-cell>
          <table:table-cell office:value-type="float" office:value="13880">
            <text:p>13880</text:p>
          </table:table-cell>
          <table:table-cell office:value-type="float" office:value="87.2955974842767">
            <text:p>87.2955974843</text:p>
          </table:table-cell>
          <table:table-cell office:value-type="float" office:value="492.363047193255">
            <text:p>492.3630471933</text:p>
          </table:table-cell>
          <table:table-cell office:value-type="float" office:value="3.09662293832236">
            <text:p>3.0966229383</text:p>
          </table:table-cell>
          <table:table-cell office:value-type="float" office:value="13268">
            <text:p>13268</text:p>
          </table:table-cell>
          <table:table-cell office:value-type="float" office:value="83.4465408805032">
            <text:p>83.4465408805</text:p>
          </table:table-cell>
          <table:table-cell office:value-type="float" office:value="11557">
            <text:p>11557</text:p>
          </table:table-cell>
          <table:table-cell office:value-type="float" office:value="72.685534591195">
            <text:p>72.6855345912</text:p>
          </table:table-cell>
          <table:table-cell office:value-type="float" office:value="971.502492708137">
            <text:p>971.5024927081</text:p>
          </table:table-cell>
          <table:table-cell office:value-type="float" office:value="6.11007857049143">
            <text:p>6.1100785705</text:p>
          </table:table-cell>
          <table:table-cell office:value-type="float" office:value="159">
            <text:p>159</text:p>
          </table:table-cell>
          <table:table-cell table:formula="of:= 100 * (([.BR23] / ([.BR23] + [.BT23])) - ([.BT23] / ([.BR23] + [.BT23])))" office:value-type="float" office:value="9.56181788564913">
            <text:p>9.5618178856</text:p>
          </table:table-cell>
          <table:table-cell table:formula="of:= 100 * (([.BX23] / ([.BX23] + [.BZ23])) - ([.BZ23] / ([.BX23] + [.BZ23])))" office:value-type="float" office:value="6.89224572004028">
            <text:p>6.89224572</text:p>
          </table:table-cell>
          <table:table-cell table:formula="of:=([.CE23] + [.CF23]) / 2" office:value-type="float" office:value="8.22703180284471">
            <text:p>8.2270318028</text:p>
          </table:table-cell>
          <table:table-cell table:formula="of:=IF([.CG23] &gt; 0;1;0)" office:value-type="float" office:value="1">
            <text:p>1</text:p>
          </table:table-cell>
          <table:table-cell table:formula="of:=IF(AND([.CH23] = 1;[.BW23] &lt; 0);1;0)" office:value-type="float" office:value="0">
            <text:p>0</text:p>
          </table:table-cell>
          <table:table-cell table:formula="of:=IF([.CG23] &lt; 0;1;0)" office:value-type="float" office:value="0">
            <text:p>0</text:p>
          </table:table-cell>
          <table:table-cell table:formula="of:=IF(AND([.CJ23] = 1;[.BW23] &gt; 0);1;0)" office:value-type="float" office:value="0">
            <text:p>0</text:p>
          </table:table-cell>
          <table:table-cell table:formula="of:=IF(AND([.CH23] = 1;[.BQ23] &lt; 0);1;0)" office:value-type="float" office:value="0">
            <text:p>0</text:p>
          </table:table-cell>
          <table:table-cell table:formula="of:=IF(AND([.CJ23] = 1;[.BQ23] &gt; 0);1;0)" office:value-type="float" office:value="0">
            <text:p>0</text:p>
          </table:table-cell>
          <table:table-cell table:formula="of:=[.CG23] - [.$CG$136]" office:value-type="float" office:value="7.72118618813713">
            <text:p>7.7211861881</text:p>
          </table:table-cell>
        </table:table-row>
        <table:table-row table:style-name="ro2">
          <table:table-cell office:value-type="float" office:value="406865">
            <text:p>406865</text:p>
          </table:table-cell>
          <table:table-cell office:value-type="float" office:value="1">
            <text:p>1</text:p>
          </table:table-cell>
          <table:table-cell office:value-type="string">
            <text:p>0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63">
            <text:p>39563</text:p>
          </table:table-cell>
          <table:table-cell office:value-type="float" office:value="811">
            <text:p>811</text:p>
          </table:table-cell>
          <table:table-cell office:value-type="float" office:value="37155">
            <text:p>37155</text:p>
          </table:table-cell>
          <table:table-cell office:value-type="float" office:value="338">
            <text:p>338</text:p>
          </table:table-cell>
          <table:table-cell office:value-type="float" office:value="639">
            <text:p>639</text:p>
          </table:table-cell>
          <table:table-cell office:value-type="float" office:value="560">
            <text:p>56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29990">
            <text:p>29990</text:p>
          </table:table-cell>
          <table:table-cell office:value-type="float" office:value="435">
            <text:p>435</text:p>
          </table:table-cell>
          <table:table-cell office:value-type="float" office:value="28640">
            <text:p>28640</text:p>
          </table:table-cell>
          <table:table-cell office:value-type="float" office:value="156">
            <text:p>156</text:p>
          </table:table-cell>
          <table:table-cell office:value-type="float" office:value="387">
            <text:p>387</text:p>
          </table:table-cell>
          <table:table-cell office:value-type="float" office:value="341">
            <text:p>34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9">
            <text:p>-19</text:p>
          </table:table-cell>
          <table:table-cell office:value-type="float" office:value="-0.0005">
            <text:p>-0.0005</text:p>
          </table:table-cell>
          <table:table-cell office:value-type="float" office:value="0.0205">
            <text:p>0.0205</text:p>
          </table:table-cell>
          <table:table-cell office:value-type="float" office:value="0.9391">
            <text:p>0.9391</text:p>
          </table:table-cell>
          <table:table-cell office:value-type="float" office:value="0.0085">
            <text:p>0.0085</text:p>
          </table:table-cell>
          <table:table-cell office:value-type="float" office:value="0.0162">
            <text:p>0.0162</text:p>
          </table:table-cell>
          <table:table-cell office:value-type="float" office:value="0.0142">
            <text:p>0.0142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office:value-type="float" office:value="0.001">
            <text:p>0.001</text:p>
          </table:table-cell>
          <table:table-cell office:value-type="float" office:value="0.0145">
            <text:p>0.0145</text:p>
          </table:table-cell>
          <table:table-cell office:value-type="float" office:value="0.955">
            <text:p>0.955</text:p>
          </table:table-cell>
          <table:table-cell office:value-type="float" office:value="0.0052">
            <text:p>0.0052</text:p>
          </table:table-cell>
          <table:table-cell office:value-type="float" office:value="0.0129">
            <text:p>0.0129</text:p>
          </table:table-cell>
          <table:table-cell office:value-type="float" office:value="0.0114">
            <text:p>0.0114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table:number-columns-repeated="4" office:value-type="float" office:value="0">
            <text:p>0</text:p>
          </table:table-cell>
          <table:table-cell office:value-type="float" office:value="48776341858">
            <text:p>48776341858</text:p>
          </table:table-cell>
          <table:table-cell office:value-type="float" office:value="270979676.988889">
            <text:p>270979676.988889</text:p>
          </table:table-cell>
          <table:table-cell office:value-type="float" office:value="192">
            <text:p>192</text:p>
          </table:table-cell>
          <table:table-cell office:value-type="float" office:value="1.06666666666667">
            <text:p>1.0666666667</text:p>
          </table:table-cell>
          <table:table-cell office:value-type="float" office:value="1260">
            <text:p>1260</text:p>
          </table:table-cell>
          <table:table-cell office:value-type="float" office:value="7">
            <text:p>7</text:p>
          </table:table-cell>
          <table:table-cell office:value-type="float" office:value="651">
            <text:p>651</text:p>
          </table:table-cell>
          <table:table-cell office:value-type="float" office:value="3.61666666666667">
            <text:p>3.6166666667</text:p>
          </table:table-cell>
          <table:table-cell office:value-type="float" office:value="1620">
            <text:p>1620</text:p>
          </table:table-cell>
          <table:table-cell office:value-type="float" office:value="9">
            <text:p>9</text:p>
          </table:table-cell>
          <table:table-cell office:value-type="float" office:value="21858">
            <text:p>21858</text:p>
          </table:table-cell>
          <table:table-cell office:value-type="float" office:value="121.433333333333">
            <text:p>121.4333333333</text:p>
          </table:table-cell>
          <table:table-cell office:value-type="float" office:value="20551">
            <text:p>20551</text:p>
          </table:table-cell>
          <table:table-cell office:value-type="float" office:value="114.172222222222">
            <text:p>114.1722222222</text:p>
          </table:table-cell>
          <table:table-cell office:value-type="float" office:value="7027158">
            <text:p>7027158</text:p>
          </table:table-cell>
          <table:table-cell office:value-type="float" office:value="39039.7666666667">
            <text:p>39039.7666666667</text:p>
          </table:table-cell>
          <table:table-cell office:value-type="float" office:value="1621.38317374705">
            <text:p>1621.3831737471</text:p>
          </table:table-cell>
          <table:table-cell office:value-type="float" office:value="9.00768429859473">
            <text:p>9.0076842986</text:p>
          </table:table-cell>
          <table:table-cell office:value-type="float" office:value="11156">
            <text:p>11156</text:p>
          </table:table-cell>
          <table:table-cell office:value-type="float" office:value="61.9777777777778">
            <text:p>61.9777777778</text:p>
          </table:table-cell>
          <table:table-cell office:value-type="float" office:value="8150">
            <text:p>8150</text:p>
          </table:table-cell>
          <table:table-cell office:value-type="float" office:value="45.2777777777778">
            <text:p>45.2777777778</text:p>
          </table:table-cell>
          <table:table-cell office:value-type="float" office:value="-975.809242144676">
            <text:p>-975.8092421447</text:p>
          </table:table-cell>
          <table:table-cell office:value-type="float" office:value="-5.42116245635931">
            <text:p>-5.4211624564</text:p>
          </table:table-cell>
          <table:table-cell office:value-type="float" office:value="7832">
            <text:p>7832</text:p>
          </table:table-cell>
          <table:table-cell office:value-type="float" office:value="43.5111111111111">
            <text:p>43.5111111111</text:p>
          </table:table-cell>
          <table:table-cell office:value-type="float" office:value="7874">
            <text:p>7874</text:p>
          </table:table-cell>
          <table:table-cell office:value-type="float" office:value="43.7444444444444">
            <text:p>43.7444444444</text:p>
          </table:table-cell>
          <table:table-cell office:value-type="float" office:value="322.786965801381">
            <text:p>322.7869658014</text:p>
          </table:table-cell>
          <table:table-cell office:value-type="float" office:value="1.79326092111878">
            <text:p>1.7932609211</text:p>
          </table:table-cell>
          <table:table-cell office:value-type="float" office:value="180">
            <text:p>180</text:p>
          </table:table-cell>
          <table:table-cell table:formula="of:= 100 * (([.BR24] / ([.BR24] + [.BT24])) - ([.BT24] / ([.BR24] + [.BT24])))" office:value-type="float" office:value="15.5702890293173">
            <text:p>15.5702890293</text:p>
          </table:table-cell>
          <table:table-cell table:formula="of:= 100 * (([.BX24] / ([.BX24] + [.BZ24])) - ([.BZ24] / ([.BX24] + [.BZ24])))" office:value-type="float" office:value="-0.267413727237997">
            <text:p>-0.2674137272</text:p>
          </table:table-cell>
          <table:table-cell table:formula="of:=([.CE24] + [.CF24]) / 2" office:value-type="float" office:value="7.65143765103966">
            <text:p>7.651437651</text:p>
          </table:table-cell>
          <table:table-cell table:formula="of:=IF([.CG24] &gt; 0;1;0)" office:value-type="float" office:value="1">
            <text:p>1</text:p>
          </table:table-cell>
          <table:table-cell table:formula="of:=IF(AND([.CH24] = 1;[.BW24] &lt; 0);1;0)" office:value-type="float" office:value="1">
            <text:p>1</text:p>
          </table:table-cell>
          <table:table-cell table:formula="of:=IF([.CG24] &lt; 0;1;0)" office:value-type="float" office:value="0">
            <text:p>0</text:p>
          </table:table-cell>
          <table:table-cell table:formula="of:=IF(AND([.CJ24] = 1;[.BW24] &gt; 0);1;0)" office:value-type="float" office:value="0">
            <text:p>0</text:p>
          </table:table-cell>
          <table:table-cell table:formula="of:=IF(AND([.CH24] = 1;[.BQ24] &lt; 0);1;0)" office:value-type="float" office:value="0">
            <text:p>0</text:p>
          </table:table-cell>
          <table:table-cell table:formula="of:=IF(AND([.CJ24] = 1;[.BQ24] &gt; 0);1;0)" office:value-type="float" office:value="0">
            <text:p>0</text:p>
          </table:table-cell>
          <table:table-cell table:formula="of:=[.CG24] - [.$CG$136]" office:value-type="float" office:value="7.14559203633208">
            <text:p>7.1455920363</text:p>
          </table:table-cell>
        </table:table-row>
        <table:table-row table:style-name="ro2">
          <table:table-cell office:value-type="float" office:value="406889">
            <text:p>406889</text:p>
          </table:table-cell>
          <table:table-cell office:value-type="float" office:value="19">
            <text:p>19</text:p>
          </table:table-cell>
          <table:table-cell office:value-type="string">
            <text:p>1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14">
            <text:p>39314</text:p>
          </table:table-cell>
          <table:table-cell office:value-type="float" office:value="467">
            <text:p>467</text:p>
          </table:table-cell>
          <table:table-cell office:value-type="float" office:value="37511">
            <text:p>37511</text:p>
          </table:table-cell>
          <table:table-cell office:value-type="float" office:value="415">
            <text:p>415</text:p>
          </table:table-cell>
          <table:table-cell office:value-type="float" office:value="552">
            <text:p>552</text:p>
          </table:table-cell>
          <table:table-cell office:value-type="float" office:value="277">
            <text:p>277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29895">
            <text:p>29895</text:p>
          </table:table-cell>
          <table:table-cell office:value-type="float" office:value="264">
            <text:p>264</text:p>
          </table:table-cell>
          <table:table-cell office:value-type="float" office:value="28843">
            <text:p>28843</text:p>
          </table:table-cell>
          <table:table-cell office:value-type="float" office:value="192">
            <text:p>192</text:p>
          </table:table-cell>
          <table:table-cell office:value-type="float" office:value="354">
            <text:p>354</text:p>
          </table:table-cell>
          <table:table-cell office:value-type="float" office:value="184">
            <text:p>18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68">
            <text:p>-268</text:p>
          </table:table-cell>
          <table:table-cell office:value-type="float" office:value="-0.0068">
            <text:p>-0.0068</text:p>
          </table:table-cell>
          <table:table-cell office:value-type="float" office:value="0.0119">
            <text:p>0.0119</text:p>
          </table:table-cell>
          <table:table-cell office:value-type="float" office:value="0.9541">
            <text:p>0.9541</text:p>
          </table:table-cell>
          <table:table-cell office:value-type="float" office:value="0.0106">
            <text:p>0.0106</text:p>
          </table:table-cell>
          <table:table-cell office:value-type="float" office:value="0.014">
            <text:p>0.014</text:p>
          </table:table-cell>
          <table:table-cell office:value-type="float" office:value="0.007">
            <text:p>0.007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office:value-type="float" office:value="0.0011">
            <text:p>0.0011</text:p>
          </table:table-cell>
          <table:table-cell office:value-type="float" office:value="0.0088">
            <text:p>0.0088</text:p>
          </table:table-cell>
          <table:table-cell office:value-type="float" office:value="0.9648">
            <text:p>0.9648</text:p>
          </table:table-cell>
          <table:table-cell office:value-type="float" office:value="0.0064">
            <text:p>0.0064</text:p>
          </table:table-cell>
          <table:table-cell office:value-type="float" office:value="0.0118">
            <text:p>0.0118</text:p>
          </table:table-cell>
          <table:table-cell office:value-type="float" office:value="0.0062">
            <text:p>0.0062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24075688">
            <text:p>11624075688</text:p>
          </table:table-cell>
          <table:table-cell office:value-type="float" office:value="270327341.581395">
            <text:p>270327341.581395</text:p>
          </table:table-cell>
          <table:table-cell office:value-type="float" office:value="356">
            <text:p>356</text:p>
          </table:table-cell>
          <table:table-cell office:value-type="float" office:value="8.27906976744186">
            <text:p>8.2790697674</text:p>
          </table:table-cell>
          <table:table-cell office:value-type="float" office:value="344">
            <text:p>344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2.6046511627907">
            <text:p>2.6046511628</text:p>
          </table:table-cell>
          <table:table-cell office:value-type="float" office:value="387">
            <text:p>387</text:p>
          </table:table-cell>
          <table:table-cell office:value-type="float" office:value="9">
            <text:p>9</text:p>
          </table:table-cell>
          <table:table-cell office:value-type="float" office:value="5688">
            <text:p>5688</text:p>
          </table:table-cell>
          <table:table-cell office:value-type="float" office:value="132.279069767442">
            <text:p>132.2790697674</text:p>
          </table:table-cell>
          <table:table-cell office:value-type="float" office:value="4474">
            <text:p>4474</text:p>
          </table:table-cell>
          <table:table-cell office:value-type="float" office:value="104.046511627907">
            <text:p>104.0465116279</text:p>
          </table:table-cell>
          <table:table-cell office:value-type="float" office:value="1291250">
            <text:p>1291250</text:p>
          </table:table-cell>
          <table:table-cell office:value-type="float" office:value="30029.0697674419">
            <text:p>30029.0697674419</text:p>
          </table:table-cell>
          <table:table-cell office:value-type="float" office:value="550.18169460251">
            <text:p>550.1816946025</text:p>
          </table:table-cell>
          <table:table-cell office:value-type="float" office:value="12.7949231302909">
            <text:p>12.7949231303</text:p>
          </table:table-cell>
          <table:table-cell office:value-type="float" office:value="14925">
            <text:p>14925</text:p>
          </table:table-cell>
          <table:table-cell office:value-type="float" office:value="347.093023255814">
            <text:p>347.0930232558</text:p>
          </table:table-cell>
          <table:table-cell office:value-type="float" office:value="11257">
            <text:p>11257</text:p>
          </table:table-cell>
          <table:table-cell office:value-type="float" office:value="261.790697674419">
            <text:p>261.7906976744</text:p>
          </table:table-cell>
          <table:table-cell office:value-type="float" office:value="604.50358475015">
            <text:p>604.5035847502</text:p>
          </table:table-cell>
          <table:table-cell office:value-type="float" office:value="14.0582229011663">
            <text:p>14.0582229012</text:p>
          </table:table-cell>
          <table:table-cell office:value-type="float" office:value="12283">
            <text:p>12283</text:p>
          </table:table-cell>
          <table:table-cell office:value-type="float" office:value="285.651162790698">
            <text:p>285.6511627907</text:p>
          </table:table-cell>
          <table:table-cell office:value-type="float" office:value="9117">
            <text:p>9117</text:p>
          </table:table-cell>
          <table:table-cell office:value-type="float" office:value="212.023255813953">
            <text:p>212.023255814</text:p>
          </table:table-cell>
          <table:table-cell office:value-type="float" office:value="577.3426396762">
            <text:p>577.3426396762</text:p>
          </table:table-cell>
          <table:table-cell office:value-type="float" office:value="13.4265730157256">
            <text:p>13.4265730157</text:p>
          </table:table-cell>
          <table:table-cell office:value-type="float" office:value="43">
            <text:p>43</text:p>
          </table:table-cell>
          <table:table-cell table:formula="of:= 100 * (([.BR25] / ([.BR25] + [.BT25])) - ([.BT25] / ([.BR25] + [.BT25])))" office:value-type="float" office:value="14.0096249331602">
            <text:p>14.0096249332</text:p>
          </table:table-cell>
          <table:table-cell table:formula="of:= 100 * (([.BX25] / ([.BX25] + [.BZ25])) - ([.BZ25] / ([.BX25] + [.BZ25])))" office:value-type="float" office:value="14.7943925233645">
            <text:p>14.7943925234</text:p>
          </table:table-cell>
          <table:table-cell table:formula="of:=([.CE25] + [.CF25]) / 2" office:value-type="float" office:value="14.4020087282623">
            <text:p>14.4020087283</text:p>
          </table:table-cell>
          <table:table-cell table:formula="of:=IF([.CG25] &gt; 0;1;0)" office:value-type="float" office:value="1">
            <text:p>1</text:p>
          </table:table-cell>
          <table:table-cell table:formula="of:=IF(AND([.CH25] = 1;[.BW25] &lt; 0);1;0)" office:value-type="float" office:value="0">
            <text:p>0</text:p>
          </table:table-cell>
          <table:table-cell table:formula="of:=IF([.CG25] &lt; 0;1;0)" office:value-type="float" office:value="0">
            <text:p>0</text:p>
          </table:table-cell>
          <table:table-cell table:formula="of:=IF(AND([.CJ25] = 1;[.BW25] &gt; 0);1;0)" office:value-type="float" office:value="0">
            <text:p>0</text:p>
          </table:table-cell>
          <table:table-cell table:formula="of:=IF(AND([.CH25] = 1;[.BQ25] &lt; 0);1;0)" office:value-type="float" office:value="0">
            <text:p>0</text:p>
          </table:table-cell>
          <table:table-cell table:formula="of:=IF(AND([.CJ25] = 1;[.BQ25] &gt; 0);1;0)" office:value-type="float" office:value="0">
            <text:p>0</text:p>
          </table:table-cell>
          <table:table-cell table:formula="of:=[.CG25] - [.$CG$136]" office:value-type="float" office:value="13.8961631135548">
            <text:p>13.8961631136</text:p>
          </table:table-cell>
        </table:table-row>
        <table:table-row table:style-name="ro2">
          <table:table-cell office:value-type="float" office:value="476560">
            <text:p>476560</text:p>
          </table:table-cell>
          <table:table-cell office:value-type="float" office:value="10">
            <text:p>10</text:p>
          </table:table-cell>
          <table:table-cell office:value-type="string">
            <text:p>0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0">
            <text:p>39540</text:p>
          </table:table-cell>
          <table:table-cell office:value-type="float" office:value="376">
            <text:p>376</text:p>
          </table:table-cell>
          <table:table-cell office:value-type="float" office:value="37584">
            <text:p>37584</text:p>
          </table:table-cell>
          <table:table-cell office:value-type="float" office:value="215">
            <text:p>215</text:p>
          </table:table-cell>
          <table:table-cell office:value-type="float" office:value="1051">
            <text:p>1051</text:p>
          </table:table-cell>
          <table:table-cell office:value-type="float" office:value="208">
            <text:p>208</text:p>
          </table:table-cell>
          <table:table-cell table:number-columns-repeated="2"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31157">
            <text:p>31157</text:p>
          </table:table-cell>
          <table:table-cell office:value-type="float" office:value="222">
            <text:p>222</text:p>
          </table:table-cell>
          <table:table-cell office:value-type="float" office:value="30005">
            <text:p>30005</text:p>
          </table:table-cell>
          <table:table-cell office:value-type="float" office:value="82">
            <text:p>82</text:p>
          </table:table-cell>
          <table:table-cell office:value-type="float" office:value="681">
            <text:p>681</text:p>
          </table:table-cell>
          <table:table-cell office:value-type="float" office:value="122">
            <text:p>12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42">
            <text:p>-42</text:p>
          </table:table-cell>
          <table:table-cell office:value-type="float" office:value="-0.0011">
            <text:p>-0.0011</text:p>
          </table:table-cell>
          <table:table-cell office:value-type="float" office:value="0.0095">
            <text:p>0.0095</text:p>
          </table:table-cell>
          <table:table-cell office:value-type="float" office:value="0.9505">
            <text:p>0.9505</text:p>
          </table:table-cell>
          <table:table-cell office:value-type="float" office:value="0.0054">
            <text:p>0.0054</text:p>
          </table:table-cell>
          <table:table-cell office:value-type="float" office:value="0.0266">
            <text:p>0.0266</text:p>
          </table:table-cell>
          <table:table-cell office:value-type="float" office:value="0.0053">
            <text:p>0.0053</text:p>
          </table:table-cell>
          <table:table-cell table:number-columns-repeated="2" office:value-type="float" office:value="0.0006">
            <text:p>0.0006</text:p>
          </table:table-cell>
          <table:table-cell office:value-type="float" office:value="0.0015">
            <text:p>0.0015</text:p>
          </table:table-cell>
          <table:table-cell office:value-type="float" office:value="0.0071">
            <text:p>0.0071</text:p>
          </table:table-cell>
          <table:table-cell office:value-type="float" office:value="0.963">
            <text:p>0.963</text:p>
          </table:table-cell>
          <table:table-cell office:value-type="float" office:value="0.0026">
            <text:p>0.0026</text:p>
          </table:table-cell>
          <table:table-cell office:value-type="float" office:value="0.0219">
            <text:p>0.0219</text:p>
          </table:table-cell>
          <table:table-cell office:value-type="float" office:value="0.0039">
            <text:p>0.0039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853428927">
            <text:p>27853428927</text:p>
          </table:table-cell>
          <table:table-cell office:value-type="float" office:value="270421640.067961">
            <text:p>270421640.067961</text:p>
          </table:table-cell>
          <table:table-cell office:value-type="float" office:value="377">
            <text:p>377</text:p>
          </table:table-cell>
          <table:table-cell office:value-type="float" office:value="3.66019417475728">
            <text:p>3.6601941748</text:p>
          </table:table-cell>
          <table:table-cell office:value-type="float" office:value="824">
            <text:p>824</text:p>
          </table:table-cell>
          <table:table-cell office:value-type="float" office:value="8">
            <text:p>8</text:p>
          </table:table-cell>
          <table:table-cell office:value-type="float" office:value="344">
            <text:p>344</text:p>
          </table:table-cell>
          <table:table-cell office:value-type="float" office:value="3.33980582524272">
            <text:p>3.3398058252</text:p>
          </table:table-cell>
          <table:table-cell office:value-type="float" office:value="923">
            <text:p>923</text:p>
          </table:table-cell>
          <table:table-cell office:value-type="float" office:value="8.96116504854369">
            <text:p>8.9611650485</text:p>
          </table:table-cell>
          <table:table-cell office:value-type="float" office:value="18927">
            <text:p>18927</text:p>
          </table:table-cell>
          <table:table-cell office:value-type="float" office:value="183.757281553398">
            <text:p>183.7572815534</text:p>
          </table:table-cell>
          <table:table-cell office:value-type="float" office:value="14963">
            <text:p>14963</text:p>
          </table:table-cell>
          <table:table-cell office:value-type="float" office:value="145.271844660194">
            <text:p>145.2718446602</text:p>
          </table:table-cell>
          <table:table-cell office:value-type="float" office:value="3773039">
            <text:p>3773039</text:p>
          </table:table-cell>
          <table:table-cell office:value-type="float" office:value="36631.4466019417">
            <text:p>36631.4466019417</text:p>
          </table:table-cell>
          <table:table-cell office:value-type="float" office:value="142.425977249752">
            <text:p>142.4259772498</text:p>
          </table:table-cell>
          <table:table-cell office:value-type="float" office:value="1.38277647815293">
            <text:p>1.3827764782</text:p>
          </table:table-cell>
          <table:table-cell office:value-type="float" office:value="12724">
            <text:p>12724</text:p>
          </table:table-cell>
          <table:table-cell office:value-type="float" office:value="123.533980582524">
            <text:p>123.5339805825</text:p>
          </table:table-cell>
          <table:table-cell office:value-type="float" office:value="12869">
            <text:p>12869</text:p>
          </table:table-cell>
          <table:table-cell office:value-type="float" office:value="124.941747572816">
            <text:p>124.9417475728</text:p>
          </table:table-cell>
          <table:table-cell office:value-type="float" office:value="-256.971249713904">
            <text:p>-256.9712497139</text:p>
          </table:table-cell>
          <table:table-cell office:value-type="float" office:value="-2.49486650207674">
            <text:p>-2.4948665021</text:p>
          </table:table-cell>
          <table:table-cell office:value-type="float" office:value="10213">
            <text:p>10213</text:p>
          </table:table-cell>
          <table:table-cell office:value-type="float" office:value="99.1553398058253">
            <text:p>99.1553398058</text:p>
          </table:table-cell>
          <table:table-cell office:value-type="float" office:value="11704">
            <text:p>11704</text:p>
          </table:table-cell>
          <table:table-cell office:value-type="float" office:value="113.631067961165">
            <text:p>113.6310679612</text:p>
          </table:table-cell>
          <table:table-cell office:value-type="float" office:value="-57.2726362319011">
            <text:p>-57.2726362319</text:p>
          </table:table-cell>
          <table:table-cell office:value-type="float" office:value="-0.556045011960205">
            <text:p>-0.556045012</text:p>
          </table:table-cell>
          <table:table-cell office:value-type="float" office:value="103">
            <text:p>103</text:p>
          </table:table-cell>
          <table:table-cell table:formula="of:= 100 * (([.BR26] / ([.BR26] + [.BT26])) - ([.BT26] / ([.BR26] + [.BT26])))" office:value-type="float" office:value="-0.566561169069663">
            <text:p>-0.5665611691</text:p>
          </table:table-cell>
          <table:table-cell table:formula="of:= 100 * (([.BX26] / ([.BX26] + [.BZ26])) - ([.BZ26] / ([.BX26] + [.BZ26])))" office:value-type="float" office:value="-6.80293835835197">
            <text:p>-6.8029383584</text:p>
          </table:table-cell>
          <table:table-cell table:formula="of:=([.CE26] + [.CF26]) / 2" office:value-type="float" office:value="-3.68474976371081">
            <text:p>-3.6847497637</text:p>
          </table:table-cell>
          <table:table-cell table:formula="of:=IF([.CG26] &gt; 0;1;0)" office:value-type="float" office:value="0">
            <text:p>0</text:p>
          </table:table-cell>
          <table:table-cell table:formula="of:=IF(AND([.CH26] = 1;[.BW26] &lt; 0);1;0)" office:value-type="float" office:value="0">
            <text:p>0</text:p>
          </table:table-cell>
          <table:table-cell table:formula="of:=IF([.CG26] &lt; 0;1;0)" office:value-type="float" office:value="1">
            <text:p>1</text:p>
          </table:table-cell>
          <table:table-cell table:formula="of:=IF(AND([.CJ26] = 1;[.BW26] &gt; 0);1;0)" office:value-type="float" office:value="0">
            <text:p>0</text:p>
          </table:table-cell>
          <table:table-cell table:formula="of:=IF(AND([.CH26] = 1;[.BQ26] &lt; 0);1;0)" office:value-type="float" office:value="0">
            <text:p>0</text:p>
          </table:table-cell>
          <table:table-cell table:formula="of:=IF(AND([.CJ26] = 1;[.BQ26] &gt; 0);1;0)" office:value-type="float" office:value="1">
            <text:p>1</text:p>
          </table:table-cell>
          <table:table-cell table:formula="of:=[.CG26] - [.$CG$136]" office:value-type="float" office:value="-4.19059537841839">
            <text:p>-4.1905953784</text:p>
          </table:table-cell>
        </table:table-row>
        <table:table-row table:style-name="ro2">
          <table:table-cell office:value-type="float" office:value="476597">
            <text:p>476597</text:p>
          </table:table-cell>
          <table:table-cell office:value-type="float" office:value="20">
            <text:p>20</text:p>
          </table:table-cell>
          <table:table-cell office:value-type="string">
            <text:p>1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8">
            <text:p>39388</text:p>
          </table:table-cell>
          <table:table-cell office:value-type="float" office:value="336">
            <text:p>336</text:p>
          </table:table-cell>
          <table:table-cell office:value-type="float" office:value="37866">
            <text:p>37866</text:p>
          </table:table-cell>
          <table:table-cell office:value-type="float" office:value="203">
            <text:p>203</text:p>
          </table:table-cell>
          <table:table-cell office:value-type="float" office:value="779">
            <text:p>779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31517">
            <text:p>31517</text:p>
          </table:table-cell>
          <table:table-cell office:value-type="float" office:value="197">
            <text:p>197</text:p>
          </table:table-cell>
          <table:table-cell office:value-type="float" office:value="30623">
            <text:p>30623</text:p>
          </table:table-cell>
          <table:table-cell office:value-type="float" office:value="95">
            <text:p>95</text:p>
          </table:table-cell>
          <table:table-cell office:value-type="float" office:value="491">
            <text:p>491</text:p>
          </table:table-cell>
          <table:table-cell office:value-type="float" office:value="81">
            <text:p>8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94">
            <text:p>-194</text:p>
          </table:table-cell>
          <table:table-cell office:value-type="float" office:value="-0.0049">
            <text:p>-0.0049</text:p>
          </table:table-cell>
          <table:table-cell office:value-type="float" office:value="0.0085">
            <text:p>0.0085</text:p>
          </table:table-cell>
          <table:table-cell office:value-type="float" office:value="0.9614">
            <text:p>0.9614</text:p>
          </table:table-cell>
          <table:table-cell office:value-type="float" office:value="0.0052">
            <text:p>0.0052</text:p>
          </table:table-cell>
          <table:table-cell office:value-type="float" office:value="0.0198">
            <text:p>0.0198</text:p>
          </table:table-cell>
          <table:table-cell office:value-type="float" office:value="0.0036">
            <text:p>0.0036</text:p>
          </table:table-cell>
          <table:table-cell office:value-type="float" office:value="0.0005">
            <text:p>0.0005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office:value-type="float" office:value="0.0063">
            <text:p>0.0063</text:p>
          </table:table-cell>
          <table:table-cell office:value-type="float" office:value="0.9716">
            <text:p>0.9716</text:p>
          </table:table-cell>
          <table:table-cell office:value-type="float" office:value="0.003">
            <text:p>0.003</text:p>
          </table:table-cell>
          <table:table-cell office:value-type="float" office:value="0.0156">
            <text:p>0.0156</text:p>
          </table:table-cell>
          <table:table-cell office:value-type="float" office:value="0.0026">
            <text:p>0.0026</text:p>
          </table:table-cell>
          <table:table-cell office:value-type="float" office:value="0.0004">
            <text:p>0.0004</text:p>
          </table:table-cell>
          <table:table-cell table:number-columns-repeated="2" office:value-type="float" office:value="0.0003">
            <text:p>0.000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031690764">
            <text:p>37031690764</text:p>
          </table:table-cell>
          <table:table-cell office:value-type="float" office:value="270304312.145985">
            <text:p>270304312.145985</text:p>
          </table:table-cell>
          <table:table-cell office:value-type="float" office:value="872">
            <text:p>872</text:p>
          </table:table-cell>
          <table:table-cell office:value-type="float" office:value="6.36496350364964">
            <text:p>6.3649635036</text:p>
          </table:table-cell>
          <table:table-cell office:value-type="float" office:value="1096">
            <text:p>1096</text:p>
          </table:table-cell>
          <table:table-cell office:value-type="float" office:value="8">
            <text:p>8</text:p>
          </table:table-cell>
          <table:table-cell office:value-type="float" office:value="486">
            <text:p>486</text:p>
          </table:table-cell>
          <table:table-cell office:value-type="float" office:value="3.54744525547445">
            <text:p>3.5474452555</text:p>
          </table:table-cell>
          <table:table-cell office:value-type="float" office:value="1198">
            <text:p>1198</text:p>
          </table:table-cell>
          <table:table-cell office:value-type="float" office:value="8.74452554744526">
            <text:p>8.7445255474</text:p>
          </table:table-cell>
          <table:table-cell office:value-type="float" office:value="20764">
            <text:p>20764</text:p>
          </table:table-cell>
          <table:table-cell office:value-type="float" office:value="151.56204379562">
            <text:p>151.5620437956</text:p>
          </table:table-cell>
          <table:table-cell office:value-type="float" office:value="15795">
            <text:p>15795</text:p>
          </table:table-cell>
          <table:table-cell office:value-type="float" office:value="115.29197080292">
            <text:p>115.2919708029</text:p>
          </table:table-cell>
          <table:table-cell office:value-type="float" office:value="4976761">
            <text:p>4976761</text:p>
          </table:table-cell>
          <table:table-cell office:value-type="float" office:value="36326.7226277372">
            <text:p>36326.7226277372</text:p>
          </table:table-cell>
          <table:table-cell office:value-type="float" office:value="-146.149562430914">
            <text:p>-146.1495624309</text:p>
          </table:table-cell>
          <table:table-cell office:value-type="float" office:value="-1.06678512723295">
            <text:p>-1.0667851272</text:p>
          </table:table-cell>
          <table:table-cell office:value-type="float" office:value="17707">
            <text:p>17707</text:p>
          </table:table-cell>
          <table:table-cell office:value-type="float" office:value="129.248175182482">
            <text:p>129.2481751825</text:p>
          </table:table-cell>
          <table:table-cell office:value-type="float" office:value="15890">
            <text:p>15890</text:p>
          </table:table-cell>
          <table:table-cell office:value-type="float" office:value="115.985401459854">
            <text:p>115.9854014599</text:p>
          </table:table-cell>
          <table:table-cell office:value-type="float" office:value="86.088577049616">
            <text:p>86.0885770496</text:p>
          </table:table-cell>
          <table:table-cell office:value-type="float" office:value="0.628383774084788">
            <text:p>0.6283837741</text:p>
          </table:table-cell>
          <table:table-cell office:value-type="float" office:value="15056">
            <text:p>15056</text:p>
          </table:table-cell>
          <table:table-cell office:value-type="float" office:value="109.897810218978">
            <text:p>109.897810219</text:p>
          </table:table-cell>
          <table:table-cell office:value-type="float" office:value="13030">
            <text:p>13030</text:p>
          </table:table-cell>
          <table:table-cell office:value-type="float" office:value="95.1094890510949">
            <text:p>95.1094890511</text:p>
          </table:table-cell>
          <table:table-cell office:value-type="float" office:value="-30.0304926902578">
            <text:p>-30.0304926903</text:p>
          </table:table-cell>
          <table:table-cell office:value-type="float" office:value="-0.219200676571225">
            <text:p>-0.2192006766</text:p>
          </table:table-cell>
          <table:table-cell office:value-type="float" office:value="137">
            <text:p>137</text:p>
          </table:table-cell>
          <table:table-cell table:formula="of:= 100 * (([.BR27] / ([.BR27] + [.BT27])) - ([.BT27] / ([.BR27] + [.BT27])))" office:value-type="float" office:value="5.4082209721106">
            <text:p>5.4082209721</text:p>
          </table:table-cell>
          <table:table-cell table:formula="of:= 100 * (([.BX27] / ([.BX27] + [.BZ27])) - ([.BZ27] / ([.BX27] + [.BZ27])))" office:value-type="float" office:value="7.21355835647654">
            <text:p>7.2135583565</text:p>
          </table:table-cell>
          <table:table-cell table:formula="of:=([.CE27] + [.CF27]) / 2" office:value-type="float" office:value="6.31088966429357">
            <text:p>6.3108896643</text:p>
          </table:table-cell>
          <table:table-cell table:formula="of:=IF([.CG27] &gt; 0;1;0)" office:value-type="float" office:value="1">
            <text:p>1</text:p>
          </table:table-cell>
          <table:table-cell table:formula="of:=IF(AND([.CH27] = 1;[.BW27] &lt; 0);1;0)" office:value-type="float" office:value="0">
            <text:p>0</text:p>
          </table:table-cell>
          <table:table-cell table:formula="of:=IF([.CG27] &lt; 0;1;0)" office:value-type="float" office:value="0">
            <text:p>0</text:p>
          </table:table-cell>
          <table:table-cell table:formula="of:=IF(AND([.CJ27] = 1;[.BW27] &gt; 0);1;0)" office:value-type="float" office:value="0">
            <text:p>0</text:p>
          </table:table-cell>
          <table:table-cell table:formula="of:=IF(AND([.CH27] = 1;[.BQ27] &lt; 0);1;0)" office:value-type="float" office:value="1">
            <text:p>1</text:p>
          </table:table-cell>
          <table:table-cell table:formula="of:=IF(AND([.CJ27] = 1;[.BQ27] &gt; 0);1;0)" office:value-type="float" office:value="0">
            <text:p>0</text:p>
          </table:table-cell>
          <table:table-cell table:formula="of:=[.CG27] - [.$CG$136]" office:value-type="float" office:value="5.805044049586">
            <text:p>5.8050440496</text:p>
          </table:table-cell>
        </table:table-row>
        <table:table-row table:style-name="ro2">
          <table:table-cell office:value-type="float" office:value="476628">
            <text:p>476628</text:p>
          </table:table-cell>
          <table:table-cell office:value-type="float" office:value="9">
            <text:p>9</text:p>
          </table:table-cell>
          <table:table-cell office:value-type="string">
            <text:p>0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67">
            <text:p>39367</text:p>
          </table:table-cell>
          <table:table-cell office:value-type="float" office:value="675">
            <text:p>675</text:p>
          </table:table-cell>
          <table:table-cell office:value-type="float" office:value="30097">
            <text:p>30097</text:p>
          </table:table-cell>
          <table:table-cell office:value-type="float" office:value="370">
            <text:p>370</text:p>
          </table:table-cell>
          <table:table-cell office:value-type="float" office:value="7664">
            <text:p>7664</text:p>
          </table:table-cell>
          <table:table-cell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68">
            <text:p>168</text:p>
          </table:table-cell>
          <table:table-cell office:value-type="float" office:value="30338">
            <text:p>30338</text:p>
          </table:table-cell>
          <table:table-cell office:value-type="float" office:value="337">
            <text:p>337</text:p>
          </table:table-cell>
          <table:table-cell office:value-type="float" office:value="24696">
            <text:p>24696</text:p>
          </table:table-cell>
          <table:table-cell office:value-type="float" office:value="198">
            <text:p>198</text:p>
          </table:table-cell>
          <table:table-cell office:value-type="float" office:value="4772">
            <text:p>4772</text:p>
          </table:table-cell>
          <table:table-cell office:value-type="float" office:value="252">
            <text:p>25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15">
            <text:p>-215</text:p>
          </table:table-cell>
          <table:table-cell office:value-type="float" office:value="-0.0054">
            <text:p>-0.0054</text:p>
          </table:table-cell>
          <table:table-cell office:value-type="float" office:value="0.0171">
            <text:p>0.0171</text:p>
          </table:table-cell>
          <table:table-cell office:value-type="float" office:value="0.7645">
            <text:p>0.7645</text:p>
          </table:table-cell>
          <table:table-cell office:value-type="float" office:value="0.0094">
            <text:p>0.0094</text:p>
          </table:table-cell>
          <table:table-cell office:value-type="float" office:value="0.1947">
            <text:p>0.1947</text:p>
          </table:table-cell>
          <table:table-cell office:value-type="float" office:value="0.0089">
            <text:p>0.0089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43">
            <text:p>0.0043</text:p>
          </table:table-cell>
          <table:table-cell office:value-type="float" office:value="0.0111">
            <text:p>0.0111</text:p>
          </table:table-cell>
          <table:table-cell office:value-type="float" office:value="0.814">
            <text:p>0.814</text:p>
          </table:table-cell>
          <table:table-cell office:value-type="float" office:value="0.0065">
            <text:p>0.0065</text:p>
          </table:table-cell>
          <table:table-cell office:value-type="float" office:value="0.1573">
            <text:p>0.1573</text:p>
          </table:table-cell>
          <table:table-cell office:value-type="float" office:value="0.0083">
            <text:p>0.0083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19">
            <text:p>0.0019</text:p>
          </table:table-cell>
          <table:table-cell table:number-columns-repeated="4" office:value-type="float" office:value="0">
            <text:p>0</text:p>
          </table:table-cell>
          <table:table-cell office:value-type="float" office:value="26763607515">
            <text:p>26763607515</text:p>
          </table:table-cell>
          <table:table-cell office:value-type="float" office:value="270339469.848485">
            <text:p>270339469.848485</text:p>
          </table:table-cell>
          <table:table-cell office:value-type="float" office:value="360">
            <text:p>360</text:p>
          </table:table-cell>
          <table:table-cell office:value-type="float" office:value="3.63636363636364">
            <text:p>3.6363636364</text:p>
          </table:table-cell>
          <table:table-cell office:value-type="float" office:value="781">
            <text:p>781</text:p>
          </table:table-cell>
          <table:table-cell office:value-type="float" office:value="7.88888888888889">
            <text:p>7.8888888889</text:p>
          </table:table-cell>
          <table:table-cell office:value-type="float" office:value="291">
            <text:p>291</text:p>
          </table:table-cell>
          <table:table-cell office:value-type="float" office:value="2.93939393939394">
            <text:p>2.9393939394</text:p>
          </table:table-cell>
          <table:table-cell office:value-type="float" office:value="891">
            <text:p>891</text:p>
          </table:table-cell>
          <table:table-cell office:value-type="float" office:value="9">
            <text:p>9</text:p>
          </table:table-cell>
          <table:table-cell office:value-type="float" office:value="17515">
            <text:p>17515</text:p>
          </table:table-cell>
          <table:table-cell office:value-type="float" office:value="176.919191919192">
            <text:p>176.9191919192</text:p>
          </table:table-cell>
          <table:table-cell office:value-type="float" office:value="14225">
            <text:p>14225</text:p>
          </table:table-cell>
          <table:table-cell office:value-type="float" office:value="143.686868686869">
            <text:p>143.6868686869</text:p>
          </table:table-cell>
          <table:table-cell office:value-type="float" office:value="3902018">
            <text:p>3902018</text:p>
          </table:table-cell>
          <table:table-cell office:value-type="float" office:value="39414.3232323232">
            <text:p>39414.3232323232</text:p>
          </table:table-cell>
          <table:table-cell office:value-type="float" office:value="518.007042831048">
            <text:p>518.007042831</text:p>
          </table:table-cell>
          <table:table-cell office:value-type="float" office:value="5.23239437203079">
            <text:p>5.232394372</text:p>
          </table:table-cell>
          <table:table-cell office:value-type="float" office:value="13795">
            <text:p>13795</text:p>
          </table:table-cell>
          <table:table-cell office:value-type="float" office:value="139.343434343434">
            <text:p>139.3434343434</text:p>
          </table:table-cell>
          <table:table-cell office:value-type="float" office:value="12519">
            <text:p>12519</text:p>
          </table:table-cell>
          <table:table-cell office:value-type="float" office:value="126.454545454545">
            <text:p>126.4545454545</text:p>
          </table:table-cell>
          <table:table-cell office:value-type="float" office:value="128.130581716728">
            <text:p>128.1305817167</text:p>
          </table:table-cell>
          <table:table-cell office:value-type="float" office:value="1.29424830016897">
            <text:p>1.2942483002</text:p>
          </table:table-cell>
          <table:table-cell office:value-type="float" office:value="10191">
            <text:p>10191</text:p>
          </table:table-cell>
          <table:table-cell office:value-type="float" office:value="102.939393939394">
            <text:p>102.9393939394</text:p>
          </table:table-cell>
          <table:table-cell office:value-type="float" office:value="10297">
            <text:p>10297</text:p>
          </table:table-cell>
          <table:table-cell office:value-type="float" office:value="104.010101010101">
            <text:p>104.0101010101</text:p>
          </table:table-cell>
          <table:table-cell office:value-type="float" office:value="323.068812274053">
            <text:p>323.0688122741</text:p>
          </table:table-cell>
          <table:table-cell office:value-type="float" office:value="3.26332133610155">
            <text:p>3.2633213361</text:p>
          </table:table-cell>
          <table:table-cell office:value-type="float" office:value="99">
            <text:p>99</text:p>
          </table:table-cell>
          <table:table-cell table:formula="of:= 100 * (([.BR28] / ([.BR28] + [.BT28])) - ([.BT28] / ([.BR28] + [.BT28])))" office:value-type="float" office:value="4.84912974082237">
            <text:p>4.8491297408</text:p>
          </table:table-cell>
          <table:table-cell table:formula="of:= 100 * (([.BX28] / ([.BX28] + [.BZ28])) - ([.BZ28] / ([.BX28] + [.BZ28])))" office:value-type="float" office:value="-0.51737602499024">
            <text:p>-0.517376025</text:p>
          </table:table-cell>
          <table:table-cell table:formula="of:=([.CE28] + [.CF28]) / 2" office:value-type="float" office:value="2.16587685791607">
            <text:p>2.1658768579</text:p>
          </table:table-cell>
          <table:table-cell table:formula="of:=IF([.CG28] &gt; 0;1;0)" office:value-type="float" office:value="1">
            <text:p>1</text:p>
          </table:table-cell>
          <table:table-cell table:formula="of:=IF(AND([.CH28] = 1;[.BW28] &lt; 0);1;0)" office:value-type="float" office:value="0">
            <text:p>0</text:p>
          </table:table-cell>
          <table:table-cell table:formula="of:=IF([.CG28] &lt; 0;1;0)" office:value-type="float" office:value="0">
            <text:p>0</text:p>
          </table:table-cell>
          <table:table-cell table:formula="of:=IF(AND([.CJ28] = 1;[.BW28] &gt; 0);1;0)" office:value-type="float" office:value="0">
            <text:p>0</text:p>
          </table:table-cell>
          <table:table-cell table:formula="of:=IF(AND([.CH28] = 1;[.BQ28] &lt; 0);1;0)" office:value-type="float" office:value="0">
            <text:p>0</text:p>
          </table:table-cell>
          <table:table-cell table:formula="of:=IF(AND([.CJ28] = 1;[.BQ28] &gt; 0);1;0)" office:value-type="float" office:value="0">
            <text:p>0</text:p>
          </table:table-cell>
          <table:table-cell table:formula="of:=[.CG28] - [.$CG$136]" office:value-type="float" office:value="1.66003124320849">
            <text:p>1.6600312432</text:p>
          </table:table-cell>
        </table:table-row>
        <table:table-row table:style-name="ro2">
          <table:table-cell office:value-type="float" office:value="476664">
            <text:p>476664</text:p>
          </table:table-cell>
          <table:table-cell office:value-type="float" office:value="21">
            <text:p>21</text:p>
          </table:table-cell>
          <table:table-cell office:value-type="string">
            <text:p>1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1">
            <text:p>39681</text:p>
          </table:table-cell>
          <table:table-cell office:value-type="float" office:value="532">
            <text:p>532</text:p>
          </table:table-cell>
          <table:table-cell office:value-type="float" office:value="35173">
            <text:p>35173</text:p>
          </table:table-cell>
          <table:table-cell office:value-type="float" office:value="609">
            <text:p>609</text:p>
          </table:table-cell>
          <table:table-cell office:value-type="float" office:value="3012">
            <text:p>3012</text:p>
          </table:table-cell>
          <table:table-cell office:value-type="float" office:value="253">
            <text:p>253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30267">
            <text:p>30267</text:p>
          </table:table-cell>
          <table:table-cell office:value-type="float" office:value="312">
            <text:p>312</text:p>
          </table:table-cell>
          <table:table-cell office:value-type="float" office:value="27289">
            <text:p>27289</text:p>
          </table:table-cell>
          <table:table-cell office:value-type="float" office:value="501">
            <text:p>501</text:p>
          </table:table-cell>
          <table:table-cell office:value-type="float" office:value="1966">
            <text:p>1966</text:p>
          </table:table-cell>
          <table:table-cell office:value-type="float" office:value="153">
            <text:p>15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99">
            <text:p>99</text:p>
          </table:table-cell>
          <table:table-cell office:value-type="float" office:value="0.0025">
            <text:p>0.0025</text:p>
          </table:table-cell>
          <table:table-cell office:value-type="float" office:value="0.0134">
            <text:p>0.0134</text:p>
          </table:table-cell>
          <table:table-cell office:value-type="float" office:value="0.8864">
            <text:p>0.8864</text:p>
          </table:table-cell>
          <table:table-cell office:value-type="float" office:value="0.0153">
            <text:p>0.0153</text:p>
          </table:table-cell>
          <table:table-cell office:value-type="float" office:value="0.0759">
            <text:p>0.0759</text:p>
          </table:table-cell>
          <table:table-cell office:value-type="float" office:value="0.0064">
            <text:p>0.0064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18">
            <text:p>0.0018</text:p>
          </table:table-cell>
          <table:table-cell office:value-type="float" office:value="0.0103">
            <text:p>0.0103</text:p>
          </table:table-cell>
          <table:table-cell office:value-type="float" office:value="0.9016">
            <text:p>0.9016</text:p>
          </table:table-cell>
          <table:table-cell office:value-type="float" office:value="0.0166">
            <text:p>0.0166</text:p>
          </table:table-cell>
          <table:table-cell office:value-type="float" office:value="0.065">
            <text:p>0.065</text:p>
          </table:table-cell>
          <table:table-cell office:value-type="float" office:value="0.0051">
            <text:p>0.0051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69883417">
            <text:p>18669883417</text:p>
          </table:table-cell>
          <table:table-cell office:value-type="float" office:value="270578020.536232">
            <text:p>270578020.536232</text:p>
          </table:table-cell>
          <table:table-cell office:value-type="float" office:value="499">
            <text:p>499</text:p>
          </table:table-cell>
          <table:table-cell office:value-type="float" office:value="7.23188405797101">
            <text:p>7.231884058</text:p>
          </table:table-cell>
          <table:table-cell office:value-type="float" office:value="552">
            <text:p>552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 office:value-type="float" office:value="4.40579710144928">
            <text:p>4.4057971014</text:p>
          </table:table-cell>
          <table:table-cell office:value-type="float" office:value="470">
            <text:p>470</text:p>
          </table:table-cell>
          <table:table-cell office:value-type="float" office:value="6.81159420289855">
            <text:p>6.8115942029</text:p>
          </table:table-cell>
          <table:table-cell office:value-type="float" office:value="13417">
            <text:p>13417</text:p>
          </table:table-cell>
          <table:table-cell office:value-type="float" office:value="194.449275362319">
            <text:p>194.4492753623</text:p>
          </table:table-cell>
          <table:table-cell office:value-type="float" office:value="7643">
            <text:p>7643</text:p>
          </table:table-cell>
          <table:table-cell office:value-type="float" office:value="110.768115942029">
            <text:p>110.768115942</text:p>
          </table:table-cell>
          <table:table-cell office:value-type="float" office:value="2357985">
            <text:p>2357985</text:p>
          </table:table-cell>
          <table:table-cell office:value-type="float" office:value="34173.6956521739">
            <text:p>34173.6956521739</text:p>
          </table:table-cell>
          <table:table-cell office:value-type="float" office:value="-1602.13316511423">
            <text:p>-1602.1331651142</text:p>
          </table:table-cell>
          <table:table-cell office:value-type="float" office:value="-23.2193212335396">
            <text:p>-23.2193212335</text:p>
          </table:table-cell>
          <table:table-cell office:value-type="float" office:value="8643">
            <text:p>8643</text:p>
          </table:table-cell>
          <table:table-cell office:value-type="float" office:value="125.260869565217">
            <text:p>125.2608695652</text:p>
          </table:table-cell>
          <table:table-cell office:value-type="float" office:value="14125">
            <text:p>14125</text:p>
          </table:table-cell>
          <table:table-cell office:value-type="float" office:value="204.710144927536">
            <text:p>204.7101449275</text:p>
          </table:table-cell>
          <table:table-cell office:value-type="float" office:value="-2146.1381544201">
            <text:p>-2146.1381544201</text:p>
          </table:table-cell>
          <table:table-cell office:value-type="float" office:value="-31.1034515133348">
            <text:p>-31.1034515133</text:p>
          </table:table-cell>
          <table:table-cell office:value-type="float" office:value="6101">
            <text:p>6101</text:p>
          </table:table-cell>
          <table:table-cell office:value-type="float" office:value="88.4202898550725">
            <text:p>88.4202898551</text:p>
          </table:table-cell>
          <table:table-cell office:value-type="float" office:value="11574">
            <text:p>11574</text:p>
          </table:table-cell>
          <table:table-cell office:value-type="float" office:value="167.739130434783">
            <text:p>167.7391304348</text:p>
          </table:table-cell>
          <table:table-cell office:value-type="float" office:value="-1874.13565976709">
            <text:p>-1874.1356597671</text:p>
          </table:table-cell>
          <table:table-cell office:value-type="float" office:value="-27.1613863734361">
            <text:p>-27.1613863734</text:p>
          </table:table-cell>
          <table:table-cell office:value-type="float" office:value="69">
            <text:p>69</text:p>
          </table:table-cell>
          <table:table-cell table:formula="of:= 100 * (([.BR29] / ([.BR29] + [.BT29])) - ([.BT29] / ([.BR29] + [.BT29])))" office:value-type="float" office:value="-24.0776528460998">
            <text:p>-24.0776528461</text:p>
          </table:table-cell>
          <table:table-cell table:formula="of:= 100 * (([.BX29] / ([.BX29] + [.BZ29])) - ([.BZ29] / ([.BX29] + [.BZ29])))" office:value-type="float" office:value="-30.964639321075">
            <text:p>-30.9646393211</text:p>
          </table:table-cell>
          <table:table-cell table:formula="of:=([.CE29] + [.CF29]) / 2" office:value-type="float" office:value="-27.5211460835874">
            <text:p>-27.5211460836</text:p>
          </table:table-cell>
          <table:table-cell table:formula="of:=IF([.CG29] &gt; 0;1;0)" office:value-type="float" office:value="0">
            <text:p>0</text:p>
          </table:table-cell>
          <table:table-cell table:formula="of:=IF(AND([.CH29] = 1;[.BW29] &lt; 0);1;0)" office:value-type="float" office:value="0">
            <text:p>0</text:p>
          </table:table-cell>
          <table:table-cell table:formula="of:=IF([.CG29] &lt; 0;1;0)" office:value-type="float" office:value="1">
            <text:p>1</text:p>
          </table:table-cell>
          <table:table-cell table:formula="of:=IF(AND([.CJ29] = 1;[.BW29] &gt; 0);1;0)" office:value-type="float" office:value="0">
            <text:p>0</text:p>
          </table:table-cell>
          <table:table-cell table:formula="of:=IF(AND([.CH29] = 1;[.BQ29] &lt; 0);1;0)" office:value-type="float" office:value="0">
            <text:p>0</text:p>
          </table:table-cell>
          <table:table-cell table:formula="of:=IF(AND([.CJ29] = 1;[.BQ29] &gt; 0);1;0)" office:value-type="float" office:value="0">
            <text:p>0</text:p>
          </table:table-cell>
          <table:table-cell table:formula="of:=[.CG29] - [.$CG$136]" office:value-type="float" office:value="-28.0269916982949">
            <text:p>-28.0269916983</text:p>
          </table:table-cell>
        </table:table-row>
        <table:table-row table:style-name="ro2">
          <table:table-cell office:value-type="float" office:value="476692">
            <text:p>476692</text:p>
          </table:table-cell>
          <table:table-cell office:value-type="float" office:value="11">
            <text:p>11</text:p>
          </table:table-cell>
          <table:table-cell office:value-type="string">
            <text:p>0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01">
            <text:p>39501</text:p>
          </table:table-cell>
          <table:table-cell office:value-type="float" office:value="357">
            <text:p>357</text:p>
          </table:table-cell>
          <table:table-cell office:value-type="float" office:value="37775">
            <text:p>37775</text:p>
          </table:table-cell>
          <table:table-cell office:value-type="float" office:value="363">
            <text:p>363</text:p>
          </table:table-cell>
          <table:table-cell office:value-type="float" office:value="733">
            <text:p>733</text:p>
          </table:table-cell>
          <table:table-cell office:value-type="float" office:value="204">
            <text:p>20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31246">
            <text:p>31246</text:p>
          </table:table-cell>
          <table:table-cell office:value-type="float" office:value="206">
            <text:p>206</text:p>
          </table:table-cell>
          <table:table-cell office:value-type="float" office:value="30242">
            <text:p>30242</text:p>
          </table:table-cell>
          <table:table-cell office:value-type="float" office:value="148">
            <text:p>148</text:p>
          </table:table-cell>
          <table:table-cell office:value-type="float" office:value="498">
            <text:p>498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81">
            <text:p>-81</text:p>
          </table:table-cell>
          <table:table-cell office:value-type="float" office:value="-0.002">
            <text:p>-0.002</text:p>
          </table:table-cell>
          <table:table-cell office:value-type="float" office:value="0.009">
            <text:p>0.009</text:p>
          </table:table-cell>
          <table:table-cell office:value-type="float" office:value="0.9563">
            <text:p>0.9563</text:p>
          </table:table-cell>
          <table:table-cell office:value-type="float" office:value="0.0092">
            <text:p>0.0092</text:p>
          </table:table-cell>
          <table:table-cell office:value-type="float" office:value="0.0186">
            <text:p>0.0186</text:p>
          </table:table-cell>
          <table:table-cell office:value-type="float" office:value="0.0052">
            <text:p>0.0052</text:p>
          </table:table-cell>
          <table:table-cell office:value-type="float" office:value="0.0004">
            <text:p>0.0004</text:p>
          </table:table-cell>
          <table:table-cell office:value-type="float" office:value="0.0002">
            <text:p>0.0002</text:p>
          </table:table-cell>
          <table:table-cell office:value-type="float" office:value="0.0012">
            <text:p>0.0012</text:p>
          </table:table-cell>
          <table:table-cell office:value-type="float" office:value="0.0066">
            <text:p>0.0066</text:p>
          </table:table-cell>
          <table:table-cell office:value-type="float" office:value="0.9679">
            <text:p>0.9679</text:p>
          </table:table-cell>
          <table:table-cell office:value-type="float" office:value="0.0047">
            <text:p>0.0047</text:p>
          </table:table-cell>
          <table:table-cell office:value-type="float" office:value="0.0159">
            <text:p>0.0159</text:p>
          </table:table-cell>
          <table:table-cell office:value-type="float" office:value="0.0041">
            <text:p>0.0041</text:p>
          </table:table-cell>
          <table:table-cell office:value-type="float" office:value="0.0002">
            <text:p>0.0002</text:p>
          </table:table-cell>
          <table:table-cell office:value-type="float" office:value="0.0001">
            <text:p>0.0001</text:p>
          </table:table-cell>
          <table:table-cell office:value-type="float" office:value="0.0006">
            <text:p>0.000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556581619">
            <text:p>26556581619</text:p>
          </table:table-cell>
          <table:table-cell office:value-type="float" office:value="270985526.72449">
            <text:p>270985526.72449</text:p>
          </table:table-cell>
          <table:table-cell office:value-type="float" office:value="425">
            <text:p>425</text:p>
          </table:table-cell>
          <table:table-cell office:value-type="float" office:value="4.33673469387755">
            <text:p>4.3367346939</text:p>
          </table:table-cell>
          <table:table-cell office:value-type="float" office:value="784">
            <text:p>784</text:p>
          </table:table-cell>
          <table:table-cell office:value-type="float" office:value="8">
            <text:p>8</text:p>
          </table:table-cell>
          <table:table-cell office:value-type="float" office:value="490">
            <text:p>490</text:p>
          </table:table-cell>
          <table:table-cell office:value-type="float" office:value="5">
            <text:p>5</text:p>
          </table:table-cell>
          <table:table-cell office:value-type="float" office:value="714">
            <text:p>714</text:p>
          </table:table-cell>
          <table:table-cell office:value-type="float" office:value="7.28571428571429">
            <text:p>7.2857142857</text:p>
          </table:table-cell>
          <table:table-cell office:value-type="float" office:value="41619">
            <text:p>41619</text:p>
          </table:table-cell>
          <table:table-cell office:value-type="float" office:value="424.683673469388">
            <text:p>424.6836734694</text:p>
          </table:table-cell>
          <table:table-cell office:value-type="float" office:value="18235">
            <text:p>18235</text:p>
          </table:table-cell>
          <table:table-cell office:value-type="float" office:value="186.071428571429">
            <text:p>186.0714285714</text:p>
          </table:table-cell>
          <table:table-cell office:value-type="float" office:value="3213250">
            <text:p>3213250</text:p>
          </table:table-cell>
          <table:table-cell office:value-type="float" office:value="32788.2653061224">
            <text:p>32788.2653061224</text:p>
          </table:table-cell>
          <table:table-cell office:value-type="float" office:value="-1970.80013880104">
            <text:p>-1970.800138801</text:p>
          </table:table-cell>
          <table:table-cell office:value-type="float" office:value="-20.1102054979698">
            <text:p>-20.110205498</text:p>
          </table:table-cell>
          <table:table-cell office:value-type="float" office:value="8951">
            <text:p>8951</text:p>
          </table:table-cell>
          <table:table-cell office:value-type="float" office:value="91.3367346938776">
            <text:p>91.3367346939</text:p>
          </table:table-cell>
          <table:table-cell office:value-type="float" office:value="16423">
            <text:p>16423</text:p>
          </table:table-cell>
          <table:table-cell office:value-type="float" office:value="167.581632653061">
            <text:p>167.5816326531</text:p>
          </table:table-cell>
          <table:table-cell office:value-type="float" office:value="-2769.3773115767">
            <text:p>-2769.3773115767</text:p>
          </table:table-cell>
          <table:table-cell office:value-type="float" office:value="-28.2589521589459">
            <text:p>-28.2589521589</text:p>
          </table:table-cell>
          <table:table-cell office:value-type="float" office:value="6406">
            <text:p>6406</text:p>
          </table:table-cell>
          <table:table-cell office:value-type="float" office:value="65.3673469387755">
            <text:p>65.3673469388</text:p>
          </table:table-cell>
          <table:table-cell office:value-type="float" office:value="14327">
            <text:p>14327</text:p>
          </table:table-cell>
          <table:table-cell office:value-type="float" office:value="146.19387755102">
            <text:p>146.193877551</text:p>
          </table:table-cell>
          <table:table-cell office:value-type="float" office:value="-2370.08872518881">
            <text:p>-2370.0887251888</text:p>
          </table:table-cell>
          <table:table-cell office:value-type="float" office:value="-24.1845788284572">
            <text:p>-24.1845788285</text:p>
          </table:table-cell>
          <table:table-cell office:value-type="float" office:value="98">
            <text:p>98</text:p>
          </table:table-cell>
          <table:table-cell table:formula="of:= 100 * (([.BR30] / ([.BR30] + [.BT30])) - ([.BT30] / ([.BR30] + [.BT30])))" office:value-type="float" office:value="-29.4474659099866">
            <text:p>-29.44746591</text:p>
          </table:table-cell>
          <table:table-cell table:formula="of:= 100 * (([.BX30] / ([.BX30] + [.BZ30])) - ([.BZ30] / ([.BX30] + [.BZ30])))" office:value-type="float" office:value="-38.2047942892973">
            <text:p>-38.2047942893</text:p>
          </table:table-cell>
          <table:table-cell table:formula="of:=([.CE30] + [.CF30]) / 2" office:value-type="float" office:value="-33.8261300996419">
            <text:p>-33.8261300996</text:p>
          </table:table-cell>
          <table:table-cell table:formula="of:=IF([.CG30] &gt; 0;1;0)" office:value-type="float" office:value="0">
            <text:p>0</text:p>
          </table:table-cell>
          <table:table-cell table:formula="of:=IF(AND([.CH30] = 1;[.BW30] &lt; 0);1;0)" office:value-type="float" office:value="0">
            <text:p>0</text:p>
          </table:table-cell>
          <table:table-cell table:formula="of:=IF([.CG30] &lt; 0;1;0)" office:value-type="float" office:value="1">
            <text:p>1</text:p>
          </table:table-cell>
          <table:table-cell table:formula="of:=IF(AND([.CJ30] = 1;[.BW30] &gt; 0);1;0)" office:value-type="float" office:value="0">
            <text:p>0</text:p>
          </table:table-cell>
          <table:table-cell table:formula="of:=IF(AND([.CH30] = 1;[.BQ30] &lt; 0);1;0)" office:value-type="float" office:value="0">
            <text:p>0</text:p>
          </table:table-cell>
          <table:table-cell table:formula="of:=IF(AND([.CJ30] = 1;[.BQ30] &gt; 0);1;0)" office:value-type="float" office:value="0">
            <text:p>0</text:p>
          </table:table-cell>
          <table:table-cell table:formula="of:=[.CG30] - [.$CG$136]" office:value-type="float" office:value="-34.3319757143495">
            <text:p>-34.3319757143</text:p>
          </table:table-cell>
        </table:table-row>
        <table:table-row table:style-name="ro2">
          <table:table-cell office:value-type="float" office:value="476717">
            <text:p>476717</text:p>
          </table:table-cell>
          <table:table-cell office:value-type="float" office:value="12">
            <text:p>12</text:p>
          </table:table-cell>
          <table:table-cell office:value-type="string">
            <text:p>0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16">
            <text:p>39616</text:p>
          </table:table-cell>
          <table:table-cell office:value-type="float" office:value="322">
            <text:p>322</text:p>
          </table:table-cell>
          <table:table-cell office:value-type="float" office:value="37704">
            <text:p>37704</text:p>
          </table:table-cell>
          <table:table-cell office:value-type="float" office:value="376">
            <text:p>376</text:p>
          </table:table-cell>
          <table:table-cell office:value-type="float" office:value="910">
            <text:p>910</text:p>
          </table:table-cell>
          <table:table-cell office:value-type="float" office:value="215">
            <text:p>215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31783">
            <text:p>31783</text:p>
          </table:table-cell>
          <table:table-cell office:value-type="float" office:value="178">
            <text:p>178</text:p>
          </table:table-cell>
          <table:table-cell office:value-type="float" office:value="30606">
            <text:p>30606</text:p>
          </table:table-cell>
          <table:table-cell office:value-type="float" office:value="209">
            <text:p>209</text:p>
          </table:table-cell>
          <table:table-cell office:value-type="float" office:value="615">
            <text:p>615</text:p>
          </table:table-cell>
          <table:table-cell office:value-type="float" office:value="141">
            <text:p>14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4">
            <text:p>34</text:p>
          </table:table-cell>
          <table:table-cell office:value-type="float" office:value="0.0009">
            <text:p>0.0009</text:p>
          </table:table-cell>
          <table:table-cell office:value-type="float" office:value="0.0081">
            <text:p>0.0081</text:p>
          </table:table-cell>
          <table:table-cell office:value-type="float" office:value="0.9517">
            <text:p>0.9517</text:p>
          </table:table-cell>
          <table:table-cell office:value-type="float" office:value="0.0095">
            <text:p>0.0095</text:p>
          </table:table-cell>
          <table:table-cell office:value-type="float" office:value="0.023">
            <text:p>0.023</text:p>
          </table:table-cell>
          <table:table-cell office:value-type="float" office:value="0.0054">
            <text:p>0.0054</text:p>
          </table:table-cell>
          <table:table-cell office:value-type="float" office:value="0.0007">
            <text:p>0.0007</text:p>
          </table:table-cell>
          <table:table-cell office:value-type="float" office:value="0.0003">
            <text:p>0.0003</text:p>
          </table:table-cell>
          <table:table-cell office:value-type="float" office:value="0.0013">
            <text:p>0.0013</text:p>
          </table:table-cell>
          <table:table-cell office:value-type="float" office:value="0.0056">
            <text:p>0.0056</text:p>
          </table:table-cell>
          <table:table-cell office:value-type="float" office:value="0.963">
            <text:p>0.963</text:p>
          </table:table-cell>
          <table:table-cell office:value-type="float" office:value="0.0066">
            <text:p>0.0066</text:p>
          </table:table-cell>
          <table:table-cell office:value-type="float" office:value="0.0193">
            <text:p>0.0193</text:p>
          </table:table-cell>
          <table:table-cell office:value-type="float" office:value="0.0044">
            <text:p>0.0044</text:p>
          </table:table-cell>
          <table:table-cell office:value-type="float" office:value="0.0004">
            <text:p>0.0004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895540491">
            <text:p>20895540491</text:p>
          </table:table-cell>
          <table:table-cell office:value-type="float" office:value="271370655.727273">
            <text:p>271370655.727273</text:p>
          </table:table-cell>
          <table:table-cell office:value-type="float" office:value="407">
            <text:p>407</text:p>
          </table:table-cell>
          <table:table-cell office:value-type="float" office:value="5.28571428571429">
            <text:p>5.2857142857</text:p>
          </table:table-cell>
          <table:table-cell office:value-type="float" office:value="616">
            <text:p>616</text:p>
          </table:table-cell>
          <table:table-cell office:value-type="float" office:value="8">
            <text:p>8</text:p>
          </table:table-cell>
          <table:table-cell office:value-type="float" office:value="407">
            <text:p>407</text:p>
          </table:table-cell>
          <table:table-cell office:value-type="float" office:value="5.28571428571429">
            <text:p>5.2857142857</text:p>
          </table:table-cell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50491">
            <text:p>50491</text:p>
          </table:table-cell>
          <table:table-cell office:value-type="float" office:value="655.727272727273">
            <text:p>655.7272727273</text:p>
          </table:table-cell>
          <table:table-cell office:value-type="float" office:value="18734">
            <text:p>18734</text:p>
          </table:table-cell>
          <table:table-cell office:value-type="float" office:value="243.298701298701">
            <text:p>243.2987012987</text:p>
          </table:table-cell>
          <table:table-cell office:value-type="float" office:value="2611834">
            <text:p>2611834</text:p>
          </table:table-cell>
          <table:table-cell office:value-type="float" office:value="33919.9220779221">
            <text:p>33919.9220779221</text:p>
          </table:table-cell>
          <table:table-cell office:value-type="float" office:value="-1859.29931810832">
            <text:p>-1859.2993181083</text:p>
          </table:table-cell>
          <table:table-cell office:value-type="float" office:value="-24.1467443910171">
            <text:p>-24.146744391</text:p>
          </table:table-cell>
          <table:table-cell office:value-type="float" office:value="10223">
            <text:p>10223</text:p>
          </table:table-cell>
          <table:table-cell office:value-type="float" office:value="132.766233766234">
            <text:p>132.7662337662</text:p>
          </table:table-cell>
          <table:table-cell office:value-type="float" office:value="17198">
            <text:p>17198</text:p>
          </table:table-cell>
          <table:table-cell office:value-type="float" office:value="223.350649350649">
            <text:p>223.3506493507</text:p>
          </table:table-cell>
          <table:table-cell office:value-type="float" office:value="-2465.45735714594">
            <text:p>-2465.4573571459</text:p>
          </table:table-cell>
          <table:table-cell office:value-type="float" office:value="-32.018926716181">
            <text:p>-32.0189267162</text:p>
          </table:table-cell>
          <table:table-cell office:value-type="float" office:value="7462">
            <text:p>7462</text:p>
          </table:table-cell>
          <table:table-cell office:value-type="float" office:value="96.9090909090909">
            <text:p>96.9090909091</text:p>
          </table:table-cell>
          <table:table-cell office:value-type="float" office:value="15739">
            <text:p>15739</text:p>
          </table:table-cell>
          <table:table-cell office:value-type="float" office:value="204.402597402597">
            <text:p>204.4025974026</text:p>
          </table:table-cell>
          <table:table-cell office:value-type="float" office:value="-2162.37833762706">
            <text:p>-2162.3783376271</text:p>
          </table:table-cell>
          <table:table-cell office:value-type="float" office:value="-28.0828355535982">
            <text:p>-28.0828355536</text:p>
          </table:table-cell>
          <table:table-cell office:value-type="float" office:value="77">
            <text:p>77</text:p>
          </table:table-cell>
          <table:table-cell table:formula="of:= 100 * (([.BR31] / ([.BR31] + [.BT31])) - ([.BT31] / ([.BR31] + [.BT31])))" office:value-type="float" office:value="-25.4367090915722">
            <text:p>-25.4367090916</text:p>
          </table:table-cell>
          <table:table-cell table:formula="of:= 100 * (([.BX31] / ([.BX31] + [.BZ31])) - ([.BZ31] / ([.BX31] + [.BZ31])))" office:value-type="float" office:value="-35.6751864143787">
            <text:p>-35.6751864144</text:p>
          </table:table-cell>
          <table:table-cell table:formula="of:=([.CE31] + [.CF31]) / 2" office:value-type="float" office:value="-30.5559477529754">
            <text:p>-30.555947753</text:p>
          </table:table-cell>
          <table:table-cell table:formula="of:=IF([.CG31] &gt; 0;1;0)" office:value-type="float" office:value="0">
            <text:p>0</text:p>
          </table:table-cell>
          <table:table-cell table:formula="of:=IF(AND([.CH31] = 1;[.BW31] &lt; 0);1;0)" office:value-type="float" office:value="0">
            <text:p>0</text:p>
          </table:table-cell>
          <table:table-cell table:formula="of:=IF([.CG31] &lt; 0;1;0)" office:value-type="float" office:value="1">
            <text:p>1</text:p>
          </table:table-cell>
          <table:table-cell table:formula="of:=IF(AND([.CJ31] = 1;[.BW31] &gt; 0);1;0)" office:value-type="float" office:value="0">
            <text:p>0</text:p>
          </table:table-cell>
          <table:table-cell table:formula="of:=IF(AND([.CH31] = 1;[.BQ31] &lt; 0);1;0)" office:value-type="float" office:value="0">
            <text:p>0</text:p>
          </table:table-cell>
          <table:table-cell table:formula="of:=IF(AND([.CJ31] = 1;[.BQ31] &gt; 0);1;0)" office:value-type="float" office:value="0">
            <text:p>0</text:p>
          </table:table-cell>
          <table:table-cell table:formula="of:=[.CG31] - [.$CG$136]" office:value-type="float" office:value="-31.061793367683">
            <text:p>-31.0617933677</text:p>
          </table:table-cell>
        </table:table-row>
        <table:table-row table:style-name="ro2">
          <table:table-cell office:value-type="float" office:value="476751">
            <text:p>476751</text:p>
          </table:table-cell>
          <table:table-cell office:value-type="float" office:value="56">
            <text:p>56</text:p>
          </table:table-cell>
          <table:table-cell office:value-type="string">
            <text:p>2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93">
            <text:p>39893</text:p>
          </table:table-cell>
          <table:table-cell office:value-type="float" office:value="339">
            <text:p>339</text:p>
          </table:table-cell>
          <table:table-cell office:value-type="float" office:value="38857">
            <text:p>38857</text:p>
          </table:table-cell>
          <table:table-cell office:value-type="float" office:value="262">
            <text:p>262</text:p>
          </table:table-cell>
          <table:table-cell office:value-type="float" office:value="138">
            <text:p>138</text:p>
          </table:table-cell>
          <table:table-cell office:value-type="float" office:value="235">
            <text:p>23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30425">
            <text:p>30425</text:p>
          </table:table-cell>
          <table:table-cell office:value-type="float" office:value="207">
            <text:p>207</text:p>
          </table:table-cell>
          <table:table-cell office:value-type="float" office:value="29865">
            <text:p>29865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11">
            <text:p>311</text:p>
          </table:table-cell>
          <table:table-cell office:value-type="float" office:value="0.0079">
            <text:p>0.0079</text:p>
          </table:table-cell>
          <table:table-cell office:value-type="float" office:value="0.0085">
            <text:p>0.0085</text:p>
          </table:table-cell>
          <table:table-cell office:value-type="float" office:value="0.974">
            <text:p>0.974</text:p>
          </table:table-cell>
          <table:table-cell office:value-type="float" office:value="0.0066">
            <text:p>0.0066</text:p>
          </table:table-cell>
          <table:table-cell office:value-type="float" office:value="0.0035">
            <text:p>0.0035</text:p>
          </table:table-cell>
          <table:table-cell office:value-type="float" office:value="0.0059">
            <text:p>0.0059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office:value-type="float" office:value="0.0068">
            <text:p>0.0068</text:p>
          </table:table-cell>
          <table:table-cell office:value-type="float" office:value="0.9816">
            <text:p>0.9816</text:p>
          </table:table-cell>
          <table:table-cell office:value-type="float" office:value="0.0034">
            <text:p>0.0034</text:p>
          </table:table-cell>
          <table:table-cell office:value-type="float" office:value="0.0032">
            <text:p>0.0032</text:p>
          </table:table-cell>
          <table:table-cell office:value-type="float" office:value="0.0039">
            <text:p>0.0039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924436844">
            <text:p>21924436844</text:p>
          </table:table-cell>
          <table:table-cell office:value-type="float" office:value="270672059.802469">
            <text:p>270672059.802469</text:p>
          </table:table-cell>
          <table:table-cell office:value-type="float" office:value="2470">
            <text:p>2470</text:p>
          </table:table-cell>
          <table:table-cell office:value-type="float" office:value="30.4938271604938">
            <text:p>30.4938271605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3.34567901234568">
            <text:p>3.3456790123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6844">
            <text:p>6844</text:p>
          </table:table-cell>
          <table:table-cell office:value-type="float" office:value="84.4938271604938">
            <text:p>84.4938271605</text:p>
          </table:table-cell>
          <table:table-cell office:value-type="float" office:value="5868">
            <text:p>5868</text:p>
          </table:table-cell>
          <table:table-cell office:value-type="float" office:value="72.4444444444444">
            <text:p>72.4444444444</text:p>
          </table:table-cell>
          <table:table-cell office:value-type="float" office:value="2841814">
            <text:p>2841814</text:p>
          </table:table-cell>
          <table:table-cell office:value-type="float" office:value="35084.1234567901">
            <text:p>35084.1234567901</text:p>
          </table:table-cell>
          <table:table-cell office:value-type="float" office:value="364.385661161746">
            <text:p>364.3856611617</text:p>
          </table:table-cell>
          <table:table-cell office:value-type="float" office:value="4.49858840940427">
            <text:p>4.4985884094</text:p>
          </table:table-cell>
          <table:table-cell office:value-type="float" office:value="12191">
            <text:p>12191</text:p>
          </table:table-cell>
          <table:table-cell office:value-type="float" office:value="150.506172839506">
            <text:p>150.5061728395</text:p>
          </table:table-cell>
          <table:table-cell office:value-type="float" office:value="11048">
            <text:p>11048</text:p>
          </table:table-cell>
          <table:table-cell office:value-type="float" office:value="136.395061728395">
            <text:p>136.3950617284</text:p>
          </table:table-cell>
          <table:table-cell office:value-type="float" office:value="657.576684052787">
            <text:p>657.5766840528</text:p>
          </table:table-cell>
          <table:table-cell office:value-type="float" office:value="8.11823066731835">
            <text:p>8.1182306673</text:p>
          </table:table-cell>
          <table:table-cell office:value-type="float" office:value="9423">
            <text:p>9423</text:p>
          </table:table-cell>
          <table:table-cell office:value-type="float" office:value="116.333333333333">
            <text:p>116.3333333333</text:p>
          </table:table-cell>
          <table:table-cell office:value-type="float" office:value="7997">
            <text:p>7997</text:p>
          </table:table-cell>
          <table:table-cell office:value-type="float" office:value="98.7283950617284">
            <text:p>98.7283950617</text:p>
          </table:table-cell>
          <table:table-cell office:value-type="float" office:value="510.98117260709">
            <text:p>510.9811726071</text:p>
          </table:table-cell>
          <table:table-cell office:value-type="float" office:value="6.30840953835914">
            <text:p>6.3084095384</text:p>
          </table:table-cell>
          <table:table-cell office:value-type="float" office:value="81">
            <text:p>81</text:p>
          </table:table-cell>
          <table:table-cell table:formula="of:= 100 * (([.BR32] / ([.BR32] + [.BT32])) - ([.BT32] / ([.BR32] + [.BT32])))" office:value-type="float" office:value="4.91845604371961">
            <text:p>4.9184560437</text:p>
          </table:table-cell>
          <table:table-cell table:formula="of:= 100 * (([.BX32] / ([.BX32] + [.BZ32])) - ([.BZ32] / ([.BX32] + [.BZ32])))" office:value-type="float" office:value="8.18599311136625">
            <text:p>8.1859931114</text:p>
          </table:table-cell>
          <table:table-cell table:formula="of:=([.CE32] + [.CF32]) / 2" office:value-type="float" office:value="6.55222457754293">
            <text:p>6.5522245775</text:p>
          </table:table-cell>
          <table:table-cell table:formula="of:=IF([.CG32] &gt; 0;1;0)" office:value-type="float" office:value="1">
            <text:p>1</text:p>
          </table:table-cell>
          <table:table-cell table:formula="of:=IF(AND([.CH32] = 1;[.BW32] &lt; 0);1;0)" office:value-type="float" office:value="0">
            <text:p>0</text:p>
          </table:table-cell>
          <table:table-cell table:formula="of:=IF([.CG32] &lt; 0;1;0)" office:value-type="float" office:value="0">
            <text:p>0</text:p>
          </table:table-cell>
          <table:table-cell table:formula="of:=IF(AND([.CJ32] = 1;[.BW32] &gt; 0);1;0)" office:value-type="float" office:value="0">
            <text:p>0</text:p>
          </table:table-cell>
          <table:table-cell table:formula="of:=IF(AND([.CH32] = 1;[.BQ32] &lt; 0);1;0)" office:value-type="float" office:value="0">
            <text:p>0</text:p>
          </table:table-cell>
          <table:table-cell table:formula="of:=IF(AND([.CJ32] = 1;[.BQ32] &gt; 0);1;0)" office:value-type="float" office:value="0">
            <text:p>0</text:p>
          </table:table-cell>
          <table:table-cell table:formula="of:=[.CG32] - [.$CG$136]" office:value-type="float" office:value="6.04637896283535">
            <text:p>6.0463789628</text:p>
          </table:table-cell>
        </table:table-row>
        <table:table-row table:style-name="ro2">
          <table:table-cell office:value-type="float" office:value="476768">
            <text:p>476768</text:p>
          </table:table-cell>
          <table:table-cell office:value-type="float" office:value="55">
            <text:p>55</text:p>
          </table:table-cell>
          <table:table-cell office:value-type="string">
            <text:p>2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25">
            <text:p>39525</text:p>
          </table:table-cell>
          <table:table-cell office:value-type="float" office:value="686">
            <text:p>686</text:p>
          </table:table-cell>
          <table:table-cell office:value-type="float" office:value="36829">
            <text:p>36829</text:p>
          </table:table-cell>
          <table:table-cell office:value-type="float" office:value="736">
            <text:p>736</text:p>
          </table:table-cell>
          <table:table-cell office:value-type="float" office:value="192">
            <text:p>192</text:p>
          </table:table-cell>
          <table:table-cell office:value-type="float" office:value="994">
            <text:p>994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32556">
            <text:p>32556</text:p>
          </table:table-cell>
          <table:table-cell office:value-type="float" office:value="469">
            <text:p>469</text:p>
          </table:table-cell>
          <table:table-cell office:value-type="float" office:value="30680">
            <text:p>30680</text:p>
          </table:table-cell>
          <table:table-cell office:value-type="float" office:value="437">
            <text:p>437</text:p>
          </table:table-cell>
          <table:table-cell office:value-type="float" office:value="159">
            <text:p>159</text:p>
          </table:table-cell>
          <table:table-cell office:value-type="float" office:value="751">
            <text:p>75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57">
            <text:p>-57</text:p>
          </table:table-cell>
          <table:table-cell office:value-type="float" office:value="-0.0014">
            <text:p>-0.0014</text:p>
          </table:table-cell>
          <table:table-cell office:value-type="float" office:value="0.0174">
            <text:p>0.0174</text:p>
          </table:table-cell>
          <table:table-cell office:value-type="float" office:value="0.9318">
            <text:p>0.9318</text:p>
          </table:table-cell>
          <table:table-cell office:value-type="float" office:value="0.0186">
            <text:p>0.0186</text:p>
          </table:table-cell>
          <table:table-cell office:value-type="float" office:value="0.0049">
            <text:p>0.0049</text:p>
          </table:table-cell>
          <table:table-cell office:value-type="float" office:value="0.0251">
            <text:p>0.0251</text:p>
          </table:table-cell>
          <table:table-cell office:value-type="float" office:value="0.0003">
            <text:p>0.0003</text:p>
          </table:table-cell>
          <table:table-cell office:value-type="float" office:value="0.0011">
            <text:p>0.0011</text:p>
          </table:table-cell>
          <table:table-cell office:value-type="float" office:value="0.0009">
            <text:p>0.0009</text:p>
          </table:table-cell>
          <table:table-cell office:value-type="float" office:value="0.0144">
            <text:p>0.0144</text:p>
          </table:table-cell>
          <table:table-cell office:value-type="float" office:value="0.9424">
            <text:p>0.9424</text:p>
          </table:table-cell>
          <table:table-cell office:value-type="float" office:value="0.0134">
            <text:p>0.0134</text:p>
          </table:table-cell>
          <table:table-cell office:value-type="float" office:value="0.0049">
            <text:p>0.0049</text:p>
          </table:table-cell>
          <table:table-cell office:value-type="float" office:value="0.0231">
            <text:p>0.0231</text:p>
          </table:table-cell>
          <table:table-cell office:value-type="float" office:value="0.0002">
            <text:p>0.0002</text:p>
          </table:table-cell>
          <table:table-cell office:value-type="float" office:value="0.001">
            <text:p>0.001</text:p>
          </table:table-cell>
          <table:table-cell office:value-type="float" office:value="0.0006">
            <text:p>0.0006</text:p>
          </table:table-cell>
          <table:table-cell table:number-columns-repeated="4" office:value-type="float" office:value="0">
            <text:p>0</text:p>
          </table:table-cell>
          <table:table-cell office:value-type="float" office:value="13031105813">
            <text:p>13031105813</text:p>
          </table:table-cell>
          <table:table-cell office:value-type="float" office:value="271481371.104167">
            <text:p>271481371.104167</text:p>
          </table:table-cell>
          <table:table-cell office:value-type="float" office:value="1457">
            <text:p>1457</text:p>
          </table:table-cell>
          <table:table-cell office:value-type="float" office:value="30.3541666666667">
            <text:p>30.354166666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3.25">
            <text:p>3.25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5813">
            <text:p>5813</text:p>
          </table:table-cell>
          <table:table-cell office:value-type="float" office:value="121.104166666667">
            <text:p>121.1041666667</text:p>
          </table:table-cell>
          <table:table-cell office:value-type="float" office:value="4691">
            <text:p>4691</text:p>
          </table:table-cell>
          <table:table-cell office:value-type="float" office:value="97.7291666666667">
            <text:p>97.7291666667</text:p>
          </table:table-cell>
          <table:table-cell office:value-type="float" office:value="2486322">
            <text:p>2486322</text:p>
          </table:table-cell>
          <table:table-cell office:value-type="float" office:value="51798.375">
            <text:p>51798.375</text:p>
          </table:table-cell>
          <table:table-cell office:value-type="float" office:value="-90.696821255435">
            <text:p>-90.6968212554</text:p>
          </table:table-cell>
          <table:table-cell office:value-type="float" office:value="-1.88951710948823">
            <text:p>-1.8895171095</text:p>
          </table:table-cell>
          <table:table-cell office:value-type="float" office:value="12047">
            <text:p>12047</text:p>
          </table:table-cell>
          <table:table-cell office:value-type="float" office:value="250.979166666667">
            <text:p>250.9791666667</text:p>
          </table:table-cell>
          <table:table-cell office:value-type="float" office:value="13141">
            <text:p>13141</text:p>
          </table:table-cell>
          <table:table-cell office:value-type="float" office:value="273.770833333333">
            <text:p>273.7708333333</text:p>
          </table:table-cell>
          <table:table-cell office:value-type="float" office:value="125.612752252294">
            <text:p>125.6127522523</text:p>
          </table:table-cell>
          <table:table-cell office:value-type="float" office:value="2.61693233858946">
            <text:p>2.6169323386</text:p>
          </table:table-cell>
          <table:table-cell office:value-type="float" office:value="8496">
            <text:p>8496</text:p>
          </table:table-cell>
          <table:table-cell office:value-type="float" office:value="177">
            <text:p>177</text:p>
          </table:table-cell>
          <table:table-cell office:value-type="float" office:value="8567">
            <text:p>8567</text:p>
          </table:table-cell>
          <table:table-cell office:value-type="float" office:value="178.479166666667">
            <text:p>178.4791666667</text:p>
          </table:table-cell>
          <table:table-cell office:value-type="float" office:value="17.457965498363">
            <text:p>17.4579654984</text:p>
          </table:table-cell>
          <table:table-cell office:value-type="float" office:value="0.36370761454923">
            <text:p>0.3637076145</text:p>
          </table:table-cell>
          <table:table-cell office:value-type="float" office:value="48">
            <text:p>48</text:p>
          </table:table-cell>
          <table:table-cell table:formula="of:= 100 * (([.BR33] / ([.BR33] + [.BT33])) - ([.BT33] / ([.BR33] + [.BT33])))" office:value-type="float" office:value="-4.34333809750675">
            <text:p>-4.3433380975</text:p>
          </table:table-cell>
          <table:table-cell table:formula="of:= 100 * (([.BX33] / ([.BX33] + [.BZ33])) - ([.BZ33] / ([.BX33] + [.BZ33])))" office:value-type="float" office:value="-0.41610502256344">
            <text:p>-0.4161050226</text:p>
          </table:table-cell>
          <table:table-cell table:formula="of:=([.CE33] + [.CF33]) / 2" office:value-type="float" office:value="-2.37972156003509">
            <text:p>-2.37972156</text:p>
          </table:table-cell>
          <table:table-cell table:formula="of:=IF([.CG33] &gt; 0;1;0)" office:value-type="float" office:value="0">
            <text:p>0</text:p>
          </table:table-cell>
          <table:table-cell table:formula="of:=IF(AND([.CH33] = 1;[.BW33] &lt; 0);1;0)" office:value-type="float" office:value="0">
            <text:p>0</text:p>
          </table:table-cell>
          <table:table-cell table:formula="of:=IF([.CG33] &lt; 0;1;0)" office:value-type="float" office:value="1">
            <text:p>1</text:p>
          </table:table-cell>
          <table:table-cell table:formula="of:=IF(AND([.CJ33] = 1;[.BW33] &gt; 0);1;0)" office:value-type="float" office:value="1">
            <text:p>1</text:p>
          </table:table-cell>
          <table:table-cell table:formula="of:=IF(AND([.CH33] = 1;[.BQ33] &lt; 0);1;0)" office:value-type="float" office:value="0">
            <text:p>0</text:p>
          </table:table-cell>
          <table:table-cell table:formula="of:=IF(AND([.CJ33] = 1;[.BQ33] &gt; 0);1;0)" office:value-type="float" office:value="0">
            <text:p>0</text:p>
          </table:table-cell>
          <table:table-cell table:formula="of:=[.CG33] - [.$CG$136]" office:value-type="float" office:value="-2.88556717474267">
            <text:p>-2.8855671747</text:p>
          </table:table-cell>
        </table:table-row>
        <table:table-row table:style-name="ro2">
          <table:table-cell office:value-type="float" office:value="476786">
            <text:p>476786</text:p>
          </table:table-cell>
          <table:table-cell office:value-type="float" office:value="14">
            <text:p>14</text:p>
          </table:table-cell>
          <table:table-cell office:value-type="string">
            <text:p>0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91">
            <text:p>39491</text:p>
          </table:table-cell>
          <table:table-cell office:value-type="float" office:value="640">
            <text:p>640</text:p>
          </table:table-cell>
          <table:table-cell office:value-type="float" office:value="34963">
            <text:p>34963</text:p>
          </table:table-cell>
          <table:table-cell office:value-type="float" office:value="1421">
            <text:p>1421</text:p>
          </table:table-cell>
          <table:table-cell office:value-type="float" office:value="1772">
            <text:p>1772</text:p>
          </table:table-cell>
          <table:table-cell office:value-type="float" office:value="499">
            <text:p>499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office:value-type="float" office:value="31375">
            <text:p>31375</text:p>
          </table:table-cell>
          <table:table-cell office:value-type="float" office:value="358">
            <text:p>358</text:p>
          </table:table-cell>
          <table:table-cell office:value-type="float" office:value="28648">
            <text:p>28648</text:p>
          </table:table-cell>
          <table:table-cell office:value-type="float" office:value="696">
            <text:p>696</text:p>
          </table:table-cell>
          <table:table-cell office:value-type="float" office:value="1222">
            <text:p>1222</text:p>
          </table:table-cell>
          <table:table-cell office:value-type="float" office:value="353">
            <text:p>35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91">
            <text:p>-91</text:p>
          </table:table-cell>
          <table:table-cell office:value-type="float" office:value="-0.0023">
            <text:p>-0.0023</text:p>
          </table:table-cell>
          <table:table-cell office:value-type="float" office:value="0.0162">
            <text:p>0.0162</text:p>
          </table:table-cell>
          <table:table-cell office:value-type="float" office:value="0.8853">
            <text:p>0.8853</text:p>
          </table:table-cell>
          <table:table-cell office:value-type="float" office:value="0.036">
            <text:p>0.036</text:p>
          </table:table-cell>
          <table:table-cell office:value-type="float" office:value="0.0449">
            <text:p>0.0449</text:p>
          </table:table-cell>
          <table:table-cell office:value-type="float" office:value="0.0126">
            <text:p>0.0126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office:value-type="float" office:value="0.0033">
            <text:p>0.0033</text:p>
          </table:table-cell>
          <table:table-cell office:value-type="float" office:value="0.0114">
            <text:p>0.0114</text:p>
          </table:table-cell>
          <table:table-cell office:value-type="float" office:value="0.9131">
            <text:p>0.9131</text:p>
          </table:table-cell>
          <table:table-cell office:value-type="float" office:value="0.0222">
            <text:p>0.0222</text:p>
          </table:table-cell>
          <table:table-cell office:value-type="float" office:value="0.0389">
            <text:p>0.0389</text:p>
          </table:table-cell>
          <table:table-cell office:value-type="float" office:value="0.0113">
            <text:p>0.0113</text:p>
          </table:table-cell>
          <table:table-cell office:value-type="float" office:value="0.0007">
            <text:p>0.0007</text:p>
          </table:table-cell>
          <table:table-cell office:value-type="float" office:value="0.0006">
            <text:p>0.0006</text:p>
          </table:table-cell>
          <table:table-cell office:value-type="float" office:value="0.0018">
            <text:p>0.001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95968735">
            <text:p>7595968735</text:p>
          </table:table-cell>
          <table:table-cell office:value-type="float" office:value="271284597.678571">
            <text:p>271284597.678571</text:p>
          </table:table-cell>
          <table:table-cell office:value-type="float" office:value="188">
            <text:p>188</text:p>
          </table:table-cell>
          <table:table-cell office:value-type="float" office:value="6.71428571428571">
            <text:p>6.7142857143</text:p>
          </table:table-cell>
          <table:table-cell office:value-type="float" office:value="224">
            <text:p>224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office:value-type="float" office:value="2.42857142857143">
            <text:p>2.4285714286</text:p>
          </table:table-cell>
          <table:table-cell office:value-type="float" office:value="168">
            <text:p>168</text:p>
          </table:table-cell>
          <table:table-cell office:value-type="float" office:value="6">
            <text:p>6</text:p>
          </table:table-cell>
          <table:table-cell office:value-type="float" office:value="8735">
            <text:p>8735</text:p>
          </table:table-cell>
          <table:table-cell office:value-type="float" office:value="311.964285714286">
            <text:p>311.9642857143</text:p>
          </table:table-cell>
          <table:table-cell office:value-type="float" office:value="4035">
            <text:p>4035</text:p>
          </table:table-cell>
          <table:table-cell office:value-type="float" office:value="144.107142857143">
            <text:p>144.1071428571</text:p>
          </table:table-cell>
          <table:table-cell office:value-type="float" office:value="645038">
            <text:p>645038</text:p>
          </table:table-cell>
          <table:table-cell office:value-type="float" office:value="23037.0714285714">
            <text:p>23037.0714285714</text:p>
          </table:table-cell>
          <table:table-cell office:value-type="float" office:value="-799.86451965761">
            <text:p>-799.8645196576</text:p>
          </table:table-cell>
          <table:table-cell office:value-type="float" office:value="-28.5665899877718">
            <text:p>-28.5665899878</text:p>
          </table:table-cell>
          <table:table-cell office:value-type="float" office:value="11663">
            <text:p>11663</text:p>
          </table:table-cell>
          <table:table-cell office:value-type="float" office:value="416.535714285714">
            <text:p>416.5357142857</text:p>
          </table:table-cell>
          <table:table-cell office:value-type="float" office:value="21403">
            <text:p>21403</text:p>
          </table:table-cell>
          <table:table-cell office:value-type="float" office:value="764.392857142857">
            <text:p>764.3928571429</text:p>
          </table:table-cell>
          <table:table-cell office:value-type="float" office:value="-1114.3719305916">
            <text:p>-1114.3719305916</text:p>
          </table:table-cell>
          <table:table-cell office:value-type="float" office:value="-39.7989975211286">
            <text:p>-39.7989975211</text:p>
          </table:table-cell>
          <table:table-cell office:value-type="float" office:value="6847">
            <text:p>6847</text:p>
          </table:table-cell>
          <table:table-cell office:value-type="float" office:value="244.535714285714">
            <text:p>244.5357142857</text:p>
          </table:table-cell>
          <table:table-cell office:value-type="float" office:value="16012">
            <text:p>16012</text:p>
          </table:table-cell>
          <table:table-cell office:value-type="float" office:value="571.857142857143">
            <text:p>571.8571428571</text:p>
          </table:table-cell>
          <table:table-cell office:value-type="float" office:value="-957.1182251248">
            <text:p>-957.1182251248</text:p>
          </table:table-cell>
          <table:table-cell office:value-type="float" office:value="-34.1827937544571">
            <text:p>-34.1827937545</text:p>
          </table:table-cell>
          <table:table-cell office:value-type="float" office:value="28">
            <text:p>28</text:p>
          </table:table-cell>
          <table:table-cell table:formula="of:= 100 * (([.BR34] / ([.BR34] + [.BT34])) - ([.BT34] / ([.BR34] + [.BT34])))" office:value-type="float" office:value="-29.4562390370774">
            <text:p>-29.4562390371</text:p>
          </table:table-cell>
          <table:table-cell table:formula="of:= 100 * (([.BX34] / ([.BX34] + [.BZ34])) - ([.BZ34] / ([.BX34] + [.BZ34])))" office:value-type="float" office:value="-40.0936173935868">
            <text:p>-40.0936173936</text:p>
          </table:table-cell>
          <table:table-cell table:formula="of:=([.CE34] + [.CF34]) / 2" office:value-type="float" office:value="-34.7749282153321">
            <text:p>-34.7749282153</text:p>
          </table:table-cell>
          <table:table-cell table:formula="of:=IF([.CG34] &gt; 0;1;0)" office:value-type="float" office:value="0">
            <text:p>0</text:p>
          </table:table-cell>
          <table:table-cell table:formula="of:=IF(AND([.CH34] = 1;[.BW34] &lt; 0);1;0)" office:value-type="float" office:value="0">
            <text:p>0</text:p>
          </table:table-cell>
          <table:table-cell table:formula="of:=IF([.CG34] &lt; 0;1;0)" office:value-type="float" office:value="1">
            <text:p>1</text:p>
          </table:table-cell>
          <table:table-cell table:formula="of:=IF(AND([.CJ34] = 1;[.BW34] &gt; 0);1;0)" office:value-type="float" office:value="0">
            <text:p>0</text:p>
          </table:table-cell>
          <table:table-cell table:formula="of:=IF(AND([.CH34] = 1;[.BQ34] &lt; 0);1;0)" office:value-type="float" office:value="0">
            <text:p>0</text:p>
          </table:table-cell>
          <table:table-cell table:formula="of:=IF(AND([.CJ34] = 1;[.BQ34] &gt; 0);1;0)" office:value-type="float" office:value="0">
            <text:p>0</text:p>
          </table:table-cell>
          <table:table-cell table:formula="of:=[.CG34] - [.$CG$136]" office:value-type="float" office:value="-35.2807738300396">
            <text:p>-35.28077383</text:p>
          </table:table-cell>
        </table:table-row>
        <table:table-row table:style-name="ro2">
          <table:table-cell office:value-type="float" office:value="476814">
            <text:p>476814</text:p>
          </table:table-cell>
          <table:table-cell office:value-type="float" office:value="6">
            <text:p>6</text:p>
          </table:table-cell>
          <table:table-cell office:value-type="string">
            <text:p>0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64">
            <text:p>39664</text:p>
          </table:table-cell>
          <table:table-cell office:value-type="float" office:value="479">
            <text:p>479</text:p>
          </table:table-cell>
          <table:table-cell office:value-type="float" office:value="37547">
            <text:p>37547</text:p>
          </table:table-cell>
          <table:table-cell office:value-type="float" office:value="468">
            <text:p>468</text:p>
          </table:table-cell>
          <table:table-cell office:value-type="float" office:value="594">
            <text:p>594</text:p>
          </table:table-cell>
          <table:table-cell office:value-type="float" office:value="470">
            <text:p>470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31310">
            <text:p>31310</text:p>
          </table:table-cell>
          <table:table-cell office:value-type="float" office:value="317">
            <text:p>317</text:p>
          </table:table-cell>
          <table:table-cell office:value-type="float" office:value="29796">
            <text:p>29796</text:p>
          </table:table-cell>
          <table:table-cell office:value-type="float" office:value="352">
            <text:p>352</text:p>
          </table:table-cell>
          <table:table-cell office:value-type="float" office:value="451">
            <text:p>451</text:p>
          </table:table-cell>
          <table:table-cell office:value-type="float" office:value="334">
            <text:p>33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82">
            <text:p>82</text:p>
          </table:table-cell>
          <table:table-cell office:value-type="float" office:value="0.0021">
            <text:p>0.0021</text:p>
          </table:table-cell>
          <table:table-cell office:value-type="float" office:value="0.0121">
            <text:p>0.0121</text:p>
          </table:table-cell>
          <table:table-cell office:value-type="float" office:value="0.9466">
            <text:p>0.9466</text:p>
          </table:table-cell>
          <table:table-cell office:value-type="float" office:value="0.0118">
            <text:p>0.0118</text:p>
          </table:table-cell>
          <table:table-cell office:value-type="float" office:value="0.015">
            <text:p>0.015</text:p>
          </table:table-cell>
          <table:table-cell office:value-type="float" office:value="0.0118">
            <text:p>0.0118</text:p>
          </table:table-cell>
          <table:table-cell office:value-type="float" office:value="0.0004">
            <text:p>0.0004</text:p>
          </table:table-cell>
          <table:table-cell office:value-type="float" office:value="0.0008">
            <text:p>0.0008</text:p>
          </table:table-cell>
          <table:table-cell office:value-type="float" office:value="0.0015">
            <text:p>0.0015</text:p>
          </table:table-cell>
          <table:table-cell office:value-type="float" office:value="0.0101">
            <text:p>0.0101</text:p>
          </table:table-cell>
          <table:table-cell office:value-type="float" office:value="0.9516">
            <text:p>0.9516</text:p>
          </table:table-cell>
          <table:table-cell office:value-type="float" office:value="0.0112">
            <text:p>0.0112</text:p>
          </table:table-cell>
          <table:table-cell office:value-type="float" office:value="0.0144">
            <text:p>0.0144</text:p>
          </table:table-cell>
          <table:table-cell office:value-type="float" office:value="0.0107">
            <text:p>0.0107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205505527">
            <text:p>12205505527</text:p>
          </table:table-cell>
          <table:table-cell office:value-type="float" office:value="271233456.155556">
            <text:p>271233456.155556</text:p>
          </table:table-cell>
          <table:table-cell office:value-type="float" office:value="283">
            <text:p>283</text:p>
          </table:table-cell>
          <table:table-cell office:value-type="float" office:value="6.28888888888889">
            <text:p>6.2888888889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float" office:value="3.51111111111111">
            <text:p>3.5111111111</text:p>
          </table:table-cell>
          <table:table-cell office:value-type="float" office:value="270">
            <text:p>270</text:p>
          </table:table-cell>
          <table:table-cell office:value-type="float" office:value="6">
            <text:p>6</text:p>
          </table:table-cell>
          <table:table-cell office:value-type="float" office:value="15527">
            <text:p>15527</text:p>
          </table:table-cell>
          <table:table-cell office:value-type="float" office:value="345.044444444444">
            <text:p>345.0444444444</text:p>
          </table:table-cell>
          <table:table-cell office:value-type="float" office:value="6814">
            <text:p>6814</text:p>
          </table:table-cell>
          <table:table-cell office:value-type="float" office:value="151.422222222222">
            <text:p>151.4222222222</text:p>
          </table:table-cell>
          <table:table-cell office:value-type="float" office:value="1346536">
            <text:p>1346536</text:p>
          </table:table-cell>
          <table:table-cell office:value-type="float" office:value="29923.0222222222">
            <text:p>29923.0222222222</text:p>
          </table:table-cell>
          <table:table-cell office:value-type="float" office:value="-758.06896459396">
            <text:p>-758.068964594</text:p>
          </table:table-cell>
          <table:table-cell office:value-type="float" office:value="-16.8459769909769">
            <text:p>-16.845976991</text:p>
          </table:table-cell>
          <table:table-cell office:value-type="float" office:value="19532">
            <text:p>19532</text:p>
          </table:table-cell>
          <table:table-cell office:value-type="float" office:value="434.044444444444">
            <text:p>434.0444444444</text:p>
          </table:table-cell>
          <table:table-cell office:value-type="float" office:value="28989">
            <text:p>28989</text:p>
          </table:table-cell>
          <table:table-cell office:value-type="float" office:value="644.2">
            <text:p>644.2</text:p>
          </table:table-cell>
          <table:table-cell office:value-type="float" office:value="-1216.8774385363">
            <text:p>-1216.8774385363</text:p>
          </table:table-cell>
          <table:table-cell office:value-type="float" office:value="-27.0417208563622">
            <text:p>-27.0417208564</text:p>
          </table:table-cell>
          <table:table-cell office:value-type="float" office:value="12086">
            <text:p>12086</text:p>
          </table:table-cell>
          <table:table-cell office:value-type="float" office:value="268.577777777778">
            <text:p>268.5777777778</text:p>
          </table:table-cell>
          <table:table-cell office:value-type="float" office:value="22956">
            <text:p>22956</text:p>
          </table:table-cell>
          <table:table-cell office:value-type="float" office:value="510.133333333333">
            <text:p>510.1333333333</text:p>
          </table:table-cell>
          <table:table-cell office:value-type="float" office:value="-987.47320156529">
            <text:p>-987.4732015653</text:p>
          </table:table-cell>
          <table:table-cell office:value-type="float" office:value="-21.9438489236731">
            <text:p>-21.9438489237</text:p>
          </table:table-cell>
          <table:table-cell office:value-type="float" office:value="45">
            <text:p>45</text:p>
          </table:table-cell>
          <table:table-cell table:formula="of:= 100 * (([.BR35] / ([.BR35] + [.BT35])) - ([.BT35] / ([.BR35] + [.BT35])))" office:value-type="float" office:value="-19.490529873663">
            <text:p>-19.4905298737</text:p>
          </table:table-cell>
          <table:table-cell table:formula="of:= 100 * (([.BX35] / ([.BX35] + [.BZ35])) - ([.BZ35] / ([.BX35] + [.BZ35])))" office:value-type="float" office:value="-31.0199189543976">
            <text:p>-31.0199189544</text:p>
          </table:table-cell>
          <table:table-cell table:formula="of:=([.CE35] + [.CF35]) / 2" office:value-type="float" office:value="-25.2552244140303">
            <text:p>-25.255224414</text:p>
          </table:table-cell>
          <table:table-cell table:formula="of:=IF([.CG35] &gt; 0;1;0)" office:value-type="float" office:value="0">
            <text:p>0</text:p>
          </table:table-cell>
          <table:table-cell table:formula="of:=IF(AND([.CH35] = 1;[.BW35] &lt; 0);1;0)" office:value-type="float" office:value="0">
            <text:p>0</text:p>
          </table:table-cell>
          <table:table-cell table:formula="of:=IF([.CG35] &lt; 0;1;0)" office:value-type="float" office:value="1">
            <text:p>1</text:p>
          </table:table-cell>
          <table:table-cell table:formula="of:=IF(AND([.CJ35] = 1;[.BW35] &gt; 0);1;0)" office:value-type="float" office:value="0">
            <text:p>0</text:p>
          </table:table-cell>
          <table:table-cell table:formula="of:=IF(AND([.CH35] = 1;[.BQ35] &lt; 0);1;0)" office:value-type="float" office:value="0">
            <text:p>0</text:p>
          </table:table-cell>
          <table:table-cell table:formula="of:=IF(AND([.CJ35] = 1;[.BQ35] &gt; 0);1;0)" office:value-type="float" office:value="0">
            <text:p>0</text:p>
          </table:table-cell>
          <table:table-cell table:formula="of:=[.CG35] - [.$CG$136]" office:value-type="float" office:value="-25.7610700287378">
            <text:p>-25.7610700287</text:p>
          </table:table-cell>
        </table:table-row>
        <table:table-row table:style-name="ro2">
          <table:table-cell office:value-type="float" office:value="476851">
            <text:p>476851</text:p>
          </table:table-cell>
          <table:table-cell office:value-type="float" office:value="13">
            <text:p>13</text:p>
          </table:table-cell>
          <table:table-cell office:value-type="string">
            <text:p>0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16">
            <text:p>39416</text:p>
          </table:table-cell>
          <table:table-cell office:value-type="float" office:value="572">
            <text:p>572</text:p>
          </table:table-cell>
          <table:table-cell office:value-type="float" office:value="35434">
            <text:p>35434</text:p>
          </table:table-cell>
          <table:table-cell office:value-type="float" office:value="1118">
            <text:p>1118</text:p>
          </table:table-cell>
          <table:table-cell office:value-type="float" office:value="1148">
            <text:p>1148</text:p>
          </table:table-cell>
          <table:table-cell office:value-type="float" office:value="916">
            <text:p>916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float" office:value="32540">
            <text:p>32540</text:p>
          </table:table-cell>
          <table:table-cell office:value-type="float" office:value="382">
            <text:p>382</text:p>
          </table:table-cell>
          <table:table-cell office:value-type="float" office:value="29838">
            <text:p>29838</text:p>
          </table:table-cell>
          <table:table-cell office:value-type="float" office:value="665">
            <text:p>665</text:p>
          </table:table-cell>
          <table:table-cell office:value-type="float" office:value="814">
            <text:p>814</text:p>
          </table:table-cell>
          <table:table-cell office:value-type="float" office:value="737">
            <text:p>737</text:p>
          </table:table-cell>
          <table:table-cell table:number-columns-repeated="2" office:value-type="float" office:value="17">
            <text:p>17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66">
            <text:p>-166</text:p>
          </table:table-cell>
          <table:table-cell office:value-type="float" office:value="-0.0042">
            <text:p>-0.0042</text:p>
          </table:table-cell>
          <table:table-cell office:value-type="float" office:value="0.0145">
            <text:p>0.0145</text:p>
          </table:table-cell>
          <table:table-cell office:value-type="float" office:value="0.899">
            <text:p>0.899</text:p>
          </table:table-cell>
          <table:table-cell office:value-type="float" office:value="0.0284">
            <text:p>0.0284</text:p>
          </table:table-cell>
          <table:table-cell office:value-type="float" office:value="0.0291">
            <text:p>0.0291</text:p>
          </table:table-cell>
          <table:table-cell office:value-type="float" office:value="0.0232">
            <text:p>0.0232</text:p>
          </table:table-cell>
          <table:table-cell office:value-type="float" office:value="0.0006">
            <text:p>0.0006</text:p>
          </table:table-cell>
          <table:table-cell office:value-type="float" office:value="0.0009">
            <text:p>0.0009</text:p>
          </table:table-cell>
          <table:table-cell office:value-type="float" office:value="0.0043">
            <text:p>0.0043</text:p>
          </table:table-cell>
          <table:table-cell office:value-type="float" office:value="0.0117">
            <text:p>0.0117</text:p>
          </table:table-cell>
          <table:table-cell office:value-type="float" office:value="0.917">
            <text:p>0.917</text:p>
          </table:table-cell>
          <table:table-cell office:value-type="float" office:value="0.0204">
            <text:p>0.0204</text:p>
          </table:table-cell>
          <table:table-cell office:value-type="float" office:value="0.025">
            <text:p>0.025</text:p>
          </table:table-cell>
          <table:table-cell office:value-type="float" office:value="0.0226">
            <text:p>0.0226</text:p>
          </table:table-cell>
          <table:table-cell table:number-columns-repeated="2" office:value-type="float" office:value="0.0005">
            <text:p>0.0005</text:p>
          </table:table-cell>
          <table:table-cell office:value-type="float" office:value="0.0022">
            <text:p>0.0022</text:p>
          </table:table-cell>
          <table:table-cell table:number-columns-repeated="4" office:value-type="float" office:value="0">
            <text:p>0</text:p>
          </table:table-cell>
          <table:table-cell office:value-type="float" office:value="5970145695">
            <text:p>5970145695</text:p>
          </table:table-cell>
          <table:table-cell office:value-type="float" office:value="271370258.863636">
            <text:p>271370258.863636</text:p>
          </table:table-cell>
          <table:table-cell office:value-type="float" office:value="150">
            <text:p>150</text:p>
          </table:table-cell>
          <table:table-cell office:value-type="float" office:value="6.81818181818182">
            <text:p>6.8181818182</text:p>
          </table:table-cell>
          <table:table-cell office:value-type="float" office:value="176">
            <text:p>176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2.04545454545455">
            <text:p>2.0454545455</text:p>
          </table:table-cell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float" office:value="5695">
            <text:p>5695</text:p>
          </table:table-cell>
          <table:table-cell office:value-type="float" office:value="258.863636363636">
            <text:p>258.8636363636</text:p>
          </table:table-cell>
          <table:table-cell office:value-type="float" office:value="3160">
            <text:p>3160</text:p>
          </table:table-cell>
          <table:table-cell office:value-type="float" office:value="143.636363636364">
            <text:p>143.6363636364</text:p>
          </table:table-cell>
          <table:table-cell office:value-type="float" office:value="429312">
            <text:p>429312</text:p>
          </table:table-cell>
          <table:table-cell office:value-type="float" office:value="19514.1818181818">
            <text:p>19514.1818181818</text:p>
          </table:table-cell>
          <table:table-cell office:value-type="float" office:value="-463.77912560498">
            <text:p>-463.779125605</text:p>
          </table:table-cell>
          <table:table-cell office:value-type="float" office:value="-21.0808693456809">
            <text:p>-21.0808693457</text:p>
          </table:table-cell>
          <table:table-cell office:value-type="float" office:value="11918">
            <text:p>11918</text:p>
          </table:table-cell>
          <table:table-cell office:value-type="float" office:value="541.727272727273">
            <text:p>541.7272727273</text:p>
          </table:table-cell>
          <table:table-cell office:value-type="float" office:value="18467">
            <text:p>18467</text:p>
          </table:table-cell>
          <table:table-cell office:value-type="float" office:value="839.409090909091">
            <text:p>839.4090909091</text:p>
          </table:table-cell>
          <table:table-cell office:value-type="float" office:value="-776.71065296616">
            <text:p>-776.7106529662</text:p>
          </table:table-cell>
          <table:table-cell office:value-type="float" office:value="-35.30502968028">
            <text:p>-35.3050296803</text:p>
          </table:table-cell>
          <table:table-cell office:value-type="float" office:value="6532">
            <text:p>6532</text:p>
          </table:table-cell>
          <table:table-cell office:value-type="float" office:value="296.909090909091">
            <text:p>296.9090909091</text:p>
          </table:table-cell>
          <table:table-cell office:value-type="float" office:value="13941">
            <text:p>13941</text:p>
          </table:table-cell>
          <table:table-cell office:value-type="float" office:value="633.681818181818">
            <text:p>633.6818181818</text:p>
          </table:table-cell>
          <table:table-cell office:value-type="float" office:value="-620.24488928579">
            <text:p>-620.2448892858</text:p>
          </table:table-cell>
          <table:table-cell office:value-type="float" office:value="-28.1929495129905">
            <text:p>-28.192949513</text:p>
          </table:table-cell>
          <table:table-cell office:value-type="float" office:value="22">
            <text:p>22</text:p>
          </table:table-cell>
          <table:table-cell table:formula="of:= 100 * (([.BR36] / ([.BR36] + [.BT36])) - ([.BT36] / ([.BR36] + [.BT36])))" office:value-type="float" office:value="-21.5533980582524">
            <text:p>-21.5533980583</text:p>
          </table:table-cell>
          <table:table-cell table:formula="of:= 100 * (([.BX36] / ([.BX36] + [.BZ36])) - ([.BZ36] / ([.BX36] + [.BZ36])))" office:value-type="float" office:value="-36.1891271430665">
            <text:p>-36.1891271431</text:p>
          </table:table-cell>
          <table:table-cell table:formula="of:=([.CE36] + [.CF36]) / 2" office:value-type="float" office:value="-28.8712626006594">
            <text:p>-28.8712626007</text:p>
          </table:table-cell>
          <table:table-cell table:formula="of:=IF([.CG36] &gt; 0;1;0)" office:value-type="float" office:value="0">
            <text:p>0</text:p>
          </table:table-cell>
          <table:table-cell table:formula="of:=IF(AND([.CH36] = 1;[.BW36] &lt; 0);1;0)" office:value-type="float" office:value="0">
            <text:p>0</text:p>
          </table:table-cell>
          <table:table-cell table:formula="of:=IF([.CG36] &lt; 0;1;0)" office:value-type="float" office:value="1">
            <text:p>1</text:p>
          </table:table-cell>
          <table:table-cell table:formula="of:=IF(AND([.CJ36] = 1;[.BW36] &gt; 0);1;0)" office:value-type="float" office:value="0">
            <text:p>0</text:p>
          </table:table-cell>
          <table:table-cell table:formula="of:=IF(AND([.CH36] = 1;[.BQ36] &lt; 0);1;0)" office:value-type="float" office:value="0">
            <text:p>0</text:p>
          </table:table-cell>
          <table:table-cell table:formula="of:=IF(AND([.CJ36] = 1;[.BQ36] &gt; 0);1;0)" office:value-type="float" office:value="0">
            <text:p>0</text:p>
          </table:table-cell>
          <table:table-cell table:formula="of:=[.CG36] - [.$CG$136]" office:value-type="float" office:value="-29.377108215367">
            <text:p>-29.3771082154</text:p>
          </table:table-cell>
        </table:table-row>
        <table:table-row table:style-name="ro2">
          <table:table-cell office:value-type="float" office:value="476877">
            <text:p>476877</text:p>
          </table:table-cell>
          <table:table-cell office:value-type="float" office:value="5">
            <text:p>5</text:p>
          </table:table-cell>
          <table:table-cell office:value-type="string">
            <text:p>0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62">
            <text:p>39462</text:p>
          </table:table-cell>
          <table:table-cell office:value-type="float" office:value="361">
            <text:p>361</text:p>
          </table:table-cell>
          <table:table-cell office:value-type="float" office:value="36617">
            <text:p>36617</text:p>
          </table:table-cell>
          <table:table-cell office:value-type="float" office:value="221">
            <text:p>221</text:p>
          </table:table-cell>
          <table:table-cell office:value-type="float" office:value="1978">
            <text:p>1978</text:p>
          </table:table-cell>
          <table:table-cell office:value-type="float" office:value="194">
            <text:p>19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2284">
            <text:p>32284</text:p>
          </table:table-cell>
          <table:table-cell office:value-type="float" office:value="211">
            <text:p>211</text:p>
          </table:table-cell>
          <table:table-cell office:value-type="float" office:value="30391">
            <text:p>30391</text:p>
          </table:table-cell>
          <table:table-cell office:value-type="float" office:value="130">
            <text:p>130</text:p>
          </table:table-cell>
          <table:table-cell office:value-type="float" office:value="1365">
            <text:p>1365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0">
            <text:p>-120</text:p>
          </table:table-cell>
          <table:table-cell office:value-type="float" office:value="-0.003">
            <text:p>-0.003</text:p>
          </table:table-cell>
          <table:table-cell office:value-type="float" office:value="0.0091">
            <text:p>0.0091</text:p>
          </table:table-cell>
          <table:table-cell office:value-type="float" office:value="0.9279">
            <text:p>0.9279</text:p>
          </table:table-cell>
          <table:table-cell office:value-type="float" office:value="0.0056">
            <text:p>0.0056</text:p>
          </table:table-cell>
          <table:table-cell office:value-type="float" office:value="0.0501">
            <text:p>0.0501</text:p>
          </table:table-cell>
          <table:table-cell office:value-type="float" office:value="0.0049">
            <text:p>0.0049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01">
            <text:p>0.001</text:p>
          </table:table-cell>
          <table:table-cell office:value-type="float" office:value="0.0065">
            <text:p>0.0065</text:p>
          </table:table-cell>
          <table:table-cell office:value-type="float" office:value="0.9414">
            <text:p>0.9414</text:p>
          </table:table-cell>
          <table:table-cell office:value-type="float" office:value="0.004">
            <text:p>0.004</text:p>
          </table:table-cell>
          <table:table-cell office:value-type="float" office:value="0.0423">
            <text:p>0.0423</text:p>
          </table:table-cell>
          <table:table-cell office:value-type="float" office:value="0.0041">
            <text:p>0.0041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219963847">
            <text:p>35219963847</text:p>
          </table:table-cell>
          <table:table-cell office:value-type="float" office:value="270922798.823077">
            <text:p>270922798.823077</text:p>
          </table:table-cell>
          <table:table-cell office:value-type="float" office:value="612">
            <text:p>612</text:p>
          </table:table-cell>
          <table:table-cell office:value-type="float" office:value="4.70769230769231">
            <text:p>4.7076923077</text:p>
          </table:table-cell>
          <table:table-cell office:value-type="float" office:value="1033">
            <text:p>1033</text:p>
          </table:table-cell>
          <table:table-cell office:value-type="float" office:value="7.94615384615385">
            <text:p>7.9461538462</text:p>
          </table:table-cell>
          <table:table-cell office:value-type="float" office:value="465">
            <text:p>465</text:p>
          </table:table-cell>
          <table:table-cell office:value-type="float" office:value="3.57692307692308">
            <text:p>3.5769230769</text:p>
          </table:table-cell>
          <table:table-cell office:value-type="float" office:value="930">
            <text:p>930</text:p>
          </table:table-cell>
          <table:table-cell office:value-type="float" office:value="7.15384615384615">
            <text:p>7.1538461538</text:p>
          </table:table-cell>
          <table:table-cell office:value-type="float" office:value="43847">
            <text:p>43847</text:p>
          </table:table-cell>
          <table:table-cell office:value-type="float" office:value="337.284615384615">
            <text:p>337.2846153846</text:p>
          </table:table-cell>
          <table:table-cell office:value-type="float" office:value="17150">
            <text:p>17150</text:p>
          </table:table-cell>
          <table:table-cell office:value-type="float" office:value="131.923076923077">
            <text:p>131.9230769231</text:p>
          </table:table-cell>
          <table:table-cell office:value-type="float" office:value="5071979">
            <text:p>5071979</text:p>
          </table:table-cell>
          <table:table-cell office:value-type="float" office:value="39015.2230769231">
            <text:p>39015.2230769231</text:p>
          </table:table-cell>
          <table:table-cell office:value-type="float" office:value="-573.471996416179">
            <text:p>-573.4719964162</text:p>
          </table:table-cell>
          <table:table-cell office:value-type="float" office:value="-4.41132304935522">
            <text:p>-4.4113230494</text:p>
          </table:table-cell>
          <table:table-cell office:value-type="float" office:value="12078">
            <text:p>12078</text:p>
          </table:table-cell>
          <table:table-cell office:value-type="float" office:value="92.9076923076923">
            <text:p>92.9076923077</text:p>
          </table:table-cell>
          <table:table-cell office:value-type="float" office:value="15323">
            <text:p>15323</text:p>
          </table:table-cell>
          <table:table-cell office:value-type="float" office:value="117.869230769231">
            <text:p>117.8692307692</text:p>
          </table:table-cell>
          <table:table-cell office:value-type="float" office:value="-2032.8979627432">
            <text:p>-2032.8979627432</text:p>
          </table:table-cell>
          <table:table-cell office:value-type="float" office:value="-15.6376766364862">
            <text:p>-15.6376766365</text:p>
          </table:table-cell>
          <table:table-cell office:value-type="float" office:value="8678">
            <text:p>8678</text:p>
          </table:table-cell>
          <table:table-cell office:value-type="float" office:value="66.7538461538462">
            <text:p>66.7538461538</text:p>
          </table:table-cell>
          <table:table-cell office:value-type="float" office:value="14778">
            <text:p>14778</text:p>
          </table:table-cell>
          <table:table-cell office:value-type="float" office:value="113.676923076923">
            <text:p>113.6769230769</text:p>
          </table:table-cell>
          <table:table-cell office:value-type="float" office:value="-1303.18497957979">
            <text:p>-1303.1849795798</text:p>
          </table:table-cell>
          <table:table-cell office:value-type="float" office:value="-10.0244998429215">
            <text:p>-10.0244998429</text:p>
          </table:table-cell>
          <table:table-cell office:value-type="float" office:value="130">
            <text:p>130</text:p>
          </table:table-cell>
          <table:table-cell table:formula="of:= 100 * (([.BR37] / ([.BR37] + [.BT37])) - ([.BT37] / ([.BR37] + [.BT37])))" office:value-type="float" office:value="-11.8426334805299">
            <text:p>-11.8426334805</text:p>
          </table:table-cell>
          <table:table-cell table:formula="of:= 100 * (([.BX37] / ([.BX37] + [.BZ37])) - ([.BZ37] / ([.BX37] + [.BZ37])))" office:value-type="float" office:value="-26.006139154161">
            <text:p>-26.0061391542</text:p>
          </table:table-cell>
          <table:table-cell table:formula="of:=([.CE37] + [.CF37]) / 2" office:value-type="float" office:value="-18.9243863173454">
            <text:p>-18.9243863173</text:p>
          </table:table-cell>
          <table:table-cell table:formula="of:=IF([.CG37] &gt; 0;1;0)" office:value-type="float" office:value="0">
            <text:p>0</text:p>
          </table:table-cell>
          <table:table-cell table:formula="of:=IF(AND([.CH37] = 1;[.BW37] &lt; 0);1;0)" office:value-type="float" office:value="0">
            <text:p>0</text:p>
          </table:table-cell>
          <table:table-cell table:formula="of:=IF([.CG37] &lt; 0;1;0)" office:value-type="float" office:value="1">
            <text:p>1</text:p>
          </table:table-cell>
          <table:table-cell table:formula="of:=IF(AND([.CJ37] = 1;[.BW37] &gt; 0);1;0)" office:value-type="float" office:value="0">
            <text:p>0</text:p>
          </table:table-cell>
          <table:table-cell table:formula="of:=IF(AND([.CH37] = 1;[.BQ37] &lt; 0);1;0)" office:value-type="float" office:value="0">
            <text:p>0</text:p>
          </table:table-cell>
          <table:table-cell table:formula="of:=IF(AND([.CJ37] = 1;[.BQ37] &gt; 0);1;0)" office:value-type="float" office:value="0">
            <text:p>0</text:p>
          </table:table-cell>
          <table:table-cell table:formula="of:=[.CG37] - [.$CG$136]" office:value-type="float" office:value="-19.430231932053">
            <text:p>-19.4302319321</text:p>
          </table:table-cell>
        </table:table-row>
        <table:table-row table:style-name="ro2">
          <table:table-cell office:value-type="float" office:value="154478">
            <text:p>154478</text:p>
          </table:table-cell>
          <table:table-cell office:value-type="float" office:value="7">
            <text:p>7</text:p>
          </table:table-cell>
          <table:table-cell office:value-type="string">
            <text:p>0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92">
            <text:p>39892</text:p>
          </table:table-cell>
          <table:table-cell office:value-type="float" office:value="1597">
            <text:p>1597</text:p>
          </table:table-cell>
          <table:table-cell office:value-type="float" office:value="35346">
            <text:p>35346</text:p>
          </table:table-cell>
          <table:table-cell office:value-type="float" office:value="1004">
            <text:p>1004</text:p>
          </table:table-cell>
          <table:table-cell office:value-type="float" office:value="848">
            <text:p>848</text:p>
          </table:table-cell>
          <table:table-cell office:value-type="float" office:value="938">
            <text:p>938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31456">
            <text:p>31456</text:p>
          </table:table-cell>
          <table:table-cell office:value-type="float" office:value="956">
            <text:p>956</text:p>
          </table:table-cell>
          <table:table-cell office:value-type="float" office:value="28508">
            <text:p>28508</text:p>
          </table:table-cell>
          <table:table-cell office:value-type="float" office:value="608">
            <text:p>608</text:p>
          </table:table-cell>
          <table:table-cell office:value-type="float" office:value="538">
            <text:p>538</text:p>
          </table:table-cell>
          <table:table-cell office:value-type="float" office:value="762">
            <text:p>762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10">
            <text:p>310</text:p>
          </table:table-cell>
          <table:table-cell office:value-type="float" office:value="0.0078">
            <text:p>0.0078</text:p>
          </table:table-cell>
          <table:table-cell office:value-type="float" office:value="0.04">
            <text:p>0.04</text:p>
          </table:table-cell>
          <table:table-cell office:value-type="float" office:value="0.886">
            <text:p>0.886</text:p>
          </table:table-cell>
          <table:table-cell office:value-type="float" office:value="0.0252">
            <text:p>0.0252</text:p>
          </table:table-cell>
          <table:table-cell office:value-type="float" office:value="0.0213">
            <text:p>0.0213</text:p>
          </table:table-cell>
          <table:table-cell office:value-type="float" office:value="0.0235">
            <text:p>0.0235</text:p>
          </table:table-cell>
          <table:table-cell office:value-type="float" office:value="0.0006">
            <text:p>0.0006</text:p>
          </table:table-cell>
          <table:table-cell office:value-type="float" office:value="0.0012">
            <text:p>0.0012</text:p>
          </table:table-cell>
          <table:table-cell office:value-type="float" office:value="0.0022">
            <text:p>0.0022</text:p>
          </table:table-cell>
          <table:table-cell office:value-type="float" office:value="0.0304">
            <text:p>0.0304</text:p>
          </table:table-cell>
          <table:table-cell office:value-type="float" office:value="0.9063">
            <text:p>0.9063</text:p>
          </table:table-cell>
          <table:table-cell office:value-type="float" office:value="0.0193">
            <text:p>0.0193</text:p>
          </table:table-cell>
          <table:table-cell office:value-type="float" office:value="0.0171">
            <text:p>0.0171</text:p>
          </table:table-cell>
          <table:table-cell office:value-type="float" office:value="0.0242">
            <text:p>0.0242</text:p>
          </table:table-cell>
          <table:table-cell office:value-type="float" office:value="0.0005">
            <text:p>0.0005</text:p>
          </table:table-cell>
          <table:table-cell office:value-type="float" office:value="0.001">
            <text:p>0.001</text:p>
          </table:table-cell>
          <table:table-cell office:value-type="float" office:value="0.0012">
            <text:p>0.00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05403482">
            <text:p>5405403482</text:p>
          </table:table-cell>
          <table:table-cell office:value-type="float" office:value="270270174.1">
            <text:p>270270174.1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3.05">
            <text:p>3.05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office:value-type="float" office:value="3482">
            <text:p>3482</text:p>
          </table:table-cell>
          <table:table-cell office:value-type="float" office:value="174.1">
            <text:p>174.1</text:p>
          </table:table-cell>
          <table:table-cell office:value-type="float" office:value="2725">
            <text:p>2725</text:p>
          </table:table-cell>
          <table:table-cell office:value-type="float" office:value="136.25">
            <text:p>136.25</text:p>
          </table:table-cell>
          <table:table-cell office:value-type="float" office:value="823672">
            <text:p>823672</text:p>
          </table:table-cell>
          <table:table-cell office:value-type="float" office:value="41183.6">
            <text:p>41183.6</text:p>
          </table:table-cell>
          <table:table-cell office:value-type="float" office:value="133.562827063738">
            <text:p>133.5628270637</text:p>
          </table:table-cell>
          <table:table-cell office:value-type="float" office:value="6.6781413531869">
            <text:p>6.6781413532</text:p>
          </table:table-cell>
          <table:table-cell office:value-type="float" office:value="9816">
            <text:p>9816</text:p>
          </table:table-cell>
          <table:table-cell office:value-type="float" office:value="490.8">
            <text:p>490.8</text:p>
          </table:table-cell>
          <table:table-cell office:value-type="float" office:value="9282">
            <text:p>9282</text:p>
          </table:table-cell>
          <table:table-cell office:value-type="float" office:value="464.1">
            <text:p>464.1</text:p>
          </table:table-cell>
          <table:table-cell office:value-type="float" office:value="-8.89314503658001">
            <text:p>-8.8931450366</text:p>
          </table:table-cell>
          <table:table-cell office:value-type="float" office:value="-0.444657251829">
            <text:p>-0.4446572518</text:p>
          </table:table-cell>
          <table:table-cell office:value-type="float" office:value="5930">
            <text:p>5930</text:p>
          </table:table-cell>
          <table:table-cell office:value-type="float" office:value="296.5">
            <text:p>296.5</text:p>
          </table:table-cell>
          <table:table-cell office:value-type="float" office:value="6479">
            <text:p>6479</text:p>
          </table:table-cell>
          <table:table-cell office:value-type="float" office:value="323.95">
            <text:p>323.95</text:p>
          </table:table-cell>
          <table:table-cell office:value-type="float" office:value="62.33484101365">
            <text:p>62.3348410137</text:p>
          </table:table-cell>
          <table:table-cell office:value-type="float" office:value="3.1167420506825">
            <text:p>3.1167420507</text:p>
          </table:table-cell>
          <table:table-cell office:value-type="float" office:value="20">
            <text:p>20</text:p>
          </table:table-cell>
          <table:table-cell table:formula="of:= 100 * (([.BR38] / ([.BR38] + [.BT38])) - ([.BT38] / ([.BR38] + [.BT38])))" office:value-type="float" office:value="2.79610430411561">
            <text:p>2.7961043041</text:p>
          </table:table-cell>
          <table:table-cell table:formula="of:= 100 * (([.BX38] / ([.BX38] + [.BZ38])) - ([.BZ38] / ([.BX38] + [.BZ38])))" office:value-type="float" office:value="-4.42420823595777">
            <text:p>-4.424208236</text:p>
          </table:table-cell>
          <table:table-cell table:formula="of:=([.CE38] + [.CF38]) / 2" office:value-type="float" office:value="-0.814051965921081">
            <text:p>-0.8140519659</text:p>
          </table:table-cell>
          <table:table-cell table:formula="of:=IF([.CG38] &gt; 0;1;0)" office:value-type="float" office:value="0">
            <text:p>0</text:p>
          </table:table-cell>
          <table:table-cell table:formula="of:=IF(AND([.CH38] = 1;[.BW38] &lt; 0);1;0)" office:value-type="float" office:value="0">
            <text:p>0</text:p>
          </table:table-cell>
          <table:table-cell table:formula="of:=IF([.CG38] &lt; 0;1;0)" office:value-type="float" office:value="1">
            <text:p>1</text:p>
          </table:table-cell>
          <table:table-cell table:formula="of:=IF(AND([.CJ38] = 1;[.BW38] &gt; 0);1;0)" office:value-type="float" office:value="0">
            <text:p>0</text:p>
          </table:table-cell>
          <table:table-cell table:formula="of:=IF(AND([.CH38] = 1;[.BQ38] &lt; 0);1;0)" office:value-type="float" office:value="0">
            <text:p>0</text:p>
          </table:table-cell>
          <table:table-cell table:formula="of:=IF(AND([.CJ38] = 1;[.BQ38] &gt; 0);1;0)" office:value-type="float" office:value="1">
            <text:p>1</text:p>
          </table:table-cell>
          <table:table-cell table:formula="of:=[.CG38] - [.$CG$136]" office:value-type="float" office:value="-1.31989758062866">
            <text:p>-1.3198975806</text:p>
          </table:table-cell>
        </table:table-row>
        <table:table-row table:style-name="ro2">
          <table:table-cell office:value-type="float" office:value="154503">
            <text:p>154503</text:p>
          </table:table-cell>
          <table:table-cell office:value-type="float" office:value="44">
            <text:p>44</text:p>
          </table:table-cell>
          <table:table-cell office:value-type="string">
            <text:p>2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13">
            <text:p>39513</text:p>
          </table:table-cell>
          <table:table-cell office:value-type="float" office:value="5764">
            <text:p>5764</text:p>
          </table:table-cell>
          <table:table-cell office:value-type="float" office:value="30546">
            <text:p>30546</text:p>
          </table:table-cell>
          <table:table-cell office:value-type="float" office:value="937">
            <text:p>937</text:p>
          </table:table-cell>
          <table:table-cell office:value-type="float" office:value="177">
            <text:p>177</text:p>
          </table:table-cell>
          <table:table-cell office:value-type="float" office:value="1949">
            <text:p>1949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29679">
            <text:p>29679</text:p>
          </table:table-cell>
          <table:table-cell office:value-type="float" office:value="3366">
            <text:p>3366</text:p>
          </table:table-cell>
          <table:table-cell office:value-type="float" office:value="24322">
            <text:p>24322</text:p>
          </table:table-cell>
          <table:table-cell office:value-type="float" office:value="579">
            <text:p>579</text:p>
          </table:table-cell>
          <table:table-cell office:value-type="float" office:value="103">
            <text:p>103</text:p>
          </table:table-cell>
          <table:table-cell office:value-type="float" office:value="1231">
            <text:p>1231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69">
            <text:p>-69</text:p>
          </table:table-cell>
          <table:table-cell office:value-type="float" office:value="-0.0017">
            <text:p>-0.0017</text:p>
          </table:table-cell>
          <table:table-cell office:value-type="float" office:value="0.1459">
            <text:p>0.1459</text:p>
          </table:table-cell>
          <table:table-cell office:value-type="float" office:value="0.7731">
            <text:p>0.7731</text:p>
          </table:table-cell>
          <table:table-cell office:value-type="float" office:value="0.0237">
            <text:p>0.0237</text:p>
          </table:table-cell>
          <table:table-cell office:value-type="float" office:value="0.0045">
            <text:p>0.0045</text:p>
          </table:table-cell>
          <table:table-cell office:value-type="float" office:value="0.0493">
            <text:p>0.0493</text:p>
          </table:table-cell>
          <table:table-cell office:value-type="float" office:value="0.0008">
            <text:p>0.0008</text:p>
          </table:table-cell>
          <table:table-cell office:value-type="float" office:value="0.0011">
            <text:p>0.0011</text:p>
          </table:table-cell>
          <table:table-cell office:value-type="float" office:value="0.0017">
            <text:p>0.0017</text:p>
          </table:table-cell>
          <table:table-cell office:value-type="float" office:value="0.1134">
            <text:p>0.1134</text:p>
          </table:table-cell>
          <table:table-cell office:value-type="float" office:value="0.8195">
            <text:p>0.8195</text:p>
          </table:table-cell>
          <table:table-cell office:value-type="float" office:value="0.0195">
            <text:p>0.0195</text:p>
          </table:table-cell>
          <table:table-cell office:value-type="float" office:value="0.0035">
            <text:p>0.0035</text:p>
          </table:table-cell>
          <table:table-cell office:value-type="float" office:value="0.0415">
            <text:p>0.0415</text:p>
          </table:table-cell>
          <table:table-cell office:value-type="float" office:value="0.0008">
            <text:p>0.0008</text:p>
          </table:table-cell>
          <table:table-cell office:value-type="float" office:value="0.0006">
            <text:p>0.0006</text:p>
          </table:table-cell>
          <table:table-cell office:value-type="float" office:value="0.0011">
            <text:p>0.00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1954970152">
            <text:p>31954970152</text:p>
          </table:table-cell>
          <table:table-cell office:value-type="float" office:value="270804831.79661">
            <text:p>270804831.79661</text:p>
          </table:table-cell>
          <table:table-cell office:value-type="float" office:value="2579">
            <text:p>2579</text:p>
          </table:table-cell>
          <table:table-cell office:value-type="float" office:value="21.8559322033898">
            <text:p>21.8559322034</text:p>
          </table:table-cell>
          <table:table-cell office:value-type="float" office:value="190">
            <text:p>190</text:p>
          </table:table-cell>
          <table:table-cell office:value-type="float" office:value="1.61016949152542">
            <text:p>1.6101694915</text:p>
          </table:table-cell>
          <table:table-cell office:value-type="float" office:value="322">
            <text:p>322</text:p>
          </table:table-cell>
          <table:table-cell office:value-type="float" office:value="2.72881355932203">
            <text:p>2.7288135593</text:p>
          </table:table-cell>
          <table:table-cell office:value-type="float" office:value="590">
            <text:p>590</text:p>
          </table:table-cell>
          <table:table-cell office:value-type="float" office:value="5">
            <text:p>5</text:p>
          </table:table-cell>
          <table:table-cell office:value-type="float" office:value="10152">
            <text:p>10152</text:p>
          </table:table-cell>
          <table:table-cell office:value-type="float" office:value="86.0338983050847">
            <text:p>86.0338983051</text:p>
          </table:table-cell>
          <table:table-cell office:value-type="float" office:value="9342">
            <text:p>9342</text:p>
          </table:table-cell>
          <table:table-cell office:value-type="float" office:value="79.1694915254237">
            <text:p>79.1694915254</text:p>
          </table:table-cell>
          <table:table-cell office:value-type="float" office:value="4731492">
            <text:p>4731492</text:p>
          </table:table-cell>
          <table:table-cell office:value-type="float" office:value="40097.3898305085">
            <text:p>40097.3898305085</text:p>
          </table:table-cell>
          <table:table-cell office:value-type="float" office:value="1275.63461494319">
            <text:p>1275.6346149432</text:p>
          </table:table-cell>
          <table:table-cell office:value-type="float" office:value="10.8104628385016">
            <text:p>10.8104628385</text:p>
          </table:table-cell>
          <table:table-cell office:value-type="float" office:value="10523">
            <text:p>10523</text:p>
          </table:table-cell>
          <table:table-cell office:value-type="float" office:value="89.1779661016949">
            <text:p>89.1779661017</text:p>
          </table:table-cell>
          <table:table-cell office:value-type="float" office:value="8488">
            <text:p>8488</text:p>
          </table:table-cell>
          <table:table-cell office:value-type="float" office:value="71.9322033898305">
            <text:p>71.9322033898</text:p>
          </table:table-cell>
          <table:table-cell office:value-type="float" office:value="1696.70789676777">
            <text:p>1696.7078967678</text:p>
          </table:table-cell>
          <table:table-cell office:value-type="float" office:value="14.3788804810828">
            <text:p>14.3788804811</text:p>
          </table:table-cell>
          <table:table-cell office:value-type="float" office:value="7920">
            <text:p>7920</text:p>
          </table:table-cell>
          <table:table-cell office:value-type="float" office:value="67.1186440677966">
            <text:p>67.1186440678</text:p>
          </table:table-cell>
          <table:table-cell office:value-type="float" office:value="6024">
            <text:p>6024</text:p>
          </table:table-cell>
          <table:table-cell office:value-type="float" office:value="51.0508474576271">
            <text:p>51.0508474576</text:p>
          </table:table-cell>
          <table:table-cell office:value-type="float" office:value="1486.1712558556">
            <text:p>1486.1712558556</text:p>
          </table:table-cell>
          <table:table-cell office:value-type="float" office:value="12.5946716597933">
            <text:p>12.5946716598</text:p>
          </table:table-cell>
          <table:table-cell office:value-type="float" office:value="118">
            <text:p>118</text:p>
          </table:table-cell>
          <table:table-cell table:formula="of:= 100 * (([.BR39] / ([.BR39] + [.BT39])) - ([.BT39] / ([.BR39] + [.BT39])))" office:value-type="float" office:value="10.7043290726422">
            <text:p>10.7043290726</text:p>
          </table:table-cell>
          <table:table-cell table:formula="of:= 100 * (([.BX39] / ([.BX39] + [.BZ39])) - ([.BZ39] / ([.BX39] + [.BZ39])))" office:value-type="float" office:value="13.5972461273666">
            <text:p>13.5972461274</text:p>
          </table:table-cell>
          <table:table-cell table:formula="of:=([.CE39] + [.CF39]) / 2" office:value-type="float" office:value="12.1507876000044">
            <text:p>12.1507876</text:p>
          </table:table-cell>
          <table:table-cell table:formula="of:=IF([.CG39] &gt; 0;1;0)" office:value-type="float" office:value="1">
            <text:p>1</text:p>
          </table:table-cell>
          <table:table-cell table:formula="of:=IF(AND([.CH39] = 1;[.BW39] &lt; 0);1;0)" office:value-type="float" office:value="0">
            <text:p>0</text:p>
          </table:table-cell>
          <table:table-cell table:formula="of:=IF([.CG39] &lt; 0;1;0)" office:value-type="float" office:value="0">
            <text:p>0</text:p>
          </table:table-cell>
          <table:table-cell table:formula="of:=IF(AND([.CJ39] = 1;[.BW39] &gt; 0);1;0)" office:value-type="float" office:value="0">
            <text:p>0</text:p>
          </table:table-cell>
          <table:table-cell table:formula="of:=IF(AND([.CH39] = 1;[.BQ39] &lt; 0);1;0)" office:value-type="float" office:value="0">
            <text:p>0</text:p>
          </table:table-cell>
          <table:table-cell table:formula="of:=IF(AND([.CJ39] = 1;[.BQ39] &gt; 0);1;0)" office:value-type="float" office:value="0">
            <text:p>0</text:p>
          </table:table-cell>
          <table:table-cell table:formula="of:=[.CG39] - [.$CG$136]" office:value-type="float" office:value="11.6449419852968">
            <text:p>11.6449419853</text:p>
          </table:table-cell>
        </table:table-row>
        <table:table-row table:style-name="ro2">
          <table:table-cell office:value-type="float" office:value="154531">
            <text:p>154531</text:p>
          </table:table-cell>
          <table:table-cell office:value-type="float" office:value="45">
            <text:p>45</text:p>
          </table:table-cell>
          <table:table-cell office:value-type="string">
            <text:p>2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59">
            <text:p>39559</text:p>
          </table:table-cell>
          <table:table-cell office:value-type="float" office:value="1652">
            <text:p>1652</text:p>
          </table:table-cell>
          <table:table-cell office:value-type="float" office:value="37119">
            <text:p>37119</text:p>
          </table:table-cell>
          <table:table-cell office:value-type="float" office:value="205">
            <text:p>205</text:p>
          </table:table-cell>
          <table:table-cell office:value-type="float" office:value="168">
            <text:p>168</text:p>
          </table:table-cell>
          <table:table-cell office:value-type="float" office:value="371">
            <text:p>371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30794">
            <text:p>30794</text:p>
          </table:table-cell>
          <table:table-cell office:value-type="float" office:value="928">
            <text:p>928</text:p>
          </table:table-cell>
          <table:table-cell office:value-type="float" office:value="29411">
            <text:p>29411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247">
            <text:p>247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3">
            <text:p>-23</text:p>
          </table:table-cell>
          <table:table-cell office:value-type="float" office:value="-0.0006">
            <text:p>-0.0006</text:p>
          </table:table-cell>
          <table:table-cell office:value-type="float" office:value="0.0418">
            <text:p>0.0418</text:p>
          </table:table-cell>
          <table:table-cell office:value-type="float" office:value="0.9383">
            <text:p>0.9383</text:p>
          </table:table-cell>
          <table:table-cell office:value-type="float" office:value="0.0052">
            <text:p>0.0052</text:p>
          </table:table-cell>
          <table:table-cell office:value-type="float" office:value="0.0042">
            <text:p>0.0042</text:p>
          </table:table-cell>
          <table:table-cell office:value-type="float" office:value="0.0094">
            <text:p>0.0094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office:value-type="float" office:value="0.0301">
            <text:p>0.0301</text:p>
          </table:table-cell>
          <table:table-cell office:value-type="float" office:value="0.9551">
            <text:p>0.9551</text:p>
          </table:table-cell>
          <table:table-cell office:value-type="float" office:value="0.0027">
            <text:p>0.0027</text:p>
          </table:table-cell>
          <table:table-cell office:value-type="float" office:value="0.0032">
            <text:p>0.0032</text:p>
          </table:table-cell>
          <table:table-cell office:value-type="float" office:value="0.008">
            <text:p>0.008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office:value-type="float" office:value="0.0002">
            <text:p>0.0002</text:p>
          </table:table-cell>
          <table:table-cell table:number-columns-repeated="4" office:value-type="float" office:value="0">
            <text:p>0</text:p>
          </table:table-cell>
          <table:table-cell office:value-type="float" office:value="31136960382">
            <text:p>31136960382</text:p>
          </table:table-cell>
          <table:table-cell office:value-type="float" office:value="270756177.234783">
            <text:p>270756177.234783</text:p>
          </table:table-cell>
          <table:table-cell office:value-type="float" office:value="2689">
            <text:p>2689</text:p>
          </table:table-cell>
          <table:table-cell office:value-type="float" office:value="23.3826086956522">
            <text:p>23.3826086957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3.30434782608696">
            <text:p>3.3043478261</text:p>
          </table:table-cell>
          <table:table-cell office:value-type="float" office:value="575">
            <text:p>575</text:p>
          </table:table-cell>
          <table:table-cell office:value-type="float" office:value="5">
            <text:p>5</text:p>
          </table:table-cell>
          <table:table-cell office:value-type="float" office:value="10382">
            <text:p>10382</text:p>
          </table:table-cell>
          <table:table-cell office:value-type="float" office:value="90.2782608695652">
            <text:p>90.2782608696</text:p>
          </table:table-cell>
          <table:table-cell office:value-type="float" office:value="7267">
            <text:p>7267</text:p>
          </table:table-cell>
          <table:table-cell office:value-type="float" office:value="63.1913043478261">
            <text:p>63.1913043478</text:p>
          </table:table-cell>
          <table:table-cell office:value-type="float" office:value="3946061">
            <text:p>3946061</text:p>
          </table:table-cell>
          <table:table-cell office:value-type="float" office:value="34313.5739130435">
            <text:p>34313.5739130435</text:p>
          </table:table-cell>
          <table:table-cell office:value-type="float" office:value="1702.45090608668">
            <text:p>1702.4509060867</text:p>
          </table:table-cell>
          <table:table-cell office:value-type="float" office:value="14.8039209224929">
            <text:p>14.8039209225</text:p>
          </table:table-cell>
          <table:table-cell office:value-type="float" office:value="11803">
            <text:p>11803</text:p>
          </table:table-cell>
          <table:table-cell office:value-type="float" office:value="102.634782608696">
            <text:p>102.6347826087</text:p>
          </table:table-cell>
          <table:table-cell office:value-type="float" office:value="8490">
            <text:p>8490</text:p>
          </table:table-cell>
          <table:table-cell office:value-type="float" office:value="73.8260869565217">
            <text:p>73.8260869565</text:p>
          </table:table-cell>
          <table:table-cell office:value-type="float" office:value="2439.25002567273">
            <text:p>2439.2500256727</text:p>
          </table:table-cell>
          <table:table-cell office:value-type="float" office:value="21.2108697884585">
            <text:p>21.2108697885</text:p>
          </table:table-cell>
          <table:table-cell office:value-type="float" office:value="10572">
            <text:p>10572</text:p>
          </table:table-cell>
          <table:table-cell office:value-type="float" office:value="91.9304347826087">
            <text:p>91.9304347826</text:p>
          </table:table-cell>
          <table:table-cell office:value-type="float" office:value="6650">
            <text:p>6650</text:p>
          </table:table-cell>
          <table:table-cell office:value-type="float" office:value="57.8260869565217">
            <text:p>57.8260869565</text:p>
          </table:table-cell>
          <table:table-cell office:value-type="float" office:value="2070.85046587999">
            <text:p>2070.85046588</text:p>
          </table:table-cell>
          <table:table-cell office:value-type="float" office:value="18.0073953554781">
            <text:p>18.0073953555</text:p>
          </table:table-cell>
          <table:table-cell office:value-type="float" office:value="115">
            <text:p>115</text:p>
          </table:table-cell>
          <table:table-cell table:formula="of:= 100 * (([.BR40] / ([.BR40] + [.BT40])) - ([.BT40] / ([.BR40] + [.BT40])))" office:value-type="float" office:value="16.325826639728">
            <text:p>16.3258266397</text:p>
          </table:table-cell>
          <table:table-cell table:formula="of:= 100 * (([.BX40] / ([.BX40] + [.BZ40])) - ([.BZ40] / ([.BX40] + [.BZ40])))" office:value-type="float" office:value="22.7731970735106">
            <text:p>22.7731970735</text:p>
          </table:table-cell>
          <table:table-cell table:formula="of:=([.CE40] + [.CF40]) / 2" office:value-type="float" office:value="19.5495118566193">
            <text:p>19.5495118566</text:p>
          </table:table-cell>
          <table:table-cell table:formula="of:=IF([.CG40] &gt; 0;1;0)" office:value-type="float" office:value="1">
            <text:p>1</text:p>
          </table:table-cell>
          <table:table-cell table:formula="of:=IF(AND([.CH40] = 1;[.BW40] &lt; 0);1;0)" office:value-type="float" office:value="0">
            <text:p>0</text:p>
          </table:table-cell>
          <table:table-cell table:formula="of:=IF([.CG40] &lt; 0;1;0)" office:value-type="float" office:value="0">
            <text:p>0</text:p>
          </table:table-cell>
          <table:table-cell table:formula="of:=IF(AND([.CJ40] = 1;[.BW40] &gt; 0);1;0)" office:value-type="float" office:value="0">
            <text:p>0</text:p>
          </table:table-cell>
          <table:table-cell table:formula="of:=IF(AND([.CH40] = 1;[.BQ40] &lt; 0);1;0)" office:value-type="float" office:value="0">
            <text:p>0</text:p>
          </table:table-cell>
          <table:table-cell table:formula="of:=IF(AND([.CJ40] = 1;[.BQ40] &gt; 0);1;0)" office:value-type="float" office:value="0">
            <text:p>0</text:p>
          </table:table-cell>
          <table:table-cell table:formula="of:=[.CG40] - [.$CG$136]" office:value-type="float" office:value="19.0436662419117">
            <text:p>19.0436662419</text:p>
          </table:table-cell>
        </table:table-row>
        <table:table-row table:style-name="ro2">
          <table:table-cell office:value-type="float" office:value="154555">
            <text:p>154555</text:p>
          </table:table-cell>
          <table:table-cell office:value-type="float" office:value="43">
            <text:p>43</text:p>
          </table:table-cell>
          <table:table-cell office:value-type="string">
            <text:p>2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15">
            <text:p>39615</text:p>
          </table:table-cell>
          <table:table-cell office:value-type="float" office:value="1044">
            <text:p>1044</text:p>
          </table:table-cell>
          <table:table-cell office:value-type="float" office:value="37410">
            <text:p>37410</text:p>
          </table:table-cell>
          <table:table-cell office:value-type="float" office:value="249">
            <text:p>249</text:p>
          </table:table-cell>
          <table:table-cell office:value-type="float" office:value="310">
            <text:p>310</text:p>
          </table:table-cell>
          <table:table-cell office:value-type="float" office:value="514">
            <text:p>51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30043">
            <text:p>30043</text:p>
          </table:table-cell>
          <table:table-cell office:value-type="float" office:value="559">
            <text:p>559</text:p>
          </table:table-cell>
          <table:table-cell office:value-type="float" office:value="28842">
            <text:p>28842</text:p>
          </table:table-cell>
          <table:table-cell office:value-type="float" office:value="106">
            <text:p>106</text:p>
          </table:table-cell>
          <table:table-cell office:value-type="float" office:value="196">
            <text:p>196</text:p>
          </table:table-cell>
          <table:table-cell office:value-type="float" office:value="294">
            <text:p>29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3">
            <text:p>33</text:p>
          </table:table-cell>
          <table:table-cell office:value-type="float" office:value="0.0008">
            <text:p>0.0008</text:p>
          </table:table-cell>
          <table:table-cell office:value-type="float" office:value="0.0264">
            <text:p>0.0264</text:p>
          </table:table-cell>
          <table:table-cell office:value-type="float" office:value="0.9443">
            <text:p>0.9443</text:p>
          </table:table-cell>
          <table:table-cell office:value-type="float" office:value="0.0063">
            <text:p>0.0063</text:p>
          </table:table-cell>
          <table:table-cell office:value-type="float" office:value="0.0078">
            <text:p>0.0078</text:p>
          </table:table-cell>
          <table:table-cell office:value-type="float" office:value="0.013">
            <text:p>0.013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12">
            <text:p>0.0012</text:p>
          </table:table-cell>
          <table:table-cell office:value-type="float" office:value="0.0186">
            <text:p>0.0186</text:p>
          </table:table-cell>
          <table:table-cell office:value-type="float" office:value="0.96">
            <text:p>0.96</text:p>
          </table:table-cell>
          <table:table-cell office:value-type="float" office:value="0.0035">
            <text:p>0.0035</text:p>
          </table:table-cell>
          <table:table-cell office:value-type="float" office:value="0.0065">
            <text:p>0.0065</text:p>
          </table:table-cell>
          <table:table-cell office:value-type="float" office:value="0.0098">
            <text:p>0.0098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778329258">
            <text:p>35778329258</text:p>
          </table:table-cell>
          <table:table-cell office:value-type="float" office:value="271047948.924242">
            <text:p>271047948.924242</text:p>
          </table:table-cell>
          <table:table-cell office:value-type="float" office:value="2836">
            <text:p>2836</text:p>
          </table:table-cell>
          <table:table-cell office:value-type="float" office:value="21.4848484848485">
            <text:p>21.4848484848</text:p>
          </table:table-cell>
          <table:table-cell office:value-type="float" office:value="396">
            <text:p>396</text:p>
          </table:table-cell>
          <table:table-cell office:value-type="float" office:value="3">
            <text:p>3</text:p>
          </table:table-cell>
          <table:table-cell office:value-type="float" office:value="328">
            <text:p>328</text:p>
          </table:table-cell>
          <table:table-cell office:value-type="float" office:value="2.48484848484848">
            <text:p>2.4848484848</text:p>
          </table:table-cell>
          <table:table-cell office:value-type="float" office:value="672">
            <text:p>672</text:p>
          </table:table-cell>
          <table:table-cell office:value-type="float" office:value="5.09090909090909">
            <text:p>5.0909090909</text:p>
          </table:table-cell>
          <table:table-cell office:value-type="float" office:value="9258">
            <text:p>9258</text:p>
          </table:table-cell>
          <table:table-cell office:value-type="float" office:value="70.1363636363636">
            <text:p>70.1363636364</text:p>
          </table:table-cell>
          <table:table-cell office:value-type="float" office:value="8601">
            <text:p>8601</text:p>
          </table:table-cell>
          <table:table-cell office:value-type="float" office:value="65.1590909090909">
            <text:p>65.1590909091</text:p>
          </table:table-cell>
          <table:table-cell office:value-type="float" office:value="4621831">
            <text:p>4621831</text:p>
          </table:table-cell>
          <table:table-cell office:value-type="float" office:value="35013.8712121212">
            <text:p>35013.8712121212</text:p>
          </table:table-cell>
          <table:table-cell office:value-type="float" office:value="1991.76966907214">
            <text:p>1991.7696690721</text:p>
          </table:table-cell>
          <table:table-cell office:value-type="float" office:value="15.0891641596374">
            <text:p>15.0891641596</text:p>
          </table:table-cell>
          <table:table-cell office:value-type="float" office:value="11753">
            <text:p>11753</text:p>
          </table:table-cell>
          <table:table-cell office:value-type="float" office:value="89.0378787878788">
            <text:p>89.0378787879</text:p>
          </table:table-cell>
          <table:table-cell office:value-type="float" office:value="8308">
            <text:p>8308</text:p>
          </table:table-cell>
          <table:table-cell office:value-type="float" office:value="62.9393939393939">
            <text:p>62.9393939394</text:p>
          </table:table-cell>
          <table:table-cell office:value-type="float" office:value="2047.01659646094">
            <text:p>2047.016596461</text:p>
          </table:table-cell>
          <table:table-cell office:value-type="float" office:value="15.5077014883405">
            <text:p>15.5077014883</text:p>
          </table:table-cell>
          <table:table-cell office:value-type="float" office:value="8846">
            <text:p>8846</text:p>
          </table:table-cell>
          <table:table-cell office:value-type="float" office:value="67.0151515151515">
            <text:p>67.0151515152</text:p>
          </table:table-cell>
          <table:table-cell office:value-type="float" office:value="6281">
            <text:p>6281</text:p>
          </table:table-cell>
          <table:table-cell office:value-type="float" office:value="47.5833333333333">
            <text:p>47.5833333333</text:p>
          </table:table-cell>
          <table:table-cell office:value-type="float" office:value="2019.39313276666">
            <text:p>2019.3931327667</text:p>
          </table:table-cell>
          <table:table-cell office:value-type="float" office:value="15.2984328239899">
            <text:p>15.298432824</text:p>
          </table:table-cell>
          <table:table-cell office:value-type="float" office:value="132">
            <text:p>132</text:p>
          </table:table-cell>
          <table:table-cell table:formula="of:= 100 * (([.BR41] / ([.BR41] + [.BT41])) - ([.BT41] / ([.BR41] + [.BT41])))" office:value-type="float" office:value="17.1726234983301">
            <text:p>17.1726234983</text:p>
          </table:table-cell>
          <table:table-cell table:formula="of:= 100 * (([.BX41] / ([.BX41] + [.BZ41])) - ([.BZ41] / ([.BX41] + [.BZ41])))" office:value-type="float" office:value="16.9564355126595">
            <text:p>16.9564355127</text:p>
          </table:table-cell>
          <table:table-cell table:formula="of:=([.CE41] + [.CF41]) / 2" office:value-type="float" office:value="17.0645295054948">
            <text:p>17.0645295055</text:p>
          </table:table-cell>
          <table:table-cell table:formula="of:=IF([.CG41] &gt; 0;1;0)" office:value-type="float" office:value="1">
            <text:p>1</text:p>
          </table:table-cell>
          <table:table-cell table:formula="of:=IF(AND([.CH41] = 1;[.BW41] &lt; 0);1;0)" office:value-type="float" office:value="0">
            <text:p>0</text:p>
          </table:table-cell>
          <table:table-cell table:formula="of:=IF([.CG41] &lt; 0;1;0)" office:value-type="float" office:value="0">
            <text:p>0</text:p>
          </table:table-cell>
          <table:table-cell table:formula="of:=IF(AND([.CJ41] = 1;[.BW41] &gt; 0);1;0)" office:value-type="float" office:value="0">
            <text:p>0</text:p>
          </table:table-cell>
          <table:table-cell table:formula="of:=IF(AND([.CH41] = 1;[.BQ41] &lt; 0);1;0)" office:value-type="float" office:value="0">
            <text:p>0</text:p>
          </table:table-cell>
          <table:table-cell table:formula="of:=IF(AND([.CJ41] = 1;[.BQ41] &gt; 0);1;0)" office:value-type="float" office:value="0">
            <text:p>0</text:p>
          </table:table-cell>
          <table:table-cell table:formula="of:=[.CG41] - [.$CG$136]" office:value-type="float" office:value="16.5586838907872">
            <text:p>16.5586838908</text:p>
          </table:table-cell>
        </table:table-row>
        <table:table-row table:style-name="ro2">
          <table:table-cell office:value-type="float" office:value="154579">
            <text:p>154579</text:p>
          </table:table-cell>
          <table:table-cell office:value-type="float" office:value="31">
            <text:p>31</text:p>
          </table:table-cell>
          <table:table-cell office:value-type="string">
            <text:p>1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01">
            <text:p>39701</text:p>
          </table:table-cell>
          <table:table-cell office:value-type="float" office:value="1884">
            <text:p>1884</text:p>
          </table:table-cell>
          <table:table-cell office:value-type="float" office:value="35816">
            <text:p>35816</text:p>
          </table:table-cell>
          <table:table-cell office:value-type="float" office:value="743">
            <text:p>743</text:p>
          </table:table-cell>
          <table:table-cell office:value-type="float" office:value="513">
            <text:p>513</text:p>
          </table:table-cell>
          <table:table-cell office:value-type="float" office:value="632">
            <text:p>63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30394">
            <text:p>30394</text:p>
          </table:table-cell>
          <table:table-cell office:value-type="float" office:value="1080">
            <text:p>1080</text:p>
          </table:table-cell>
          <table:table-cell office:value-type="float" office:value="28047">
            <text:p>28047</text:p>
          </table:table-cell>
          <table:table-cell office:value-type="float" office:value="437">
            <text:p>437</text:p>
          </table:table-cell>
          <table:table-cell office:value-type="float" office:value="319">
            <text:p>319</text:p>
          </table:table-cell>
          <table:table-cell office:value-type="float" office:value="456">
            <text:p>456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19">
            <text:p>119</text:p>
          </table:table-cell>
          <table:table-cell office:value-type="float" office:value="0.003">
            <text:p>0.003</text:p>
          </table:table-cell>
          <table:table-cell office:value-type="float" office:value="0.0475">
            <text:p>0.0475</text:p>
          </table:table-cell>
          <table:table-cell office:value-type="float" office:value="0.9021">
            <text:p>0.9021</text:p>
          </table:table-cell>
          <table:table-cell office:value-type="float" office:value="0.0187">
            <text:p>0.0187</text:p>
          </table:table-cell>
          <table:table-cell office:value-type="float" office:value="0.0129">
            <text:p>0.0129</text:p>
          </table:table-cell>
          <table:table-cell office:value-type="float" office:value="0.0159">
            <text:p>0.0159</text:p>
          </table:table-cell>
          <table:table-cell office:value-type="float" office:value="0.0004">
            <text:p>0.0004</text:p>
          </table:table-cell>
          <table:table-cell office:value-type="float" office:value="0.001">
            <text:p>0.001</text:p>
          </table:table-cell>
          <table:table-cell office:value-type="float" office:value="0.0015">
            <text:p>0.0015</text:p>
          </table:table-cell>
          <table:table-cell office:value-type="float" office:value="0.0355">
            <text:p>0.0355</text:p>
          </table:table-cell>
          <table:table-cell office:value-type="float" office:value="0.9228">
            <text:p>0.9228</text:p>
          </table:table-cell>
          <table:table-cell office:value-type="float" office:value="0.0144">
            <text:p>0.0144</text:p>
          </table:table-cell>
          <table:table-cell office:value-type="float" office:value="0.0105">
            <text:p>0.0105</text:p>
          </table:table-cell>
          <table:table-cell office:value-type="float" office:value="0.015">
            <text:p>0.015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898890006">
            <text:p>30898890006</text:p>
          </table:table-cell>
          <table:table-cell office:value-type="float" office:value="271042894.789474">
            <text:p>271042894.789474</text:p>
          </table:table-cell>
          <table:table-cell office:value-type="float" office:value="2315">
            <text:p>2315</text:p>
          </table:table-cell>
          <table:table-cell office:value-type="float" office:value="20.3070175438596">
            <text:p>20.3070175439</text:p>
          </table:table-cell>
          <table:table-cell office:value-type="float" office:value="798">
            <text:p>798</text:p>
          </table:table-cell>
          <table:table-cell office:value-type="float" office:value="7">
            <text:p>7</text:p>
          </table:table-cell>
          <table:table-cell office:value-type="float" office:value="315">
            <text:p>315</text:p>
          </table:table-cell>
          <table:table-cell office:value-type="float" office:value="2.76315789473684">
            <text:p>2.7631578947</text:p>
          </table:table-cell>
          <table:table-cell office:value-type="float" office:value="792">
            <text:p>792</text:p>
          </table:table-cell>
          <table:table-cell office:value-type="float" office:value="6.94736842105263">
            <text:p>6.9473684211</text:p>
          </table:table-cell>
          <table:table-cell office:value-type="float" office:value="10006">
            <text:p>10006</text:p>
          </table:table-cell>
          <table:table-cell office:value-type="float" office:value="87.7719298245614">
            <text:p>87.7719298246</text:p>
          </table:table-cell>
          <table:table-cell office:value-type="float" office:value="8705">
            <text:p>8705</text:p>
          </table:table-cell>
          <table:table-cell office:value-type="float" office:value="76.359649122807">
            <text:p>76.3596491228</text:p>
          </table:table-cell>
          <table:table-cell office:value-type="float" office:value="4279666">
            <text:p>4279666</text:p>
          </table:table-cell>
          <table:table-cell office:value-type="float" office:value="37540.9298245614">
            <text:p>37540.9298245614</text:p>
          </table:table-cell>
          <table:table-cell office:value-type="float" office:value="849.73297996622">
            <text:p>849.7329799662</text:p>
          </table:table-cell>
          <table:table-cell office:value-type="float" office:value="7.45379806987912">
            <text:p>7.4537980699</text:p>
          </table:table-cell>
          <table:table-cell office:value-type="float" office:value="11376">
            <text:p>11376</text:p>
          </table:table-cell>
          <table:table-cell office:value-type="float" office:value="99.7894736842105">
            <text:p>99.7894736842</text:p>
          </table:table-cell>
          <table:table-cell office:value-type="float" office:value="9780">
            <text:p>9780</text:p>
          </table:table-cell>
          <table:table-cell office:value-type="float" office:value="85.7894736842105">
            <text:p>85.7894736842</text:p>
          </table:table-cell>
          <table:table-cell office:value-type="float" office:value="879.49128761653">
            <text:p>879.4912876165</text:p>
          </table:table-cell>
          <table:table-cell office:value-type="float" office:value="7.71483585628535">
            <text:p>7.7148358563</text:p>
          </table:table-cell>
          <table:table-cell office:value-type="float" office:value="8640">
            <text:p>8640</text:p>
          </table:table-cell>
          <table:table-cell office:value-type="float" office:value="75.7894736842105">
            <text:p>75.7894736842</text:p>
          </table:table-cell>
          <table:table-cell office:value-type="float" office:value="7933">
            <text:p>7933</text:p>
          </table:table-cell>
          <table:table-cell office:value-type="float" office:value="69.5877192982456">
            <text:p>69.5877192982</text:p>
          </table:table-cell>
          <table:table-cell office:value-type="float" office:value="864.612133791526">
            <text:p>864.6121337915</text:p>
          </table:table-cell>
          <table:table-cell office:value-type="float" office:value="7.58431696308356">
            <text:p>7.5843169631</text:p>
          </table:table-cell>
          <table:table-cell office:value-type="float" office:value="114">
            <text:p>114</text:p>
          </table:table-cell>
          <table:table-cell table:formula="of:= 100 * (([.BR42] / ([.BR42] + [.BT42])) - ([.BT42] / ([.BR42] + [.BT42])))" office:value-type="float" office:value="7.54395916052184">
            <text:p>7.5439591605</text:p>
          </table:table-cell>
          <table:table-cell table:formula="of:= 100 * (([.BX42] / ([.BX42] + [.BZ42])) - ([.BZ42] / ([.BX42] + [.BZ42])))" office:value-type="float" office:value="4.26597477825379">
            <text:p>4.2659747783</text:p>
          </table:table-cell>
          <table:table-cell table:formula="of:=([.CE42] + [.CF42]) / 2" office:value-type="float" office:value="5.90496696938781">
            <text:p>5.9049669694</text:p>
          </table:table-cell>
          <table:table-cell table:formula="of:=IF([.CG42] &gt; 0;1;0)" office:value-type="float" office:value="1">
            <text:p>1</text:p>
          </table:table-cell>
          <table:table-cell table:formula="of:=IF(AND([.CH42] = 1;[.BW42] &lt; 0);1;0)" office:value-type="float" office:value="0">
            <text:p>0</text:p>
          </table:table-cell>
          <table:table-cell table:formula="of:=IF([.CG42] &lt; 0;1;0)" office:value-type="float" office:value="0">
            <text:p>0</text:p>
          </table:table-cell>
          <table:table-cell table:formula="of:=IF(AND([.CJ42] = 1;[.BW42] &gt; 0);1;0)" office:value-type="float" office:value="0">
            <text:p>0</text:p>
          </table:table-cell>
          <table:table-cell table:formula="of:=IF(AND([.CH42] = 1;[.BQ42] &lt; 0);1;0)" office:value-type="float" office:value="0">
            <text:p>0</text:p>
          </table:table-cell>
          <table:table-cell table:formula="of:=IF(AND([.CJ42] = 1;[.BQ42] &gt; 0);1;0)" office:value-type="float" office:value="0">
            <text:p>0</text:p>
          </table:table-cell>
          <table:table-cell table:formula="of:=[.CG42] - [.$CG$136]" office:value-type="float" office:value="5.39912135468024">
            <text:p>5.3991213547</text:p>
          </table:table-cell>
        </table:table-row>
        <table:table-row table:style-name="ro2">
          <table:table-cell office:value-type="float" office:value="154613">
            <text:p>154613</text:p>
          </table:table-cell>
          <table:table-cell office:value-type="float" office:value="23">
            <text:p>23</text:p>
          </table:table-cell>
          <table:table-cell office:value-type="string">
            <text:p>1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36">
            <text:p>39736</text:p>
          </table:table-cell>
          <table:table-cell office:value-type="float" office:value="726">
            <text:p>726</text:p>
          </table:table-cell>
          <table:table-cell office:value-type="float" office:value="37940">
            <text:p>37940</text:p>
          </table:table-cell>
          <table:table-cell office:value-type="float" office:value="232">
            <text:p>232</text:p>
          </table:table-cell>
          <table:table-cell office:value-type="float" office:value="510">
            <text:p>510</text:p>
          </table:table-cell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1114">
            <text:p>31114</text:p>
          </table:table-cell>
          <table:table-cell office:value-type="float" office:value="464">
            <text:p>464</text:p>
          </table:table-cell>
          <table:table-cell office:value-type="float" office:value="29938">
            <text:p>29938</text:p>
          </table:table-cell>
          <table:table-cell office:value-type="float" office:value="125">
            <text:p>125</text:p>
          </table:table-cell>
          <table:table-cell office:value-type="float" office:value="357">
            <text:p>357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54">
            <text:p>154</text:p>
          </table:table-cell>
          <table:table-cell office:value-type="float" office:value="0.0039">
            <text:p>0.0039</text:p>
          </table:table-cell>
          <table:table-cell office:value-type="float" office:value="0.0183">
            <text:p>0.0183</text:p>
          </table:table-cell>
          <table:table-cell office:value-type="float" office:value="0.9548">
            <text:p>0.9548</text:p>
          </table:table-cell>
          <table:table-cell office:value-type="float" office:value="0.0058">
            <text:p>0.0058</text:p>
          </table:table-cell>
          <table:table-cell office:value-type="float" office:value="0.0128">
            <text:p>0.0128</text:p>
          </table:table-cell>
          <table:table-cell office:value-type="float" office:value="0.0066">
            <text:p>0.0066</text:p>
          </table:table-cell>
          <table:table-cell office:value-type="float" office:value="0.0002">
            <text:p>0.0002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149">
            <text:p>0.0149</text:p>
          </table:table-cell>
          <table:table-cell office:value-type="float" office:value="0.9622">
            <text:p>0.9622</text:p>
          </table:table-cell>
          <table:table-cell office:value-type="float" office:value="0.004">
            <text:p>0.004</text:p>
          </table:table-cell>
          <table:table-cell office:value-type="float" office:value="0.0115">
            <text:p>0.0115</text:p>
          </table:table-cell>
          <table:table-cell office:value-type="float" office:value="0.0062">
            <text:p>0.0062</text:p>
          </table:table-cell>
          <table:table-cell office:value-type="float" office:value="0.0002">
            <text:p>0.0002</text:p>
          </table:table-cell>
          <table:table-cell table:number-columns-repeated="2" office:value-type="float" office:value="0.0005">
            <text:p>0.0005</text:p>
          </table:table-cell>
          <table:table-cell table:number-columns-repeated="4" office:value-type="float" office:value="0">
            <text:p>0</text:p>
          </table:table-cell>
          <table:table-cell office:value-type="float" office:value="49602305214">
            <text:p>49602305214</text:p>
          </table:table-cell>
          <table:table-cell office:value-type="float" office:value="271050848.163934">
            <text:p>271050848.163934</text:p>
          </table:table-cell>
          <table:table-cell office:value-type="float" office:value="2219">
            <text:p>2219</text:p>
          </table:table-cell>
          <table:table-cell office:value-type="float" office:value="12.1256830601093">
            <text:p>12.1256830601</text:p>
          </table:table-cell>
          <table:table-cell office:value-type="float" office:value="1281">
            <text:p>1281</text:p>
          </table:table-cell>
          <table:table-cell office:value-type="float" office:value="7">
            <text:p>7</text:p>
          </table:table-cell>
          <table:table-cell office:value-type="float" office:value="497">
            <text:p>497</text:p>
          </table:table-cell>
          <table:table-cell office:value-type="float" office:value="2.71584699453552">
            <text:p>2.7158469945</text:p>
          </table:table-cell>
          <table:table-cell office:value-type="float" office:value="1433">
            <text:p>1433</text:p>
          </table:table-cell>
          <table:table-cell office:value-type="float" office:value="7.83060109289618">
            <text:p>7.8306010929</text:p>
          </table:table-cell>
          <table:table-cell office:value-type="float" office:value="15214">
            <text:p>15214</text:p>
          </table:table-cell>
          <table:table-cell office:value-type="float" office:value="83.1366120218579">
            <text:p>83.1366120219</text:p>
          </table:table-cell>
          <table:table-cell office:value-type="float" office:value="13706">
            <text:p>13706</text:p>
          </table:table-cell>
          <table:table-cell office:value-type="float" office:value="74.896174863388">
            <text:p>74.8961748634</text:p>
          </table:table-cell>
          <table:table-cell office:value-type="float" office:value="6272108">
            <text:p>6272108</text:p>
          </table:table-cell>
          <table:table-cell office:value-type="float" office:value="34273.8142076503">
            <text:p>34273.8142076503</text:p>
          </table:table-cell>
          <table:table-cell office:value-type="float" office:value="1718.7779673009">
            <text:p>1718.7779673009</text:p>
          </table:table-cell>
          <table:table-cell office:value-type="float" office:value="9.39222932951311">
            <text:p>9.3922293295</text:p>
          </table:table-cell>
          <table:table-cell office:value-type="float" office:value="14559">
            <text:p>14559</text:p>
          </table:table-cell>
          <table:table-cell office:value-type="float" office:value="79.5573770491803">
            <text:p>79.5573770492</text:p>
          </table:table-cell>
          <table:table-cell office:value-type="float" office:value="11800">
            <text:p>11800</text:p>
          </table:table-cell>
          <table:table-cell office:value-type="float" office:value="64.4808743169399">
            <text:p>64.4808743169</text:p>
          </table:table-cell>
          <table:table-cell office:value-type="float" office:value="1624.92837003808">
            <text:p>1624.9283700381</text:p>
          </table:table-cell>
          <table:table-cell office:value-type="float" office:value="8.87939000020809">
            <text:p>8.8793900002</text:p>
          </table:table-cell>
          <table:table-cell office:value-type="float" office:value="11656">
            <text:p>11656</text:p>
          </table:table-cell>
          <table:table-cell office:value-type="float" office:value="63.6939890710383">
            <text:p>63.693989071</text:p>
          </table:table-cell>
          <table:table-cell office:value-type="float" office:value="9991">
            <text:p>9991</text:p>
          </table:table-cell>
          <table:table-cell office:value-type="float" office:value="54.5956284153005">
            <text:p>54.5956284153</text:p>
          </table:table-cell>
          <table:table-cell office:value-type="float" office:value="1671.8531686694">
            <text:p>1671.8531686694</text:p>
          </table:table-cell>
          <table:table-cell office:value-type="float" office:value="9.13580966486009">
            <text:p>9.1358096649</text:p>
          </table:table-cell>
          <table:table-cell office:value-type="float" office:value="183">
            <text:p>183</text:p>
          </table:table-cell>
          <table:table-cell table:formula="of:= 100 * (([.BR43] / ([.BR43] + [.BT43])) - ([.BT43] / ([.BR43] + [.BT43])))" office:value-type="float" office:value="10.4670131643841">
            <text:p>10.4670131644</text:p>
          </table:table-cell>
          <table:table-cell table:formula="of:= 100 * (([.BX43] / ([.BX43] + [.BZ43])) - ([.BZ43] / ([.BX43] + [.BZ43])))" office:value-type="float" office:value="7.6915969880353">
            <text:p>7.691596988</text:p>
          </table:table-cell>
          <table:table-cell table:formula="of:=([.CE43] + [.CF43]) / 2" office:value-type="float" office:value="9.07930507620969">
            <text:p>9.0793050762</text:p>
          </table:table-cell>
          <table:table-cell table:formula="of:=IF([.CG43] &gt; 0;1;0)" office:value-type="float" office:value="1">
            <text:p>1</text:p>
          </table:table-cell>
          <table:table-cell table:formula="of:=IF(AND([.CH43] = 1;[.BW43] &lt; 0);1;0)" office:value-type="float" office:value="0">
            <text:p>0</text:p>
          </table:table-cell>
          <table:table-cell table:formula="of:=IF([.CG43] &lt; 0;1;0)" office:value-type="float" office:value="0">
            <text:p>0</text:p>
          </table:table-cell>
          <table:table-cell table:formula="of:=IF(AND([.CJ43] = 1;[.BW43] &gt; 0);1;0)" office:value-type="float" office:value="0">
            <text:p>0</text:p>
          </table:table-cell>
          <table:table-cell table:formula="of:=IF(AND([.CH43] = 1;[.BQ43] &lt; 0);1;0)" office:value-type="float" office:value="0">
            <text:p>0</text:p>
          </table:table-cell>
          <table:table-cell table:formula="of:=IF(AND([.CJ43] = 1;[.BQ43] &gt; 0);1;0)" office:value-type="float" office:value="0">
            <text:p>0</text:p>
          </table:table-cell>
          <table:table-cell table:formula="of:=[.CG43] - [.$CG$136]" office:value-type="float" office:value="8.57345946150211">
            <text:p>8.5734594615</text:p>
          </table:table-cell>
        </table:table-row>
        <table:table-row table:style-name="ro2">
          <table:table-cell office:value-type="float" office:value="154635">
            <text:p>154635</text:p>
          </table:table-cell>
          <table:table-cell office:value-type="float" office:value="32">
            <text:p>32</text:p>
          </table:table-cell>
          <table:table-cell office:value-type="string">
            <text:p>1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70">
            <text:p>39670</text:p>
          </table:table-cell>
          <table:table-cell office:value-type="float" office:value="1188">
            <text:p>1188</text:p>
          </table:table-cell>
          <table:table-cell office:value-type="float" office:value="36864">
            <text:p>36864</text:p>
          </table:table-cell>
          <table:table-cell office:value-type="float" office:value="181">
            <text:p>181</text:p>
          </table:table-cell>
          <table:table-cell office:value-type="float" office:value="1007">
            <text:p>1007</text:p>
          </table:table-cell>
          <table:table-cell office:value-type="float" office:value="348">
            <text:p>34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office:value-type="float" office:value="30563">
            <text:p>30563</text:p>
          </table:table-cell>
          <table:table-cell office:value-type="float" office:value="606">
            <text:p>606</text:p>
          </table:table-cell>
          <table:table-cell office:value-type="float" office:value="29066">
            <text:p>29066</text:p>
          </table:table-cell>
          <table:table-cell office:value-type="float" office:value="85">
            <text:p>85</text:p>
          </table:table-cell>
          <table:table-cell office:value-type="float" office:value="585">
            <text:p>585</text:p>
          </table:table-cell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88">
            <text:p>88</text:p>
          </table:table-cell>
          <table:table-cell office:value-type="float" office:value="0.0022">
            <text:p>0.0022</text:p>
          </table:table-cell>
          <table:table-cell office:value-type="float" office:value="0.0299">
            <text:p>0.0299</text:p>
          </table:table-cell>
          <table:table-cell office:value-type="float" office:value="0.9293">
            <text:p>0.9293</text:p>
          </table:table-cell>
          <table:table-cell office:value-type="float" office:value="0.0046">
            <text:p>0.0046</text:p>
          </table:table-cell>
          <table:table-cell office:value-type="float" office:value="0.0254">
            <text:p>0.0254</text:p>
          </table:table-cell>
          <table:table-cell office:value-type="float" office:value="0.0088">
            <text:p>0.0088</text:p>
          </table:table-cell>
          <table:table-cell table:number-columns-repeated="2" office:value-type="float" office:value="0.0002">
            <text:p>0.0002</text:p>
          </table:table-cell>
          <table:table-cell office:value-type="float" office:value="0.0017">
            <text:p>0.0017</text:p>
          </table:table-cell>
          <table:table-cell office:value-type="float" office:value="0.0198">
            <text:p>0.0198</text:p>
          </table:table-cell>
          <table:table-cell office:value-type="float" office:value="0.951">
            <text:p>0.951</text:p>
          </table:table-cell>
          <table:table-cell office:value-type="float" office:value="0.0028">
            <text:p>0.0028</text:p>
          </table:table-cell>
          <table:table-cell office:value-type="float" office:value="0.0191">
            <text:p>0.0191</text:p>
          </table:table-cell>
          <table:table-cell office:value-type="float" office:value="0.0061">
            <text:p>0.0061</text:p>
          </table:table-cell>
          <table:table-cell office:value-type="float" office:value="0.0002">
            <text:p>0.0002</text:p>
          </table:table-cell>
          <table:table-cell office:value-type="float" office:value="0.0001">
            <text:p>0.0001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728778422">
            <text:p>25728778422</text:p>
          </table:table-cell>
          <table:table-cell office:value-type="float" office:value="270829246.547368">
            <text:p>270829246.547368</text:p>
          </table:table-cell>
          <table:table-cell office:value-type="float" office:value="2001">
            <text:p>2001</text:p>
          </table:table-cell>
          <table:table-cell office:value-type="float" office:value="21.0631578947368">
            <text:p>21.0631578947</text:p>
          </table:table-cell>
          <table:table-cell office:value-type="float" office:value="395">
            <text:p>395</text:p>
          </table:table-cell>
          <table:table-cell office:value-type="float" office:value="4.15789473684211">
            <text:p>4.1578947368</text:p>
          </table:table-cell>
          <table:table-cell office:value-type="float" office:value="308">
            <text:p>308</text:p>
          </table:table-cell>
          <table:table-cell office:value-type="float" office:value="3.24210526315789">
            <text:p>3.2421052632</text:p>
          </table:table-cell>
          <table:table-cell office:value-type="float" office:value="514">
            <text:p>514</text:p>
          </table:table-cell>
          <table:table-cell office:value-type="float" office:value="5.41052631578947">
            <text:p>5.4105263158</text:p>
          </table:table-cell>
          <table:table-cell office:value-type="float" office:value="8422">
            <text:p>8422</text:p>
          </table:table-cell>
          <table:table-cell office:value-type="float" office:value="88.6526315789474">
            <text:p>88.6526315789</text:p>
          </table:table-cell>
          <table:table-cell office:value-type="float" office:value="7570">
            <text:p>7570</text:p>
          </table:table-cell>
          <table:table-cell office:value-type="float" office:value="79.6842105263158">
            <text:p>79.6842105263</text:p>
          </table:table-cell>
          <table:table-cell office:value-type="float" office:value="3677808">
            <text:p>3677808</text:p>
          </table:table-cell>
          <table:table-cell office:value-type="float" office:value="38713.7684210526">
            <text:p>38713.7684210526</text:p>
          </table:table-cell>
          <table:table-cell office:value-type="float" office:value="1736.79582434576">
            <text:p>1736.7958243458</text:p>
          </table:table-cell>
          <table:table-cell office:value-type="float" office:value="18.2820613089027">
            <text:p>18.2820613089</text:p>
          </table:table-cell>
          <table:table-cell office:value-type="float" office:value="11138">
            <text:p>11138</text:p>
          </table:table-cell>
          <table:table-cell office:value-type="float" office:value="117.242105263158">
            <text:p>117.2421052632</text:p>
          </table:table-cell>
          <table:table-cell office:value-type="float" office:value="7637">
            <text:p>7637</text:p>
          </table:table-cell>
          <table:table-cell office:value-type="float" office:value="80.3894736842105">
            <text:p>80.3894736842</text:p>
          </table:table-cell>
          <table:table-cell office:value-type="float" office:value="2451.02270793744">
            <text:p>2451.0227079375</text:p>
          </table:table-cell>
          <table:table-cell office:value-type="float" office:value="25.8002390309205">
            <text:p>25.8002390309</text:p>
          </table:table-cell>
          <table:table-cell office:value-type="float" office:value="9738">
            <text:p>9738</text:p>
          </table:table-cell>
          <table:table-cell office:value-type="float" office:value="102.505263157895">
            <text:p>102.5052631579</text:p>
          </table:table-cell>
          <table:table-cell office:value-type="float" office:value="5764">
            <text:p>5764</text:p>
          </table:table-cell>
          <table:table-cell office:value-type="float" office:value="60.6736842105263">
            <text:p>60.6736842105</text:p>
          </table:table-cell>
          <table:table-cell office:value-type="float" office:value="2093.90926614161">
            <text:p>2093.9092661416</text:p>
          </table:table-cell>
          <table:table-cell office:value-type="float" office:value="22.0411501699117">
            <text:p>22.0411501699</text:p>
          </table:table-cell>
          <table:table-cell office:value-type="float" office:value="95">
            <text:p>95</text:p>
          </table:table-cell>
          <table:table-cell table:formula="of:= 100 * (([.BR44] / ([.BR44] + [.BT44])) - ([.BT44] / ([.BR44] + [.BT44])))" office:value-type="float" office:value="18.647137150466">
            <text:p>18.6471371505</text:p>
          </table:table-cell>
          <table:table-cell table:formula="of:= 100 * (([.BX44] / ([.BX44] + [.BZ44])) - ([.BZ44] / ([.BX44] + [.BZ44])))" office:value-type="float" office:value="25.6354018836279">
            <text:p>25.6354018836</text:p>
          </table:table-cell>
          <table:table-cell table:formula="of:=([.CE44] + [.CF44]) / 2" office:value-type="float" office:value="22.141269517047">
            <text:p>22.141269517</text:p>
          </table:table-cell>
          <table:table-cell table:formula="of:=IF([.CG44] &gt; 0;1;0)" office:value-type="float" office:value="1">
            <text:p>1</text:p>
          </table:table-cell>
          <table:table-cell table:formula="of:=IF(AND([.CH44] = 1;[.BW44] &lt; 0);1;0)" office:value-type="float" office:value="0">
            <text:p>0</text:p>
          </table:table-cell>
          <table:table-cell table:formula="of:=IF([.CG44] &lt; 0;1;0)" office:value-type="float" office:value="0">
            <text:p>0</text:p>
          </table:table-cell>
          <table:table-cell table:formula="of:=IF(AND([.CJ44] = 1;[.BW44] &gt; 0);1;0)" office:value-type="float" office:value="0">
            <text:p>0</text:p>
          </table:table-cell>
          <table:table-cell table:formula="of:=IF(AND([.CH44] = 1;[.BQ44] &lt; 0);1;0)" office:value-type="float" office:value="0">
            <text:p>0</text:p>
          </table:table-cell>
          <table:table-cell table:formula="of:=IF(AND([.CJ44] = 1;[.BQ44] &gt; 0);1;0)" office:value-type="float" office:value="0">
            <text:p>0</text:p>
          </table:table-cell>
          <table:table-cell table:formula="of:=[.CG44] - [.$CG$136]" office:value-type="float" office:value="21.6354239023394">
            <text:p>21.6354239023</text:p>
          </table:table-cell>
        </table:table-row>
        <table:table-row table:style-name="ro2">
          <table:table-cell office:value-type="float" office:value="154659">
            <text:p>154659</text:p>
          </table:table-cell>
          <table:table-cell office:value-type="float" office:value="33">
            <text:p>33</text:p>
          </table:table-cell>
          <table:table-cell office:value-type="string">
            <text:p>1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8">
            <text:p>39388</text:p>
          </table:table-cell>
          <table:table-cell office:value-type="float" office:value="2056">
            <text:p>2056</text:p>
          </table:table-cell>
          <table:table-cell office:value-type="float" office:value="36456">
            <text:p>36456</text:p>
          </table:table-cell>
          <table:table-cell office:value-type="float" office:value="250">
            <text:p>250</text:p>
          </table:table-cell>
          <table:table-cell office:value-type="float" office:value="304">
            <text:p>304</text:p>
          </table:table-cell>
          <table:table-cell office:value-type="float" office:value="168">
            <text:p>168</text:p>
          </table:table-cell>
          <table:table-cell office:value-type="float" office:value="109">
            <text:p>109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0292">
            <text:p>30292</text:p>
          </table:table-cell>
          <table:table-cell office:value-type="float" office:value="1110">
            <text:p>1110</text:p>
          </table:table-cell>
          <table:table-cell office:value-type="float" office:value="28699">
            <text:p>28699</text:p>
          </table:table-cell>
          <table:table-cell office:value-type="float" office:value="110">
            <text:p>110</text:p>
          </table:table-cell>
          <table:table-cell office:value-type="float" office:value="184">
            <text:p>184</text:p>
          </table:table-cell>
          <table:table-cell office:value-type="float" office:value="103">
            <text:p>103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94">
            <text:p>-194</text:p>
          </table:table-cell>
          <table:table-cell office:value-type="float" office:value="-0.0049">
            <text:p>-0.0049</text:p>
          </table:table-cell>
          <table:table-cell office:value-type="float" office:value="0.0522">
            <text:p>0.0522</text:p>
          </table:table-cell>
          <table:table-cell office:value-type="float" office:value="0.9256">
            <text:p>0.9256</text:p>
          </table:table-cell>
          <table:table-cell office:value-type="float" office:value="0.0063">
            <text:p>0.0063</text:p>
          </table:table-cell>
          <table:table-cell office:value-type="float" office:value="0.0077">
            <text:p>0.0077</text:p>
          </table:table-cell>
          <table:table-cell office:value-type="float" office:value="0.0043">
            <text:p>0.0043</text:p>
          </table:table-cell>
          <table:table-cell office:value-type="float" office:value="0.0028">
            <text:p>0.0028</text:p>
          </table:table-cell>
          <table:table-cell office:value-type="float" office:value="0.0004">
            <text:p>0.0004</text:p>
          </table:table-cell>
          <table:table-cell office:value-type="float" office:value="0.0008">
            <text:p>0.0008</text:p>
          </table:table-cell>
          <table:table-cell office:value-type="float" office:value="0.0366">
            <text:p>0.0366</text:p>
          </table:table-cell>
          <table:table-cell office:value-type="float" office:value="0.9474">
            <text:p>0.9474</text:p>
          </table:table-cell>
          <table:table-cell office:value-type="float" office:value="0.0036">
            <text:p>0.0036</text:p>
          </table:table-cell>
          <table:table-cell office:value-type="float" office:value="0.0061">
            <text:p>0.0061</text:p>
          </table:table-cell>
          <table:table-cell office:value-type="float" office:value="0.0034">
            <text:p>0.0034</text:p>
          </table:table-cell>
          <table:table-cell office:value-type="float" office:value="0.0021">
            <text:p>0.0021</text:p>
          </table:table-cell>
          <table:table-cell table:number-columns-repeated="2" office:value-type="float" office:value="0.0004">
            <text:p>0.000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62410922">
            <text:p>36862410922</text:p>
          </table:table-cell>
          <table:table-cell office:value-type="float" office:value="271047139.132353">
            <text:p>271047139.132353</text:p>
          </table:table-cell>
          <table:table-cell office:value-type="float" office:value="2550">
            <text:p>2550</text:p>
          </table:table-cell>
          <table:table-cell office:value-type="float" office:value="18.75">
            <text:p>18.75</text:p>
          </table:table-cell>
          <table:table-cell office:value-type="float" office:value="934">
            <text:p>934</text:p>
          </table:table-cell>
          <table:table-cell office:value-type="float" office:value="6.86764705882353">
            <text:p>6.8676470588</text:p>
          </table:table-cell>
          <table:table-cell office:value-type="float" office:value="447">
            <text:p>447</text:p>
          </table:table-cell>
          <table:table-cell office:value-type="float" office:value="3.28676470588235">
            <text:p>3.2867647059</text:p>
          </table:table-cell>
          <table:table-cell office:value-type="float" office:value="1024">
            <text:p>1024</text:p>
          </table:table-cell>
          <table:table-cell office:value-type="float" office:value="7.52941176470588">
            <text:p>7.5294117647</text:p>
          </table:table-cell>
          <table:table-cell office:value-type="float" office:value="10922">
            <text:p>10922</text:p>
          </table:table-cell>
          <table:table-cell office:value-type="float" office:value="80.3088235294118">
            <text:p>80.3088235294</text:p>
          </table:table-cell>
          <table:table-cell office:value-type="float" office:value="10154">
            <text:p>10154</text:p>
          </table:table-cell>
          <table:table-cell office:value-type="float" office:value="74.6617647058824">
            <text:p>74.6617647059</text:p>
          </table:table-cell>
          <table:table-cell office:value-type="float" office:value="4593230">
            <text:p>4593230</text:p>
          </table:table-cell>
          <table:table-cell office:value-type="float" office:value="33773.75">
            <text:p>33773.75</text:p>
          </table:table-cell>
          <table:table-cell office:value-type="float" office:value="660.399783768816">
            <text:p>660.3997837688</text:p>
          </table:table-cell>
          <table:table-cell office:value-type="float" office:value="4.855880763006">
            <text:p>4.855880763</text:p>
          </table:table-cell>
          <table:table-cell office:value-type="float" office:value="11888">
            <text:p>11888</text:p>
          </table:table-cell>
          <table:table-cell office:value-type="float" office:value="87.4117647058823">
            <text:p>87.4117647059</text:p>
          </table:table-cell>
          <table:table-cell office:value-type="float" office:value="10583">
            <text:p>10583</text:p>
          </table:table-cell>
          <table:table-cell office:value-type="float" office:value="77.8161764705882">
            <text:p>77.8161764706</text:p>
          </table:table-cell>
          <table:table-cell office:value-type="float" office:value="850.574556431562">
            <text:p>850.5745564316</text:p>
          </table:table-cell>
          <table:table-cell office:value-type="float" office:value="6.25422467964384">
            <text:p>6.2542246796</text:p>
          </table:table-cell>
          <table:table-cell office:value-type="float" office:value="9925">
            <text:p>9925</text:p>
          </table:table-cell>
          <table:table-cell office:value-type="float" office:value="72.9779411764706">
            <text:p>72.9779411765</text:p>
          </table:table-cell>
          <table:table-cell office:value-type="float" office:value="8825">
            <text:p>8825</text:p>
          </table:table-cell>
          <table:table-cell office:value-type="float" office:value="64.8897058823529">
            <text:p>64.8897058824</text:p>
          </table:table-cell>
          <table:table-cell office:value-type="float" office:value="755.487170100476">
            <text:p>755.4871701005</text:p>
          </table:table-cell>
          <table:table-cell office:value-type="float" office:value="5.55505272132703">
            <text:p>5.5550527213</text:p>
          </table:table-cell>
          <table:table-cell office:value-type="float" office:value="136">
            <text:p>136</text:p>
          </table:table-cell>
          <table:table-cell table:formula="of:= 100 * (([.BR45] / ([.BR45] + [.BT45])) - ([.BT45] / ([.BR45] + [.BT45])))" office:value-type="float" office:value="5.80748520315073">
            <text:p>5.8074852032</text:p>
          </table:table-cell>
          <table:table-cell table:formula="of:= 100 * (([.BX45] / ([.BX45] + [.BZ45])) - ([.BZ45] / ([.BX45] + [.BZ45])))" office:value-type="float" office:value="5.86666666666666">
            <text:p>5.8666666667</text:p>
          </table:table-cell>
          <table:table-cell table:formula="of:=([.CE45] + [.CF45]) / 2" office:value-type="float" office:value="5.8370759349087">
            <text:p>5.8370759349</text:p>
          </table:table-cell>
          <table:table-cell table:formula="of:=IF([.CG45] &gt; 0;1;0)" office:value-type="float" office:value="1">
            <text:p>1</text:p>
          </table:table-cell>
          <table:table-cell table:formula="of:=IF(AND([.CH45] = 1;[.BW45] &lt; 0);1;0)" office:value-type="float" office:value="0">
            <text:p>0</text:p>
          </table:table-cell>
          <table:table-cell table:formula="of:=IF([.CG45] &lt; 0;1;0)" office:value-type="float" office:value="0">
            <text:p>0</text:p>
          </table:table-cell>
          <table:table-cell table:formula="of:=IF(AND([.CJ45] = 1;[.BW45] &gt; 0);1;0)" office:value-type="float" office:value="0">
            <text:p>0</text:p>
          </table:table-cell>
          <table:table-cell table:formula="of:=IF(AND([.CH45] = 1;[.BQ45] &lt; 0);1;0)" office:value-type="float" office:value="0">
            <text:p>0</text:p>
          </table:table-cell>
          <table:table-cell table:formula="of:=IF(AND([.CJ45] = 1;[.BQ45] &gt; 0);1;0)" office:value-type="float" office:value="0">
            <text:p>0</text:p>
          </table:table-cell>
          <table:table-cell table:formula="of:=[.CG45] - [.$CG$136]" office:value-type="float" office:value="5.33123032020112">
            <text:p>5.3312303202</text:p>
          </table:table-cell>
        </table:table-row>
        <table:table-row table:style-name="ro2">
          <table:table-cell office:value-type="float" office:value="154697">
            <text:p>154697</text:p>
          </table:table-cell>
          <table:table-cell office:value-type="float" office:value="34">
            <text:p>34</text:p>
          </table:table-cell>
          <table:table-cell office:value-type="string">
            <text:p>1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42">
            <text:p>39442</text:p>
          </table:table-cell>
          <table:table-cell office:value-type="float" office:value="4619">
            <text:p>4619</text:p>
          </table:table-cell>
          <table:table-cell office:value-type="float" office:value="33291">
            <text:p>33291</text:p>
          </table:table-cell>
          <table:table-cell office:value-type="float" office:value="1025">
            <text:p>1025</text:p>
          </table:table-cell>
          <table:table-cell office:value-type="float" office:value="186">
            <text:p>186</text:p>
          </table:table-cell>
          <table:table-cell office:value-type="float" office:value="245">
            <text:p>245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9966">
            <text:p>29966</text:p>
          </table:table-cell>
          <table:table-cell office:value-type="float" office:value="2592">
            <text:p>2592</text:p>
          </table:table-cell>
          <table:table-cell office:value-type="float" office:value="26490">
            <text:p>26490</text:p>
          </table:table-cell>
          <table:table-cell office:value-type="float" office:value="583">
            <text:p>583</text:p>
          </table:table-cell>
          <table:table-cell office:value-type="float" office:value="115">
            <text:p>115</text:p>
          </table:table-cell>
          <table:table-cell office:value-type="float" office:value="149">
            <text:p>14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0">
            <text:p>-140</text:p>
          </table:table-cell>
          <table:table-cell office:value-type="float" office:value="-0.0035">
            <text:p>-0.0035</text:p>
          </table:table-cell>
          <table:table-cell office:value-type="float" office:value="0.1171">
            <text:p>0.1171</text:p>
          </table:table-cell>
          <table:table-cell office:value-type="float" office:value="0.844">
            <text:p>0.844</text:p>
          </table:table-cell>
          <table:table-cell office:value-type="float" office:value="0.026">
            <text:p>0.026</text:p>
          </table:table-cell>
          <table:table-cell office:value-type="float" office:value="0.0047">
            <text:p>0.0047</text:p>
          </table:table-cell>
          <table:table-cell office:value-type="float" office:value="0.0062">
            <text:p>0.0062</text:p>
          </table:table-cell>
          <table:table-cell office:value-type="float" office:value="0.0005">
            <text:p>0.0005</text:p>
          </table:table-cell>
          <table:table-cell table:number-columns-repeated="2" office:value-type="float" office:value="0.0007">
            <text:p>0.0007</text:p>
          </table:table-cell>
          <table:table-cell office:value-type="float" office:value="0.0865">
            <text:p>0.0865</text:p>
          </table:table-cell>
          <table:table-cell office:value-type="float" office:value="0.884">
            <text:p>0.884</text:p>
          </table:table-cell>
          <table:table-cell office:value-type="float" office:value="0.0195">
            <text:p>0.0195</text:p>
          </table:table-cell>
          <table:table-cell office:value-type="float" office:value="0.0038">
            <text:p>0.0038</text:p>
          </table:table-cell>
          <table:table-cell office:value-type="float" office:value="0.005">
            <text:p>0.005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19857325">
            <text:p>16519857325</text:p>
          </table:table-cell>
          <table:table-cell office:value-type="float" office:value="270817333.196721">
            <text:p>270817333.196721</text:p>
          </table:table-cell>
          <table:table-cell office:value-type="float" office:value="855">
            <text:p>855</text:p>
          </table:table-cell>
          <table:table-cell office:value-type="float" office:value="14.016393442623">
            <text:p>14.0163934426</text:p>
          </table:table-cell>
          <table:table-cell office:value-type="float" office:value="426">
            <text:p>426</text:p>
          </table:table-cell>
          <table:table-cell office:value-type="float" office:value="6.98360655737705">
            <text:p>6.9836065574</text:p>
          </table:table-cell>
          <table:table-cell office:value-type="float" office:value="226">
            <text:p>226</text:p>
          </table:table-cell>
          <table:table-cell office:value-type="float" office:value="3.70491803278689">
            <text:p>3.7049180328</text:p>
          </table:table-cell>
          <table:table-cell office:value-type="float" office:value="483">
            <text:p>483</text:p>
          </table:table-cell>
          <table:table-cell office:value-type="float" office:value="7.91803278688525">
            <text:p>7.9180327869</text:p>
          </table:table-cell>
          <table:table-cell office:value-type="float" office:value="7325">
            <text:p>7325</text:p>
          </table:table-cell>
          <table:table-cell office:value-type="float" office:value="120.081967213115">
            <text:p>120.0819672131</text:p>
          </table:table-cell>
          <table:table-cell office:value-type="float" office:value="6577">
            <text:p>6577</text:p>
          </table:table-cell>
          <table:table-cell office:value-type="float" office:value="107.819672131148">
            <text:p>107.8196721311</text:p>
          </table:table-cell>
          <table:table-cell office:value-type="float" office:value="2633556">
            <text:p>2633556</text:p>
          </table:table-cell>
          <table:table-cell office:value-type="float" office:value="43173.0491803279">
            <text:p>43173.0491803279</text:p>
          </table:table-cell>
          <table:table-cell office:value-type="float" office:value="628.024387607452">
            <text:p>628.0243876075</text:p>
          </table:table-cell>
          <table:table-cell office:value-type="float" office:value="10.2954817640566">
            <text:p>10.2954817641</text:p>
          </table:table-cell>
          <table:table-cell office:value-type="float" office:value="11165">
            <text:p>11165</text:p>
          </table:table-cell>
          <table:table-cell office:value-type="float" office:value="183.032786885246">
            <text:p>183.0327868852</text:p>
          </table:table-cell>
          <table:table-cell office:value-type="float" office:value="8827">
            <text:p>8827</text:p>
          </table:table-cell>
          <table:table-cell office:value-type="float" office:value="144.704918032787">
            <text:p>144.7049180328</text:p>
          </table:table-cell>
          <table:table-cell office:value-type="float" office:value="551.082873358155">
            <text:p>551.0828733582</text:p>
          </table:table-cell>
          <table:table-cell office:value-type="float" office:value="9.03414546488779">
            <text:p>9.0341454649</text:p>
          </table:table-cell>
          <table:table-cell office:value-type="float" office:value="8911">
            <text:p>8911</text:p>
          </table:table-cell>
          <table:table-cell office:value-type="float" office:value="146.081967213115">
            <text:p>146.0819672131</text:p>
          </table:table-cell>
          <table:table-cell office:value-type="float" office:value="7422">
            <text:p>7422</text:p>
          </table:table-cell>
          <table:table-cell office:value-type="float" office:value="121.672131147541">
            <text:p>121.6721311475</text:p>
          </table:table-cell>
          <table:table-cell office:value-type="float" office:value="589.55363048294">
            <text:p>589.5536304829</text:p>
          </table:table-cell>
          <table:table-cell office:value-type="float" office:value="9.66481361447443">
            <text:p>9.6648136145</text:p>
          </table:table-cell>
          <table:table-cell office:value-type="float" office:value="61">
            <text:p>61</text:p>
          </table:table-cell>
          <table:table-cell table:formula="of:= 100 * (([.BR46] / ([.BR46] + [.BT46])) - ([.BT46] / ([.BR46] + [.BT46])))" office:value-type="float" office:value="11.6946778711485">
            <text:p>11.6946778711</text:p>
          </table:table-cell>
          <table:table-cell table:formula="of:= 100 * (([.BX46] / ([.BX46] + [.BZ46])) - ([.BZ46] / ([.BX46] + [.BZ46])))" office:value-type="float" office:value="9.11651258188943">
            <text:p>9.1165125819</text:p>
          </table:table-cell>
          <table:table-cell table:formula="of:=([.CE46] + [.CF46]) / 2" office:value-type="float" office:value="10.4055952265189">
            <text:p>10.4055952265</text:p>
          </table:table-cell>
          <table:table-cell table:formula="of:=IF([.CG46] &gt; 0;1;0)" office:value-type="float" office:value="1">
            <text:p>1</text:p>
          </table:table-cell>
          <table:table-cell table:formula="of:=IF(AND([.CH46] = 1;[.BW46] &lt; 0);1;0)" office:value-type="float" office:value="0">
            <text:p>0</text:p>
          </table:table-cell>
          <table:table-cell table:formula="of:=IF([.CG46] &lt; 0;1;0)" office:value-type="float" office:value="0">
            <text:p>0</text:p>
          </table:table-cell>
          <table:table-cell table:formula="of:=IF(AND([.CJ46] = 1;[.BW46] &gt; 0);1;0)" office:value-type="float" office:value="0">
            <text:p>0</text:p>
          </table:table-cell>
          <table:table-cell table:formula="of:=IF(AND([.CH46] = 1;[.BQ46] &lt; 0);1;0)" office:value-type="float" office:value="0">
            <text:p>0</text:p>
          </table:table-cell>
          <table:table-cell table:formula="of:=IF(AND([.CJ46] = 1;[.BQ46] &gt; 0);1;0)" office:value-type="float" office:value="0">
            <text:p>0</text:p>
          </table:table-cell>
          <table:table-cell table:formula="of:=[.CG46] - [.$CG$136]" office:value-type="float" office:value="9.89974961181137">
            <text:p>9.8997496118</text:p>
          </table:table-cell>
        </table:table-row>
        <table:table-row table:style-name="ro2">
          <table:table-cell office:value-type="float" office:value="154715">
            <text:p>154715</text:p>
          </table:table-cell>
          <table:table-cell office:value-type="float" office:value="24">
            <text:p>24</text:p>
          </table:table-cell>
          <table:table-cell office:value-type="string">
            <text:p>1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21">
            <text:p>39621</text:p>
          </table:table-cell>
          <table:table-cell office:value-type="float" office:value="1371">
            <text:p>1371</text:p>
          </table:table-cell>
          <table:table-cell office:value-type="float" office:value="37665">
            <text:p>37665</text:p>
          </table:table-cell>
          <table:table-cell office:value-type="float" office:value="206">
            <text:p>206</text:p>
          </table:table-cell>
          <table:table-cell office:value-type="float" office:value="148">
            <text:p>148</text:p>
          </table:table-cell>
          <table:table-cell office:value-type="float" office:value="175">
            <text:p>17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9728">
            <text:p>29728</text:p>
          </table:table-cell>
          <table:table-cell office:value-type="float" office:value="730">
            <text:p>730</text:p>
          </table:table-cell>
          <table:table-cell office:value-type="float" office:value="28715">
            <text:p>28715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9">
            <text:p>39</text:p>
          </table:table-cell>
          <table:table-cell office:value-type="float" office:value="0.001">
            <text:p>0.001</text:p>
          </table:table-cell>
          <table:table-cell office:value-type="float" office:value="0.0346">
            <text:p>0.0346</text:p>
          </table:table-cell>
          <table:table-cell office:value-type="float" office:value="0.9506">
            <text:p>0.9506</text:p>
          </table:table-cell>
          <table:table-cell office:value-type="float" office:value="0.0052">
            <text:p>0.0052</text:p>
          </table:table-cell>
          <table:table-cell office:value-type="float" office:value="0.0037">
            <text:p>0.0037</text:p>
          </table:table-cell>
          <table:table-cell office:value-type="float" office:value="0.0044">
            <text:p>0.0044</text:p>
          </table:table-cell>
          <table:table-cell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246">
            <text:p>0.0246</text:p>
          </table:table-cell>
          <table:table-cell office:value-type="float" office:value="0.9659">
            <text:p>0.9659</text:p>
          </table:table-cell>
          <table:table-cell office:value-type="float" office:value="0.0028">
            <text:p>0.0028</text:p>
          </table:table-cell>
          <table:table-cell office:value-type="float" office:value="0.0031">
            <text:p>0.0031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.0002">
            <text:p>0.000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674561137">
            <text:p>24674561137</text:p>
          </table:table-cell>
          <table:table-cell office:value-type="float" office:value="271149023.483516">
            <text:p>271149023.483516</text:p>
          </table:table-cell>
          <table:table-cell office:value-type="float" office:value="1159">
            <text:p>1159</text:p>
          </table:table-cell>
          <table:table-cell office:value-type="float" office:value="12.7362637362637">
            <text:p>12.7362637363</text:p>
          </table:table-cell>
          <table:table-cell office:value-type="float" office:value="621">
            <text:p>621</text:p>
          </table:table-cell>
          <table:table-cell office:value-type="float" office:value="6.82417582417582">
            <text:p>6.8241758242</text:p>
          </table:table-cell>
          <table:table-cell office:value-type="float" office:value="373">
            <text:p>373</text:p>
          </table:table-cell>
          <table:table-cell office:value-type="float" office:value="4.0989010989011">
            <text:p>4.0989010989</text:p>
          </table:table-cell>
          <table:table-cell office:value-type="float" office:value="666">
            <text:p>666</text:p>
          </table:table-cell>
          <table:table-cell office:value-type="float" office:value="7.31868131868132">
            <text:p>7.3186813187</text:p>
          </table:table-cell>
          <table:table-cell office:value-type="float" office:value="11137">
            <text:p>11137</text:p>
          </table:table-cell>
          <table:table-cell office:value-type="float" office:value="122.384615384615">
            <text:p>122.3846153846</text:p>
          </table:table-cell>
          <table:table-cell office:value-type="float" office:value="8872">
            <text:p>8872</text:p>
          </table:table-cell>
          <table:table-cell office:value-type="float" office:value="97.4945054945055">
            <text:p>97.4945054945</text:p>
          </table:table-cell>
          <table:table-cell office:value-type="float" office:value="2863614">
            <text:p>2863614</text:p>
          </table:table-cell>
          <table:table-cell office:value-type="float" office:value="31468.2857142857">
            <text:p>31468.2857142857</text:p>
          </table:table-cell>
          <table:table-cell office:value-type="float" office:value="1517.08114053956">
            <text:p>1517.0811405396</text:p>
          </table:table-cell>
          <table:table-cell office:value-type="float" office:value="16.6712213246106">
            <text:p>16.6712213246</text:p>
          </table:table-cell>
          <table:table-cell office:value-type="float" office:value="18465">
            <text:p>18465</text:p>
          </table:table-cell>
          <table:table-cell office:value-type="float" office:value="202.912087912088">
            <text:p>202.9120879121</text:p>
          </table:table-cell>
          <table:table-cell office:value-type="float" office:value="11511">
            <text:p>11511</text:p>
          </table:table-cell>
          <table:table-cell office:value-type="float" office:value="126.494505494506">
            <text:p>126.4945054945</text:p>
          </table:table-cell>
          <table:table-cell office:value-type="float" office:value="1970.72679841433">
            <text:p>1970.7267984143</text:p>
          </table:table-cell>
          <table:table-cell office:value-type="float" office:value="21.6563384441135">
            <text:p>21.6563384441</text:p>
          </table:table-cell>
          <table:table-cell office:value-type="float" office:value="15068">
            <text:p>15068</text:p>
          </table:table-cell>
          <table:table-cell office:value-type="float" office:value="165.582417582418">
            <text:p>165.5824175824</text:p>
          </table:table-cell>
          <table:table-cell office:value-type="float" office:value="9295">
            <text:p>9295</text:p>
          </table:table-cell>
          <table:table-cell office:value-type="float" office:value="102.142857142857">
            <text:p>102.1428571429</text:p>
          </table:table-cell>
          <table:table-cell office:value-type="float" office:value="1743.90396947684">
            <text:p>1743.9039694768</text:p>
          </table:table-cell>
          <table:table-cell office:value-type="float" office:value="19.1637798843609">
            <text:p>19.1637798844</text:p>
          </table:table-cell>
          <table:table-cell office:value-type="float" office:value="91">
            <text:p>91</text:p>
          </table:table-cell>
          <table:table-cell table:formula="of:= 100 * (([.BR47] / ([.BR47] + [.BT47])) - ([.BT47] / ([.BR47] + [.BT47])))" office:value-type="float" office:value="23.1985588470777">
            <text:p>23.1985588471</text:p>
          </table:table-cell>
          <table:table-cell table:formula="of:= 100 * (([.BX47] / ([.BX47] + [.BZ47])) - ([.BZ47] / ([.BX47] + [.BZ47])))" office:value-type="float" office:value="23.6957681730493">
            <text:p>23.695768173</text:p>
          </table:table-cell>
          <table:table-cell table:formula="of:=([.CE47] + [.CF47]) / 2" office:value-type="float" office:value="23.4471635100635">
            <text:p>23.4471635101</text:p>
          </table:table-cell>
          <table:table-cell table:formula="of:=IF([.CG47] &gt; 0;1;0)" office:value-type="float" office:value="1">
            <text:p>1</text:p>
          </table:table-cell>
          <table:table-cell table:formula="of:=IF(AND([.CH47] = 1;[.BW47] &lt; 0);1;0)" office:value-type="float" office:value="0">
            <text:p>0</text:p>
          </table:table-cell>
          <table:table-cell table:formula="of:=IF([.CG47] &lt; 0;1;0)" office:value-type="float" office:value="0">
            <text:p>0</text:p>
          </table:table-cell>
          <table:table-cell table:formula="of:=IF(AND([.CJ47] = 1;[.BW47] &gt; 0);1;0)" office:value-type="float" office:value="0">
            <text:p>0</text:p>
          </table:table-cell>
          <table:table-cell table:formula="of:=IF(AND([.CH47] = 1;[.BQ47] &lt; 0);1;0)" office:value-type="float" office:value="0">
            <text:p>0</text:p>
          </table:table-cell>
          <table:table-cell table:formula="of:=IF(AND([.CJ47] = 1;[.BQ47] &gt; 0);1;0)" office:value-type="float" office:value="0">
            <text:p>0</text:p>
          </table:table-cell>
          <table:table-cell table:formula="of:=[.CG47] - [.$CG$136]" office:value-type="float" office:value="22.9413178953559">
            <text:p>22.9413178954</text:p>
          </table:table-cell>
        </table:table-row>
        <table:table-row table:style-name="ro2">
          <table:table-cell office:value-type="float" office:value="154756">
            <text:p>154756</text:p>
          </table:table-cell>
          <table:table-cell office:value-type="float" office:value="35">
            <text:p>35</text:p>
          </table:table-cell>
          <table:table-cell office:value-type="string">
            <text:p>1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21">
            <text:p>39721</text:p>
          </table:table-cell>
          <table:table-cell office:value-type="float" office:value="1347">
            <text:p>1347</text:p>
          </table:table-cell>
          <table:table-cell office:value-type="float" office:value="37615">
            <text:p>37615</text:p>
          </table:table-cell>
          <table:table-cell office:value-type="float" office:value="248">
            <text:p>248</text:p>
          </table:table-cell>
          <table:table-cell office:value-type="float" office:value="174">
            <text:p>174</text:p>
          </table:table-cell>
          <table:table-cell office:value-type="float" office:value="273">
            <text:p>273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9192">
            <text:p>29192</text:p>
          </table:table-cell>
          <table:table-cell office:value-type="float" office:value="691">
            <text:p>691</text:p>
          </table:table-cell>
          <table:table-cell office:value-type="float" office:value="28089">
            <text:p>28089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168">
            <text:p>16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39">
            <text:p>139</text:p>
          </table:table-cell>
          <table:table-cell office:value-type="float" office:value="0.0035">
            <text:p>0.0035</text:p>
          </table:table-cell>
          <table:table-cell office:value-type="float" office:value="0.0339">
            <text:p>0.0339</text:p>
          </table:table-cell>
          <table:table-cell office:value-type="float" office:value="0.947">
            <text:p>0.947</text:p>
          </table:table-cell>
          <table:table-cell office:value-type="float" office:value="0.0062">
            <text:p>0.0062</text:p>
          </table:table-cell>
          <table:table-cell office:value-type="float" office:value="0.0044">
            <text:p>0.0044</text:p>
          </table:table-cell>
          <table:table-cell office:value-type="float" office:value="0.0069">
            <text:p>0.0069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05">
            <text:p>0.0005</text:p>
          </table:table-cell>
          <table:table-cell office:value-type="float" office:value="0.0237">
            <text:p>0.0237</text:p>
          </table:table-cell>
          <table:table-cell office:value-type="float" office:value="0.9622">
            <text:p>0.9622</text:p>
          </table:table-cell>
          <table:table-cell office:value-type="float" office:value="0.0035">
            <text:p>0.0035</text:p>
          </table:table-cell>
          <table:table-cell office:value-type="float" office:value="0.0037">
            <text:p>0.0037</text:p>
          </table:table-cell>
          <table:table-cell office:value-type="float" office:value="0.0058">
            <text:p>0.0058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03">
            <text:p>0.0003</text:p>
          </table:table-cell>
          <table:table-cell table:number-columns-repeated="4" office:value-type="float" office:value="0">
            <text:p>0</text:p>
          </table:table-cell>
          <table:table-cell office:value-type="float" office:value="15177984615">
            <text:p>15177984615</text:p>
          </table:table-cell>
          <table:table-cell office:value-type="float" office:value="271035439.553571">
            <text:p>271035439.553571</text:p>
          </table:table-cell>
          <table:table-cell office:value-type="float" office:value="973">
            <text:p>973</text:p>
          </table:table-cell>
          <table:table-cell office:value-type="float" office:value="17.375">
            <text:p>17.375</text:p>
          </table:table-cell>
          <table:table-cell office:value-type="float" office:value="382">
            <text:p>382</text:p>
          </table:table-cell>
          <table:table-cell office:value-type="float" office:value="6.82142857142857">
            <text:p>6.8214285714</text:p>
          </table:table-cell>
          <table:table-cell office:value-type="float" office:value="208">
            <text:p>208</text:p>
          </table:table-cell>
          <table:table-cell office:value-type="float" office:value="3.71428571428571">
            <text:p>3.7142857143</text:p>
          </table:table-cell>
          <table:table-cell office:value-type="float" office:value="400">
            <text:p>400</text:p>
          </table:table-cell>
          <table:table-cell office:value-type="float" office:value="7.14285714285714">
            <text:p>7.1428571429</text:p>
          </table:table-cell>
          <table:table-cell office:value-type="float" office:value="4615">
            <text:p>4615</text:p>
          </table:table-cell>
          <table:table-cell office:value-type="float" office:value="82.4107142857143">
            <text:p>82.4107142857</text:p>
          </table:table-cell>
          <table:table-cell office:value-type="float" office:value="4064">
            <text:p>4064</text:p>
          </table:table-cell>
          <table:table-cell office:value-type="float" office:value="72.5714285714286">
            <text:p>72.5714285714</text:p>
          </table:table-cell>
          <table:table-cell office:value-type="float" office:value="1583902">
            <text:p>1583902</text:p>
          </table:table-cell>
          <table:table-cell office:value-type="float" office:value="28283.9642857143">
            <text:p>28283.9642857143</text:p>
          </table:table-cell>
          <table:table-cell office:value-type="float" office:value="917.074100811482">
            <text:p>917.0741008115</text:p>
          </table:table-cell>
          <table:table-cell office:value-type="float" office:value="16.3763232287765">
            <text:p>16.3763232288</text:p>
          </table:table-cell>
          <table:table-cell office:value-type="float" office:value="15003">
            <text:p>15003</text:p>
          </table:table-cell>
          <table:table-cell office:value-type="float" office:value="267.910714285714">
            <text:p>267.9107142857</text:p>
          </table:table-cell>
          <table:table-cell office:value-type="float" office:value="9380">
            <text:p>9380</text:p>
          </table:table-cell>
          <table:table-cell office:value-type="float" office:value="167.5">
            <text:p>167.5</text:p>
          </table:table-cell>
          <table:table-cell office:value-type="float" office:value="1094.28767438631">
            <text:p>1094.2876743863</text:p>
          </table:table-cell>
          <table:table-cell office:value-type="float" office:value="19.540851328327">
            <text:p>19.5408513283</text:p>
          </table:table-cell>
          <table:table-cell office:value-type="float" office:value="12618">
            <text:p>12618</text:p>
          </table:table-cell>
          <table:table-cell office:value-type="float" office:value="225.321428571429">
            <text:p>225.3214285714</text:p>
          </table:table-cell>
          <table:table-cell office:value-type="float" office:value="7654">
            <text:p>7654</text:p>
          </table:table-cell>
          <table:table-cell office:value-type="float" office:value="136.678571428571">
            <text:p>136.6785714286</text:p>
          </table:table-cell>
          <table:table-cell office:value-type="float" office:value="1005.68088759891">
            <text:p>1005.6808875989</text:p>
          </table:table-cell>
          <table:table-cell office:value-type="float" office:value="17.958587278552">
            <text:p>17.9585872786</text:p>
          </table:table-cell>
          <table:table-cell office:value-type="float" office:value="56">
            <text:p>56</text:p>
          </table:table-cell>
          <table:table-cell table:formula="of:= 100 * (([.BR48] / ([.BR48] + [.BT48])) - ([.BT48] / ([.BR48] + [.BT48])))" office:value-type="float" office:value="23.0611491613009">
            <text:p>23.0611491613</text:p>
          </table:table-cell>
          <table:table-cell table:formula="of:= 100 * (([.BX48] / ([.BX48] + [.BZ48])) - ([.BZ48] / ([.BX48] + [.BZ48])))" office:value-type="float" office:value="24.4869771112865">
            <text:p>24.4869771113</text:p>
          </table:table-cell>
          <table:table-cell table:formula="of:=([.CE48] + [.CF48]) / 2" office:value-type="float" office:value="23.7740631362937">
            <text:p>23.7740631363</text:p>
          </table:table-cell>
          <table:table-cell table:formula="of:=IF([.CG48] &gt; 0;1;0)" office:value-type="float" office:value="1">
            <text:p>1</text:p>
          </table:table-cell>
          <table:table-cell table:formula="of:=IF(AND([.CH48] = 1;[.BW48] &lt; 0);1;0)" office:value-type="float" office:value="0">
            <text:p>0</text:p>
          </table:table-cell>
          <table:table-cell table:formula="of:=IF([.CG48] &lt; 0;1;0)" office:value-type="float" office:value="0">
            <text:p>0</text:p>
          </table:table-cell>
          <table:table-cell table:formula="of:=IF(AND([.CJ48] = 1;[.BW48] &gt; 0);1;0)" office:value-type="float" office:value="0">
            <text:p>0</text:p>
          </table:table-cell>
          <table:table-cell table:formula="of:=IF(AND([.CH48] = 1;[.BQ48] &lt; 0);1;0)" office:value-type="float" office:value="0">
            <text:p>0</text:p>
          </table:table-cell>
          <table:table-cell table:formula="of:=IF(AND([.CJ48] = 1;[.BQ48] &gt; 0);1;0)" office:value-type="float" office:value="0">
            <text:p>0</text:p>
          </table:table-cell>
          <table:table-cell table:formula="of:=[.CG48] - [.$CG$136]" office:value-type="float" office:value="23.2682175215861">
            <text:p>23.2682175216</text:p>
          </table:table-cell>
        </table:table-row>
        <table:table-row table:style-name="ro2">
          <table:table-cell office:value-type="float" office:value="154786">
            <text:p>154786</text:p>
          </table:table-cell>
          <table:table-cell office:value-type="float" office:value="25">
            <text:p>25</text:p>
          </table:table-cell>
          <table:table-cell office:value-type="string">
            <text:p>1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82">
            <text:p>39582</text:p>
          </table:table-cell>
          <table:table-cell office:value-type="float" office:value="1159">
            <text:p>1159</text:p>
          </table:table-cell>
          <table:table-cell office:value-type="float" office:value="37298">
            <text:p>37298</text:p>
          </table:table-cell>
          <table:table-cell office:value-type="float" office:value="333">
            <text:p>333</text:p>
          </table:table-cell>
          <table:table-cell office:value-type="float" office:value="142">
            <text:p>142</text:p>
          </table:table-cell>
          <table:table-cell office:value-type="float" office:value="557">
            <text:p>557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0608">
            <text:p>30608</text:p>
          </table:table-cell>
          <table:table-cell office:value-type="float" office:value="684">
            <text:p>684</text:p>
          </table:table-cell>
          <table:table-cell office:value-type="float" office:value="29171">
            <text:p>29171</text:p>
          </table:table-cell>
          <table:table-cell office:value-type="float" office:value="197">
            <text:p>197</text:p>
          </table:table-cell>
          <table:table-cell office:value-type="float" office:value="100">
            <text:p>100</text:p>
          </table:table-cell>
          <table:table-cell office:value-type="float" office:value="404">
            <text:p>40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table:number-columns-repeated="2" office:value-type="float" office:value="0">
            <text:p>0</text:p>
          </table:table-cell>
          <table:table-cell office:value-type="float" office:value="0.0293">
            <text:p>0.0293</text:p>
          </table:table-cell>
          <table:table-cell office:value-type="float" office:value="0.9423">
            <text:p>0.9423</text:p>
          </table:table-cell>
          <table:table-cell office:value-type="float" office:value="0.0084">
            <text:p>0.0084</text:p>
          </table:table-cell>
          <table:table-cell office:value-type="float" office:value="0.0036">
            <text:p>0.0036</text:p>
          </table:table-cell>
          <table:table-cell office:value-type="float" office:value="0.0141">
            <text:p>0.0141</text:p>
          </table:table-cell>
          <table:table-cell office:value-type="float" office:value="0.0003">
            <text:p>0.000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223">
            <text:p>0.0223</text:p>
          </table:table-cell>
          <table:table-cell office:value-type="float" office:value="0.9531">
            <text:p>0.9531</text:p>
          </table:table-cell>
          <table:table-cell office:value-type="float" office:value="0.0064">
            <text:p>0.0064</text:p>
          </table:table-cell>
          <table:table-cell office:value-type="float" office:value="0.0033">
            <text:p>0.0033</text:p>
          </table:table-cell>
          <table:table-cell office:value-type="float" office:value="0.0132">
            <text:p>0.0132</text:p>
          </table:table-cell>
          <table:table-cell office:value-type="float" office:value="0.0002">
            <text:p>0.0002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842360518">
            <text:p>13842360518</text:p>
          </table:table-cell>
          <table:table-cell office:value-type="float" office:value="271418833.686275">
            <text:p>271418833.686275</text:p>
          </table:table-cell>
          <table:table-cell office:value-type="float" office:value="759">
            <text:p>759</text:p>
          </table:table-cell>
          <table:table-cell office:value-type="float" office:value="14.8823529411765">
            <text:p>14.8823529412</text:p>
          </table:table-cell>
          <table:table-cell office:value-type="float" office:value="314">
            <text:p>314</text:p>
          </table:table-cell>
          <table:table-cell office:value-type="float" office:value="6.15686274509804">
            <text:p>6.1568627451</text:p>
          </table:table-cell>
          <table:table-cell office:value-type="float" office:value="170">
            <text:p>170</text:p>
          </table:table-cell>
          <table:table-cell office:value-type="float" office:value="3.33333333333333">
            <text:p>3.3333333333</text:p>
          </table:table-cell>
          <table:table-cell office:value-type="float" office:value="377">
            <text:p>377</text:p>
          </table:table-cell>
          <table:table-cell office:value-type="float" office:value="7.3921568627451">
            <text:p>7.3921568627</text:p>
          </table:table-cell>
          <table:table-cell office:value-type="float" office:value="10518">
            <text:p>10518</text:p>
          </table:table-cell>
          <table:table-cell office:value-type="float" office:value="206.235294117647">
            <text:p>206.2352941176</text:p>
          </table:table-cell>
          <table:table-cell office:value-type="float" office:value="7730">
            <text:p>7730</text:p>
          </table:table-cell>
          <table:table-cell office:value-type="float" office:value="151.56862745098">
            <text:p>151.568627451</text:p>
          </table:table-cell>
          <table:table-cell office:value-type="float" office:value="2045536">
            <text:p>2045536</text:p>
          </table:table-cell>
          <table:table-cell office:value-type="float" office:value="40108.5490196078">
            <text:p>40108.5490196078</text:p>
          </table:table-cell>
          <table:table-cell office:value-type="float" office:value="917.000670894292">
            <text:p>917.0006708943</text:p>
          </table:table-cell>
          <table:table-cell office:value-type="float" office:value="17.9804053116528">
            <text:p>17.9804053117</text:p>
          </table:table-cell>
          <table:table-cell office:value-type="float" office:value="19540">
            <text:p>19540</text:p>
          </table:table-cell>
          <table:table-cell office:value-type="float" office:value="383.137254901961">
            <text:p>383.137254902</text:p>
          </table:table-cell>
          <table:table-cell office:value-type="float" office:value="12283">
            <text:p>12283</text:p>
          </table:table-cell>
          <table:table-cell office:value-type="float" office:value="240.843137254902">
            <text:p>240.8431372549</text:p>
          </table:table-cell>
          <table:table-cell office:value-type="float" office:value="1039.55089493282">
            <text:p>1039.5508949328</text:p>
          </table:table-cell>
          <table:table-cell office:value-type="float" office:value="20.3833508810357">
            <text:p>20.383350881</text:p>
          </table:table-cell>
          <table:table-cell office:value-type="float" office:value="16075">
            <text:p>16075</text:p>
          </table:table-cell>
          <table:table-cell office:value-type="float" office:value="315.196078431373">
            <text:p>315.1960784314</text:p>
          </table:table-cell>
          <table:table-cell office:value-type="float" office:value="10275">
            <text:p>10275</text:p>
          </table:table-cell>
          <table:table-cell office:value-type="float" office:value="201.470588235294">
            <text:p>201.4705882353</text:p>
          </table:table-cell>
          <table:table-cell office:value-type="float" office:value="978.275782913444">
            <text:p>978.2757829134</text:p>
          </table:table-cell>
          <table:table-cell office:value-type="float" office:value="19.181878096342">
            <text:p>19.1818780963</text:p>
          </table:table-cell>
          <table:table-cell office:value-type="float" office:value="51">
            <text:p>51</text:p>
          </table:table-cell>
          <table:table-cell table:formula="of:= 100 * (([.BR49] / ([.BR49] + [.BT49])) - ([.BT49] / ([.BR49] + [.BT49])))" office:value-type="float" office:value="22.8042610690381">
            <text:p>22.804261069</text:p>
          </table:table-cell>
          <table:table-cell table:formula="of:= 100 * (([.BX49] / ([.BX49] + [.BZ49])) - ([.BZ49] / ([.BX49] + [.BZ49])))" office:value-type="float" office:value="22.011385199241">
            <text:p>22.0113851992</text:p>
          </table:table-cell>
          <table:table-cell table:formula="of:=([.CE49] + [.CF49]) / 2" office:value-type="float" office:value="22.4078231341396">
            <text:p>22.4078231341</text:p>
          </table:table-cell>
          <table:table-cell table:formula="of:=IF([.CG49] &gt; 0;1;0)" office:value-type="float" office:value="1">
            <text:p>1</text:p>
          </table:table-cell>
          <table:table-cell table:formula="of:=IF(AND([.CH49] = 1;[.BW49] &lt; 0);1;0)" office:value-type="float" office:value="0">
            <text:p>0</text:p>
          </table:table-cell>
          <table:table-cell table:formula="of:=IF([.CG49] &lt; 0;1;0)" office:value-type="float" office:value="0">
            <text:p>0</text:p>
          </table:table-cell>
          <table:table-cell table:formula="of:=IF(AND([.CJ49] = 1;[.BW49] &gt; 0);1;0)" office:value-type="float" office:value="0">
            <text:p>0</text:p>
          </table:table-cell>
          <table:table-cell table:formula="of:=IF(AND([.CH49] = 1;[.BQ49] &lt; 0);1;0)" office:value-type="float" office:value="0">
            <text:p>0</text:p>
          </table:table-cell>
          <table:table-cell table:formula="of:=IF(AND([.CJ49] = 1;[.BQ49] &gt; 0);1;0)" office:value-type="float" office:value="0">
            <text:p>0</text:p>
          </table:table-cell>
          <table:table-cell table:formula="of:=[.CG49] - [.$CG$136]" office:value-type="float" office:value="21.901977519432">
            <text:p>21.9019775194</text:p>
          </table:table-cell>
        </table:table-row>
        <table:table-row table:style-name="ro2">
          <table:table-cell office:value-type="float" office:value="154818">
            <text:p>154818</text:p>
          </table:table-cell>
          <table:table-cell office:value-type="float" office:value="46">
            <text:p>46</text:p>
          </table:table-cell>
          <table:table-cell office:value-type="string">
            <text:p>2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79">
            <text:p>39479</text:p>
          </table:table-cell>
          <table:table-cell office:value-type="float" office:value="2575">
            <text:p>2575</text:p>
          </table:table-cell>
          <table:table-cell office:value-type="float" office:value="36225">
            <text:p>36225</text:p>
          </table:table-cell>
          <table:table-cell office:value-type="float" office:value="263">
            <text:p>263</text:p>
          </table:table-cell>
          <table:table-cell office:value-type="float" office:value="136">
            <text:p>136</text:p>
          </table:table-cell>
          <table:table-cell office:value-type="float" office:value="238">
            <text:p>23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9883">
            <text:p>29883</text:p>
          </table:table-cell>
          <table:table-cell office:value-type="float" office:value="1411">
            <text:p>1411</text:p>
          </table:table-cell>
          <table:table-cell office:value-type="float" office:value="28109">
            <text:p>28109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office:value-type="float" office:value="137">
            <text:p>13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03">
            <text:p>-103</text:p>
          </table:table-cell>
          <table:table-cell office:value-type="float" office:value="-0.0026">
            <text:p>-0.0026</text:p>
          </table:table-cell>
          <table:table-cell office:value-type="float" office:value="0.0652">
            <text:p>0.0652</text:p>
          </table:table-cell>
          <table:table-cell office:value-type="float" office:value="0.9176">
            <text:p>0.9176</text:p>
          </table:table-cell>
          <table:table-cell office:value-type="float" office:value="0.0067">
            <text:p>0.0067</text:p>
          </table:table-cell>
          <table:table-cell office:value-type="float" office:value="0.0034">
            <text:p>0.0034</text:p>
          </table:table-cell>
          <table:table-cell office:value-type="float" office:value="0.006">
            <text:p>0.006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office:value-type="float" office:value="0.0472">
            <text:p>0.0472</text:p>
          </table:table-cell>
          <table:table-cell office:value-type="float" office:value="0.9406">
            <text:p>0.9406</text:p>
          </table:table-cell>
          <table:table-cell office:value-type="float" office:value="0.0037">
            <text:p>0.0037</text:p>
          </table:table-cell>
          <table:table-cell office:value-type="float" office:value="0.0031">
            <text:p>0.0031</text:p>
          </table:table-cell>
          <table:table-cell office:value-type="float" office:value="0.0046">
            <text:p>0.0046</text:p>
          </table:table-cell>
          <table:table-cell table:number-columns-repeated="2" office:value-type="float" office:value="0.0003">
            <text:p>0.0003</text:p>
          </table:table-cell>
          <table:table-cell office:value-type="float" office:value="0.0002">
            <text:p>0.000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808538589">
            <text:p>26808538589</text:p>
          </table:table-cell>
          <table:table-cell office:value-type="float" office:value="270793319.080808">
            <text:p>270793319.080808</text:p>
          </table:table-cell>
          <table:table-cell office:value-type="float" office:value="2367">
            <text:p>2367</text:p>
          </table:table-cell>
          <table:table-cell office:value-type="float" office:value="23.9090909090909">
            <text:p>23.9090909091</text:p>
          </table:table-cell>
          <table:table-cell office:value-type="float" office:value="108">
            <text:p>108</text:p>
          </table:table-cell>
          <table:table-cell office:value-type="float" office:value="1.09090909090909">
            <text:p>1.0909090909</text:p>
          </table:table-cell>
          <table:table-cell office:value-type="float" office:value="356">
            <text:p>356</text:p>
          </table:table-cell>
          <table:table-cell office:value-type="float" office:value="3.5959595959596">
            <text:p>3.595959596</text:p>
          </table:table-cell>
          <table:table-cell office:value-type="float" office:value="407">
            <text:p>407</text:p>
          </table:table-cell>
          <table:table-cell office:value-type="float" office:value="4.11111111111111">
            <text:p>4.1111111111</text:p>
          </table:table-cell>
          <table:table-cell office:value-type="float" office:value="8589">
            <text:p>8589</text:p>
          </table:table-cell>
          <table:table-cell office:value-type="float" office:value="86.7575757575758">
            <text:p>86.7575757576</text:p>
          </table:table-cell>
          <table:table-cell office:value-type="float" office:value="6322">
            <text:p>6322</text:p>
          </table:table-cell>
          <table:table-cell office:value-type="float" office:value="63.8585858585859">
            <text:p>63.8585858586</text:p>
          </table:table-cell>
          <table:table-cell office:value-type="float" office:value="3561636">
            <text:p>3561636</text:p>
          </table:table-cell>
          <table:table-cell office:value-type="float" office:value="35976.1212121212">
            <text:p>35976.1212121212</text:p>
          </table:table-cell>
          <table:table-cell office:value-type="float" office:value="882.242080806869">
            <text:p>882.2420808069</text:p>
          </table:table-cell>
          <table:table-cell office:value-type="float" office:value="8.91153616976636">
            <text:p>8.9115361698</text:p>
          </table:table-cell>
          <table:table-cell office:value-type="float" office:value="15346">
            <text:p>15346</text:p>
          </table:table-cell>
          <table:table-cell office:value-type="float" office:value="155.010101010101">
            <text:p>155.0101010101</text:p>
          </table:table-cell>
          <table:table-cell office:value-type="float" office:value="13077">
            <text:p>13077</text:p>
          </table:table-cell>
          <table:table-cell office:value-type="float" office:value="132.090909090909">
            <text:p>132.0909090909</text:p>
          </table:table-cell>
          <table:table-cell office:value-type="float" office:value="1338.98778720403">
            <text:p>1338.987787204</text:p>
          </table:table-cell>
          <table:table-cell office:value-type="float" office:value="13.5251291636771">
            <text:p>13.5251291637</text:p>
          </table:table-cell>
          <table:table-cell office:value-type="float" office:value="13039">
            <text:p>13039</text:p>
          </table:table-cell>
          <table:table-cell office:value-type="float" office:value="131.707070707071">
            <text:p>131.7070707071</text:p>
          </table:table-cell>
          <table:table-cell office:value-type="float" office:value="10380">
            <text:p>10380</text:p>
          </table:table-cell>
          <table:table-cell office:value-type="float" office:value="104.848484848485">
            <text:p>104.8484848485</text:p>
          </table:table-cell>
          <table:table-cell office:value-type="float" office:value="1110.61493400541">
            <text:p>1110.6149340054</text:p>
          </table:table-cell>
          <table:table-cell office:value-type="float" office:value="11.2183326667214">
            <text:p>11.2183326667</text:p>
          </table:table-cell>
          <table:table-cell office:value-type="float" office:value="99">
            <text:p>99</text:p>
          </table:table-cell>
          <table:table-cell table:formula="of:= 100 * (([.BR50] / ([.BR50] + [.BT50])) - ([.BT50] / ([.BR50] + [.BT50])))" office:value-type="float" office:value="7.98297153713541">
            <text:p>7.9829715371</text:p>
          </table:table-cell>
          <table:table-cell table:formula="of:= 100 * (([.BX50] / ([.BX50] + [.BZ50])) - ([.BZ50] / ([.BX50] + [.BZ50])))" office:value-type="float" office:value="11.3540287800504">
            <text:p>11.3540287801</text:p>
          </table:table-cell>
          <table:table-cell table:formula="of:=([.CE50] + [.CF50]) / 2" office:value-type="float" office:value="9.6685001585929">
            <text:p>9.6685001586</text:p>
          </table:table-cell>
          <table:table-cell table:formula="of:=IF([.CG50] &gt; 0;1;0)" office:value-type="float" office:value="1">
            <text:p>1</text:p>
          </table:table-cell>
          <table:table-cell table:formula="of:=IF(AND([.CH50] = 1;[.BW50] &lt; 0);1;0)" office:value-type="float" office:value="0">
            <text:p>0</text:p>
          </table:table-cell>
          <table:table-cell table:formula="of:=IF([.CG50] &lt; 0;1;0)" office:value-type="float" office:value="0">
            <text:p>0</text:p>
          </table:table-cell>
          <table:table-cell table:formula="of:=IF(AND([.CJ50] = 1;[.BW50] &gt; 0);1;0)" office:value-type="float" office:value="0">
            <text:p>0</text:p>
          </table:table-cell>
          <table:table-cell table:formula="of:=IF(AND([.CH50] = 1;[.BQ50] &lt; 0);1;0)" office:value-type="float" office:value="0">
            <text:p>0</text:p>
          </table:table-cell>
          <table:table-cell table:formula="of:=IF(AND([.CJ50] = 1;[.BQ50] &gt; 0);1;0)" office:value-type="float" office:value="0">
            <text:p>0</text:p>
          </table:table-cell>
          <table:table-cell table:formula="of:=[.CG50] - [.$CG$136]" office:value-type="float" office:value="9.16265454388532">
            <text:p>9.1626545439</text:p>
          </table:table-cell>
        </table:table-row>
        <table:table-row table:style-name="ro2">
          <table:table-cell office:value-type="float" office:value="154853">
            <text:p>154853</text:p>
          </table:table-cell>
          <table:table-cell office:value-type="float" office:value="53">
            <text:p>53</text:p>
          </table:table-cell>
          <table:table-cell office:value-type="string">
            <text:p>2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5">
            <text:p>39545</text:p>
          </table:table-cell>
          <table:table-cell office:value-type="float" office:value="3198">
            <text:p>3198</text:p>
          </table:table-cell>
          <table:table-cell office:value-type="float" office:value="35394">
            <text:p>35394</text:p>
          </table:table-cell>
          <table:table-cell office:value-type="float" office:value="322">
            <text:p>322</text:p>
          </table:table-cell>
          <table:table-cell office:value-type="float" office:value="170">
            <text:p>170</text:p>
          </table:table-cell>
          <table:table-cell office:value-type="float" office:value="377">
            <text:p>377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float" office:value="30648">
            <text:p>30648</text:p>
          </table:table-cell>
          <table:table-cell office:value-type="float" office:value="1807">
            <text:p>1807</text:p>
          </table:table-cell>
          <table:table-cell office:value-type="float" office:value="28274">
            <text:p>28274</text:p>
          </table:table-cell>
          <table:table-cell office:value-type="float" office:value="148">
            <text:p>148</text:p>
          </table:table-cell>
          <table:table-cell office:value-type="float" office:value="117">
            <text:p>117</text:p>
          </table:table-cell>
          <table:table-cell office:value-type="float" office:value="263">
            <text:p>26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37">
            <text:p>-37</text:p>
          </table:table-cell>
          <table:table-cell office:value-type="float" office:value="-0.0009">
            <text:p>-0.0009</text:p>
          </table:table-cell>
          <table:table-cell office:value-type="float" office:value="0.0809">
            <text:p>0.0809</text:p>
          </table:table-cell>
          <table:table-cell office:value-type="float" office:value="0.895">
            <text:p>0.895</text:p>
          </table:table-cell>
          <table:table-cell office:value-type="float" office:value="0.0081">
            <text:p>0.0081</text:p>
          </table:table-cell>
          <table:table-cell office:value-type="float" office:value="0.0043">
            <text:p>0.0043</text:p>
          </table:table-cell>
          <table:table-cell office:value-type="float" office:value="0.0095">
            <text:p>0.0095</text:p>
          </table:table-cell>
          <table:table-cell office:value-type="float" office:value="0.0004">
            <text:p>0.0004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office:value-type="float" office:value="0.059">
            <text:p>0.059</text:p>
          </table:table-cell>
          <table:table-cell office:value-type="float" office:value="0.9225">
            <text:p>0.9225</text:p>
          </table:table-cell>
          <table:table-cell office:value-type="float" office:value="0.0048">
            <text:p>0.0048</text:p>
          </table:table-cell>
          <table:table-cell office:value-type="float" office:value="0.0038">
            <text:p>0.0038</text:p>
          </table:table-cell>
          <table:table-cell office:value-type="float" office:value="0.0086">
            <text:p>0.0086</text:p>
          </table:table-cell>
          <table:table-cell table:number-columns-repeated="2" office:value-type="float" office:value="0.0004">
            <text:p>0.0004</text:p>
          </table:table-cell>
          <table:table-cell office:value-type="float" office:value="0.0005">
            <text:p>0.000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70677203">
            <text:p>18670677203</text:p>
          </table:table-cell>
          <table:table-cell office:value-type="float" office:value="270589524.681159">
            <text:p>270589524.681159</text:p>
          </table:table-cell>
          <table:table-cell office:value-type="float" office:value="1826">
            <text:p>1826</text:p>
          </table:table-cell>
          <table:table-cell office:value-type="float" office:value="26.463768115942">
            <text:p>26.4637681159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.43478260869565">
            <text:p>2.4347826087</text:p>
          </table:table-cell>
          <table:table-cell office:value-type="float" office:value="231">
            <text:p>231</text:p>
          </table:table-cell>
          <table:table-cell office:value-type="float" office:value="3.34782608695652">
            <text:p>3.347826087</text:p>
          </table:table-cell>
          <table:table-cell office:value-type="float" office:value="7203">
            <text:p>7203</text:p>
          </table:table-cell>
          <table:table-cell office:value-type="float" office:value="104.391304347826">
            <text:p>104.3913043478</text:p>
          </table:table-cell>
          <table:table-cell office:value-type="float" office:value="4619">
            <text:p>4619</text:p>
          </table:table-cell>
          <table:table-cell office:value-type="float" office:value="66.9420289855073">
            <text:p>66.9420289855</text:p>
          </table:table-cell>
          <table:table-cell office:value-type="float" office:value="1991138">
            <text:p>1991138</text:p>
          </table:table-cell>
          <table:table-cell office:value-type="float" office:value="28857.0724637681">
            <text:p>28857.0724637681</text:p>
          </table:table-cell>
          <table:table-cell office:value-type="float" office:value="-44.57503999928">
            <text:p>-44.5750399993</text:p>
          </table:table-cell>
          <table:table-cell office:value-type="float" office:value="-0.646015072453333">
            <text:p>-0.6460150725</text:p>
          </table:table-cell>
          <table:table-cell office:value-type="float" office:value="10053">
            <text:p>10053</text:p>
          </table:table-cell>
          <table:table-cell office:value-type="float" office:value="145.695652173913">
            <text:p>145.6956521739</text:p>
          </table:table-cell>
          <table:table-cell office:value-type="float" office:value="10995">
            <text:p>10995</text:p>
          </table:table-cell>
          <table:table-cell office:value-type="float" office:value="159.347826086957">
            <text:p>159.347826087</text:p>
          </table:table-cell>
          <table:table-cell office:value-type="float" office:value="-23.267627318248">
            <text:p>-23.2676273182</text:p>
          </table:table-cell>
          <table:table-cell office:value-type="float" office:value="-0.337211990119536">
            <text:p>-0.3372119901</text:p>
          </table:table-cell>
          <table:table-cell office:value-type="float" office:value="8245">
            <text:p>8245</text:p>
          </table:table-cell>
          <table:table-cell office:value-type="float" office:value="119.492753623188">
            <text:p>119.4927536232</text:p>
          </table:table-cell>
          <table:table-cell office:value-type="float" office:value="9314">
            <text:p>9314</text:p>
          </table:table-cell>
          <table:table-cell office:value-type="float" office:value="134.985507246377">
            <text:p>134.9855072464</text:p>
          </table:table-cell>
          <table:table-cell office:value-type="float" office:value="-33.9213336586382">
            <text:p>-33.9213336586</text:p>
          </table:table-cell>
          <table:table-cell office:value-type="float" office:value="-0.491613531284611">
            <text:p>-0.4916135313</text:p>
          </table:table-cell>
          <table:table-cell office:value-type="float" office:value="69">
            <text:p>69</text:p>
          </table:table-cell>
          <table:table-cell table:formula="of:= 100 * (([.BR51] / ([.BR51] + [.BT51])) - ([.BT51] / ([.BR51] + [.BT51])))" office:value-type="float" office:value="-4.47548460661345">
            <text:p>-4.4754846066</text:p>
          </table:table-cell>
          <table:table-cell table:formula="of:= 100 * (([.BX51] / ([.BX51] + [.BZ51])) - ([.BZ51] / ([.BX51] + [.BZ51])))" office:value-type="float" office:value="-6.08804601628794">
            <text:p>-6.0880460163</text:p>
          </table:table-cell>
          <table:table-cell table:formula="of:=([.CE51] + [.CF51]) / 2" office:value-type="float" office:value="-5.28176531145069">
            <text:p>-5.2817653115</text:p>
          </table:table-cell>
          <table:table-cell table:formula="of:=IF([.CG51] &gt; 0;1;0)" office:value-type="float" office:value="0">
            <text:p>0</text:p>
          </table:table-cell>
          <table:table-cell table:formula="of:=IF(AND([.CH51] = 1;[.BW51] &lt; 0);1;0)" office:value-type="float" office:value="0">
            <text:p>0</text:p>
          </table:table-cell>
          <table:table-cell table:formula="of:=IF([.CG51] &lt; 0;1;0)" office:value-type="float" office:value="1">
            <text:p>1</text:p>
          </table:table-cell>
          <table:table-cell table:formula="of:=IF(AND([.CJ51] = 1;[.BW51] &gt; 0);1;0)" office:value-type="float" office:value="0">
            <text:p>0</text:p>
          </table:table-cell>
          <table:table-cell table:formula="of:=IF(AND([.CH51] = 1;[.BQ51] &lt; 0);1;0)" office:value-type="float" office:value="0">
            <text:p>0</text:p>
          </table:table-cell>
          <table:table-cell table:formula="of:=IF(AND([.CJ51] = 1;[.BQ51] &gt; 0);1;0)" office:value-type="float" office:value="0">
            <text:p>0</text:p>
          </table:table-cell>
          <table:table-cell table:formula="of:=[.CG51] - [.$CG$136]" office:value-type="float" office:value="-5.78761092615827">
            <text:p>-5.7876109262</text:p>
          </table:table-cell>
        </table:table-row>
        <table:table-row table:style-name="ro2">
          <table:table-cell office:value-type="float" office:value="154871">
            <text:p>154871</text:p>
          </table:table-cell>
          <table:table-cell office:value-type="float" office:value="54">
            <text:p>54</text:p>
          </table:table-cell>
          <table:table-cell office:value-type="string">
            <text:p>2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43">
            <text:p>39743</text:p>
          </table:table-cell>
          <table:table-cell office:value-type="float" office:value="4144">
            <text:p>4144</text:p>
          </table:table-cell>
          <table:table-cell office:value-type="float" office:value="33560">
            <text:p>33560</text:p>
          </table:table-cell>
          <table:table-cell office:value-type="float" office:value="974">
            <text:p>974</text:p>
          </table:table-cell>
          <table:table-cell office:value-type="float" office:value="150">
            <text:p>150</text:p>
          </table:table-cell>
          <table:table-cell office:value-type="float" office:value="740">
            <text:p>740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office:value-type="float" office:value="29696">
            <text:p>29696</text:p>
          </table:table-cell>
          <table:table-cell office:value-type="float" office:value="2310">
            <text:p>2310</text:p>
          </table:table-cell>
          <table:table-cell office:value-type="float" office:value="26251">
            <text:p>26251</text:p>
          </table:table-cell>
          <table:table-cell office:value-type="float" office:value="458">
            <text:p>458</text:p>
          </table:table-cell>
          <table:table-cell office:value-type="float" office:value="95">
            <text:p>95</text:p>
          </table:table-cell>
          <table:table-cell office:value-type="float" office:value="501">
            <text:p>501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61">
            <text:p>161</text:p>
          </table:table-cell>
          <table:table-cell office:value-type="float" office:value="0.0041">
            <text:p>0.0041</text:p>
          </table:table-cell>
          <table:table-cell office:value-type="float" office:value="0.1043">
            <text:p>0.1043</text:p>
          </table:table-cell>
          <table:table-cell office:value-type="float" office:value="0.8444">
            <text:p>0.8444</text:p>
          </table:table-cell>
          <table:table-cell office:value-type="float" office:value="0.0245">
            <text:p>0.0245</text:p>
          </table:table-cell>
          <table:table-cell office:value-type="float" office:value="0.0038">
            <text:p>0.0038</text:p>
          </table:table-cell>
          <table:table-cell office:value-type="float" office:value="0.0186">
            <text:p>0.0186</text:p>
          </table:table-cell>
          <table:table-cell office:value-type="float" office:value="0.0011">
            <text:p>0.0011</text:p>
          </table:table-cell>
          <table:table-cell office:value-type="float" office:value="0.001">
            <text:p>0.001</text:p>
          </table:table-cell>
          <table:table-cell office:value-type="float" office:value="0.0023">
            <text:p>0.0023</text:p>
          </table:table-cell>
          <table:table-cell office:value-type="float" office:value="0.0778">
            <text:p>0.0778</text:p>
          </table:table-cell>
          <table:table-cell office:value-type="float" office:value="0.884">
            <text:p>0.884</text:p>
          </table:table-cell>
          <table:table-cell office:value-type="float" office:value="0.0154">
            <text:p>0.0154</text:p>
          </table:table-cell>
          <table:table-cell office:value-type="float" office:value="0.0032">
            <text:p>0.0032</text:p>
          </table:table-cell>
          <table:table-cell office:value-type="float" office:value="0.0169">
            <text:p>0.0169</text:p>
          </table:table-cell>
          <table:table-cell office:value-type="float" office:value="0.0009">
            <text:p>0.0009</text:p>
          </table:table-cell>
          <table:table-cell office:value-type="float" office:value="0.0005">
            <text:p>0.0005</text:p>
          </table:table-cell>
          <table:table-cell office:value-type="float" office:value="0.0013">
            <text:p>0.001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356116525">
            <text:p>14356116525</text:p>
          </table:table-cell>
          <table:table-cell office:value-type="float" office:value="270870123.113208">
            <text:p>270870123.113208</text:p>
          </table:table-cell>
          <table:table-cell office:value-type="float" office:value="1451">
            <text:p>1451</text:p>
          </table:table-cell>
          <table:table-cell office:value-type="float" office:value="27.377358490566">
            <text:p>27.377358490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2.30188679245283">
            <text:p>2.3018867925</text:p>
          </table:table-cell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float" office:value="6525">
            <text:p>6525</text:p>
          </table:table-cell>
          <table:table-cell office:value-type="float" office:value="123.11320754717">
            <text:p>123.1132075472</text:p>
          </table:table-cell>
          <table:table-cell office:value-type="float" office:value="4412">
            <text:p>4412</text:p>
          </table:table-cell>
          <table:table-cell office:value-type="float" office:value="83.2452830188679">
            <text:p>83.2452830189</text:p>
          </table:table-cell>
          <table:table-cell office:value-type="float" office:value="1858970">
            <text:p>1858970</text:p>
          </table:table-cell>
          <table:table-cell office:value-type="float" office:value="35074.9056603774">
            <text:p>35074.9056603774</text:p>
          </table:table-cell>
          <table:table-cell office:value-type="float" office:value="-177.321974214929">
            <text:p>-177.3219742149</text:p>
          </table:table-cell>
          <table:table-cell office:value-type="float" office:value="-3.34569762669677">
            <text:p>-3.3456976267</text:p>
          </table:table-cell>
          <table:table-cell office:value-type="float" office:value="8544">
            <text:p>8544</text:p>
          </table:table-cell>
          <table:table-cell office:value-type="float" office:value="161.207547169811">
            <text:p>161.2075471698</text:p>
          </table:table-cell>
          <table:table-cell office:value-type="float" office:value="10490">
            <text:p>10490</text:p>
          </table:table-cell>
          <table:table-cell office:value-type="float" office:value="197.924528301887">
            <text:p>197.9245283019</text:p>
          </table:table-cell>
          <table:table-cell office:value-type="float" office:value="-187.8902708161">
            <text:p>-187.8902708161</text:p>
          </table:table-cell>
          <table:table-cell office:value-type="float" office:value="-3.54509944936038">
            <text:p>-3.5450994494</text:p>
          </table:table-cell>
          <table:table-cell office:value-type="float" office:value="6560">
            <text:p>6560</text:p>
          </table:table-cell>
          <table:table-cell office:value-type="float" office:value="123.77358490566">
            <text:p>123.7735849057</text:p>
          </table:table-cell>
          <table:table-cell office:value-type="float" office:value="8433">
            <text:p>8433</text:p>
          </table:table-cell>
          <table:table-cell office:value-type="float" office:value="159.11320754717">
            <text:p>159.1132075472</text:p>
          </table:table-cell>
          <table:table-cell office:value-type="float" office:value="-182.606122515128">
            <text:p>-182.6061225151</text:p>
          </table:table-cell>
          <table:table-cell office:value-type="float" office:value="-3.44539853802129">
            <text:p>-3.445398538</text:p>
          </table:table-cell>
          <table:table-cell office:value-type="float" office:value="53">
            <text:p>53</text:p>
          </table:table-cell>
          <table:table-cell table:formula="of:= 100 * (([.BR52] / ([.BR52] + [.BT52])) - ([.BT52] / ([.BR52] + [.BT52])))" office:value-type="float" office:value="-10.2238100241673">
            <text:p>-10.2238100242</text:p>
          </table:table-cell>
          <table:table-cell table:formula="of:= 100 * (([.BX52] / ([.BX52] + [.BZ52])) - ([.BZ52] / ([.BX52] + [.BZ52])))" office:value-type="float" office:value="-12.4924964983659">
            <text:p>-12.4924964984</text:p>
          </table:table-cell>
          <table:table-cell table:formula="of:=([.CE52] + [.CF52]) / 2" office:value-type="float" office:value="-11.3581532612666">
            <text:p>-11.3581532613</text:p>
          </table:table-cell>
          <table:table-cell table:formula="of:=IF([.CG52] &gt; 0;1;0)" office:value-type="float" office:value="0">
            <text:p>0</text:p>
          </table:table-cell>
          <table:table-cell table:formula="of:=IF(AND([.CH52] = 1;[.BW52] &lt; 0);1;0)" office:value-type="float" office:value="0">
            <text:p>0</text:p>
          </table:table-cell>
          <table:table-cell table:formula="of:=IF([.CG52] &lt; 0;1;0)" office:value-type="float" office:value="1">
            <text:p>1</text:p>
          </table:table-cell>
          <table:table-cell table:formula="of:=IF(AND([.CJ52] = 1;[.BW52] &gt; 0);1;0)" office:value-type="float" office:value="0">
            <text:p>0</text:p>
          </table:table-cell>
          <table:table-cell table:formula="of:=IF(AND([.CH52] = 1;[.BQ52] &lt; 0);1;0)" office:value-type="float" office:value="0">
            <text:p>0</text:p>
          </table:table-cell>
          <table:table-cell table:formula="of:=IF(AND([.CJ52] = 1;[.BQ52] &gt; 0);1;0)" office:value-type="float" office:value="0">
            <text:p>0</text:p>
          </table:table-cell>
          <table:table-cell table:formula="of:=[.CG52] - [.$CG$136]" office:value-type="float" office:value="-11.8639988759742">
            <text:p>-11.863998876</text:p>
          </table:table-cell>
        </table:table-row>
        <table:table-row table:style-name="ro2">
          <table:table-cell office:value-type="float" office:value="154890">
            <text:p>154890</text:p>
          </table:table-cell>
          <table:table-cell office:value-type="float" office:value="51">
            <text:p>51</text:p>
          </table:table-cell>
          <table:table-cell office:value-type="string">
            <text:p>2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37">
            <text:p>39637</text:p>
          </table:table-cell>
          <table:table-cell office:value-type="float" office:value="3272">
            <text:p>3272</text:p>
          </table:table-cell>
          <table:table-cell office:value-type="float" office:value="29304">
            <text:p>29304</text:p>
          </table:table-cell>
          <table:table-cell office:value-type="float" office:value="3707">
            <text:p>3707</text:p>
          </table:table-cell>
          <table:table-cell office:value-type="float" office:value="275">
            <text:p>275</text:p>
          </table:table-cell>
          <table:table-cell office:value-type="float" office:value="2732">
            <text:p>2732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235">
            <text:p>235</text:p>
          </table:table-cell>
          <table:table-cell office:value-type="float" office:value="30639">
            <text:p>30639</text:p>
          </table:table-cell>
          <table:table-cell office:value-type="float" office:value="2041">
            <text:p>2041</text:p>
          </table:table-cell>
          <table:table-cell office:value-type="float" office:value="24053">
            <text:p>24053</text:p>
          </table:table-cell>
          <table:table-cell office:value-type="float" office:value="2258">
            <text:p>2258</text:p>
          </table:table-cell>
          <table:table-cell office:value-type="float" office:value="211">
            <text:p>211</text:p>
          </table:table-cell>
          <table:table-cell office:value-type="float" office:value="1885">
            <text:p>188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55">
            <text:p>55</text:p>
          </table:table-cell>
          <table:table-cell office:value-type="float" office:value="0.0014">
            <text:p>0.0014</text:p>
          </table:table-cell>
          <table:table-cell office:value-type="float" office:value="0.0825">
            <text:p>0.0825</text:p>
          </table:table-cell>
          <table:table-cell office:value-type="float" office:value="0.7393">
            <text:p>0.7393</text:p>
          </table:table-cell>
          <table:table-cell office:value-type="float" office:value="0.0935">
            <text:p>0.0935</text:p>
          </table:table-cell>
          <table:table-cell office:value-type="float" office:value="0.0069">
            <text:p>0.0069</text:p>
          </table:table-cell>
          <table:table-cell office:value-type="float" office:value="0.0689">
            <text:p>0.0689</text:p>
          </table:table-cell>
          <table:table-cell office:value-type="float" office:value="0.0007">
            <text:p>0.0007</text:p>
          </table:table-cell>
          <table:table-cell office:value-type="float" office:value="0.0022">
            <text:p>0.0022</text:p>
          </table:table-cell>
          <table:table-cell office:value-type="float" office:value="0.0059">
            <text:p>0.0059</text:p>
          </table:table-cell>
          <table:table-cell office:value-type="float" office:value="0.0666">
            <text:p>0.0666</text:p>
          </table:table-cell>
          <table:table-cell office:value-type="float" office:value="0.785">
            <text:p>0.785</text:p>
          </table:table-cell>
          <table:table-cell office:value-type="float" office:value="0.0737">
            <text:p>0.0737</text:p>
          </table:table-cell>
          <table:table-cell office:value-type="float" office:value="0.0069">
            <text:p>0.0069</text:p>
          </table:table-cell>
          <table:table-cell office:value-type="float" office:value="0.0615">
            <text:p>0.0615</text:p>
          </table:table-cell>
          <table:table-cell office:value-type="float" office:value="0.0007">
            <text:p>0.0007</text:p>
          </table:table-cell>
          <table:table-cell office:value-type="float" office:value="0.0016">
            <text:p>0.0016</text:p>
          </table:table-cell>
          <table:table-cell office:value-type="float" office:value="0.0039">
            <text:p>0.003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03794505">
            <text:p>8403794505</text:p>
          </table:table-cell>
          <table:table-cell office:value-type="float" office:value="271090145.322581">
            <text:p>271090145.322581</text:p>
          </table:table-cell>
          <table:table-cell office:value-type="float" office:value="924">
            <text:p>924</text:p>
          </table:table-cell>
          <table:table-cell office:value-type="float" office:value="29.8064516129032">
            <text:p>29.806451612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.03225806451613">
            <text:p>4.0322580645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4505">
            <text:p>4505</text:p>
          </table:table-cell>
          <table:table-cell office:value-type="float" office:value="145.322580645161">
            <text:p>145.3225806452</text:p>
          </table:table-cell>
          <table:table-cell office:value-type="float" office:value="2845">
            <text:p>2845</text:p>
          </table:table-cell>
          <table:table-cell office:value-type="float" office:value="91.7741935483871">
            <text:p>91.7741935484</text:p>
          </table:table-cell>
          <table:table-cell office:value-type="float" office:value="1645582">
            <text:p>1645582</text:p>
          </table:table-cell>
          <table:table-cell office:value-type="float" office:value="53083.2903225806">
            <text:p>53083.2903225806</text:p>
          </table:table-cell>
          <table:table-cell office:value-type="float" office:value="145.006670203">
            <text:p>145.006670203</text:p>
          </table:table-cell>
          <table:table-cell office:value-type="float" office:value="4.67763452267742">
            <text:p>4.6776345227</text:p>
          </table:table-cell>
          <table:table-cell office:value-type="float" office:value="16909">
            <text:p>16909</text:p>
          </table:table-cell>
          <table:table-cell office:value-type="float" office:value="545.451612903226">
            <text:p>545.4516129032</text:p>
          </table:table-cell>
          <table:table-cell office:value-type="float" office:value="15101">
            <text:p>15101</text:p>
          </table:table-cell>
          <table:table-cell office:value-type="float" office:value="487.129032258065">
            <text:p>487.1290322581</text:p>
          </table:table-cell>
          <table:table-cell office:value-type="float" office:value="80.750418745921">
            <text:p>80.7504187459</text:p>
          </table:table-cell>
          <table:table-cell office:value-type="float" office:value="2.60485221761035">
            <text:p>2.6048522176</text:p>
          </table:table-cell>
          <table:table-cell office:value-type="float" office:value="11739">
            <text:p>11739</text:p>
          </table:table-cell>
          <table:table-cell office:value-type="float" office:value="378.677419354839">
            <text:p>378.6774193548</text:p>
          </table:table-cell>
          <table:table-cell office:value-type="float" office:value="10859">
            <text:p>10859</text:p>
          </table:table-cell>
          <table:table-cell office:value-type="float" office:value="350.290322580645">
            <text:p>350.2903225806</text:p>
          </table:table-cell>
          <table:table-cell office:value-type="float" office:value="112.878544474689">
            <text:p>112.8785444747</text:p>
          </table:table-cell>
          <table:table-cell office:value-type="float" office:value="3.64124337015126">
            <text:p>3.6412433702</text:p>
          </table:table-cell>
          <table:table-cell office:value-type="float" office:value="31">
            <text:p>31</text:p>
          </table:table-cell>
          <table:table-cell table:formula="of:= 100 * (([.BR53] / ([.BR53] + [.BT53])) - ([.BT53] / ([.BR53] + [.BT53])))" office:value-type="float" office:value="5.64823492658544">
            <text:p>5.6482349266</text:p>
          </table:table-cell>
          <table:table-cell table:formula="of:= 100 * (([.BX53] / ([.BX53] + [.BZ53])) - ([.BZ53] / ([.BX53] + [.BZ53])))" office:value-type="float" office:value="3.89414992477211">
            <text:p>3.8941499248</text:p>
          </table:table-cell>
          <table:table-cell table:formula="of:=([.CE53] + [.CF53]) / 2" office:value-type="float" office:value="4.77119242567877">
            <text:p>4.7711924257</text:p>
          </table:table-cell>
          <table:table-cell table:formula="of:=IF([.CG53] &gt; 0;1;0)" office:value-type="float" office:value="1">
            <text:p>1</text:p>
          </table:table-cell>
          <table:table-cell table:formula="of:=IF(AND([.CH53] = 1;[.BW53] &lt; 0);1;0)" office:value-type="float" office:value="0">
            <text:p>0</text:p>
          </table:table-cell>
          <table:table-cell table:formula="of:=IF([.CG53] &lt; 0;1;0)" office:value-type="float" office:value="0">
            <text:p>0</text:p>
          </table:table-cell>
          <table:table-cell table:formula="of:=IF(AND([.CJ53] = 1;[.BW53] &gt; 0);1;0)" office:value-type="float" office:value="0">
            <text:p>0</text:p>
          </table:table-cell>
          <table:table-cell table:formula="of:=IF(AND([.CH53] = 1;[.BQ53] &lt; 0);1;0)" office:value-type="float" office:value="0">
            <text:p>0</text:p>
          </table:table-cell>
          <table:table-cell table:formula="of:=IF(AND([.CJ53] = 1;[.BQ53] &gt; 0);1;0)" office:value-type="float" office:value="0">
            <text:p>0</text:p>
          </table:table-cell>
          <table:table-cell table:formula="of:=[.CG53] - [.$CG$136]" office:value-type="float" office:value="4.2653468109712">
            <text:p>4.265346811</text:p>
          </table:table-cell>
        </table:table-row>
        <table:table-row table:style-name="ro2">
          <table:table-cell office:value-type="float" office:value="154926">
            <text:p>154926</text:p>
          </table:table-cell>
          <table:table-cell office:value-type="float" office:value="52">
            <text:p>52</text:p>
          </table:table-cell>
          <table:table-cell office:value-type="string">
            <text:p>2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49">
            <text:p>39449</text:p>
          </table:table-cell>
          <table:table-cell office:value-type="float" office:value="801">
            <text:p>801</text:p>
          </table:table-cell>
          <table:table-cell office:value-type="float" office:value="36568">
            <text:p>36568</text:p>
          </table:table-cell>
          <table:table-cell office:value-type="float" office:value="509">
            <text:p>509</text:p>
          </table:table-cell>
          <table:table-cell office:value-type="float" office:value="94">
            <text:p>94</text:p>
          </table:table-cell>
          <table:table-cell office:value-type="float" office:value="1362">
            <text:p>1362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29107">
            <text:p>29107</text:p>
          </table:table-cell>
          <table:table-cell office:value-type="float" office:value="449">
            <text:p>449</text:p>
          </table:table-cell>
          <table:table-cell office:value-type="float" office:value="27442">
            <text:p>27442</text:p>
          </table:table-cell>
          <table:table-cell office:value-type="float" office:value="260">
            <text:p>260</text:p>
          </table:table-cell>
          <table:table-cell office:value-type="float" office:value="64">
            <text:p>64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33">
            <text:p>-133</text:p>
          </table:table-cell>
          <table:table-cell office:value-type="float" office:value="-0.0034">
            <text:p>-0.0034</text:p>
          </table:table-cell>
          <table:table-cell office:value-type="float" office:value="0.0203">
            <text:p>0.0203</text:p>
          </table:table-cell>
          <table:table-cell office:value-type="float" office:value="0.927">
            <text:p>0.927</text:p>
          </table:table-cell>
          <table:table-cell office:value-type="float" office:value="0.0129">
            <text:p>0.0129</text:p>
          </table:table-cell>
          <table:table-cell office:value-type="float" office:value="0.0024">
            <text:p>0.0024</text:p>
          </table:table-cell>
          <table:table-cell office:value-type="float" office:value="0.0345">
            <text:p>0.0345</text:p>
          </table:table-cell>
          <table:table-cell office:value-type="float" office:value="0.0004">
            <text:p>0.0004</text:p>
          </table:table-cell>
          <table:table-cell office:value-type="float" office:value="0.0008">
            <text:p>0.0008</text:p>
          </table:table-cell>
          <table:table-cell office:value-type="float" office:value="0.0017">
            <text:p>0.0017</text:p>
          </table:table-cell>
          <table:table-cell office:value-type="float" office:value="0.0154">
            <text:p>0.0154</text:p>
          </table:table-cell>
          <table:table-cell office:value-type="float" office:value="0.9428">
            <text:p>0.9428</text:p>
          </table:table-cell>
          <table:table-cell office:value-type="float" office:value="0.0089">
            <text:p>0.0089</text:p>
          </table:table-cell>
          <table:table-cell office:value-type="float" office:value="0.0022">
            <text:p>0.0022</text:p>
          </table:table-cell>
          <table:table-cell office:value-type="float" office:value="0.0288">
            <text:p>0.0288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265047120">
            <text:p>16265047120</text:p>
          </table:table-cell>
          <table:table-cell office:value-type="float" office:value="271084118.666667">
            <text:p>271084118.666667</text:p>
          </table:table-cell>
          <table:table-cell office:value-type="float" office:value="1770">
            <text:p>1770</text:p>
          </table:table-cell>
          <table:table-cell office:value-type="float" office:value="29.5">
            <text:p>29.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7120">
            <text:p>7120</text:p>
          </table:table-cell>
          <table:table-cell office:value-type="float" office:value="118.666666666667">
            <text:p>118.6666666667</text:p>
          </table:table-cell>
          <table:table-cell office:value-type="float" office:value="4865">
            <text:p>4865</text:p>
          </table:table-cell>
          <table:table-cell office:value-type="float" office:value="81.0833333333333">
            <text:p>81.0833333333</text:p>
          </table:table-cell>
          <table:table-cell office:value-type="float" office:value="2678084">
            <text:p>2678084</text:p>
          </table:table-cell>
          <table:table-cell office:value-type="float" office:value="44634.7333333333">
            <text:p>44634.7333333333</text:p>
          </table:table-cell>
          <table:table-cell office:value-type="float" office:value="835.362933765056">
            <text:p>835.3629337651</text:p>
          </table:table-cell>
          <table:table-cell office:value-type="float" office:value="13.9227155627509">
            <text:p>13.9227155628</text:p>
          </table:table-cell>
          <table:table-cell office:value-type="float" office:value="23287">
            <text:p>23287</text:p>
          </table:table-cell>
          <table:table-cell office:value-type="float" office:value="388.116666666667">
            <text:p>388.1166666667</text:p>
          </table:table-cell>
          <table:table-cell office:value-type="float" office:value="17073">
            <text:p>17073</text:p>
          </table:table-cell>
          <table:table-cell office:value-type="float" office:value="284.55">
            <text:p>284.55</text:p>
          </table:table-cell>
          <table:table-cell office:value-type="float" office:value="995.657741970187">
            <text:p>995.6577419702</text:p>
          </table:table-cell>
          <table:table-cell office:value-type="float" office:value="16.5942956995031">
            <text:p>16.5942956995</text:p>
          </table:table-cell>
          <table:table-cell office:value-type="float" office:value="17471">
            <text:p>17471</text:p>
          </table:table-cell>
          <table:table-cell office:value-type="float" office:value="291.183333333333">
            <text:p>291.1833333333</text:p>
          </table:table-cell>
          <table:table-cell office:value-type="float" office:value="12846">
            <text:p>12846</text:p>
          </table:table-cell>
          <table:table-cell office:value-type="float" office:value="214.1">
            <text:p>214.1</text:p>
          </table:table-cell>
          <table:table-cell office:value-type="float" office:value="915.510337867576">
            <text:p>915.5103378676</text:p>
          </table:table-cell>
          <table:table-cell office:value-type="float" office:value="15.2585056311263">
            <text:p>15.2585056311</text:p>
          </table:table-cell>
          <table:table-cell office:value-type="float" office:value="60">
            <text:p>60</text:p>
          </table:table-cell>
          <table:table-cell table:formula="of:= 100 * (([.BR54] / ([.BR54] + [.BT54])) - ([.BT54] / ([.BR54] + [.BT54])))" office:value-type="float" office:value="15.396432111001">
            <text:p>15.396432111</text:p>
          </table:table-cell>
          <table:table-cell table:formula="of:= 100 * (([.BX54] / ([.BX54] + [.BZ54])) - ([.BZ54] / ([.BX54] + [.BZ54])))" office:value-type="float" office:value="15.2554672296072">
            <text:p>15.2554672296</text:p>
          </table:table-cell>
          <table:table-cell table:formula="of:=([.CE54] + [.CF54]) / 2" office:value-type="float" office:value="15.3259496703041">
            <text:p>15.3259496703</text:p>
          </table:table-cell>
          <table:table-cell table:formula="of:=IF([.CG54] &gt; 0;1;0)" office:value-type="float" office:value="1">
            <text:p>1</text:p>
          </table:table-cell>
          <table:table-cell table:formula="of:=IF(AND([.CH54] = 1;[.BW54] &lt; 0);1;0)" office:value-type="float" office:value="0">
            <text:p>0</text:p>
          </table:table-cell>
          <table:table-cell table:formula="of:=IF([.CG54] &lt; 0;1;0)" office:value-type="float" office:value="0">
            <text:p>0</text:p>
          </table:table-cell>
          <table:table-cell table:formula="of:=IF(AND([.CJ54] = 1;[.BW54] &gt; 0);1;0)" office:value-type="float" office:value="0">
            <text:p>0</text:p>
          </table:table-cell>
          <table:table-cell table:formula="of:=IF(AND([.CH54] = 1;[.BQ54] &lt; 0);1;0)" office:value-type="float" office:value="0">
            <text:p>0</text:p>
          </table:table-cell>
          <table:table-cell table:formula="of:=IF(AND([.CJ54] = 1;[.BQ54] &gt; 0);1;0)" office:value-type="float" office:value="0">
            <text:p>0</text:p>
          </table:table-cell>
          <table:table-cell table:formula="of:=[.CG54] - [.$CG$136]" office:value-type="float" office:value="14.8201040555965">
            <text:p>14.8201040556</text:p>
          </table:table-cell>
        </table:table-row>
        <table:table-row table:style-name="ro2">
          <table:table-cell office:value-type="float" office:value="154969">
            <text:p>154969</text:p>
          </table:table-cell>
          <table:table-cell office:value-type="float" office:value="37">
            <text:p>37</text:p>
          </table:table-cell>
          <table:table-cell office:value-type="string">
            <text:p>1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2">
            <text:p>39572</text:p>
          </table:table-cell>
          <table:table-cell office:value-type="float" office:value="1435">
            <text:p>1435</text:p>
          </table:table-cell>
          <table:table-cell office:value-type="float" office:value="36272">
            <text:p>36272</text:p>
          </table:table-cell>
          <table:table-cell office:value-type="float" office:value="930">
            <text:p>930</text:p>
          </table:table-cell>
          <table:table-cell office:value-type="float" office:value="192">
            <text:p>192</text:p>
          </table:table-cell>
          <table:table-cell office:value-type="float" office:value="646">
            <text:p>64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0699">
            <text:p>30699</text:p>
          </table:table-cell>
          <table:table-cell office:value-type="float" office:value="873">
            <text:p>873</text:p>
          </table:table-cell>
          <table:table-cell office:value-type="float" office:value="28645">
            <text:p>28645</text:p>
          </table:table-cell>
          <table:table-cell office:value-type="float" office:value="536">
            <text:p>536</text:p>
          </table:table-cell>
          <table:table-cell office:value-type="float" office:value="134">
            <text:p>134</text:p>
          </table:table-cell>
          <table:table-cell office:value-type="float" office:value="465">
            <text:p>46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0">
            <text:p>-10</text:p>
          </table:table-cell>
          <table:table-cell office:value-type="float" office:value="-0.0003">
            <text:p>-0.0003</text:p>
          </table:table-cell>
          <table:table-cell office:value-type="float" office:value="0.0363">
            <text:p>0.0363</text:p>
          </table:table-cell>
          <table:table-cell office:value-type="float" office:value="0.9166">
            <text:p>0.9166</text:p>
          </table:table-cell>
          <table:table-cell office:value-type="float" office:value="0.0235">
            <text:p>0.0235</text:p>
          </table:table-cell>
          <table:table-cell office:value-type="float" office:value="0.0049">
            <text:p>0.0049</text:p>
          </table:table-cell>
          <table:table-cell office:value-type="float" office:value="0.0163">
            <text:p>0.0163</text:p>
          </table:table-cell>
          <table:table-cell office:value-type="float" office:value="0.0002">
            <text:p>0.0002</text:p>
          </table:table-cell>
          <table:table-cell office:value-type="float" office:value="0.0008">
            <text:p>0.0008</text:p>
          </table:table-cell>
          <table:table-cell office:value-type="float" office:value="0.0015">
            <text:p>0.0015</text:p>
          </table:table-cell>
          <table:table-cell office:value-type="float" office:value="0.0284">
            <text:p>0.0284</text:p>
          </table:table-cell>
          <table:table-cell office:value-type="float" office:value="0.9331">
            <text:p>0.9331</text:p>
          </table:table-cell>
          <table:table-cell office:value-type="float" office:value="0.0175">
            <text:p>0.0175</text:p>
          </table:table-cell>
          <table:table-cell office:value-type="float" office:value="0.0044">
            <text:p>0.0044</text:p>
          </table:table-cell>
          <table:table-cell office:value-type="float" office:value="0.0151">
            <text:p>0.0151</text:p>
          </table:table-cell>
          <table:table-cell office:value-type="float" office:value="0.0002">
            <text:p>0.0002</text:p>
          </table:table-cell>
          <table:table-cell office:value-type="float" office:value="0.0006">
            <text:p>0.0006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679635991">
            <text:p>18679635991</text:p>
          </table:table-cell>
          <table:table-cell office:value-type="float" office:value="270719362.188406">
            <text:p>270719362.188406</text:p>
          </table:table-cell>
          <table:table-cell office:value-type="float" office:value="1585">
            <text:p>1585</text:p>
          </table:table-cell>
          <table:table-cell office:value-type="float" office:value="22.9710144927536">
            <text:p>22.9710144928</text:p>
          </table:table-cell>
          <table:table-cell office:value-type="float" office:value="110">
            <text:p>110</text:p>
          </table:table-cell>
          <table:table-cell office:value-type="float" office:value="1.59420289855072">
            <text:p>1.5942028986</text:p>
          </table:table-cell>
          <table:table-cell office:value-type="float" office:value="233">
            <text:p>233</text:p>
          </table:table-cell>
          <table:table-cell office:value-type="float" office:value="3.3768115942029">
            <text:p>3.3768115942</text:p>
          </table:table-cell>
          <table:table-cell office:value-type="float" office:value="315">
            <text:p>315</text:p>
          </table:table-cell>
          <table:table-cell office:value-type="float" office:value="4.56521739130435">
            <text:p>4.5652173913</text:p>
          </table:table-cell>
          <table:table-cell office:value-type="float" office:value="5991">
            <text:p>5991</text:p>
          </table:table-cell>
          <table:table-cell office:value-type="float" office:value="86.8260869565217">
            <text:p>86.8260869565</text:p>
          </table:table-cell>
          <table:table-cell office:value-type="float" office:value="4647">
            <text:p>4647</text:p>
          </table:table-cell>
          <table:table-cell office:value-type="float" office:value="67.3478260869565">
            <text:p>67.347826087</text:p>
          </table:table-cell>
          <table:table-cell office:value-type="float" office:value="2689280">
            <text:p>2689280</text:p>
          </table:table-cell>
          <table:table-cell office:value-type="float" office:value="38975.0724637681">
            <text:p>38975.0724637681</text:p>
          </table:table-cell>
          <table:table-cell office:value-type="float" office:value="314.155475441262">
            <text:p>314.1554754413</text:p>
          </table:table-cell>
          <table:table-cell office:value-type="float" office:value="4.55297790494583">
            <text:p>4.5529779049</text:p>
          </table:table-cell>
          <table:table-cell office:value-type="float" office:value="16017">
            <text:p>16017</text:p>
          </table:table-cell>
          <table:table-cell office:value-type="float" office:value="232.130434782609">
            <text:p>232.1304347826</text:p>
          </table:table-cell>
          <table:table-cell office:value-type="float" office:value="16163">
            <text:p>16163</text:p>
          </table:table-cell>
          <table:table-cell office:value-type="float" office:value="234.246376811594">
            <text:p>234.2463768116</text:p>
          </table:table-cell>
          <table:table-cell office:value-type="float" office:value="404.126141618594">
            <text:p>404.1261416186</text:p>
          </table:table-cell>
          <table:table-cell office:value-type="float" office:value="5.85690060316803">
            <text:p>5.8569006032</text:p>
          </table:table-cell>
          <table:table-cell office:value-type="float" office:value="12075">
            <text:p>12075</text:p>
          </table:table-cell>
          <table:table-cell office:value-type="float" office:value="175">
            <text:p>175</text:p>
          </table:table-cell>
          <table:table-cell office:value-type="float" office:value="11978">
            <text:p>11978</text:p>
          </table:table-cell>
          <table:table-cell office:value-type="float" office:value="173.594202898551">
            <text:p>173.5942028986</text:p>
          </table:table-cell>
          <table:table-cell office:value-type="float" office:value="359.14080853009">
            <text:p>359.1408085301</text:p>
          </table:table-cell>
          <table:table-cell office:value-type="float" office:value="5.20493925405927">
            <text:p>5.2049392541</text:p>
          </table:table-cell>
          <table:table-cell office:value-type="float" office:value="69">
            <text:p>69</text:p>
          </table:table-cell>
          <table:table-cell table:formula="of:= 100 * (([.BR55] / ([.BR55] + [.BT55])) - ([.BT55] / ([.BR55] + [.BT55])))" office:value-type="float" office:value="-0.453697949036669">
            <text:p>-0.453697949</text:p>
          </table:table-cell>
          <table:table-cell table:formula="of:= 100 * (([.BX55] / ([.BX55] + [.BZ55])) - ([.BZ55] / ([.BX55] + [.BZ55])))" office:value-type="float" office:value="0.403276098615563">
            <text:p>0.4032760986</text:p>
          </table:table-cell>
          <table:table-cell table:formula="of:=([.CE55] + [.CF55]) / 2" office:value-type="float" office:value="-0.0252109252105531">
            <text:p>-0.0252109252</text:p>
          </table:table-cell>
          <table:table-cell table:formula="of:=IF([.CG55] &gt; 0;1;0)" office:value-type="float" office:value="0">
            <text:p>0</text:p>
          </table:table-cell>
          <table:table-cell table:formula="of:=IF(AND([.CH55] = 1;[.BW55] &lt; 0);1;0)" office:value-type="float" office:value="0">
            <text:p>0</text:p>
          </table:table-cell>
          <table:table-cell table:formula="of:=IF([.CG55] &lt; 0;1;0)" office:value-type="float" office:value="1">
            <text:p>1</text:p>
          </table:table-cell>
          <table:table-cell table:formula="of:=IF(AND([.CJ55] = 1;[.BW55] &gt; 0);1;0)" office:value-type="float" office:value="1">
            <text:p>1</text:p>
          </table:table-cell>
          <table:table-cell table:formula="of:=IF(AND([.CH55] = 1;[.BQ55] &lt; 0);1;0)" office:value-type="float" office:value="0">
            <text:p>0</text:p>
          </table:table-cell>
          <table:table-cell table:formula="of:=IF(AND([.CJ55] = 1;[.BQ55] &gt; 0);1;0)" office:value-type="float" office:value="1">
            <text:p>1</text:p>
          </table:table-cell>
          <table:table-cell table:formula="of:=[.CG55] - [.$CG$136]" office:value-type="float" office:value="-0.531056539918129">
            <text:p>-0.5310565399</text:p>
          </table:table-cell>
        </table:table-row>
        <table:table-row table:style-name="ro2">
          <table:table-cell office:value-type="float" office:value="155004">
            <text:p>155004</text:p>
          </table:table-cell>
          <table:table-cell office:value-type="float" office:value="38">
            <text:p>38</text:p>
          </table:table-cell>
          <table:table-cell office:value-type="string">
            <text:p>1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04">
            <text:p>39704</text:p>
          </table:table-cell>
          <table:table-cell office:value-type="float" office:value="1090">
            <text:p>1090</text:p>
          </table:table-cell>
          <table:table-cell office:value-type="float" office:value="35185">
            <text:p>35185</text:p>
          </table:table-cell>
          <table:table-cell office:value-type="float" office:value="1762">
            <text:p>1762</text:p>
          </table:table-cell>
          <table:table-cell office:value-type="float" office:value="204">
            <text:p>204</text:p>
          </table:table-cell>
          <table:table-cell office:value-type="float" office:value="1273">
            <text:p>127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121">
            <text:p>121</text:p>
          </table:table-cell>
          <table:table-cell office:value-type="float" office:value="32977">
            <text:p>32977</text:p>
          </table:table-cell>
          <table:table-cell office:value-type="float" office:value="715">
            <text:p>715</text:p>
          </table:table-cell>
          <table:table-cell office:value-type="float" office:value="29869">
            <text:p>29869</text:p>
          </table:table-cell>
          <table:table-cell office:value-type="float" office:value="1108">
            <text:p>1108</text:p>
          </table:table-cell>
          <table:table-cell office:value-type="float" office:value="154">
            <text:p>154</text:p>
          </table:table-cell>
          <table:table-cell office:value-type="float" office:value="1007">
            <text:p>1007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22">
            <text:p>122</text:p>
          </table:table-cell>
          <table:table-cell office:value-type="float" office:value="0.0031">
            <text:p>0.0031</text:p>
          </table:table-cell>
          <table:table-cell office:value-type="float" office:value="0.0275">
            <text:p>0.0275</text:p>
          </table:table-cell>
          <table:table-cell office:value-type="float" office:value="0.8862">
            <text:p>0.8862</text:p>
          </table:table-cell>
          <table:table-cell office:value-type="float" office:value="0.0444">
            <text:p>0.0444</text:p>
          </table:table-cell>
          <table:table-cell office:value-type="float" office:value="0.0051">
            <text:p>0.0051</text:p>
          </table:table-cell>
          <table:table-cell office:value-type="float" office:value="0.0321">
            <text:p>0.0321</text:p>
          </table:table-cell>
          <table:table-cell office:value-type="float" office:value="0.0005">
            <text:p>0.0005</text:p>
          </table:table-cell>
          <table:table-cell office:value-type="float" office:value="0.0012">
            <text:p>0.0012</text:p>
          </table:table-cell>
          <table:table-cell office:value-type="float" office:value="0.003">
            <text:p>0.003</text:p>
          </table:table-cell>
          <table:table-cell office:value-type="float" office:value="0.0217">
            <text:p>0.0217</text:p>
          </table:table-cell>
          <table:table-cell office:value-type="float" office:value="0.9058">
            <text:p>0.9058</text:p>
          </table:table-cell>
          <table:table-cell office:value-type="float" office:value="0.0336">
            <text:p>0.0336</text:p>
          </table:table-cell>
          <table:table-cell office:value-type="float" office:value="0.0047">
            <text:p>0.0047</text:p>
          </table:table-cell>
          <table:table-cell office:value-type="float" office:value="0.0305">
            <text:p>0.0305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</text:p>
          </table:table-cell>
          <table:table-cell office:value-type="float" office:value="0.0021">
            <text:p>0.0021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12993296">
            <text:p>6212993296</text:p>
          </table:table-cell>
          <table:table-cell office:value-type="float" office:value="270130143.304348">
            <text:p>270130143.304348</text:p>
          </table:table-cell>
          <table:table-cell office:value-type="float" office:value="534">
            <text:p>534</text:p>
          </table:table-cell>
          <table:table-cell office:value-type="float" office:value="23.2173913043478">
            <text:p>23.217391304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2.65217391304348">
            <text:p>2.652173913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3296">
            <text:p>3296</text:p>
          </table:table-cell>
          <table:table-cell office:value-type="float" office:value="143.304347826087">
            <text:p>143.3043478261</text:p>
          </table:table-cell>
          <table:table-cell office:value-type="float" office:value="2305">
            <text:p>2305</text:p>
          </table:table-cell>
          <table:table-cell office:value-type="float" office:value="100.217391304348">
            <text:p>100.2173913043</text:p>
          </table:table-cell>
          <table:table-cell office:value-type="float" office:value="922236">
            <text:p>922236</text:p>
          </table:table-cell>
          <table:table-cell office:value-type="float" office:value="40097.2173913043">
            <text:p>40097.2173913043</text:p>
          </table:table-cell>
          <table:table-cell office:value-type="float" office:value="-54.936189475989">
            <text:p>-54.936189476</text:p>
          </table:table-cell>
          <table:table-cell office:value-type="float" office:value="-2.38852997721691">
            <text:p>-2.3885299772</text:p>
          </table:table-cell>
          <table:table-cell office:value-type="float" office:value="10208">
            <text:p>10208</text:p>
          </table:table-cell>
          <table:table-cell office:value-type="float" office:value="443.826086956522">
            <text:p>443.8260869565</text:p>
          </table:table-cell>
          <table:table-cell office:value-type="float" office:value="11202">
            <text:p>11202</text:p>
          </table:table-cell>
          <table:table-cell office:value-type="float" office:value="487.04347826087">
            <text:p>487.0434782609</text:p>
          </table:table-cell>
          <table:table-cell office:value-type="float" office:value="-98.213974998415">
            <text:p>-98.2139749984</text:p>
          </table:table-cell>
          <table:table-cell office:value-type="float" office:value="-4.27017282601804">
            <text:p>-4.270172826</text:p>
          </table:table-cell>
          <table:table-cell office:value-type="float" office:value="6380">
            <text:p>6380</text:p>
          </table:table-cell>
          <table:table-cell office:value-type="float" office:value="277.391304347826">
            <text:p>277.3913043478</text:p>
          </table:table-cell>
          <table:table-cell office:value-type="float" office:value="7204">
            <text:p>7204</text:p>
          </table:table-cell>
          <table:table-cell office:value-type="float" office:value="313.217391304348">
            <text:p>313.2173913043</text:p>
          </table:table-cell>
          <table:table-cell office:value-type="float" office:value="-76.575082237379">
            <text:p>-76.5750822374</text:p>
          </table:table-cell>
          <table:table-cell office:value-type="float" office:value="-3.32935140162517">
            <text:p>-3.3293514016</text:p>
          </table:table-cell>
          <table:table-cell office:value-type="float" office:value="23">
            <text:p>23</text:p>
          </table:table-cell>
          <table:table-cell table:formula="of:= 100 * (([.BR56] / ([.BR56] + [.BT56])) - ([.BT56] / ([.BR56] + [.BT56])))" office:value-type="float" office:value="-4.64269033162074">
            <text:p>-4.6426903316</text:p>
          </table:table-cell>
          <table:table-cell table:formula="of:= 100 * (([.BX56] / ([.BX56] + [.BZ56])) - ([.BZ56] / ([.BX56] + [.BZ56])))" office:value-type="float" office:value="-6.06595995288575">
            <text:p>-6.0659599529</text:p>
          </table:table-cell>
          <table:table-cell table:formula="of:=([.CE56] + [.CF56]) / 2" office:value-type="float" office:value="-5.35432514225324">
            <text:p>-5.3543251423</text:p>
          </table:table-cell>
          <table:table-cell table:formula="of:=IF([.CG56] &gt; 0;1;0)" office:value-type="float" office:value="0">
            <text:p>0</text:p>
          </table:table-cell>
          <table:table-cell table:formula="of:=IF(AND([.CH56] = 1;[.BW56] &lt; 0);1;0)" office:value-type="float" office:value="0">
            <text:p>0</text:p>
          </table:table-cell>
          <table:table-cell table:formula="of:=IF([.CG56] &lt; 0;1;0)" office:value-type="float" office:value="1">
            <text:p>1</text:p>
          </table:table-cell>
          <table:table-cell table:formula="of:=IF(AND([.CJ56] = 1;[.BW56] &gt; 0);1;0)" office:value-type="float" office:value="0">
            <text:p>0</text:p>
          </table:table-cell>
          <table:table-cell table:formula="of:=IF(AND([.CH56] = 1;[.BQ56] &lt; 0);1;0)" office:value-type="float" office:value="0">
            <text:p>0</text:p>
          </table:table-cell>
          <table:table-cell table:formula="of:=IF(AND([.CJ56] = 1;[.BQ56] &gt; 0);1;0)" office:value-type="float" office:value="0">
            <text:p>0</text:p>
          </table:table-cell>
          <table:table-cell table:formula="of:=[.CG56] - [.$CG$136]" office:value-type="float" office:value="-5.86017075696082">
            <text:p>-5.860170757</text:p>
          </table:table-cell>
        </table:table-row>
        <table:table-row table:style-name="ro2">
          <table:table-cell office:value-type="float" office:value="155028">
            <text:p>155028</text:p>
          </table:table-cell>
          <table:table-cell office:value-type="float" office:value="36">
            <text:p>36</text:p>
          </table:table-cell>
          <table:table-cell office:value-type="string">
            <text:p>1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61">
            <text:p>39461</text:p>
          </table:table-cell>
          <table:table-cell office:value-type="float" office:value="2467">
            <text:p>2467</text:p>
          </table:table-cell>
          <table:table-cell office:value-type="float" office:value="36227">
            <text:p>36227</text:p>
          </table:table-cell>
          <table:table-cell office:value-type="float" office:value="240">
            <text:p>240</text:p>
          </table:table-cell>
          <table:table-cell office:value-type="float" office:value="164">
            <text:p>164</text:p>
          </table:table-cell>
          <table:table-cell office:value-type="float" office:value="303">
            <text:p>30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29527">
            <text:p>29527</text:p>
          </table:table-cell>
          <table:table-cell office:value-type="float" office:value="1307">
            <text:p>1307</text:p>
          </table:table-cell>
          <table:table-cell office:value-type="float" office:value="27813">
            <text:p>27813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165">
            <text:p>16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1">
            <text:p>-121</text:p>
          </table:table-cell>
          <table:table-cell office:value-type="float" office:value="-0.0031">
            <text:p>-0.0031</text:p>
          </table:table-cell>
          <table:table-cell office:value-type="float" office:value="0.0625">
            <text:p>0.0625</text:p>
          </table:table-cell>
          <table:table-cell office:value-type="float" office:value="0.918">
            <text:p>0.918</text:p>
          </table:table-cell>
          <table:table-cell office:value-type="float" office:value="0.0061">
            <text:p>0.0061</text:p>
          </table:table-cell>
          <table:table-cell office:value-type="float" office:value="0.0042">
            <text:p>0.0042</text:p>
          </table:table-cell>
          <table:table-cell office:value-type="float" office:value="0.0077">
            <text:p>0.0077</text:p>
          </table:table-cell>
          <table:table-cell office:value-type="float" office:value="0.0005">
            <text:p>0.0005</text:p>
          </table:table-cell>
          <table:table-cell office:value-type="float" office:value="0.0006">
            <text:p>0.0006</text:p>
          </table:table-cell>
          <table:table-cell office:value-type="float" office:value="0.0005">
            <text:p>0.0005</text:p>
          </table:table-cell>
          <table:table-cell office:value-type="float" office:value="0.0443">
            <text:p>0.0443</text:p>
          </table:table-cell>
          <table:table-cell office:value-type="float" office:value="0.942">
            <text:p>0.942</text:p>
          </table:table-cell>
          <table:table-cell office:value-type="float" office:value="0.0038">
            <text:p>0.0038</text:p>
          </table:table-cell>
          <table:table-cell office:value-type="float" office:value="0.0034">
            <text:p>0.0034</text:p>
          </table:table-cell>
          <table:table-cell office:value-type="float" office:value="0.0056">
            <text:p>0.0056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03">
            <text:p>0.000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330495652">
            <text:p>20330495652</text:p>
          </table:table-cell>
          <table:table-cell office:value-type="float" office:value="271073275.36">
            <text:p>271073275.36</text:p>
          </table:table-cell>
          <table:table-cell office:value-type="float" office:value="1653">
            <text:p>1653</text:p>
          </table:table-cell>
          <table:table-cell office:value-type="float" office:value="22.04">
            <text:p>22.04</text:p>
          </table:table-cell>
          <table:table-cell office:value-type="float" office:value="437">
            <text:p>437</text:p>
          </table:table-cell>
          <table:table-cell office:value-type="float" office:value="5.82666666666667">
            <text:p>5.8266666667</text:p>
          </table:table-cell>
          <table:table-cell office:value-type="float" office:value="226">
            <text:p>226</text:p>
          </table:table-cell>
          <table:table-cell office:value-type="float" office:value="3.01333333333333">
            <text:p>3.0133333333</text:p>
          </table:table-cell>
          <table:table-cell office:value-type="float" office:value="152">
            <text:p>152</text:p>
          </table:table-cell>
          <table:table-cell office:value-type="float" office:value="2.02666666666667">
            <text:p>2.0266666667</text:p>
          </table:table-cell>
          <table:table-cell office:value-type="float" office:value="5652">
            <text:p>5652</text:p>
          </table:table-cell>
          <table:table-cell office:value-type="float" office:value="75.36">
            <text:p>75.36</text:p>
          </table:table-cell>
          <table:table-cell office:value-type="float" office:value="4849">
            <text:p>4849</text:p>
          </table:table-cell>
          <table:table-cell office:value-type="float" office:value="64.6533333333333">
            <text:p>64.6533333333</text:p>
          </table:table-cell>
          <table:table-cell office:value-type="float" office:value="2660604">
            <text:p>2660604</text:p>
          </table:table-cell>
          <table:table-cell office:value-type="float" office:value="35474.72">
            <text:p>35474.72</text:p>
          </table:table-cell>
          <table:table-cell office:value-type="float" office:value="1545.98925041348">
            <text:p>1545.9892504135</text:p>
          </table:table-cell>
          <table:table-cell office:value-type="float" office:value="20.6131900055131">
            <text:p>20.6131900055</text:p>
          </table:table-cell>
          <table:table-cell office:value-type="float" office:value="18149">
            <text:p>18149</text:p>
          </table:table-cell>
          <table:table-cell office:value-type="float" office:value="241.986666666667">
            <text:p>241.9866666667</text:p>
          </table:table-cell>
          <table:table-cell office:value-type="float" office:value="10888">
            <text:p>10888</text:p>
          </table:table-cell>
          <table:table-cell office:value-type="float" office:value="145.173333333333">
            <text:p>145.1733333333</text:p>
          </table:table-cell>
          <table:table-cell office:value-type="float" office:value="2098.17480483169">
            <text:p>2098.1748048317</text:p>
          </table:table-cell>
          <table:table-cell office:value-type="float" office:value="27.9756640644225">
            <text:p>27.9756640644</text:p>
          </table:table-cell>
          <table:table-cell office:value-type="float" office:value="15261">
            <text:p>15261</text:p>
          </table:table-cell>
          <table:table-cell office:value-type="float" office:value="203.48">
            <text:p>203.48</text:p>
          </table:table-cell>
          <table:table-cell office:value-type="float" office:value="8304">
            <text:p>8304</text:p>
          </table:table-cell>
          <table:table-cell office:value-type="float" office:value="110.72">
            <text:p>110.72</text:p>
          </table:table-cell>
          <table:table-cell office:value-type="float" office:value="1822.08202762267">
            <text:p>1822.0820276227</text:p>
          </table:table-cell>
          <table:table-cell office:value-type="float" office:value="24.2944270349689">
            <text:p>24.294427035</text:p>
          </table:table-cell>
          <table:table-cell office:value-type="float" office:value="75">
            <text:p>75</text:p>
          </table:table-cell>
          <table:table-cell table:formula="of:= 100 * (([.BR57] / ([.BR57] + [.BT57])) - ([.BT57] / ([.BR57] + [.BT57])))" office:value-type="float" office:value="25.0060267934015">
            <text:p>25.0060267934</text:p>
          </table:table-cell>
          <table:table-cell table:formula="of:= 100 * (([.BX57] / ([.BX57] + [.BZ57])) - ([.BZ57] / ([.BX57] + [.BZ57])))" office:value-type="float" office:value="29.5225970719287">
            <text:p>29.5225970719</text:p>
          </table:table-cell>
          <table:table-cell table:formula="of:=([.CE57] + [.CF57]) / 2" office:value-type="float" office:value="27.2643119326651">
            <text:p>27.2643119327</text:p>
          </table:table-cell>
          <table:table-cell table:formula="of:=IF([.CG57] &gt; 0;1;0)" office:value-type="float" office:value="1">
            <text:p>1</text:p>
          </table:table-cell>
          <table:table-cell table:formula="of:=IF(AND([.CH57] = 1;[.BW57] &lt; 0);1;0)" office:value-type="float" office:value="0">
            <text:p>0</text:p>
          </table:table-cell>
          <table:table-cell table:formula="of:=IF([.CG57] &lt; 0;1;0)" office:value-type="float" office:value="0">
            <text:p>0</text:p>
          </table:table-cell>
          <table:table-cell table:formula="of:=IF(AND([.CJ57] = 1;[.BW57] &gt; 0);1;0)" office:value-type="float" office:value="0">
            <text:p>0</text:p>
          </table:table-cell>
          <table:table-cell table:formula="of:=IF(AND([.CH57] = 1;[.BQ57] &lt; 0);1;0)" office:value-type="float" office:value="0">
            <text:p>0</text:p>
          </table:table-cell>
          <table:table-cell table:formula="of:=IF(AND([.CJ57] = 1;[.BQ57] &gt; 0);1;0)" office:value-type="float" office:value="0">
            <text:p>0</text:p>
          </table:table-cell>
          <table:table-cell table:formula="of:=[.CG57] - [.$CG$136]" office:value-type="float" office:value="26.7584663179575">
            <text:p>26.758466318</text:p>
          </table:table-cell>
        </table:table-row>
        <table:table-row table:style-name="ro2">
          <table:table-cell office:value-type="float" office:value="155057">
            <text:p>155057</text:p>
          </table:table-cell>
          <table:table-cell office:value-type="float" office:value="39">
            <text:p>39</text:p>
          </table:table-cell>
          <table:table-cell office:value-type="string">
            <text:p>2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1">
            <text:p>39681</text:p>
          </table:table-cell>
          <table:table-cell office:value-type="float" office:value="1572">
            <text:p>1572</text:p>
          </table:table-cell>
          <table:table-cell office:value-type="float" office:value="36825">
            <text:p>36825</text:p>
          </table:table-cell>
          <table:table-cell office:value-type="float" office:value="350">
            <text:p>350</text:p>
          </table:table-cell>
          <table:table-cell office:value-type="float" office:value="168">
            <text:p>168</text:p>
          </table:table-cell>
          <table:table-cell office:value-type="float" office:value="621">
            <text:p>621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28222">
            <text:p>28222</text:p>
          </table:table-cell>
          <table:table-cell office:value-type="float" office:value="854">
            <text:p>854</text:p>
          </table:table-cell>
          <table:table-cell office:value-type="float" office:value="26654">
            <text:p>26654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float" office:value="339">
            <text:p>339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99">
            <text:p>99</text:p>
          </table:table-cell>
          <table:table-cell office:value-type="float" office:value="0.0025">
            <text:p>0.0025</text:p>
          </table:table-cell>
          <table:table-cell office:value-type="float" office:value="0.0396">
            <text:p>0.0396</text:p>
          </table:table-cell>
          <table:table-cell office:value-type="float" office:value="0.928">
            <text:p>0.928</text:p>
          </table:table-cell>
          <table:table-cell office:value-type="float" office:value="0.0088">
            <text:p>0.0088</text:p>
          </table:table-cell>
          <table:table-cell office:value-type="float" office:value="0.0042">
            <text:p>0.0042</text:p>
          </table:table-cell>
          <table:table-cell office:value-type="float" office:value="0.0157">
            <text:p>0.0157</text:p>
          </table:table-cell>
          <table:table-cell office:value-type="float" office:value="0.0005">
            <text:p>0.0005</text:p>
          </table:table-cell>
          <table:table-cell office:value-type="float" office:value="0.0018">
            <text:p>0.0018</text:p>
          </table:table-cell>
          <table:table-cell office:value-type="float" office:value="0.0013">
            <text:p>0.0013</text:p>
          </table:table-cell>
          <table:table-cell office:value-type="float" office:value="0.0303">
            <text:p>0.0303</text:p>
          </table:table-cell>
          <table:table-cell office:value-type="float" office:value="0.9444">
            <text:p>0.9444</text:p>
          </table:table-cell>
          <table:table-cell office:value-type="float" office:value="0.0062">
            <text:p>0.0062</text:p>
          </table:table-cell>
          <table:table-cell office:value-type="float" office:value="0.0043">
            <text:p>0.0043</text:p>
          </table:table-cell>
          <table:table-cell office:value-type="float" office:value="0.012">
            <text:p>0.012</text:p>
          </table:table-cell>
          <table:table-cell office:value-type="float" office:value="0.0005">
            <text:p>0.0005</text:p>
          </table:table-cell>
          <table:table-cell office:value-type="float" office:value="0.0016">
            <text:p>0.0016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006871409">
            <text:p>13006871409</text:p>
          </table:table-cell>
          <table:table-cell office:value-type="float" office:value="270976487.6875">
            <text:p>270976487.6875</text:p>
          </table:table-cell>
          <table:table-cell office:value-type="float" office:value="1288">
            <text:p>1288</text:p>
          </table:table-cell>
          <table:table-cell office:value-type="float" office:value="26.8333333333333">
            <text:p>26.8333333333</text:p>
          </table:table-cell>
          <table:table-cell office:value-type="float" office:value="114">
            <text:p>114</text:p>
          </table:table-cell>
          <table:table-cell office:value-type="float" office:value="2.375">
            <text:p>2.375</text:p>
          </table:table-cell>
          <table:table-cell office:value-type="float" office:value="123">
            <text:p>123</text:p>
          </table:table-cell>
          <table:table-cell office:value-type="float" office:value="2.5625">
            <text:p>2.5625</text:p>
          </table:table-cell>
          <table:table-cell office:value-type="float" office:value="78">
            <text:p>78</text:p>
          </table:table-cell>
          <table:table-cell office:value-type="float" office:value="1.625">
            <text:p>1.625</text:p>
          </table:table-cell>
          <table:table-cell office:value-type="float" office:value="11409">
            <text:p>11409</text:p>
          </table:table-cell>
          <table:table-cell office:value-type="float" office:value="237.6875">
            <text:p>237.6875</text:p>
          </table:table-cell>
          <table:table-cell office:value-type="float" office:value="2902">
            <text:p>2902</text:p>
          </table:table-cell>
          <table:table-cell office:value-type="float" office:value="60.4583333333333">
            <text:p>60.4583333333</text:p>
          </table:table-cell>
          <table:table-cell office:value-type="float" office:value="1755439">
            <text:p>1755439</text:p>
          </table:table-cell>
          <table:table-cell office:value-type="float" office:value="36571.6458333333">
            <text:p>36571.6458333333</text:p>
          </table:table-cell>
          <table:table-cell office:value-type="float" office:value="657.763831733663">
            <text:p>657.7638317337</text:p>
          </table:table-cell>
          <table:table-cell office:value-type="float" office:value="13.703413161118">
            <text:p>13.7034131611</text:p>
          </table:table-cell>
          <table:table-cell office:value-type="float" office:value="22653">
            <text:p>22653</text:p>
          </table:table-cell>
          <table:table-cell office:value-type="float" office:value="471.9375">
            <text:p>471.9375</text:p>
          </table:table-cell>
          <table:table-cell office:value-type="float" office:value="14557">
            <text:p>14557</text:p>
          </table:table-cell>
          <table:table-cell office:value-type="float" office:value="303.270833333333">
            <text:p>303.2708333333</text:p>
          </table:table-cell>
          <table:table-cell office:value-type="float" office:value="819.45146798497">
            <text:p>819.451467985</text:p>
          </table:table-cell>
          <table:table-cell office:value-type="float" office:value="17.0719055830202">
            <text:p>17.071905583</text:p>
          </table:table-cell>
          <table:table-cell office:value-type="float" office:value="18788">
            <text:p>18788</text:p>
          </table:table-cell>
          <table:table-cell office:value-type="float" office:value="391.416666666667">
            <text:p>391.4166666667</text:p>
          </table:table-cell>
          <table:table-cell office:value-type="float" office:value="11326">
            <text:p>11326</text:p>
          </table:table-cell>
          <table:table-cell office:value-type="float" office:value="235.958333333333">
            <text:p>235.9583333333</text:p>
          </table:table-cell>
          <table:table-cell office:value-type="float" office:value="738.607649859809">
            <text:p>738.6076498598</text:p>
          </table:table-cell>
          <table:table-cell office:value-type="float" office:value="15.3876593720794">
            <text:p>15.3876593721</text:p>
          </table:table-cell>
          <table:table-cell office:value-type="float" office:value="48">
            <text:p>48</text:p>
          </table:table-cell>
          <table:table-cell table:formula="of:= 100 * (([.BR58] / ([.BR58] + [.BT58])) - ([.BT58] / ([.BR58] + [.BT58])))" office:value-type="float" office:value="21.7575920451492">
            <text:p>21.7575920451</text:p>
          </table:table-cell>
          <table:table-cell table:formula="of:= 100 * (([.BX58] / ([.BX58] + [.BZ58])) - ([.BZ58] / ([.BX58] + [.BZ58])))" office:value-type="float" office:value="24.7791724779172">
            <text:p>24.7791724779</text:p>
          </table:table-cell>
          <table:table-cell table:formula="of:=([.CE58] + [.CF58]) / 2" office:value-type="float" office:value="23.2683822615332">
            <text:p>23.2683822615</text:p>
          </table:table-cell>
          <table:table-cell table:formula="of:=IF([.CG58] &gt; 0;1;0)" office:value-type="float" office:value="1">
            <text:p>1</text:p>
          </table:table-cell>
          <table:table-cell table:formula="of:=IF(AND([.CH58] = 1;[.BW58] &lt; 0);1;0)" office:value-type="float" office:value="0">
            <text:p>0</text:p>
          </table:table-cell>
          <table:table-cell table:formula="of:=IF([.CG58] &lt; 0;1;0)" office:value-type="float" office:value="0">
            <text:p>0</text:p>
          </table:table-cell>
          <table:table-cell table:formula="of:=IF(AND([.CJ58] = 1;[.BW58] &gt; 0);1;0)" office:value-type="float" office:value="0">
            <text:p>0</text:p>
          </table:table-cell>
          <table:table-cell table:formula="of:=IF(AND([.CH58] = 1;[.BQ58] &lt; 0);1;0)" office:value-type="float" office:value="0">
            <text:p>0</text:p>
          </table:table-cell>
          <table:table-cell table:formula="of:=IF(AND([.CJ58] = 1;[.BQ58] &gt; 0);1;0)" office:value-type="float" office:value="0">
            <text:p>0</text:p>
          </table:table-cell>
          <table:table-cell table:formula="of:=[.CG58] - [.$CG$136]" office:value-type="float" office:value="22.7625366468256">
            <text:p>22.7625366468</text:p>
          </table:table-cell>
        </table:table-row>
        <table:table-row table:style-name="ro2">
          <table:table-cell office:value-type="float" office:value="155087">
            <text:p>155087</text:p>
          </table:table-cell>
          <table:table-cell office:value-type="float" office:value="47">
            <text:p>47</text:p>
          </table:table-cell>
          <table:table-cell office:value-type="string">
            <text:p>2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65">
            <text:p>39465</text:p>
          </table:table-cell>
          <table:table-cell office:value-type="float" office:value="2822">
            <text:p>2822</text:p>
          </table:table-cell>
          <table:table-cell office:value-type="float" office:value="34317">
            <text:p>34317</text:p>
          </table:table-cell>
          <table:table-cell office:value-type="float" office:value="1530">
            <text:p>1530</text:p>
          </table:table-cell>
          <table:table-cell office:value-type="float" office:value="266">
            <text:p>266</text:p>
          </table:table-cell>
          <table:table-cell office:value-type="float" office:value="448">
            <text:p>44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29412">
            <text:p>29412</text:p>
          </table:table-cell>
          <table:table-cell office:value-type="float" office:value="1627">
            <text:p>1627</text:p>
          </table:table-cell>
          <table:table-cell office:value-type="float" office:value="26405">
            <text:p>26405</text:p>
          </table:table-cell>
          <table:table-cell office:value-type="float" office:value="853">
            <text:p>853</text:p>
          </table:table-cell>
          <table:table-cell office:value-type="float" office:value="213">
            <text:p>213</text:p>
          </table:table-cell>
          <table:table-cell office:value-type="float" office:value="267">
            <text:p>26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17">
            <text:p>-117</text:p>
          </table:table-cell>
          <table:table-cell office:value-type="float" office:value="-0.003">
            <text:p>-0.003</text:p>
          </table:table-cell>
          <table:table-cell office:value-type="float" office:value="0.0715">
            <text:p>0.0715</text:p>
          </table:table-cell>
          <table:table-cell office:value-type="float" office:value="0.8696">
            <text:p>0.8696</text:p>
          </table:table-cell>
          <table:table-cell office:value-type="float" office:value="0.0388">
            <text:p>0.0388</text:p>
          </table:table-cell>
          <table:table-cell office:value-type="float" office:value="0.0067">
            <text:p>0.0067</text:p>
          </table:table-cell>
          <table:table-cell office:value-type="float" office:value="0.0114">
            <text:p>0.0114</text:p>
          </table:table-cell>
          <table:table-cell office:value-type="float" office:value="0.0003">
            <text:p>0.0003</text:p>
          </table:table-cell>
          <table:table-cell office:value-type="float" office:value="0.0007">
            <text:p>0.0007</text:p>
          </table:table-cell>
          <table:table-cell office:value-type="float" office:value="0.0011">
            <text:p>0.0011</text:p>
          </table:table-cell>
          <table:table-cell office:value-type="float" office:value="0.0553">
            <text:p>0.0553</text:p>
          </table:table-cell>
          <table:table-cell office:value-type="float" office:value="0.8978">
            <text:p>0.8978</text:p>
          </table:table-cell>
          <table:table-cell office:value-type="float" office:value="0.029">
            <text:p>0.029</text:p>
          </table:table-cell>
          <table:table-cell office:value-type="float" office:value="0.0072">
            <text:p>0.0072</text:p>
          </table:table-cell>
          <table:table-cell office:value-type="float" office:value="0.0091">
            <text:p>0.0091</text:p>
          </table:table-cell>
          <table:table-cell table:number-columns-repeated="2" office:value-type="float" office:value="0.0003">
            <text:p>0.0003</text:p>
          </table:table-cell>
          <table:table-cell office:value-type="float" office:value="0.001">
            <text:p>0.00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02132925">
            <text:p>9502132925</text:p>
          </table:table-cell>
          <table:table-cell office:value-type="float" office:value="271489512.142857">
            <text:p>271489512.142857</text:p>
          </table:table-cell>
          <table:table-cell office:value-type="float" office:value="901">
            <text:p>901</text:p>
          </table:table-cell>
          <table:table-cell office:value-type="float" office:value="25.7428571428571">
            <text:p>25.7428571429</text:p>
          </table:table-cell>
          <table:table-cell office:value-type="float" office:value="38">
            <text:p>38</text:p>
          </table:table-cell>
          <table:table-cell office:value-type="float" office:value="1.08571428571429">
            <text:p>1.0857142857</text:p>
          </table:table-cell>
          <table:table-cell office:value-type="float" office:value="101">
            <text:p>101</text:p>
          </table:table-cell>
          <table:table-cell office:value-type="float" office:value="2.88571428571429">
            <text:p>2.8857142857</text:p>
          </table:table-cell>
          <table:table-cell office:value-type="float" office:value="103">
            <text:p>103</text:p>
          </table:table-cell>
          <table:table-cell office:value-type="float" office:value="2.94285714285714">
            <text:p>2.9428571429</text:p>
          </table:table-cell>
          <table:table-cell office:value-type="float" office:value="2925">
            <text:p>2925</text:p>
          </table:table-cell>
          <table:table-cell office:value-type="float" office:value="83.5714285714286">
            <text:p>83.5714285714</text:p>
          </table:table-cell>
          <table:table-cell office:value-type="float" office:value="2129">
            <text:p>2129</text:p>
          </table:table-cell>
          <table:table-cell office:value-type="float" office:value="60.8285714285714">
            <text:p>60.8285714286</text:p>
          </table:table-cell>
          <table:table-cell office:value-type="float" office:value="1702292">
            <text:p>1702292</text:p>
          </table:table-cell>
          <table:table-cell office:value-type="float" office:value="48636.9142857143">
            <text:p>48636.9142857143</text:p>
          </table:table-cell>
          <table:table-cell office:value-type="float" office:value="424.043751357499">
            <text:p>424.0437513575</text:p>
          </table:table-cell>
          <table:table-cell office:value-type="float" office:value="12.1155357530714">
            <text:p>12.1155357531</text:p>
          </table:table-cell>
          <table:table-cell office:value-type="float" office:value="11282">
            <text:p>11282</text:p>
          </table:table-cell>
          <table:table-cell office:value-type="float" office:value="322.342857142857">
            <text:p>322.3428571429</text:p>
          </table:table-cell>
          <table:table-cell office:value-type="float" office:value="8319">
            <text:p>8319</text:p>
          </table:table-cell>
          <table:table-cell office:value-type="float" office:value="237.685714285714">
            <text:p>237.6857142857</text:p>
          </table:table-cell>
          <table:table-cell office:value-type="float" office:value="514.792626229078">
            <text:p>514.7926262291</text:p>
          </table:table-cell>
          <table:table-cell office:value-type="float" office:value="14.7083607494022">
            <text:p>14.7083607494</text:p>
          </table:table-cell>
          <table:table-cell office:value-type="float" office:value="9309">
            <text:p>9309</text:p>
          </table:table-cell>
          <table:table-cell office:value-type="float" office:value="265.971428571429">
            <text:p>265.9714285714</text:p>
          </table:table-cell>
          <table:table-cell office:value-type="float" office:value="6894">
            <text:p>6894</text:p>
          </table:table-cell>
          <table:table-cell office:value-type="float" office:value="196.971428571429">
            <text:p>196.9714285714</text:p>
          </table:table-cell>
          <table:table-cell office:value-type="float" office:value="469.418188793398">
            <text:p>469.4181887934</text:p>
          </table:table-cell>
          <table:table-cell office:value-type="float" office:value="13.4119482512399">
            <text:p>13.4119482512</text:p>
          </table:table-cell>
          <table:table-cell office:value-type="float" office:value="35">
            <text:p>35</text:p>
          </table:table-cell>
          <table:table-cell table:formula="of:= 100 * (([.BR59] / ([.BR59] + [.BT59])) - ([.BT59] / ([.BR59] + [.BT59])))" office:value-type="float" office:value="15.116575684914">
            <text:p>15.1165756849</text:p>
          </table:table-cell>
          <table:table-cell table:formula="of:= 100 * (([.BX59] / ([.BX59] + [.BZ59])) - ([.BZ59] / ([.BX59] + [.BZ59])))" office:value-type="float" office:value="14.9046472875393">
            <text:p>14.9046472875</text:p>
          </table:table-cell>
          <table:table-cell table:formula="of:=([.CE59] + [.CF59]) / 2" office:value-type="float" office:value="15.0106114862267">
            <text:p>15.0106114862</text:p>
          </table:table-cell>
          <table:table-cell table:formula="of:=IF([.CG59] &gt; 0;1;0)" office:value-type="float" office:value="1">
            <text:p>1</text:p>
          </table:table-cell>
          <table:table-cell table:formula="of:=IF(AND([.CH59] = 1;[.BW59] &lt; 0);1;0)" office:value-type="float" office:value="0">
            <text:p>0</text:p>
          </table:table-cell>
          <table:table-cell table:formula="of:=IF([.CG59] &lt; 0;1;0)" office:value-type="float" office:value="0">
            <text:p>0</text:p>
          </table:table-cell>
          <table:table-cell table:formula="of:=IF(AND([.CJ59] = 1;[.BW59] &gt; 0);1;0)" office:value-type="float" office:value="0">
            <text:p>0</text:p>
          </table:table-cell>
          <table:table-cell table:formula="of:=IF(AND([.CH59] = 1;[.BQ59] &lt; 0);1;0)" office:value-type="float" office:value="0">
            <text:p>0</text:p>
          </table:table-cell>
          <table:table-cell table:formula="of:=IF(AND([.CJ59] = 1;[.BQ59] &gt; 0);1;0)" office:value-type="float" office:value="0">
            <text:p>0</text:p>
          </table:table-cell>
          <table:table-cell table:formula="of:=[.CG59] - [.$CG$136]" office:value-type="float" office:value="14.5047658715191">
            <text:p>14.5047658715</text:p>
          </table:table-cell>
        </table:table-row>
        <table:table-row table:style-name="ro2">
          <table:table-cell office:value-type="float" office:value="155103">
            <text:p>155103</text:p>
          </table:table-cell>
          <table:table-cell office:value-type="float" office:value="40">
            <text:p>40</text:p>
          </table:table-cell>
          <table:table-cell office:value-type="string">
            <text:p>2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9">
            <text:p>39549</text:p>
          </table:table-cell>
          <table:table-cell office:value-type="float" office:value="2155">
            <text:p>2155</text:p>
          </table:table-cell>
          <table:table-cell office:value-type="float" office:value="35635">
            <text:p>35635</text:p>
          </table:table-cell>
          <table:table-cell office:value-type="float" office:value="435">
            <text:p>435</text:p>
          </table:table-cell>
          <table:table-cell office:value-type="float" office:value="178">
            <text:p>178</text:p>
          </table:table-cell>
          <table:table-cell office:value-type="float" office:value="1020">
            <text:p>1020</text:p>
          </table:table-cell>
          <table:table-cell table:number-columns-repeated="2"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30375">
            <text:p>30375</text:p>
          </table:table-cell>
          <table:table-cell office:value-type="float" office:value="1293">
            <text:p>1293</text:p>
          </table:table-cell>
          <table:table-cell office:value-type="float" office:value="27772">
            <text:p>27772</text:p>
          </table:table-cell>
          <table:table-cell office:value-type="float" office:value="285">
            <text:p>285</text:p>
          </table:table-cell>
          <table:table-cell office:value-type="float" office:value="121">
            <text:p>121</text:p>
          </table:table-cell>
          <table:table-cell office:value-type="float" office:value="827">
            <text:p>82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33">
            <text:p>-33</text:p>
          </table:table-cell>
          <table:table-cell office:value-type="float" office:value="-0.0008">
            <text:p>-0.0008</text:p>
          </table:table-cell>
          <table:table-cell office:value-type="float" office:value="0.0545">
            <text:p>0.0545</text:p>
          </table:table-cell>
          <table:table-cell office:value-type="float" office:value="0.901">
            <text:p>0.901</text:p>
          </table:table-cell>
          <table:table-cell office:value-type="float" office:value="0.011">
            <text:p>0.011</text:p>
          </table:table-cell>
          <table:table-cell office:value-type="float" office:value="0.0045">
            <text:p>0.0045</text:p>
          </table:table-cell>
          <table:table-cell office:value-type="float" office:value="0.0258">
            <text:p>0.0258</text:p>
          </table:table-cell>
          <table:table-cell table:number-columns-repeated="2" office:value-type="float" office:value="0.0009">
            <text:p>0.0009</text:p>
          </table:table-cell>
          <table:table-cell office:value-type="float" office:value="0.0015">
            <text:p>0.0015</text:p>
          </table:table-cell>
          <table:table-cell office:value-type="float" office:value="0.0426">
            <text:p>0.0426</text:p>
          </table:table-cell>
          <table:table-cell office:value-type="float" office:value="0.9143">
            <text:p>0.9143</text:p>
          </table:table-cell>
          <table:table-cell office:value-type="float" office:value="0.0094">
            <text:p>0.0094</text:p>
          </table:table-cell>
          <table:table-cell office:value-type="float" office:value="0.004">
            <text:p>0.004</text:p>
          </table:table-cell>
          <table:table-cell office:value-type="float" office:value="0.0272">
            <text:p>0.0272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11">
            <text:p>0.001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196528343">
            <text:p>12196528343</text:p>
          </table:table-cell>
          <table:table-cell office:value-type="float" office:value="271033963.177778">
            <text:p>271033963.177778</text:p>
          </table:table-cell>
          <table:table-cell office:value-type="float" office:value="1204">
            <text:p>1204</text:p>
          </table:table-cell>
          <table:table-cell office:value-type="float" office:value="26.7555555555556">
            <text:p>26.7555555556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.57777777777778">
            <text:p>2.5777777778</text:p>
          </table:table-cell>
          <table:table-cell office:value-type="float" office:value="89">
            <text:p>89</text:p>
          </table:table-cell>
          <table:table-cell office:value-type="float" office:value="1.97777777777778">
            <text:p>1.9777777778</text:p>
          </table:table-cell>
          <table:table-cell office:value-type="float" office:value="18343">
            <text:p>18343</text:p>
          </table:table-cell>
          <table:table-cell office:value-type="float" office:value="407.622222222222">
            <text:p>407.6222222222</text:p>
          </table:table-cell>
          <table:table-cell office:value-type="float" office:value="2791">
            <text:p>2791</text:p>
          </table:table-cell>
          <table:table-cell office:value-type="float" office:value="62.0222222222222">
            <text:p>62.0222222222</text:p>
          </table:table-cell>
          <table:table-cell office:value-type="float" office:value="1767646">
            <text:p>1767646</text:p>
          </table:table-cell>
          <table:table-cell office:value-type="float" office:value="39281.0222222222">
            <text:p>39281.0222222222</text:p>
          </table:table-cell>
          <table:table-cell office:value-type="float" office:value="133.352734016999">
            <text:p>133.352734017</text:p>
          </table:table-cell>
          <table:table-cell office:value-type="float" office:value="2.96339408926665">
            <text:p>2.9633940893</text:p>
          </table:table-cell>
          <table:table-cell office:value-type="float" office:value="14903">
            <text:p>14903</text:p>
          </table:table-cell>
          <table:table-cell office:value-type="float" office:value="331.177777777778">
            <text:p>331.1777777778</text:p>
          </table:table-cell>
          <table:table-cell office:value-type="float" office:value="14014">
            <text:p>14014</text:p>
          </table:table-cell>
          <table:table-cell office:value-type="float" office:value="311.422222222222">
            <text:p>311.4222222222</text:p>
          </table:table-cell>
          <table:table-cell office:value-type="float" office:value="368.88898574111">
            <text:p>368.8889857411</text:p>
          </table:table-cell>
          <table:table-cell office:value-type="float" office:value="8.19753301646911">
            <text:p>8.1975330165</text:p>
          </table:table-cell>
          <table:table-cell office:value-type="float" office:value="12539">
            <text:p>12539</text:p>
          </table:table-cell>
          <table:table-cell office:value-type="float" office:value="278.644444444444">
            <text:p>278.6444444444</text:p>
          </table:table-cell>
          <table:table-cell office:value-type="float" office:value="10716">
            <text:p>10716</text:p>
          </table:table-cell>
          <table:table-cell office:value-type="float" office:value="238.133333333333">
            <text:p>238.1333333333</text:p>
          </table:table-cell>
          <table:table-cell office:value-type="float" office:value="251.120859879234">
            <text:p>251.1208598792</text:p>
          </table:table-cell>
          <table:table-cell office:value-type="float" office:value="5.58046355287186">
            <text:p>5.5804635529</text:p>
          </table:table-cell>
          <table:table-cell office:value-type="float" office:value="45">
            <text:p>45</text:p>
          </table:table-cell>
          <table:table-cell table:formula="of:= 100 * (([.BR60] / ([.BR60] + [.BT60])) - ([.BT60] / ([.BR60] + [.BT60])))" office:value-type="float" office:value="3.07431614621157">
            <text:p>3.0743161462</text:p>
          </table:table-cell>
          <table:table-cell table:formula="of:= 100 * (([.BX60] / ([.BX60] + [.BZ60])) - ([.BZ60] / ([.BX60] + [.BZ60])))" office:value-type="float" office:value="7.83917437110299">
            <text:p>7.8391743711</text:p>
          </table:table-cell>
          <table:table-cell table:formula="of:=([.CE60] + [.CF60]) / 2" office:value-type="float" office:value="5.45674525865728">
            <text:p>5.4567452587</text:p>
          </table:table-cell>
          <table:table-cell table:formula="of:=IF([.CG60] &gt; 0;1;0)" office:value-type="float" office:value="1">
            <text:p>1</text:p>
          </table:table-cell>
          <table:table-cell table:formula="of:=IF(AND([.CH60] = 1;[.BW60] &lt; 0);1;0)" office:value-type="float" office:value="0">
            <text:p>0</text:p>
          </table:table-cell>
          <table:table-cell table:formula="of:=IF([.CG60] &lt; 0;1;0)" office:value-type="float" office:value="0">
            <text:p>0</text:p>
          </table:table-cell>
          <table:table-cell table:formula="of:=IF(AND([.CJ60] = 1;[.BW60] &gt; 0);1;0)" office:value-type="float" office:value="0">
            <text:p>0</text:p>
          </table:table-cell>
          <table:table-cell table:formula="of:=IF(AND([.CH60] = 1;[.BQ60] &lt; 0);1;0)" office:value-type="float" office:value="0">
            <text:p>0</text:p>
          </table:table-cell>
          <table:table-cell table:formula="of:=IF(AND([.CJ60] = 1;[.BQ60] &gt; 0);1;0)" office:value-type="float" office:value="0">
            <text:p>0</text:p>
          </table:table-cell>
          <table:table-cell table:formula="of:=[.CG60] - [.$CG$136]" office:value-type="float" office:value="4.95089964394971">
            <text:p>4.9508996439</text:p>
          </table:table-cell>
        </table:table-row>
        <table:table-row table:style-name="ro2">
          <table:table-cell office:value-type="float" office:value="155120">
            <text:p>155120</text:p>
          </table:table-cell>
          <table:table-cell office:value-type="float" office:value="93">
            <text:p>93</text:p>
          </table:table-cell>
          <table:table-cell office:value-type="string">
            <text:p>4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70">
            <text:p>39470</text:p>
          </table:table-cell>
          <table:table-cell office:value-type="float" office:value="874">
            <text:p>874</text:p>
          </table:table-cell>
          <table:table-cell office:value-type="float" office:value="37191">
            <text:p>37191</text:p>
          </table:table-cell>
          <table:table-cell office:value-type="float" office:value="358">
            <text:p>358</text:p>
          </table:table-cell>
          <table:table-cell office:value-type="float" office:value="180">
            <text:p>180</text:p>
          </table:table-cell>
          <table:table-cell office:value-type="float" office:value="785">
            <text:p>78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27964">
            <text:p>27964</text:p>
          </table:table-cell>
          <table:table-cell office:value-type="float" office:value="472">
            <text:p>472</text:p>
          </table:table-cell>
          <table:table-cell office:value-type="float" office:value="26695">
            <text:p>26695</text:p>
          </table:table-cell>
          <table:table-cell office:value-type="float" office:value="164">
            <text:p>164</text:p>
          </table:table-cell>
          <table:table-cell office:value-type="float" office:value="122">
            <text:p>122</text:p>
          </table:table-cell>
          <table:table-cell office:value-type="float" office:value="472">
            <text:p>47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12">
            <text:p>-112</text:p>
          </table:table-cell>
          <table:table-cell office:value-type="float" office:value="-0.0028">
            <text:p>-0.0028</text:p>
          </table:table-cell>
          <table:table-cell office:value-type="float" office:value="0.0221">
            <text:p>0.0221</text:p>
          </table:table-cell>
          <table:table-cell office:value-type="float" office:value="0.9423">
            <text:p>0.9423</text:p>
          </table:table-cell>
          <table:table-cell office:value-type="float" office:value="0.0091">
            <text:p>0.0091</text:p>
          </table:table-cell>
          <table:table-cell office:value-type="float" office:value="0.0046">
            <text:p>0.0046</text:p>
          </table:table-cell>
          <table:table-cell office:value-type="float" office:value="0.0199">
            <text:p>0.0199</text:p>
          </table:table-cell>
          <table:table-cell office:value-type="float" office:value="0.0002">
            <text:p>0.0002</text:p>
          </table:table-cell>
          <table:table-cell office:value-type="float" office:value="0.0004">
            <text:p>0.0004</text:p>
          </table:table-cell>
          <table:table-cell office:value-type="float" office:value="0.0015">
            <text:p>0.0015</text:p>
          </table:table-cell>
          <table:table-cell office:value-type="float" office:value="0.0169">
            <text:p>0.0169</text:p>
          </table:table-cell>
          <table:table-cell office:value-type="float" office:value="0.9546">
            <text:p>0.9546</text:p>
          </table:table-cell>
          <table:table-cell office:value-type="float" office:value="0.0059">
            <text:p>0.0059</text:p>
          </table:table-cell>
          <table:table-cell office:value-type="float" office:value="0.0044">
            <text:p>0.0044</text:p>
          </table:table-cell>
          <table:table-cell office:value-type="float" office:value="0.0169">
            <text:p>0.0169</text:p>
          </table:table-cell>
          <table:table-cell office:value-type="float" office:value="0.0002">
            <text:p>0.0002</text:p>
          </table:table-cell>
          <table:table-cell office:value-type="float" office:value="0.0004">
            <text:p>0.0004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10875271">
            <text:p>10010875271</text:p>
          </table:table-cell>
          <table:table-cell office:value-type="float" office:value="270564196.513513">
            <text:p>270564196.513513</text:p>
          </table:table-cell>
          <table:table-cell office:value-type="float" office:value="1153">
            <text:p>1153</text:p>
          </table:table-cell>
          <table:table-cell office:value-type="float" office:value="31.1621621621622">
            <text:p>31.1621621622</text:p>
          </table:table-cell>
          <table:table-cell office:value-type="float" office:value="108">
            <text:p>108</text:p>
          </table:table-cell>
          <table:table-cell office:value-type="float" office:value="2.91891891891892">
            <text:p>2.9189189189</text:p>
          </table:table-cell>
          <table:table-cell office:value-type="float" office:value="128">
            <text:p>128</text:p>
          </table:table-cell>
          <table:table-cell office:value-type="float" office:value="3.45945945945946">
            <text:p>3.4594594595</text:p>
          </table:table-cell>
          <table:table-cell office:value-type="float" office:value="58">
            <text:p>58</text:p>
          </table:table-cell>
          <table:table-cell office:value-type="float" office:value="1.56756756756757">
            <text:p>1.5675675676</text:p>
          </table:table-cell>
          <table:table-cell office:value-type="float" office:value="5271">
            <text:p>5271</text:p>
          </table:table-cell>
          <table:table-cell office:value-type="float" office:value="142.459459459459">
            <text:p>142.4594594595</text:p>
          </table:table-cell>
          <table:table-cell office:value-type="float" office:value="2641">
            <text:p>2641</text:p>
          </table:table-cell>
          <table:table-cell office:value-type="float" office:value="71.3783783783784">
            <text:p>71.3783783784</text:p>
          </table:table-cell>
          <table:table-cell office:value-type="float" office:value="1462942">
            <text:p>1462942</text:p>
          </table:table-cell>
          <table:table-cell office:value-type="float" office:value="39538.972972973">
            <text:p>39538.972972973</text:p>
          </table:table-cell>
          <table:table-cell office:value-type="float" office:value="1091.4848061977">
            <text:p>1091.4848061977</text:p>
          </table:table-cell>
          <table:table-cell office:value-type="float" office:value="29.4995893566946">
            <text:p>29.4995893567</text:p>
          </table:table-cell>
          <table:table-cell office:value-type="float" office:value="22541">
            <text:p>22541</text:p>
          </table:table-cell>
          <table:table-cell office:value-type="float" office:value="609.216216216216">
            <text:p>609.2162162162</text:p>
          </table:table-cell>
          <table:table-cell office:value-type="float" office:value="11218">
            <text:p>11218</text:p>
          </table:table-cell>
          <table:table-cell office:value-type="float" office:value="303.189189189189">
            <text:p>303.1891891892</text:p>
          </table:table-cell>
          <table:table-cell office:value-type="float" office:value="1352.5998465109">
            <text:p>1352.5998465109</text:p>
          </table:table-cell>
          <table:table-cell office:value-type="float" office:value="36.5567526084027">
            <text:p>36.5567526084</text:p>
          </table:table-cell>
          <table:table-cell office:value-type="float" office:value="19067">
            <text:p>19067</text:p>
          </table:table-cell>
          <table:table-cell office:value-type="float" office:value="515.324324324324">
            <text:p>515.3243243243</text:p>
          </table:table-cell>
          <table:table-cell office:value-type="float" office:value="8355">
            <text:p>8355</text:p>
          </table:table-cell>
          <table:table-cell office:value-type="float" office:value="225.810810810811">
            <text:p>225.8108108108</text:p>
          </table:table-cell>
          <table:table-cell office:value-type="float" office:value="1222.0423263546">
            <text:p>1222.0423263546</text:p>
          </table:table-cell>
          <table:table-cell office:value-type="float" office:value="33.0281709825568">
            <text:p>33.0281709826</text:p>
          </table:table-cell>
          <table:table-cell office:value-type="float" office:value="37">
            <text:p>37</text:p>
          </table:table-cell>
          <table:table-cell table:formula="of:= 100 * (([.BR61] / ([.BR61] + [.BT61])) - ([.BT61] / ([.BR61] + [.BT61])))" office:value-type="float" office:value="33.5406854468438">
            <text:p>33.5406854468</text:p>
          </table:table-cell>
          <table:table-cell table:formula="of:= 100 * (([.BX61] / ([.BX61] + [.BZ61])) - ([.BZ61] / ([.BX61] + [.BZ61])))" office:value-type="float" office:value="39.0635256363504">
            <text:p>39.0635256364</text:p>
          </table:table-cell>
          <table:table-cell table:formula="of:=([.CE61] + [.CF61]) / 2" office:value-type="float" office:value="36.3021055415971">
            <text:p>36.3021055416</text:p>
          </table:table-cell>
          <table:table-cell table:formula="of:=IF([.CG61] &gt; 0;1;0)" office:value-type="float" office:value="1">
            <text:p>1</text:p>
          </table:table-cell>
          <table:table-cell table:formula="of:=IF(AND([.CH61] = 1;[.BW61] &lt; 0);1;0)" office:value-type="float" office:value="0">
            <text:p>0</text:p>
          </table:table-cell>
          <table:table-cell table:formula="of:=IF([.CG61] &lt; 0;1;0)" office:value-type="float" office:value="0">
            <text:p>0</text:p>
          </table:table-cell>
          <table:table-cell table:formula="of:=IF(AND([.CJ61] = 1;[.BW61] &gt; 0);1;0)" office:value-type="float" office:value="0">
            <text:p>0</text:p>
          </table:table-cell>
          <table:table-cell table:formula="of:=IF(AND([.CH61] = 1;[.BQ61] &lt; 0);1;0)" office:value-type="float" office:value="0">
            <text:p>0</text:p>
          </table:table-cell>
          <table:table-cell table:formula="of:=IF(AND([.CJ61] = 1;[.BQ61] &gt; 0);1;0)" office:value-type="float" office:value="0">
            <text:p>0</text:p>
          </table:table-cell>
          <table:table-cell table:formula="of:=[.CG61] - [.$CG$136]" office:value-type="float" office:value="35.7962599268895">
            <text:p>35.7962599269</text:p>
          </table:table-cell>
        </table:table-row>
        <table:table-row table:style-name="ro2">
          <table:table-cell office:value-type="float" office:value="155149">
            <text:p>155149</text:p>
          </table:table-cell>
          <table:table-cell office:value-type="float" office:value="94">
            <text:p>94</text:p>
          </table:table-cell>
          <table:table-cell office:value-type="string">
            <text:p>4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23">
            <text:p>39523</text:p>
          </table:table-cell>
          <table:table-cell office:value-type="float" office:value="2393">
            <text:p>2393</text:p>
          </table:table-cell>
          <table:table-cell office:value-type="float" office:value="34233">
            <text:p>34233</text:p>
          </table:table-cell>
          <table:table-cell office:value-type="float" office:value="897">
            <text:p>897</text:p>
          </table:table-cell>
          <table:table-cell office:value-type="float" office:value="209">
            <text:p>209</text:p>
          </table:table-cell>
          <table:table-cell office:value-type="float" office:value="1652">
            <text:p>1652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27416">
            <text:p>27416</text:p>
          </table:table-cell>
          <table:table-cell office:value-type="float" office:value="1358">
            <text:p>1358</text:p>
          </table:table-cell>
          <table:table-cell office:value-type="float" office:value="24361">
            <text:p>24361</text:p>
          </table:table-cell>
          <table:table-cell office:value-type="float" office:value="445">
            <text:p>445</text:p>
          </table:table-cell>
          <table:table-cell office:value-type="float" office:value="133">
            <text:p>133</text:p>
          </table:table-cell>
          <table:table-cell office:value-type="float" office:value="1048">
            <text:p>1048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59">
            <text:p>-59</text:p>
          </table:table-cell>
          <table:table-cell office:value-type="float" office:value="-0.0015">
            <text:p>-0.0015</text:p>
          </table:table-cell>
          <table:table-cell office:value-type="float" office:value="0.0605">
            <text:p>0.0605</text:p>
          </table:table-cell>
          <table:table-cell office:value-type="float" office:value="0.8662">
            <text:p>0.8662</text:p>
          </table:table-cell>
          <table:table-cell office:value-type="float" office:value="0.0227">
            <text:p>0.0227</text:p>
          </table:table-cell>
          <table:table-cell office:value-type="float" office:value="0.0053">
            <text:p>0.0053</text:p>
          </table:table-cell>
          <table:table-cell office:value-type="float" office:value="0.0418">
            <text:p>0.0418</text:p>
          </table:table-cell>
          <table:table-cell office:value-type="float" office:value="0.0002">
            <text:p>0.0002</text:p>
          </table:table-cell>
          <table:table-cell office:value-type="float" office:value="0.0015">
            <text:p>0.0015</text:p>
          </table:table-cell>
          <table:table-cell office:value-type="float" office:value="0.0018">
            <text:p>0.0018</text:p>
          </table:table-cell>
          <table:table-cell office:value-type="float" office:value="0.0495">
            <text:p>0.0495</text:p>
          </table:table-cell>
          <table:table-cell office:value-type="float" office:value="0.8886">
            <text:p>0.8886</text:p>
          </table:table-cell>
          <table:table-cell office:value-type="float" office:value="0.0162">
            <text:p>0.0162</text:p>
          </table:table-cell>
          <table:table-cell office:value-type="float" office:value="0.0049">
            <text:p>0.0049</text:p>
          </table:table-cell>
          <table:table-cell office:value-type="float" office:value="0.0382">
            <text:p>0.0382</text:p>
          </table:table-cell>
          <table:table-cell office:value-type="float" office:value="0.0002">
            <text:p>0.0002</text:p>
          </table:table-cell>
          <table:table-cell office:value-type="float" office:value="0.001">
            <text:p>0.001</text:p>
          </table:table-cell>
          <table:table-cell office:value-type="float" office:value="0.0014">
            <text:p>0.0014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112717757">
            <text:p>8112717757</text:p>
          </table:table-cell>
          <table:table-cell office:value-type="float" office:value="270423925.233333">
            <text:p>270423925.233333</text:p>
          </table:table-cell>
          <table:table-cell office:value-type="float" office:value="1049">
            <text:p>1049</text:p>
          </table:table-cell>
          <table:table-cell office:value-type="float" office:value="34.9666666666667">
            <text:p>34.9666666667</text:p>
          </table:table-cell>
          <table:table-cell office:value-type="float" office:value="69">
            <text:p>69</text:p>
          </table:table-cell>
          <table:table-cell office:value-type="float" office:value="2.3">
            <text:p>2.3</text:p>
          </table:table-cell>
          <table:table-cell office:value-type="float" office:value="105">
            <text:p>105</text:p>
          </table:table-cell>
          <table:table-cell office:value-type="float" office:value="3.5">
            <text:p>3.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7757">
            <text:p>17757</text:p>
          </table:table-cell>
          <table:table-cell office:value-type="float" office:value="591.9">
            <text:p>591.9</text:p>
          </table:table-cell>
          <table:table-cell office:value-type="float" office:value="2201">
            <text:p>2201</text:p>
          </table:table-cell>
          <table:table-cell office:value-type="float" office:value="73.3666666666667">
            <text:p>73.3666666667</text:p>
          </table:table-cell>
          <table:table-cell office:value-type="float" office:value="838614">
            <text:p>838614</text:p>
          </table:table-cell>
          <table:table-cell office:value-type="float" office:value="27953.8">
            <text:p>27953.8</text:p>
          </table:table-cell>
          <table:table-cell office:value-type="float" office:value="708.93460758684">
            <text:p>708.9346075868</text:p>
          </table:table-cell>
          <table:table-cell office:value-type="float" office:value="23.631153586228">
            <text:p>23.6311535862</text:p>
          </table:table-cell>
          <table:table-cell office:value-type="float" office:value="27432">
            <text:p>27432</text:p>
          </table:table-cell>
          <table:table-cell office:value-type="float" office:value="914.4">
            <text:p>914.4</text:p>
          </table:table-cell>
          <table:table-cell office:value-type="float" office:value="15123">
            <text:p>15123</text:p>
          </table:table-cell>
          <table:table-cell office:value-type="float" office:value="504.1">
            <text:p>504.1</text:p>
          </table:table-cell>
          <table:table-cell office:value-type="float" office:value="771.17153472469">
            <text:p>771.1715347247</text:p>
          </table:table-cell>
          <table:table-cell office:value-type="float" office:value="25.7057178241563">
            <text:p>25.7057178242</text:p>
          </table:table-cell>
          <table:table-cell office:value-type="float" office:value="20988">
            <text:p>20988</text:p>
          </table:table-cell>
          <table:table-cell office:value-type="float" office:value="699.6">
            <text:p>699.6</text:p>
          </table:table-cell>
          <table:table-cell office:value-type="float" office:value="10833">
            <text:p>10833</text:p>
          </table:table-cell>
          <table:table-cell office:value-type="float" office:value="361.1">
            <text:p>361.1</text:p>
          </table:table-cell>
          <table:table-cell office:value-type="float" office:value="740.05307115563">
            <text:p>740.0530711556</text:p>
          </table:table-cell>
          <table:table-cell office:value-type="float" office:value="24.6684357051877">
            <text:p>24.6684357052</text:p>
          </table:table-cell>
          <table:table-cell office:value-type="float" office:value="30">
            <text:p>30</text:p>
          </table:table-cell>
          <table:table-cell table:formula="of:= 100 * (([.BR62] / ([.BR62] + [.BT62])) - ([.BT62] / ([.BR62] + [.BT62])))" office:value-type="float" office:value="28.9249206908706">
            <text:p>28.9249206909</text:p>
          </table:table-cell>
          <table:table-cell table:formula="of:= 100 * (([.BX62] / ([.BX62] + [.BZ62])) - ([.BZ62] / ([.BX62] + [.BZ62])))" office:value-type="float" office:value="31.9128877156595">
            <text:p>31.9128877157</text:p>
          </table:table-cell>
          <table:table-cell table:formula="of:=([.CE62] + [.CF62]) / 2" office:value-type="float" office:value="30.4189042032651">
            <text:p>30.4189042033</text:p>
          </table:table-cell>
          <table:table-cell table:formula="of:=IF([.CG62] &gt; 0;1;0)" office:value-type="float" office:value="1">
            <text:p>1</text:p>
          </table:table-cell>
          <table:table-cell table:formula="of:=IF(AND([.CH62] = 1;[.BW62] &lt; 0);1;0)" office:value-type="float" office:value="0">
            <text:p>0</text:p>
          </table:table-cell>
          <table:table-cell table:formula="of:=IF([.CG62] &lt; 0;1;0)" office:value-type="float" office:value="0">
            <text:p>0</text:p>
          </table:table-cell>
          <table:table-cell table:formula="of:=IF(AND([.CJ62] = 1;[.BW62] &gt; 0);1;0)" office:value-type="float" office:value="0">
            <text:p>0</text:p>
          </table:table-cell>
          <table:table-cell table:formula="of:=IF(AND([.CH62] = 1;[.BQ62] &lt; 0);1;0)" office:value-type="float" office:value="0">
            <text:p>0</text:p>
          </table:table-cell>
          <table:table-cell table:formula="of:=IF(AND([.CJ62] = 1;[.BQ62] &gt; 0);1;0)" office:value-type="float" office:value="0">
            <text:p>0</text:p>
          </table:table-cell>
          <table:table-cell table:formula="of:=[.CG62] - [.$CG$136]" office:value-type="float" office:value="29.9130585885575">
            <text:p>29.9130585886</text:p>
          </table:table-cell>
        </table:table-row>
        <table:table-row table:style-name="ro2">
          <table:table-cell office:value-type="float" office:value="155183">
            <text:p>155183</text:p>
          </table:table-cell>
          <table:table-cell office:value-type="float" office:value="65">
            <text:p>65</text:p>
          </table:table-cell>
          <table:table-cell office:value-type="string">
            <text:p>3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63">
            <text:p>39563</text:p>
          </table:table-cell>
          <table:table-cell office:value-type="float" office:value="892">
            <text:p>892</text:p>
          </table:table-cell>
          <table:table-cell office:value-type="float" office:value="37088">
            <text:p>37088</text:p>
          </table:table-cell>
          <table:table-cell office:value-type="float" office:value="465">
            <text:p>465</text:p>
          </table:table-cell>
          <table:table-cell office:value-type="float" office:value="173">
            <text:p>173</text:p>
          </table:table-cell>
          <table:table-cell office:value-type="float" office:value="846">
            <text:p>846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 office:value-type="float" office:value="28852">
            <text:p>28852</text:p>
          </table:table-cell>
          <table:table-cell office:value-type="float" office:value="513">
            <text:p>513</text:p>
          </table:table-cell>
          <table:table-cell office:value-type="float" office:value="27388">
            <text:p>27388</text:p>
          </table:table-cell>
          <table:table-cell office:value-type="float" office:value="259">
            <text:p>259</text:p>
          </table:table-cell>
          <table:table-cell office:value-type="float" office:value="124">
            <text:p>124</text:p>
          </table:table-cell>
          <table:table-cell office:value-type="float" office:value="520">
            <text:p>52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9">
            <text:p>-19</text:p>
          </table:table-cell>
          <table:table-cell office:value-type="float" office:value="-0.0005">
            <text:p>-0.0005</text:p>
          </table:table-cell>
          <table:table-cell office:value-type="float" office:value="0.0225">
            <text:p>0.0225</text:p>
          </table:table-cell>
          <table:table-cell office:value-type="float" office:value="0.9374">
            <text:p>0.9374</text:p>
          </table:table-cell>
          <table:table-cell office:value-type="float" office:value="0.0118">
            <text:p>0.0118</text:p>
          </table:table-cell>
          <table:table-cell office:value-type="float" office:value="0.0044">
            <text:p>0.0044</text:p>
          </table:table-cell>
          <table:table-cell office:value-type="float" office:value="0.0214">
            <text:p>0.0214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15">
            <text:p>0.0015</text:p>
          </table:table-cell>
          <table:table-cell office:value-type="float" office:value="0.0178">
            <text:p>0.0178</text:p>
          </table:table-cell>
          <table:table-cell office:value-type="float" office:value="0.9493">
            <text:p>0.9493</text:p>
          </table:table-cell>
          <table:table-cell office:value-type="float" office:value="0.009">
            <text:p>0.009</text:p>
          </table:table-cell>
          <table:table-cell office:value-type="float" office:value="0.0043">
            <text:p>0.0043</text:p>
          </table:table-cell>
          <table:table-cell office:value-type="float" office:value="0.018">
            <text:p>0.018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table:number-columns-repeated="4" office:value-type="float" office:value="0">
            <text:p>0</text:p>
          </table:table-cell>
          <table:table-cell office:value-type="float" office:value="13531462236">
            <text:p>13531462236</text:p>
          </table:table-cell>
          <table:table-cell office:value-type="float" office:value="270629244.72">
            <text:p>270629244.72</text:p>
          </table:table-cell>
          <table:table-cell office:value-type="float" office:value="1623">
            <text:p>1623</text:p>
          </table:table-cell>
          <table:table-cell office:value-type="float" office:value="32.46">
            <text:p>32.46</text:p>
          </table:table-cell>
          <table:table-cell office:value-type="float" office:value="168">
            <text:p>168</text:p>
          </table:table-cell>
          <table:table-cell office:value-type="float" office:value="3.36">
            <text:p>3.36</text:p>
          </table:table-cell>
          <table:table-cell office:value-type="float" office:value="311">
            <text:p>311</text:p>
          </table:table-cell>
          <table:table-cell office:value-type="float" office:value="6.22">
            <text:p>6.22</text:p>
          </table:table-cell>
          <table:table-cell office:value-type="float" office:value="221">
            <text:p>221</text:p>
          </table:table-cell>
          <table:table-cell office:value-type="float" office:value="4.42">
            <text:p>4.42</text:p>
          </table:table-cell>
          <table:table-cell office:value-type="float" office:value="82236">
            <text:p>82236</text:p>
          </table:table-cell>
          <table:table-cell office:value-type="float" office:value="1644.72">
            <text:p>1644.72</text:p>
          </table:table-cell>
          <table:table-cell office:value-type="float" office:value="6889">
            <text:p>6889</text:p>
          </table:table-cell>
          <table:table-cell office:value-type="float" office:value="137.78">
            <text:p>137.78</text:p>
          </table:table-cell>
          <table:table-cell office:value-type="float" office:value="2178708">
            <text:p>2178708</text:p>
          </table:table-cell>
          <table:table-cell office:value-type="float" office:value="43574.16">
            <text:p>43574.16</text:p>
          </table:table-cell>
          <table:table-cell office:value-type="float" office:value="1171.01443427586">
            <text:p>1171.0144342759</text:p>
          </table:table-cell>
          <table:table-cell office:value-type="float" office:value="23.4202886855172">
            <text:p>23.4202886855</text:p>
          </table:table-cell>
          <table:table-cell office:value-type="float" office:value="35464">
            <text:p>35464</text:p>
          </table:table-cell>
          <table:table-cell office:value-type="float" office:value="709.28">
            <text:p>709.28</text:p>
          </table:table-cell>
          <table:table-cell office:value-type="float" office:value="19231">
            <text:p>19231</text:p>
          </table:table-cell>
          <table:table-cell office:value-type="float" office:value="384.62">
            <text:p>384.62</text:p>
          </table:table-cell>
          <table:table-cell office:value-type="float" office:value="1364.20597400008">
            <text:p>1364.2059740001</text:p>
          </table:table-cell>
          <table:table-cell office:value-type="float" office:value="27.2841194800016">
            <text:p>27.28411948</text:p>
          </table:table-cell>
          <table:table-cell office:value-type="float" office:value="28734">
            <text:p>28734</text:p>
          </table:table-cell>
          <table:table-cell office:value-type="float" office:value="574.68">
            <text:p>574.68</text:p>
          </table:table-cell>
          <table:table-cell office:value-type="float" office:value="14138">
            <text:p>14138</text:p>
          </table:table-cell>
          <table:table-cell office:value-type="float" office:value="282.76">
            <text:p>282.76</text:p>
          </table:table-cell>
          <table:table-cell office:value-type="float" office:value="1267.61020413804">
            <text:p>1267.610204138</text:p>
          </table:table-cell>
          <table:table-cell office:value-type="float" office:value="25.3522040827608">
            <text:p>25.3522040828</text:p>
          </table:table-cell>
          <table:table-cell office:value-type="float" office:value="50">
            <text:p>50</text:p>
          </table:table-cell>
          <table:table-cell table:formula="of:= 100 * (([.BR63] / ([.BR63] + [.BT63])) - ([.BT63] / ([.BR63] + [.BT63])))" office:value-type="float" office:value="29.6791297193528">
            <text:p>29.6791297194</text:p>
          </table:table-cell>
          <table:table-cell table:formula="of:= 100 * (([.BX63] / ([.BX63] + [.BZ63])) - ([.BZ63] / ([.BX63] + [.BZ63])))" office:value-type="float" office:value="34.0455308826274">
            <text:p>34.0455308826</text:p>
          </table:table-cell>
          <table:table-cell table:formula="of:=([.CE63] + [.CF63]) / 2" office:value-type="float" office:value="31.8623303009901">
            <text:p>31.862330301</text:p>
          </table:table-cell>
          <table:table-cell table:formula="of:=IF([.CG63] &gt; 0;1;0)" office:value-type="float" office:value="1">
            <text:p>1</text:p>
          </table:table-cell>
          <table:table-cell table:formula="of:=IF(AND([.CH63] = 1;[.BW63] &lt; 0);1;0)" office:value-type="float" office:value="0">
            <text:p>0</text:p>
          </table:table-cell>
          <table:table-cell table:formula="of:=IF([.CG63] &lt; 0;1;0)" office:value-type="float" office:value="0">
            <text:p>0</text:p>
          </table:table-cell>
          <table:table-cell table:formula="of:=IF(AND([.CJ63] = 1;[.BW63] &gt; 0);1;0)" office:value-type="float" office:value="0">
            <text:p>0</text:p>
          </table:table-cell>
          <table:table-cell table:formula="of:=IF(AND([.CH63] = 1;[.BQ63] &lt; 0);1;0)" office:value-type="float" office:value="0">
            <text:p>0</text:p>
          </table:table-cell>
          <table:table-cell table:formula="of:=IF(AND([.CJ63] = 1;[.BQ63] &gt; 0);1;0)" office:value-type="float" office:value="0">
            <text:p>0</text:p>
          </table:table-cell>
          <table:table-cell table:formula="of:=[.CG63] - [.$CG$136]" office:value-type="float" office:value="31.3564846862825">
            <text:p>31.3564846863</text:p>
          </table:table-cell>
        </table:table-row>
        <table:table-row table:style-name="ro2">
          <table:table-cell office:value-type="float" office:value="240727">
            <text:p>240727</text:p>
          </table:table-cell>
          <table:table-cell office:value-type="float" office:value="67">
            <text:p>67</text:p>
          </table:table-cell>
          <table:table-cell office:value-type="string">
            <text:p>3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921">
            <text:p>39921</text:p>
          </table:table-cell>
          <table:table-cell office:value-type="float" office:value="1126">
            <text:p>1126</text:p>
          </table:table-cell>
          <table:table-cell office:value-type="float" office:value="34878">
            <text:p>34878</text:p>
          </table:table-cell>
          <table:table-cell office:value-type="float" office:value="1286">
            <text:p>1286</text:p>
          </table:table-cell>
          <table:table-cell office:value-type="float" office:value="190">
            <text:p>190</text:p>
          </table:table-cell>
          <table:table-cell office:value-type="float" office:value="2255">
            <text:p>2255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108">
            <text:p>108</text:p>
          </table:table-cell>
          <table:table-cell office:value-type="float" office:value="28087">
            <text:p>28087</text:p>
          </table:table-cell>
          <table:table-cell office:value-type="float" office:value="622">
            <text:p>622</text:p>
          </table:table-cell>
          <table:table-cell office:value-type="float" office:value="25172">
            <text:p>25172</text:p>
          </table:table-cell>
          <table:table-cell office:value-type="float" office:value="688">
            <text:p>688</text:p>
          </table:table-cell>
          <table:table-cell office:value-type="float" office:value="111">
            <text:p>111</text:p>
          </table:table-cell>
          <table:table-cell office:value-type="float" office:value="1405">
            <text:p>1405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39">
            <text:p>339</text:p>
          </table:table-cell>
          <table:table-cell office:value-type="float" office:value="0.0086">
            <text:p>0.0086</text:p>
          </table:table-cell>
          <table:table-cell office:value-type="float" office:value="0.0282">
            <text:p>0.0282</text:p>
          </table:table-cell>
          <table:table-cell office:value-type="float" office:value="0.8737">
            <text:p>0.8737</text:p>
          </table:table-cell>
          <table:table-cell office:value-type="float" office:value="0.0322">
            <text:p>0.0322</text:p>
          </table:table-cell>
          <table:table-cell office:value-type="float" office:value="0.0048">
            <text:p>0.0048</text:p>
          </table:table-cell>
          <table:table-cell office:value-type="float" office:value="0.0565">
            <text:p>0.0565</text:p>
          </table:table-cell>
          <table:table-cell office:value-type="float" office:value="0.0005">
            <text:p>0.0005</text:p>
          </table:table-cell>
          <table:table-cell office:value-type="float" office:value="0.0014">
            <text:p>0.0014</text:p>
          </table:table-cell>
          <table:table-cell office:value-type="float" office:value="0.0027">
            <text:p>0.0027</text:p>
          </table:table-cell>
          <table:table-cell office:value-type="float" office:value="0.0221">
            <text:p>0.0221</text:p>
          </table:table-cell>
          <table:table-cell office:value-type="float" office:value="0.8962">
            <text:p>0.8962</text:p>
          </table:table-cell>
          <table:table-cell office:value-type="float" office:value="0.0245">
            <text:p>0.0245</text:p>
          </table:table-cell>
          <table:table-cell office:value-type="float" office:value="0.004">
            <text:p>0.004</text:p>
          </table:table-cell>
          <table:table-cell office:value-type="float" office:value="0.05">
            <text:p>0.05</text:p>
          </table:table-cell>
          <table:table-cell office:value-type="float" office:value="0.0004">
            <text:p>0.0004</text:p>
          </table:table-cell>
          <table:table-cell office:value-type="float" office:value="0.0011">
            <text:p>0.0011</text:p>
          </table:table-cell>
          <table:table-cell office:value-type="float" office:value="0.0017">
            <text:p>0.00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61596401">
            <text:p>8661596401</text:p>
          </table:table-cell>
          <table:table-cell office:value-type="float" office:value="270674887.53125">
            <text:p>270674887.53125</text:p>
          </table:table-cell>
          <table:table-cell office:value-type="float" office:value="1091">
            <text:p>1091</text:p>
          </table:table-cell>
          <table:table-cell office:value-type="float" office:value="34.09375">
            <text:p>34.09375</text:p>
          </table:table-cell>
          <table:table-cell office:value-type="float" office:value="120">
            <text:p>120</text:p>
          </table:table-cell>
          <table:table-cell office:value-type="float" office:value="3.75">
            <text:p>3.75</text:p>
          </table:table-cell>
          <table:table-cell office:value-type="float" office:value="184">
            <text:p>184</text:p>
          </table:table-cell>
          <table:table-cell office:value-type="float" office:value="5.75">
            <text:p>5.75</text:p>
          </table:table-cell>
          <table:table-cell office:value-type="float" office:value="170">
            <text:p>170</text:p>
          </table:table-cell>
          <table:table-cell office:value-type="float" office:value="5.3125">
            <text:p>5.3125</text:p>
          </table:table-cell>
          <table:table-cell office:value-type="float" office:value="36401">
            <text:p>36401</text:p>
          </table:table-cell>
          <table:table-cell office:value-type="float" office:value="1137.53125">
            <text:p>1137.53125</text:p>
          </table:table-cell>
          <table:table-cell office:value-type="float" office:value="2872">
            <text:p>2872</text:p>
          </table:table-cell>
          <table:table-cell office:value-type="float" office:value="89.75">
            <text:p>89.75</text:p>
          </table:table-cell>
          <table:table-cell office:value-type="float" office:value="1009972">
            <text:p>1009972</text:p>
          </table:table-cell>
          <table:table-cell office:value-type="float" office:value="31561.625">
            <text:p>31561.625</text:p>
          </table:table-cell>
          <table:table-cell office:value-type="float" office:value="656.2734822159">
            <text:p>656.2734822159</text:p>
          </table:table-cell>
          <table:table-cell office:value-type="float" office:value="20.5085463192469">
            <text:p>20.5085463192</text:p>
          </table:table-cell>
          <table:table-cell office:value-type="float" office:value="33178">
            <text:p>33178</text:p>
          </table:table-cell>
          <table:table-cell office:value-type="float" office:value="1036.8125">
            <text:p>1036.8125</text:p>
          </table:table-cell>
          <table:table-cell office:value-type="float" office:value="19173">
            <text:p>19173</text:p>
          </table:table-cell>
          <table:table-cell office:value-type="float" office:value="599.15625">
            <text:p>599.15625</text:p>
          </table:table-cell>
          <table:table-cell office:value-type="float" office:value="784.156564384128">
            <text:p>784.1565643841</text:p>
          </table:table-cell>
          <table:table-cell office:value-type="float" office:value="24.504892637004">
            <text:p>24.504892637</text:p>
          </table:table-cell>
          <table:table-cell office:value-type="float" office:value="26119">
            <text:p>26119</text:p>
          </table:table-cell>
          <table:table-cell office:value-type="float" office:value="816.21875">
            <text:p>816.21875</text:p>
          </table:table-cell>
          <table:table-cell office:value-type="float" office:value="14224">
            <text:p>14224</text:p>
          </table:table-cell>
          <table:table-cell office:value-type="float" office:value="444.5">
            <text:p>444.5</text:p>
          </table:table-cell>
          <table:table-cell office:value-type="float" office:value="720.21502330024">
            <text:p>720.2150233002</text:p>
          </table:table-cell>
          <table:table-cell office:value-type="float" office:value="22.5067194781325">
            <text:p>22.5067194781</text:p>
          </table:table-cell>
          <table:table-cell office:value-type="float" office:value="32">
            <text:p>32</text:p>
          </table:table-cell>
          <table:table-cell table:formula="of:= 100 * (([.BR64] / ([.BR64] + [.BT64])) - ([.BT64] / ([.BR64] + [.BT64])))" office:value-type="float" office:value="26.7521155278791">
            <text:p>26.7521155279</text:p>
          </table:table-cell>
          <table:table-cell table:formula="of:= 100 * (([.BX64] / ([.BX64] + [.BZ64])) - ([.BZ64] / ([.BX64] + [.BZ64])))" office:value-type="float" office:value="29.4846689636368">
            <text:p>29.4846689636</text:p>
          </table:table-cell>
          <table:table-cell table:formula="of:=([.CE64] + [.CF64]) / 2" office:value-type="float" office:value="28.118392245758">
            <text:p>28.1183922458</text:p>
          </table:table-cell>
          <table:table-cell table:formula="of:=IF([.CG64] &gt; 0;1;0)" office:value-type="float" office:value="1">
            <text:p>1</text:p>
          </table:table-cell>
          <table:table-cell table:formula="of:=IF(AND([.CH64] = 1;[.BW64] &lt; 0);1;0)" office:value-type="float" office:value="0">
            <text:p>0</text:p>
          </table:table-cell>
          <table:table-cell table:formula="of:=IF([.CG64] &lt; 0;1;0)" office:value-type="float" office:value="0">
            <text:p>0</text:p>
          </table:table-cell>
          <table:table-cell table:formula="of:=IF(AND([.CJ64] = 1;[.BW64] &gt; 0);1;0)" office:value-type="float" office:value="0">
            <text:p>0</text:p>
          </table:table-cell>
          <table:table-cell table:formula="of:=IF(AND([.CH64] = 1;[.BQ64] &lt; 0);1;0)" office:value-type="float" office:value="0">
            <text:p>0</text:p>
          </table:table-cell>
          <table:table-cell table:formula="of:=IF(AND([.CJ64] = 1;[.BQ64] &gt; 0);1;0)" office:value-type="float" office:value="0">
            <text:p>0</text:p>
          </table:table-cell>
          <table:table-cell table:formula="of:=[.CG64] - [.$CG$136]" office:value-type="float" office:value="27.6125466310504">
            <text:p>27.6125466311</text:p>
          </table:table-cell>
        </table:table-row>
        <table:table-row table:style-name="ro2">
          <table:table-cell office:value-type="float" office:value="240773">
            <text:p>240773</text:p>
          </table:table-cell>
          <table:table-cell office:value-type="float" office:value="68">
            <text:p>68</text:p>
          </table:table-cell>
          <table:table-cell office:value-type="string">
            <text:p>3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90">
            <text:p>39890</text:p>
          </table:table-cell>
          <table:table-cell office:value-type="float" office:value="1099">
            <text:p>1099</text:p>
          </table:table-cell>
          <table:table-cell office:value-type="float" office:value="33752">
            <text:p>33752</text:p>
          </table:table-cell>
          <table:table-cell office:value-type="float" office:value="2093">
            <text:p>2093</text:p>
          </table:table-cell>
          <table:table-cell office:value-type="float" office:value="226">
            <text:p>226</text:p>
          </table:table-cell>
          <table:table-cell office:value-type="float" office:value="2522">
            <text:p>2522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110">
            <text:p>110</text:p>
          </table:table-cell>
          <table:table-cell office:value-type="float" office:value="29902">
            <text:p>29902</text:p>
          </table:table-cell>
          <table:table-cell office:value-type="float" office:value="655">
            <text:p>655</text:p>
          </table:table-cell>
          <table:table-cell office:value-type="float" office:value="26223">
            <text:p>26223</text:p>
          </table:table-cell>
          <table:table-cell office:value-type="float" office:value="1138">
            <text:p>1138</text:p>
          </table:table-cell>
          <table:table-cell office:value-type="float" office:value="156">
            <text:p>156</text:p>
          </table:table-cell>
          <table:table-cell office:value-type="float" office:value="1626">
            <text:p>1626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08">
            <text:p>308</text:p>
          </table:table-cell>
          <table:table-cell office:value-type="float" office:value="0.0078">
            <text:p>0.0078</text:p>
          </table:table-cell>
          <table:table-cell office:value-type="float" office:value="0.0276">
            <text:p>0.0276</text:p>
          </table:table-cell>
          <table:table-cell office:value-type="float" office:value="0.8461">
            <text:p>0.8461</text:p>
          </table:table-cell>
          <table:table-cell office:value-type="float" office:value="0.0525">
            <text:p>0.0525</text:p>
          </table:table-cell>
          <table:table-cell office:value-type="float" office:value="0.0057">
            <text:p>0.0057</text:p>
          </table:table-cell>
          <table:table-cell office:value-type="float" office:value="0.0632">
            <text:p>0.0632</text:p>
          </table:table-cell>
          <table:table-cell office:value-type="float" office:value="0.0006">
            <text:p>0.0006</text:p>
          </table:table-cell>
          <table:table-cell office:value-type="float" office:value="0.0016">
            <text:p>0.0016</text:p>
          </table:table-cell>
          <table:table-cell office:value-type="float" office:value="0.0028">
            <text:p>0.0028</text:p>
          </table:table-cell>
          <table:table-cell office:value-type="float" office:value="0.0219">
            <text:p>0.0219</text:p>
          </table:table-cell>
          <table:table-cell office:value-type="float" office:value="0.877">
            <text:p>0.877</text:p>
          </table:table-cell>
          <table:table-cell office:value-type="float" office:value="0.0381">
            <text:p>0.0381</text:p>
          </table:table-cell>
          <table:table-cell office:value-type="float" office:value="0.0052">
            <text:p>0.0052</text:p>
          </table:table-cell>
          <table:table-cell office:value-type="float" office:value="0.0544">
            <text:p>0.0544</text:p>
          </table:table-cell>
          <table:table-cell office:value-type="float" office:value="0.0005">
            <text:p>0.0005</text:p>
          </table:table-cell>
          <table:table-cell office:value-type="float" office:value="0.0009">
            <text:p>0.0009</text:p>
          </table:table-cell>
          <table:table-cell office:value-type="float" office:value="0.0021">
            <text:p>0.002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198065455">
            <text:p>9198065455</text:p>
          </table:table-cell>
          <table:table-cell office:value-type="float" office:value="270531336.911765">
            <text:p>270531336.911765</text:p>
          </table:table-cell>
          <table:table-cell office:value-type="float" office:value="1205">
            <text:p>1205</text:p>
          </table:table-cell>
          <table:table-cell office:value-type="float" office:value="35.4411764705882">
            <text:p>35.4411764706</text:p>
          </table:table-cell>
          <table:table-cell office:value-type="float" office:value="104">
            <text:p>104</text:p>
          </table:table-cell>
          <table:table-cell office:value-type="float" office:value="3.05882352941176">
            <text:p>3.0588235294</text:p>
          </table:table-cell>
          <table:table-cell office:value-type="float" office:value="202">
            <text:p>202</text:p>
          </table:table-cell>
          <table:table-cell office:value-type="float" office:value="5.94117647058824">
            <text:p>5.9411764706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45455">
            <text:p>45455</text:p>
          </table:table-cell>
          <table:table-cell office:value-type="float" office:value="1336.91176470588">
            <text:p>1336.9117647059</text:p>
          </table:table-cell>
          <table:table-cell office:value-type="float" office:value="3810">
            <text:p>3810</text:p>
          </table:table-cell>
          <table:table-cell office:value-type="float" office:value="112.058823529412">
            <text:p>112.0588235294</text:p>
          </table:table-cell>
          <table:table-cell office:value-type="float" office:value="1271724">
            <text:p>1271724</text:p>
          </table:table-cell>
          <table:table-cell office:value-type="float" office:value="37403.6470588235">
            <text:p>37403.6470588235</text:p>
          </table:table-cell>
          <table:table-cell office:value-type="float" office:value="494.828522302784">
            <text:p>494.8285223028</text:p>
          </table:table-cell>
          <table:table-cell office:value-type="float" office:value="14.5537800677289">
            <text:p>14.5537800677</text:p>
          </table:table-cell>
          <table:table-cell office:value-type="float" office:value="26706">
            <text:p>26706</text:p>
          </table:table-cell>
          <table:table-cell office:value-type="float" office:value="785.470588235294">
            <text:p>785.4705882353</text:p>
          </table:table-cell>
          <table:table-cell office:value-type="float" office:value="18361">
            <text:p>18361</text:p>
          </table:table-cell>
          <table:table-cell office:value-type="float" office:value="540.029411764706">
            <text:p>540.0294117647</text:p>
          </table:table-cell>
          <table:table-cell office:value-type="float" office:value="569.940957764911">
            <text:p>569.9409577649</text:p>
          </table:table-cell>
          <table:table-cell office:value-type="float" office:value="16.7629693460268">
            <text:p>16.762969346</text:p>
          </table:table-cell>
          <table:table-cell office:value-type="float" office:value="20423">
            <text:p>20423</text:p>
          </table:table-cell>
          <table:table-cell office:value-type="float" office:value="600.676470588235">
            <text:p>600.6764705882</text:p>
          </table:table-cell>
          <table:table-cell office:value-type="float" office:value="13273">
            <text:p>13273</text:p>
          </table:table-cell>
          <table:table-cell office:value-type="float" office:value="390.382352941176">
            <text:p>390.3823529412</text:p>
          </table:table-cell>
          <table:table-cell office:value-type="float" office:value="532.384740033938">
            <text:p>532.3847400339</text:p>
          </table:table-cell>
          <table:table-cell office:value-type="float" office:value="15.6583747068805">
            <text:p>15.6583747069</text:p>
          </table:table-cell>
          <table:table-cell office:value-type="float" office:value="34">
            <text:p>34</text:p>
          </table:table-cell>
          <table:table-cell table:formula="of:= 100 * (([.BR65] / ([.BR65] + [.BT65])) - ([.BT65] / ([.BR65] + [.BT65])))" office:value-type="float" office:value="18.5168748751858">
            <text:p>18.5168748752</text:p>
          </table:table-cell>
          <table:table-cell table:formula="of:= 100 * (([.BX65] / ([.BX65] + [.BZ65])) - ([.BZ65] / ([.BX65] + [.BZ65])))" office:value-type="float" office:value="21.2191358024691">
            <text:p>21.2191358025</text:p>
          </table:table-cell>
          <table:table-cell table:formula="of:=([.CE65] + [.CF65]) / 2" office:value-type="float" office:value="19.8680053388275">
            <text:p>19.8680053388</text:p>
          </table:table-cell>
          <table:table-cell table:formula="of:=IF([.CG65] &gt; 0;1;0)" office:value-type="float" office:value="1">
            <text:p>1</text:p>
          </table:table-cell>
          <table:table-cell table:formula="of:=IF(AND([.CH65] = 1;[.BW65] &lt; 0);1;0)" office:value-type="float" office:value="0">
            <text:p>0</text:p>
          </table:table-cell>
          <table:table-cell table:formula="of:=IF([.CG65] &lt; 0;1;0)" office:value-type="float" office:value="0">
            <text:p>0</text:p>
          </table:table-cell>
          <table:table-cell table:formula="of:=IF(AND([.CJ65] = 1;[.BW65] &gt; 0);1;0)" office:value-type="float" office:value="0">
            <text:p>0</text:p>
          </table:table-cell>
          <table:table-cell table:formula="of:=IF(AND([.CH65] = 1;[.BQ65] &lt; 0);1;0)" office:value-type="float" office:value="0">
            <text:p>0</text:p>
          </table:table-cell>
          <table:table-cell table:formula="of:=IF(AND([.CJ65] = 1;[.BQ65] &gt; 0);1;0)" office:value-type="float" office:value="0">
            <text:p>0</text:p>
          </table:table-cell>
          <table:table-cell table:formula="of:=[.CG65] - [.$CG$136]" office:value-type="float" office:value="19.3621597241199">
            <text:p>19.3621597241</text:p>
          </table:table-cell>
        </table:table-row>
        <table:table-row table:style-name="ro2">
          <table:table-cell office:value-type="float" office:value="240808">
            <text:p>240808</text:p>
          </table:table-cell>
          <table:table-cell office:value-type="float" office:value="79">
            <text:p>79</text:p>
          </table:table-cell>
          <table:table-cell office:value-type="string">
            <text:p>4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93">
            <text:p>39493</text:p>
          </table:table-cell>
          <table:table-cell office:value-type="float" office:value="3826">
            <text:p>3826</text:p>
          </table:table-cell>
          <table:table-cell office:value-type="float" office:value="15572">
            <text:p>15572</text:p>
          </table:table-cell>
          <table:table-cell office:value-type="float" office:value="13748">
            <text:p>13748</text:p>
          </table:table-cell>
          <table:table-cell office:value-type="float" office:value="299">
            <text:p>299</text:p>
          </table:table-cell>
          <table:table-cell office:value-type="float" office:value="5481">
            <text:p>5481</text:p>
          </table:table-cell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27864">
            <text:p>27864</text:p>
          </table:table-cell>
          <table:table-cell office:value-type="float" office:value="2211">
            <text:p>2211</text:p>
          </table:table-cell>
          <table:table-cell office:value-type="float" office:value="13225">
            <text:p>13225</text:p>
          </table:table-cell>
          <table:table-cell office:value-type="float" office:value="8436">
            <text:p>8436</text:p>
          </table:table-cell>
          <table:table-cell office:value-type="float" office:value="205">
            <text:p>205</text:p>
          </table:table-cell>
          <table:table-cell office:value-type="float" office:value="3483">
            <text:p>3483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215">
            <text:p>21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89">
            <text:p>-89</text:p>
          </table:table-cell>
          <table:table-cell office:value-type="float" office:value="-0.0022">
            <text:p>-0.0022</text:p>
          </table:table-cell>
          <table:table-cell office:value-type="float" office:value="0.0969">
            <text:p>0.0969</text:p>
          </table:table-cell>
          <table:table-cell office:value-type="float" office:value="0.3943">
            <text:p>0.3943</text:p>
          </table:table-cell>
          <table:table-cell office:value-type="float" office:value="0.3481">
            <text:p>0.3481</text:p>
          </table:table-cell>
          <table:table-cell office:value-type="float" office:value="0.0076">
            <text:p>0.0076</text:p>
          </table:table-cell>
          <table:table-cell office:value-type="float" office:value="0.1388">
            <text:p>0.1388</text:p>
          </table:table-cell>
          <table:table-cell office:value-type="float" office:value="0.0007">
            <text:p>0.0007</text:p>
          </table:table-cell>
          <table:table-cell office:value-type="float" office:value="0.003">
            <text:p>0.003</text:p>
          </table:table-cell>
          <table:table-cell office:value-type="float" office:value="0.0106">
            <text:p>0.0106</text:p>
          </table:table-cell>
          <table:table-cell office:value-type="float" office:value="0.0794">
            <text:p>0.0794</text:p>
          </table:table-cell>
          <table:table-cell office:value-type="float" office:value="0.4746">
            <text:p>0.4746</text:p>
          </table:table-cell>
          <table:table-cell office:value-type="float" office:value="0.3028">
            <text:p>0.3028</text:p>
          </table:table-cell>
          <table:table-cell office:value-type="float" office:value="0.0074">
            <text:p>0.0074</text:p>
          </table:table-cell>
          <table:table-cell office:value-type="float" office:value="0.125">
            <text:p>0.125</text:p>
          </table:table-cell>
          <table:table-cell office:value-type="float" office:value="0.0007">
            <text:p>0.0007</text:p>
          </table:table-cell>
          <table:table-cell office:value-type="float" office:value="0.0025">
            <text:p>0.0025</text:p>
          </table:table-cell>
          <table:table-cell office:value-type="float" office:value="0.0077">
            <text:p>0.0077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845386930">
            <text:p>7845386930</text:p>
          </table:table-cell>
          <table:table-cell office:value-type="float" office:value="270530583.793103">
            <text:p>270530583.793103</text:p>
          </table:table-cell>
          <table:table-cell office:value-type="float" office:value="1309">
            <text:p>1309</text:p>
          </table:table-cell>
          <table:table-cell office:value-type="float" office:value="45.1379310344828">
            <text:p>45.1379310345</text:p>
          </table:table-cell>
          <table:table-cell office:value-type="float" office:value="93">
            <text:p>93</text:p>
          </table:table-cell>
          <table:table-cell office:value-type="float" office:value="3.20689655172414">
            <text:p>3.2068965517</text:p>
          </table:table-cell>
          <table:table-cell office:value-type="float" office:value="35">
            <text:p>35</text:p>
          </table:table-cell>
          <table:table-cell office:value-type="float" office:value="1.20689655172414">
            <text:p>1.2068965517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16930">
            <text:p>16930</text:p>
          </table:table-cell>
          <table:table-cell office:value-type="float" office:value="583.793103448276">
            <text:p>583.7931034483</text:p>
          </table:table-cell>
          <table:table-cell office:value-type="float" office:value="995">
            <text:p>995</text:p>
          </table:table-cell>
          <table:table-cell office:value-type="float" office:value="34.3103448275862">
            <text:p>34.3103448276</text:p>
          </table:table-cell>
          <table:table-cell office:value-type="float" office:value="385704">
            <text:p>385704</text:p>
          </table:table-cell>
          <table:table-cell office:value-type="float" office:value="13300.1379310345">
            <text:p>13300.1379310345</text:p>
          </table:table-cell>
          <table:table-cell office:value-type="float" office:value="-439.121514827446">
            <text:p>-439.1215148274</text:p>
          </table:table-cell>
          <table:table-cell office:value-type="float" office:value="-15.1421212009464">
            <text:p>-15.1421212009</text:p>
          </table:table-cell>
          <table:table-cell office:value-type="float" office:value="15278">
            <text:p>15278</text:p>
          </table:table-cell>
          <table:table-cell office:value-type="float" office:value="526.827586206897">
            <text:p>526.8275862069</text:p>
          </table:table-cell>
          <table:table-cell office:value-type="float" office:value="21394">
            <text:p>21394</text:p>
          </table:table-cell>
          <table:table-cell office:value-type="float" office:value="737.724137931035">
            <text:p>737.724137931</text:p>
          </table:table-cell>
          <table:table-cell office:value-type="float" office:value="-377.250891266819">
            <text:p>-377.2508912668</text:p>
          </table:table-cell>
          <table:table-cell office:value-type="float" office:value="-13.0086514229938">
            <text:p>-13.008651423</text:p>
          </table:table-cell>
          <table:table-cell office:value-type="float" office:value="10806">
            <text:p>10806</text:p>
          </table:table-cell>
          <table:table-cell office:value-type="float" office:value="372.620689655172">
            <text:p>372.6206896552</text:p>
          </table:table-cell>
          <table:table-cell office:value-type="float" office:value="13820">
            <text:p>13820</text:p>
          </table:table-cell>
          <table:table-cell office:value-type="float" office:value="476.551724137931">
            <text:p>476.5517241379</text:p>
          </table:table-cell>
          <table:table-cell office:value-type="float" office:value="-408.186203047542">
            <text:p>-408.1862030475</text:p>
          </table:table-cell>
          <table:table-cell office:value-type="float" office:value="-14.0753863119842">
            <text:p>-14.075386312</text:p>
          </table:table-cell>
          <table:table-cell office:value-type="float" office:value="29">
            <text:p>29</text:p>
          </table:table-cell>
          <table:table-cell table:formula="of:= 100 * (([.BR66] / ([.BR66] + [.BT66])) - ([.BT66] / ([.BR66] + [.BT66])))" office:value-type="float" office:value="-16.6775741710297">
            <text:p>-16.677574171</text:p>
          </table:table-cell>
          <table:table-cell table:formula="of:= 100 * (([.BX66] / ([.BX66] + [.BZ66])) - ([.BZ66] / ([.BX66] + [.BZ66])))" office:value-type="float" office:value="-12.2390968894664">
            <text:p>-12.2390968895</text:p>
          </table:table-cell>
          <table:table-cell table:formula="of:=([.CE66] + [.CF66]) / 2" office:value-type="float" office:value="-14.458335530248">
            <text:p>-14.4583355302</text:p>
          </table:table-cell>
          <table:table-cell table:formula="of:=IF([.CG66] &gt; 0;1;0)" office:value-type="float" office:value="0">
            <text:p>0</text:p>
          </table:table-cell>
          <table:table-cell table:formula="of:=IF(AND([.CH66] = 1;[.BW66] &lt; 0);1;0)" office:value-type="float" office:value="0">
            <text:p>0</text:p>
          </table:table-cell>
          <table:table-cell table:formula="of:=IF([.CG66] &lt; 0;1;0)" office:value-type="float" office:value="1">
            <text:p>1</text:p>
          </table:table-cell>
          <table:table-cell table:formula="of:=IF(AND([.CJ66] = 1;[.BW66] &gt; 0);1;0)" office:value-type="float" office:value="0">
            <text:p>0</text:p>
          </table:table-cell>
          <table:table-cell table:formula="of:=IF(AND([.CH66] = 1;[.BQ66] &lt; 0);1;0)" office:value-type="float" office:value="0">
            <text:p>0</text:p>
          </table:table-cell>
          <table:table-cell table:formula="of:=IF(AND([.CJ66] = 1;[.BQ66] &gt; 0);1;0)" office:value-type="float" office:value="0">
            <text:p>0</text:p>
          </table:table-cell>
          <table:table-cell table:formula="of:=[.CG66] - [.$CG$136]" office:value-type="float" office:value="-14.9641811449556">
            <text:p>-14.964181145</text:p>
          </table:table-cell>
        </table:table-row>
        <table:table-row table:style-name="ro2">
          <table:table-cell office:value-type="float" office:value="240834">
            <text:p>240834</text:p>
          </table:table-cell>
          <table:table-cell office:value-type="float" office:value="72">
            <text:p>72</text:p>
          </table:table-cell>
          <table:table-cell office:value-type="string">
            <text:p>3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23">
            <text:p>39423</text:p>
          </table:table-cell>
          <table:table-cell office:value-type="float" office:value="1031">
            <text:p>1031</text:p>
          </table:table-cell>
          <table:table-cell office:value-type="float" office:value="28009">
            <text:p>28009</text:p>
          </table:table-cell>
          <table:table-cell office:value-type="float" office:value="4628">
            <text:p>4628</text:p>
          </table:table-cell>
          <table:table-cell office:value-type="float" office:value="346">
            <text:p>346</text:p>
          </table:table-cell>
          <table:table-cell office:value-type="float" office:value="5048">
            <text:p>5048</text:p>
          </table:table-cell>
          <table:table-cell office:value-type="float" office:value="14">
            <text:p>14</text:p>
          </table:table-cell>
          <table:table-cell office:value-type="float" office:value="116">
            <text:p>116</text:p>
          </table:table-cell>
          <table:table-cell office:value-type="float" office:value="231">
            <text:p>231</text:p>
          </table:table-cell>
          <table:table-cell office:value-type="float" office:value="28597">
            <text:p>28597</text:p>
          </table:table-cell>
          <table:table-cell office:value-type="float" office:value="597">
            <text:p>597</text:p>
          </table:table-cell>
          <table:table-cell office:value-type="float" office:value="21574">
            <text:p>21574</text:p>
          </table:table-cell>
          <table:table-cell office:value-type="float" office:value="2732">
            <text:p>2732</text:p>
          </table:table-cell>
          <table:table-cell office:value-type="float" office:value="228">
            <text:p>228</text:p>
          </table:table-cell>
          <table:table-cell office:value-type="float" office:value="3260">
            <text:p>3260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59">
            <text:p>-159</text:p>
          </table:table-cell>
          <table:table-cell office:value-type="float" office:value="-0.004">
            <text:p>-0.004</text:p>
          </table:table-cell>
          <table:table-cell office:value-type="float" office:value="0.0262">
            <text:p>0.0262</text:p>
          </table:table-cell>
          <table:table-cell office:value-type="float" office:value="0.7105">
            <text:p>0.7105</text:p>
          </table:table-cell>
          <table:table-cell office:value-type="float" office:value="0.1174">
            <text:p>0.1174</text:p>
          </table:table-cell>
          <table:table-cell office:value-type="float" office:value="0.0088">
            <text:p>0.0088</text:p>
          </table:table-cell>
          <table:table-cell office:value-type="float" office:value="0.128">
            <text:p>0.128</text:p>
          </table:table-cell>
          <table:table-cell office:value-type="float" office:value="0.0004">
            <text:p>0.0004</text:p>
          </table:table-cell>
          <table:table-cell office:value-type="float" office:value="0.0029">
            <text:p>0.0029</text:p>
          </table:table-cell>
          <table:table-cell office:value-type="float" office:value="0.0059">
            <text:p>0.0059</text:p>
          </table:table-cell>
          <table:table-cell office:value-type="float" office:value="0.0209">
            <text:p>0.0209</text:p>
          </table:table-cell>
          <table:table-cell office:value-type="float" office:value="0.7544">
            <text:p>0.7544</text:p>
          </table:table-cell>
          <table:table-cell office:value-type="float" office:value="0.0955">
            <text:p>0.0955</text:p>
          </table:table-cell>
          <table:table-cell office:value-type="float" office:value="0.008">
            <text:p>0.008</text:p>
          </table:table-cell>
          <table:table-cell office:value-type="float" office:value="0.114">
            <text:p>0.114</text:p>
          </table:table-cell>
          <table:table-cell office:value-type="float" office:value="0.0004">
            <text:p>0.0004</text:p>
          </table:table-cell>
          <table:table-cell office:value-type="float" office:value="0.0022">
            <text:p>0.0022</text:p>
          </table:table-cell>
          <table:table-cell office:value-type="float" office:value="0.0047">
            <text:p>0.004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380983155">
            <text:p>8380983155</text:p>
          </table:table-cell>
          <table:table-cell office:value-type="float" office:value="270354295.322581">
            <text:p>270354295.322581</text:p>
          </table:table-cell>
          <table:table-cell office:value-type="float" office:value="1415">
            <text:p>1415</text:p>
          </table:table-cell>
          <table:table-cell office:value-type="float" office:value="45.6451612903226">
            <text:p>45.6451612903</text:p>
          </table:table-cell>
          <table:table-cell office:value-type="float" office:value="95">
            <text:p>95</text:p>
          </table:table-cell>
          <table:table-cell office:value-type="float" office:value="3.06451612903226">
            <text:p>3.064516129</text:p>
          </table:table-cell>
          <table:table-cell office:value-type="float" office:value="107">
            <text:p>107</text:p>
          </table:table-cell>
          <table:table-cell office:value-type="float" office:value="3.45161290322581">
            <text:p>3.4516129032</text:p>
          </table:table-cell>
          <table:table-cell office:value-type="float" office:value="190">
            <text:p>190</text:p>
          </table:table-cell>
          <table:table-cell office:value-type="float" office:value="6.12903225806452">
            <text:p>6.1290322581</text:p>
          </table:table-cell>
          <table:table-cell office:value-type="float" office:value="53155">
            <text:p>53155</text:p>
          </table:table-cell>
          <table:table-cell office:value-type="float" office:value="1714.67741935484">
            <text:p>1714.6774193548</text:p>
          </table:table-cell>
          <table:table-cell office:value-type="float" office:value="1235">
            <text:p>1235</text:p>
          </table:table-cell>
          <table:table-cell office:value-type="float" office:value="39.8387096774193">
            <text:p>39.8387096774</text:p>
          </table:table-cell>
          <table:table-cell office:value-type="float" office:value="424480">
            <text:p>424480</text:p>
          </table:table-cell>
          <table:table-cell office:value-type="float" office:value="13692.9032258065">
            <text:p>13692.9032258065</text:p>
          </table:table-cell>
          <table:table-cell office:value-type="float" office:value="-62.580636596054">
            <text:p>-62.5806365961</text:p>
          </table:table-cell>
          <table:table-cell office:value-type="float" office:value="-2.01873021277593">
            <text:p>-2.0187302128</text:p>
          </table:table-cell>
          <table:table-cell office:value-type="float" office:value="21096">
            <text:p>21096</text:p>
          </table:table-cell>
          <table:table-cell office:value-type="float" office:value="680.516129032258">
            <text:p>680.5161290323</text:p>
          </table:table-cell>
          <table:table-cell office:value-type="float" office:value="20628">
            <text:p>20628</text:p>
          </table:table-cell>
          <table:table-cell office:value-type="float" office:value="665.41935483871">
            <text:p>665.4193548387</text:p>
          </table:table-cell>
          <table:table-cell office:value-type="float" office:value="-26.19853854387">
            <text:p>-26.1985385439</text:p>
          </table:table-cell>
          <table:table-cell office:value-type="float" office:value="-0.845114146576451">
            <text:p>-0.8451141466</text:p>
          </table:table-cell>
          <table:table-cell office:value-type="float" office:value="15401">
            <text:p>15401</text:p>
          </table:table-cell>
          <table:table-cell office:value-type="float" office:value="496.806451612903">
            <text:p>496.8064516129</text:p>
          </table:table-cell>
          <table:table-cell office:value-type="float" office:value="14586">
            <text:p>14586</text:p>
          </table:table-cell>
          <table:table-cell office:value-type="float" office:value="470.516129032258">
            <text:p>470.5161290323</text:p>
          </table:table-cell>
          <table:table-cell office:value-type="float" office:value="-44.389587570106">
            <text:p>-44.3895875701</text:p>
          </table:table-cell>
          <table:table-cell office:value-type="float" office:value="-1.43192217968084">
            <text:p>-1.4319221797</text:p>
          </table:table-cell>
          <table:table-cell office:value-type="float" office:value="31">
            <text:p>31</text:p>
          </table:table-cell>
          <table:table-cell table:formula="of:= 100 * (([.BR67] / ([.BR67] + [.BT67])) - ([.BT67] / ([.BR67] + [.BT67])))" office:value-type="float" office:value="1.12165660051768">
            <text:p>1.1216566005</text:p>
          </table:table-cell>
          <table:table-cell table:formula="of:= 100 * (([.BX67] / ([.BX67] + [.BZ67])) - ([.BZ67] / ([.BX67] + [.BZ67])))" office:value-type="float" office:value="2.71784439923967">
            <text:p>2.7178443992</text:p>
          </table:table-cell>
          <table:table-cell table:formula="of:=([.CE67] + [.CF67]) / 2" office:value-type="float" office:value="1.91975049987868">
            <text:p>1.9197504999</text:p>
          </table:table-cell>
          <table:table-cell table:formula="of:=IF([.CG67] &gt; 0;1;0)" office:value-type="float" office:value="1">
            <text:p>1</text:p>
          </table:table-cell>
          <table:table-cell table:formula="of:=IF(AND([.CH67] = 1;[.BW67] &lt; 0);1;0)" office:value-type="float" office:value="1">
            <text:p>1</text:p>
          </table:table-cell>
          <table:table-cell table:formula="of:=IF([.CG67] &lt; 0;1;0)" office:value-type="float" office:value="0">
            <text:p>0</text:p>
          </table:table-cell>
          <table:table-cell table:formula="of:=IF(AND([.CJ67] = 1;[.BW67] &gt; 0);1;0)" office:value-type="float" office:value="0">
            <text:p>0</text:p>
          </table:table-cell>
          <table:table-cell table:formula="of:=IF(AND([.CH67] = 1;[.BQ67] &lt; 0);1;0)" office:value-type="float" office:value="1">
            <text:p>1</text:p>
          </table:table-cell>
          <table:table-cell table:formula="of:=IF(AND([.CJ67] = 1;[.BQ67] &gt; 0);1;0)" office:value-type="float" office:value="0">
            <text:p>0</text:p>
          </table:table-cell>
          <table:table-cell table:formula="of:=[.CG67] - [.$CG$136]" office:value-type="float" office:value="1.4139048851711">
            <text:p>1.4139048852</text:p>
          </table:table-cell>
        </table:table-row>
        <table:table-row table:style-name="ro2">
          <table:table-cell office:value-type="float" office:value="240869">
            <text:p>240869</text:p>
          </table:table-cell>
          <table:table-cell office:value-type="float" office:value="71">
            <text:p>71</text:p>
          </table:table-cell>
          <table:table-cell office:value-type="string">
            <text:p>3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44">
            <text:p>39644</text:p>
          </table:table-cell>
          <table:table-cell office:value-type="float" office:value="958">
            <text:p>958</text:p>
          </table:table-cell>
          <table:table-cell office:value-type="float" office:value="34139">
            <text:p>34139</text:p>
          </table:table-cell>
          <table:table-cell office:value-type="float" office:value="2411">
            <text:p>2411</text:p>
          </table:table-cell>
          <table:table-cell office:value-type="float" office:value="336">
            <text:p>336</text:p>
          </table:table-cell>
          <table:table-cell office:value-type="float" office:value="1554">
            <text:p>1554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29337">
            <text:p>29337</text:p>
          </table:table-cell>
          <table:table-cell office:value-type="float" office:value="551">
            <text:p>551</text:p>
          </table:table-cell>
          <table:table-cell office:value-type="float" office:value="26146">
            <text:p>26146</text:p>
          </table:table-cell>
          <table:table-cell office:value-type="float" office:value="1306">
            <text:p>1306</text:p>
          </table:table-cell>
          <table:table-cell office:value-type="float" office:value="234">
            <text:p>234</text:p>
          </table:table-cell>
          <table:table-cell office:value-type="float" office:value="981">
            <text:p>981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62">
            <text:p>62</text:p>
          </table:table-cell>
          <table:table-cell office:value-type="float" office:value="0.0016">
            <text:p>0.0016</text:p>
          </table:table-cell>
          <table:table-cell office:value-type="float" office:value="0.0242">
            <text:p>0.0242</text:p>
          </table:table-cell>
          <table:table-cell office:value-type="float" office:value="0.8611">
            <text:p>0.8611</text:p>
          </table:table-cell>
          <table:table-cell office:value-type="float" office:value="0.0608">
            <text:p>0.0608</text:p>
          </table:table-cell>
          <table:table-cell office:value-type="float" office:value="0.0085">
            <text:p>0.0085</text:p>
          </table:table-cell>
          <table:table-cell office:value-type="float" office:value="0.0392">
            <text:p>0.0392</text:p>
          </table:table-cell>
          <table:table-cell office:value-type="float" office:value="0.0006">
            <text:p>0.0006</text:p>
          </table:table-cell>
          <table:table-cell office:value-type="float" office:value="0.002">
            <text:p>0.002</text:p>
          </table:table-cell>
          <table:table-cell office:value-type="float" office:value="0.0036">
            <text:p>0.0036</text:p>
          </table:table-cell>
          <table:table-cell office:value-type="float" office:value="0.0188">
            <text:p>0.0188</text:p>
          </table:table-cell>
          <table:table-cell office:value-type="float" office:value="0.8912">
            <text:p>0.8912</text:p>
          </table:table-cell>
          <table:table-cell office:value-type="float" office:value="0.0445">
            <text:p>0.0445</text:p>
          </table:table-cell>
          <table:table-cell office:value-type="float" office:value="0.008">
            <text:p>0.008</text:p>
          </table:table-cell>
          <table:table-cell office:value-type="float" office:value="0.0334">
            <text:p>0.0334</text:p>
          </table:table-cell>
          <table:table-cell office:value-type="float" office:value="0.0006">
            <text:p>0.0006</text:p>
          </table:table-cell>
          <table:table-cell office:value-type="float" office:value="0.0013">
            <text:p>0.0013</text:p>
          </table:table-cell>
          <table:table-cell office:value-type="float" office:value="0.0022">
            <text:p>0.002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106464005">
            <text:p>8106464005</text:p>
          </table:table-cell>
          <table:table-cell office:value-type="float" office:value="270215466.833333">
            <text:p>270215466.833333</text:p>
          </table:table-cell>
          <table:table-cell office:value-type="float" office:value="1367">
            <text:p>1367</text:p>
          </table:table-cell>
          <table:table-cell office:value-type="float" office:value="45.5666666666667">
            <text:p>45.5666666667</text:p>
          </table:table-cell>
          <table:table-cell office:value-type="float" office:value="105">
            <text:p>105</text:p>
          </table:table-cell>
          <table:table-cell office:value-type="float" office:value="3.5">
            <text:p>3.5</text:p>
          </table:table-cell>
          <table:table-cell office:value-type="float" office:value="178">
            <text:p>178</text:p>
          </table:table-cell>
          <table:table-cell office:value-type="float" office:value="5.93333333333333">
            <text:p>5.9333333333</text:p>
          </table:table-cell>
          <table:table-cell office:value-type="float" office:value="234">
            <text:p>234</text:p>
          </table:table-cell>
          <table:table-cell office:value-type="float" office:value="7.8">
            <text:p>7.8</text:p>
          </table:table-cell>
          <table:table-cell office:value-type="float" office:value="64005">
            <text:p>64005</text:p>
          </table:table-cell>
          <table:table-cell office:value-type="float" office:value="2133.5">
            <text:p>2133.5</text:p>
          </table:table-cell>
          <table:table-cell office:value-type="float" office:value="1260">
            <text:p>1260</text:p>
          </table:table-cell>
          <table:table-cell office:value-type="float" office:value="42">
            <text:p>42</text:p>
          </table:table-cell>
          <table:table-cell office:value-type="float" office:value="394998">
            <text:p>394998</text:p>
          </table:table-cell>
          <table:table-cell office:value-type="float" office:value="13166.6">
            <text:p>13166.6</text:p>
          </table:table-cell>
          <table:table-cell office:value-type="float" office:value="202.65204698483">
            <text:p>202.6520469848</text:p>
          </table:table-cell>
          <table:table-cell office:value-type="float" office:value="6.75506823282766">
            <text:p>6.7550682328</text:p>
          </table:table-cell>
          <table:table-cell office:value-type="float" office:value="24558">
            <text:p>24558</text:p>
          </table:table-cell>
          <table:table-cell office:value-type="float" office:value="818.6">
            <text:p>818.6</text:p>
          </table:table-cell>
          <table:table-cell office:value-type="float" office:value="20033">
            <text:p>20033</text:p>
          </table:table-cell>
          <table:table-cell office:value-type="float" office:value="667.766666666667">
            <text:p>667.7666666667</text:p>
          </table:table-cell>
          <table:table-cell office:value-type="float" office:value="224.441158101461">
            <text:p>224.4411581015</text:p>
          </table:table-cell>
          <table:table-cell office:value-type="float" office:value="7.48137193671537">
            <text:p>7.4813719367</text:p>
          </table:table-cell>
          <table:table-cell office:value-type="float" office:value="18366">
            <text:p>18366</text:p>
          </table:table-cell>
          <table:table-cell office:value-type="float" office:value="612.2">
            <text:p>612.2</text:p>
          </table:table-cell>
          <table:table-cell office:value-type="float" office:value="14824">
            <text:p>14824</text:p>
          </table:table-cell>
          <table:table-cell office:value-type="float" office:value="494.133333333333">
            <text:p>494.1333333333</text:p>
          </table:table-cell>
          <table:table-cell office:value-type="float" office:value="213.546602543126">
            <text:p>213.5466025431</text:p>
          </table:table-cell>
          <table:table-cell office:value-type="float" office:value="7.11822008477087">
            <text:p>7.1182200848</text:p>
          </table:table-cell>
          <table:table-cell office:value-type="float" office:value="30">
            <text:p>30</text:p>
          </table:table-cell>
          <table:table-cell table:formula="of:= 100 * (([.BR68] / ([.BR68] + [.BT68])) - ([.BT68] / ([.BR68] + [.BT68])))" office:value-type="float" office:value="10.1477876701577">
            <text:p>10.1477876702</text:p>
          </table:table-cell>
          <table:table-cell table:formula="of:= 100 * (([.BX68] / ([.BX68] + [.BZ68])) - ([.BZ68] / ([.BX68] + [.BZ68])))" office:value-type="float" office:value="10.6718891232299">
            <text:p>10.6718891232</text:p>
          </table:table-cell>
          <table:table-cell table:formula="of:=([.CE68] + [.CF68]) / 2" office:value-type="float" office:value="10.4098383966938">
            <text:p>10.4098383967</text:p>
          </table:table-cell>
          <table:table-cell table:formula="of:=IF([.CG68] &gt; 0;1;0)" office:value-type="float" office:value="1">
            <text:p>1</text:p>
          </table:table-cell>
          <table:table-cell table:formula="of:=IF(AND([.CH68] = 1;[.BW68] &lt; 0);1;0)" office:value-type="float" office:value="0">
            <text:p>0</text:p>
          </table:table-cell>
          <table:table-cell table:formula="of:=IF([.CG68] &lt; 0;1;0)" office:value-type="float" office:value="0">
            <text:p>0</text:p>
          </table:table-cell>
          <table:table-cell table:formula="of:=IF(AND([.CJ68] = 1;[.BW68] &gt; 0);1;0)" office:value-type="float" office:value="0">
            <text:p>0</text:p>
          </table:table-cell>
          <table:table-cell table:formula="of:=IF(AND([.CH68] = 1;[.BQ68] &lt; 0);1;0)" office:value-type="float" office:value="0">
            <text:p>0</text:p>
          </table:table-cell>
          <table:table-cell table:formula="of:=IF(AND([.CJ68] = 1;[.BQ68] &gt; 0);1;0)" office:value-type="float" office:value="0">
            <text:p>0</text:p>
          </table:table-cell>
          <table:table-cell table:formula="of:=[.CG68] - [.$CG$136]" office:value-type="float" office:value="9.9039927819862">
            <text:p>9.903992782</text:p>
          </table:table-cell>
        </table:table-row>
        <table:table-row table:style-name="ro2">
          <table:table-cell office:value-type="float" office:value="240903">
            <text:p>240903</text:p>
          </table:table-cell>
          <table:table-cell office:value-type="float" office:value="69">
            <text:p>69</text:p>
          </table:table-cell>
          <table:table-cell office:value-type="string">
            <text:p>3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08">
            <text:p>39608</text:p>
          </table:table-cell>
          <table:table-cell office:value-type="float" office:value="1257">
            <text:p>1257</text:p>
          </table:table-cell>
          <table:table-cell office:value-type="float" office:value="35091">
            <text:p>35091</text:p>
          </table:table-cell>
          <table:table-cell office:value-type="float" office:value="1670">
            <text:p>1670</text:p>
          </table:table-cell>
          <table:table-cell office:value-type="float" office:value="477">
            <text:p>477</text:p>
          </table:table-cell>
          <table:table-cell office:value-type="float" office:value="987">
            <text:p>98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29331">
            <text:p>29331</text:p>
          </table:table-cell>
          <table:table-cell office:value-type="float" office:value="752">
            <text:p>752</text:p>
          </table:table-cell>
          <table:table-cell office:value-type="float" office:value="26644">
            <text:p>26644</text:p>
          </table:table-cell>
          <table:table-cell office:value-type="float" office:value="920">
            <text:p>920</text:p>
          </table:table-cell>
          <table:table-cell office:value-type="float" office:value="346">
            <text:p>346</text:p>
          </table:table-cell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26">
            <text:p>26</text:p>
          </table:table-cell>
          <table:table-cell office:value-type="float" office:value="0.0007">
            <text:p>0.0007</text:p>
          </table:table-cell>
          <table:table-cell office:value-type="float" office:value="0.0317">
            <text:p>0.0317</text:p>
          </table:table-cell>
          <table:table-cell office:value-type="float" office:value="0.886">
            <text:p>0.886</text:p>
          </table:table-cell>
          <table:table-cell office:value-type="float" office:value="0.0422">
            <text:p>0.0422</text:p>
          </table:table-cell>
          <table:table-cell office:value-type="float" office:value="0.012">
            <text:p>0.012</text:p>
          </table:table-cell>
          <table:table-cell office:value-type="float" office:value="0.0249">
            <text:p>0.0249</text:p>
          </table:table-cell>
          <table:table-cell office:value-type="float" office:value="0.0002">
            <text:p>0.0002</text:p>
          </table:table-cell>
          <table:table-cell office:value-type="float" office:value="0.0006">
            <text:p>0.0006</text:p>
          </table:table-cell>
          <table:table-cell office:value-type="float" office:value="0.0023">
            <text:p>0.0023</text:p>
          </table:table-cell>
          <table:table-cell office:value-type="float" office:value="0.0256">
            <text:p>0.0256</text:p>
          </table:table-cell>
          <table:table-cell office:value-type="float" office:value="0.9084">
            <text:p>0.9084</text:p>
          </table:table-cell>
          <table:table-cell office:value-type="float" office:value="0.0314">
            <text:p>0.0314</text:p>
          </table:table-cell>
          <table:table-cell office:value-type="float" office:value="0.0118">
            <text:p>0.0118</text:p>
          </table:table-cell>
          <table:table-cell office:value-type="float" office:value="0.0204">
            <text:p>0.0204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16">
            <text:p>0.0016</text:p>
          </table:table-cell>
          <table:table-cell table:number-columns-repeated="4" office:value-type="float" office:value="0">
            <text:p>0</text:p>
          </table:table-cell>
          <table:table-cell office:value-type="float" office:value="7294270510">
            <text:p>7294270510</text:p>
          </table:table-cell>
          <table:table-cell office:value-type="float" office:value="270158167.037037">
            <text:p>270158167.037037</text:p>
          </table:table-cell>
          <table:table-cell office:value-type="float" office:value="1265">
            <text:p>1265</text:p>
          </table:table-cell>
          <table:table-cell office:value-type="float" office:value="46.8518518518519">
            <text:p>46.8518518519</text:p>
          </table:table-cell>
          <table:table-cell office:value-type="float" office:value="144">
            <text:p>144</text:p>
          </table:table-cell>
          <table:table-cell office:value-type="float" office:value="5.33333333333333">
            <text:p>5.3333333333</text:p>
          </table:table-cell>
          <table:table-cell office:value-type="float" office:value="103">
            <text:p>103</text:p>
          </table:table-cell>
          <table:table-cell office:value-type="float" office:value="3.81481481481481">
            <text:p>3.8148148148</text:p>
          </table:table-cell>
          <table:table-cell office:value-type="float" office:value="246">
            <text:p>246</text:p>
          </table:table-cell>
          <table:table-cell office:value-type="float" office:value="9.11111111111111">
            <text:p>9.1111111111</text:p>
          </table:table-cell>
          <table:table-cell office:value-type="float" office:value="80510">
            <text:p>80510</text:p>
          </table:table-cell>
          <table:table-cell office:value-type="float" office:value="2981.85185185185">
            <text:p>2981.8518518519</text:p>
          </table:table-cell>
          <table:table-cell office:value-type="float" office:value="1122">
            <text:p>1122</text:p>
          </table:table-cell>
          <table:table-cell office:value-type="float" office:value="41.5555555555556">
            <text:p>41.5555555556</text:p>
          </table:table-cell>
          <table:table-cell office:value-type="float" office:value="586600">
            <text:p>586600</text:p>
          </table:table-cell>
          <table:table-cell office:value-type="float" office:value="21725.9259259259">
            <text:p>21725.9259259259</text:p>
          </table:table-cell>
          <table:table-cell office:value-type="float" office:value="362.807496956309">
            <text:p>362.8074969563</text:p>
          </table:table-cell>
          <table:table-cell office:value-type="float" office:value="13.4373147020855">
            <text:p>13.4373147021</text:p>
          </table:table-cell>
          <table:table-cell office:value-type="float" office:value="20925">
            <text:p>20925</text:p>
          </table:table-cell>
          <table:table-cell office:value-type="float" office:value="775">
            <text:p>775</text:p>
          </table:table-cell>
          <table:table-cell office:value-type="float" office:value="14432">
            <text:p>14432</text:p>
          </table:table-cell>
          <table:table-cell office:value-type="float" office:value="534.518518518518">
            <text:p>534.5185185185</text:p>
          </table:table-cell>
          <table:table-cell office:value-type="float" office:value="407.91359185243">
            <text:p>407.9135918524</text:p>
          </table:table-cell>
          <table:table-cell office:value-type="float" office:value="15.1079108093493">
            <text:p>15.1079108093</text:p>
          </table:table-cell>
          <table:table-cell office:value-type="float" office:value="16361">
            <text:p>16361</text:p>
          </table:table-cell>
          <table:table-cell office:value-type="float" office:value="605.962962962963">
            <text:p>605.962962963</text:p>
          </table:table-cell>
          <table:table-cell office:value-type="float" office:value="10887">
            <text:p>10887</text:p>
          </table:table-cell>
          <table:table-cell office:value-type="float" office:value="403.222222222222">
            <text:p>403.2222222222</text:p>
          </table:table-cell>
          <table:table-cell office:value-type="float" office:value="385.360544404368">
            <text:p>385.3605444044</text:p>
          </table:table-cell>
          <table:table-cell office:value-type="float" office:value="14.2726127557173">
            <text:p>14.2726127557</text:p>
          </table:table-cell>
          <table:table-cell office:value-type="float" office:value="27">
            <text:p>27</text:p>
          </table:table-cell>
          <table:table-cell table:formula="of:= 100 * (([.BR69] / ([.BR69] + [.BT69])) - ([.BT69] / ([.BR69] + [.BT69])))" office:value-type="float" office:value="18.3641146024832">
            <text:p>18.3641146025</text:p>
          </table:table-cell>
          <table:table-cell table:formula="of:= 100 * (([.BX69] / ([.BX69] + [.BZ69])) - ([.BZ69] / ([.BX69] + [.BZ69])))" office:value-type="float" office:value="20.0895478567234">
            <text:p>20.0895478567</text:p>
          </table:table-cell>
          <table:table-cell table:formula="of:=([.CE69] + [.CF69]) / 2" office:value-type="float" office:value="19.2268312296033">
            <text:p>19.2268312296</text:p>
          </table:table-cell>
          <table:table-cell table:formula="of:=IF([.CG69] &gt; 0;1;0)" office:value-type="float" office:value="1">
            <text:p>1</text:p>
          </table:table-cell>
          <table:table-cell table:formula="of:=IF(AND([.CH69] = 1;[.BW69] &lt; 0);1;0)" office:value-type="float" office:value="0">
            <text:p>0</text:p>
          </table:table-cell>
          <table:table-cell table:formula="of:=IF([.CG69] &lt; 0;1;0)" office:value-type="float" office:value="0">
            <text:p>0</text:p>
          </table:table-cell>
          <table:table-cell table:formula="of:=IF(AND([.CJ69] = 1;[.BW69] &gt; 0);1;0)" office:value-type="float" office:value="0">
            <text:p>0</text:p>
          </table:table-cell>
          <table:table-cell table:formula="of:=IF(AND([.CH69] = 1;[.BQ69] &lt; 0);1;0)" office:value-type="float" office:value="0">
            <text:p>0</text:p>
          </table:table-cell>
          <table:table-cell table:formula="of:=IF(AND([.CJ69] = 1;[.BQ69] &gt; 0);1;0)" office:value-type="float" office:value="0">
            <text:p>0</text:p>
          </table:table-cell>
          <table:table-cell table:formula="of:=[.CG69] - [.$CG$136]" office:value-type="float" office:value="18.7209856148958">
            <text:p>18.7209856149</text:p>
          </table:table-cell>
        </table:table-row>
        <table:table-row table:style-name="ro2">
          <table:table-cell office:value-type="float" office:value="240933">
            <text:p>240933</text:p>
          </table:table-cell>
          <table:table-cell office:value-type="float" office:value="70">
            <text:p>70</text:p>
          </table:table-cell>
          <table:table-cell office:value-type="string">
            <text:p>3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39">
            <text:p>39439</text:p>
          </table:table-cell>
          <table:table-cell office:value-type="float" office:value="840">
            <text:p>840</text:p>
          </table:table-cell>
          <table:table-cell office:value-type="float" office:value="35762">
            <text:p>35762</text:p>
          </table:table-cell>
          <table:table-cell office:value-type="float" office:value="1075">
            <text:p>1075</text:p>
          </table:table-cell>
          <table:table-cell office:value-type="float" office:value="313">
            <text:p>313</text:p>
          </table:table-cell>
          <table:table-cell office:value-type="float" office:value="1336">
            <text:p>1336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27899">
            <text:p>27899</text:p>
          </table:table-cell>
          <table:table-cell office:value-type="float" office:value="460">
            <text:p>460</text:p>
          </table:table-cell>
          <table:table-cell office:value-type="float" office:value="25819">
            <text:p>25819</text:p>
          </table:table-cell>
          <table:table-cell office:value-type="float" office:value="575">
            <text:p>575</text:p>
          </table:table-cell>
          <table:table-cell office:value-type="float" office:value="189">
            <text:p>189</text:p>
          </table:table-cell>
          <table:table-cell office:value-type="float" office:value="792">
            <text:p>79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3">
            <text:p>-143</text:p>
          </table:table-cell>
          <table:table-cell office:value-type="float" office:value="-0.0036">
            <text:p>-0.0036</text:p>
          </table:table-cell>
          <table:table-cell office:value-type="float" office:value="0.0213">
            <text:p>0.0213</text:p>
          </table:table-cell>
          <table:table-cell office:value-type="float" office:value="0.9068">
            <text:p>0.9068</text:p>
          </table:table-cell>
          <table:table-cell office:value-type="float" office:value="0.0273">
            <text:p>0.0273</text:p>
          </table:table-cell>
          <table:table-cell office:value-type="float" office:value="0.0079">
            <text:p>0.0079</text:p>
          </table:table-cell>
          <table:table-cell office:value-type="float" office:value="0.0339">
            <text:p>0.0339</text:p>
          </table:table-cell>
          <table:table-cell office:value-type="float" office:value="0.0004">
            <text:p>0.0004</text:p>
          </table:table-cell>
          <table:table-cell office:value-type="float" office:value="0.001">
            <text:p>0.001</text:p>
          </table:table-cell>
          <table:table-cell office:value-type="float" office:value="0.0015">
            <text:p>0.0015</text:p>
          </table:table-cell>
          <table:table-cell office:value-type="float" office:value="0.0165">
            <text:p>0.0165</text:p>
          </table:table-cell>
          <table:table-cell office:value-type="float" office:value="0.9254">
            <text:p>0.9254</text:p>
          </table:table-cell>
          <table:table-cell office:value-type="float" office:value="0.0206">
            <text:p>0.0206</text:p>
          </table:table-cell>
          <table:table-cell office:value-type="float" office:value="0.0068">
            <text:p>0.0068</text:p>
          </table:table-cell>
          <table:table-cell office:value-type="float" office:value="0.0284">
            <text:p>0.0284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14">
            <text:p>0.001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0820500">
            <text:p>6750820500</text:p>
          </table:table-cell>
          <table:table-cell office:value-type="float" office:value="270032820">
            <text:p>270032820</text:p>
          </table:table-cell>
          <table:table-cell office:value-type="float" office:value="1215">
            <text:p>1215</text:p>
          </table:table-cell>
          <table:table-cell office:value-type="float" office:value="48.6">
            <text:p>48.6</text:p>
          </table:table-cell>
          <table:table-cell office:value-type="float" office:value="135">
            <text:p>135</text:p>
          </table:table-cell>
          <table:table-cell office:value-type="float" office:value="5.4">
            <text:p>5.4</text:p>
          </table:table-cell>
          <table:table-cell office:value-type="float" office:value="93">
            <text:p>93</text:p>
          </table:table-cell>
          <table:table-cell office:value-type="float" office:value="3.72">
            <text:p>3.72</text:p>
          </table:table-cell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70500">
            <text:p>70500</text:p>
          </table:table-cell>
          <table:table-cell office:value-type="float" office:value="2820">
            <text:p>2820</text:p>
          </table:table-cell>
          <table:table-cell office:value-type="float" office:value="820">
            <text:p>820</text:p>
          </table:table-cell>
          <table:table-cell office:value-type="float" office:value="32.8">
            <text:p>32.8</text:p>
          </table:table-cell>
          <table:table-cell office:value-type="float" office:value="379746">
            <text:p>379746</text:p>
          </table:table-cell>
          <table:table-cell office:value-type="float" office:value="15189.84">
            <text:p>15189.84</text:p>
          </table:table-cell>
          <table:table-cell office:value-type="float" office:value="474.459274862349">
            <text:p>474.4592748623</text:p>
          </table:table-cell>
          <table:table-cell office:value-type="float" office:value="18.978370994494">
            <text:p>18.9783709945</text:p>
          </table:table-cell>
          <table:table-cell office:value-type="float" office:value="22438">
            <text:p>22438</text:p>
          </table:table-cell>
          <table:table-cell office:value-type="float" office:value="897.52">
            <text:p>897.52</text:p>
          </table:table-cell>
          <table:table-cell office:value-type="float" office:value="13770">
            <text:p>13770</text:p>
          </table:table-cell>
          <table:table-cell office:value-type="float" office:value="550.8">
            <text:p>550.8</text:p>
          </table:table-cell>
          <table:table-cell office:value-type="float" office:value="522.34207727685">
            <text:p>522.3420772769</text:p>
          </table:table-cell>
          <table:table-cell office:value-type="float" office:value="20.893683091074">
            <text:p>20.8936830911</text:p>
          </table:table-cell>
          <table:table-cell office:value-type="float" office:value="17980">
            <text:p>17980</text:p>
          </table:table-cell>
          <table:table-cell office:value-type="float" office:value="719.2">
            <text:p>719.2</text:p>
          </table:table-cell>
          <table:table-cell office:value-type="float" office:value="10741">
            <text:p>10741</text:p>
          </table:table-cell>
          <table:table-cell office:value-type="float" office:value="429.64">
            <text:p>429.64</text:p>
          </table:table-cell>
          <table:table-cell office:value-type="float" office:value="498.40067606924">
            <text:p>498.4006760692</text:p>
          </table:table-cell>
          <table:table-cell office:value-type="float" office:value="19.9360270427696">
            <text:p>19.9360270428</text:p>
          </table:table-cell>
          <table:table-cell office:value-type="float" office:value="25">
            <text:p>25</text:p>
          </table:table-cell>
          <table:table-cell table:formula="of:= 100 * (([.BR70] / ([.BR70] + [.BT70])) - ([.BT70] / ([.BR70] + [.BT70])))" office:value-type="float" office:value="23.9394608926204">
            <text:p>23.9394608926</text:p>
          </table:table-cell>
          <table:table-cell table:formula="of:= 100 * (([.BX70] / ([.BX70] + [.BZ70])) - ([.BZ70] / ([.BX70] + [.BZ70])))" office:value-type="float" office:value="25.2045541589778">
            <text:p>25.204554159</text:p>
          </table:table-cell>
          <table:table-cell table:formula="of:=([.CE70] + [.CF70]) / 2" office:value-type="float" office:value="24.5720075257991">
            <text:p>24.5720075258</text:p>
          </table:table-cell>
          <table:table-cell table:formula="of:=IF([.CG70] &gt; 0;1;0)" office:value-type="float" office:value="1">
            <text:p>1</text:p>
          </table:table-cell>
          <table:table-cell table:formula="of:=IF(AND([.CH70] = 1;[.BW70] &lt; 0);1;0)" office:value-type="float" office:value="0">
            <text:p>0</text:p>
          </table:table-cell>
          <table:table-cell table:formula="of:=IF([.CG70] &lt; 0;1;0)" office:value-type="float" office:value="0">
            <text:p>0</text:p>
          </table:table-cell>
          <table:table-cell table:formula="of:=IF(AND([.CJ70] = 1;[.BW70] &gt; 0);1;0)" office:value-type="float" office:value="0">
            <text:p>0</text:p>
          </table:table-cell>
          <table:table-cell table:formula="of:=IF(AND([.CH70] = 1;[.BQ70] &lt; 0);1;0)" office:value-type="float" office:value="0">
            <text:p>0</text:p>
          </table:table-cell>
          <table:table-cell table:formula="of:=IF(AND([.CJ70] = 1;[.BQ70] &gt; 0);1;0)" office:value-type="float" office:value="0">
            <text:p>0</text:p>
          </table:table-cell>
          <table:table-cell table:formula="of:=[.CG70] - [.$CG$136]" office:value-type="float" office:value="24.0661619110915">
            <text:p>24.0661619111</text:p>
          </table:table-cell>
        </table:table-row>
        <table:table-row table:style-name="ro2">
          <table:table-cell office:value-type="float" office:value="240970">
            <text:p>240970</text:p>
          </table:table-cell>
          <table:table-cell office:value-type="float" office:value="61">
            <text:p>61</text:p>
          </table:table-cell>
          <table:table-cell office:value-type="string">
            <text:p>3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93">
            <text:p>39393</text:p>
          </table:table-cell>
          <table:table-cell office:value-type="float" office:value="540">
            <text:p>540</text:p>
          </table:table-cell>
          <table:table-cell office:value-type="float" office:value="37478">
            <text:p>37478</text:p>
          </table:table-cell>
          <table:table-cell office:value-type="float" office:value="354">
            <text:p>354</text:p>
          </table:table-cell>
          <table:table-cell office:value-type="float" office:value="369">
            <text:p>369</text:p>
          </table:table-cell>
          <table:table-cell office:value-type="float" office:value="550">
            <text:p>55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28019">
            <text:p>28019</text:p>
          </table:table-cell>
          <table:table-cell office:value-type="float" office:value="285">
            <text:p>285</text:p>
          </table:table-cell>
          <table:table-cell office:value-type="float" office:value="26992">
            <text:p>26992</text:p>
          </table:table-cell>
          <table:table-cell office:value-type="float" office:value="149">
            <text:p>149</text:p>
          </table:table-cell>
          <table:table-cell office:value-type="float" office:value="224">
            <text:p>224</text:p>
          </table:table-cell>
          <table:table-cell office:value-type="float" office:value="314">
            <text:p>3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89">
            <text:p>-189</text:p>
          </table:table-cell>
          <table:table-cell office:value-type="float" office:value="-0.0048">
            <text:p>-0.0048</text:p>
          </table:table-cell>
          <table:table-cell office:value-type="float" office:value="0.0137">
            <text:p>0.0137</text:p>
          </table:table-cell>
          <table:table-cell office:value-type="float" office:value="0.9514">
            <text:p>0.9514</text:p>
          </table:table-cell>
          <table:table-cell office:value-type="float" office:value="0.009">
            <text:p>0.009</text:p>
          </table:table-cell>
          <table:table-cell office:value-type="float" office:value="0.0094">
            <text:p>0.0094</text:p>
          </table:table-cell>
          <table:table-cell office:value-type="float" office:value="0.014">
            <text:p>0.014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16">
            <text:p>0.0016</text:p>
          </table:table-cell>
          <table:table-cell office:value-type="float" office:value="0.0102">
            <text:p>0.0102</text:p>
          </table:table-cell>
          <table:table-cell office:value-type="float" office:value="0.9633">
            <text:p>0.9633</text:p>
          </table:table-cell>
          <table:table-cell office:value-type="float" office:value="0.0053">
            <text:p>0.0053</text:p>
          </table:table-cell>
          <table:table-cell office:value-type="float" office:value="0.008">
            <text:p>0.008</text:p>
          </table:table-cell>
          <table:table-cell office:value-type="float" office:value="0.0112">
            <text:p>0.0112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31018368">
            <text:p>8931018368</text:p>
          </table:table-cell>
          <table:table-cell office:value-type="float" office:value="270636920.242424">
            <text:p>270636920.242424</text:p>
          </table:table-cell>
          <table:table-cell office:value-type="float" office:value="925">
            <text:p>925</text:p>
          </table:table-cell>
          <table:table-cell office:value-type="float" office:value="28.030303030303">
            <text:p>28.0303030303</text:p>
          </table:table-cell>
          <table:table-cell office:value-type="float" office:value="220">
            <text:p>220</text:p>
          </table:table-cell>
          <table:table-cell office:value-type="float" office:value="6.66666666666667">
            <text:p>6.6666666667</text:p>
          </table:table-cell>
          <table:table-cell office:value-type="float" office:value="91">
            <text:p>91</text:p>
          </table:table-cell>
          <table:table-cell office:value-type="float" office:value="2.75757575757576">
            <text:p>2.7575757576</text:p>
          </table:table-cell>
          <table:table-cell office:value-type="float" office:value="330">
            <text:p>330</text:p>
          </table:table-cell>
          <table:table-cell office:value-type="float" office:value="10">
            <text:p>10</text:p>
          </table:table-cell>
          <table:table-cell office:value-type="float" office:value="68368">
            <text:p>68368</text:p>
          </table:table-cell>
          <table:table-cell office:value-type="float" office:value="2071.75757575758">
            <text:p>2071.7575757576</text:p>
          </table:table-cell>
          <table:table-cell office:value-type="float" office:value="1904">
            <text:p>1904</text:p>
          </table:table-cell>
          <table:table-cell office:value-type="float" office:value="57.6969696969697">
            <text:p>57.696969697</text:p>
          </table:table-cell>
          <table:table-cell office:value-type="float" office:value="1281582">
            <text:p>1281582</text:p>
          </table:table-cell>
          <table:table-cell office:value-type="float" office:value="38835.8181818182">
            <text:p>38835.8181818182</text:p>
          </table:table-cell>
          <table:table-cell office:value-type="float" office:value="683.21545373552">
            <text:p>683.2154537355</text:p>
          </table:table-cell>
          <table:table-cell office:value-type="float" office:value="20.7034985980461">
            <text:p>20.703498598</text:p>
          </table:table-cell>
          <table:table-cell office:value-type="float" office:value="25462">
            <text:p>25462</text:p>
          </table:table-cell>
          <table:table-cell office:value-type="float" office:value="771.575757575758">
            <text:p>771.5757575758</text:p>
          </table:table-cell>
          <table:table-cell office:value-type="float" office:value="15040">
            <text:p>15040</text:p>
          </table:table-cell>
          <table:table-cell office:value-type="float" office:value="455.757575757576">
            <text:p>455.7575757576</text:p>
          </table:table-cell>
          <table:table-cell office:value-type="float" office:value="891.57425462881">
            <text:p>891.5742546288</text:p>
          </table:table-cell>
          <table:table-cell office:value-type="float" office:value="27.0174016554185">
            <text:p>27.0174016554</text:p>
          </table:table-cell>
          <table:table-cell office:value-type="float" office:value="21468">
            <text:p>21468</text:p>
          </table:table-cell>
          <table:table-cell office:value-type="float" office:value="650.545454545455">
            <text:p>650.5454545455</text:p>
          </table:table-cell>
          <table:table-cell office:value-type="float" office:value="11280">
            <text:p>11280</text:p>
          </table:table-cell>
          <table:table-cell office:value-type="float" office:value="341.818181818182">
            <text:p>341.8181818182</text:p>
          </table:table-cell>
          <table:table-cell office:value-type="float" office:value="787.39485418196">
            <text:p>787.394854182</text:p>
          </table:table-cell>
          <table:table-cell office:value-type="float" office:value="23.8604501267261">
            <text:p>23.8604501267</text:p>
          </table:table-cell>
          <table:table-cell office:value-type="float" office:value="33">
            <text:p>33</text:p>
          </table:table-cell>
          <table:table-cell table:formula="of:= 100 * (([.BR71] / ([.BR71] + [.BT71])) - ([.BT71] / ([.BR71] + [.BT71])))" office:value-type="float" office:value="25.7320626141919">
            <text:p>25.7320626142</text:p>
          </table:table-cell>
          <table:table-cell table:formula="of:= 100 * (([.BX71] / ([.BX71] + [.BZ71])) - ([.BZ71] / ([.BX71] + [.BZ71])))" office:value-type="float" office:value="31.110296812019">
            <text:p>31.110296812</text:p>
          </table:table-cell>
          <table:table-cell table:formula="of:=([.CE71] + [.CF71]) / 2" office:value-type="float" office:value="28.4211797131055">
            <text:p>28.4211797131</text:p>
          </table:table-cell>
          <table:table-cell table:formula="of:=IF([.CG71] &gt; 0;1;0)" office:value-type="float" office:value="1">
            <text:p>1</text:p>
          </table:table-cell>
          <table:table-cell table:formula="of:=IF(AND([.CH71] = 1;[.BW71] &lt; 0);1;0)" office:value-type="float" office:value="0">
            <text:p>0</text:p>
          </table:table-cell>
          <table:table-cell table:formula="of:=IF([.CG71] &lt; 0;1;0)" office:value-type="float" office:value="0">
            <text:p>0</text:p>
          </table:table-cell>
          <table:table-cell table:formula="of:=IF(AND([.CJ71] = 1;[.BW71] &gt; 0);1;0)" office:value-type="float" office:value="0">
            <text:p>0</text:p>
          </table:table-cell>
          <table:table-cell table:formula="of:=IF(AND([.CH71] = 1;[.BQ71] &lt; 0);1;0)" office:value-type="float" office:value="0">
            <text:p>0</text:p>
          </table:table-cell>
          <table:table-cell table:formula="of:=IF(AND([.CJ71] = 1;[.BQ71] &gt; 0);1;0)" office:value-type="float" office:value="0">
            <text:p>0</text:p>
          </table:table-cell>
          <table:table-cell table:formula="of:=[.CG71] - [.$CG$136]" office:value-type="float" office:value="27.9153340983979">
            <text:p>27.9153340984</text:p>
          </table:table-cell>
        </table:table-row>
        <table:table-row table:style-name="ro2">
          <table:table-cell office:value-type="float" office:value="240995">
            <text:p>240995</text:p>
          </table:table-cell>
          <table:table-cell office:value-type="float" office:value="29">
            <text:p>29</text:p>
          </table:table-cell>
          <table:table-cell office:value-type="string">
            <text:p>1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34">
            <text:p>39434</text:p>
          </table:table-cell>
          <table:table-cell office:value-type="float" office:value="531">
            <text:p>531</text:p>
          </table:table-cell>
          <table:table-cell office:value-type="float" office:value="36477">
            <text:p>36477</text:p>
          </table:table-cell>
          <table:table-cell office:value-type="float" office:value="231">
            <text:p>231</text:p>
          </table:table-cell>
          <table:table-cell office:value-type="float" office:value="1913">
            <text:p>1913</text:p>
          </table:table-cell>
          <table:table-cell office:value-type="float" office:value="214">
            <text:p>214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29160">
            <text:p>29160</text:p>
          </table:table-cell>
          <table:table-cell office:value-type="float" office:value="283">
            <text:p>283</text:p>
          </table:table-cell>
          <table:table-cell office:value-type="float" office:value="27495">
            <text:p>27495</text:p>
          </table:table-cell>
          <table:table-cell office:value-type="float" office:value="89">
            <text:p>89</text:p>
          </table:table-cell>
          <table:table-cell office:value-type="float" office:value="1134">
            <text:p>1134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8">
            <text:p>-148</text:p>
          </table:table-cell>
          <table:table-cell office:value-type="float" office:value="-0.0037">
            <text:p>-0.0037</text:p>
          </table:table-cell>
          <table:table-cell office:value-type="float" office:value="0.0135">
            <text:p>0.0135</text:p>
          </table:table-cell>
          <table:table-cell office:value-type="float" office:value="0.925">
            <text:p>0.925</text:p>
          </table:table-cell>
          <table:table-cell office:value-type="float" office:value="0.0059">
            <text:p>0.0059</text:p>
          </table:table-cell>
          <table:table-cell office:value-type="float" office:value="0.0485">
            <text:p>0.0485</text:p>
          </table:table-cell>
          <table:table-cell office:value-type="float" office:value="0.0054">
            <text:p>0.0054</text:p>
          </table:table-cell>
          <table:table-cell office:value-type="float" office:value="0.0002">
            <text:p>0.0002</text:p>
          </table:table-cell>
          <table:table-cell office:value-type="float" office:value="0.0005">
            <text:p>0.0005</text:p>
          </table:table-cell>
          <table:table-cell office:value-type="float" office:value="0.001">
            <text:p>0.001</text:p>
          </table:table-cell>
          <table:table-cell office:value-type="float" office:value="0.0097">
            <text:p>0.0097</text:p>
          </table:table-cell>
          <table:table-cell office:value-type="float" office:value="0.9429">
            <text:p>0.9429</text:p>
          </table:table-cell>
          <table:table-cell office:value-type="float" office:value="0.0031">
            <text:p>0.0031</text:p>
          </table:table-cell>
          <table:table-cell office:value-type="float" office:value="0.0389">
            <text:p>0.0389</text:p>
          </table:table-cell>
          <table:table-cell office:value-type="float" office:value="0.0041">
            <text:p>0.0041</text:p>
          </table:table-cell>
          <table:table-cell office:value-type="float" office:value="0.0003">
            <text:p>0.0003</text:p>
          </table:table-cell>
          <table:table-cell office:value-type="float" office:value="0.0004">
            <text:p>0.0004</text:p>
          </table:table-cell>
          <table:table-cell office:value-type="float" office:value="0.0006">
            <text:p>0.0006</text:p>
          </table:table-cell>
          <table:table-cell table:number-columns-repeated="4" office:value-type="float" office:value="0">
            <text:p>0</text:p>
          </table:table-cell>
          <table:table-cell office:value-type="float" office:value="17332124960">
            <text:p>17332124960</text:p>
          </table:table-cell>
          <table:table-cell office:value-type="float" office:value="270814452.5">
            <text:p>270814452.5</text:p>
          </table:table-cell>
          <table:table-cell office:value-type="float" office:value="833">
            <text:p>833</text:p>
          </table:table-cell>
          <table:table-cell office:value-type="float" office:value="13.015625">
            <text:p>13.015625</text:p>
          </table:table-cell>
          <table:table-cell office:value-type="float" office:value="490">
            <text:p>490</text:p>
          </table:table-cell>
          <table:table-cell office:value-type="float" office:value="7.65625">
            <text:p>7.65625</text:p>
          </table:table-cell>
          <table:table-cell office:value-type="float" office:value="221">
            <text:p>221</text:p>
          </table:table-cell>
          <table:table-cell office:value-type="float" office:value="3.453125">
            <text:p>3.453125</text:p>
          </table:table-cell>
          <table:table-cell office:value-type="float" office:value="540">
            <text:p>540</text:p>
          </table:table-cell>
          <table:table-cell office:value-type="float" office:value="8.4375">
            <text:p>8.4375</text:p>
          </table:table-cell>
          <table:table-cell office:value-type="float" office:value="4960">
            <text:p>4960</text:p>
          </table:table-cell>
          <table:table-cell office:value-type="float" office:value="77.5">
            <text:p>77.5</text:p>
          </table:table-cell>
          <table:table-cell office:value-type="float" office:value="4417">
            <text:p>4417</text:p>
          </table:table-cell>
          <table:table-cell office:value-type="float" office:value="69.015625">
            <text:p>69.015625</text:p>
          </table:table-cell>
          <table:table-cell office:value-type="float" office:value="2264338">
            <text:p>2264338</text:p>
          </table:table-cell>
          <table:table-cell office:value-type="float" office:value="35380.28125">
            <text:p>35380.28125</text:p>
          </table:table-cell>
          <table:table-cell office:value-type="float" office:value="607.490092312013">
            <text:p>607.490092312</text:p>
          </table:table-cell>
          <table:table-cell office:value-type="float" office:value="9.4920326923752">
            <text:p>9.4920326924</text:p>
          </table:table-cell>
          <table:table-cell office:value-type="float" office:value="18147">
            <text:p>18147</text:p>
          </table:table-cell>
          <table:table-cell office:value-type="float" office:value="283.546875">
            <text:p>283.546875</text:p>
          </table:table-cell>
          <table:table-cell office:value-type="float" office:value="12208">
            <text:p>12208</text:p>
          </table:table-cell>
          <table:table-cell office:value-type="float" office:value="190.75">
            <text:p>190.75</text:p>
          </table:table-cell>
          <table:table-cell office:value-type="float" office:value="985.523931176381">
            <text:p>985.5239311764</text:p>
          </table:table-cell>
          <table:table-cell office:value-type="float" office:value="15.398811424631">
            <text:p>15.3988114246</text:p>
          </table:table-cell>
          <table:table-cell office:value-type="float" office:value="15631">
            <text:p>15631</text:p>
          </table:table-cell>
          <table:table-cell office:value-type="float" office:value="244.234375">
            <text:p>244.234375</text:p>
          </table:table-cell>
          <table:table-cell office:value-type="float" office:value="9607">
            <text:p>9607</text:p>
          </table:table-cell>
          <table:table-cell office:value-type="float" office:value="150.109375">
            <text:p>150.109375</text:p>
          </table:table-cell>
          <table:table-cell office:value-type="float" office:value="796.507011744392">
            <text:p>796.5070117444</text:p>
          </table:table-cell>
          <table:table-cell office:value-type="float" office:value="12.4454220585061">
            <text:p>12.4454220585</text:p>
          </table:table-cell>
          <table:table-cell office:value-type="float" office:value="64">
            <text:p>64</text:p>
          </table:table-cell>
          <table:table-cell table:formula="of:= 100 * (([.BR72] / ([.BR72] + [.BT72])) - ([.BT72] / ([.BR72] + [.BT72])))" office:value-type="float" office:value="19.5651457749959">
            <text:p>19.565145775</text:p>
          </table:table-cell>
          <table:table-cell table:formula="of:= 100 * (([.BX72] / ([.BX72] + [.BZ72])) - ([.BZ72] / ([.BX72] + [.BZ72])))" office:value-type="float" office:value="23.8687693161106">
            <text:p>23.8687693161</text:p>
          </table:table-cell>
          <table:table-cell table:formula="of:=([.CE72] + [.CF72]) / 2" office:value-type="float" office:value="21.7169575455533">
            <text:p>21.7169575456</text:p>
          </table:table-cell>
          <table:table-cell table:formula="of:=IF([.CG72] &gt; 0;1;0)" office:value-type="float" office:value="1">
            <text:p>1</text:p>
          </table:table-cell>
          <table:table-cell table:formula="of:=IF(AND([.CH72] = 1;[.BW72] &lt; 0);1;0)" office:value-type="float" office:value="0">
            <text:p>0</text:p>
          </table:table-cell>
          <table:table-cell table:formula="of:=IF([.CG72] &lt; 0;1;0)" office:value-type="float" office:value="0">
            <text:p>0</text:p>
          </table:table-cell>
          <table:table-cell table:formula="of:=IF(AND([.CJ72] = 1;[.BW72] &gt; 0);1;0)" office:value-type="float" office:value="0">
            <text:p>0</text:p>
          </table:table-cell>
          <table:table-cell table:formula="of:=IF(AND([.CH72] = 1;[.BQ72] &lt; 0);1;0)" office:value-type="float" office:value="0">
            <text:p>0</text:p>
          </table:table-cell>
          <table:table-cell table:formula="of:=IF(AND([.CJ72] = 1;[.BQ72] &gt; 0);1;0)" office:value-type="float" office:value="0">
            <text:p>0</text:p>
          </table:table-cell>
          <table:table-cell table:formula="of:=[.CG72] - [.$CG$136]" office:value-type="float" office:value="21.2111119308457">
            <text:p>21.2111119308</text:p>
          </table:table-cell>
        </table:table-row>
        <table:table-row table:style-name="ro2">
          <table:table-cell office:value-type="float" office:value="241020">
            <text:p>241020</text:p>
          </table:table-cell>
          <table:table-cell office:value-type="float" office:value="48">
            <text:p>48</text:p>
          </table:table-cell>
          <table:table-cell office:value-type="string">
            <text:p>2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6">
            <text:p>39546</text:p>
          </table:table-cell>
          <table:table-cell office:value-type="float" office:value="3516">
            <text:p>3516</text:p>
          </table:table-cell>
          <table:table-cell office:value-type="float" office:value="33068">
            <text:p>33068</text:p>
          </table:table-cell>
          <table:table-cell office:value-type="float" office:value="1901">
            <text:p>1901</text:p>
          </table:table-cell>
          <table:table-cell office:value-type="float" office:value="314">
            <text:p>314</text:p>
          </table:table-cell>
          <table:table-cell office:value-type="float" office:value="637">
            <text:p>637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29657">
            <text:p>29657</text:p>
          </table:table-cell>
          <table:table-cell office:value-type="float" office:value="2027">
            <text:p>2027</text:p>
          </table:table-cell>
          <table:table-cell office:value-type="float" office:value="25577">
            <text:p>25577</text:p>
          </table:table-cell>
          <table:table-cell office:value-type="float" office:value="1354">
            <text:p>1354</text:p>
          </table:table-cell>
          <table:table-cell office:value-type="float" office:value="238">
            <text:p>238</text:p>
          </table:table-cell>
          <table:table-cell office:value-type="float" office:value="399">
            <text:p>39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36">
            <text:p>-36</text:p>
          </table:table-cell>
          <table:table-cell office:value-type="float" office:value="-0.0009">
            <text:p>-0.0009</text:p>
          </table:table-cell>
          <table:table-cell office:value-type="float" office:value="0.0889">
            <text:p>0.0889</text:p>
          </table:table-cell>
          <table:table-cell office:value-type="float" office:value="0.8362">
            <text:p>0.8362</text:p>
          </table:table-cell>
          <table:table-cell office:value-type="float" office:value="0.0481">
            <text:p>0.0481</text:p>
          </table:table-cell>
          <table:table-cell office:value-type="float" office:value="0.0079">
            <text:p>0.0079</text:p>
          </table:table-cell>
          <table:table-cell office:value-type="float" office:value="0.0161">
            <text:p>0.0161</text:p>
          </table:table-cell>
          <table:table-cell office:value-type="float" office:value="0.0006">
            <text:p>0.0006</text:p>
          </table:table-cell>
          <table:table-cell office:value-type="float" office:value="0.001">
            <text:p>0.001</text:p>
          </table:table-cell>
          <table:table-cell office:value-type="float" office:value="0.0012">
            <text:p>0.0012</text:p>
          </table:table-cell>
          <table:table-cell office:value-type="float" office:value="0.0683">
            <text:p>0.0683</text:p>
          </table:table-cell>
          <table:table-cell office:value-type="float" office:value="0.8624">
            <text:p>0.8624</text:p>
          </table:table-cell>
          <table:table-cell office:value-type="float" office:value="0.0457">
            <text:p>0.0457</text:p>
          </table:table-cell>
          <table:table-cell office:value-type="float" office:value="0.008">
            <text:p>0.008</text:p>
          </table:table-cell>
          <table:table-cell office:value-type="float" office:value="0.0135">
            <text:p>0.0135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450773840">
            <text:p>15450773840</text:p>
          </table:table-cell>
          <table:table-cell office:value-type="float" office:value="271066207.719298">
            <text:p>271066207.719298</text:p>
          </table:table-cell>
          <table:table-cell office:value-type="float" office:value="1525">
            <text:p>1525</text:p>
          </table:table-cell>
          <table:table-cell office:value-type="float" office:value="26.7543859649123">
            <text:p>26.7543859649</text:p>
          </table:table-cell>
          <table:table-cell office:value-type="float" office:value="81">
            <text:p>81</text:p>
          </table:table-cell>
          <table:table-cell office:value-type="float" office:value="1.42105263157895">
            <text:p>1.4210526316</text:p>
          </table:table-cell>
          <table:table-cell office:value-type="float" office:value="142">
            <text:p>142</text:p>
          </table:table-cell>
          <table:table-cell office:value-type="float" office:value="2.49122807017544">
            <text:p>2.4912280702</text:p>
          </table:table-cell>
          <table:table-cell office:value-type="float" office:value="161">
            <text:p>161</text:p>
          </table:table-cell>
          <table:table-cell office:value-type="float" office:value="2.82456140350877">
            <text:p>2.8245614035</text:p>
          </table:table-cell>
          <table:table-cell office:value-type="float" office:value="3840">
            <text:p>3840</text:p>
          </table:table-cell>
          <table:table-cell office:value-type="float" office:value="67.3684210526316">
            <text:p>67.3684210526</text:p>
          </table:table-cell>
          <table:table-cell office:value-type="float" office:value="2881">
            <text:p>2881</text:p>
          </table:table-cell>
          <table:table-cell office:value-type="float" office:value="50.5438596491228">
            <text:p>50.5438596491</text:p>
          </table:table-cell>
          <table:table-cell office:value-type="float" office:value="1932164">
            <text:p>1932164</text:p>
          </table:table-cell>
          <table:table-cell office:value-type="float" office:value="33897.6140350877">
            <text:p>33897.6140350877</text:p>
          </table:table-cell>
          <table:table-cell office:value-type="float" office:value="626.474357321557">
            <text:p>626.4743573216</text:p>
          </table:table-cell>
          <table:table-cell office:value-type="float" office:value="10.9907781986238">
            <text:p>10.9907781986</text:p>
          </table:table-cell>
          <table:table-cell office:value-type="float" office:value="12738">
            <text:p>12738</text:p>
          </table:table-cell>
          <table:table-cell office:value-type="float" office:value="223.473684210526">
            <text:p>223.4736842105</text:p>
          </table:table-cell>
          <table:table-cell office:value-type="float" office:value="10871">
            <text:p>10871</text:p>
          </table:table-cell>
          <table:table-cell office:value-type="float" office:value="190.719298245614">
            <text:p>190.7192982456</text:p>
          </table:table-cell>
          <table:table-cell office:value-type="float" office:value="955.00158555415">
            <text:p>955.0015855542</text:p>
          </table:table-cell>
          <table:table-cell office:value-type="float" office:value="16.7544137816518">
            <text:p>16.7544137817</text:p>
          </table:table-cell>
          <table:table-cell office:value-type="float" office:value="10979">
            <text:p>10979</text:p>
          </table:table-cell>
          <table:table-cell office:value-type="float" office:value="192.614035087719">
            <text:p>192.6140350877</text:p>
          </table:table-cell>
          <table:table-cell office:value-type="float" office:value="8470">
            <text:p>8470</text:p>
          </table:table-cell>
          <table:table-cell office:value-type="float" office:value="148.59649122807">
            <text:p>148.5964912281</text:p>
          </table:table-cell>
          <table:table-cell office:value-type="float" office:value="790.737971437884">
            <text:p>790.7379714379</text:p>
          </table:table-cell>
          <table:table-cell office:value-type="float" office:value="13.8725959901383">
            <text:p>13.8725959901</text:p>
          </table:table-cell>
          <table:table-cell office:value-type="float" office:value="57">
            <text:p>57</text:p>
          </table:table-cell>
          <table:table-cell table:formula="of:= 100 * (([.BR73] / ([.BR73] + [.BT73])) - ([.BT73] / ([.BR73] + [.BT73])))" office:value-type="float" office:value="7.9080011859884">
            <text:p>7.908001186</text:p>
          </table:table-cell>
          <table:table-cell table:formula="of:= 100 * (([.BX73] / ([.BX73] + [.BZ73])) - ([.BZ73] / ([.BX73] + [.BZ73])))" office:value-type="float" office:value="12.9004061905496">
            <text:p>12.9004061905</text:p>
          </table:table-cell>
          <table:table-cell table:formula="of:=([.CE73] + [.CF73]) / 2" office:value-type="float" office:value="10.404203688269">
            <text:p>10.4042036883</text:p>
          </table:table-cell>
          <table:table-cell table:formula="of:=IF([.CG73] &gt; 0;1;0)" office:value-type="float" office:value="1">
            <text:p>1</text:p>
          </table:table-cell>
          <table:table-cell table:formula="of:=IF(AND([.CH73] = 1;[.BW73] &lt; 0);1;0)" office:value-type="float" office:value="0">
            <text:p>0</text:p>
          </table:table-cell>
          <table:table-cell table:formula="of:=IF([.CG73] &lt; 0;1;0)" office:value-type="float" office:value="0">
            <text:p>0</text:p>
          </table:table-cell>
          <table:table-cell table:formula="of:=IF(AND([.CJ73] = 1;[.BW73] &gt; 0);1;0)" office:value-type="float" office:value="0">
            <text:p>0</text:p>
          </table:table-cell>
          <table:table-cell table:formula="of:=IF(AND([.CH73] = 1;[.BQ73] &lt; 0);1;0)" office:value-type="float" office:value="0">
            <text:p>0</text:p>
          </table:table-cell>
          <table:table-cell table:formula="of:=IF(AND([.CJ73] = 1;[.BQ73] &gt; 0);1;0)" office:value-type="float" office:value="0">
            <text:p>0</text:p>
          </table:table-cell>
          <table:table-cell table:formula="of:=[.CG73] - [.$CG$136]" office:value-type="float" office:value="9.89835807356144">
            <text:p>9.8983580736</text:p>
          </table:table-cell>
        </table:table-row>
        <table:table-row table:style-name="ro2">
          <table:table-cell office:value-type="float" office:value="241040">
            <text:p>241040</text:p>
          </table:table-cell>
          <table:table-cell office:value-type="float" office:value="115">
            <text:p>115</text:p>
          </table:table-cell>
          <table:table-cell office:value-type="string">
            <text:p>5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04">
            <text:p>39504</text:p>
          </table:table-cell>
          <table:table-cell office:value-type="float" office:value="1209">
            <text:p>1209</text:p>
          </table:table-cell>
          <table:table-cell office:value-type="float" office:value="34772">
            <text:p>34772</text:p>
          </table:table-cell>
          <table:table-cell office:value-type="float" office:value="1278">
            <text:p>1278</text:p>
          </table:table-cell>
          <table:table-cell office:value-type="float" office:value="226">
            <text:p>226</text:p>
          </table:table-cell>
          <table:table-cell office:value-type="float" office:value="1787">
            <text:p>1787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126">
            <text:p>126</text:p>
          </table:table-cell>
          <table:table-cell office:value-type="float" office:value="26684">
            <text:p>26684</text:p>
          </table:table-cell>
          <table:table-cell office:value-type="float" office:value="645">
            <text:p>645</text:p>
          </table:table-cell>
          <table:table-cell office:value-type="float" office:value="23999">
            <text:p>23999</text:p>
          </table:table-cell>
          <table:table-cell office:value-type="float" office:value="662">
            <text:p>662</text:p>
          </table:table-cell>
          <table:table-cell office:value-type="float" office:value="142">
            <text:p>142</text:p>
          </table:table-cell>
          <table:table-cell office:value-type="float" office:value="1099">
            <text:p>1099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78">
            <text:p>-78</text:p>
          </table:table-cell>
          <table:table-cell office:value-type="float" office:value="-0.002">
            <text:p>-0.002</text:p>
          </table:table-cell>
          <table:table-cell office:value-type="float" office:value="0.0306">
            <text:p>0.0306</text:p>
          </table:table-cell>
          <table:table-cell office:value-type="float" office:value="0.8802">
            <text:p>0.8802</text:p>
          </table:table-cell>
          <table:table-cell office:value-type="float" office:value="0.0324">
            <text:p>0.0324</text:p>
          </table:table-cell>
          <table:table-cell office:value-type="float" office:value="0.0057">
            <text:p>0.0057</text:p>
          </table:table-cell>
          <table:table-cell office:value-type="float" office:value="0.0452">
            <text:p>0.0452</text:p>
          </table:table-cell>
          <table:table-cell office:value-type="float" office:value="0.0004">
            <text:p>0.0004</text:p>
          </table:table-cell>
          <table:table-cell office:value-type="float" office:value="0.0023">
            <text:p>0.0023</text:p>
          </table:table-cell>
          <table:table-cell office:value-type="float" office:value="0.0032">
            <text:p>0.0032</text:p>
          </table:table-cell>
          <table:table-cell office:value-type="float" office:value="0.0242">
            <text:p>0.0242</text:p>
          </table:table-cell>
          <table:table-cell office:value-type="float" office:value="0.8994">
            <text:p>0.8994</text:p>
          </table:table-cell>
          <table:table-cell office:value-type="float" office:value="0.0248">
            <text:p>0.0248</text:p>
          </table:table-cell>
          <table:table-cell office:value-type="float" office:value="0.0053">
            <text:p>0.0053</text:p>
          </table:table-cell>
          <table:table-cell office:value-type="float" office:value="0.0412">
            <text:p>0.0412</text:p>
          </table:table-cell>
          <table:table-cell office:value-type="float" office:value="0.0005">
            <text:p>0.0005</text:p>
          </table:table-cell>
          <table:table-cell office:value-type="float" office:value="0.0019">
            <text:p>0.0019</text:p>
          </table:table-cell>
          <table:table-cell office:value-type="float" office:value="0.0028">
            <text:p>0.0028</text:p>
          </table:table-cell>
          <table:table-cell table:number-columns-repeated="4" office:value-type="float" office:value="0">
            <text:p>0</text:p>
          </table:table-cell>
          <table:table-cell office:value-type="float" office:value="6490974025">
            <text:p>6490974025</text:p>
          </table:table-cell>
          <table:table-cell office:value-type="float" office:value="270457251.041667">
            <text:p>270457251.041667</text:p>
          </table:table-cell>
          <table:table-cell office:value-type="float" office:value="867">
            <text:p>867</text:p>
          </table:table-cell>
          <table:table-cell office:value-type="float" office:value="36.125">
            <text:p>36.125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54025">
            <text:p>54025</text:p>
          </table:table-cell>
          <table:table-cell office:value-type="float" office:value="2251.04166666667">
            <text:p>2251.0416666667</text:p>
          </table:table-cell>
          <table:table-cell office:value-type="float" office:value="1339">
            <text:p>1339</text:p>
          </table:table-cell>
          <table:table-cell office:value-type="float" office:value="55.7916666666667">
            <text:p>55.7916666667</text:p>
          </table:table-cell>
          <table:table-cell office:value-type="float" office:value="629501">
            <text:p>629501</text:p>
          </table:table-cell>
          <table:table-cell office:value-type="float" office:value="26229.2083333333">
            <text:p>26229.2083333333</text:p>
          </table:table-cell>
          <table:table-cell office:value-type="float" office:value="454.81711858308">
            <text:p>454.8171185831</text:p>
          </table:table-cell>
          <table:table-cell office:value-type="float" office:value="18.950713274295">
            <text:p>18.9507132743</text:p>
          </table:table-cell>
          <table:table-cell office:value-type="float" office:value="25086">
            <text:p>25086</text:p>
          </table:table-cell>
          <table:table-cell office:value-type="float" office:value="1045.25">
            <text:p>1045.25</text:p>
          </table:table-cell>
          <table:table-cell office:value-type="float" office:value="15225">
            <text:p>15225</text:p>
          </table:table-cell>
          <table:table-cell office:value-type="float" office:value="634.375">
            <text:p>634.375</text:p>
          </table:table-cell>
          <table:table-cell office:value-type="float" office:value="503.87624061389">
            <text:p>503.8762406139</text:p>
          </table:table-cell>
          <table:table-cell office:value-type="float" office:value="20.9948433589121">
            <text:p>20.9948433589</text:p>
          </table:table-cell>
          <table:table-cell office:value-type="float" office:value="19472">
            <text:p>19472</text:p>
          </table:table-cell>
          <table:table-cell office:value-type="float" office:value="811.333333333333">
            <text:p>811.3333333333</text:p>
          </table:table-cell>
          <table:table-cell office:value-type="float" office:value="11262">
            <text:p>11262</text:p>
          </table:table-cell>
          <table:table-cell office:value-type="float" office:value="469.25">
            <text:p>469.25</text:p>
          </table:table-cell>
          <table:table-cell office:value-type="float" office:value="479.34667959855">
            <text:p>479.3466795986</text:p>
          </table:table-cell>
          <table:table-cell office:value-type="float" office:value="19.9727783166062">
            <text:p>19.9727783166</text:p>
          </table:table-cell>
          <table:table-cell office:value-type="float" office:value="24">
            <text:p>24</text:p>
          </table:table-cell>
          <table:table-cell table:formula="of:= 100 * (([.BR74] / ([.BR74] + [.BT74])) - ([.BT74] / ([.BR74] + [.BT74])))" office:value-type="float" office:value="24.4623055741609">
            <text:p>24.4623055742</text:p>
          </table:table-cell>
          <table:table-cell table:formula="of:= 100 * (([.BX74] / ([.BX74] + [.BZ74])) - ([.BZ74] / ([.BX74] + [.BZ74])))" office:value-type="float" office:value="26.7130864840242">
            <text:p>26.713086484</text:p>
          </table:table-cell>
          <table:table-cell table:formula="of:=([.CE74] + [.CF74]) / 2" office:value-type="float" office:value="25.5876960290926">
            <text:p>25.5876960291</text:p>
          </table:table-cell>
          <table:table-cell table:formula="of:=IF([.CG74] &gt; 0;1;0)" office:value-type="float" office:value="1">
            <text:p>1</text:p>
          </table:table-cell>
          <table:table-cell table:formula="of:=IF(AND([.CH74] = 1;[.BW74] &lt; 0);1;0)" office:value-type="float" office:value="0">
            <text:p>0</text:p>
          </table:table-cell>
          <table:table-cell table:formula="of:=IF([.CG74] &lt; 0;1;0)" office:value-type="float" office:value="0">
            <text:p>0</text:p>
          </table:table-cell>
          <table:table-cell table:formula="of:=IF(AND([.CJ74] = 1;[.BW74] &gt; 0);1;0)" office:value-type="float" office:value="0">
            <text:p>0</text:p>
          </table:table-cell>
          <table:table-cell table:formula="of:=IF(AND([.CH74] = 1;[.BQ74] &lt; 0);1;0)" office:value-type="float" office:value="0">
            <text:p>0</text:p>
          </table:table-cell>
          <table:table-cell table:formula="of:=IF(AND([.CJ74] = 1;[.BQ74] &gt; 0);1;0)" office:value-type="float" office:value="0">
            <text:p>0</text:p>
          </table:table-cell>
          <table:table-cell table:formula="of:=[.CG74] - [.$CG$136]" office:value-type="float" office:value="25.081850414385">
            <text:p>25.0818504144</text:p>
          </table:table-cell>
        </table:table-row>
        <table:table-row table:style-name="ro2">
          <table:table-cell office:value-type="float" office:value="241062">
            <text:p>241062</text:p>
          </table:table-cell>
          <table:table-cell office:value-type="float" office:value="112">
            <text:p>112</text:p>
          </table:table-cell>
          <table:table-cell office:value-type="string">
            <text:p>5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28">
            <text:p>39728</text:p>
          </table:table-cell>
          <table:table-cell office:value-type="float" office:value="2607">
            <text:p>2607</text:p>
          </table:table-cell>
          <table:table-cell office:value-type="float" office:value="31392">
            <text:p>31392</text:p>
          </table:table-cell>
          <table:table-cell office:value-type="float" office:value="3271">
            <text:p>3271</text:p>
          </table:table-cell>
          <table:table-cell office:value-type="float" office:value="292">
            <text:p>292</text:p>
          </table:table-cell>
          <table:table-cell office:value-type="float" office:value="1890">
            <text:p>1890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179">
            <text:p>179</text:p>
          </table:table-cell>
          <table:table-cell office:value-type="float" office:value="30221">
            <text:p>30221</text:p>
          </table:table-cell>
          <table:table-cell office:value-type="float" office:value="1540">
            <text:p>1540</text:p>
          </table:table-cell>
          <table:table-cell office:value-type="float" office:value="25194">
            <text:p>25194</text:p>
          </table:table-cell>
          <table:table-cell office:value-type="float" office:value="1840">
            <text:p>1840</text:p>
          </table:table-cell>
          <table:table-cell office:value-type="float" office:value="203">
            <text:p>203</text:p>
          </table:table-cell>
          <table:table-cell office:value-type="float" office:value="1308">
            <text:p>1308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46">
            <text:p>146</text:p>
          </table:table-cell>
          <table:table-cell office:value-type="float" office:value="0.0037">
            <text:p>0.0037</text:p>
          </table:table-cell>
          <table:table-cell office:value-type="float" office:value="0.0656">
            <text:p>0.0656</text:p>
          </table:table-cell>
          <table:table-cell office:value-type="float" office:value="0.7902">
            <text:p>0.7902</text:p>
          </table:table-cell>
          <table:table-cell office:value-type="float" office:value="0.0823">
            <text:p>0.0823</text:p>
          </table:table-cell>
          <table:table-cell office:value-type="float" office:value="0.0073">
            <text:p>0.0073</text:p>
          </table:table-cell>
          <table:table-cell office:value-type="float" office:value="0.0476">
            <text:p>0.0476</text:p>
          </table:table-cell>
          <table:table-cell office:value-type="float" office:value="0.0009">
            <text:p>0.0009</text:p>
          </table:table-cell>
          <table:table-cell office:value-type="float" office:value="0.0016">
            <text:p>0.0016</text:p>
          </table:table-cell>
          <table:table-cell office:value-type="float" office:value="0.0045">
            <text:p>0.0045</text:p>
          </table:table-cell>
          <table:table-cell office:value-type="float" office:value="0.051">
            <text:p>0.051</text:p>
          </table:table-cell>
          <table:table-cell office:value-type="float" office:value="0.8337">
            <text:p>0.8337</text:p>
          </table:table-cell>
          <table:table-cell office:value-type="float" office:value="0.0609">
            <text:p>0.0609</text:p>
          </table:table-cell>
          <table:table-cell office:value-type="float" office:value="0.0067">
            <text:p>0.0067</text:p>
          </table:table-cell>
          <table:table-cell office:value-type="float" office:value="0.0433">
            <text:p>0.0433</text:p>
          </table:table-cell>
          <table:table-cell office:value-type="float" office:value="0.0007">
            <text:p>0.0007</text:p>
          </table:table-cell>
          <table:table-cell office:value-type="float" office:value="0.0009">
            <text:p>0.0009</text:p>
          </table:table-cell>
          <table:table-cell office:value-type="float" office:value="0.0029">
            <text:p>0.0029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762346619">
            <text:p>6762346619</text:p>
          </table:table-cell>
          <table:table-cell office:value-type="float" office:value="270493864.76">
            <text:p>270493864.76</text:p>
          </table:table-cell>
          <table:table-cell office:value-type="float" office:value="943">
            <text:p>943</text:p>
          </table:table-cell>
          <table:table-cell office:value-type="float" office:value="37.72">
            <text:p>37.7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5.2">
            <text:p>5.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6619">
            <text:p>36619</text:p>
          </table:table-cell>
          <table:table-cell office:value-type="float" office:value="1464.76">
            <text:p>1464.76</text:p>
          </table:table-cell>
          <table:table-cell office:value-type="float" office:value="683">
            <text:p>683</text:p>
          </table:table-cell>
          <table:table-cell office:value-type="float" office:value="27.32">
            <text:p>27.32</text:p>
          </table:table-cell>
          <table:table-cell office:value-type="float" office:value="442812">
            <text:p>442812</text:p>
          </table:table-cell>
          <table:table-cell office:value-type="float" office:value="17712.48">
            <text:p>17712.48</text:p>
          </table:table-cell>
          <table:table-cell office:value-type="float" office:value="286.038815961558">
            <text:p>286.0388159616</text:p>
          </table:table-cell>
          <table:table-cell office:value-type="float" office:value="11.4415526384623">
            <text:p>11.4415526385</text:p>
          </table:table-cell>
          <table:table-cell office:value-type="float" office:value="24952">
            <text:p>24952</text:p>
          </table:table-cell>
          <table:table-cell office:value-type="float" office:value="998.08">
            <text:p>998.08</text:p>
          </table:table-cell>
          <table:table-cell office:value-type="float" office:value="18271">
            <text:p>18271</text:p>
          </table:table-cell>
          <table:table-cell office:value-type="float" office:value="730.84">
            <text:p>730.84</text:p>
          </table:table-cell>
          <table:table-cell office:value-type="float" office:value="323.36157471111">
            <text:p>323.3615747111</text:p>
          </table:table-cell>
          <table:table-cell office:value-type="float" office:value="12.9344629884444">
            <text:p>12.9344629884</text:p>
          </table:table-cell>
          <table:table-cell office:value-type="float" office:value="18658">
            <text:p>18658</text:p>
          </table:table-cell>
          <table:table-cell office:value-type="float" office:value="746.32">
            <text:p>746.32</text:p>
          </table:table-cell>
          <table:table-cell office:value-type="float" office:value="13062">
            <text:p>13062</text:p>
          </table:table-cell>
          <table:table-cell office:value-type="float" office:value="522.48">
            <text:p>522.48</text:p>
          </table:table-cell>
          <table:table-cell office:value-type="float" office:value="304.700195336321">
            <text:p>304.7001953363</text:p>
          </table:table-cell>
          <table:table-cell office:value-type="float" office:value="12.1880078134528">
            <text:p>12.1880078135</text:p>
          </table:table-cell>
          <table:table-cell office:value-type="float" office:value="25">
            <text:p>25</text:p>
          </table:table-cell>
          <table:table-cell table:formula="of:= 100 * (([.BR75] / ([.BR75] + [.BT75])) - ([.BT75] / ([.BR75] + [.BT75])))" office:value-type="float" office:value="15.4570483307498">
            <text:p>15.4570483307</text:p>
          </table:table-cell>
          <table:table-cell table:formula="of:= 100 * (([.BX75] / ([.BX75] + [.BZ75])) - ([.BZ75] / ([.BX75] + [.BZ75])))" office:value-type="float" office:value="17.6418663303909">
            <text:p>17.6418663304</text:p>
          </table:table-cell>
          <table:table-cell table:formula="of:=([.CE75] + [.CF75]) / 2" office:value-type="float" office:value="16.5494573305704">
            <text:p>16.5494573306</text:p>
          </table:table-cell>
          <table:table-cell table:formula="of:=IF([.CG75] &gt; 0;1;0)" office:value-type="float" office:value="1">
            <text:p>1</text:p>
          </table:table-cell>
          <table:table-cell table:formula="of:=IF(AND([.CH75] = 1;[.BW75] &lt; 0);1;0)" office:value-type="float" office:value="0">
            <text:p>0</text:p>
          </table:table-cell>
          <table:table-cell table:formula="of:=IF([.CG75] &lt; 0;1;0)" office:value-type="float" office:value="0">
            <text:p>0</text:p>
          </table:table-cell>
          <table:table-cell table:formula="of:=IF(AND([.CJ75] = 1;[.BW75] &gt; 0);1;0)" office:value-type="float" office:value="0">
            <text:p>0</text:p>
          </table:table-cell>
          <table:table-cell table:formula="of:=IF(AND([.CH75] = 1;[.BQ75] &lt; 0);1;0)" office:value-type="float" office:value="0">
            <text:p>0</text:p>
          </table:table-cell>
          <table:table-cell table:formula="of:=IF(AND([.CJ75] = 1;[.BQ75] &gt; 0);1;0)" office:value-type="float" office:value="0">
            <text:p>0</text:p>
          </table:table-cell>
          <table:table-cell table:formula="of:=[.CG75] - [.$CG$136]" office:value-type="float" office:value="16.0436117158628">
            <text:p>16.0436117159</text:p>
          </table:table-cell>
        </table:table-row>
        <table:table-row table:style-name="ro2">
          <table:table-cell office:value-type="float" office:value="241093">
            <text:p>241093</text:p>
          </table:table-cell>
          <table:table-cell office:value-type="float" office:value="100">
            <text:p>100</text:p>
          </table:table-cell>
          <table:table-cell office:value-type="string">
            <text:p>5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27">
            <text:p>39627</text:p>
          </table:table-cell>
          <table:table-cell office:value-type="float" office:value="2602">
            <text:p>2602</text:p>
          </table:table-cell>
          <table:table-cell office:value-type="float" office:value="30604">
            <text:p>30604</text:p>
          </table:table-cell>
          <table:table-cell office:value-type="float" office:value="3334">
            <text:p>3334</text:p>
          </table:table-cell>
          <table:table-cell office:value-type="float" office:value="280">
            <text:p>280</text:p>
          </table:table-cell>
          <table:table-cell office:value-type="float" office:value="2516">
            <text:p>2516</text:p>
          </table:table-cell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180">
            <text:p>180</text:p>
          </table:table-cell>
          <table:table-cell office:value-type="float" office:value="31903">
            <text:p>31903</text:p>
          </table:table-cell>
          <table:table-cell office:value-type="float" office:value="1624">
            <text:p>1624</text:p>
          </table:table-cell>
          <table:table-cell office:value-type="float" office:value="25985">
            <text:p>25985</text:p>
          </table:table-cell>
          <table:table-cell office:value-type="float" office:value="2083">
            <text:p>2083</text:p>
          </table:table-cell>
          <table:table-cell office:value-type="float" office:value="211">
            <text:p>211</text:p>
          </table:table-cell>
          <table:table-cell office:value-type="float" office:value="1834">
            <text:p>1834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45">
            <text:p>45</text:p>
          </table:table-cell>
          <table:table-cell office:value-type="float" office:value="0.0011">
            <text:p>0.0011</text:p>
          </table:table-cell>
          <table:table-cell office:value-type="float" office:value="0.0657">
            <text:p>0.0657</text:p>
          </table:table-cell>
          <table:table-cell office:value-type="float" office:value="0.7723">
            <text:p>0.7723</text:p>
          </table:table-cell>
          <table:table-cell office:value-type="float" office:value="0.0841">
            <text:p>0.0841</text:p>
          </table:table-cell>
          <table:table-cell office:value-type="float" office:value="0.0071">
            <text:p>0.0071</text:p>
          </table:table-cell>
          <table:table-cell office:value-type="float" office:value="0.0635">
            <text:p>0.0635</text:p>
          </table:table-cell>
          <table:table-cell office:value-type="float" office:value="0.0007">
            <text:p>0.0007</text:p>
          </table:table-cell>
          <table:table-cell office:value-type="float" office:value="0.0021">
            <text:p>0.0021</text:p>
          </table:table-cell>
          <table:table-cell office:value-type="float" office:value="0.0045">
            <text:p>0.0045</text:p>
          </table:table-cell>
          <table:table-cell office:value-type="float" office:value="0.0509">
            <text:p>0.0509</text:p>
          </table:table-cell>
          <table:table-cell office:value-type="float" office:value="0.8145">
            <text:p>0.8145</text:p>
          </table:table-cell>
          <table:table-cell office:value-type="float" office:value="0.0653">
            <text:p>0.0653</text:p>
          </table:table-cell>
          <table:table-cell office:value-type="float" office:value="0.0066">
            <text:p>0.0066</text:p>
          </table:table-cell>
          <table:table-cell office:value-type="float" office:value="0.0575">
            <text:p>0.0575</text:p>
          </table:table-cell>
          <table:table-cell office:value-type="float" office:value="0.0004">
            <text:p>0.0004</text:p>
          </table:table-cell>
          <table:table-cell office:value-type="float" office:value="0.0016">
            <text:p>0.0016</text:p>
          </table:table-cell>
          <table:table-cell office:value-type="float" office:value="0.0032">
            <text:p>0.003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45600284">
            <text:p>7845600284</text:p>
          </table:table-cell>
          <table:table-cell office:value-type="float" office:value="270537940.827586">
            <text:p>270537940.827586</text:p>
          </table:table-cell>
          <table:table-cell office:value-type="float" office:value="1299">
            <text:p>1299</text:p>
          </table:table-cell>
          <table:table-cell office:value-type="float" office:value="44.7931034482759">
            <text:p>44.7931034483</text:p>
          </table:table-cell>
          <table:table-cell office:value-type="float" office:value="86">
            <text:p>86</text:p>
          </table:table-cell>
          <table:table-cell office:value-type="float" office:value="2.96551724137931">
            <text:p>2.9655172414</text:p>
          </table:table-cell>
          <table:table-cell office:value-type="float" office:value="140">
            <text:p>140</text:p>
          </table:table-cell>
          <table:table-cell office:value-type="float" office:value="4.82758620689655">
            <text:p>4.8275862069</text:p>
          </table:table-cell>
          <table:table-cell office:value-type="float" office:value="101">
            <text:p>101</text:p>
          </table:table-cell>
          <table:table-cell office:value-type="float" office:value="3.48275862068966">
            <text:p>3.4827586207</text:p>
          </table:table-cell>
          <table:table-cell office:value-type="float" office:value="10284">
            <text:p>10284</text:p>
          </table:table-cell>
          <table:table-cell office:value-type="float" office:value="354.620689655172">
            <text:p>354.6206896552</text:p>
          </table:table-cell>
          <table:table-cell office:value-type="float" office:value="406">
            <text:p>406</text:p>
          </table:table-cell>
          <table:table-cell office:value-type="float" office:value="14">
            <text:p>14</text:p>
          </table:table-cell>
          <table:table-cell office:value-type="float" office:value="309443">
            <text:p>309443</text:p>
          </table:table-cell>
          <table:table-cell office:value-type="float" office:value="10670.4482758621">
            <text:p>10670.4482758621</text:p>
          </table:table-cell>
          <table:table-cell office:value-type="float" office:value="-70.713305548942">
            <text:p>-70.7133055489</text:p>
          </table:table-cell>
          <table:table-cell office:value-type="float" office:value="-2.43838984651524">
            <text:p>-2.4383898465</text:p>
          </table:table-cell>
          <table:table-cell office:value-type="float" office:value="18836">
            <text:p>18836</text:p>
          </table:table-cell>
          <table:table-cell office:value-type="float" office:value="649.51724137931">
            <text:p>649.5172413793</text:p>
          </table:table-cell>
          <table:table-cell office:value-type="float" office:value="19111">
            <text:p>19111</text:p>
          </table:table-cell>
          <table:table-cell office:value-type="float" office:value="659">
            <text:p>659</text:p>
          </table:table-cell>
          <table:table-cell office:value-type="float" office:value="-126.844703002996">
            <text:p>-126.844703003</text:p>
          </table:table-cell>
          <table:table-cell office:value-type="float" office:value="-4.37395527596538">
            <text:p>-4.373955276</text:p>
          </table:table-cell>
          <table:table-cell office:value-type="float" office:value="13681">
            <text:p>13681</text:p>
          </table:table-cell>
          <table:table-cell office:value-type="float" office:value="471.758620689655">
            <text:p>471.7586206897</text:p>
          </table:table-cell>
          <table:table-cell office:value-type="float" office:value="14514">
            <text:p>14514</text:p>
          </table:table-cell>
          <table:table-cell office:value-type="float" office:value="500.48275862069">
            <text:p>500.4827586207</text:p>
          </table:table-cell>
          <table:table-cell office:value-type="float" office:value="-98.7790042760361">
            <text:p>-98.779004276</text:p>
          </table:table-cell>
          <table:table-cell office:value-type="float" office:value="-3.40617256124262">
            <text:p>-3.4061725612</text:p>
          </table:table-cell>
          <table:table-cell office:value-type="float" office:value="29">
            <text:p>29</text:p>
          </table:table-cell>
          <table:table-cell table:formula="of:= 100 * (([.BR76] / ([.BR76] + [.BT76])) - ([.BT76] / ([.BR76] + [.BT76])))" office:value-type="float" office:value="-0.724694969299283">
            <text:p>-0.7246949693</text:p>
          </table:table-cell>
          <table:table-cell table:formula="of:= 100 * (([.BX76] / ([.BX76] + [.BZ76])) - ([.BZ76] / ([.BX76] + [.BZ76])))" office:value-type="float" office:value="-2.95442454335875">
            <text:p>-2.9544245434</text:p>
          </table:table-cell>
          <table:table-cell table:formula="of:=([.CE76] + [.CF76]) / 2" office:value-type="float" office:value="-1.83955975632902">
            <text:p>-1.8395597563</text:p>
          </table:table-cell>
          <table:table-cell table:formula="of:=IF([.CG76] &gt; 0;1;0)" office:value-type="float" office:value="0">
            <text:p>0</text:p>
          </table:table-cell>
          <table:table-cell table:formula="of:=IF(AND([.CH76] = 1;[.BW76] &lt; 0);1;0)" office:value-type="float" office:value="0">
            <text:p>0</text:p>
          </table:table-cell>
          <table:table-cell table:formula="of:=IF([.CG76] &lt; 0;1;0)" office:value-type="float" office:value="1">
            <text:p>1</text:p>
          </table:table-cell>
          <table:table-cell table:formula="of:=IF(AND([.CJ76] = 1;[.BW76] &gt; 0);1;0)" office:value-type="float" office:value="0">
            <text:p>0</text:p>
          </table:table-cell>
          <table:table-cell table:formula="of:=IF(AND([.CH76] = 1;[.BQ76] &lt; 0);1;0)" office:value-type="float" office:value="0">
            <text:p>0</text:p>
          </table:table-cell>
          <table:table-cell table:formula="of:=IF(AND([.CJ76] = 1;[.BQ76] &gt; 0);1;0)" office:value-type="float" office:value="0">
            <text:p>0</text:p>
          </table:table-cell>
          <table:table-cell table:formula="of:=[.CG76] - [.$CG$136]" office:value-type="float" office:value="-2.34540537103659">
            <text:p>-2.345405371</text:p>
          </table:table-cell>
        </table:table-row>
        <table:table-row table:style-name="ro2">
          <table:table-cell office:value-type="float" office:value="241121">
            <text:p>241121</text:p>
          </table:table-cell>
          <table:table-cell office:value-type="float" office:value="113">
            <text:p>113</text:p>
          </table:table-cell>
          <table:table-cell office:value-type="string">
            <text:p>5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286">
            <text:p>39286</text:p>
          </table:table-cell>
          <table:table-cell office:value-type="float" office:value="1730">
            <text:p>1730</text:p>
          </table:table-cell>
          <table:table-cell office:value-type="float" office:value="31862">
            <text:p>31862</text:p>
          </table:table-cell>
          <table:table-cell office:value-type="float" office:value="2629">
            <text:p>2629</text:p>
          </table:table-cell>
          <table:table-cell office:value-type="float" office:value="224">
            <text:p>224</text:p>
          </table:table-cell>
          <table:table-cell office:value-type="float" office:value="2533">
            <text:p>2533</text:p>
          </table:table-cell>
          <table:table-cell office:value-type="float" office:value="38">
            <text:p>38</text:p>
          </table:table-cell>
          <table:table-cell office:value-type="float" office:value="112">
            <text:p>112</text:p>
          </table:table-cell>
          <table:table-cell office:value-type="float" office:value="158">
            <text:p>158</text:p>
          </table:table-cell>
          <table:table-cell office:value-type="float" office:value="28984">
            <text:p>28984</text:p>
          </table:table-cell>
          <table:table-cell office:value-type="float" office:value="970">
            <text:p>970</text:p>
          </table:table-cell>
          <table:table-cell office:value-type="float" office:value="24530">
            <text:p>24530</text:p>
          </table:table-cell>
          <table:table-cell office:value-type="float" office:value="1439">
            <text:p>1439</text:p>
          </table:table-cell>
          <table:table-cell office:value-type="float" office:value="159">
            <text:p>159</text:p>
          </table:table-cell>
          <table:table-cell office:value-type="float" office:value="1720">
            <text:p>172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96">
            <text:p>-296</text:p>
          </table:table-cell>
          <table:table-cell office:value-type="float" office:value="-0.0075">
            <text:p>-0.0075</text:p>
          </table:table-cell>
          <table:table-cell office:value-type="float" office:value="0.044">
            <text:p>0.044</text:p>
          </table:table-cell>
          <table:table-cell office:value-type="float" office:value="0.811">
            <text:p>0.811</text:p>
          </table:table-cell>
          <table:table-cell office:value-type="float" office:value="0.0669">
            <text:p>0.0669</text:p>
          </table:table-cell>
          <table:table-cell office:value-type="float" office:value="0.0057">
            <text:p>0.0057</text:p>
          </table:table-cell>
          <table:table-cell office:value-type="float" office:value="0.0645">
            <text:p>0.0645</text:p>
          </table:table-cell>
          <table:table-cell office:value-type="float" office:value="0.001">
            <text:p>0.001</text:p>
          </table:table-cell>
          <table:table-cell office:value-type="float" office:value="0.0029">
            <text:p>0.0029</text:p>
          </table:table-cell>
          <table:table-cell office:value-type="float" office:value="0.004">
            <text:p>0.004</text:p>
          </table:table-cell>
          <table:table-cell office:value-type="float" office:value="0.0335">
            <text:p>0.0335</text:p>
          </table:table-cell>
          <table:table-cell office:value-type="float" office:value="0.8463">
            <text:p>0.8463</text:p>
          </table:table-cell>
          <table:table-cell office:value-type="float" office:value="0.0496">
            <text:p>0.0496</text:p>
          </table:table-cell>
          <table:table-cell office:value-type="float" office:value="0.0055">
            <text:p>0.0055</text:p>
          </table:table-cell>
          <table:table-cell office:value-type="float" office:value="0.0593">
            <text:p>0.0593</text:p>
          </table:table-cell>
          <table:table-cell office:value-type="float" office:value="0.0009">
            <text:p>0.0009</text:p>
          </table:table-cell>
          <table:table-cell office:value-type="float" office:value="0.0019">
            <text:p>0.0019</text:p>
          </table:table-cell>
          <table:table-cell office:value-type="float" office:value="0.0029">
            <text:p>0.002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00039070">
            <text:p>7300039070</text:p>
          </table:table-cell>
          <table:table-cell office:value-type="float" office:value="270371817.407407">
            <text:p>270371817.407407</text:p>
          </table:table-cell>
          <table:table-cell office:value-type="float" office:value="992">
            <text:p>992</text:p>
          </table:table-cell>
          <table:table-cell office:value-type="float" office:value="36.7407407407407">
            <text:p>36.740740740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5.77777777777778">
            <text:p>5.777777777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9070">
            <text:p>49070</text:p>
          </table:table-cell>
          <table:table-cell office:value-type="float" office:value="1817.40740740741">
            <text:p>1817.4074074074</text:p>
          </table:table-cell>
          <table:table-cell office:value-type="float" office:value="846">
            <text:p>846</text:p>
          </table:table-cell>
          <table:table-cell office:value-type="float" office:value="31.3333333333333">
            <text:p>31.3333333333</text:p>
          </table:table-cell>
          <table:table-cell office:value-type="float" office:value="400946">
            <text:p>400946</text:p>
          </table:table-cell>
          <table:table-cell office:value-type="float" office:value="14849.8518518519">
            <text:p>14849.8518518519</text:p>
          </table:table-cell>
          <table:table-cell office:value-type="float" office:value="318.599864241772">
            <text:p>318.5998642418</text:p>
          </table:table-cell>
          <table:table-cell office:value-type="float" office:value="11.7999949719175">
            <text:p>11.7999949719</text:p>
          </table:table-cell>
          <table:table-cell office:value-type="float" office:value="23630">
            <text:p>23630</text:p>
          </table:table-cell>
          <table:table-cell office:value-type="float" office:value="875.185185185185">
            <text:p>875.1851851852</text:p>
          </table:table-cell>
          <table:table-cell office:value-type="float" office:value="17598">
            <text:p>17598</text:p>
          </table:table-cell>
          <table:table-cell office:value-type="float" office:value="651.777777777778">
            <text:p>651.7777777778</text:p>
          </table:table-cell>
          <table:table-cell office:value-type="float" office:value="308.59514135574">
            <text:p>308.5951413557</text:p>
          </table:table-cell>
          <table:table-cell office:value-type="float" office:value="11.4294496798422">
            <text:p>11.4294496798</text:p>
          </table:table-cell>
          <table:table-cell office:value-type="float" office:value="17366">
            <text:p>17366</text:p>
          </table:table-cell>
          <table:table-cell office:value-type="float" office:value="643.185185185185">
            <text:p>643.1851851852</text:p>
          </table:table-cell>
          <table:table-cell office:value-type="float" office:value="13079">
            <text:p>13079</text:p>
          </table:table-cell>
          <table:table-cell office:value-type="float" office:value="484.407407407407">
            <text:p>484.4074074074</text:p>
          </table:table-cell>
          <table:table-cell office:value-type="float" office:value="313.59750279893">
            <text:p>313.5975027989</text:p>
          </table:table-cell>
          <table:table-cell office:value-type="float" office:value="11.6147223258863">
            <text:p>11.6147223259</text:p>
          </table:table-cell>
          <table:table-cell office:value-type="float" office:value="27">
            <text:p>27</text:p>
          </table:table-cell>
          <table:table-cell table:formula="of:= 100 * (([.BR77] / ([.BR77] + [.BT77])) - ([.BT77] / ([.BR77] + [.BT77])))" office:value-type="float" office:value="14.6308334141845">
            <text:p>14.6308334142</text:p>
          </table:table-cell>
          <table:table-cell table:formula="of:= 100 * (([.BX77] / ([.BX77] + [.BZ77])) - ([.BZ77] / ([.BX77] + [.BZ77])))" office:value-type="float" office:value="14.0811299063886">
            <text:p>14.0811299064</text:p>
          </table:table-cell>
          <table:table-cell table:formula="of:=([.CE77] + [.CF77]) / 2" office:value-type="float" office:value="14.3559816602866">
            <text:p>14.3559816603</text:p>
          </table:table-cell>
          <table:table-cell table:formula="of:=IF([.CG77] &gt; 0;1;0)" office:value-type="float" office:value="1">
            <text:p>1</text:p>
          </table:table-cell>
          <table:table-cell table:formula="of:=IF(AND([.CH77] = 1;[.BW77] &lt; 0);1;0)" office:value-type="float" office:value="0">
            <text:p>0</text:p>
          </table:table-cell>
          <table:table-cell table:formula="of:=IF([.CG77] &lt; 0;1;0)" office:value-type="float" office:value="0">
            <text:p>0</text:p>
          </table:table-cell>
          <table:table-cell table:formula="of:=IF(AND([.CJ77] = 1;[.BW77] &gt; 0);1;0)" office:value-type="float" office:value="0">
            <text:p>0</text:p>
          </table:table-cell>
          <table:table-cell table:formula="of:=IF(AND([.CH77] = 1;[.BQ77] &lt; 0);1;0)" office:value-type="float" office:value="0">
            <text:p>0</text:p>
          </table:table-cell>
          <table:table-cell table:formula="of:=IF(AND([.CJ77] = 1;[.BQ77] &gt; 0);1;0)" office:value-type="float" office:value="0">
            <text:p>0</text:p>
          </table:table-cell>
          <table:table-cell table:formula="of:=[.CG77] - [.$CG$136]" office:value-type="float" office:value="13.850136045579">
            <text:p>13.8501360456</text:p>
          </table:table-cell>
        </table:table-row>
        <table:table-row table:style-name="ro2">
          <table:table-cell office:value-type="float" office:value="241149">
            <text:p>241149</text:p>
          </table:table-cell>
          <table:table-cell office:value-type="float" office:value="101">
            <text:p>101</text:p>
          </table:table-cell>
          <table:table-cell office:value-type="string">
            <text:p>5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7">
            <text:p>39687</text:p>
          </table:table-cell>
          <table:table-cell office:value-type="float" office:value="2586">
            <text:p>2586</text:p>
          </table:table-cell>
          <table:table-cell office:value-type="float" office:value="28941">
            <text:p>28941</text:p>
          </table:table-cell>
          <table:table-cell office:value-type="float" office:value="4433">
            <text:p>4433</text:p>
          </table:table-cell>
          <table:table-cell office:value-type="float" office:value="240">
            <text:p>240</text:p>
          </table:table-cell>
          <table:table-cell office:value-type="float" office:value="3142">
            <text:p>3142</text:p>
          </table:table-cell>
          <table:table-cell office:value-type="float" office:value="53">
            <text:p>53</text:p>
          </table:table-cell>
          <table:table-cell office:value-type="float" office:value="103">
            <text:p>103</text:p>
          </table:table-cell>
          <table:table-cell office:value-type="float" office:value="189">
            <text:p>189</text:p>
          </table:table-cell>
          <table:table-cell office:value-type="float" office:value="30580">
            <text:p>30580</text:p>
          </table:table-cell>
          <table:table-cell office:value-type="float" office:value="1600">
            <text:p>1600</text:p>
          </table:table-cell>
          <table:table-cell office:value-type="float" office:value="23781">
            <text:p>23781</text:p>
          </table:table-cell>
          <table:table-cell office:value-type="float" office:value="2580">
            <text:p>2580</text:p>
          </table:table-cell>
          <table:table-cell office:value-type="float" office:value="182">
            <text:p>182</text:p>
          </table:table-cell>
          <table:table-cell office:value-type="float" office:value="2245">
            <text:p>2245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05">
            <text:p>105</text:p>
          </table:table-cell>
          <table:table-cell office:value-type="float" office:value="0.0027">
            <text:p>0.0027</text:p>
          </table:table-cell>
          <table:table-cell office:value-type="float" office:value="0.0652">
            <text:p>0.0652</text:p>
          </table:table-cell>
          <table:table-cell office:value-type="float" office:value="0.7292">
            <text:p>0.7292</text:p>
          </table:table-cell>
          <table:table-cell office:value-type="float" office:value="0.1117">
            <text:p>0.1117</text:p>
          </table:table-cell>
          <table:table-cell office:value-type="float" office:value="0.006">
            <text:p>0.006</text:p>
          </table:table-cell>
          <table:table-cell office:value-type="float" office:value="0.0792">
            <text:p>0.0792</text:p>
          </table:table-cell>
          <table:table-cell office:value-type="float" office:value="0.0013">
            <text:p>0.0013</text:p>
          </table:table-cell>
          <table:table-cell office:value-type="float" office:value="0.0026">
            <text:p>0.0026</text:p>
          </table:table-cell>
          <table:table-cell office:value-type="float" office:value="0.0048">
            <text:p>0.0048</text:p>
          </table:table-cell>
          <table:table-cell office:value-type="float" office:value="0.0523">
            <text:p>0.0523</text:p>
          </table:table-cell>
          <table:table-cell office:value-type="float" office:value="0.7777">
            <text:p>0.7777</text:p>
          </table:table-cell>
          <table:table-cell office:value-type="float" office:value="0.0844">
            <text:p>0.0844</text:p>
          </table:table-cell>
          <table:table-cell office:value-type="float" office:value="0.006">
            <text:p>0.006</text:p>
          </table:table-cell>
          <table:table-cell office:value-type="float" office:value="0.0734">
            <text:p>0.0734</text:p>
          </table:table-cell>
          <table:table-cell office:value-type="float" office:value="0.001">
            <text:p>0.001</text:p>
          </table:table-cell>
          <table:table-cell office:value-type="float" office:value="0.0019">
            <text:p>0.0019</text:p>
          </table:table-cell>
          <table:table-cell office:value-type="float" office:value="0.0033">
            <text:p>0.0033</text:p>
          </table:table-cell>
          <table:table-cell table:number-columns-repeated="4" office:value-type="float" office:value="0">
            <text:p>0</text:p>
          </table:table-cell>
          <table:table-cell office:value-type="float" office:value="7301844315">
            <text:p>7301844315</text:p>
          </table:table-cell>
          <table:table-cell office:value-type="float" office:value="270438678.333333">
            <text:p>270438678.333333</text:p>
          </table:table-cell>
          <table:table-cell office:value-type="float" office:value="1072">
            <text:p>1072</text:p>
          </table:table-cell>
          <table:table-cell office:value-type="float" office:value="39.7037037037037">
            <text:p>39.7037037037</text:p>
          </table:table-cell>
          <table:table-cell office:value-type="float" office:value="61">
            <text:p>61</text:p>
          </table:table-cell>
          <table:table-cell office:value-type="float" office:value="2.25925925925926">
            <text:p>2.2592592593</text:p>
          </table:table-cell>
          <table:table-cell office:value-type="float" office:value="116">
            <text:p>116</text:p>
          </table:table-cell>
          <table:table-cell office:value-type="float" office:value="4.2962962962963">
            <text:p>4.2962962963</text:p>
          </table:table-cell>
          <table:table-cell office:value-type="float" office:value="42">
            <text:p>42</text:p>
          </table:table-cell>
          <table:table-cell office:value-type="float" office:value="1.55555555555556">
            <text:p>1.5555555556</text:p>
          </table:table-cell>
          <table:table-cell office:value-type="float" office:value="34315">
            <text:p>34315</text:p>
          </table:table-cell>
          <table:table-cell office:value-type="float" office:value="1270.92592592593">
            <text:p>1270.9259259259</text:p>
          </table:table-cell>
          <table:table-cell office:value-type="float" office:value="537">
            <text:p>537</text:p>
          </table:table-cell>
          <table:table-cell office:value-type="float" office:value="19.8888888888889">
            <text:p>19.8888888889</text:p>
          </table:table-cell>
          <table:table-cell office:value-type="float" office:value="395934">
            <text:p>395934</text:p>
          </table:table-cell>
          <table:table-cell office:value-type="float" office:value="14664.2222222222">
            <text:p>14664.2222222222</text:p>
          </table:table-cell>
          <table:table-cell office:value-type="float" office:value="30.146988685285">
            <text:p>30.1469886853</text:p>
          </table:table-cell>
          <table:table-cell office:value-type="float" office:value="1.11655513649204">
            <text:p>1.1165551365</text:p>
          </table:table-cell>
          <table:table-cell office:value-type="float" office:value="20977">
            <text:p>20977</text:p>
          </table:table-cell>
          <table:table-cell office:value-type="float" office:value="776.925925925926">
            <text:p>776.9259259259</text:p>
          </table:table-cell>
          <table:table-cell office:value-type="float" office:value="19767">
            <text:p>19767</text:p>
          </table:table-cell>
          <table:table-cell office:value-type="float" office:value="732.111111111111">
            <text:p>732.1111111111</text:p>
          </table:table-cell>
          <table:table-cell office:value-type="float" office:value="2.300804386514">
            <text:p>2.3008043865</text:p>
          </table:table-cell>
          <table:table-cell office:value-type="float" office:value="0.0852149772782961">
            <text:p>0.0852149773</text:p>
          </table:table-cell>
          <table:table-cell office:value-type="float" office:value="15022">
            <text:p>15022</text:p>
          </table:table-cell>
          <table:table-cell office:value-type="float" office:value="556.37037037037">
            <text:p>556.3703703704</text:p>
          </table:table-cell>
          <table:table-cell office:value-type="float" office:value="14496">
            <text:p>14496</text:p>
          </table:table-cell>
          <table:table-cell office:value-type="float" office:value="536.888888888889">
            <text:p>536.8888888889</text:p>
          </table:table-cell>
          <table:table-cell office:value-type="float" office:value="16.2238965359379">
            <text:p>16.2238965359</text:p>
          </table:table-cell>
          <table:table-cell office:value-type="float" office:value="0.600885056886589">
            <text:p>0.6008850569</text:p>
          </table:table-cell>
          <table:table-cell office:value-type="float" office:value="27">
            <text:p>27</text:p>
          </table:table-cell>
          <table:table-cell table:formula="of:= 100 * (([.BR78] / ([.BR78] + [.BT78])) - ([.BT78] / ([.BR78] + [.BT78])))" office:value-type="float" office:value="2.96976241900648">
            <text:p>2.969762419</text:p>
          </table:table-cell>
          <table:table-cell table:formula="of:= 100 * (([.BX78] / ([.BX78] + [.BZ78])) - ([.BZ78] / ([.BX78] + [.BZ78])))" office:value-type="float" office:value="1.78196354766583">
            <text:p>1.7819635477</text:p>
          </table:table-cell>
          <table:table-cell table:formula="of:=([.CE78] + [.CF78]) / 2" office:value-type="float" office:value="2.37586298333615">
            <text:p>2.3758629833</text:p>
          </table:table-cell>
          <table:table-cell table:formula="of:=IF([.CG78] &gt; 0;1;0)" office:value-type="float" office:value="1">
            <text:p>1</text:p>
          </table:table-cell>
          <table:table-cell table:formula="of:=IF(AND([.CH78] = 1;[.BW78] &lt; 0);1;0)" office:value-type="float" office:value="0">
            <text:p>0</text:p>
          </table:table-cell>
          <table:table-cell table:formula="of:=IF([.CG78] &lt; 0;1;0)" office:value-type="float" office:value="0">
            <text:p>0</text:p>
          </table:table-cell>
          <table:table-cell table:formula="of:=IF(AND([.CJ78] = 1;[.BW78] &gt; 0);1;0)" office:value-type="float" office:value="0">
            <text:p>0</text:p>
          </table:table-cell>
          <table:table-cell table:formula="of:=IF(AND([.CH78] = 1;[.BQ78] &lt; 0);1;0)" office:value-type="float" office:value="0">
            <text:p>0</text:p>
          </table:table-cell>
          <table:table-cell table:formula="of:=IF(AND([.CJ78] = 1;[.BQ78] &gt; 0);1;0)" office:value-type="float" office:value="0">
            <text:p>0</text:p>
          </table:table-cell>
          <table:table-cell table:formula="of:=[.CG78] - [.$CG$136]" office:value-type="float" office:value="1.87001736862858">
            <text:p>1.8700173686</text:p>
          </table:table-cell>
        </table:table-row>
        <table:table-row table:style-name="ro2">
          <table:table-cell office:value-type="float" office:value="241179">
            <text:p>241179</text:p>
          </table:table-cell>
          <table:table-cell office:value-type="float" office:value="102">
            <text:p>102</text:p>
          </table:table-cell>
          <table:table-cell office:value-type="string">
            <text:p>5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59">
            <text:p>39559</text:p>
          </table:table-cell>
          <table:table-cell office:value-type="float" office:value="1434">
            <text:p>1434</text:p>
          </table:table-cell>
          <table:table-cell office:value-type="float" office:value="32646">
            <text:p>32646</text:p>
          </table:table-cell>
          <table:table-cell office:value-type="float" office:value="1790">
            <text:p>1790</text:p>
          </table:table-cell>
          <table:table-cell office:value-type="float" office:value="215">
            <text:p>215</text:p>
          </table:table-cell>
          <table:table-cell office:value-type="float" office:value="3212">
            <text:p>32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138">
            <text:p>138</text:p>
          </table:table-cell>
          <table:table-cell office:value-type="float" office:value="28686">
            <text:p>28686</text:p>
          </table:table-cell>
          <table:table-cell office:value-type="float" office:value="833">
            <text:p>833</text:p>
          </table:table-cell>
          <table:table-cell office:value-type="float" office:value="24481">
            <text:p>24481</text:p>
          </table:table-cell>
          <table:table-cell office:value-type="float" office:value="1001">
            <text:p>1001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78">
            <text:p>7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3">
            <text:p>-23</text:p>
          </table:table-cell>
          <table:table-cell office:value-type="float" office:value="-0.0006">
            <text:p>-0.0006</text:p>
          </table:table-cell>
          <table:table-cell office:value-type="float" office:value="0.0362">
            <text:p>0.0362</text:p>
          </table:table-cell>
          <table:table-cell office:value-type="float" office:value="0.8252">
            <text:p>0.8252</text:p>
          </table:table-cell>
          <table:table-cell office:value-type="float" office:value="0.0452">
            <text:p>0.0452</text:p>
          </table:table-cell>
          <table:table-cell office:value-type="float" office:value="0.0054">
            <text:p>0.0054</text:p>
          </table:table-cell>
          <table:table-cell office:value-type="float" office:value="0.0812">
            <text:p>0.0812</text:p>
          </table:table-cell>
          <table:table-cell office:value-type="float" office:value="0.0006">
            <text:p>0.0006</text:p>
          </table:table-cell>
          <table:table-cell office:value-type="float" office:value="0.0025">
            <text:p>0.0025</text:p>
          </table:table-cell>
          <table:table-cell office:value-type="float" office:value="0.0035">
            <text:p>0.0035</text:p>
          </table:table-cell>
          <table:table-cell office:value-type="float" office:value="0.029">
            <text:p>0.029</text:p>
          </table:table-cell>
          <table:table-cell office:value-type="float" office:value="0.8534">
            <text:p>0.8534</text:p>
          </table:table-cell>
          <table:table-cell office:value-type="float" office:value="0.0349">
            <text:p>0.0349</text:p>
          </table:table-cell>
          <table:table-cell office:value-type="float" office:value="0.005">
            <text:p>0.005</text:p>
          </table:table-cell>
          <table:table-cell office:value-type="float" office:value="0.0726">
            <text:p>0.0726</text:p>
          </table:table-cell>
          <table:table-cell office:value-type="float" office:value="0.0005">
            <text:p>0.0005</text:p>
          </table:table-cell>
          <table:table-cell office:value-type="float" office:value="0.0018">
            <text:p>0.0018</text:p>
          </table:table-cell>
          <table:table-cell office:value-type="float" office:value="0.0027">
            <text:p>0.002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29671170">
            <text:p>7029671170</text:p>
          </table:table-cell>
          <table:table-cell office:value-type="float" office:value="270371968.076923">
            <text:p>270371968.076923</text:p>
          </table:table-cell>
          <table:table-cell office:value-type="float" office:value="986">
            <text:p>986</text:p>
          </table:table-cell>
          <table:table-cell office:value-type="float" office:value="37.9230769230769">
            <text:p>37.923076923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4.15384615384615">
            <text:p>4.153846153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51170">
            <text:p>51170</text:p>
          </table:table-cell>
          <table:table-cell office:value-type="float" office:value="1968.07692307692">
            <text:p>1968.0769230769</text:p>
          </table:table-cell>
          <table:table-cell office:value-type="float" office:value="894">
            <text:p>894</text:p>
          </table:table-cell>
          <table:table-cell office:value-type="float" office:value="34.3846153846154">
            <text:p>34.3846153846</text:p>
          </table:table-cell>
          <table:table-cell office:value-type="float" office:value="499282">
            <text:p>499282</text:p>
          </table:table-cell>
          <table:table-cell office:value-type="float" office:value="19203.1538461538">
            <text:p>19203.1538461538</text:p>
          </table:table-cell>
          <table:table-cell office:value-type="float" office:value="264.621059552688">
            <text:p>264.6210595527</text:p>
          </table:table-cell>
          <table:table-cell office:value-type="float" office:value="10.1777330597188">
            <text:p>10.1777330597</text:p>
          </table:table-cell>
          <table:table-cell office:value-type="float" office:value="23967">
            <text:p>23967</text:p>
          </table:table-cell>
          <table:table-cell office:value-type="float" office:value="921.807692307692">
            <text:p>921.8076923077</text:p>
          </table:table-cell>
          <table:table-cell office:value-type="float" office:value="18460">
            <text:p>18460</text:p>
          </table:table-cell>
          <table:table-cell office:value-type="float" office:value="710">
            <text:p>710</text:p>
          </table:table-cell>
          <table:table-cell office:value-type="float" office:value="186.556063394441">
            <text:p>186.5560633944</text:p>
          </table:table-cell>
          <table:table-cell office:value-type="float" office:value="7.1752332074785">
            <text:p>7.1752332075</text:p>
          </table:table-cell>
          <table:table-cell office:value-type="float" office:value="17340">
            <text:p>17340</text:p>
          </table:table-cell>
          <table:table-cell office:value-type="float" office:value="666.923076923077">
            <text:p>666.9230769231</text:p>
          </table:table-cell>
          <table:table-cell office:value-type="float" office:value="14200">
            <text:p>14200</text:p>
          </table:table-cell>
          <table:table-cell office:value-type="float" office:value="546.153846153846">
            <text:p>546.1538461538</text:p>
          </table:table-cell>
          <table:table-cell office:value-type="float" office:value="225.588561473518">
            <text:p>225.5885614735</text:p>
          </table:table-cell>
          <table:table-cell office:value-type="float" office:value="8.67648313359685">
            <text:p>8.6764831336</text:p>
          </table:table-cell>
          <table:table-cell office:value-type="float" office:value="26">
            <text:p>26</text:p>
          </table:table-cell>
          <table:table-cell table:formula="of:= 100 * (([.BR79] / ([.BR79] + [.BT79])) - ([.BT79] / ([.BR79] + [.BT79])))" office:value-type="float" office:value="12.9799420180545">
            <text:p>12.9799420181</text:p>
          </table:table-cell>
          <table:table-cell table:formula="of:= 100 * (([.BX79] / ([.BX79] + [.BZ79])) - ([.BZ79] / ([.BX79] + [.BZ79])))" office:value-type="float" office:value="9.95561192136969">
            <text:p>9.9556119214</text:p>
          </table:table-cell>
          <table:table-cell table:formula="of:=([.CE79] + [.CF79]) / 2" office:value-type="float" office:value="11.4677769697121">
            <text:p>11.4677769697</text:p>
          </table:table-cell>
          <table:table-cell table:formula="of:=IF([.CG79] &gt; 0;1;0)" office:value-type="float" office:value="1">
            <text:p>1</text:p>
          </table:table-cell>
          <table:table-cell table:formula="of:=IF(AND([.CH79] = 1;[.BW79] &lt; 0);1;0)" office:value-type="float" office:value="0">
            <text:p>0</text:p>
          </table:table-cell>
          <table:table-cell table:formula="of:=IF([.CG79] &lt; 0;1;0)" office:value-type="float" office:value="0">
            <text:p>0</text:p>
          </table:table-cell>
          <table:table-cell table:formula="of:=IF(AND([.CJ79] = 1;[.BW79] &gt; 0);1;0)" office:value-type="float" office:value="0">
            <text:p>0</text:p>
          </table:table-cell>
          <table:table-cell table:formula="of:=IF(AND([.CH79] = 1;[.BQ79] &lt; 0);1;0)" office:value-type="float" office:value="0">
            <text:p>0</text:p>
          </table:table-cell>
          <table:table-cell table:formula="of:=IF(AND([.CJ79] = 1;[.BQ79] &gt; 0);1;0)" office:value-type="float" office:value="0">
            <text:p>0</text:p>
          </table:table-cell>
          <table:table-cell table:formula="of:=[.CG79] - [.$CG$136]" office:value-type="float" office:value="10.9619313550045">
            <text:p>10.961931355</text:p>
          </table:table-cell>
        </table:table-row>
        <table:table-row table:style-name="ro2">
          <table:table-cell office:value-type="float" office:value="241201">
            <text:p>241201</text:p>
          </table:table-cell>
          <table:table-cell office:value-type="float" office:value="114">
            <text:p>114</text:p>
          </table:table-cell>
          <table:table-cell office:value-type="string">
            <text:p>5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888">
            <text:p>39888</text:p>
          </table:table-cell>
          <table:table-cell office:value-type="float" office:value="1747">
            <text:p>1747</text:p>
          </table:table-cell>
          <table:table-cell office:value-type="float" office:value="33733">
            <text:p>33733</text:p>
          </table:table-cell>
          <table:table-cell office:value-type="float" office:value="1620">
            <text:p>1620</text:p>
          </table:table-cell>
          <table:table-cell office:value-type="float" office:value="243">
            <text:p>243</text:p>
          </table:table-cell>
          <table:table-cell office:value-type="float" office:value="2284">
            <text:p>2284</text:p>
          </table:table-cell>
          <table:table-cell office:value-type="float" office:value="30">
            <text:p>30</text:p>
          </table:table-cell>
          <table:table-cell office:value-type="float" office:value="82">
            <text:p>82</text:p>
          </table:table-cell>
          <table:table-cell office:value-type="float" office:value="149">
            <text:p>149</text:p>
          </table:table-cell>
          <table:table-cell office:value-type="float" office:value="28298">
            <text:p>28298</text:p>
          </table:table-cell>
          <table:table-cell office:value-type="float" office:value="953">
            <text:p>953</text:p>
          </table:table-cell>
          <table:table-cell office:value-type="float" office:value="24796">
            <text:p>24796</text:p>
          </table:table-cell>
          <table:table-cell office:value-type="float" office:value="858">
            <text:p>858</text:p>
          </table:table-cell>
          <table:table-cell office:value-type="float" office:value="159">
            <text:p>159</text:p>
          </table:table-cell>
          <table:table-cell office:value-type="float" office:value="1414">
            <text:p>1414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306">
            <text:p>306</text:p>
          </table:table-cell>
          <table:table-cell office:value-type="float" office:value="0.0077">
            <text:p>0.0077</text:p>
          </table:table-cell>
          <table:table-cell office:value-type="float" office:value="0.0438">
            <text:p>0.0438</text:p>
          </table:table-cell>
          <table:table-cell office:value-type="float" office:value="0.8457">
            <text:p>0.8457</text:p>
          </table:table-cell>
          <table:table-cell office:value-type="float" office:value="0.0406">
            <text:p>0.0406</text:p>
          </table:table-cell>
          <table:table-cell office:value-type="float" office:value="0.0061">
            <text:p>0.0061</text:p>
          </table:table-cell>
          <table:table-cell office:value-type="float" office:value="0.0573">
            <text:p>0.0573</text:p>
          </table:table-cell>
          <table:table-cell office:value-type="float" office:value="0.0008">
            <text:p>0.0008</text:p>
          </table:table-cell>
          <table:table-cell office:value-type="float" office:value="0.0021">
            <text:p>0.0021</text:p>
          </table:table-cell>
          <table:table-cell office:value-type="float" office:value="0.0037">
            <text:p>0.0037</text:p>
          </table:table-cell>
          <table:table-cell office:value-type="float" office:value="0.0337">
            <text:p>0.0337</text:p>
          </table:table-cell>
          <table:table-cell office:value-type="float" office:value="0.8762">
            <text:p>0.8762</text:p>
          </table:table-cell>
          <table:table-cell office:value-type="float" office:value="0.0303">
            <text:p>0.0303</text:p>
          </table:table-cell>
          <table:table-cell office:value-type="float" office:value="0.0056">
            <text:p>0.0056</text:p>
          </table:table-cell>
          <table:table-cell office:value-type="float" office:value="0.05">
            <text:p>0.05</text:p>
          </table:table-cell>
          <table:table-cell office:value-type="float" office:value="0.0007">
            <text:p>0.0007</text:p>
          </table:table-cell>
          <table:table-cell office:value-type="float" office:value="0.0015">
            <text:p>0.0015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01314675">
            <text:p>7301314675</text:p>
          </table:table-cell>
          <table:table-cell office:value-type="float" office:value="270419062.037037">
            <text:p>270419062.037037</text:p>
          </table:table-cell>
          <table:table-cell office:value-type="float" office:value="1045">
            <text:p>1045</text:p>
          </table:table-cell>
          <table:table-cell office:value-type="float" office:value="38.7037037037037">
            <text:p>38.703703703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5.14814814814815">
            <text:p>5.1481481481</text:p>
          </table:table-cell>
          <table:table-cell office:value-type="float" office:value="36">
            <text:p>36</text:p>
          </table:table-cell>
          <table:table-cell office:value-type="float" office:value="1.33333333333333">
            <text:p>1.3333333333</text:p>
          </table:table-cell>
          <table:table-cell office:value-type="float" office:value="64675">
            <text:p>64675</text:p>
          </table:table-cell>
          <table:table-cell office:value-type="float" office:value="2395.37037037037">
            <text:p>2395.3703703704</text:p>
          </table:table-cell>
          <table:table-cell office:value-type="float" office:value="1639">
            <text:p>1639</text:p>
          </table:table-cell>
          <table:table-cell office:value-type="float" office:value="60.7037037037037">
            <text:p>60.7037037037</text:p>
          </table:table-cell>
          <table:table-cell office:value-type="float" office:value="703738">
            <text:p>703738</text:p>
          </table:table-cell>
          <table:table-cell office:value-type="float" office:value="26064.3703703704">
            <text:p>26064.3703703704</text:p>
          </table:table-cell>
          <table:table-cell office:value-type="float" office:value="346.32721201552">
            <text:p>346.3272120155</text:p>
          </table:table-cell>
          <table:table-cell office:value-type="float" office:value="12.8269337783526">
            <text:p>12.8269337784</text:p>
          </table:table-cell>
          <table:table-cell office:value-type="float" office:value="22217">
            <text:p>22217</text:p>
          </table:table-cell>
          <table:table-cell office:value-type="float" office:value="822.851851851852">
            <text:p>822.8518518519</text:p>
          </table:table-cell>
          <table:table-cell office:value-type="float" office:value="16066">
            <text:p>16066</text:p>
          </table:table-cell>
          <table:table-cell office:value-type="float" office:value="595.037037037037">
            <text:p>595.037037037</text:p>
          </table:table-cell>
          <table:table-cell office:value-type="float" office:value="345.618506575024">
            <text:p>345.618506575</text:p>
          </table:table-cell>
          <table:table-cell office:value-type="float" office:value="12.8006854287046">
            <text:p>12.8006854287</text:p>
          </table:table-cell>
          <table:table-cell office:value-type="float" office:value="16793">
            <text:p>16793</text:p>
          </table:table-cell>
          <table:table-cell office:value-type="float" office:value="621.962962962963">
            <text:p>621.962962963</text:p>
          </table:table-cell>
          <table:table-cell office:value-type="float" office:value="12475">
            <text:p>12475</text:p>
          </table:table-cell>
          <table:table-cell office:value-type="float" office:value="462.037037037037">
            <text:p>462.037037037</text:p>
          </table:table-cell>
          <table:table-cell office:value-type="float" office:value="345.972859295493">
            <text:p>345.9728592955</text:p>
          </table:table-cell>
          <table:table-cell office:value-type="float" office:value="12.8138096035368">
            <text:p>12.8138096035</text:p>
          </table:table-cell>
          <table:table-cell office:value-type="float" office:value="27">
            <text:p>27</text:p>
          </table:table-cell>
          <table:table-cell table:formula="of:= 100 * (([.BR80] / ([.BR80] + [.BT80])) - ([.BT80] / ([.BR80] + [.BT80])))" office:value-type="float" office:value="16.067183867513">
            <text:p>16.0671838675</text:p>
          </table:table-cell>
          <table:table-cell table:formula="of:= 100 * (([.BX80] / ([.BX80] + [.BZ80])) - ([.BZ80] / ([.BX80] + [.BZ80])))" office:value-type="float" office:value="14.7533141998087">
            <text:p>14.7533141998</text:p>
          </table:table-cell>
          <table:table-cell table:formula="of:=([.CE80] + [.CF80]) / 2" office:value-type="float" office:value="15.4102490336608">
            <text:p>15.4102490337</text:p>
          </table:table-cell>
          <table:table-cell table:formula="of:=IF([.CG80] &gt; 0;1;0)" office:value-type="float" office:value="1">
            <text:p>1</text:p>
          </table:table-cell>
          <table:table-cell table:formula="of:=IF(AND([.CH80] = 1;[.BW80] &lt; 0);1;0)" office:value-type="float" office:value="0">
            <text:p>0</text:p>
          </table:table-cell>
          <table:table-cell table:formula="of:=IF([.CG80] &lt; 0;1;0)" office:value-type="float" office:value="0">
            <text:p>0</text:p>
          </table:table-cell>
          <table:table-cell table:formula="of:=IF(AND([.CJ80] = 1;[.BW80] &gt; 0);1;0)" office:value-type="float" office:value="0">
            <text:p>0</text:p>
          </table:table-cell>
          <table:table-cell table:formula="of:=IF(AND([.CH80] = 1;[.BQ80] &lt; 0);1;0)" office:value-type="float" office:value="0">
            <text:p>0</text:p>
          </table:table-cell>
          <table:table-cell table:formula="of:=IF(AND([.CJ80] = 1;[.BQ80] &gt; 0);1;0)" office:value-type="float" office:value="0">
            <text:p>0</text:p>
          </table:table-cell>
          <table:table-cell table:formula="of:=[.CG80] - [.$CG$136]" office:value-type="float" office:value="14.9044034189533">
            <text:p>14.904403419</text:p>
          </table:table-cell>
        </table:table-row>
        <table:table-row table:style-name="ro2">
          <table:table-cell office:value-type="float" office:value="241233">
            <text:p>241233</text:p>
          </table:table-cell>
          <table:table-cell office:value-type="float" office:value="99">
            <text:p>99</text:p>
          </table:table-cell>
          <table:table-cell office:value-type="string">
            <text:p>5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1">
            <text:p>39571</text:p>
          </table:table-cell>
          <table:table-cell office:value-type="float" office:value="6476">
            <text:p>6476</text:p>
          </table:table-cell>
          <table:table-cell office:value-type="float" office:value="25002">
            <text:p>25002</text:p>
          </table:table-cell>
          <table:table-cell office:value-type="float" office:value="4471">
            <text:p>4471</text:p>
          </table:table-cell>
          <table:table-cell office:value-type="float" office:value="360">
            <text:p>360</text:p>
          </table:table-cell>
          <table:table-cell office:value-type="float" office:value="2870">
            <text:p>2870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244">
            <text:p>244</text:p>
          </table:table-cell>
          <table:table-cell office:value-type="float" office:value="30967">
            <text:p>30967</text:p>
          </table:table-cell>
          <table:table-cell office:value-type="float" office:value="3895">
            <text:p>3895</text:p>
          </table:table-cell>
          <table:table-cell office:value-type="float" office:value="21517">
            <text:p>21517</text:p>
          </table:table-cell>
          <table:table-cell office:value-type="float" office:value="2882">
            <text:p>2882</text:p>
          </table:table-cell>
          <table:table-cell office:value-type="float" office:value="258">
            <text:p>258</text:p>
          </table:table-cell>
          <table:table-cell office:value-type="float" office:value="2210">
            <text:p>2210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1">
            <text:p>-11</text:p>
          </table:table-cell>
          <table:table-cell office:value-type="float" office:value="-0.0003">
            <text:p>-0.0003</text:p>
          </table:table-cell>
          <table:table-cell office:value-type="float" office:value="0.1637">
            <text:p>0.1637</text:p>
          </table:table-cell>
          <table:table-cell office:value-type="float" office:value="0.6318">
            <text:p>0.6318</text:p>
          </table:table-cell>
          <table:table-cell office:value-type="float" office:value="0.113">
            <text:p>0.113</text:p>
          </table:table-cell>
          <table:table-cell office:value-type="float" office:value="0.0091">
            <text:p>0.0091</text:p>
          </table:table-cell>
          <table:table-cell office:value-type="float" office:value="0.0725">
            <text:p>0.0725</text:p>
          </table:table-cell>
          <table:table-cell office:value-type="float" office:value="0.0009">
            <text:p>0.0009</text:p>
          </table:table-cell>
          <table:table-cell office:value-type="float" office:value="0.0028">
            <text:p>0.0028</text:p>
          </table:table-cell>
          <table:table-cell office:value-type="float" office:value="0.0062">
            <text:p>0.0062</text:p>
          </table:table-cell>
          <table:table-cell office:value-type="float" office:value="0.1258">
            <text:p>0.1258</text:p>
          </table:table-cell>
          <table:table-cell office:value-type="float" office:value="0.6948">
            <text:p>0.6948</text:p>
          </table:table-cell>
          <table:table-cell office:value-type="float" office:value="0.0931">
            <text:p>0.0931</text:p>
          </table:table-cell>
          <table:table-cell office:value-type="float" office:value="0.0083">
            <text:p>0.0083</text:p>
          </table:table-cell>
          <table:table-cell office:value-type="float" office:value="0.0714">
            <text:p>0.0714</text:p>
          </table:table-cell>
          <table:table-cell office:value-type="float" office:value="0.0009">
            <text:p>0.0009</text:p>
          </table:table-cell>
          <table:table-cell office:value-type="float" office:value="0.0019">
            <text:p>0.0019</text:p>
          </table:table-cell>
          <table:table-cell office:value-type="float" office:value="0.0038">
            <text:p>0.0038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763277840">
            <text:p>6763277840</text:p>
          </table:table-cell>
          <table:table-cell office:value-type="float" office:value="270531113.6">
            <text:p>270531113.6</text:p>
          </table:table-cell>
          <table:table-cell office:value-type="float" office:value="1418">
            <text:p>1418</text:p>
          </table:table-cell>
          <table:table-cell office:value-type="float" office:value="56.72">
            <text:p>56.72</text:p>
          </table:table-cell>
          <table:table-cell office:value-type="float" office:value="95">
            <text:p>95</text:p>
          </table:table-cell>
          <table:table-cell office:value-type="float" office:value="3.8">
            <text:p>3.8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7840">
            <text:p>27840</text:p>
          </table:table-cell>
          <table:table-cell office:value-type="float" office:value="1113.6">
            <text:p>1113.6</text:p>
          </table:table-cell>
          <table:table-cell office:value-type="float" office:value="1922">
            <text:p>1922</text:p>
          </table:table-cell>
          <table:table-cell office:value-type="float" office:value="76.88">
            <text:p>76.88</text:p>
          </table:table-cell>
          <table:table-cell office:value-type="float" office:value="632633">
            <text:p>632633</text:p>
          </table:table-cell>
          <table:table-cell office:value-type="float" office:value="25305.32">
            <text:p>25305.32</text:p>
          </table:table-cell>
          <table:table-cell office:value-type="float" office:value="-369.42935138433">
            <text:p>-369.4293513843</text:p>
          </table:table-cell>
          <table:table-cell office:value-type="float" office:value="-14.7771740553732">
            <text:p>-14.7771740554</text:p>
          </table:table-cell>
          <table:table-cell office:value-type="float" office:value="15185">
            <text:p>15185</text:p>
          </table:table-cell>
          <table:table-cell office:value-type="float" office:value="607.4">
            <text:p>607.4</text:p>
          </table:table-cell>
          <table:table-cell office:value-type="float" office:value="21327">
            <text:p>21327</text:p>
          </table:table-cell>
          <table:table-cell office:value-type="float" office:value="853.08">
            <text:p>853.08</text:p>
          </table:table-cell>
          <table:table-cell office:value-type="float" office:value="-455.13178775243">
            <text:p>-455.1317877524</text:p>
          </table:table-cell>
          <table:table-cell office:value-type="float" office:value="-18.2052715100972">
            <text:p>-18.2052715101</text:p>
          </table:table-cell>
          <table:table-cell office:value-type="float" office:value="10349">
            <text:p>10349</text:p>
          </table:table-cell>
          <table:table-cell office:value-type="float" office:value="413.96">
            <text:p>413.96</text:p>
          </table:table-cell>
          <table:table-cell office:value-type="float" office:value="15934">
            <text:p>15934</text:p>
          </table:table-cell>
          <table:table-cell office:value-type="float" office:value="637.36">
            <text:p>637.36</text:p>
          </table:table-cell>
          <table:table-cell office:value-type="float" office:value="-412.28056956832">
            <text:p>-412.2805695683</text:p>
          </table:table-cell>
          <table:table-cell office:value-type="float" office:value="-16.4912227827328">
            <text:p>-16.4912227827</text:p>
          </table:table-cell>
          <table:table-cell office:value-type="float" office:value="25">
            <text:p>25</text:p>
          </table:table-cell>
          <table:table-cell table:formula="of:= 100 * (([.BR81] / ([.BR81] + [.BT81])) - ([.BT81] / ([.BR81] + [.BT81])))" office:value-type="float" office:value="-16.8218667835232">
            <text:p>-16.8218667835</text:p>
          </table:table-cell>
          <table:table-cell table:formula="of:= 100 * (([.BX81] / ([.BX81] + [.BZ81])) - ([.BZ81] / ([.BX81] + [.BZ81])))" office:value-type="float" office:value="-21.2494768481528">
            <text:p>-21.2494768482</text:p>
          </table:table-cell>
          <table:table-cell table:formula="of:=([.CE81] + [.CF81]) / 2" office:value-type="float" office:value="-19.035671815838">
            <text:p>-19.0356718158</text:p>
          </table:table-cell>
          <table:table-cell table:formula="of:=IF([.CG81] &gt; 0;1;0)" office:value-type="float" office:value="0">
            <text:p>0</text:p>
          </table:table-cell>
          <table:table-cell table:formula="of:=IF(AND([.CH81] = 1;[.BW81] &lt; 0);1;0)" office:value-type="float" office:value="0">
            <text:p>0</text:p>
          </table:table-cell>
          <table:table-cell table:formula="of:=IF([.CG81] &lt; 0;1;0)" office:value-type="float" office:value="1">
            <text:p>1</text:p>
          </table:table-cell>
          <table:table-cell table:formula="of:=IF(AND([.CJ81] = 1;[.BW81] &gt; 0);1;0)" office:value-type="float" office:value="0">
            <text:p>0</text:p>
          </table:table-cell>
          <table:table-cell table:formula="of:=IF(AND([.CH81] = 1;[.BQ81] &lt; 0);1;0)" office:value-type="float" office:value="0">
            <text:p>0</text:p>
          </table:table-cell>
          <table:table-cell table:formula="of:=IF(AND([.CJ81] = 1;[.BQ81] &gt; 0);1;0)" office:value-type="float" office:value="0">
            <text:p>0</text:p>
          </table:table-cell>
          <table:table-cell table:formula="of:=[.CG81] - [.$CG$136]" office:value-type="float" office:value="-19.5415174305456">
            <text:p>-19.5415174305</text:p>
          </table:table-cell>
        </table:table-row>
        <table:table-row table:style-name="ro2">
          <table:table-cell office:value-type="float" office:value="241259">
            <text:p>241259</text:p>
          </table:table-cell>
          <table:table-cell office:value-type="float" office:value="122">
            <text:p>122</text:p>
          </table:table-cell>
          <table:table-cell office:value-type="string">
            <text:p>6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54">
            <text:p>39454</text:p>
          </table:table-cell>
          <table:table-cell office:value-type="float" office:value="1716">
            <text:p>1716</text:p>
          </table:table-cell>
          <table:table-cell office:value-type="float" office:value="32633">
            <text:p>32633</text:p>
          </table:table-cell>
          <table:table-cell office:value-type="float" office:value="3087">
            <text:p>3087</text:p>
          </table:table-cell>
          <table:table-cell office:value-type="float" office:value="352">
            <text:p>352</text:p>
          </table:table-cell>
          <table:table-cell office:value-type="float" office:value="1392">
            <text:p>1392</text:p>
          </table:table-cell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156">
            <text:p>156</text:p>
          </table:table-cell>
          <table:table-cell office:value-type="float" office:value="31333">
            <text:p>31333</text:p>
          </table:table-cell>
          <table:table-cell office:value-type="float" office:value="1066">
            <text:p>1066</text:p>
          </table:table-cell>
          <table:table-cell office:value-type="float" office:value="26905">
            <text:p>26905</text:p>
          </table:table-cell>
          <table:table-cell office:value-type="float" office:value="2024">
            <text:p>2024</text:p>
          </table:table-cell>
          <table:table-cell office:value-type="float" office:value="263">
            <text:p>263</text:p>
          </table:table-cell>
          <table:table-cell office:value-type="float" office:value="915">
            <text:p>915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8">
            <text:p>-128</text:p>
          </table:table-cell>
          <table:table-cell office:value-type="float" office:value="-0.0032">
            <text:p>-0.0032</text:p>
          </table:table-cell>
          <table:table-cell office:value-type="float" office:value="0.0435">
            <text:p>0.0435</text:p>
          </table:table-cell>
          <table:table-cell office:value-type="float" office:value="0.8271">
            <text:p>0.8271</text:p>
          </table:table-cell>
          <table:table-cell office:value-type="float" office:value="0.0782">
            <text:p>0.0782</text:p>
          </table:table-cell>
          <table:table-cell office:value-type="float" office:value="0.0089">
            <text:p>0.0089</text:p>
          </table:table-cell>
          <table:table-cell office:value-type="float" office:value="0.0353">
            <text:p>0.0353</text:p>
          </table:table-cell>
          <table:table-cell office:value-type="float" office:value="0.0011">
            <text:p>0.0011</text:p>
          </table:table-cell>
          <table:table-cell office:value-type="float" office:value="0.0019">
            <text:p>0.0019</text:p>
          </table:table-cell>
          <table:table-cell office:value-type="float" office:value="0.004">
            <text:p>0.004</text:p>
          </table:table-cell>
          <table:table-cell office:value-type="float" office:value="0.034">
            <text:p>0.034</text:p>
          </table:table-cell>
          <table:table-cell office:value-type="float" office:value="0.8587">
            <text:p>0.8587</text:p>
          </table:table-cell>
          <table:table-cell office:value-type="float" office:value="0.0646">
            <text:p>0.0646</text:p>
          </table:table-cell>
          <table:table-cell office:value-type="float" office:value="0.0084">
            <text:p>0.0084</text:p>
          </table:table-cell>
          <table:table-cell office:value-type="float" office:value="0.0292">
            <text:p>0.0292</text:p>
          </table:table-cell>
          <table:table-cell office:value-type="float" office:value="0.0011">
            <text:p>0.0011</text:p>
          </table:table-cell>
          <table:table-cell office:value-type="float" office:value="0.0014">
            <text:p>0.0014</text:p>
          </table:table-cell>
          <table:table-cell office:value-type="float" office:value="0.0026">
            <text:p>0.002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386488815">
            <text:p>8386488815</text:p>
          </table:table-cell>
          <table:table-cell office:value-type="float" office:value="270531897.258064">
            <text:p>270531897.258064</text:p>
          </table:table-cell>
          <table:table-cell office:value-type="float" office:value="1874">
            <text:p>1874</text:p>
          </table:table-cell>
          <table:table-cell office:value-type="float" office:value="60.4516129032258">
            <text:p>60.4516129032</text:p>
          </table:table-cell>
          <table:table-cell office:value-type="float" office:value="153">
            <text:p>153</text:p>
          </table:table-cell>
          <table:table-cell office:value-type="float" office:value="4.93548387096774">
            <text:p>4.935483871</text:p>
          </table:table-cell>
          <table:table-cell office:value-type="float" office:value="104">
            <text:p>104</text:p>
          </table:table-cell>
          <table:table-cell office:value-type="float" office:value="3.35483870967742">
            <text:p>3.3548387097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58815">
            <text:p>58815</text:p>
          </table:table-cell>
          <table:table-cell office:value-type="float" office:value="1897.25806451613">
            <text:p>1897.2580645161</text:p>
          </table:table-cell>
          <table:table-cell office:value-type="float" office:value="4210">
            <text:p>4210</text:p>
          </table:table-cell>
          <table:table-cell office:value-type="float" office:value="135.806451612903">
            <text:p>135.8064516129</text:p>
          </table:table-cell>
          <table:table-cell office:value-type="float" office:value="1330616">
            <text:p>1330616</text:p>
          </table:table-cell>
          <table:table-cell office:value-type="float" office:value="42923.0967741936">
            <text:p>42923.0967741936</text:p>
          </table:table-cell>
          <table:table-cell office:value-type="float" office:value="-1310.19872494513">
            <text:p>-1310.1987249451</text:p>
          </table:table-cell>
          <table:table-cell office:value-type="float" office:value="-42.26447499823">
            <text:p>-42.2644749982</text:p>
          </table:table-cell>
          <table:table-cell office:value-type="float" office:value="14172">
            <text:p>14172</text:p>
          </table:table-cell>
          <table:table-cell office:value-type="float" office:value="457.161290322581">
            <text:p>457.1612903226</text:p>
          </table:table-cell>
          <table:table-cell office:value-type="float" office:value="38602">
            <text:p>38602</text:p>
          </table:table-cell>
          <table:table-cell office:value-type="float" office:value="1245.22580645161">
            <text:p>1245.2258064516</text:p>
          </table:table-cell>
          <table:table-cell office:value-type="float" office:value="-1511.0105206785">
            <text:p>-1511.0105206785</text:p>
          </table:table-cell>
          <table:table-cell office:value-type="float" office:value="-48.7422748605968">
            <text:p>-48.7422748606</text:p>
          </table:table-cell>
          <table:table-cell office:value-type="float" office:value="8740">
            <text:p>8740</text:p>
          </table:table-cell>
          <table:table-cell office:value-type="float" office:value="281.935483870968">
            <text:p>281.935483871</text:p>
          </table:table-cell>
          <table:table-cell office:value-type="float" office:value="29947">
            <text:p>29947</text:p>
          </table:table-cell>
          <table:table-cell office:value-type="float" office:value="966.032258064516">
            <text:p>966.0322580645</text:p>
          </table:table-cell>
          <table:table-cell office:value-type="float" office:value="-1410.6046228118">
            <text:p>-1410.6046228118</text:p>
          </table:table-cell>
          <table:table-cell office:value-type="float" office:value="-45.5033749294129">
            <text:p>-45.5033749294</text:p>
          </table:table-cell>
          <table:table-cell office:value-type="float" office:value="31">
            <text:p>31</text:p>
          </table:table-cell>
          <table:table-cell table:formula="of:= 100 * (([.BR82] / ([.BR82] + [.BT82])) - ([.BT82] / ([.BR82] + [.BT82])))" office:value-type="float" office:value="-46.2917345662637">
            <text:p>-46.2917345663</text:p>
          </table:table-cell>
          <table:table-cell table:formula="of:= 100 * (([.BX82] / ([.BX82] + [.BZ82])) - ([.BZ82] / ([.BX82] + [.BZ82])))" office:value-type="float" office:value="-54.816863545894">
            <text:p>-54.8168635459</text:p>
          </table:table-cell>
          <table:table-cell table:formula="of:=([.CE82] + [.CF82]) / 2" office:value-type="float" office:value="-50.5542990560788">
            <text:p>-50.5542990561</text:p>
          </table:table-cell>
          <table:table-cell table:formula="of:=IF([.CG82] &gt; 0;1;0)" office:value-type="float" office:value="0">
            <text:p>0</text:p>
          </table:table-cell>
          <table:table-cell table:formula="of:=IF(AND([.CH82] = 1;[.BW82] &lt; 0);1;0)" office:value-type="float" office:value="0">
            <text:p>0</text:p>
          </table:table-cell>
          <table:table-cell table:formula="of:=IF([.CG82] &lt; 0;1;0)" office:value-type="float" office:value="1">
            <text:p>1</text:p>
          </table:table-cell>
          <table:table-cell table:formula="of:=IF(AND([.CJ82] = 1;[.BW82] &gt; 0);1;0)" office:value-type="float" office:value="0">
            <text:p>0</text:p>
          </table:table-cell>
          <table:table-cell table:formula="of:=IF(AND([.CH82] = 1;[.BQ82] &lt; 0);1;0)" office:value-type="float" office:value="0">
            <text:p>0</text:p>
          </table:table-cell>
          <table:table-cell table:formula="of:=IF(AND([.CJ82] = 1;[.BQ82] &gt; 0);1;0)" office:value-type="float" office:value="0">
            <text:p>0</text:p>
          </table:table-cell>
          <table:table-cell table:formula="of:=[.CG82] - [.$CG$136]" office:value-type="float" office:value="-51.0601446707864">
            <text:p>-51.0601446708</text:p>
          </table:table-cell>
        </table:table-row>
        <table:table-row table:style-name="ro2">
          <table:table-cell office:value-type="float" office:value="241298">
            <text:p>241298</text:p>
          </table:table-cell>
          <table:table-cell office:value-type="float" office:value="121">
            <text:p>121</text:p>
          </table:table-cell>
          <table:table-cell office:value-type="string">
            <text:p>6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35">
            <text:p>39635</text:p>
          </table:table-cell>
          <table:table-cell office:value-type="float" office:value="1408">
            <text:p>1408</text:p>
          </table:table-cell>
          <table:table-cell office:value-type="float" office:value="33768">
            <text:p>33768</text:p>
          </table:table-cell>
          <table:table-cell office:value-type="float" office:value="1964">
            <text:p>1964</text:p>
          </table:table-cell>
          <table:table-cell office:value-type="float" office:value="274">
            <text:p>274</text:p>
          </table:table-cell>
          <table:table-cell office:value-type="float" office:value="1929">
            <text:p>1929</text:p>
          </table:table-cell>
          <table:table-cell office:value-type="float" office:value="31">
            <text:p>31</text:p>
          </table:table-cell>
          <table:table-cell office:value-type="float" office:value="81">
            <text:p>81</text:p>
          </table:table-cell>
          <table:table-cell office:value-type="float" office:value="180">
            <text:p>180</text:p>
          </table:table-cell>
          <table:table-cell office:value-type="float" office:value="34676">
            <text:p>34676</text:p>
          </table:table-cell>
          <table:table-cell office:value-type="float" office:value="1106">
            <text:p>1106</text:p>
          </table:table-cell>
          <table:table-cell office:value-type="float" office:value="29959">
            <text:p>29959</text:p>
          </table:table-cell>
          <table:table-cell office:value-type="float" office:value="1575">
            <text:p>1575</text:p>
          </table:table-cell>
          <table:table-cell office:value-type="float" office:value="243">
            <text:p>243</text:p>
          </table:table-cell>
          <table:table-cell office:value-type="float" office:value="1584">
            <text:p>1584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23">
            <text:p>1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53">
            <text:p>53</text:p>
          </table:table-cell>
          <table:table-cell office:value-type="float" office:value="0.0013">
            <text:p>0.0013</text:p>
          </table:table-cell>
          <table:table-cell office:value-type="float" office:value="0.0355">
            <text:p>0.0355</text:p>
          </table:table-cell>
          <table:table-cell office:value-type="float" office:value="0.852">
            <text:p>0.852</text:p>
          </table:table-cell>
          <table:table-cell office:value-type="float" office:value="0.0496">
            <text:p>0.0496</text:p>
          </table:table-cell>
          <table:table-cell office:value-type="float" office:value="0.0069">
            <text:p>0.0069</text:p>
          </table:table-cell>
          <table:table-cell office:value-type="float" office:value="0.0487">
            <text:p>0.0487</text:p>
          </table:table-cell>
          <table:table-cell office:value-type="float" office:value="0.0008">
            <text:p>0.0008</text:p>
          </table:table-cell>
          <table:table-cell office:value-type="float" office:value="0.002">
            <text:p>0.002</text:p>
          </table:table-cell>
          <table:table-cell office:value-type="float" office:value="0.0045">
            <text:p>0.0045</text:p>
          </table:table-cell>
          <table:table-cell office:value-type="float" office:value="0.0319">
            <text:p>0.0319</text:p>
          </table:table-cell>
          <table:table-cell office:value-type="float" office:value="0.864">
            <text:p>0.864</text:p>
          </table:table-cell>
          <table:table-cell office:value-type="float" office:value="0.0454">
            <text:p>0.0454</text:p>
          </table:table-cell>
          <table:table-cell office:value-type="float" office:value="0.007">
            <text:p>0.007</text:p>
          </table:table-cell>
          <table:table-cell office:value-type="float" office:value="0.0457">
            <text:p>0.0457</text:p>
          </table:table-cell>
          <table:table-cell office:value-type="float" office:value="0.0008">
            <text:p>0.0008</text:p>
          </table:table-cell>
          <table:table-cell office:value-type="float" office:value="0.0016">
            <text:p>0.0016</text:p>
          </table:table-cell>
          <table:table-cell office:value-type="float" office:value="0.0035">
            <text:p>0.003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57017405">
            <text:p>8657017405</text:p>
          </table:table-cell>
          <table:table-cell office:value-type="float" office:value="270531793.90625">
            <text:p>270531793.90625</text:p>
          </table:table-cell>
          <table:table-cell office:value-type="float" office:value="1782">
            <text:p>1782</text:p>
          </table:table-cell>
          <table:table-cell office:value-type="float" office:value="55.6875">
            <text:p>55.6875</text:p>
          </table:table-cell>
          <table:table-cell office:value-type="float" office:value="154">
            <text:p>154</text:p>
          </table:table-cell>
          <table:table-cell office:value-type="float" office:value="4.8125">
            <text:p>4.8125</text:p>
          </table:table-cell>
          <table:table-cell office:value-type="float" office:value="103">
            <text:p>103</text:p>
          </table:table-cell>
          <table:table-cell office:value-type="float" office:value="3.21875">
            <text:p>3.2187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57405">
            <text:p>57405</text:p>
          </table:table-cell>
          <table:table-cell office:value-type="float" office:value="1793.90625">
            <text:p>1793.90625</text:p>
          </table:table-cell>
          <table:table-cell office:value-type="float" office:value="4350">
            <text:p>4350</text:p>
          </table:table-cell>
          <table:table-cell office:value-type="float" office:value="135.9375">
            <text:p>135.9375</text:p>
          </table:table-cell>
          <table:table-cell office:value-type="float" office:value="1339752">
            <text:p>1339752</text:p>
          </table:table-cell>
          <table:table-cell office:value-type="float" office:value="41867.25">
            <text:p>41867.25</text:p>
          </table:table-cell>
          <table:table-cell office:value-type="float" office:value="-1323.74132644416">
            <text:p>-1323.7413264442</text:p>
          </table:table-cell>
          <table:table-cell office:value-type="float" office:value="-41.36691645138">
            <text:p>-41.3669164514</text:p>
          </table:table-cell>
          <table:table-cell office:value-type="float" office:value="14204">
            <text:p>14204</text:p>
          </table:table-cell>
          <table:table-cell office:value-type="float" office:value="443.875">
            <text:p>443.875</text:p>
          </table:table-cell>
          <table:table-cell office:value-type="float" office:value="39036">
            <text:p>39036</text:p>
          </table:table-cell>
          <table:table-cell office:value-type="float" office:value="1219.875">
            <text:p>1219.875</text:p>
          </table:table-cell>
          <table:table-cell office:value-type="float" office:value="-1482.7215532789">
            <text:p>-1482.7215532789</text:p>
          </table:table-cell>
          <table:table-cell office:value-type="float" office:value="-46.3350485399656">
            <text:p>-46.33504854</text:p>
          </table:table-cell>
          <table:table-cell office:value-type="float" office:value="8437">
            <text:p>8437</text:p>
          </table:table-cell>
          <table:table-cell office:value-type="float" office:value="263.65625">
            <text:p>263.65625</text:p>
          </table:table-cell>
          <table:table-cell office:value-type="float" office:value="27517">
            <text:p>27517</text:p>
          </table:table-cell>
          <table:table-cell office:value-type="float" office:value="859.90625">
            <text:p>859.90625</text:p>
          </table:table-cell>
          <table:table-cell office:value-type="float" office:value="-1403.2314398617">
            <text:p>-1403.2314398617</text:p>
          </table:table-cell>
          <table:table-cell office:value-type="float" office:value="-43.8509824956781">
            <text:p>-43.8509824957</text:p>
          </table:table-cell>
          <table:table-cell office:value-type="float" office:value="32">
            <text:p>32</text:p>
          </table:table-cell>
          <table:table-cell table:formula="of:= 100 * (([.BR83] / ([.BR83] + [.BT83])) - ([.BT83] / ([.BR83] + [.BT83])))" office:value-type="float" office:value="-46.64162283997">
            <text:p>-46.64162284</text:p>
          </table:table-cell>
          <table:table-cell table:formula="of:= 100 * (([.BX83] / ([.BX83] + [.BZ83])) - ([.BZ83] / ([.BX83] + [.BZ83])))" office:value-type="float" office:value="-53.0678088668855">
            <text:p>-53.0678088669</text:p>
          </table:table-cell>
          <table:table-cell table:formula="of:=([.CE83] + [.CF83]) / 2" office:value-type="float" office:value="-49.8547158534277">
            <text:p>-49.8547158534</text:p>
          </table:table-cell>
          <table:table-cell table:formula="of:=IF([.CG83] &gt; 0;1;0)" office:value-type="float" office:value="0">
            <text:p>0</text:p>
          </table:table-cell>
          <table:table-cell table:formula="of:=IF(AND([.CH83] = 1;[.BW83] &lt; 0);1;0)" office:value-type="float" office:value="0">
            <text:p>0</text:p>
          </table:table-cell>
          <table:table-cell table:formula="of:=IF([.CG83] &lt; 0;1;0)" office:value-type="float" office:value="1">
            <text:p>1</text:p>
          </table:table-cell>
          <table:table-cell table:formula="of:=IF(AND([.CJ83] = 1;[.BW83] &gt; 0);1;0)" office:value-type="float" office:value="0">
            <text:p>0</text:p>
          </table:table-cell>
          <table:table-cell table:formula="of:=IF(AND([.CH83] = 1;[.BQ83] &lt; 0);1;0)" office:value-type="float" office:value="0">
            <text:p>0</text:p>
          </table:table-cell>
          <table:table-cell table:formula="of:=IF(AND([.CJ83] = 1;[.BQ83] &gt; 0);1;0)" office:value-type="float" office:value="0">
            <text:p>0</text:p>
          </table:table-cell>
          <table:table-cell table:formula="of:=[.CG83] - [.$CG$136]" office:value-type="float" office:value="-50.3605614681353">
            <text:p>-50.3605614681</text:p>
          </table:table-cell>
        </table:table-row>
        <table:table-row table:style-name="ro2">
          <table:table-cell office:value-type="float" office:value="241339">
            <text:p>241339</text:p>
          </table:table-cell>
          <table:table-cell office:value-type="float" office:value="124">
            <text:p>124</text:p>
          </table:table-cell>
          <table:table-cell office:value-type="string">
            <text:p>6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29">
            <text:p>39729</text:p>
          </table:table-cell>
          <table:table-cell office:value-type="float" office:value="9461">
            <text:p>9461</text:p>
          </table:table-cell>
          <table:table-cell office:value-type="float" office:value="19604">
            <text:p>19604</text:p>
          </table:table-cell>
          <table:table-cell office:value-type="float" office:value="7970">
            <text:p>7970</text:p>
          </table:table-cell>
          <table:table-cell office:value-type="float" office:value="794">
            <text:p>794</text:p>
          </table:table-cell>
          <table:table-cell office:value-type="float" office:value="1276">
            <text:p>1276</text:p>
          </table:table-cell>
          <table:table-cell office:value-type="float" office:value="19">
            <text:p>19</text:p>
          </table:table-cell>
          <table:table-cell office:value-type="float" office:value="178">
            <text:p>178</text:p>
          </table:table-cell>
          <table:table-cell office:value-type="float" office:value="427">
            <text:p>427</text:p>
          </table:table-cell>
          <table:table-cell office:value-type="float" office:value="30034">
            <text:p>30034</text:p>
          </table:table-cell>
          <table:table-cell office:value-type="float" office:value="6016">
            <text:p>6016</text:p>
          </table:table-cell>
          <table:table-cell office:value-type="float" office:value="16843">
            <text:p>16843</text:p>
          </table:table-cell>
          <table:table-cell office:value-type="float" office:value="5362">
            <text:p>5362</text:p>
          </table:table-cell>
          <table:table-cell office:value-type="float" office:value="538">
            <text:p>538</text:p>
          </table:table-cell>
          <table:table-cell office:value-type="float" office:value="911">
            <text:p>911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254">
            <text:p>25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47">
            <text:p>147</text:p>
          </table:table-cell>
          <table:table-cell office:value-type="float" office:value="0.0037">
            <text:p>0.0037</text:p>
          </table:table-cell>
          <table:table-cell office:value-type="float" office:value="0.2381">
            <text:p>0.2381</text:p>
          </table:table-cell>
          <table:table-cell office:value-type="float" office:value="0.4934">
            <text:p>0.4934</text:p>
          </table:table-cell>
          <table:table-cell office:value-type="float" office:value="0.2006">
            <text:p>0.2006</text:p>
          </table:table-cell>
          <table:table-cell office:value-type="float" office:value="0.02">
            <text:p>0.02</text:p>
          </table:table-cell>
          <table:table-cell office:value-type="float" office:value="0.0321">
            <text:p>0.0321</text:p>
          </table:table-cell>
          <table:table-cell office:value-type="float" office:value="0.0005">
            <text:p>0.0005</text:p>
          </table:table-cell>
          <table:table-cell office:value-type="float" office:value="0.0045">
            <text:p>0.0045</text:p>
          </table:table-cell>
          <table:table-cell office:value-type="float" office:value="0.0107">
            <text:p>0.0107</text:p>
          </table:table-cell>
          <table:table-cell office:value-type="float" office:value="0.2003">
            <text:p>0.2003</text:p>
          </table:table-cell>
          <table:table-cell office:value-type="float" office:value="0.5608">
            <text:p>0.5608</text:p>
          </table:table-cell>
          <table:table-cell office:value-type="float" office:value="0.1785">
            <text:p>0.1785</text:p>
          </table:table-cell>
          <table:table-cell office:value-type="float" office:value="0.0179">
            <text:p>0.0179</text:p>
          </table:table-cell>
          <table:table-cell office:value-type="float" office:value="0.0303">
            <text:p>0.0303</text:p>
          </table:table-cell>
          <table:table-cell office:value-type="float" office:value="0.0005">
            <text:p>0.0005</text:p>
          </table:table-cell>
          <table:table-cell office:value-type="float" office:value="0.0032">
            <text:p>0.0032</text:p>
          </table:table-cell>
          <table:table-cell office:value-type="float" office:value="0.0085">
            <text:p>0.008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74889975">
            <text:p>7574889975</text:p>
          </table:table-cell>
          <table:table-cell office:value-type="float" office:value="270531784.821429">
            <text:p>270531784.821429</text:p>
          </table:table-cell>
          <table:table-cell office:value-type="float" office:value="1709">
            <text:p>1709</text:p>
          </table:table-cell>
          <table:table-cell office:value-type="float" office:value="61.0357142857143">
            <text:p>61.0357142857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.57142857142857">
            <text:p>3.5714285714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49975">
            <text:p>49975</text:p>
          </table:table-cell>
          <table:table-cell office:value-type="float" office:value="1784.82142857143">
            <text:p>1784.8214285714</text:p>
          </table:table-cell>
          <table:table-cell office:value-type="float" office:value="3780">
            <text:p>3780</text:p>
          </table:table-cell>
          <table:table-cell office:value-type="float" office:value="135">
            <text:p>135</text:p>
          </table:table-cell>
          <table:table-cell office:value-type="float" office:value="1204000">
            <text:p>1204000</text:p>
          </table:table-cell>
          <table:table-cell office:value-type="float" office:value="43000">
            <text:p>43000</text:p>
          </table:table-cell>
          <table:table-cell office:value-type="float" office:value="-1674.8326096045">
            <text:p>-1674.8326096045</text:p>
          </table:table-cell>
          <table:table-cell office:value-type="float" office:value="-59.8154503430179">
            <text:p>-59.815450343</text:p>
          </table:table-cell>
          <table:table-cell office:value-type="float" office:value="6206">
            <text:p>6206</text:p>
          </table:table-cell>
          <table:table-cell office:value-type="float" office:value="221.642857142857">
            <text:p>221.6428571429</text:p>
          </table:table-cell>
          <table:table-cell office:value-type="float" office:value="29775">
            <text:p>29775</text:p>
          </table:table-cell>
          <table:table-cell office:value-type="float" office:value="1063.39285714286">
            <text:p>1063.3928571429</text:p>
          </table:table-cell>
          <table:table-cell office:value-type="float" office:value="-1833.912444925">
            <text:p>-1833.912444925</text:p>
          </table:table-cell>
          <table:table-cell office:value-type="float" office:value="-65.4968730330357">
            <text:p>-65.496873033</text:p>
          </table:table-cell>
          <table:table-cell office:value-type="float" office:value="3780">
            <text:p>3780</text:p>
          </table:table-cell>
          <table:table-cell office:value-type="float" office:value="135">
            <text:p>135</text:p>
          </table:table-cell>
          <table:table-cell office:value-type="float" office:value="22315">
            <text:p>22315</text:p>
          </table:table-cell>
          <table:table-cell office:value-type="float" office:value="796.964285714286">
            <text:p>796.9642857143</text:p>
          </table:table-cell>
          <table:table-cell office:value-type="float" office:value="-1754.3725272647">
            <text:p>-1754.3725272647</text:p>
          </table:table-cell>
          <table:table-cell office:value-type="float" office:value="-62.656161688025">
            <text:p>-62.656161688</text:p>
          </table:table-cell>
          <table:table-cell office:value-type="float" office:value="28">
            <text:p>28</text:p>
          </table:table-cell>
          <table:table-cell table:formula="of:= 100 * (([.BR84] / ([.BR84] + [.BT84])) - ([.BT84] / ([.BR84] + [.BT84])))" office:value-type="float" office:value="-65.5040160084489">
            <text:p>-65.5040160084</text:p>
          </table:table-cell>
          <table:table-cell table:formula="of:= 100 * (([.BX84] / ([.BX84] + [.BZ84])) - ([.BZ84] / ([.BX84] + [.BZ84])))" office:value-type="float" office:value="-71.0289327457367">
            <text:p>-71.0289327457</text:p>
          </table:table-cell>
          <table:table-cell table:formula="of:=([.CE84] + [.CF84]) / 2" office:value-type="float" office:value="-68.2664743770928">
            <text:p>-68.2664743771</text:p>
          </table:table-cell>
          <table:table-cell table:formula="of:=IF([.CG84] &gt; 0;1;0)" office:value-type="float" office:value="0">
            <text:p>0</text:p>
          </table:table-cell>
          <table:table-cell table:formula="of:=IF(AND([.CH84] = 1;[.BW84] &lt; 0);1;0)" office:value-type="float" office:value="0">
            <text:p>0</text:p>
          </table:table-cell>
          <table:table-cell table:formula="of:=IF([.CG84] &lt; 0;1;0)" office:value-type="float" office:value="1">
            <text:p>1</text:p>
          </table:table-cell>
          <table:table-cell table:formula="of:=IF(AND([.CJ84] = 1;[.BW84] &gt; 0);1;0)" office:value-type="float" office:value="0">
            <text:p>0</text:p>
          </table:table-cell>
          <table:table-cell table:formula="of:=IF(AND([.CH84] = 1;[.BQ84] &lt; 0);1;0)" office:value-type="float" office:value="0">
            <text:p>0</text:p>
          </table:table-cell>
          <table:table-cell table:formula="of:=IF(AND([.CJ84] = 1;[.BQ84] &gt; 0);1;0)" office:value-type="float" office:value="0">
            <text:p>0</text:p>
          </table:table-cell>
          <table:table-cell table:formula="of:=[.CG84] - [.$CG$136]" office:value-type="float" office:value="-68.7723199918004">
            <text:p>-68.7723199918</text:p>
          </table:table-cell>
        </table:table-row>
        <table:table-row table:style-name="ro2">
          <table:table-cell office:value-type="float" office:value="241367">
            <text:p>241367</text:p>
          </table:table-cell>
          <table:table-cell office:value-type="float" office:value="123">
            <text:p>123</text:p>
          </table:table-cell>
          <table:table-cell office:value-type="string">
            <text:p>6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96">
            <text:p>39496</text:p>
          </table:table-cell>
          <table:table-cell office:value-type="float" office:value="9974">
            <text:p>9974</text:p>
          </table:table-cell>
          <table:table-cell office:value-type="float" office:value="14339">
            <text:p>14339</text:p>
          </table:table-cell>
          <table:table-cell office:value-type="float" office:value="10957">
            <text:p>10957</text:p>
          </table:table-cell>
          <table:table-cell office:value-type="float" office:value="2187">
            <text:p>2187</text:p>
          </table:table-cell>
          <table:table-cell office:value-type="float" office:value="1405">
            <text:p>1405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float" office:value="488">
            <text:p>488</text:p>
          </table:table-cell>
          <table:table-cell office:value-type="float" office:value="30614">
            <text:p>30614</text:p>
          </table:table-cell>
          <table:table-cell office:value-type="float" office:value="6592">
            <text:p>6592</text:p>
          </table:table-cell>
          <table:table-cell office:value-type="float" office:value="13541">
            <text:p>13541</text:p>
          </table:table-cell>
          <table:table-cell office:value-type="float" office:value="7468">
            <text:p>7468</text:p>
          </table:table-cell>
          <table:table-cell office:value-type="float" office:value="1477">
            <text:p>1477</text:p>
          </table:table-cell>
          <table:table-cell office:value-type="float" office:value="1157">
            <text:p>1157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275">
            <text:p>27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86">
            <text:p>-86</text:p>
          </table:table-cell>
          <table:table-cell office:value-type="float" office:value="-0.0022">
            <text:p>-0.0022</text:p>
          </table:table-cell>
          <table:table-cell office:value-type="float" office:value="0.2525">
            <text:p>0.2525</text:p>
          </table:table-cell>
          <table:table-cell office:value-type="float" office:value="0.363">
            <text:p>0.363</text:p>
          </table:table-cell>
          <table:table-cell office:value-type="float" office:value="0.2774">
            <text:p>0.2774</text:p>
          </table:table-cell>
          <table:table-cell office:value-type="float" office:value="0.0554">
            <text:p>0.0554</text:p>
          </table:table-cell>
          <table:table-cell office:value-type="float" office:value="0.0356">
            <text:p>0.0356</text:p>
          </table:table-cell>
          <table:table-cell office:value-type="float" office:value="0.0006">
            <text:p>0.0006</text:p>
          </table:table-cell>
          <table:table-cell office:value-type="float" office:value="0.0031">
            <text:p>0.0031</text:p>
          </table:table-cell>
          <table:table-cell office:value-type="float" office:value="0.0124">
            <text:p>0.0124</text:p>
          </table:table-cell>
          <table:table-cell office:value-type="float" office:value="0.2153">
            <text:p>0.2153</text:p>
          </table:table-cell>
          <table:table-cell office:value-type="float" office:value="0.4423">
            <text:p>0.4423</text:p>
          </table:table-cell>
          <table:table-cell office:value-type="float" office:value="0.2439">
            <text:p>0.2439</text:p>
          </table:table-cell>
          <table:table-cell office:value-type="float" office:value="0.0482">
            <text:p>0.0482</text:p>
          </table:table-cell>
          <table:table-cell office:value-type="float" office:value="0.0378">
            <text:p>0.0378</text:p>
          </table:table-cell>
          <table:table-cell office:value-type="float" office:value="0.0006">
            <text:p>0.0006</text:p>
          </table:table-cell>
          <table:table-cell office:value-type="float" office:value="0.0028">
            <text:p>0.0028</text:p>
          </table:table-cell>
          <table:table-cell office:value-type="float" office:value="0.009">
            <text:p>0.00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33823950">
            <text:p>7033823950</text:p>
          </table:table-cell>
          <table:table-cell office:value-type="float" office:value="270531690.384615">
            <text:p>270531690.384615</text:p>
          </table:table-cell>
          <table:table-cell office:value-type="float" office:value="1581">
            <text:p>1581</text:p>
          </table:table-cell>
          <table:table-cell office:value-type="float" office:value="60.8076923076923">
            <text:p>60.8076923077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3.61538461538462">
            <text:p>3.6153846154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43950">
            <text:p>43950</text:p>
          </table:table-cell>
          <table:table-cell office:value-type="float" office:value="1690.38461538462">
            <text:p>1690.3846153846</text:p>
          </table:table-cell>
          <table:table-cell office:value-type="float" office:value="3510">
            <text:p>3510</text:p>
          </table:table-cell>
          <table:table-cell office:value-type="float" office:value="135">
            <text:p>135</text:p>
          </table:table-cell>
          <table:table-cell office:value-type="float" office:value="1118000">
            <text:p>1118000</text:p>
          </table:table-cell>
          <table:table-cell office:value-type="float" office:value="43000">
            <text:p>43000</text:p>
          </table:table-cell>
          <table:table-cell office:value-type="float" office:value="-1600.9230442243">
            <text:p>-1600.9230442243</text:p>
          </table:table-cell>
          <table:table-cell office:value-type="float" office:value="-61.5739632393962">
            <text:p>-61.5739632394</text:p>
          </table:table-cell>
          <table:table-cell office:value-type="float" office:value="5174">
            <text:p>5174</text:p>
          </table:table-cell>
          <table:table-cell office:value-type="float" office:value="199">
            <text:p>199</text:p>
          </table:table-cell>
          <table:table-cell office:value-type="float" office:value="26268">
            <text:p>26268</text:p>
          </table:table-cell>
          <table:table-cell office:value-type="float" office:value="1010.30769230769">
            <text:p>1010.3076923077</text:p>
          </table:table-cell>
          <table:table-cell office:value-type="float" office:value="-1753.7045140152">
            <text:p>-1753.7045140152</text:p>
          </table:table-cell>
          <table:table-cell office:value-type="float" office:value="-67.4501736159692">
            <text:p>-67.450173616</text:p>
          </table:table-cell>
          <table:table-cell office:value-type="float" office:value="2587">
            <text:p>2587</text:p>
          </table:table-cell>
          <table:table-cell office:value-type="float" office:value="99.5">
            <text:p>99.5</text:p>
          </table:table-cell>
          <table:table-cell office:value-type="float" office:value="16791">
            <text:p>16791</text:p>
          </table:table-cell>
          <table:table-cell office:value-type="float" office:value="645.807692307692">
            <text:p>645.8076923077</text:p>
          </table:table-cell>
          <table:table-cell office:value-type="float" office:value="-1677.3137791196">
            <text:p>-1677.3137791196</text:p>
          </table:table-cell>
          <table:table-cell office:value-type="float" office:value="-64.5120684276769">
            <text:p>-64.5120684277</text:p>
          </table:table-cell>
          <table:table-cell office:value-type="float" office:value="26">
            <text:p>26</text:p>
          </table:table-cell>
          <table:table-cell table:formula="of:= 100 * (([.BR85] / ([.BR85] + [.BT85])) - ([.BT85] / ([.BR85] + [.BT85])))" office:value-type="float" office:value="-67.0886075949367">
            <text:p>-67.0886075949</text:p>
          </table:table-cell>
          <table:table-cell table:formula="of:= 100 * (([.BX85] / ([.BX85] + [.BZ85])) - ([.BZ85] / ([.BX85] + [.BZ85])))" office:value-type="float" office:value="-73.2996181236454">
            <text:p>-73.2996181236</text:p>
          </table:table-cell>
          <table:table-cell table:formula="of:=([.CE85] + [.CF85]) / 2" office:value-type="float" office:value="-70.194112859291">
            <text:p>-70.1941128593</text:p>
          </table:table-cell>
          <table:table-cell table:formula="of:=IF([.CG85] &gt; 0;1;0)" office:value-type="float" office:value="0">
            <text:p>0</text:p>
          </table:table-cell>
          <table:table-cell table:formula="of:=IF(AND([.CH85] = 1;[.BW85] &lt; 0);1;0)" office:value-type="float" office:value="0">
            <text:p>0</text:p>
          </table:table-cell>
          <table:table-cell table:formula="of:=IF([.CG85] &lt; 0;1;0)" office:value-type="float" office:value="1">
            <text:p>1</text:p>
          </table:table-cell>
          <table:table-cell table:formula="of:=IF(AND([.CJ85] = 1;[.BW85] &gt; 0);1;0)" office:value-type="float" office:value="0">
            <text:p>0</text:p>
          </table:table-cell>
          <table:table-cell table:formula="of:=IF(AND([.CH85] = 1;[.BQ85] &lt; 0);1;0)" office:value-type="float" office:value="0">
            <text:p>0</text:p>
          </table:table-cell>
          <table:table-cell table:formula="of:=IF(AND([.CJ85] = 1;[.BQ85] &gt; 0);1;0)" office:value-type="float" office:value="0">
            <text:p>0</text:p>
          </table:table-cell>
          <table:table-cell table:formula="of:=[.CG85] - [.$CG$136]" office:value-type="float" office:value="-70.6999584739986">
            <text:p>-70.699958474</text:p>
          </table:table-cell>
        </table:table-row>
        <table:table-row table:style-name="ro2">
          <table:table-cell office:value-type="float" office:value="241393">
            <text:p>241393</text:p>
          </table:table-cell>
          <table:table-cell office:value-type="float" office:value="126">
            <text:p>126</text:p>
          </table:table-cell>
          <table:table-cell office:value-type="string">
            <text:p>6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03">
            <text:p>39503</text:p>
          </table:table-cell>
          <table:table-cell office:value-type="float" office:value="4370">
            <text:p>4370</text:p>
          </table:table-cell>
          <table:table-cell office:value-type="float" office:value="28950">
            <text:p>28950</text:p>
          </table:table-cell>
          <table:table-cell office:value-type="float" office:value="3581">
            <text:p>3581</text:p>
          </table:table-cell>
          <table:table-cell office:value-type="float" office:value="617">
            <text:p>617</text:p>
          </table:table-cell>
          <table:table-cell office:value-type="float" office:value="1582">
            <text:p>1582</text:p>
          </table:table-cell>
          <table:table-cell office:value-type="float" office:value="14">
            <text:p>14</text:p>
          </table:table-cell>
          <table:table-cell office:value-type="float" office:value="158">
            <text:p>158</text:p>
          </table:table-cell>
          <table:table-cell office:value-type="float" office:value="231">
            <text:p>231</text:p>
          </table:table-cell>
          <table:table-cell office:value-type="float" office:value="30888">
            <text:p>30888</text:p>
          </table:table-cell>
          <table:table-cell office:value-type="float" office:value="2560">
            <text:p>2560</text:p>
          </table:table-cell>
          <table:table-cell office:value-type="float" office:value="24305">
            <text:p>24305</text:p>
          </table:table-cell>
          <table:table-cell office:value-type="float" office:value="2251">
            <text:p>2251</text:p>
          </table:table-cell>
          <table:table-cell office:value-type="float" office:value="431">
            <text:p>431</text:p>
          </table:table-cell>
          <table:table-cell office:value-type="float" office:value="1123">
            <text:p>112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126">
            <text:p>12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79">
            <text:p>-79</text:p>
          </table:table-cell>
          <table:table-cell office:value-type="float" office:value="-0.002">
            <text:p>-0.002</text:p>
          </table:table-cell>
          <table:table-cell office:value-type="float" office:value="0.1106">
            <text:p>0.1106</text:p>
          </table:table-cell>
          <table:table-cell office:value-type="float" office:value="0.7329">
            <text:p>0.7329</text:p>
          </table:table-cell>
          <table:table-cell office:value-type="float" office:value="0.0907">
            <text:p>0.0907</text:p>
          </table:table-cell>
          <table:table-cell office:value-type="float" office:value="0.0156">
            <text:p>0.0156</text:p>
          </table:table-cell>
          <table:table-cell office:value-type="float" office:value="0.04">
            <text:p>0.04</text:p>
          </table:table-cell>
          <table:table-cell office:value-type="float" office:value="0.0004">
            <text:p>0.0004</text:p>
          </table:table-cell>
          <table:table-cell office:value-type="float" office:value="0.004">
            <text:p>0.004</text:p>
          </table:table-cell>
          <table:table-cell office:value-type="float" office:value="0.0058">
            <text:p>0.0058</text:p>
          </table:table-cell>
          <table:table-cell office:value-type="float" office:value="0.0829">
            <text:p>0.0829</text:p>
          </table:table-cell>
          <table:table-cell office:value-type="float" office:value="0.7869">
            <text:p>0.7869</text:p>
          </table:table-cell>
          <table:table-cell office:value-type="float" office:value="0.0729">
            <text:p>0.0729</text:p>
          </table:table-cell>
          <table:table-cell office:value-type="float" office:value="0.014">
            <text:p>0.014</text:p>
          </table:table-cell>
          <table:table-cell office:value-type="float" office:value="0.0364">
            <text:p>0.0364</text:p>
          </table:table-cell>
          <table:table-cell office:value-type="float" office:value="0.0004">
            <text:p>0.0004</text:p>
          </table:table-cell>
          <table:table-cell office:value-type="float" office:value="0.0026">
            <text:p>0.0026</text:p>
          </table:table-cell>
          <table:table-cell office:value-type="float" office:value="0.0041">
            <text:p>0.004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04903895">
            <text:p>7304903895</text:p>
          </table:table-cell>
          <table:table-cell office:value-type="float" office:value="270551996.111111">
            <text:p>270551996.111111</text:p>
          </table:table-cell>
          <table:table-cell office:value-type="float" office:value="1662">
            <text:p>1662</text:p>
          </table:table-cell>
          <table:table-cell office:value-type="float" office:value="61.5555555555556">
            <text:p>61.5555555556</text:p>
          </table:table-cell>
          <table:table-cell office:value-type="float" office:value="131">
            <text:p>131</text:p>
          </table:table-cell>
          <table:table-cell office:value-type="float" office:value="4.85185185185185">
            <text:p>4.8518518519</text:p>
          </table:table-cell>
          <table:table-cell office:value-type="float" office:value="114">
            <text:p>114</text:p>
          </table:table-cell>
          <table:table-cell office:value-type="float" office:value="4.22222222222222">
            <text:p>4.2222222222</text:p>
          </table:table-cell>
          <table:table-cell office:value-type="float" office:value="103">
            <text:p>103</text:p>
          </table:table-cell>
          <table:table-cell office:value-type="float" office:value="3.81481481481481">
            <text:p>3.8148148148</text:p>
          </table:table-cell>
          <table:table-cell office:value-type="float" office:value="53895">
            <text:p>53895</text:p>
          </table:table-cell>
          <table:table-cell office:value-type="float" office:value="1996.11111111111">
            <text:p>1996.1111111111</text:p>
          </table:table-cell>
          <table:table-cell office:value-type="float" office:value="3772">
            <text:p>3772</text:p>
          </table:table-cell>
          <table:table-cell office:value-type="float" office:value="139.703703703704">
            <text:p>139.7037037037</text:p>
          </table:table-cell>
          <table:table-cell office:value-type="float" office:value="1195775">
            <text:p>1195775</text:p>
          </table:table-cell>
          <table:table-cell office:value-type="float" office:value="44287.962962963">
            <text:p>44287.962962963</text:p>
          </table:table-cell>
          <table:table-cell office:value-type="float" office:value="-851.08476970363">
            <text:p>-851.0847697036</text:p>
          </table:table-cell>
          <table:table-cell office:value-type="float" office:value="-31.5216581371715">
            <text:p>-31.5216581372</text:p>
          </table:table-cell>
          <table:table-cell office:value-type="float" office:value="13132">
            <text:p>13132</text:p>
          </table:table-cell>
          <table:table-cell office:value-type="float" office:value="486.37037037037">
            <text:p>486.3703703704</text:p>
          </table:table-cell>
          <table:table-cell office:value-type="float" office:value="28331">
            <text:p>28331</text:p>
          </table:table-cell>
          <table:table-cell office:value-type="float" office:value="1049.2962962963">
            <text:p>1049.2962962963</text:p>
          </table:table-cell>
          <table:table-cell office:value-type="float" office:value="-1029.61152525912">
            <text:p>-1029.6115252591</text:p>
          </table:table-cell>
          <table:table-cell office:value-type="float" office:value="-38.1337601947822">
            <text:p>-38.1337601948</text:p>
          </table:table-cell>
          <table:table-cell office:value-type="float" office:value="8704">
            <text:p>8704</text:p>
          </table:table-cell>
          <table:table-cell office:value-type="float" office:value="322.37037037037">
            <text:p>322.3703703704</text:p>
          </table:table-cell>
          <table:table-cell office:value-type="float" office:value="22205">
            <text:p>22205</text:p>
          </table:table-cell>
          <table:table-cell office:value-type="float" office:value="822.407407407408">
            <text:p>822.4074074074</text:p>
          </table:table-cell>
          <table:table-cell office:value-type="float" office:value="-940.34814748117">
            <text:p>-940.3481474812</text:p>
          </table:table-cell>
          <table:table-cell office:value-type="float" office:value="-34.8277091659693">
            <text:p>-34.827709166</text:p>
          </table:table-cell>
          <table:table-cell office:value-type="float" office:value="27">
            <text:p>27</text:p>
          </table:table-cell>
          <table:table-cell table:formula="of:= 100 * (([.BR86] / ([.BR86] + [.BT86])) - ([.BT86] / ([.BR86] + [.BT86])))" office:value-type="float" office:value="-36.6567783324892">
            <text:p>-36.6567783325</text:p>
          </table:table-cell>
          <table:table-cell table:formula="of:= 100 * (([.BX86] / ([.BX86] + [.BZ86])) - ([.BZ86] / ([.BX86] + [.BZ86])))" office:value-type="float" office:value="-43.679834352454">
            <text:p>-43.6798343525</text:p>
          </table:table-cell>
          <table:table-cell table:formula="of:=([.CE86] + [.CF86]) / 2" office:value-type="float" office:value="-40.1683063424716">
            <text:p>-40.1683063425</text:p>
          </table:table-cell>
          <table:table-cell table:formula="of:=IF([.CG86] &gt; 0;1;0)" office:value-type="float" office:value="0">
            <text:p>0</text:p>
          </table:table-cell>
          <table:table-cell table:formula="of:=IF(AND([.CH86] = 1;[.BW86] &lt; 0);1;0)" office:value-type="float" office:value="0">
            <text:p>0</text:p>
          </table:table-cell>
          <table:table-cell table:formula="of:=IF([.CG86] &lt; 0;1;0)" office:value-type="float" office:value="1">
            <text:p>1</text:p>
          </table:table-cell>
          <table:table-cell table:formula="of:=IF(AND([.CJ86] = 1;[.BW86] &gt; 0);1;0)" office:value-type="float" office:value="0">
            <text:p>0</text:p>
          </table:table-cell>
          <table:table-cell table:formula="of:=IF(AND([.CH86] = 1;[.BQ86] &lt; 0);1;0)" office:value-type="float" office:value="0">
            <text:p>0</text:p>
          </table:table-cell>
          <table:table-cell table:formula="of:=IF(AND([.CJ86] = 1;[.BQ86] &gt; 0);1;0)" office:value-type="float" office:value="0">
            <text:p>0</text:p>
          </table:table-cell>
          <table:table-cell table:formula="of:=[.CG86] - [.$CG$136]" office:value-type="float" office:value="-40.6741519571792">
            <text:p>-40.6741519572</text:p>
          </table:table-cell>
        </table:table-row>
        <table:table-row table:style-name="ro2">
          <table:table-cell office:value-type="float" office:value="241429">
            <text:p>241429</text:p>
          </table:table-cell>
          <table:table-cell office:value-type="float" office:value="125">
            <text:p>125</text:p>
          </table:table-cell>
          <table:table-cell office:value-type="string">
            <text:p>6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68">
            <text:p>39668</text:p>
          </table:table-cell>
          <table:table-cell office:value-type="float" office:value="4453">
            <text:p>4453</text:p>
          </table:table-cell>
          <table:table-cell office:value-type="float" office:value="27824">
            <text:p>27824</text:p>
          </table:table-cell>
          <table:table-cell office:value-type="float" office:value="4382">
            <text:p>4382</text:p>
          </table:table-cell>
          <table:table-cell office:value-type="float" office:value="1274">
            <text:p>1274</text:p>
          </table:table-cell>
          <table:table-cell office:value-type="float" office:value="1300">
            <text:p>1300</text:p>
          </table:table-cell>
          <table:table-cell office:value-type="float" office:value="22">
            <text:p>22</text:p>
          </table:table-cell>
          <table:table-cell office:value-type="float" office:value="108">
            <text:p>108</text:p>
          </table:table-cell>
          <table:table-cell office:value-type="float" office:value="305">
            <text:p>305</text:p>
          </table:table-cell>
          <table:table-cell office:value-type="float" office:value="31797">
            <text:p>31797</text:p>
          </table:table-cell>
          <table:table-cell office:value-type="float" office:value="2715">
            <text:p>2715</text:p>
          </table:table-cell>
          <table:table-cell office:value-type="float" office:value="24021">
            <text:p>24021</text:p>
          </table:table-cell>
          <table:table-cell office:value-type="float" office:value="2936">
            <text:p>2936</text:p>
          </table:table-cell>
          <table:table-cell office:value-type="float" office:value="939">
            <text:p>939</text:p>
          </table:table-cell>
          <table:table-cell office:value-type="float" office:value="941">
            <text:p>941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float" office:value="167">
            <text:p>16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86">
            <text:p>86</text:p>
          </table:table-cell>
          <table:table-cell office:value-type="float" office:value="0.0022">
            <text:p>0.0022</text:p>
          </table:table-cell>
          <table:table-cell office:value-type="float" office:value="0.1123">
            <text:p>0.1123</text:p>
          </table:table-cell>
          <table:table-cell office:value-type="float" office:value="0.7014">
            <text:p>0.7014</text:p>
          </table:table-cell>
          <table:table-cell office:value-type="float" office:value="0.1105">
            <text:p>0.1105</text:p>
          </table:table-cell>
          <table:table-cell office:value-type="float" office:value="0.0321">
            <text:p>0.0321</text:p>
          </table:table-cell>
          <table:table-cell office:value-type="float" office:value="0.0328">
            <text:p>0.0328</text:p>
          </table:table-cell>
          <table:table-cell office:value-type="float" office:value="0.0006">
            <text:p>0.0006</text:p>
          </table:table-cell>
          <table:table-cell office:value-type="float" office:value="0.0027">
            <text:p>0.0027</text:p>
          </table:table-cell>
          <table:table-cell office:value-type="float" office:value="0.0077">
            <text:p>0.0077</text:p>
          </table:table-cell>
          <table:table-cell office:value-type="float" office:value="0.0854">
            <text:p>0.0854</text:p>
          </table:table-cell>
          <table:table-cell office:value-type="float" office:value="0.7554">
            <text:p>0.7554</text:p>
          </table:table-cell>
          <table:table-cell office:value-type="float" office:value="0.0923">
            <text:p>0.0923</text:p>
          </table:table-cell>
          <table:table-cell office:value-type="float" office:value="0.0295">
            <text:p>0.0295</text:p>
          </table:table-cell>
          <table:table-cell office:value-type="float" office:value="0.0296">
            <text:p>0.0296</text:p>
          </table:table-cell>
          <table:table-cell office:value-type="float" office:value="0.0006">
            <text:p>0.0006</text:p>
          </table:table-cell>
          <table:table-cell office:value-type="float" office:value="0.0019">
            <text:p>0.0019</text:p>
          </table:table-cell>
          <table:table-cell office:value-type="float" office:value="0.0053">
            <text:p>0.0053</text:p>
          </table:table-cell>
          <table:table-cell table:number-columns-repeated="4" office:value-type="float" office:value="0">
            <text:p>0</text:p>
          </table:table-cell>
          <table:table-cell office:value-type="float" office:value="8659812280">
            <text:p>8659812280</text:p>
          </table:table-cell>
          <table:table-cell office:value-type="float" office:value="270619133.75">
            <text:p>270619133.75</text:p>
          </table:table-cell>
          <table:table-cell office:value-type="float" office:value="1980">
            <text:p>1980</text:p>
          </table:table-cell>
          <table:table-cell office:value-type="float" office:value="61.875">
            <text:p>61.875</text:p>
          </table:table-cell>
          <table:table-cell office:value-type="float" office:value="156">
            <text:p>156</text:p>
          </table:table-cell>
          <table:table-cell office:value-type="float" office:value="4.875">
            <text:p>4.875</text:p>
          </table:table-cell>
          <table:table-cell office:value-type="float" office:value="130">
            <text:p>130</text:p>
          </table:table-cell>
          <table:table-cell office:value-type="float" office:value="4.0625">
            <text:p>4.0625</text:p>
          </table:table-cell>
          <table:table-cell office:value-type="float" office:value="120">
            <text:p>120</text:p>
          </table:table-cell>
          <table:table-cell office:value-type="float" office:value="3.75">
            <text:p>3.75</text:p>
          </table:table-cell>
          <table:table-cell office:value-type="float" office:value="52280">
            <text:p>52280</text:p>
          </table:table-cell>
          <table:table-cell office:value-type="float" office:value="1633.75">
            <text:p>1633.75</text:p>
          </table:table-cell>
          <table:table-cell office:value-type="float" office:value="4272">
            <text:p>4272</text:p>
          </table:table-cell>
          <table:table-cell office:value-type="float" office:value="133.5">
            <text:p>133.5</text:p>
          </table:table-cell>
          <table:table-cell office:value-type="float" office:value="1414965">
            <text:p>1414965</text:p>
          </table:table-cell>
          <table:table-cell office:value-type="float" office:value="44217.65625">
            <text:p>44217.65625</text:p>
          </table:table-cell>
          <table:table-cell office:value-type="float" office:value="-1673.7323891808">
            <text:p>-1673.7323891808</text:p>
          </table:table-cell>
          <table:table-cell office:value-type="float" office:value="-52.3041371619">
            <text:p>-52.3041371619</text:p>
          </table:table-cell>
          <table:table-cell office:value-type="float" office:value="8505">
            <text:p>8505</text:p>
          </table:table-cell>
          <table:table-cell office:value-type="float" office:value="265.78125">
            <text:p>265.78125</text:p>
          </table:table-cell>
          <table:table-cell office:value-type="float" office:value="31943">
            <text:p>31943</text:p>
          </table:table-cell>
          <table:table-cell office:value-type="float" office:value="998.21875">
            <text:p>998.21875</text:p>
          </table:table-cell>
          <table:table-cell office:value-type="float" office:value="-1944.4993903921">
            <text:p>-1944.4993903921</text:p>
          </table:table-cell>
          <table:table-cell office:value-type="float" office:value="-60.7656059497531">
            <text:p>-60.7656059498</text:p>
          </table:table-cell>
          <table:table-cell office:value-type="float" office:value="5228">
            <text:p>5228</text:p>
          </table:table-cell>
          <table:table-cell office:value-type="float" office:value="163.375">
            <text:p>163.375</text:p>
          </table:table-cell>
          <table:table-cell office:value-type="float" office:value="25326">
            <text:p>25326</text:p>
          </table:table-cell>
          <table:table-cell office:value-type="float" office:value="791.4375">
            <text:p>791.4375</text:p>
          </table:table-cell>
          <table:table-cell office:value-type="float" office:value="-1809.1158897866">
            <text:p>-1809.1158897866</text:p>
          </table:table-cell>
          <table:table-cell office:value-type="float" office:value="-56.5348715558313">
            <text:p>-56.5348715558</text:p>
          </table:table-cell>
          <table:table-cell office:value-type="float" office:value="32">
            <text:p>32</text:p>
          </table:table-cell>
          <table:table-cell table:formula="of:= 100 * (([.BR87] / ([.BR87] + [.BT87])) - ([.BT87] / ([.BR87] + [.BT87])))" office:value-type="float" office:value="-57.9460047468354">
            <text:p>-57.9460047468</text:p>
          </table:table-cell>
          <table:table-cell table:formula="of:= 100 * (([.BX87] / ([.BX87] + [.BZ87])) - ([.BZ87] / ([.BX87] + [.BZ87])))" office:value-type="float" office:value="-65.7786214570924">
            <text:p>-65.7786214571</text:p>
          </table:table-cell>
          <table:table-cell table:formula="of:=([.CE87] + [.CF87]) / 2" office:value-type="float" office:value="-61.8623131019639">
            <text:p>-61.862313102</text:p>
          </table:table-cell>
          <table:table-cell table:formula="of:=IF([.CG87] &gt; 0;1;0)" office:value-type="float" office:value="0">
            <text:p>0</text:p>
          </table:table-cell>
          <table:table-cell table:formula="of:=IF(AND([.CH87] = 1;[.BW87] &lt; 0);1;0)" office:value-type="float" office:value="0">
            <text:p>0</text:p>
          </table:table-cell>
          <table:table-cell table:formula="of:=IF([.CG87] &lt; 0;1;0)" office:value-type="float" office:value="1">
            <text:p>1</text:p>
          </table:table-cell>
          <table:table-cell table:formula="of:=IF(AND([.CJ87] = 1;[.BW87] &gt; 0);1;0)" office:value-type="float" office:value="0">
            <text:p>0</text:p>
          </table:table-cell>
          <table:table-cell table:formula="of:=IF(AND([.CH87] = 1;[.BQ87] &lt; 0);1;0)" office:value-type="float" office:value="0">
            <text:p>0</text:p>
          </table:table-cell>
          <table:table-cell table:formula="of:=IF(AND([.CJ87] = 1;[.BQ87] &gt; 0);1;0)" office:value-type="float" office:value="0">
            <text:p>0</text:p>
          </table:table-cell>
          <table:table-cell table:formula="of:=[.CG87] - [.$CG$136]" office:value-type="float" office:value="-62.3681587166715">
            <text:p>-62.3681587167</text:p>
          </table:table-cell>
        </table:table-row>
        <table:table-row table:style-name="ro2">
          <table:table-cell office:value-type="float" office:value="207085">
            <text:p>207085</text:p>
          </table:table-cell>
          <table:table-cell office:value-type="float" office:value="110">
            <text:p>110</text:p>
          </table:table-cell>
          <table:table-cell office:value-type="string">
            <text:p>5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35">
            <text:p>39435</text:p>
          </table:table-cell>
          <table:table-cell office:value-type="float" office:value="971">
            <text:p>971</text:p>
          </table:table-cell>
          <table:table-cell office:value-type="float" office:value="35942">
            <text:p>35942</text:p>
          </table:table-cell>
          <table:table-cell office:value-type="float" office:value="532">
            <text:p>532</text:p>
          </table:table-cell>
          <table:table-cell office:value-type="float" office:value="726">
            <text:p>726</text:p>
          </table:table-cell>
          <table:table-cell office:value-type="float" office:value="1088">
            <text:p>1088</text:p>
          </table:table-cell>
          <table:table-cell office:value-type="float" office:value="15">
            <text:p>15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28022">
            <text:p>28022</text:p>
          </table:table-cell>
          <table:table-cell office:value-type="float" office:value="523">
            <text:p>523</text:p>
          </table:table-cell>
          <table:table-cell office:value-type="float" office:value="26035">
            <text:p>26035</text:p>
          </table:table-cell>
          <table:table-cell office:value-type="float" office:value="279">
            <text:p>279</text:p>
          </table:table-cell>
          <table:table-cell office:value-type="float" office:value="456">
            <text:p>456</text:p>
          </table:table-cell>
          <table:table-cell office:value-type="float" office:value="648">
            <text:p>648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7">
            <text:p>-147</text:p>
          </table:table-cell>
          <table:table-cell office:value-type="float" office:value="-0.0037">
            <text:p>-0.0037</text:p>
          </table:table-cell>
          <table:table-cell office:value-type="float" office:value="0.0246">
            <text:p>0.0246</text:p>
          </table:table-cell>
          <table:table-cell office:value-type="float" office:value="0.9114">
            <text:p>0.9114</text:p>
          </table:table-cell>
          <table:table-cell office:value-type="float" office:value="0.0135">
            <text:p>0.0135</text:p>
          </table:table-cell>
          <table:table-cell office:value-type="float" office:value="0.0184">
            <text:p>0.0184</text:p>
          </table:table-cell>
          <table:table-cell office:value-type="float" office:value="0.0276">
            <text:p>0.0276</text:p>
          </table:table-cell>
          <table:table-cell office:value-type="float" office:value="0.0004">
            <text:p>0.0004</text:p>
          </table:table-cell>
          <table:table-cell office:value-type="float" office:value="0.0018">
            <text:p>0.0018</text:p>
          </table:table-cell>
          <table:table-cell office:value-type="float" office:value="0.0023">
            <text:p>0.0023</text:p>
          </table:table-cell>
          <table:table-cell office:value-type="float" office:value="0.0187">
            <text:p>0.0187</text:p>
          </table:table-cell>
          <table:table-cell office:value-type="float" office:value="0.9291">
            <text:p>0.9291</text:p>
          </table:table-cell>
          <table:table-cell office:value-type="float" office:value="0.01">
            <text:p>0.01</text:p>
          </table:table-cell>
          <table:table-cell office:value-type="float" office:value="0.0163">
            <text:p>0.0163</text:p>
          </table:table-cell>
          <table:table-cell office:value-type="float" office:value="0.0231">
            <text:p>0.0231</text:p>
          </table:table-cell>
          <table:table-cell office:value-type="float" office:value="0.0003">
            <text:p>0.0003</text:p>
          </table:table-cell>
          <table:table-cell office:value-type="float" office:value="0.0012">
            <text:p>0.0012</text:p>
          </table:table-cell>
          <table:table-cell office:value-type="float" office:value="0.0014">
            <text:p>0.0014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25313494">
            <text:p>7325313494</text:p>
          </table:table-cell>
          <table:table-cell office:value-type="float" office:value="271307907.185185">
            <text:p>271307907.185185</text:p>
          </table:table-cell>
          <table:table-cell office:value-type="float" office:value="907">
            <text:p>907</text:p>
          </table:table-cell>
          <table:table-cell office:value-type="float" office:value="33.5925925925926">
            <text:p>33.592592592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.81481481481481">
            <text:p>2.814814814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494">
            <text:p>3494</text:p>
          </table:table-cell>
          <table:table-cell office:value-type="float" office:value="129.407407407407">
            <text:p>129.4074074074</text:p>
          </table:table-cell>
          <table:table-cell office:value-type="float" office:value="1676">
            <text:p>1676</text:p>
          </table:table-cell>
          <table:table-cell office:value-type="float" office:value="62.0740740740741">
            <text:p>62.0740740741</text:p>
          </table:table-cell>
          <table:table-cell office:value-type="float" office:value="1171624">
            <text:p>1171624</text:p>
          </table:table-cell>
          <table:table-cell office:value-type="float" office:value="43393.4814814815">
            <text:p>43393.4814814815</text:p>
          </table:table-cell>
          <table:table-cell office:value-type="float" office:value="643.21790857413">
            <text:p>643.2179085741</text:p>
          </table:table-cell>
          <table:table-cell office:value-type="float" office:value="23.8228855027456">
            <text:p>23.8228855027</text:p>
          </table:table-cell>
          <table:table-cell office:value-type="float" office:value="21939">
            <text:p>21939</text:p>
          </table:table-cell>
          <table:table-cell office:value-type="float" office:value="812.555555555556">
            <text:p>812.5555555556</text:p>
          </table:table-cell>
          <table:table-cell office:value-type="float" office:value="12233">
            <text:p>12233</text:p>
          </table:table-cell>
          <table:table-cell office:value-type="float" office:value="453.074074074074">
            <text:p>453.0740740741</text:p>
          </table:table-cell>
          <table:table-cell office:value-type="float" office:value="843.6166497094">
            <text:p>843.6166497094</text:p>
          </table:table-cell>
          <table:table-cell office:value-type="float" office:value="31.2450611003481">
            <text:p>31.2450611003</text:p>
          </table:table-cell>
          <table:table-cell office:value-type="float" office:value="17852">
            <text:p>17852</text:p>
          </table:table-cell>
          <table:table-cell office:value-type="float" office:value="661.185185185185">
            <text:p>661.1851851852</text:p>
          </table:table-cell>
          <table:table-cell office:value-type="float" office:value="8429">
            <text:p>8429</text:p>
          </table:table-cell>
          <table:table-cell office:value-type="float" office:value="312.185185185185">
            <text:p>312.1851851852</text:p>
          </table:table-cell>
          <table:table-cell office:value-type="float" office:value="743.4172791417">
            <text:p>743.4172791417</text:p>
          </table:table-cell>
          <table:table-cell office:value-type="float" office:value="27.5339733015444">
            <text:p>27.5339733015</text:p>
          </table:table-cell>
          <table:table-cell office:value-type="float" office:value="27">
            <text:p>27</text:p>
          </table:table-cell>
          <table:table-cell table:formula="of:= 100 * (([.BR88] / ([.BR88] + [.BT88])) - ([.BT88] / ([.BR88] + [.BT88])))" office:value-type="float" office:value="28.4033711810839">
            <text:p>28.4033711811</text:p>
          </table:table-cell>
          <table:table-cell table:formula="of:= 100 * (([.BX88] / ([.BX88] + [.BZ88])) - ([.BZ88] / ([.BX88] + [.BZ88])))" office:value-type="float" office:value="35.8548000456604">
            <text:p>35.8548000457</text:p>
          </table:table-cell>
          <table:table-cell table:formula="of:=([.CE88] + [.CF88]) / 2" office:value-type="float" office:value="32.1290856133721">
            <text:p>32.1290856134</text:p>
          </table:table-cell>
          <table:table-cell table:formula="of:=IF([.CG88] &gt; 0;1;0)" office:value-type="float" office:value="1">
            <text:p>1</text:p>
          </table:table-cell>
          <table:table-cell table:formula="of:=IF(AND([.CH88] = 1;[.BW88] &lt; 0);1;0)" office:value-type="float" office:value="0">
            <text:p>0</text:p>
          </table:table-cell>
          <table:table-cell table:formula="of:=IF([.CG88] &lt; 0;1;0)" office:value-type="float" office:value="0">
            <text:p>0</text:p>
          </table:table-cell>
          <table:table-cell table:formula="of:=IF(AND([.CJ88] = 1;[.BW88] &gt; 0);1;0)" office:value-type="float" office:value="0">
            <text:p>0</text:p>
          </table:table-cell>
          <table:table-cell table:formula="of:=IF(AND([.CH88] = 1;[.BQ88] &lt; 0);1;0)" office:value-type="float" office:value="0">
            <text:p>0</text:p>
          </table:table-cell>
          <table:table-cell table:formula="of:=IF(AND([.CJ88] = 1;[.BQ88] &gt; 0);1;0)" office:value-type="float" office:value="0">
            <text:p>0</text:p>
          </table:table-cell>
          <table:table-cell table:formula="of:=[.CG88] - [.$CG$136]" office:value-type="float" office:value="31.6232399986646">
            <text:p>31.6232399987</text:p>
          </table:table-cell>
        </table:table-row>
        <table:table-row table:style-name="ro2">
          <table:table-cell office:value-type="float" office:value="207112">
            <text:p>207112</text:p>
          </table:table-cell>
          <table:table-cell office:value-type="float" office:value="109">
            <text:p>109</text:p>
          </table:table-cell>
          <table:table-cell office:value-type="string">
            <text:p>5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68">
            <text:p>39368</text:p>
          </table:table-cell>
          <table:table-cell office:value-type="float" office:value="3449">
            <text:p>3449</text:p>
          </table:table-cell>
          <table:table-cell office:value-type="float" office:value="29263">
            <text:p>29263</text:p>
          </table:table-cell>
          <table:table-cell office:value-type="float" office:value="1827">
            <text:p>1827</text:p>
          </table:table-cell>
          <table:table-cell office:value-type="float" office:value="484">
            <text:p>484</text:p>
          </table:table-cell>
          <table:table-cell office:value-type="float" office:value="4072">
            <text:p>4072</text:p>
          </table:table-cell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office:value-type="float" office:value="145">
            <text:p>145</text:p>
          </table:table-cell>
          <table:table-cell office:value-type="float" office:value="27439">
            <text:p>27439</text:p>
          </table:table-cell>
          <table:table-cell office:value-type="float" office:value="2031">
            <text:p>2031</text:p>
          </table:table-cell>
          <table:table-cell office:value-type="float" office:value="21324">
            <text:p>21324</text:p>
          </table:table-cell>
          <table:table-cell office:value-type="float" office:value="978">
            <text:p>978</text:p>
          </table:table-cell>
          <table:table-cell office:value-type="float" office:value="348">
            <text:p>348</text:p>
          </table:table-cell>
          <table:table-cell office:value-type="float" office:value="2612">
            <text:p>2612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14">
            <text:p>-214</text:p>
          </table:table-cell>
          <table:table-cell office:value-type="float" office:value="-0.0054">
            <text:p>-0.0054</text:p>
          </table:table-cell>
          <table:table-cell office:value-type="float" office:value="0.0876">
            <text:p>0.0876</text:p>
          </table:table-cell>
          <table:table-cell office:value-type="float" office:value="0.7433">
            <text:p>0.7433</text:p>
          </table:table-cell>
          <table:table-cell office:value-type="float" office:value="0.0464">
            <text:p>0.0464</text:p>
          </table:table-cell>
          <table:table-cell office:value-type="float" office:value="0.0123">
            <text:p>0.0123</text:p>
          </table:table-cell>
          <table:table-cell office:value-type="float" office:value="0.1034">
            <text:p>0.1034</text:p>
          </table:table-cell>
          <table:table-cell office:value-type="float" office:value="0.0004">
            <text:p>0.0004</text:p>
          </table:table-cell>
          <table:table-cell office:value-type="float" office:value="0.0028">
            <text:p>0.0028</text:p>
          </table:table-cell>
          <table:table-cell office:value-type="float" office:value="0.0037">
            <text:p>0.0037</text:p>
          </table:table-cell>
          <table:table-cell office:value-type="float" office:value="0.074">
            <text:p>0.074</text:p>
          </table:table-cell>
          <table:table-cell office:value-type="float" office:value="0.7771">
            <text:p>0.7771</text:p>
          </table:table-cell>
          <table:table-cell office:value-type="float" office:value="0.0356">
            <text:p>0.0356</text:p>
          </table:table-cell>
          <table:table-cell office:value-type="float" office:value="0.0127">
            <text:p>0.0127</text:p>
          </table:table-cell>
          <table:table-cell office:value-type="float" office:value="0.0952">
            <text:p>0.0952</text:p>
          </table:table-cell>
          <table:table-cell office:value-type="float" office:value="0.0003">
            <text:p>0.0003</text:p>
          </table:table-cell>
          <table:table-cell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05643842">
            <text:p>6505643842</text:p>
          </table:table-cell>
          <table:table-cell office:value-type="float" office:value="271068493.416667">
            <text:p>271068493.416667</text:p>
          </table:table-cell>
          <table:table-cell office:value-type="float" office:value="847">
            <text:p>847</text:p>
          </table:table-cell>
          <table:table-cell office:value-type="float" office:value="35.2916666666667">
            <text:p>35.2916666667</text:p>
          </table:table-cell>
          <table:table-cell office:value-type="float" office:value="50">
            <text:p>50</text:p>
          </table:table-cell>
          <table:table-cell office:value-type="float" office:value="2.08333333333333">
            <text:p>2.0833333333</text:p>
          </table:table-cell>
          <table:table-cell office:value-type="float" office:value="75">
            <text:p>75</text:p>
          </table:table-cell>
          <table:table-cell office:value-type="float" office:value="3.125">
            <text:p>3.125</text:p>
          </table:table-cell>
          <table:table-cell office:value-type="float" office:value="30">
            <text:p>30</text:p>
          </table:table-cell>
          <table:table-cell office:value-type="float" office:value="1.25">
            <text:p>1.25</text:p>
          </table:table-cell>
          <table:table-cell office:value-type="float" office:value="3842">
            <text:p>3842</text:p>
          </table:table-cell>
          <table:table-cell office:value-type="float" office:value="160.083333333333">
            <text:p>160.0833333333</text:p>
          </table:table-cell>
          <table:table-cell office:value-type="float" office:value="1686">
            <text:p>1686</text:p>
          </table:table-cell>
          <table:table-cell office:value-type="float" office:value="70.25">
            <text:p>70.25</text:p>
          </table:table-cell>
          <table:table-cell office:value-type="float" office:value="1089454">
            <text:p>1089454</text:p>
          </table:table-cell>
          <table:table-cell office:value-type="float" office:value="45393.9166666667">
            <text:p>45393.9166666667</text:p>
          </table:table-cell>
          <table:table-cell office:value-type="float" office:value="389.97952140564">
            <text:p>389.9795214056</text:p>
          </table:table-cell>
          <table:table-cell office:value-type="float" office:value="16.249146725235">
            <text:p>16.2491467252</text:p>
          </table:table-cell>
          <table:table-cell office:value-type="float" office:value="17999">
            <text:p>17999</text:p>
          </table:table-cell>
          <table:table-cell office:value-type="float" office:value="749.958333333333">
            <text:p>749.9583333333</text:p>
          </table:table-cell>
          <table:table-cell office:value-type="float" office:value="12004">
            <text:p>12004</text:p>
          </table:table-cell>
          <table:table-cell office:value-type="float" office:value="500.166666666667">
            <text:p>500.1666666667</text:p>
          </table:table-cell>
          <table:table-cell office:value-type="float" office:value="508.57011400433">
            <text:p>508.5701140043</text:p>
          </table:table-cell>
          <table:table-cell office:value-type="float" office:value="21.1904214168471">
            <text:p>21.1904214168</text:p>
          </table:table-cell>
          <table:table-cell office:value-type="float" office:value="13974">
            <text:p>13974</text:p>
          </table:table-cell>
          <table:table-cell office:value-type="float" office:value="582.25">
            <text:p>582.25</text:p>
          </table:table-cell>
          <table:table-cell office:value-type="float" office:value="8275">
            <text:p>8275</text:p>
          </table:table-cell>
          <table:table-cell office:value-type="float" office:value="344.791666666667">
            <text:p>344.7916666667</text:p>
          </table:table-cell>
          <table:table-cell office:value-type="float" office:value="449.27481770499">
            <text:p>449.274817705</text:p>
          </table:table-cell>
          <table:table-cell office:value-type="float" office:value="18.7197840710413">
            <text:p>18.719784071</text:p>
          </table:table-cell>
          <table:table-cell office:value-type="float" office:value="24">
            <text:p>24</text:p>
          </table:table-cell>
          <table:table-cell table:formula="of:= 100 * (([.BR89] / ([.BR89] + [.BT89])) - ([.BT89] / ([.BR89] + [.BT89])))" office:value-type="float" office:value="19.9813351998134">
            <text:p>19.9813351998</text:p>
          </table:table-cell>
          <table:table-cell table:formula="of:= 100 * (([.BX89] / ([.BX89] + [.BZ89])) - ([.BZ89] / ([.BX89] + [.BZ89])))" office:value-type="float" office:value="25.6146343655895">
            <text:p>25.6146343656</text:p>
          </table:table-cell>
          <table:table-cell table:formula="of:=([.CE89] + [.CF89]) / 2" office:value-type="float" office:value="22.7979847827014">
            <text:p>22.7979847827</text:p>
          </table:table-cell>
          <table:table-cell table:formula="of:=IF([.CG89] &gt; 0;1;0)" office:value-type="float" office:value="1">
            <text:p>1</text:p>
          </table:table-cell>
          <table:table-cell table:formula="of:=IF(AND([.CH89] = 1;[.BW89] &lt; 0);1;0)" office:value-type="float" office:value="0">
            <text:p>0</text:p>
          </table:table-cell>
          <table:table-cell table:formula="of:=IF([.CG89] &lt; 0;1;0)" office:value-type="float" office:value="0">
            <text:p>0</text:p>
          </table:table-cell>
          <table:table-cell table:formula="of:=IF(AND([.CJ89] = 1;[.BW89] &gt; 0);1;0)" office:value-type="float" office:value="0">
            <text:p>0</text:p>
          </table:table-cell>
          <table:table-cell table:formula="of:=IF(AND([.CH89] = 1;[.BQ89] &lt; 0);1;0)" office:value-type="float" office:value="0">
            <text:p>0</text:p>
          </table:table-cell>
          <table:table-cell table:formula="of:=IF(AND([.CJ89] = 1;[.BQ89] &gt; 0);1;0)" office:value-type="float" office:value="0">
            <text:p>0</text:p>
          </table:table-cell>
          <table:table-cell table:formula="of:=[.CG89] - [.$CG$136]" office:value-type="float" office:value="22.2921391679938">
            <text:p>22.292139168</text:p>
          </table:table-cell>
        </table:table-row>
        <table:table-row table:style-name="ro2">
          <table:table-cell office:value-type="float" office:value="207139">
            <text:p>207139</text:p>
          </table:table-cell>
          <table:table-cell office:value-type="float" office:value="111">
            <text:p>111</text:p>
          </table:table-cell>
          <table:table-cell office:value-type="string">
            <text:p>5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40">
            <text:p>39640</text:p>
          </table:table-cell>
          <table:table-cell office:value-type="float" office:value="2279">
            <text:p>2279</text:p>
          </table:table-cell>
          <table:table-cell office:value-type="float" office:value="30540">
            <text:p>30540</text:p>
          </table:table-cell>
          <table:table-cell office:value-type="float" office:value="2788">
            <text:p>2788</text:p>
          </table:table-cell>
          <table:table-cell office:value-type="float" office:value="281">
            <text:p>281</text:p>
          </table:table-cell>
          <table:table-cell office:value-type="float" office:value="3341">
            <text:p>3341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217">
            <text:p>217</text:p>
          </table:table-cell>
          <table:table-cell office:value-type="float" office:value="27745">
            <text:p>27745</text:p>
          </table:table-cell>
          <table:table-cell office:value-type="float" office:value="1362">
            <text:p>1362</text:p>
          </table:table-cell>
          <table:table-cell office:value-type="float" office:value="22332">
            <text:p>22332</text:p>
          </table:table-cell>
          <table:table-cell office:value-type="float" office:value="1484">
            <text:p>1484</text:p>
          </table:table-cell>
          <table:table-cell office:value-type="float" office:value="171">
            <text:p>171</text:p>
          </table:table-cell>
          <table:table-cell office:value-type="float" office:value="2194">
            <text:p>2194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58">
            <text:p>58</text:p>
          </table:table-cell>
          <table:table-cell office:value-type="float" office:value="0.0015">
            <text:p>0.0015</text:p>
          </table:table-cell>
          <table:table-cell office:value-type="float" office:value="0.0575">
            <text:p>0.0575</text:p>
          </table:table-cell>
          <table:table-cell office:value-type="float" office:value="0.7704">
            <text:p>0.7704</text:p>
          </table:table-cell>
          <table:table-cell office:value-type="float" office:value="0.0703">
            <text:p>0.0703</text:p>
          </table:table-cell>
          <table:table-cell office:value-type="float" office:value="0.0071">
            <text:p>0.0071</text:p>
          </table:table-cell>
          <table:table-cell office:value-type="float" office:value="0.0843">
            <text:p>0.0843</text:p>
          </table:table-cell>
          <table:table-cell office:value-type="float" office:value="0.0024">
            <text:p>0.0024</text:p>
          </table:table-cell>
          <table:table-cell office:value-type="float" office:value="0.0025">
            <text:p>0.0025</text:p>
          </table:table-cell>
          <table:table-cell office:value-type="float" office:value="0.0055">
            <text:p>0.0055</text:p>
          </table:table-cell>
          <table:table-cell office:value-type="float" office:value="0.0491">
            <text:p>0.0491</text:p>
          </table:table-cell>
          <table:table-cell office:value-type="float" office:value="0.8049">
            <text:p>0.8049</text:p>
          </table:table-cell>
          <table:table-cell office:value-type="float" office:value="0.0535">
            <text:p>0.0535</text:p>
          </table:table-cell>
          <table:table-cell office:value-type="float" office:value="0.0062">
            <text:p>0.0062</text:p>
          </table:table-cell>
          <table:table-cell office:value-type="float" office:value="0.0791">
            <text:p>0.0791</text:p>
          </table:table-cell>
          <table:table-cell office:value-type="float" office:value="0.0019">
            <text:p>0.0019</text:p>
          </table:table-cell>
          <table:table-cell office:value-type="float" office:value="0.002">
            <text:p>0.002</text:p>
          </table:table-cell>
          <table:table-cell office:value-type="float" office:value="0.0034">
            <text:p>0.003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33279284">
            <text:p>6233279284</text:p>
          </table:table-cell>
          <table:table-cell office:value-type="float" office:value="271012142.782609">
            <text:p>271012142.782609</text:p>
          </table:table-cell>
          <table:table-cell office:value-type="float" office:value="856">
            <text:p>856</text:p>
          </table:table-cell>
          <table:table-cell office:value-type="float" office:value="37.2173913043478">
            <text:p>37.2173913043</text:p>
          </table:table-cell>
          <table:table-cell office:value-type="float" office:value="49">
            <text:p>49</text:p>
          </table:table-cell>
          <table:table-cell office:value-type="float" office:value="2.1304347826087">
            <text:p>2.1304347826</text:p>
          </table:table-cell>
          <table:table-cell office:value-type="float" office:value="100">
            <text:p>100</text:p>
          </table:table-cell>
          <table:table-cell office:value-type="float" office:value="4.34782608695652">
            <text:p>4.347826087</text:p>
          </table:table-cell>
          <table:table-cell office:value-type="float" office:value="32">
            <text:p>32</text:p>
          </table:table-cell>
          <table:table-cell office:value-type="float" office:value="1.39130434782609">
            <text:p>1.3913043478</text:p>
          </table:table-cell>
          <table:table-cell office:value-type="float" office:value="9284">
            <text:p>9284</text:p>
          </table:table-cell>
          <table:table-cell office:value-type="float" office:value="403.652173913043">
            <text:p>403.652173913</text:p>
          </table:table-cell>
          <table:table-cell office:value-type="float" office:value="1105">
            <text:p>1105</text:p>
          </table:table-cell>
          <table:table-cell office:value-type="float" office:value="48.0434782608696">
            <text:p>48.0434782609</text:p>
          </table:table-cell>
          <table:table-cell office:value-type="float" office:value="825968">
            <text:p>825968</text:p>
          </table:table-cell>
          <table:table-cell office:value-type="float" office:value="35911.652173913">
            <text:p>35911.652173913</text:p>
          </table:table-cell>
          <table:table-cell office:value-type="float" office:value="327.717184920588">
            <text:p>327.7171849206</text:p>
          </table:table-cell>
          <table:table-cell office:value-type="float" office:value="14.2485732574169">
            <text:p>14.2485732574</text:p>
          </table:table-cell>
          <table:table-cell office:value-type="float" office:value="19675">
            <text:p>19675</text:p>
          </table:table-cell>
          <table:table-cell office:value-type="float" office:value="855.434782608696">
            <text:p>855.4347826087</text:p>
          </table:table-cell>
          <table:table-cell office:value-type="float" office:value="13650">
            <text:p>13650</text:p>
          </table:table-cell>
          <table:table-cell office:value-type="float" office:value="593.478260869565">
            <text:p>593.4782608696</text:p>
          </table:table-cell>
          <table:table-cell office:value-type="float" office:value="390.394370610954">
            <text:p>390.394370611</text:p>
          </table:table-cell>
          <table:table-cell office:value-type="float" office:value="16.9736682874328">
            <text:p>16.9736682874</text:p>
          </table:table-cell>
          <table:table-cell office:value-type="float" office:value="14879">
            <text:p>14879</text:p>
          </table:table-cell>
          <table:table-cell office:value-type="float" office:value="646.913043478261">
            <text:p>646.9130434783</text:p>
          </table:table-cell>
          <table:table-cell office:value-type="float" office:value="9592">
            <text:p>9592</text:p>
          </table:table-cell>
          <table:table-cell office:value-type="float" office:value="417.04347826087">
            <text:p>417.0434782609</text:p>
          </table:table-cell>
          <table:table-cell office:value-type="float" office:value="359.055777765993">
            <text:p>359.055777766</text:p>
          </table:table-cell>
          <table:table-cell office:value-type="float" office:value="15.6111207724345">
            <text:p>15.6111207724</text:p>
          </table:table-cell>
          <table:table-cell office:value-type="float" office:value="23">
            <text:p>23</text:p>
          </table:table-cell>
          <table:table-cell table:formula="of:= 100 * (([.BR90] / ([.BR90] + [.BT90])) - ([.BT90] / ([.BR90] + [.BT90])))" office:value-type="float" office:value="18.07951987997">
            <text:p>18.07951988</text:p>
          </table:table-cell>
          <table:table-cell table:formula="of:= 100 * (([.BX90] / ([.BX90] + [.BZ90])) - ([.BZ90] / ([.BX90] + [.BZ90])))" office:value-type="float" office:value="21.6051652976993">
            <text:p>21.6051652977</text:p>
          </table:table-cell>
          <table:table-cell table:formula="of:=([.CE90] + [.CF90]) / 2" office:value-type="float" office:value="19.8423425888347">
            <text:p>19.8423425888</text:p>
          </table:table-cell>
          <table:table-cell table:formula="of:=IF([.CG90] &gt; 0;1;0)" office:value-type="float" office:value="1">
            <text:p>1</text:p>
          </table:table-cell>
          <table:table-cell table:formula="of:=IF(AND([.CH90] = 1;[.BW90] &lt; 0);1;0)" office:value-type="float" office:value="0">
            <text:p>0</text:p>
          </table:table-cell>
          <table:table-cell table:formula="of:=IF([.CG90] &lt; 0;1;0)" office:value-type="float" office:value="0">
            <text:p>0</text:p>
          </table:table-cell>
          <table:table-cell table:formula="of:=IF(AND([.CJ90] = 1;[.BW90] &gt; 0);1;0)" office:value-type="float" office:value="0">
            <text:p>0</text:p>
          </table:table-cell>
          <table:table-cell table:formula="of:=IF(AND([.CH90] = 1;[.BQ90] &lt; 0);1;0)" office:value-type="float" office:value="0">
            <text:p>0</text:p>
          </table:table-cell>
          <table:table-cell table:formula="of:=IF(AND([.CJ90] = 1;[.BQ90] &gt; 0);1;0)" office:value-type="float" office:value="0">
            <text:p>0</text:p>
          </table:table-cell>
          <table:table-cell table:formula="of:=[.CG90] - [.$CG$136]" office:value-type="float" office:value="19.3364969741271">
            <text:p>19.3364969741</text:p>
          </table:table-cell>
        </table:table-row>
        <table:table-row table:style-name="ro2">
          <table:table-cell office:value-type="float" office:value="207168">
            <text:p>207168</text:p>
          </table:table-cell>
          <table:table-cell office:value-type="float" office:value="66">
            <text:p>66</text:p>
          </table:table-cell>
          <table:table-cell office:value-type="string">
            <text:p>3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6">
            <text:p>39576</text:p>
          </table:table-cell>
          <table:table-cell office:value-type="float" office:value="778">
            <text:p>778</text:p>
          </table:table-cell>
          <table:table-cell office:value-type="float" office:value="37086">
            <text:p>37086</text:p>
          </table:table-cell>
          <table:table-cell office:value-type="float" office:value="507">
            <text:p>507</text:p>
          </table:table-cell>
          <table:table-cell office:value-type="float" office:value="146">
            <text:p>146</text:p>
          </table:table-cell>
          <table:table-cell office:value-type="float" office:value="965">
            <text:p>965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29622">
            <text:p>29622</text:p>
          </table:table-cell>
          <table:table-cell office:value-type="float" office:value="470">
            <text:p>470</text:p>
          </table:table-cell>
          <table:table-cell office:value-type="float" office:value="28087">
            <text:p>28087</text:p>
          </table:table-cell>
          <table:table-cell office:value-type="float" office:value="286">
            <text:p>286</text:p>
          </table:table-cell>
          <table:table-cell office:value-type="float" office:value="103">
            <text:p>103</text:p>
          </table:table-cell>
          <table:table-cell office:value-type="float" office:value="623">
            <text:p>62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6">
            <text:p>-6</text:p>
          </table:table-cell>
          <table:table-cell office:value-type="float" office:value="-0.0002">
            <text:p>-0.0002</text:p>
          </table:table-cell>
          <table:table-cell office:value-type="float" office:value="0.0197">
            <text:p>0.0197</text:p>
          </table:table-cell>
          <table:table-cell office:value-type="float" office:value="0.9371">
            <text:p>0.9371</text:p>
          </table:table-cell>
          <table:table-cell office:value-type="float" office:value="0.0128">
            <text:p>0.0128</text:p>
          </table:table-cell>
          <table:table-cell office:value-type="float" office:value="0.0037">
            <text:p>0.0037</text:p>
          </table:table-cell>
          <table:table-cell office:value-type="float" office:value="0.0244">
            <text:p>0.0244</text:p>
          </table:table-cell>
          <table:table-cell office:value-type="float" office:value="0.0004">
            <text:p>0.0004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159">
            <text:p>0.0159</text:p>
          </table:table-cell>
          <table:table-cell office:value-type="float" office:value="0.9482">
            <text:p>0.9482</text:p>
          </table:table-cell>
          <table:table-cell office:value-type="float" office:value="0.0097">
            <text:p>0.0097</text:p>
          </table:table-cell>
          <table:table-cell office:value-type="float" office:value="0.0035">
            <text:p>0.0035</text:p>
          </table:table-cell>
          <table:table-cell office:value-type="float" office:value="0.021">
            <text:p>0.021</text:p>
          </table:table-cell>
          <table:table-cell office:value-type="float" office:value="0.0004">
            <text:p>0.0004</text:p>
          </table:table-cell>
          <table:table-cell table:number-columns-repeated="2"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7295321">
            <text:p>10007295321</text:p>
          </table:table-cell>
          <table:table-cell office:value-type="float" office:value="270467441.108108">
            <text:p>270467441.108108</text:p>
          </table:table-cell>
          <table:table-cell office:value-type="float" office:value="1249">
            <text:p>1249</text:p>
          </table:table-cell>
          <table:table-cell office:value-type="float" office:value="33.7567567567568">
            <text:p>33.7567567568</text:p>
          </table:table-cell>
          <table:table-cell office:value-type="float" office:value="103">
            <text:p>103</text:p>
          </table:table-cell>
          <table:table-cell office:value-type="float" office:value="2.78378378378378">
            <text:p>2.7837837838</text:p>
          </table:table-cell>
          <table:table-cell office:value-type="float" office:value="203">
            <text:p>203</text:p>
          </table:table-cell>
          <table:table-cell office:value-type="float" office:value="5.48648648648649">
            <text:p>5.4864864865</text:p>
          </table:table-cell>
          <table:table-cell office:value-type="float" office:value="127">
            <text:p>127</text:p>
          </table:table-cell>
          <table:table-cell office:value-type="float" office:value="3.43243243243243">
            <text:p>3.4324324324</text:p>
          </table:table-cell>
          <table:table-cell office:value-type="float" office:value="65321">
            <text:p>65321</text:p>
          </table:table-cell>
          <table:table-cell office:value-type="float" office:value="1765.43243243243">
            <text:p>1765.4324324324</text:p>
          </table:table-cell>
          <table:table-cell office:value-type="float" office:value="5031">
            <text:p>5031</text:p>
          </table:table-cell>
          <table:table-cell office:value-type="float" office:value="135.972972972973">
            <text:p>135.972972973</text:p>
          </table:table-cell>
          <table:table-cell office:value-type="float" office:value="1501592">
            <text:p>1501592</text:p>
          </table:table-cell>
          <table:table-cell office:value-type="float" office:value="40583.5675675676">
            <text:p>40583.5675675676</text:p>
          </table:table-cell>
          <table:table-cell office:value-type="float" office:value="759.12029985606">
            <text:p>759.1202998561</text:p>
          </table:table-cell>
          <table:table-cell office:value-type="float" office:value="20.5167648609746">
            <text:p>20.516764861</text:p>
          </table:table-cell>
          <table:table-cell office:value-type="float" office:value="23729">
            <text:p>23729</text:p>
          </table:table-cell>
          <table:table-cell office:value-type="float" office:value="641.324324324324">
            <text:p>641.3243243243</text:p>
          </table:table-cell>
          <table:table-cell office:value-type="float" office:value="14227">
            <text:p>14227</text:p>
          </table:table-cell>
          <table:table-cell office:value-type="float" office:value="384.513513513513">
            <text:p>384.5135135135</text:p>
          </table:table-cell>
          <table:table-cell office:value-type="float" office:value="826.70042873453">
            <text:p>826.7004287345</text:p>
          </table:table-cell>
          <table:table-cell office:value-type="float" office:value="22.343254830663">
            <text:p>22.3432548307</text:p>
          </table:table-cell>
          <table:table-cell office:value-type="float" office:value="18417">
            <text:p>18417</text:p>
          </table:table-cell>
          <table:table-cell office:value-type="float" office:value="497.756756756757">
            <text:p>497.7567567568</text:p>
          </table:table-cell>
          <table:table-cell office:value-type="float" office:value="10156">
            <text:p>10156</text:p>
          </table:table-cell>
          <table:table-cell office:value-type="float" office:value="274.486486486487">
            <text:p>274.4864864865</text:p>
          </table:table-cell>
          <table:table-cell office:value-type="float" office:value="792.910364295081">
            <text:p>792.9103642951</text:p>
          </table:table-cell>
          <table:table-cell office:value-type="float" office:value="21.430009845813">
            <text:p>21.4300098458</text:p>
          </table:table-cell>
          <table:table-cell office:value-type="float" office:value="37">
            <text:p>37</text:p>
          </table:table-cell>
          <table:table-cell table:formula="of:= 100 * (([.BR91] / ([.BR91] + [.BT91])) - ([.BT91] / ([.BR91] + [.BT91])))" office:value-type="float" office:value="25.0342501844241">
            <text:p>25.0342501844</text:p>
          </table:table-cell>
          <table:table-cell table:formula="of:= 100 * (([.BX91] / ([.BX91] + [.BZ91])) - ([.BZ91] / ([.BX91] + [.BZ91])))" office:value-type="float" office:value="28.9119098449585">
            <text:p>28.911909845</text:p>
          </table:table-cell>
          <table:table-cell table:formula="of:=([.CE91] + [.CF91]) / 2" office:value-type="float" office:value="26.9730800146913">
            <text:p>26.9730800147</text:p>
          </table:table-cell>
          <table:table-cell table:formula="of:=IF([.CG91] &gt; 0;1;0)" office:value-type="float" office:value="1">
            <text:p>1</text:p>
          </table:table-cell>
          <table:table-cell table:formula="of:=IF(AND([.CH91] = 1;[.BW91] &lt; 0);1;0)" office:value-type="float" office:value="0">
            <text:p>0</text:p>
          </table:table-cell>
          <table:table-cell table:formula="of:=IF([.CG91] &lt; 0;1;0)" office:value-type="float" office:value="0">
            <text:p>0</text:p>
          </table:table-cell>
          <table:table-cell table:formula="of:=IF(AND([.CJ91] = 1;[.BW91] &gt; 0);1;0)" office:value-type="float" office:value="0">
            <text:p>0</text:p>
          </table:table-cell>
          <table:table-cell table:formula="of:=IF(AND([.CH91] = 1;[.BQ91] &lt; 0);1;0)" office:value-type="float" office:value="0">
            <text:p>0</text:p>
          </table:table-cell>
          <table:table-cell table:formula="of:=IF(AND([.CJ91] = 1;[.BQ91] &gt; 0);1;0)" office:value-type="float" office:value="0">
            <text:p>0</text:p>
          </table:table-cell>
          <table:table-cell table:formula="of:=[.CG91] - [.$CG$136]" office:value-type="float" office:value="26.4672343999837">
            <text:p>26.4672344</text:p>
          </table:table-cell>
        </table:table-row>
        <table:table-row table:style-name="ro2">
          <table:table-cell office:value-type="float" office:value="207203">
            <text:p>207203</text:p>
          </table:table-cell>
          <table:table-cell office:value-type="float" office:value="96">
            <text:p>96</text:p>
          </table:table-cell>
          <table:table-cell office:value-type="string">
            <text:p>4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8">
            <text:p>39688</text:p>
          </table:table-cell>
          <table:table-cell office:value-type="float" office:value="1285">
            <text:p>1285</text:p>
          </table:table-cell>
          <table:table-cell office:value-type="float" office:value="30839">
            <text:p>30839</text:p>
          </table:table-cell>
          <table:table-cell office:value-type="float" office:value="2424">
            <text:p>2424</text:p>
          </table:table-cell>
          <table:table-cell office:value-type="float" office:value="147">
            <text:p>147</text:p>
          </table:table-cell>
          <table:table-cell office:value-type="float" office:value="4744">
            <text:p>4744</text:p>
          </table:table-cell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 office:value-type="float" office:value="145">
            <text:p>145</text:p>
          </table:table-cell>
          <table:table-cell office:value-type="float" office:value="28941">
            <text:p>28941</text:p>
          </table:table-cell>
          <table:table-cell office:value-type="float" office:value="779">
            <text:p>779</text:p>
          </table:table-cell>
          <table:table-cell office:value-type="float" office:value="23341">
            <text:p>23341</text:p>
          </table:table-cell>
          <table:table-cell office:value-type="float" office:value="1366">
            <text:p>1366</text:p>
          </table:table-cell>
          <table:table-cell office:value-type="float" office:value="97">
            <text:p>97</text:p>
          </table:table-cell>
          <table:table-cell office:value-type="float" office:value="3226">
            <text:p>3226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06">
            <text:p>106</text:p>
          </table:table-cell>
          <table:table-cell office:value-type="float" office:value="0.0027">
            <text:p>0.0027</text:p>
          </table:table-cell>
          <table:table-cell office:value-type="float" office:value="0.0324">
            <text:p>0.0324</text:p>
          </table:table-cell>
          <table:table-cell office:value-type="float" office:value="0.777">
            <text:p>0.777</text:p>
          </table:table-cell>
          <table:table-cell office:value-type="float" office:value="0.0611">
            <text:p>0.0611</text:p>
          </table:table-cell>
          <table:table-cell office:value-type="float" office:value="0.0037">
            <text:p>0.0037</text:p>
          </table:table-cell>
          <table:table-cell office:value-type="float" office:value="0.1195">
            <text:p>0.1195</text:p>
          </table:table-cell>
          <table:table-cell office:value-type="float" office:value="0.0006">
            <text:p>0.0006</text:p>
          </table:table-cell>
          <table:table-cell office:value-type="float" office:value="0.002">
            <text:p>0.002</text:p>
          </table:table-cell>
          <table:table-cell office:value-type="float" office:value="0.0037">
            <text:p>0.0037</text:p>
          </table:table-cell>
          <table:table-cell office:value-type="float" office:value="0.0269">
            <text:p>0.0269</text:p>
          </table:table-cell>
          <table:table-cell office:value-type="float" office:value="0.8065">
            <text:p>0.8065</text:p>
          </table:table-cell>
          <table:table-cell office:value-type="float" office:value="0.0472">
            <text:p>0.0472</text:p>
          </table:table-cell>
          <table:table-cell office:value-type="float" office:value="0.0034">
            <text:p>0.0034</text:p>
          </table:table-cell>
          <table:table-cell office:value-type="float" office:value="0.1115">
            <text:p>0.1115</text:p>
          </table:table-cell>
          <table:table-cell office:value-type="float" office:value="0.0004">
            <text:p>0.0004</text:p>
          </table:table-cell>
          <table:table-cell office:value-type="float" office:value="0.0012">
            <text:p>0.0012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224961058">
            <text:p>6224961058</text:p>
          </table:table-cell>
          <table:table-cell office:value-type="float" office:value="270650480.782609">
            <text:p>270650480.782609</text:p>
          </table:table-cell>
          <table:table-cell office:value-type="float" office:value="911">
            <text:p>911</text:p>
          </table:table-cell>
          <table:table-cell office:value-type="float" office:value="39.6086956521739">
            <text:p>39.6086956522</text:p>
          </table:table-cell>
          <table:table-cell office:value-type="float" office:value="62">
            <text:p>62</text:p>
          </table:table-cell>
          <table:table-cell office:value-type="float" office:value="2.69565217391304">
            <text:p>2.6956521739</text:p>
          </table:table-cell>
          <table:table-cell office:value-type="float" office:value="103">
            <text:p>103</text:p>
          </table:table-cell>
          <table:table-cell office:value-type="float" office:value="4.47826086956522">
            <text:p>4.4782608696</text:p>
          </table:table-cell>
          <table:table-cell office:value-type="float" office:value="74">
            <text:p>74</text:p>
          </table:table-cell>
          <table:table-cell office:value-type="float" office:value="3.21739130434783">
            <text:p>3.2173913043</text:p>
          </table:table-cell>
          <table:table-cell office:value-type="float" office:value="11058">
            <text:p>11058</text:p>
          </table:table-cell>
          <table:table-cell office:value-type="float" office:value="480.782608695652">
            <text:p>480.7826086957</text:p>
          </table:table-cell>
          <table:table-cell office:value-type="float" office:value="1166">
            <text:p>1166</text:p>
          </table:table-cell>
          <table:table-cell office:value-type="float" office:value="50.6956521739131">
            <text:p>50.6956521739</text:p>
          </table:table-cell>
          <table:table-cell office:value-type="float" office:value="524898">
            <text:p>524898</text:p>
          </table:table-cell>
          <table:table-cell office:value-type="float" office:value="22821.652173913">
            <text:p>22821.652173913</text:p>
          </table:table-cell>
          <table:table-cell office:value-type="float" office:value="362.30563085797">
            <text:p>362.305630858</text:p>
          </table:table-cell>
          <table:table-cell office:value-type="float" office:value="15.7524187329552">
            <text:p>15.752418733</text:p>
          </table:table-cell>
          <table:table-cell office:value-type="float" office:value="21304">
            <text:p>21304</text:p>
          </table:table-cell>
          <table:table-cell office:value-type="float" office:value="926.260869565217">
            <text:p>926.2608695652</text:p>
          </table:table-cell>
          <table:table-cell office:value-type="float" office:value="14167">
            <text:p>14167</text:p>
          </table:table-cell>
          <table:table-cell office:value-type="float" office:value="615.95652173913">
            <text:p>615.9565217391</text:p>
          </table:table-cell>
          <table:table-cell office:value-type="float" office:value="376.63480635041">
            <text:p>376.6348063504</text:p>
          </table:table-cell>
          <table:table-cell office:value-type="float" office:value="16.3754263630613">
            <text:p>16.3754263631</text:p>
          </table:table-cell>
          <table:table-cell office:value-type="float" office:value="15767">
            <text:p>15767</text:p>
          </table:table-cell>
          <table:table-cell office:value-type="float" office:value="685.521739130435">
            <text:p>685.5217391304</text:p>
          </table:table-cell>
          <table:table-cell office:value-type="float" office:value="10046">
            <text:p>10046</text:p>
          </table:table-cell>
          <table:table-cell office:value-type="float" office:value="436.782608695652">
            <text:p>436.7826086957</text:p>
          </table:table-cell>
          <table:table-cell office:value-type="float" office:value="369.47021860405">
            <text:p>369.4702186041</text:p>
          </table:table-cell>
          <table:table-cell office:value-type="float" office:value="16.0639225480022">
            <text:p>16.063922548</text:p>
          </table:table-cell>
          <table:table-cell office:value-type="float" office:value="23">
            <text:p>23</text:p>
          </table:table-cell>
          <table:table-cell table:formula="of:= 100 * (([.BR92] / ([.BR92] + [.BT92])) - ([.BT92] / ([.BR92] + [.BT92])))" office:value-type="float" office:value="20.1206619491979">
            <text:p>20.1206619492</text:p>
          </table:table-cell>
          <table:table-cell table:formula="of:= 100 * (([.BX92] / ([.BX92] + [.BZ92])) - ([.BZ92] / ([.BX92] + [.BZ92])))" office:value-type="float" office:value="22.1632510750397">
            <text:p>22.163251075</text:p>
          </table:table-cell>
          <table:table-cell table:formula="of:=([.CE92] + [.CF92]) / 2" office:value-type="float" office:value="21.1419565121188">
            <text:p>21.1419565121</text:p>
          </table:table-cell>
          <table:table-cell table:formula="of:=IF([.CG92] &gt; 0;1;0)" office:value-type="float" office:value="1">
            <text:p>1</text:p>
          </table:table-cell>
          <table:table-cell table:formula="of:=IF(AND([.CH92] = 1;[.BW92] &lt; 0);1;0)" office:value-type="float" office:value="0">
            <text:p>0</text:p>
          </table:table-cell>
          <table:table-cell table:formula="of:=IF([.CG92] &lt; 0;1;0)" office:value-type="float" office:value="0">
            <text:p>0</text:p>
          </table:table-cell>
          <table:table-cell table:formula="of:=IF(AND([.CJ92] = 1;[.BW92] &gt; 0);1;0)" office:value-type="float" office:value="0">
            <text:p>0</text:p>
          </table:table-cell>
          <table:table-cell table:formula="of:=IF(AND([.CH92] = 1;[.BQ92] &lt; 0);1;0)" office:value-type="float" office:value="0">
            <text:p>0</text:p>
          </table:table-cell>
          <table:table-cell table:formula="of:=IF(AND([.CJ92] = 1;[.BQ92] &gt; 0);1;0)" office:value-type="float" office:value="0">
            <text:p>0</text:p>
          </table:table-cell>
          <table:table-cell table:formula="of:=[.CG92] - [.$CG$136]" office:value-type="float" office:value="20.6361108974112">
            <text:p>20.6361108974</text:p>
          </table:table-cell>
        </table:table-row>
        <table:table-row table:style-name="ro2">
          <table:table-cell office:value-type="float" office:value="207225">
            <text:p>207225</text:p>
          </table:table-cell>
          <table:table-cell office:value-type="float" office:value="95">
            <text:p>95</text:p>
          </table:table-cell>
          <table:table-cell office:value-type="string">
            <text:p>48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58">
            <text:p>39458</text:p>
          </table:table-cell>
          <table:table-cell office:value-type="float" office:value="914">
            <text:p>914</text:p>
          </table:table-cell>
          <table:table-cell office:value-type="float" office:value="34786">
            <text:p>34786</text:p>
          </table:table-cell>
          <table:table-cell office:value-type="float" office:value="1708">
            <text:p>1708</text:p>
          </table:table-cell>
          <table:table-cell office:value-type="float" office:value="152">
            <text:p>152</text:p>
          </table:table-cell>
          <table:table-cell office:value-type="float" office:value="1690">
            <text:p>1690</text:p>
          </table:table-cell>
          <table:table-cell office:value-type="float" office:value="13">
            <text:p>13</text:p>
          </table:table-cell>
          <table:table-cell office:value-type="float" office:value="58">
            <text:p>58</text:p>
          </table:table-cell>
          <table:table-cell office:value-type="float" office:value="137">
            <text:p>137</text:p>
          </table:table-cell>
          <table:table-cell office:value-type="float" office:value="29709">
            <text:p>29709</text:p>
          </table:table-cell>
          <table:table-cell office:value-type="float" office:value="530">
            <text:p>530</text:p>
          </table:table-cell>
          <table:table-cell office:value-type="float" office:value="27022">
            <text:p>27022</text:p>
          </table:table-cell>
          <table:table-cell office:value-type="float" office:value="875">
            <text:p>875</text:p>
          </table:table-cell>
          <table:table-cell office:value-type="float" office:value="96">
            <text:p>96</text:p>
          </table:table-cell>
          <table:table-cell office:value-type="float" office:value="1074">
            <text:p>1074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4">
            <text:p>-124</text:p>
          </table:table-cell>
          <table:table-cell office:value-type="float" office:value="-0.0031">
            <text:p>-0.0031</text:p>
          </table:table-cell>
          <table:table-cell office:value-type="float" office:value="0.0232">
            <text:p>0.0232</text:p>
          </table:table-cell>
          <table:table-cell office:value-type="float" office:value="0.8816">
            <text:p>0.8816</text:p>
          </table:table-cell>
          <table:table-cell office:value-type="float" office:value="0.0433">
            <text:p>0.0433</text:p>
          </table:table-cell>
          <table:table-cell office:value-type="float" office:value="0.0039">
            <text:p>0.0039</text:p>
          </table:table-cell>
          <table:table-cell office:value-type="float" office:value="0.0428">
            <text:p>0.0428</text:p>
          </table:table-cell>
          <table:table-cell office:value-type="float" office:value="0.0003">
            <text:p>0.0003</text:p>
          </table:table-cell>
          <table:table-cell office:value-type="float" office:value="0.0015">
            <text:p>0.0015</text:p>
          </table:table-cell>
          <table:table-cell office:value-type="float" office:value="0.0035">
            <text:p>0.0035</text:p>
          </table:table-cell>
          <table:table-cell office:value-type="float" office:value="0.0178">
            <text:p>0.0178</text:p>
          </table:table-cell>
          <table:table-cell office:value-type="float" office:value="0.9096">
            <text:p>0.9096</text:p>
          </table:table-cell>
          <table:table-cell office:value-type="float" office:value="0.0295">
            <text:p>0.0295</text:p>
          </table:table-cell>
          <table:table-cell office:value-type="float" office:value="0.0032">
            <text:p>0.0032</text:p>
          </table:table-cell>
          <table:table-cell office:value-type="float" office:value="0.0362">
            <text:p>0.0362</text:p>
          </table:table-cell>
          <table:table-cell office:value-type="float" office:value="0.0003">
            <text:p>0.0003</text:p>
          </table:table-cell>
          <table:table-cell office:value-type="float" office:value="0.0011">
            <text:p>0.0011</text:p>
          </table:table-cell>
          <table:table-cell office:value-type="float" office:value="0.0023">
            <text:p>0.002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8985285">
            <text:p>10008985285</text:p>
          </table:table-cell>
          <table:table-cell office:value-type="float" office:value="270513115.810811">
            <text:p>270513115.810811</text:p>
          </table:table-cell>
          <table:table-cell office:value-type="float" office:value="1474">
            <text:p>1474</text:p>
          </table:table-cell>
          <table:table-cell office:value-type="float" office:value="39.8378378378378">
            <text:p>39.8378378378</text:p>
          </table:table-cell>
          <table:table-cell office:value-type="float" office:value="108">
            <text:p>108</text:p>
          </table:table-cell>
          <table:table-cell office:value-type="float" office:value="2.91891891891892">
            <text:p>2.9189189189</text:p>
          </table:table-cell>
          <table:table-cell office:value-type="float" office:value="208">
            <text:p>208</text:p>
          </table:table-cell>
          <table:table-cell office:value-type="float" office:value="5.62162162162162">
            <text:p>5.6216216216</text:p>
          </table:table-cell>
          <table:table-cell office:value-type="float" office:value="142">
            <text:p>142</text:p>
          </table:table-cell>
          <table:table-cell office:value-type="float" office:value="3.83783783783784">
            <text:p>3.8378378378</text:p>
          </table:table-cell>
          <table:table-cell office:value-type="float" office:value="55285">
            <text:p>55285</text:p>
          </table:table-cell>
          <table:table-cell office:value-type="float" office:value="1494.18918918919">
            <text:p>1494.1891891892</text:p>
          </table:table-cell>
          <table:table-cell office:value-type="float" office:value="3857">
            <text:p>3857</text:p>
          </table:table-cell>
          <table:table-cell office:value-type="float" office:value="104.243243243243">
            <text:p>104.2432432432</text:p>
          </table:table-cell>
          <table:table-cell office:value-type="float" office:value="1191034">
            <text:p>1191034</text:p>
          </table:table-cell>
          <table:table-cell office:value-type="float" office:value="32190.1081081081">
            <text:p>32190.1081081081</text:p>
          </table:table-cell>
          <table:table-cell office:value-type="float" office:value="315.390012987425">
            <text:p>315.3900129874</text:p>
          </table:table-cell>
          <table:table-cell office:value-type="float" office:value="8.52405440506554">
            <text:p>8.5240544051</text:p>
          </table:table-cell>
          <table:table-cell office:value-type="float" office:value="23913">
            <text:p>23913</text:p>
          </table:table-cell>
          <table:table-cell office:value-type="float" office:value="646.297297297297">
            <text:p>646.2972972973</text:p>
          </table:table-cell>
          <table:table-cell office:value-type="float" office:value="19000">
            <text:p>19000</text:p>
          </table:table-cell>
          <table:table-cell office:value-type="float" office:value="513.513513513514">
            <text:p>513.5135135135</text:p>
          </table:table-cell>
          <table:table-cell office:value-type="float" office:value="286.168322877029">
            <text:p>286.168322877</text:p>
          </table:table-cell>
          <table:table-cell office:value-type="float" office:value="7.73427899667646">
            <text:p>7.7342789967</text:p>
          </table:table-cell>
          <table:table-cell office:value-type="float" office:value="17620">
            <text:p>17620</text:p>
          </table:table-cell>
          <table:table-cell office:value-type="float" office:value="476.216216216216">
            <text:p>476.2162162162</text:p>
          </table:table-cell>
          <table:table-cell office:value-type="float" office:value="14084">
            <text:p>14084</text:p>
          </table:table-cell>
          <table:table-cell office:value-type="float" office:value="380.648648648649">
            <text:p>380.6486486486</text:p>
          </table:table-cell>
          <table:table-cell office:value-type="float" office:value="300.779167931942">
            <text:p>300.7791679319</text:p>
          </table:table-cell>
          <table:table-cell office:value-type="float" office:value="8.1291667008633">
            <text:p>8.1291667009</text:p>
          </table:table-cell>
          <table:table-cell office:value-type="float" office:value="37">
            <text:p>37</text:p>
          </table:table-cell>
          <table:table-cell table:formula="of:= 100 * (([.BR93] / ([.BR93] + [.BT93])) - ([.BT93] / ([.BR93] + [.BT93])))" office:value-type="float" office:value="11.4487451355067">
            <text:p>11.4487451355</text:p>
          </table:table-cell>
          <table:table-cell table:formula="of:= 100 * (([.BX93] / ([.BX93] + [.BZ93])) - ([.BZ93] / ([.BX93] + [.BZ93])))" office:value-type="float" office:value="11.1531667928337">
            <text:p>11.1531667928</text:p>
          </table:table-cell>
          <table:table-cell table:formula="of:=([.CE93] + [.CF93]) / 2" office:value-type="float" office:value="11.3009559641702">
            <text:p>11.3009559642</text:p>
          </table:table-cell>
          <table:table-cell table:formula="of:=IF([.CG93] &gt; 0;1;0)" office:value-type="float" office:value="1">
            <text:p>1</text:p>
          </table:table-cell>
          <table:table-cell table:formula="of:=IF(AND([.CH93] = 1;[.BW93] &lt; 0);1;0)" office:value-type="float" office:value="0">
            <text:p>0</text:p>
          </table:table-cell>
          <table:table-cell table:formula="of:=IF([.CG93] &lt; 0;1;0)" office:value-type="float" office:value="0">
            <text:p>0</text:p>
          </table:table-cell>
          <table:table-cell table:formula="of:=IF(AND([.CJ93] = 1;[.BW93] &gt; 0);1;0)" office:value-type="float" office:value="0">
            <text:p>0</text:p>
          </table:table-cell>
          <table:table-cell table:formula="of:=IF(AND([.CH93] = 1;[.BQ93] &lt; 0);1;0)" office:value-type="float" office:value="0">
            <text:p>0</text:p>
          </table:table-cell>
          <table:table-cell table:formula="of:=IF(AND([.CJ93] = 1;[.BQ93] &gt; 0);1;0)" office:value-type="float" office:value="0">
            <text:p>0</text:p>
          </table:table-cell>
          <table:table-cell table:formula="of:=[.CG93] - [.$CG$136]" office:value-type="float" office:value="10.7951103494626">
            <text:p>10.7951103495</text:p>
          </table:table-cell>
        </table:table-row>
        <table:table-row table:style-name="ro2">
          <table:table-cell office:value-type="float" office:value="207256">
            <text:p>207256</text:p>
          </table:table-cell>
          <table:table-cell office:value-type="float" office:value="88">
            <text:p>88</text:p>
          </table:table-cell>
          <table:table-cell office:value-type="string">
            <text:p>4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67">
            <text:p>39567</text:p>
          </table:table-cell>
          <table:table-cell office:value-type="float" office:value="947">
            <text:p>947</text:p>
          </table:table-cell>
          <table:table-cell office:value-type="float" office:value="34343">
            <text:p>34343</text:p>
          </table:table-cell>
          <table:table-cell office:value-type="float" office:value="2171">
            <text:p>2171</text:p>
          </table:table-cell>
          <table:table-cell office:value-type="float" office:value="200">
            <text:p>200</text:p>
          </table:table-cell>
          <table:table-cell office:value-type="float" office:value="1695">
            <text:p>1695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145">
            <text:p>145</text:p>
          </table:table-cell>
          <table:table-cell office:value-type="float" office:value="31319">
            <text:p>31319</text:p>
          </table:table-cell>
          <table:table-cell office:value-type="float" office:value="603">
            <text:p>603</text:p>
          </table:table-cell>
          <table:table-cell office:value-type="float" office:value="27956">
            <text:p>27956</text:p>
          </table:table-cell>
          <table:table-cell office:value-type="float" office:value="1325">
            <text:p>1325</text:p>
          </table:table-cell>
          <table:table-cell office:value-type="float" office:value="151">
            <text:p>151</text:p>
          </table:table-cell>
          <table:table-cell office:value-type="float" office:value="1166">
            <text:p>116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5">
            <text:p>-15</text:p>
          </table:table-cell>
          <table:table-cell office:value-type="float" office:value="-0.0004">
            <text:p>-0.0004</text:p>
          </table:table-cell>
          <table:table-cell office:value-type="float" office:value="0.0239">
            <text:p>0.0239</text:p>
          </table:table-cell>
          <table:table-cell office:value-type="float" office:value="0.868">
            <text:p>0.868</text:p>
          </table:table-cell>
          <table:table-cell office:value-type="float" office:value="0.0549">
            <text:p>0.0549</text:p>
          </table:table-cell>
          <table:table-cell office:value-type="float" office:value="0.0051">
            <text:p>0.0051</text:p>
          </table:table-cell>
          <table:table-cell office:value-type="float" office:value="0.0428">
            <text:p>0.0428</text:p>
          </table:table-cell>
          <table:table-cell office:value-type="float" office:value="0.0003">
            <text:p>0.0003</text:p>
          </table:table-cell>
          <table:table-cell office:value-type="float" office:value="0.0013">
            <text:p>0.0013</text:p>
          </table:table-cell>
          <table:table-cell office:value-type="float" office:value="0.0037">
            <text:p>0.0037</text:p>
          </table:table-cell>
          <table:table-cell office:value-type="float" office:value="0.0193">
            <text:p>0.0193</text:p>
          </table:table-cell>
          <table:table-cell office:value-type="float" office:value="0.8926">
            <text:p>0.8926</text:p>
          </table:table-cell>
          <table:table-cell office:value-type="float" office:value="0.0423">
            <text:p>0.0423</text:p>
          </table:table-cell>
          <table:table-cell office:value-type="float" office:value="0.0048">
            <text:p>0.0048</text:p>
          </table:table-cell>
          <table:table-cell office:value-type="float" office:value="0.0372">
            <text:p>0.0372</text:p>
          </table:table-cell>
          <table:table-cell office:value-type="float" office:value="0.0003">
            <text:p>0.0003</text:p>
          </table:table-cell>
          <table:table-cell office:value-type="float" office:value="0.0009">
            <text:p>0.0009</text:p>
          </table:table-cell>
          <table:table-cell office:value-type="float" office:value="0.0026">
            <text:p>0.0026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280224445">
            <text:p>10280224445</text:p>
          </table:table-cell>
          <table:table-cell office:value-type="float" office:value="270532222.236842">
            <text:p>270532222.236842</text:p>
          </table:table-cell>
          <table:table-cell office:value-type="float" office:value="1527">
            <text:p>1527</text:p>
          </table:table-cell>
          <table:table-cell office:value-type="float" office:value="40.1842105263158">
            <text:p>40.1842105263</text:p>
          </table:table-cell>
          <table:table-cell office:value-type="float" office:value="122">
            <text:p>122</text:p>
          </table:table-cell>
          <table:table-cell office:value-type="float" office:value="3.21052631578947">
            <text:p>3.2105263158</text:p>
          </table:table-cell>
          <table:table-cell office:value-type="float" office:value="209">
            <text:p>209</text:p>
          </table:table-cell>
          <table:table-cell office:value-type="float" office:value="5.5">
            <text:p>5.5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84445">
            <text:p>84445</text:p>
          </table:table-cell>
          <table:table-cell office:value-type="float" office:value="2222.23684210526">
            <text:p>2222.2368421053</text:p>
          </table:table-cell>
          <table:table-cell office:value-type="float" office:value="6020">
            <text:p>6020</text:p>
          </table:table-cell>
          <table:table-cell office:value-type="float" office:value="158.421052631579">
            <text:p>158.4210526316</text:p>
          </table:table-cell>
          <table:table-cell office:value-type="float" office:value="1781588">
            <text:p>1781588</text:p>
          </table:table-cell>
          <table:table-cell office:value-type="float" office:value="46883.8947368421">
            <text:p>46883.8947368421</text:p>
          </table:table-cell>
          <table:table-cell office:value-type="float" office:value="188.922466667513">
            <text:p>188.9224666675</text:p>
          </table:table-cell>
          <table:table-cell office:value-type="float" office:value="4.9716438596714">
            <text:p>4.9716438597</text:p>
          </table:table-cell>
          <table:table-cell office:value-type="float" office:value="25428">
            <text:p>25428</text:p>
          </table:table-cell>
          <table:table-cell office:value-type="float" office:value="669.157894736842">
            <text:p>669.1578947368</text:p>
          </table:table-cell>
          <table:table-cell office:value-type="float" office:value="23421">
            <text:p>23421</text:p>
          </table:table-cell>
          <table:table-cell office:value-type="float" office:value="616.342105263158">
            <text:p>616.3421052632</text:p>
          </table:table-cell>
          <table:table-cell office:value-type="float" office:value="108.254921523898">
            <text:p>108.2549215239</text:p>
          </table:table-cell>
          <table:table-cell office:value-type="float" office:value="2.8488137243131">
            <text:p>2.8488137243</text:p>
          </table:table-cell>
          <table:table-cell office:value-type="float" office:value="18805">
            <text:p>18805</text:p>
          </table:table-cell>
          <table:table-cell office:value-type="float" office:value="494.868421052632">
            <text:p>494.8684210526</text:p>
          </table:table-cell>
          <table:table-cell office:value-type="float" office:value="17644">
            <text:p>17644</text:p>
          </table:table-cell>
          <table:table-cell office:value-type="float" office:value="464.315789473684">
            <text:p>464.3157894737</text:p>
          </table:table-cell>
          <table:table-cell office:value-type="float" office:value="148.588694095655">
            <text:p>148.5886940957</text:p>
          </table:table-cell>
          <table:table-cell office:value-type="float" office:value="3.91022879199092">
            <text:p>3.910228792</text:p>
          </table:table-cell>
          <table:table-cell office:value-type="float" office:value="38">
            <text:p>38</text:p>
          </table:table-cell>
          <table:table-cell table:formula="of:= 100 * (([.BR94] / ([.BR94] + [.BT94])) - ([.BT94] / ([.BR94] + [.BT94])))" office:value-type="float" office:value="4.10857950009212">
            <text:p>4.1085795001</text:p>
          </table:table-cell>
          <table:table-cell table:formula="of:= 100 * (([.BX94] / ([.BX94] + [.BZ94])) - ([.BZ94] / ([.BX94] + [.BZ94])))" office:value-type="float" office:value="3.18527257263574">
            <text:p>3.1852725726</text:p>
          </table:table-cell>
          <table:table-cell table:formula="of:=([.CE94] + [.CF94]) / 2" office:value-type="float" office:value="3.64692603636393">
            <text:p>3.6469260364</text:p>
          </table:table-cell>
          <table:table-cell table:formula="of:=IF([.CG94] &gt; 0;1;0)" office:value-type="float" office:value="1">
            <text:p>1</text:p>
          </table:table-cell>
          <table:table-cell table:formula="of:=IF(AND([.CH94] = 1;[.BW94] &lt; 0);1;0)" office:value-type="float" office:value="0">
            <text:p>0</text:p>
          </table:table-cell>
          <table:table-cell table:formula="of:=IF([.CG94] &lt; 0;1;0)" office:value-type="float" office:value="0">
            <text:p>0</text:p>
          </table:table-cell>
          <table:table-cell table:formula="of:=IF(AND([.CJ94] = 1;[.BW94] &gt; 0);1;0)" office:value-type="float" office:value="0">
            <text:p>0</text:p>
          </table:table-cell>
          <table:table-cell table:formula="of:=IF(AND([.CH94] = 1;[.BQ94] &lt; 0);1;0)" office:value-type="float" office:value="0">
            <text:p>0</text:p>
          </table:table-cell>
          <table:table-cell table:formula="of:=IF(AND([.CJ94] = 1;[.BQ94] &gt; 0);1;0)" office:value-type="float" office:value="0">
            <text:p>0</text:p>
          </table:table-cell>
          <table:table-cell table:formula="of:=[.CG94] - [.$CG$136]" office:value-type="float" office:value="3.14108042165635">
            <text:p>3.1410804217</text:p>
          </table:table-cell>
        </table:table-row>
        <table:table-row table:style-name="ro2">
          <table:table-cell office:value-type="float" office:value="207291">
            <text:p>207291</text:p>
          </table:table-cell>
          <table:table-cell office:value-type="float" office:value="87">
            <text:p>87</text:p>
          </table:table-cell>
          <table:table-cell office:value-type="string">
            <text:p>4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2">
            <text:p>39542</text:p>
          </table:table-cell>
          <table:table-cell office:value-type="float" office:value="1003">
            <text:p>1003</text:p>
          </table:table-cell>
          <table:table-cell office:value-type="float" office:value="32683">
            <text:p>32683</text:p>
          </table:table-cell>
          <table:table-cell office:value-type="float" office:value="1650">
            <text:p>1650</text:p>
          </table:table-cell>
          <table:table-cell office:value-type="float" office:value="144">
            <text:p>144</text:p>
          </table:table-cell>
          <table:table-cell office:value-type="float" office:value="3836">
            <text:p>3836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29301">
            <text:p>29301</text:p>
          </table:table-cell>
          <table:table-cell office:value-type="float" office:value="602">
            <text:p>602</text:p>
          </table:table-cell>
          <table:table-cell office:value-type="float" office:value="25013">
            <text:p>25013</text:p>
          </table:table-cell>
          <table:table-cell office:value-type="float" office:value="981">
            <text:p>981</text:p>
          </table:table-cell>
          <table:table-cell office:value-type="float" office:value="97">
            <text:p>97</text:p>
          </table:table-cell>
          <table:table-cell office:value-type="float" office:value="2489">
            <text:p>248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40">
            <text:p>-40</text:p>
          </table:table-cell>
          <table:table-cell office:value-type="float" office:value="-0.001">
            <text:p>-0.001</text:p>
          </table:table-cell>
          <table:table-cell office:value-type="float" office:value="0.0254">
            <text:p>0.0254</text:p>
          </table:table-cell>
          <table:table-cell office:value-type="float" office:value="0.8265">
            <text:p>0.8265</text:p>
          </table:table-cell>
          <table:table-cell office:value-type="float" office:value="0.0417">
            <text:p>0.0417</text:p>
          </table:table-cell>
          <table:table-cell office:value-type="float" office:value="0.0036">
            <text:p>0.0036</text:p>
          </table:table-cell>
          <table:table-cell office:value-type="float" office:value="0.097">
            <text:p>0.097</text:p>
          </table:table-cell>
          <table:table-cell office:value-type="float" office:value="0.0006">
            <text:p>0.0006</text:p>
          </table:table-cell>
          <table:table-cell office:value-type="float" office:value="0.0022">
            <text:p>0.0022</text:p>
          </table:table-cell>
          <table:table-cell office:value-type="float" office:value="0.0029">
            <text:p>0.0029</text:p>
          </table:table-cell>
          <table:table-cell office:value-type="float" office:value="0.0205">
            <text:p>0.0205</text:p>
          </table:table-cell>
          <table:table-cell office:value-type="float" office:value="0.8537">
            <text:p>0.8537</text:p>
          </table:table-cell>
          <table:table-cell office:value-type="float" office:value="0.0335">
            <text:p>0.0335</text:p>
          </table:table-cell>
          <table:table-cell office:value-type="float" office:value="0.0033">
            <text:p>0.0033</text:p>
          </table:table-cell>
          <table:table-cell office:value-type="float" office:value="0.0849">
            <text:p>0.0849</text:p>
          </table:table-cell>
          <table:table-cell office:value-type="float" office:value="0.0005">
            <text:p>0.0005</text:p>
          </table:table-cell>
          <table:table-cell office:value-type="float" office:value="0.0014">
            <text:p>0.0014</text:p>
          </table:table-cell>
          <table:table-cell office:value-type="float" office:value="0.0022">
            <text:p>0.002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74901930">
            <text:p>7574901930</text:p>
          </table:table-cell>
          <table:table-cell office:value-type="float" office:value="270532211.785714">
            <text:p>270532211.785714</text:p>
          </table:table-cell>
          <table:table-cell office:value-type="float" office:value="1106">
            <text:p>1106</text:p>
          </table:table-cell>
          <table:table-cell office:value-type="float" office:value="39.5">
            <text:p>39.5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office:value-type="float" office:value="5.75">
            <text:p>5.75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61930">
            <text:p>61930</text:p>
          </table:table-cell>
          <table:table-cell office:value-type="float" office:value="2211.78571428571">
            <text:p>2211.7857142857</text:p>
          </table:table-cell>
          <table:table-cell office:value-type="float" office:value="4680">
            <text:p>4680</text:p>
          </table:table-cell>
          <table:table-cell office:value-type="float" office:value="167.142857142857">
            <text:p>167.1428571429</text:p>
          </table:table-cell>
          <table:table-cell office:value-type="float" office:value="1381684">
            <text:p>1381684</text:p>
          </table:table-cell>
          <table:table-cell office:value-type="float" office:value="49345.8571428571">
            <text:p>49345.8571428571</text:p>
          </table:table-cell>
          <table:table-cell office:value-type="float" office:value="375.846667013104">
            <text:p>375.8466670131</text:p>
          </table:table-cell>
          <table:table-cell office:value-type="float" office:value="13.423095250468">
            <text:p>13.4230952505</text:p>
          </table:table-cell>
          <table:table-cell office:value-type="float" office:value="24097">
            <text:p>24097</text:p>
          </table:table-cell>
          <table:table-cell office:value-type="float" office:value="860.607142857143">
            <text:p>860.6071428571</text:p>
          </table:table-cell>
          <table:table-cell office:value-type="float" office:value="17658">
            <text:p>17658</text:p>
          </table:table-cell>
          <table:table-cell office:value-type="float" office:value="630.642857142857">
            <text:p>630.6428571429</text:p>
          </table:table-cell>
          <table:table-cell office:value-type="float" office:value="392.2270068799">
            <text:p>392.2270068799</text:p>
          </table:table-cell>
          <table:table-cell office:value-type="float" office:value="14.0081073885679">
            <text:p>14.0081073886</text:p>
          </table:table-cell>
          <table:table-cell office:value-type="float" office:value="17993">
            <text:p>17993</text:p>
          </table:table-cell>
          <table:table-cell office:value-type="float" office:value="642.607142857143">
            <text:p>642.6071428571</text:p>
          </table:table-cell>
          <table:table-cell office:value-type="float" office:value="12850">
            <text:p>12850</text:p>
          </table:table-cell>
          <table:table-cell office:value-type="float" office:value="458.928571428571">
            <text:p>458.9285714286</text:p>
          </table:table-cell>
          <table:table-cell office:value-type="float" office:value="384.036836946589">
            <text:p>384.0368369466</text:p>
          </table:table-cell>
          <table:table-cell office:value-type="float" office:value="13.715601319521">
            <text:p>13.7156013195</text:p>
          </table:table-cell>
          <table:table-cell office:value-type="float" office:value="28">
            <text:p>28</text:p>
          </table:table-cell>
          <table:table-cell table:formula="of:= 100 * (([.BR95] / ([.BR95] + [.BT95])) - ([.BT95] / ([.BR95] + [.BT95])))" office:value-type="float" office:value="15.4209076757275">
            <text:p>15.4209076757</text:p>
          </table:table-cell>
          <table:table-cell table:formula="of:= 100 * (([.BX95] / ([.BX95] + [.BZ95])) - ([.BZ95] / ([.BX95] + [.BZ95])))" office:value-type="float" office:value="16.67477223357">
            <text:p>16.6747722336</text:p>
          </table:table-cell>
          <table:table-cell table:formula="of:=([.CE95] + [.CF95]) / 2" office:value-type="float" office:value="16.0478399546487">
            <text:p>16.0478399546</text:p>
          </table:table-cell>
          <table:table-cell table:formula="of:=IF([.CG95] &gt; 0;1;0)" office:value-type="float" office:value="1">
            <text:p>1</text:p>
          </table:table-cell>
          <table:table-cell table:formula="of:=IF(AND([.CH95] = 1;[.BW95] &lt; 0);1;0)" office:value-type="float" office:value="0">
            <text:p>0</text:p>
          </table:table-cell>
          <table:table-cell table:formula="of:=IF([.CG95] &lt; 0;1;0)" office:value-type="float" office:value="0">
            <text:p>0</text:p>
          </table:table-cell>
          <table:table-cell table:formula="of:=IF(AND([.CJ95] = 1;[.BW95] &gt; 0);1;0)" office:value-type="float" office:value="0">
            <text:p>0</text:p>
          </table:table-cell>
          <table:table-cell table:formula="of:=IF(AND([.CH95] = 1;[.BQ95] &lt; 0);1;0)" office:value-type="float" office:value="0">
            <text:p>0</text:p>
          </table:table-cell>
          <table:table-cell table:formula="of:=IF(AND([.CJ95] = 1;[.BQ95] &gt; 0);1;0)" office:value-type="float" office:value="0">
            <text:p>0</text:p>
          </table:table-cell>
          <table:table-cell table:formula="of:=[.CG95] - [.$CG$136]" office:value-type="float" office:value="15.5419943399412">
            <text:p>15.5419943399</text:p>
          </table:table-cell>
        </table:table-row>
        <table:table-row table:style-name="ro2">
          <table:table-cell office:value-type="float" office:value="207320">
            <text:p>207320</text:p>
          </table:table-cell>
          <table:table-cell office:value-type="float" office:value="98">
            <text:p>98</text:p>
          </table:table-cell>
          <table:table-cell office:value-type="string">
            <text:p>4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53">
            <text:p>39653</text:p>
          </table:table-cell>
          <table:table-cell office:value-type="float" office:value="1132">
            <text:p>1132</text:p>
          </table:table-cell>
          <table:table-cell office:value-type="float" office:value="32626">
            <text:p>32626</text:p>
          </table:table-cell>
          <table:table-cell office:value-type="float" office:value="2226">
            <text:p>2226</text:p>
          </table:table-cell>
          <table:table-cell office:value-type="float" office:value="198">
            <text:p>198</text:p>
          </table:table-cell>
          <table:table-cell office:value-type="float" office:value="3210">
            <text:p>3210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float" office:value="184">
            <text:p>184</text:p>
          </table:table-cell>
          <table:table-cell office:value-type="float" office:value="32886">
            <text:p>32886</text:p>
          </table:table-cell>
          <table:table-cell office:value-type="float" office:value="740">
            <text:p>740</text:p>
          </table:table-cell>
          <table:table-cell office:value-type="float" office:value="28023">
            <text:p>28023</text:p>
          </table:table-cell>
          <table:table-cell office:value-type="float" office:value="1418">
            <text:p>1418</text:p>
          </table:table-cell>
          <table:table-cell office:value-type="float" office:value="143">
            <text:p>143</text:p>
          </table:table-cell>
          <table:table-cell office:value-type="float" office:value="2413">
            <text:p>2413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71">
            <text:p>71</text:p>
          </table:table-cell>
          <table:table-cell office:value-type="float" office:value="0.0018">
            <text:p>0.0018</text:p>
          </table:table-cell>
          <table:table-cell office:value-type="float" office:value="0.0285">
            <text:p>0.0285</text:p>
          </table:table-cell>
          <table:table-cell office:value-type="float" office:value="0.8228">
            <text:p>0.8228</text:p>
          </table:table-cell>
          <table:table-cell office:value-type="float" office:value="0.0561">
            <text:p>0.0561</text:p>
          </table:table-cell>
          <table:table-cell office:value-type="float" office:value="0.005">
            <text:p>0.005</text:p>
          </table:table-cell>
          <table:table-cell office:value-type="float" office:value="0.081">
            <text:p>0.081</text:p>
          </table:table-cell>
          <table:table-cell office:value-type="float" office:value="0.0002">
            <text:p>0.0002</text:p>
          </table:table-cell>
          <table:table-cell office:value-type="float" office:value="0.0017">
            <text:p>0.0017</text:p>
          </table:table-cell>
          <table:table-cell office:value-type="float" office:value="0.0046">
            <text:p>0.0046</text:p>
          </table:table-cell>
          <table:table-cell office:value-type="float" office:value="0.0225">
            <text:p>0.0225</text:p>
          </table:table-cell>
          <table:table-cell office:value-type="float" office:value="0.8521">
            <text:p>0.8521</text:p>
          </table:table-cell>
          <table:table-cell office:value-type="float" office:value="0.0431">
            <text:p>0.0431</text:p>
          </table:table-cell>
          <table:table-cell office:value-type="float" office:value="0.0043">
            <text:p>0.0043</text:p>
          </table:table-cell>
          <table:table-cell office:value-type="float" office:value="0.0734">
            <text:p>0.0734</text:p>
          </table:table-cell>
          <table:table-cell office:value-type="float" office:value="0.0002">
            <text:p>0.0002</text:p>
          </table:table-cell>
          <table:table-cell office:value-type="float" office:value="0.0013">
            <text:p>0.0013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552414583">
            <text:p>10552414583</text:p>
          </table:table-cell>
          <table:table-cell office:value-type="float" office:value="270574732.897436">
            <text:p>270574732.897436</text:p>
          </table:table-cell>
          <table:table-cell office:value-type="float" office:value="1641">
            <text:p>1641</text:p>
          </table:table-cell>
          <table:table-cell office:value-type="float" office:value="42.0769230769231">
            <text:p>42.0769230769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5.38461538461539">
            <text:p>5.3846153846</text:p>
          </table:table-cell>
          <table:table-cell office:value-type="float" office:value="150">
            <text:p>150</text:p>
          </table:table-cell>
          <table:table-cell office:value-type="float" office:value="3.84615384615385">
            <text:p>3.8461538462</text:p>
          </table:table-cell>
          <table:table-cell office:value-type="float" office:value="24583">
            <text:p>24583</text:p>
          </table:table-cell>
          <table:table-cell office:value-type="float" office:value="630.333333333333">
            <text:p>630.3333333333</text:p>
          </table:table-cell>
          <table:table-cell office:value-type="float" office:value="1841">
            <text:p>1841</text:p>
          </table:table-cell>
          <table:table-cell office:value-type="float" office:value="47.2051282051282">
            <text:p>47.2051282051</text:p>
          </table:table-cell>
          <table:table-cell office:value-type="float" office:value="715994">
            <text:p>715994</text:p>
          </table:table-cell>
          <table:table-cell office:value-type="float" office:value="18358.8205128205">
            <text:p>18358.8205128205</text:p>
          </table:table-cell>
          <table:table-cell office:value-type="float" office:value="337.413877027571">
            <text:p>337.4138770276</text:p>
          </table:table-cell>
          <table:table-cell office:value-type="float" office:value="8.65163787250182">
            <text:p>8.6516378725</text:p>
          </table:table-cell>
          <table:table-cell office:value-type="float" office:value="30138">
            <text:p>30138</text:p>
          </table:table-cell>
          <table:table-cell office:value-type="float" office:value="772.769230769231">
            <text:p>772.7692307692</text:p>
          </table:table-cell>
          <table:table-cell office:value-type="float" office:value="24695">
            <text:p>24695</text:p>
          </table:table-cell>
          <table:table-cell office:value-type="float" office:value="633.205128205128">
            <text:p>633.2051282051</text:p>
          </table:table-cell>
          <table:table-cell office:value-type="float" office:value="203.847111692904">
            <text:p>203.8471116929</text:p>
          </table:table-cell>
          <table:table-cell office:value-type="float" office:value="5.22684901776677">
            <text:p>5.2268490178</text:p>
          </table:table-cell>
          <table:table-cell office:value-type="float" office:value="21906">
            <text:p>21906</text:p>
          </table:table-cell>
          <table:table-cell office:value-type="float" office:value="561.692307692308">
            <text:p>561.6923076923</text:p>
          </table:table-cell>
          <table:table-cell office:value-type="float" office:value="19052">
            <text:p>19052</text:p>
          </table:table-cell>
          <table:table-cell office:value-type="float" office:value="488.512820512821">
            <text:p>488.5128205128</text:p>
          </table:table-cell>
          <table:table-cell office:value-type="float" office:value="270.63049436035">
            <text:p>270.6304943604</text:p>
          </table:table-cell>
          <table:table-cell office:value-type="float" office:value="6.93924344513718">
            <text:p>6.9392434451</text:p>
          </table:table-cell>
          <table:table-cell office:value-type="float" office:value="39">
            <text:p>39</text:p>
          </table:table-cell>
          <table:table-cell table:formula="of:= 100 * (([.BR96] / ([.BR96] + [.BT96])) - ([.BT96] / ([.BR96] + [.BT96])))" office:value-type="float" office:value="9.92650411248701">
            <text:p>9.9265041125</text:p>
          </table:table-cell>
          <table:table-cell table:formula="of:= 100 * (([.BX96] / ([.BX96] + [.BZ96])) - ([.BZ96] / ([.BX96] + [.BZ96])))" office:value-type="float" office:value="6.96811367742565">
            <text:p>6.9681136774</text:p>
          </table:table-cell>
          <table:table-cell table:formula="of:=([.CE96] + [.CF96]) / 2" office:value-type="float" office:value="8.44730889495633">
            <text:p>8.447308895</text:p>
          </table:table-cell>
          <table:table-cell table:formula="of:=IF([.CG96] &gt; 0;1;0)" office:value-type="float" office:value="1">
            <text:p>1</text:p>
          </table:table-cell>
          <table:table-cell table:formula="of:=IF(AND([.CH96] = 1;[.BW96] &lt; 0);1;0)" office:value-type="float" office:value="0">
            <text:p>0</text:p>
          </table:table-cell>
          <table:table-cell table:formula="of:=IF([.CG96] &lt; 0;1;0)" office:value-type="float" office:value="0">
            <text:p>0</text:p>
          </table:table-cell>
          <table:table-cell table:formula="of:=IF(AND([.CJ96] = 1;[.BW96] &gt; 0);1;0)" office:value-type="float" office:value="0">
            <text:p>0</text:p>
          </table:table-cell>
          <table:table-cell table:formula="of:=IF(AND([.CH96] = 1;[.BQ96] &lt; 0);1;0)" office:value-type="float" office:value="0">
            <text:p>0</text:p>
          </table:table-cell>
          <table:table-cell table:formula="of:=IF(AND([.CJ96] = 1;[.BQ96] &gt; 0);1;0)" office:value-type="float" office:value="0">
            <text:p>0</text:p>
          </table:table-cell>
          <table:table-cell table:formula="of:=[.CG96] - [.$CG$136]" office:value-type="float" office:value="7.94146328024876">
            <text:p>7.9414632802</text:p>
          </table:table-cell>
        </table:table-row>
        <table:table-row table:style-name="ro2">
          <table:table-cell office:value-type="float" office:value="207357">
            <text:p>207357</text:p>
          </table:table-cell>
          <table:table-cell office:value-type="float" office:value="97">
            <text:p>97</text:p>
          </table:table-cell>
          <table:table-cell office:value-type="string">
            <text:p>4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99">
            <text:p>39599</text:p>
          </table:table-cell>
          <table:table-cell office:value-type="float" office:value="829">
            <text:p>829</text:p>
          </table:table-cell>
          <table:table-cell office:value-type="float" office:value="35660">
            <text:p>35660</text:p>
          </table:table-cell>
          <table:table-cell office:value-type="float" office:value="991">
            <text:p>991</text:p>
          </table:table-cell>
          <table:table-cell office:value-type="float" office:value="119">
            <text:p>119</text:p>
          </table:table-cell>
          <table:table-cell office:value-type="float" office:value="1819">
            <text:p>1819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76">
            <text:p>76</text:p>
          </table:table-cell>
          <table:table-cell office:value-type="float" office:value="29387">
            <text:p>29387</text:p>
          </table:table-cell>
          <table:table-cell office:value-type="float" office:value="482">
            <text:p>482</text:p>
          </table:table-cell>
          <table:table-cell office:value-type="float" office:value="27003">
            <text:p>27003</text:p>
          </table:table-cell>
          <table:table-cell office:value-type="float" office:value="589">
            <text:p>589</text:p>
          </table:table-cell>
          <table:table-cell office:value-type="float" office:value="95">
            <text:p>95</text:p>
          </table:table-cell>
          <table:table-cell office:value-type="float" office:value="1126">
            <text:p>1126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7">
            <text:p>17</text:p>
          </table:table-cell>
          <table:table-cell office:value-type="float" office:value="0.0004">
            <text:p>0.0004</text:p>
          </table:table-cell>
          <table:table-cell office:value-type="float" office:value="0.0209">
            <text:p>0.0209</text:p>
          </table:table-cell>
          <table:table-cell office:value-type="float" office:value="0.9005">
            <text:p>0.9005</text:p>
          </table:table-cell>
          <table:table-cell office:value-type="float" office:value="0.025">
            <text:p>0.025</text:p>
          </table:table-cell>
          <table:table-cell office:value-type="float" office:value="0.003">
            <text:p>0.003</text:p>
          </table:table-cell>
          <table:table-cell office:value-type="float" office:value="0.0459">
            <text:p>0.0459</text:p>
          </table:table-cell>
          <table:table-cell office:value-type="float" office:value="0.0005">
            <text:p>0.0005</text:p>
          </table:table-cell>
          <table:table-cell office:value-type="float" office:value="0.0021">
            <text:p>0.0021</text:p>
          </table:table-cell>
          <table:table-cell office:value-type="float" office:value="0.0019">
            <text:p>0.0019</text:p>
          </table:table-cell>
          <table:table-cell office:value-type="float" office:value="0.0164">
            <text:p>0.0164</text:p>
          </table:table-cell>
          <table:table-cell office:value-type="float" office:value="0.9189">
            <text:p>0.9189</text:p>
          </table:table-cell>
          <table:table-cell office:value-type="float" office:value="0.02">
            <text:p>0.02</text:p>
          </table:table-cell>
          <table:table-cell office:value-type="float" office:value="0.0032">
            <text:p>0.0032</text:p>
          </table:table-cell>
          <table:table-cell office:value-type="float" office:value="0.0383">
            <text:p>0.0383</text:p>
          </table:table-cell>
          <table:table-cell office:value-type="float" office:value="0.0004">
            <text:p>0.0004</text:p>
          </table:table-cell>
          <table:table-cell office:value-type="float" office:value="0.0013">
            <text:p>0.0013</text:p>
          </table:table-cell>
          <table:table-cell office:value-type="float" office:value="0.0015">
            <text:p>0.0015</text:p>
          </table:table-cell>
          <table:table-cell table:number-columns-repeated="4" office:value-type="float" office:value="0">
            <text:p>0</text:p>
          </table:table-cell>
          <table:table-cell office:value-type="float" office:value="8927535305">
            <text:p>8927535305</text:p>
          </table:table-cell>
          <table:table-cell office:value-type="float" office:value="270531372.878788">
            <text:p>270531372.878788</text:p>
          </table:table-cell>
          <table:table-cell office:value-type="float" office:value="1530">
            <text:p>1530</text:p>
          </table:table-cell>
          <table:table-cell office:value-type="float" office:value="46.3636363636364">
            <text:p>46.3636363636</text:p>
          </table:table-cell>
          <table:table-cell office:value-type="float" office:value="123">
            <text:p>123</text:p>
          </table:table-cell>
          <table:table-cell office:value-type="float" office:value="3.72727272727273">
            <text:p>3.7272727273</text:p>
          </table:table-cell>
          <table:table-cell office:value-type="float" office:value="169">
            <text:p>169</text:p>
          </table:table-cell>
          <table:table-cell office:value-type="float" office:value="5.12121212121212">
            <text:p>5.1212121212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45305">
            <text:p>45305</text:p>
          </table:table-cell>
          <table:table-cell office:value-type="float" office:value="1372.87878787879">
            <text:p>1372.8787878788</text:p>
          </table:table-cell>
          <table:table-cell office:value-type="float" office:value="3176">
            <text:p>3176</text:p>
          </table:table-cell>
          <table:table-cell office:value-type="float" office:value="96.2424242424243">
            <text:p>96.2424242424</text:p>
          </table:table-cell>
          <table:table-cell office:value-type="float" office:value="950104">
            <text:p>950104</text:p>
          </table:table-cell>
          <table:table-cell office:value-type="float" office:value="28791.0303030303">
            <text:p>28791.0303030303</text:p>
          </table:table-cell>
          <table:table-cell office:value-type="float" office:value="-167.88003697801">
            <text:p>-167.880036978</text:p>
          </table:table-cell>
          <table:table-cell office:value-type="float" office:value="-5.08727384781849">
            <text:p>-5.0872738478</text:p>
          </table:table-cell>
          <table:table-cell office:value-type="float" office:value="23417">
            <text:p>23417</text:p>
          </table:table-cell>
          <table:table-cell office:value-type="float" office:value="709.606060606061">
            <text:p>709.6060606061</text:p>
          </table:table-cell>
          <table:table-cell office:value-type="float" office:value="28518">
            <text:p>28518</text:p>
          </table:table-cell>
          <table:table-cell office:value-type="float" office:value="864.181818181818">
            <text:p>864.1818181818</text:p>
          </table:table-cell>
          <table:table-cell office:value-type="float" office:value="-318.43360446084">
            <text:p>-318.4336044608</text:p>
          </table:table-cell>
          <table:table-cell office:value-type="float" office:value="-9.64950316548001">
            <text:p>-9.6495031655</text:p>
          </table:table-cell>
          <table:table-cell office:value-type="float" office:value="16227">
            <text:p>16227</text:p>
          </table:table-cell>
          <table:table-cell office:value-type="float" office:value="491.727272727273">
            <text:p>491.7272727273</text:p>
          </table:table-cell>
          <table:table-cell office:value-type="float" office:value="21993">
            <text:p>21993</text:p>
          </table:table-cell>
          <table:table-cell office:value-type="float" office:value="666.454545454546">
            <text:p>666.4545454545</text:p>
          </table:table-cell>
          <table:table-cell office:value-type="float" office:value="-243.15682071952">
            <text:p>-243.1568207195</text:p>
          </table:table-cell>
          <table:table-cell office:value-type="float" office:value="-7.36838850665212">
            <text:p>-7.3683885067</text:p>
          </table:table-cell>
          <table:table-cell office:value-type="float" office:value="33">
            <text:p>33</text:p>
          </table:table-cell>
          <table:table-cell table:formula="of:= 100 * (([.BR97] / ([.BR97] + [.BT97])) - ([.BT97] / ([.BR97] + [.BT97])))" office:value-type="float" office:value="-9.82189275055358">
            <text:p>-9.8218927506</text:p>
          </table:table-cell>
          <table:table-cell table:formula="of:= 100 * (([.BX97] / ([.BX97] + [.BZ97])) - ([.BZ97] / ([.BX97] + [.BZ97])))" office:value-type="float" office:value="-15.0863422291994">
            <text:p>-15.0863422292</text:p>
          </table:table-cell>
          <table:table-cell table:formula="of:=([.CE97] + [.CF97]) / 2" office:value-type="float" office:value="-12.4541174898765">
            <text:p>-12.4541174899</text:p>
          </table:table-cell>
          <table:table-cell table:formula="of:=IF([.CG97] &gt; 0;1;0)" office:value-type="float" office:value="0">
            <text:p>0</text:p>
          </table:table-cell>
          <table:table-cell table:formula="of:=IF(AND([.CH97] = 1;[.BW97] &lt; 0);1;0)" office:value-type="float" office:value="0">
            <text:p>0</text:p>
          </table:table-cell>
          <table:table-cell table:formula="of:=IF([.CG97] &lt; 0;1;0)" office:value-type="float" office:value="1">
            <text:p>1</text:p>
          </table:table-cell>
          <table:table-cell table:formula="of:=IF(AND([.CJ97] = 1;[.BW97] &gt; 0);1;0)" office:value-type="float" office:value="0">
            <text:p>0</text:p>
          </table:table-cell>
          <table:table-cell table:formula="of:=IF(AND([.CH97] = 1;[.BQ97] &lt; 0);1;0)" office:value-type="float" office:value="0">
            <text:p>0</text:p>
          </table:table-cell>
          <table:table-cell table:formula="of:=IF(AND([.CJ97] = 1;[.BQ97] &gt; 0);1;0)" office:value-type="float" office:value="0">
            <text:p>0</text:p>
          </table:table-cell>
          <table:table-cell table:formula="of:=[.CG97] - [.$CG$136]" office:value-type="float" office:value="-12.9599631045841">
            <text:p>-12.9599631046</text:p>
          </table:table-cell>
        </table:table-row>
        <table:table-row table:style-name="ro2">
          <table:table-cell office:value-type="float" office:value="207389">
            <text:p>207389</text:p>
          </table:table-cell>
          <table:table-cell office:value-type="float" office:value="92">
            <text:p>92</text:p>
          </table:table-cell>
          <table:table-cell office:value-type="string">
            <text:p>4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14">
            <text:p>39414</text:p>
          </table:table-cell>
          <table:table-cell office:value-type="float" office:value="2249">
            <text:p>2249</text:p>
          </table:table-cell>
          <table:table-cell office:value-type="float" office:value="29671">
            <text:p>29671</text:p>
          </table:table-cell>
          <table:table-cell office:value-type="float" office:value="4357">
            <text:p>4357</text:p>
          </table:table-cell>
          <table:table-cell office:value-type="float" office:value="297">
            <text:p>297</text:p>
          </table:table-cell>
          <table:table-cell office:value-type="float" office:value="2455">
            <text:p>2455</text:p>
          </table:table-cell>
          <table:table-cell office:value-type="float" office:value="23">
            <text:p>23</text:p>
          </table:table-cell>
          <table:table-cell office:value-type="float" office:value="120">
            <text:p>120</text:p>
          </table:table-cell>
          <table:table-cell office:value-type="float" office:value="242">
            <text:p>242</text:p>
          </table:table-cell>
          <table:table-cell office:value-type="float" office:value="31864">
            <text:p>31864</text:p>
          </table:table-cell>
          <table:table-cell office:value-type="float" office:value="1396">
            <text:p>1396</text:p>
          </table:table-cell>
          <table:table-cell office:value-type="float" office:value="25360">
            <text:p>25360</text:p>
          </table:table-cell>
          <table:table-cell office:value-type="float" office:value="2757">
            <text:p>2757</text:p>
          </table:table-cell>
          <table:table-cell office:value-type="float" office:value="219">
            <text:p>219</text:p>
          </table:table-cell>
          <table:table-cell office:value-type="float" office:value="1906">
            <text:p>1906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68">
            <text:p>-168</text:p>
          </table:table-cell>
          <table:table-cell office:value-type="float" office:value="-0.0042">
            <text:p>-0.0042</text:p>
          </table:table-cell>
          <table:table-cell office:value-type="float" office:value="0.0571">
            <text:p>0.0571</text:p>
          </table:table-cell>
          <table:table-cell office:value-type="float" office:value="0.7528">
            <text:p>0.7528</text:p>
          </table:table-cell>
          <table:table-cell office:value-type="float" office:value="0.1105">
            <text:p>0.1105</text:p>
          </table:table-cell>
          <table:table-cell office:value-type="float" office:value="0.0075">
            <text:p>0.0075</text:p>
          </table:table-cell>
          <table:table-cell office:value-type="float" office:value="0.0623">
            <text:p>0.0623</text:p>
          </table:table-cell>
          <table:table-cell office:value-type="float" office:value="0.0006">
            <text:p>0.0006</text:p>
          </table:table-cell>
          <table:table-cell office:value-type="float" office:value="0.003">
            <text:p>0.003</text:p>
          </table:table-cell>
          <table:table-cell office:value-type="float" office:value="0.0061">
            <text:p>0.0061</text:p>
          </table:table-cell>
          <table:table-cell office:value-type="float" office:value="0.0438">
            <text:p>0.0438</text:p>
          </table:table-cell>
          <table:table-cell office:value-type="float" office:value="0.7959">
            <text:p>0.7959</text:p>
          </table:table-cell>
          <table:table-cell office:value-type="float" office:value="0.0865">
            <text:p>0.0865</text:p>
          </table:table-cell>
          <table:table-cell office:value-type="float" office:value="0.0069">
            <text:p>0.0069</text:p>
          </table:table-cell>
          <table:table-cell office:value-type="float" office:value="0.0598">
            <text:p>0.0598</text:p>
          </table:table-cell>
          <table:table-cell office:value-type="float" office:value="0.0004">
            <text:p>0.0004</text:p>
          </table:table-cell>
          <table:table-cell office:value-type="float" office:value="0.0022">
            <text:p>0.0022</text:p>
          </table:table-cell>
          <table:table-cell office:value-type="float" office:value="0.0045">
            <text:p>0.004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45426195">
            <text:p>7845426195</text:p>
          </table:table-cell>
          <table:table-cell office:value-type="float" office:value="270531937.758621">
            <text:p>270531937.758621</text:p>
          </table:table-cell>
          <table:table-cell office:value-type="float" office:value="1268">
            <text:p>1268</text:p>
          </table:table-cell>
          <table:table-cell office:value-type="float" office:value="43.7241379310345">
            <text:p>43.724137931</text:p>
          </table:table-cell>
          <table:table-cell office:value-type="float" office:value="123">
            <text:p>123</text:p>
          </table:table-cell>
          <table:table-cell office:value-type="float" office:value="4.24137931034483">
            <text:p>4.2413793103</text:p>
          </table:table-cell>
          <table:table-cell office:value-type="float" office:value="135">
            <text:p>135</text:p>
          </table:table-cell>
          <table:table-cell office:value-type="float" office:value="4.6551724137931">
            <text:p>4.6551724138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56195">
            <text:p>56195</text:p>
          </table:table-cell>
          <table:table-cell office:value-type="float" office:value="1937.75862068966">
            <text:p>1937.7586206897</text:p>
          </table:table-cell>
          <table:table-cell office:value-type="float" office:value="4205">
            <text:p>4205</text:p>
          </table:table-cell>
          <table:table-cell office:value-type="float" office:value="145">
            <text:p>145</text:p>
          </table:table-cell>
          <table:table-cell office:value-type="float" office:value="1192616">
            <text:p>1192616</text:p>
          </table:table-cell>
          <table:table-cell office:value-type="float" office:value="41124.6896551724">
            <text:p>41124.6896551724</text:p>
          </table:table-cell>
          <table:table-cell office:value-type="float" office:value="-375.37347956449">
            <text:p>-375.3734795645</text:p>
          </table:table-cell>
          <table:table-cell office:value-type="float" office:value="-12.9439130884307">
            <text:p>-12.9439130884</text:p>
          </table:table-cell>
          <table:table-cell office:value-type="float" office:value="17137">
            <text:p>17137</text:p>
          </table:table-cell>
          <table:table-cell office:value-type="float" office:value="590.931034482759">
            <text:p>590.9310344828</text:p>
          </table:table-cell>
          <table:table-cell office:value-type="float" office:value="22932">
            <text:p>22932</text:p>
          </table:table-cell>
          <table:table-cell office:value-type="float" office:value="790.758620689655">
            <text:p>790.7586206897</text:p>
          </table:table-cell>
          <table:table-cell office:value-type="float" office:value="-463.52065145604">
            <text:p>-463.520651456</text:p>
          </table:table-cell>
          <table:table-cell office:value-type="float" office:value="-15.9834707398634">
            <text:p>-15.9834707399</text:p>
          </table:table-cell>
          <table:table-cell office:value-type="float" office:value="11613">
            <text:p>11613</text:p>
          </table:table-cell>
          <table:table-cell office:value-type="float" office:value="400.448275862069">
            <text:p>400.4482758621</text:p>
          </table:table-cell>
          <table:table-cell office:value-type="float" office:value="16276">
            <text:p>16276</text:p>
          </table:table-cell>
          <table:table-cell office:value-type="float" office:value="561.241379310345">
            <text:p>561.2413793103</text:p>
          </table:table-cell>
          <table:table-cell office:value-type="float" office:value="-419.44706551017">
            <text:p>-419.4470655102</text:p>
          </table:table-cell>
          <table:table-cell office:value-type="float" office:value="-14.4636919141438">
            <text:p>-14.4636919141</text:p>
          </table:table-cell>
          <table:table-cell office:value-type="float" office:value="29">
            <text:p>29</text:p>
          </table:table-cell>
          <table:table-cell table:formula="of:= 100 * (([.BR98] / ([.BR98] + [.BT98])) - ([.BT98] / ([.BR98] + [.BT98])))" office:value-type="float" office:value="-14.4625520976316">
            <text:p>-14.4625520976</text:p>
          </table:table-cell>
          <table:table-cell table:formula="of:= 100 * (([.BX98] / ([.BX98] + [.BZ98])) - ([.BZ98] / ([.BX98] + [.BZ98])))" office:value-type="float" office:value="-16.7198537057621">
            <text:p>-16.7198537058</text:p>
          </table:table-cell>
          <table:table-cell table:formula="of:=([.CE98] + [.CF98]) / 2" office:value-type="float" office:value="-15.5912029016969">
            <text:p>-15.5912029017</text:p>
          </table:table-cell>
          <table:table-cell table:formula="of:=IF([.CG98] &gt; 0;1;0)" office:value-type="float" office:value="0">
            <text:p>0</text:p>
          </table:table-cell>
          <table:table-cell table:formula="of:=IF(AND([.CH98] = 1;[.BW98] &lt; 0);1;0)" office:value-type="float" office:value="0">
            <text:p>0</text:p>
          </table:table-cell>
          <table:table-cell table:formula="of:=IF([.CG98] &lt; 0;1;0)" office:value-type="float" office:value="1">
            <text:p>1</text:p>
          </table:table-cell>
          <table:table-cell table:formula="of:=IF(AND([.CJ98] = 1;[.BW98] &gt; 0);1;0)" office:value-type="float" office:value="0">
            <text:p>0</text:p>
          </table:table-cell>
          <table:table-cell table:formula="of:=IF(AND([.CH98] = 1;[.BQ98] &lt; 0);1;0)" office:value-type="float" office:value="0">
            <text:p>0</text:p>
          </table:table-cell>
          <table:table-cell table:formula="of:=IF(AND([.CJ98] = 1;[.BQ98] &gt; 0);1;0)" office:value-type="float" office:value="0">
            <text:p>0</text:p>
          </table:table-cell>
          <table:table-cell table:formula="of:=[.CG98] - [.$CG$136]" office:value-type="float" office:value="-16.0970485164044">
            <text:p>-16.0970485164</text:p>
          </table:table-cell>
        </table:table-row>
        <table:table-row table:style-name="ro2">
          <table:table-cell office:value-type="float" office:value="207416">
            <text:p>207416</text:p>
          </table:table-cell>
          <table:table-cell office:value-type="float" office:value="91">
            <text:p>91</text:p>
          </table:table-cell>
          <table:table-cell office:value-type="string">
            <text:p>4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86">
            <text:p>39386</text:p>
          </table:table-cell>
          <table:table-cell office:value-type="float" office:value="1647">
            <text:p>1647</text:p>
          </table:table-cell>
          <table:table-cell office:value-type="float" office:value="31932">
            <text:p>31932</text:p>
          </table:table-cell>
          <table:table-cell office:value-type="float" office:value="3175">
            <text:p>3175</text:p>
          </table:table-cell>
          <table:table-cell office:value-type="float" office:value="295">
            <text:p>295</text:p>
          </table:table-cell>
          <table:table-cell office:value-type="float" office:value="2013">
            <text:p>2013</text:p>
          </table:table-cell>
          <table:table-cell office:value-type="float" office:value="42">
            <text:p>42</text:p>
          </table:table-cell>
          <table:table-cell office:value-type="float" office:value="113">
            <text:p>113</text:p>
          </table:table-cell>
          <table:table-cell office:value-type="float" office:value="169">
            <text:p>169</text:p>
          </table:table-cell>
          <table:table-cell office:value-type="float" office:value="31529">
            <text:p>31529</text:p>
          </table:table-cell>
          <table:table-cell office:value-type="float" office:value="1006">
            <text:p>1006</text:p>
          </table:table-cell>
          <table:table-cell office:value-type="float" office:value="26606">
            <text:p>26606</text:p>
          </table:table-cell>
          <table:table-cell office:value-type="float" office:value="2031">
            <text:p>2031</text:p>
          </table:table-cell>
          <table:table-cell office:value-type="float" office:value="220">
            <text:p>220</text:p>
          </table:table-cell>
          <table:table-cell office:value-type="float" office:value="1484">
            <text:p>1484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96">
            <text:p>-196</text:p>
          </table:table-cell>
          <table:table-cell office:value-type="float" office:value="-0.005">
            <text:p>-0.005</text:p>
          </table:table-cell>
          <table:table-cell office:value-type="float" office:value="0.0418">
            <text:p>0.0418</text:p>
          </table:table-cell>
          <table:table-cell office:value-type="float" office:value="0.8107">
            <text:p>0.8107</text:p>
          </table:table-cell>
          <table:table-cell office:value-type="float" office:value="0.0806">
            <text:p>0.0806</text:p>
          </table:table-cell>
          <table:table-cell office:value-type="float" office:value="0.0075">
            <text:p>0.0075</text:p>
          </table:table-cell>
          <table:table-cell office:value-type="float" office:value="0.0511">
            <text:p>0.0511</text:p>
          </table:table-cell>
          <table:table-cell office:value-type="float" office:value="0.0011">
            <text:p>0.0011</text:p>
          </table:table-cell>
          <table:table-cell office:value-type="float" office:value="0.0029">
            <text:p>0.0029</text:p>
          </table:table-cell>
          <table:table-cell office:value-type="float" office:value="0.0043">
            <text:p>0.0043</text:p>
          </table:table-cell>
          <table:table-cell office:value-type="float" office:value="0.0319">
            <text:p>0.0319</text:p>
          </table:table-cell>
          <table:table-cell office:value-type="float" office:value="0.8439">
            <text:p>0.8439</text:p>
          </table:table-cell>
          <table:table-cell office:value-type="float" office:value="0.0644">
            <text:p>0.0644</text:p>
          </table:table-cell>
          <table:table-cell office:value-type="float" office:value="0.007">
            <text:p>0.007</text:p>
          </table:table-cell>
          <table:table-cell office:value-type="float" office:value="0.0471">
            <text:p>0.0471</text:p>
          </table:table-cell>
          <table:table-cell office:value-type="float" office:value="0.0009">
            <text:p>0.0009</text:p>
          </table:table-cell>
          <table:table-cell office:value-type="float" office:value="0.0021">
            <text:p>0.0021</text:p>
          </table:table-cell>
          <table:table-cell office:value-type="float" office:value="0.0027">
            <text:p>0.0027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98097420">
            <text:p>9198097420</text:p>
          </table:table-cell>
          <table:table-cell office:value-type="float" office:value="270532277.058824">
            <text:p>270532277.058824</text:p>
          </table:table-cell>
          <table:table-cell office:value-type="float" office:value="1521">
            <text:p>1521</text:p>
          </table:table-cell>
          <table:table-cell office:value-type="float" office:value="44.7352941176471">
            <text:p>44.7352941176</text:p>
          </table:table-cell>
          <table:table-cell office:value-type="float" office:value="148">
            <text:p>148</text:p>
          </table:table-cell>
          <table:table-cell office:value-type="float" office:value="4.35294117647059">
            <text:p>4.3529411765</text:p>
          </table:table-cell>
          <table:table-cell office:value-type="float" office:value="98">
            <text:p>98</text:p>
          </table:table-cell>
          <table:table-cell office:value-type="float" office:value="2.88235294117647">
            <text:p>2.8823529412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77420">
            <text:p>77420</text:p>
          </table:table-cell>
          <table:table-cell office:value-type="float" office:value="2277.05882352941">
            <text:p>2277.0588235294</text:p>
          </table:table-cell>
          <table:table-cell office:value-type="float" office:value="5725">
            <text:p>5725</text:p>
          </table:table-cell>
          <table:table-cell office:value-type="float" office:value="168.382352941176">
            <text:p>168.3823529412</text:p>
          </table:table-cell>
          <table:table-cell office:value-type="float" office:value="1624726">
            <text:p>1624726</text:p>
          </table:table-cell>
          <table:table-cell office:value-type="float" office:value="47786.0588235294">
            <text:p>47786.0588235294</text:p>
          </table:table-cell>
          <table:table-cell office:value-type="float" office:value="-570.38653077809">
            <text:p>-570.3865307781</text:p>
          </table:table-cell>
          <table:table-cell office:value-type="float" office:value="-16.7760744346497">
            <text:p>-16.7760744346</text:p>
          </table:table-cell>
          <table:table-cell office:value-type="float" office:value="18900">
            <text:p>18900</text:p>
          </table:table-cell>
          <table:table-cell office:value-type="float" office:value="555.882352941176">
            <text:p>555.8823529412</text:p>
          </table:table-cell>
          <table:table-cell office:value-type="float" office:value="28004">
            <text:p>28004</text:p>
          </table:table-cell>
          <table:table-cell office:value-type="float" office:value="823.647058823529">
            <text:p>823.6470588235</text:p>
          </table:table-cell>
          <table:table-cell office:value-type="float" office:value="-693.47686193744">
            <text:p>-693.4768619374</text:p>
          </table:table-cell>
          <table:table-cell office:value-type="float" office:value="-20.3963782922776">
            <text:p>-20.3963782923</text:p>
          </table:table-cell>
          <table:table-cell office:value-type="float" office:value="12821">
            <text:p>12821</text:p>
          </table:table-cell>
          <table:table-cell office:value-type="float" office:value="377.088235294118">
            <text:p>377.0882352941</text:p>
          </table:table-cell>
          <table:table-cell office:value-type="float" office:value="20718">
            <text:p>20718</text:p>
          </table:table-cell>
          <table:table-cell office:value-type="float" office:value="609.352941176471">
            <text:p>609.3529411765</text:p>
          </table:table-cell>
          <table:table-cell office:value-type="float" office:value="-631.931696357696">
            <text:p>-631.9316963577</text:p>
          </table:table-cell>
          <table:table-cell office:value-type="float" office:value="-18.5862263634616">
            <text:p>-18.5862263635</text:p>
          </table:table-cell>
          <table:table-cell office:value-type="float" office:value="34">
            <text:p>34</text:p>
          </table:table-cell>
          <table:table-cell table:formula="of:= 100 * (([.BR99] / ([.BR99] + [.BT99])) - ([.BT99] / ([.BR99] + [.BT99])))" office:value-type="float" office:value="-19.4098584342487">
            <text:p>-19.4098584342</text:p>
          </table:table-cell>
          <table:table-cell table:formula="of:= 100 * (([.BX99] / ([.BX99] + [.BZ99])) - ([.BZ99] / ([.BX99] + [.BZ99])))" office:value-type="float" office:value="-23.5457228897701">
            <text:p>-23.5457228898</text:p>
          </table:table-cell>
          <table:table-cell table:formula="of:=([.CE99] + [.CF99]) / 2" office:value-type="float" office:value="-21.4777906620094">
            <text:p>-21.477790662</text:p>
          </table:table-cell>
          <table:table-cell table:formula="of:=IF([.CG99] &gt; 0;1;0)" office:value-type="float" office:value="0">
            <text:p>0</text:p>
          </table:table-cell>
          <table:table-cell table:formula="of:=IF(AND([.CH99] = 1;[.BW99] &lt; 0);1;0)" office:value-type="float" office:value="0">
            <text:p>0</text:p>
          </table:table-cell>
          <table:table-cell table:formula="of:=IF([.CG99] &lt; 0;1;0)" office:value-type="float" office:value="1">
            <text:p>1</text:p>
          </table:table-cell>
          <table:table-cell table:formula="of:=IF(AND([.CJ99] = 1;[.BW99] &gt; 0);1;0)" office:value-type="float" office:value="0">
            <text:p>0</text:p>
          </table:table-cell>
          <table:table-cell table:formula="of:=IF(AND([.CH99] = 1;[.BQ99] &lt; 0);1;0)" office:value-type="float" office:value="0">
            <text:p>0</text:p>
          </table:table-cell>
          <table:table-cell table:formula="of:=IF(AND([.CJ99] = 1;[.BQ99] &gt; 0);1;0)" office:value-type="float" office:value="0">
            <text:p>0</text:p>
          </table:table-cell>
          <table:table-cell table:formula="of:=[.CG99] - [.$CG$136]" office:value-type="float" office:value="-21.983636276717">
            <text:p>-21.9836362767</text:p>
          </table:table-cell>
        </table:table-row>
        <table:table-row table:style-name="ro2">
          <table:table-cell office:value-type="float" office:value="207451">
            <text:p>207451</text:p>
          </table:table-cell>
          <table:table-cell office:value-type="float" office:value="90">
            <text:p>90</text:p>
          </table:table-cell>
          <table:table-cell office:value-type="string">
            <text:p>4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98">
            <text:p>39398</text:p>
          </table:table-cell>
          <table:table-cell office:value-type="float" office:value="1592">
            <text:p>1592</text:p>
          </table:table-cell>
          <table:table-cell office:value-type="float" office:value="30972">
            <text:p>30972</text:p>
          </table:table-cell>
          <table:table-cell office:value-type="float" office:value="4635">
            <text:p>4635</text:p>
          </table:table-cell>
          <table:table-cell office:value-type="float" office:value="310">
            <text:p>310</text:p>
          </table:table-cell>
          <table:table-cell office:value-type="float" office:value="1582">
            <text:p>1582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float" office:value="213">
            <text:p>213</text:p>
          </table:table-cell>
          <table:table-cell office:value-type="float" office:value="31173">
            <text:p>31173</text:p>
          </table:table-cell>
          <table:table-cell office:value-type="float" office:value="955">
            <text:p>955</text:p>
          </table:table-cell>
          <table:table-cell office:value-type="float" office:value="25802">
            <text:p>25802</text:p>
          </table:table-cell>
          <table:table-cell office:value-type="float" office:value="2925">
            <text:p>2925</text:p>
          </table:table-cell>
          <table:table-cell office:value-type="float" office:value="222">
            <text:p>222</text:p>
          </table:table-cell>
          <table:table-cell office:value-type="float" office:value="1102">
            <text:p>1102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84">
            <text:p>-184</text:p>
          </table:table-cell>
          <table:table-cell office:value-type="float" office:value="-0.0046">
            <text:p>-0.0046</text:p>
          </table:table-cell>
          <table:table-cell office:value-type="float" office:value="0.0404">
            <text:p>0.0404</text:p>
          </table:table-cell>
          <table:table-cell office:value-type="float" office:value="0.7861">
            <text:p>0.7861</text:p>
          </table:table-cell>
          <table:table-cell office:value-type="float" office:value="0.1176">
            <text:p>0.1176</text:p>
          </table:table-cell>
          <table:table-cell office:value-type="float" office:value="0.0079">
            <text:p>0.0079</text:p>
          </table:table-cell>
          <table:table-cell office:value-type="float" office:value="0.0402">
            <text:p>0.0402</text:p>
          </table:table-cell>
          <table:table-cell office:value-type="float" office:value="0.0005">
            <text:p>0.0005</text:p>
          </table:table-cell>
          <table:table-cell office:value-type="float" office:value="0.0019">
            <text:p>0.0019</text:p>
          </table:table-cell>
          <table:table-cell office:value-type="float" office:value="0.0054">
            <text:p>0.0054</text:p>
          </table:table-cell>
          <table:table-cell office:value-type="float" office:value="0.0306">
            <text:p>0.0306</text:p>
          </table:table-cell>
          <table:table-cell office:value-type="float" office:value="0.8277">
            <text:p>0.8277</text:p>
          </table:table-cell>
          <table:table-cell office:value-type="float" office:value="0.0938">
            <text:p>0.0938</text:p>
          </table:table-cell>
          <table:table-cell office:value-type="float" office:value="0.0071">
            <text:p>0.0071</text:p>
          </table:table-cell>
          <table:table-cell office:value-type="float" office:value="0.0354">
            <text:p>0.0354</text:p>
          </table:table-cell>
          <table:table-cell office:value-type="float" office:value="0.0005">
            <text:p>0.0005</text:p>
          </table:table-cell>
          <table:table-cell office:value-type="float" office:value="0.0014">
            <text:p>0.0014</text:p>
          </table:table-cell>
          <table:table-cell office:value-type="float" office:value="0.0034">
            <text:p>0.003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45412995">
            <text:p>7845412995</text:p>
          </table:table-cell>
          <table:table-cell office:value-type="float" office:value="270531482.586207">
            <text:p>270531482.586207</text:p>
          </table:table-cell>
          <table:table-cell office:value-type="float" office:value="1377">
            <text:p>1377</text:p>
          </table:table-cell>
          <table:table-cell office:value-type="float" office:value="47.4827586206897">
            <text:p>47.4827586207</text:p>
          </table:table-cell>
          <table:table-cell office:value-type="float" office:value="139">
            <text:p>139</text:p>
          </table:table-cell>
          <table:table-cell office:value-type="float" office:value="4.79310344827586">
            <text:p>4.7931034483</text:p>
          </table:table-cell>
          <table:table-cell office:value-type="float" office:value="48">
            <text:p>48</text:p>
          </table:table-cell>
          <table:table-cell office:value-type="float" office:value="1.6551724137931">
            <text:p>1.6551724138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42995">
            <text:p>42995</text:p>
          </table:table-cell>
          <table:table-cell office:value-type="float" office:value="1482.58620689655">
            <text:p>1482.5862068966</text:p>
          </table:table-cell>
          <table:table-cell office:value-type="float" office:value="3170">
            <text:p>3170</text:p>
          </table:table-cell>
          <table:table-cell office:value-type="float" office:value="109.310344827586">
            <text:p>109.3103448276</text:p>
          </table:table-cell>
          <table:table-cell office:value-type="float" office:value="990778">
            <text:p>990778</text:p>
          </table:table-cell>
          <table:table-cell office:value-type="float" office:value="34164.7586206897">
            <text:p>34164.7586206897</text:p>
          </table:table-cell>
          <table:table-cell office:value-type="float" office:value="-713.67755706459">
            <text:p>-713.6775570646</text:p>
          </table:table-cell>
          <table:table-cell office:value-type="float" office:value="-24.6095709332617">
            <text:p>-24.6095709333</text:p>
          </table:table-cell>
          <table:table-cell office:value-type="float" office:value="14689">
            <text:p>14689</text:p>
          </table:table-cell>
          <table:table-cell office:value-type="float" office:value="506.51724137931">
            <text:p>506.5172413793</text:p>
          </table:table-cell>
          <table:table-cell office:value-type="float" office:value="26531">
            <text:p>26531</text:p>
          </table:table-cell>
          <table:table-cell office:value-type="float" office:value="914.862068965517">
            <text:p>914.8620689655</text:p>
          </table:table-cell>
          <table:table-cell office:value-type="float" office:value="-789.49426649869">
            <text:p>-789.4942664987</text:p>
          </table:table-cell>
          <table:table-cell office:value-type="float" office:value="-27.2239402240928">
            <text:p>-27.2239402241</text:p>
          </table:table-cell>
          <table:table-cell office:value-type="float" office:value="10298">
            <text:p>10298</text:p>
          </table:table-cell>
          <table:table-cell office:value-type="float" office:value="355.103448275862">
            <text:p>355.1034482759</text:p>
          </table:table-cell>
          <table:table-cell office:value-type="float" office:value="19355">
            <text:p>19355</text:p>
          </table:table-cell>
          <table:table-cell office:value-type="float" office:value="667.413793103448">
            <text:p>667.4137931034</text:p>
          </table:table-cell>
          <table:table-cell office:value-type="float" office:value="-751.58591178138">
            <text:p>-751.5859117814</text:p>
          </table:table-cell>
          <table:table-cell office:value-type="float" office:value="-25.9167555786683">
            <text:p>-25.9167555787</text:p>
          </table:table-cell>
          <table:table-cell office:value-type="float" office:value="29">
            <text:p>29</text:p>
          </table:table-cell>
          <table:table-cell table:formula="of:= 100 * (([.BR100] / ([.BR100] + [.BT100])) - ([.BT100] / ([.BR100] + [.BT100])))" office:value-type="float" office:value="-28.7287724405628">
            <text:p>-28.7287724406</text:p>
          </table:table-cell>
          <table:table-cell table:formula="of:= 100 * (([.BX100] / ([.BX100] + [.BZ100])) - ([.BZ100] / ([.BX100] + [.BZ100])))" office:value-type="float" office:value="-30.543283984757">
            <text:p>-30.5432839848</text:p>
          </table:table-cell>
          <table:table-cell table:formula="of:=([.CE100] + [.CF100]) / 2" office:value-type="float" office:value="-29.6360282126599">
            <text:p>-29.6360282127</text:p>
          </table:table-cell>
          <table:table-cell table:formula="of:=IF([.CG100] &gt; 0;1;0)" office:value-type="float" office:value="0">
            <text:p>0</text:p>
          </table:table-cell>
          <table:table-cell table:formula="of:=IF(AND([.CH100] = 1;[.BW100] &lt; 0);1;0)" office:value-type="float" office:value="0">
            <text:p>0</text:p>
          </table:table-cell>
          <table:table-cell table:formula="of:=IF([.CG100] &lt; 0;1;0)" office:value-type="float" office:value="1">
            <text:p>1</text:p>
          </table:table-cell>
          <table:table-cell table:formula="of:=IF(AND([.CJ100] = 1;[.BW100] &gt; 0);1;0)" office:value-type="float" office:value="0">
            <text:p>0</text:p>
          </table:table-cell>
          <table:table-cell table:formula="of:=IF(AND([.CH100] = 1;[.BQ100] &lt; 0);1;0)" office:value-type="float" office:value="0">
            <text:p>0</text:p>
          </table:table-cell>
          <table:table-cell table:formula="of:=IF(AND([.CJ100] = 1;[.BQ100] &gt; 0);1;0)" office:value-type="float" office:value="0">
            <text:p>0</text:p>
          </table:table-cell>
          <table:table-cell table:formula="of:=[.CG100] - [.$CG$136]" office:value-type="float" office:value="-30.1418738273675">
            <text:p>-30.1418738274</text:p>
          </table:table-cell>
        </table:table-row>
        <table:table-row table:style-name="ro2">
          <table:table-cell office:value-type="float" office:value="207488">
            <text:p>207488</text:p>
          </table:table-cell>
          <table:table-cell office:value-type="float" office:value="89">
            <text:p>89</text:p>
          </table:table-cell>
          <table:table-cell office:value-type="string">
            <text:p>4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96">
            <text:p>39496</text:p>
          </table:table-cell>
          <table:table-cell office:value-type="float" office:value="2591">
            <text:p>2591</text:p>
          </table:table-cell>
          <table:table-cell office:value-type="float" office:value="29114">
            <text:p>29114</text:p>
          </table:table-cell>
          <table:table-cell office:value-type="float" office:value="5289">
            <text:p>5289</text:p>
          </table:table-cell>
          <table:table-cell office:value-type="float" office:value="328">
            <text:p>328</text:p>
          </table:table-cell>
          <table:table-cell office:value-type="float" office:value="1811">
            <text:p>1811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284">
            <text:p>284</text:p>
          </table:table-cell>
          <table:table-cell office:value-type="float" office:value="30954">
            <text:p>30954</text:p>
          </table:table-cell>
          <table:table-cell office:value-type="float" office:value="1525">
            <text:p>1525</text:p>
          </table:table-cell>
          <table:table-cell office:value-type="float" office:value="24447">
            <text:p>24447</text:p>
          </table:table-cell>
          <table:table-cell office:value-type="float" office:value="3232">
            <text:p>3232</text:p>
          </table:table-cell>
          <table:table-cell office:value-type="float" office:value="235">
            <text:p>235</text:p>
          </table:table-cell>
          <table:table-cell office:value-type="float" office:value="1313">
            <text:p>1313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149">
            <text:p>14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86">
            <text:p>-86</text:p>
          </table:table-cell>
          <table:table-cell office:value-type="float" office:value="-0.0022">
            <text:p>-0.0022</text:p>
          </table:table-cell>
          <table:table-cell office:value-type="float" office:value="0.0656">
            <text:p>0.0656</text:p>
          </table:table-cell>
          <table:table-cell office:value-type="float" office:value="0.7371">
            <text:p>0.7371</text:p>
          </table:table-cell>
          <table:table-cell office:value-type="float" office:value="0.1339">
            <text:p>0.1339</text:p>
          </table:table-cell>
          <table:table-cell office:value-type="float" office:value="0.0083">
            <text:p>0.0083</text:p>
          </table:table-cell>
          <table:table-cell office:value-type="float" office:value="0.0459">
            <text:p>0.0459</text:p>
          </table:table-cell>
          <table:table-cell office:value-type="float" office:value="0.0006">
            <text:p>0.0006</text:p>
          </table:table-cell>
          <table:table-cell office:value-type="float" office:value="0.0014">
            <text:p>0.0014</text:p>
          </table:table-cell>
          <table:table-cell office:value-type="float" office:value="0.0072">
            <text:p>0.0072</text:p>
          </table:table-cell>
          <table:table-cell office:value-type="float" office:value="0.0493">
            <text:p>0.0493</text:p>
          </table:table-cell>
          <table:table-cell office:value-type="float" office:value="0.7898">
            <text:p>0.7898</text:p>
          </table:table-cell>
          <table:table-cell office:value-type="float" office:value="0.1044">
            <text:p>0.1044</text:p>
          </table:table-cell>
          <table:table-cell office:value-type="float" office:value="0.0076">
            <text:p>0.0076</text:p>
          </table:table-cell>
          <table:table-cell office:value-type="float" office:value="0.0424">
            <text:p>0.0424</text:p>
          </table:table-cell>
          <table:table-cell office:value-type="float" office:value="0.0005">
            <text:p>0.0005</text:p>
          </table:table-cell>
          <table:table-cell office:value-type="float" office:value="0.0012">
            <text:p>0.0012</text:p>
          </table:table-cell>
          <table:table-cell office:value-type="float" office:value="0.0048">
            <text:p>0.0048</text:p>
          </table:table-cell>
          <table:table-cell table:number-columns-repeated="4" office:value-type="float" office:value="0">
            <text:p>0</text:p>
          </table:table-cell>
          <table:table-cell office:value-type="float" office:value="8927544376">
            <text:p>8927544376</text:p>
          </table:table-cell>
          <table:table-cell office:value-type="float" office:value="270531647.757576">
            <text:p>270531647.757576</text:p>
          </table:table-cell>
          <table:table-cell office:value-type="float" office:value="1454">
            <text:p>1454</text:p>
          </table:table-cell>
          <table:table-cell office:value-type="float" office:value="44.0606060606061">
            <text:p>44.0606060606</text:p>
          </table:table-cell>
          <table:table-cell office:value-type="float" office:value="139">
            <text:p>139</text:p>
          </table:table-cell>
          <table:table-cell office:value-type="float" office:value="4.21212121212121">
            <text:p>4.2121212121</text:p>
          </table:table-cell>
          <table:table-cell office:value-type="float" office:value="78">
            <text:p>78</text:p>
          </table:table-cell>
          <table:table-cell office:value-type="float" office:value="2.36363636363636">
            <text:p>2.3636363636</text:p>
          </table:table-cell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54376">
            <text:p>54376</text:p>
          </table:table-cell>
          <table:table-cell office:value-type="float" office:value="1647.75757575758">
            <text:p>1647.7575757576</text:p>
          </table:table-cell>
          <table:table-cell office:value-type="float" office:value="3860">
            <text:p>3860</text:p>
          </table:table-cell>
          <table:table-cell office:value-type="float" office:value="116.969696969697">
            <text:p>116.9696969697</text:p>
          </table:table-cell>
          <table:table-cell office:value-type="float" office:value="1154400">
            <text:p>1154400</text:p>
          </table:table-cell>
          <table:table-cell office:value-type="float" office:value="34981.8181818182">
            <text:p>34981.8181818182</text:p>
          </table:table-cell>
          <table:table-cell office:value-type="float" office:value="-220.975363779235">
            <text:p>-220.9753637792</text:p>
          </table:table-cell>
          <table:table-cell office:value-type="float" office:value="-6.6962231448253">
            <text:p>-6.6962231448</text:p>
          </table:table-cell>
          <table:table-cell office:value-type="float" office:value="17982">
            <text:p>17982</text:p>
          </table:table-cell>
          <table:table-cell office:value-type="float" office:value="544.909090909091">
            <text:p>544.9090909091</text:p>
          </table:table-cell>
          <table:table-cell office:value-type="float" office:value="20825">
            <text:p>20825</text:p>
          </table:table-cell>
          <table:table-cell office:value-type="float" office:value="631.060606060606">
            <text:p>631.0606060606</text:p>
          </table:table-cell>
          <table:table-cell office:value-type="float" office:value="-223.747590070347">
            <text:p>-223.7475900703</text:p>
          </table:table-cell>
          <table:table-cell office:value-type="float" office:value="-6.78023000213173">
            <text:p>-6.7802300021</text:p>
          </table:table-cell>
          <table:table-cell office:value-type="float" office:value="13003">
            <text:p>13003</text:p>
          </table:table-cell>
          <table:table-cell office:value-type="float" office:value="394.030303030303">
            <text:p>394.0303030303</text:p>
          </table:table-cell>
          <table:table-cell office:value-type="float" office:value="14892">
            <text:p>14892</text:p>
          </table:table-cell>
          <table:table-cell office:value-type="float" office:value="451.272727272727">
            <text:p>451.2727272727</text:p>
          </table:table-cell>
          <table:table-cell office:value-type="float" office:value="-222.361476924918">
            <text:p>-222.3614769249</text:p>
          </table:table-cell>
          <table:table-cell office:value-type="float" office:value="-6.73822657348236">
            <text:p>-6.7382265735</text:p>
          </table:table-cell>
          <table:table-cell office:value-type="float" office:value="33">
            <text:p>33</text:p>
          </table:table-cell>
          <table:table-cell table:formula="of:= 100 * (([.BR101] / ([.BR101] + [.BT101])) - ([.BT101] / ([.BR101] + [.BT101])))" office:value-type="float" office:value="-7.32599788697916">
            <text:p>-7.325997887</text:p>
          </table:table-cell>
          <table:table-cell table:formula="of:= 100 * (([.BX101] / ([.BX101] + [.BZ101])) - ([.BZ101] / ([.BX101] + [.BZ101])))" office:value-type="float" office:value="-6.77182290733107">
            <text:p>-6.7718229073</text:p>
          </table:table-cell>
          <table:table-cell table:formula="of:=([.CE101] + [.CF101]) / 2" office:value-type="float" office:value="-7.04891039715511">
            <text:p>-7.0489103972</text:p>
          </table:table-cell>
          <table:table-cell table:formula="of:=IF([.CG101] &gt; 0;1;0)" office:value-type="float" office:value="0">
            <text:p>0</text:p>
          </table:table-cell>
          <table:table-cell table:formula="of:=IF(AND([.CH101] = 1;[.BW101] &lt; 0);1;0)" office:value-type="float" office:value="0">
            <text:p>0</text:p>
          </table:table-cell>
          <table:table-cell table:formula="of:=IF([.CG101] &lt; 0;1;0)" office:value-type="float" office:value="1">
            <text:p>1</text:p>
          </table:table-cell>
          <table:table-cell table:formula="of:=IF(AND([.CJ101] = 1;[.BW101] &gt; 0);1;0)" office:value-type="float" office:value="0">
            <text:p>0</text:p>
          </table:table-cell>
          <table:table-cell table:formula="of:=IF(AND([.CH101] = 1;[.BQ101] &lt; 0);1;0)" office:value-type="float" office:value="0">
            <text:p>0</text:p>
          </table:table-cell>
          <table:table-cell table:formula="of:=IF(AND([.CJ101] = 1;[.BQ101] &gt; 0);1;0)" office:value-type="float" office:value="0">
            <text:p>0</text:p>
          </table:table-cell>
          <table:table-cell table:formula="of:=[.CG101] - [.$CG$136]" office:value-type="float" office:value="-7.55475601186269">
            <text:p>-7.5547560119</text:p>
          </table:table-cell>
        </table:table-row>
        <table:table-row table:style-name="ro2">
          <table:table-cell office:value-type="float" office:value="207522">
            <text:p>207522</text:p>
          </table:table-cell>
          <table:table-cell office:value-type="float" office:value="27">
            <text:p>27</text:p>
          </table:table-cell>
          <table:table-cell office:value-type="string">
            <text:p>1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70">
            <text:p>39770</text:p>
          </table:table-cell>
          <table:table-cell office:value-type="float" office:value="942">
            <text:p>942</text:p>
          </table:table-cell>
          <table:table-cell office:value-type="float" office:value="33627">
            <text:p>33627</text:p>
          </table:table-cell>
          <table:table-cell office:value-type="float" office:value="3165">
            <text:p>3165</text:p>
          </table:table-cell>
          <table:table-cell office:value-type="float" office:value="287">
            <text:p>287</text:p>
          </table:table-cell>
          <table:table-cell office:value-type="float" office:value="1570">
            <text:p>1570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office:value-type="float" office:value="30732">
            <text:p>30732</text:p>
          </table:table-cell>
          <table:table-cell office:value-type="float" office:value="512">
            <text:p>512</text:p>
          </table:table-cell>
          <table:table-cell office:value-type="float" office:value="27078">
            <text:p>27078</text:p>
          </table:table-cell>
          <table:table-cell office:value-type="float" office:value="1745">
            <text:p>1745</text:p>
          </table:table-cell>
          <table:table-cell office:value-type="float" office:value="182">
            <text:p>182</text:p>
          </table:table-cell>
          <table:table-cell office:value-type="float" office:value="1122">
            <text:p>112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88">
            <text:p>188</text:p>
          </table:table-cell>
          <table:table-cell office:value-type="float" office:value="0.0047">
            <text:p>0.0047</text:p>
          </table:table-cell>
          <table:table-cell office:value-type="float" office:value="0.0237">
            <text:p>0.0237</text:p>
          </table:table-cell>
          <table:table-cell office:value-type="float" office:value="0.8455">
            <text:p>0.8455</text:p>
          </table:table-cell>
          <table:table-cell office:value-type="float" office:value="0.0796">
            <text:p>0.0796</text:p>
          </table:table-cell>
          <table:table-cell office:value-type="float" office:value="0.0072">
            <text:p>0.0072</text:p>
          </table:table-cell>
          <table:table-cell office:value-type="float" office:value="0.0395">
            <text:p>0.0395</text:p>
          </table:table-cell>
          <table:table-cell office:value-type="float" office:value="0.0004">
            <text:p>0.0004</text:p>
          </table:table-cell>
          <table:table-cell office:value-type="float" office:value="0.0012">
            <text:p>0.0012</text:p>
          </table:table-cell>
          <table:table-cell office:value-type="float" office:value="0.0029">
            <text:p>0.0029</text:p>
          </table:table-cell>
          <table:table-cell office:value-type="float" office:value="0.0167">
            <text:p>0.0167</text:p>
          </table:table-cell>
          <table:table-cell office:value-type="float" office:value="0.8811">
            <text:p>0.8811</text:p>
          </table:table-cell>
          <table:table-cell office:value-type="float" office:value="0.0568">
            <text:p>0.0568</text:p>
          </table:table-cell>
          <table:table-cell office:value-type="float" office:value="0.0059">
            <text:p>0.0059</text:p>
          </table:table-cell>
          <table:table-cell office:value-type="float" office:value="0.0365">
            <text:p>0.0365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office:value-type="float" office:value="0.0019">
            <text:p>0.00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57739529">
            <text:p>8957739529</text:p>
          </table:table-cell>
          <table:table-cell office:value-type="float" office:value="271446652.393939">
            <text:p>271446652.393939</text:p>
          </table:table-cell>
          <table:table-cell office:value-type="float" office:value="490">
            <text:p>490</text:p>
          </table:table-cell>
          <table:table-cell office:value-type="float" office:value="14.8484848484848">
            <text:p>14.8484848485</text:p>
          </table:table-cell>
          <table:table-cell office:value-type="float" office:value="198">
            <text:p>198</text:p>
          </table:table-cell>
          <table:table-cell office:value-type="float" office:value="6">
            <text:p>6</text:p>
          </table:table-cell>
          <table:table-cell office:value-type="float" office:value="83">
            <text:p>83</text:p>
          </table:table-cell>
          <table:table-cell office:value-type="float" office:value="2.51515151515152">
            <text:p>2.5151515152</text:p>
          </table:table-cell>
          <table:table-cell office:value-type="float" office:value="240">
            <text:p>240</text:p>
          </table:table-cell>
          <table:table-cell office:value-type="float" office:value="7.27272727272727">
            <text:p>7.2727272727</text:p>
          </table:table-cell>
          <table:table-cell office:value-type="float" office:value="9529">
            <text:p>9529</text:p>
          </table:table-cell>
          <table:table-cell office:value-type="float" office:value="288.757575757576">
            <text:p>288.7575757576</text:p>
          </table:table-cell>
          <table:table-cell office:value-type="float" office:value="6880">
            <text:p>6880</text:p>
          </table:table-cell>
          <table:table-cell office:value-type="float" office:value="208.484848484848">
            <text:p>208.4848484848</text:p>
          </table:table-cell>
          <table:table-cell office:value-type="float" office:value="1760400">
            <text:p>1760400</text:p>
          </table:table-cell>
          <table:table-cell office:value-type="float" office:value="53345.4545454545">
            <text:p>53345.4545454545</text:p>
          </table:table-cell>
          <table:table-cell office:value-type="float" office:value="245.577767906723">
            <text:p>245.5777679067</text:p>
          </table:table-cell>
          <table:table-cell office:value-type="float" office:value="7.44175054262797">
            <text:p>7.4417505426</text:p>
          </table:table-cell>
          <table:table-cell office:value-type="float" office:value="16371">
            <text:p>16371</text:p>
          </table:table-cell>
          <table:table-cell office:value-type="float" office:value="496.090909090909">
            <text:p>496.0909090909</text:p>
          </table:table-cell>
          <table:table-cell office:value-type="float" office:value="13264">
            <text:p>13264</text:p>
          </table:table-cell>
          <table:table-cell office:value-type="float" office:value="401.939393939394">
            <text:p>401.9393939394</text:p>
          </table:table-cell>
          <table:table-cell office:value-type="float" office:value="206.58148374652">
            <text:p>206.5814837465</text:p>
          </table:table-cell>
          <table:table-cell office:value-type="float" office:value="6.26004496201576">
            <text:p>6.260044962</text:p>
          </table:table-cell>
          <table:table-cell office:value-type="float" office:value="12138">
            <text:p>12138</text:p>
          </table:table-cell>
          <table:table-cell office:value-type="float" office:value="367.818181818182">
            <text:p>367.8181818182</text:p>
          </table:table-cell>
          <table:table-cell office:value-type="float" office:value="9791">
            <text:p>9791</text:p>
          </table:table-cell>
          <table:table-cell office:value-type="float" office:value="296.69696969697">
            <text:p>296.696969697</text:p>
          </table:table-cell>
          <table:table-cell office:value-type="float" office:value="226.079625826334">
            <text:p>226.0796258263</text:p>
          </table:table-cell>
          <table:table-cell office:value-type="float" office:value="6.85089775231314">
            <text:p>6.8508977523</text:p>
          </table:table-cell>
          <table:table-cell office:value-type="float" office:value="33">
            <text:p>33</text:p>
          </table:table-cell>
          <table:table-cell table:formula="of:= 100 * (([.BR102] / ([.BR102] + [.BT102])) - ([.BT102] / ([.BR102] + [.BT102])))" office:value-type="float" office:value="10.4842247342669">
            <text:p>10.4842247343</text:p>
          </table:table-cell>
          <table:table-cell table:formula="of:= 100 * (([.BX102] / ([.BX102] + [.BZ102])) - ([.BZ102] / ([.BX102] + [.BZ102])))" office:value-type="float" office:value="10.7027224223631">
            <text:p>10.7027224224</text:p>
          </table:table-cell>
          <table:table-cell table:formula="of:=([.CE102] + [.CF102]) / 2" office:value-type="float" office:value="10.593473578315">
            <text:p>10.5934735783</text:p>
          </table:table-cell>
          <table:table-cell table:formula="of:=IF([.CG102] &gt; 0;1;0)" office:value-type="float" office:value="1">
            <text:p>1</text:p>
          </table:table-cell>
          <table:table-cell table:formula="of:=IF(AND([.CH102] = 1;[.BW102] &lt; 0);1;0)" office:value-type="float" office:value="0">
            <text:p>0</text:p>
          </table:table-cell>
          <table:table-cell table:formula="of:=IF([.CG102] &lt; 0;1;0)" office:value-type="float" office:value="0">
            <text:p>0</text:p>
          </table:table-cell>
          <table:table-cell table:formula="of:=IF(AND([.CJ102] = 1;[.BW102] &gt; 0);1;0)" office:value-type="float" office:value="0">
            <text:p>0</text:p>
          </table:table-cell>
          <table:table-cell table:formula="of:=IF(AND([.CH102] = 1;[.BQ102] &lt; 0);1;0)" office:value-type="float" office:value="0">
            <text:p>0</text:p>
          </table:table-cell>
          <table:table-cell table:formula="of:=IF(AND([.CJ102] = 1;[.BQ102] &gt; 0);1;0)" office:value-type="float" office:value="0">
            <text:p>0</text:p>
          </table:table-cell>
          <table:table-cell table:formula="of:=[.CG102] - [.$CG$136]" office:value-type="float" office:value="10.0876279636074">
            <text:p>10.0876279636</text:p>
          </table:table-cell>
        </table:table-row>
        <table:table-row table:style-name="ro2">
          <table:table-cell office:value-type="float" office:value="207555">
            <text:p>207555</text:p>
          </table:table-cell>
          <table:table-cell office:value-type="float" office:value="57">
            <text:p>57</text:p>
          </table:table-cell>
          <table:table-cell office:value-type="string">
            <text:p>2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47">
            <text:p>39347</text:p>
          </table:table-cell>
          <table:table-cell office:value-type="float" office:value="732">
            <text:p>732</text:p>
          </table:table-cell>
          <table:table-cell office:value-type="float" office:value="37660">
            <text:p>37660</text:p>
          </table:table-cell>
          <table:table-cell office:value-type="float" office:value="316">
            <text:p>316</text:p>
          </table:table-cell>
          <table:table-cell office:value-type="float" office:value="176">
            <text:p>176</text:p>
          </table:table-cell>
          <table:table-cell office:value-type="float" office:value="366">
            <text:p>366</text:p>
          </table:table-cell>
          <table:table-cell office:value-type="float" office:value="15">
            <text:p>15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28565">
            <text:p>28565</text:p>
          </table:table-cell>
          <table:table-cell office:value-type="float" office:value="409">
            <text:p>409</text:p>
          </table:table-cell>
          <table:table-cell office:value-type="float" office:value="27668">
            <text:p>27668</text:p>
          </table:table-cell>
          <table:table-cell office:value-type="float" office:value="138">
            <text:p>138</text:p>
          </table:table-cell>
          <table:table-cell office:value-type="float" office:value="121">
            <text:p>121</text:p>
          </table:table-cell>
          <table:table-cell office:value-type="float" office:value="184">
            <text:p>184</text:p>
          </table:table-cell>
          <table:table-cell office:value-type="float" office:value="7">
            <text:p>7</text:p>
          </table:table-cell>
          <table:table-cell table:number-columns-repeated="2"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35">
            <text:p>-235</text:p>
          </table:table-cell>
          <table:table-cell office:value-type="float" office:value="-0.0059">
            <text:p>-0.0059</text:p>
          </table:table-cell>
          <table:table-cell office:value-type="float" office:value="0.0186">
            <text:p>0.0186</text:p>
          </table:table-cell>
          <table:table-cell office:value-type="float" office:value="0.9571">
            <text:p>0.9571</text:p>
          </table:table-cell>
          <table:table-cell office:value-type="float" office:value="0.008">
            <text:p>0.008</text:p>
          </table:table-cell>
          <table:table-cell office:value-type="float" office:value="0.0045">
            <text:p>0.0045</text:p>
          </table:table-cell>
          <table:table-cell office:value-type="float" office:value="0.0093">
            <text:p>0.0093</text:p>
          </table:table-cell>
          <table:table-cell office:value-type="float" office:value="0.0004">
            <text:p>0.0004</text:p>
          </table:table-cell>
          <table:table-cell office:value-type="float" office:value="0.001">
            <text:p>0.001</text:p>
          </table:table-cell>
          <table:table-cell office:value-type="float" office:value="0.0011">
            <text:p>0.0011</text:p>
          </table:table-cell>
          <table:table-cell office:value-type="float" office:value="0.0143">
            <text:p>0.0143</text:p>
          </table:table-cell>
          <table:table-cell office:value-type="float" office:value="0.9686">
            <text:p>0.9686</text:p>
          </table:table-cell>
          <table:table-cell office:value-type="float" office:value="0.0048">
            <text:p>0.0048</text:p>
          </table:table-cell>
          <table:table-cell office:value-type="float" office:value="0.0042">
            <text:p>0.0042</text:p>
          </table:table-cell>
          <table:table-cell office:value-type="float" office:value="0.0064">
            <text:p>0.0064</text:p>
          </table:table-cell>
          <table:table-cell office:value-type="float" office:value="0.0002">
            <text:p>0.0002</text:p>
          </table:table-cell>
          <table:table-cell table:number-columns-repeated="2"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029809450">
            <text:p>13029809450</text:p>
          </table:table-cell>
          <table:table-cell office:value-type="float" office:value="271454363.541667">
            <text:p>271454363.541667</text:p>
          </table:table-cell>
          <table:table-cell office:value-type="float" office:value="951">
            <text:p>951</text:p>
          </table:table-cell>
          <table:table-cell office:value-type="float" office:value="19.8125">
            <text:p>19.8125</text:p>
          </table:table-cell>
          <table:table-cell office:value-type="float" office:value="280">
            <text:p>280</text:p>
          </table:table-cell>
          <table:table-cell office:value-type="float" office:value="5.83333333333333">
            <text:p>5.8333333333</text:p>
          </table:table-cell>
          <table:table-cell office:value-type="float" office:value="177">
            <text:p>177</text:p>
          </table:table-cell>
          <table:table-cell office:value-type="float" office:value="3.6875">
            <text:p>3.6875</text:p>
          </table:table-cell>
          <table:table-cell office:value-type="float" office:value="402">
            <text:p>402</text:p>
          </table:table-cell>
          <table:table-cell office:value-type="float" office:value="8.375">
            <text:p>8.375</text:p>
          </table:table-cell>
          <table:table-cell office:value-type="float" office:value="9450">
            <text:p>9450</text:p>
          </table:table-cell>
          <table:table-cell office:value-type="float" office:value="196.875">
            <text:p>196.875</text:p>
          </table:table-cell>
          <table:table-cell office:value-type="float" office:value="4216">
            <text:p>4216</text:p>
          </table:table-cell>
          <table:table-cell office:value-type="float" office:value="87.8333333333333">
            <text:p>87.8333333333</text:p>
          </table:table-cell>
          <table:table-cell office:value-type="float" office:value="1641790">
            <text:p>1641790</text:p>
          </table:table-cell>
          <table:table-cell office:value-type="float" office:value="34203.9583333333">
            <text:p>34203.9583333333</text:p>
          </table:table-cell>
          <table:table-cell office:value-type="float" office:value="1049.55491383018">
            <text:p>1049.5549138302</text:p>
          </table:table-cell>
          <table:table-cell office:value-type="float" office:value="21.8657273714621">
            <text:p>21.8657273715</text:p>
          </table:table-cell>
          <table:table-cell office:value-type="float" office:value="26919">
            <text:p>26919</text:p>
          </table:table-cell>
          <table:table-cell office:value-type="float" office:value="560.8125">
            <text:p>560.8125</text:p>
          </table:table-cell>
          <table:table-cell office:value-type="float" office:value="14239">
            <text:p>14239</text:p>
          </table:table-cell>
          <table:table-cell office:value-type="float" office:value="296.645833333333">
            <text:p>296.6458333333</text:p>
          </table:table-cell>
          <table:table-cell office:value-type="float" office:value="1333.05450862693">
            <text:p>1333.0545086269</text:p>
          </table:table-cell>
          <table:table-cell office:value-type="float" office:value="27.7719689297277">
            <text:p>27.7719689297</text:p>
          </table:table-cell>
          <table:table-cell office:value-type="float" office:value="23916">
            <text:p>23916</text:p>
          </table:table-cell>
          <table:table-cell office:value-type="float" office:value="498.25">
            <text:p>498.25</text:p>
          </table:table-cell>
          <table:table-cell office:value-type="float" office:value="11682">
            <text:p>11682</text:p>
          </table:table-cell>
          <table:table-cell office:value-type="float" office:value="243.375">
            <text:p>243.375</text:p>
          </table:table-cell>
          <table:table-cell office:value-type="float" office:value="1191.30471122866">
            <text:p>1191.3047112287</text:p>
          </table:table-cell>
          <table:table-cell office:value-type="float" office:value="24.8188481505971">
            <text:p>24.8188481506</text:p>
          </table:table-cell>
          <table:table-cell office:value-type="float" office:value="48">
            <text:p>48</text:p>
          </table:table-cell>
          <table:table-cell table:formula="of:= 100 * (([.BR103] / ([.BR103] + [.BT103])) - ([.BT103] / ([.BR103] + [.BT103])))" office:value-type="float" office:value="30.8081053501142">
            <text:p>30.8081053501</text:p>
          </table:table-cell>
          <table:table-cell table:formula="of:= 100 * (([.BX103] / ([.BX103] + [.BZ103])) - ([.BZ103] / ([.BX103] + [.BZ103])))" office:value-type="float" office:value="34.3670992752402">
            <text:p>34.3670992752</text:p>
          </table:table-cell>
          <table:table-cell table:formula="of:=([.CE103] + [.CF103]) / 2" office:value-type="float" office:value="32.5876023126772">
            <text:p>32.5876023127</text:p>
          </table:table-cell>
          <table:table-cell table:formula="of:=IF([.CG103] &gt; 0;1;0)" office:value-type="float" office:value="1">
            <text:p>1</text:p>
          </table:table-cell>
          <table:table-cell table:formula="of:=IF(AND([.CH103] = 1;[.BW103] &lt; 0);1;0)" office:value-type="float" office:value="0">
            <text:p>0</text:p>
          </table:table-cell>
          <table:table-cell table:formula="of:=IF([.CG103] &lt; 0;1;0)" office:value-type="float" office:value="0">
            <text:p>0</text:p>
          </table:table-cell>
          <table:table-cell table:formula="of:=IF(AND([.CJ103] = 1;[.BW103] &gt; 0);1;0)" office:value-type="float" office:value="0">
            <text:p>0</text:p>
          </table:table-cell>
          <table:table-cell table:formula="of:=IF(AND([.CH103] = 1;[.BQ103] &lt; 0);1;0)" office:value-type="float" office:value="0">
            <text:p>0</text:p>
          </table:table-cell>
          <table:table-cell table:formula="of:=IF(AND([.CJ103] = 1;[.BQ103] &gt; 0);1;0)" office:value-type="float" office:value="0">
            <text:p>0</text:p>
          </table:table-cell>
          <table:table-cell table:formula="of:=[.CG103] - [.$CG$136]" office:value-type="float" office:value="32.0817566979696">
            <text:p>32.081756698</text:p>
          </table:table-cell>
        </table:table-row>
        <table:table-row table:style-name="ro2">
          <table:table-cell office:value-type="float" office:value="207597">
            <text:p>207597</text:p>
          </table:table-cell>
          <table:table-cell office:value-type="float" office:value="58">
            <text:p>58</text:p>
          </table:table-cell>
          <table:table-cell office:value-type="string">
            <text:p>2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336">
            <text:p>39336</text:p>
          </table:table-cell>
          <table:table-cell office:value-type="float" office:value="1255">
            <text:p>1255</text:p>
          </table:table-cell>
          <table:table-cell office:value-type="float" office:value="36675">
            <text:p>36675</text:p>
          </table:table-cell>
          <table:table-cell office:value-type="float" office:value="589">
            <text:p>589</text:p>
          </table:table-cell>
          <table:table-cell office:value-type="float" office:value="279">
            <text:p>279</text:p>
          </table:table-cell>
          <table:table-cell office:value-type="float" office:value="448">
            <text:p>448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8010">
            <text:p>28010</text:p>
          </table:table-cell>
          <table:table-cell office:value-type="float" office:value="696">
            <text:p>696</text:p>
          </table:table-cell>
          <table:table-cell office:value-type="float" office:value="26561">
            <text:p>26561</text:p>
          </table:table-cell>
          <table:table-cell office:value-type="float" office:value="269">
            <text:p>269</text:p>
          </table:table-cell>
          <table:table-cell office:value-type="float" office:value="193">
            <text:p>193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246">
            <text:p>-246</text:p>
          </table:table-cell>
          <table:table-cell office:value-type="float" office:value="-0.0062">
            <text:p>-0.0062</text:p>
          </table:table-cell>
          <table:table-cell office:value-type="float" office:value="0.0319">
            <text:p>0.0319</text:p>
          </table:table-cell>
          <table:table-cell office:value-type="float" office:value="0.9324">
            <text:p>0.9324</text:p>
          </table:table-cell>
          <table:table-cell office:value-type="float" office:value="0.015">
            <text:p>0.015</text:p>
          </table:table-cell>
          <table:table-cell office:value-type="float" office:value="0.0071">
            <text:p>0.0071</text:p>
          </table:table-cell>
          <table:table-cell office:value-type="float" office:value="0.0114">
            <text:p>0.0114</text:p>
          </table:table-cell>
          <table:table-cell office:value-type="float" office:value="0.0004">
            <text:p>0.0004</text:p>
          </table:table-cell>
          <table:table-cell office:value-type="float" office:value="0.0008">
            <text:p>0.0008</text:p>
          </table:table-cell>
          <table:table-cell office:value-type="float" office:value="0.0011">
            <text:p>0.0011</text:p>
          </table:table-cell>
          <table:table-cell office:value-type="float" office:value="0.0248">
            <text:p>0.0248</text:p>
          </table:table-cell>
          <table:table-cell office:value-type="float" office:value="0.9483">
            <text:p>0.9483</text:p>
          </table:table-cell>
          <table:table-cell office:value-type="float" office:value="0.0096">
            <text:p>0.0096</text:p>
          </table:table-cell>
          <table:table-cell office:value-type="float" office:value="0.0069">
            <text:p>0.0069</text:p>
          </table:table-cell>
          <table:table-cell office:value-type="float" office:value="0.0089">
            <text:p>0.0089</text:p>
          </table:table-cell>
          <table:table-cell office:value-type="float" office:value="0.0003">
            <text:p>0.0003</text:p>
          </table:table-cell>
          <table:table-cell office:value-type="float" office:value="0.0005">
            <text:p>0.0005</text:p>
          </table:table-cell>
          <table:table-cell office:value-type="float" office:value="0.0007">
            <text:p>0.0007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76421682">
            <text:p>5976421682</text:p>
          </table:table-cell>
          <table:table-cell office:value-type="float" office:value="271655531">
            <text:p>271655531</text:p>
          </table:table-cell>
          <table:table-cell office:value-type="float" office:value="405">
            <text:p>405</text:p>
          </table:table-cell>
          <table:table-cell office:value-type="float" office:value="18.4090909090909">
            <text:p>18.4090909091</text:p>
          </table:table-cell>
          <table:table-cell office:value-type="float" office:value="132">
            <text:p>132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.63636363636364">
            <text:p>2.6363636364</text:p>
          </table:table-cell>
          <table:table-cell office:value-type="float" office:value="220">
            <text:p>220</text:p>
          </table:table-cell>
          <table:table-cell office:value-type="float" office:value="10">
            <text:p>10</text:p>
          </table:table-cell>
          <table:table-cell office:value-type="float" office:value="1682">
            <text:p>1682</text:p>
          </table:table-cell>
          <table:table-cell office:value-type="float" office:value="76.4545454545455">
            <text:p>76.4545454545</text:p>
          </table:table-cell>
          <table:table-cell office:value-type="float" office:value="1325">
            <text:p>1325</text:p>
          </table:table-cell>
          <table:table-cell office:value-type="float" office:value="60.2272727272727">
            <text:p>60.2272727273</text:p>
          </table:table-cell>
          <table:table-cell office:value-type="float" office:value="536764">
            <text:p>536764</text:p>
          </table:table-cell>
          <table:table-cell office:value-type="float" office:value="24398.3636363636">
            <text:p>24398.3636363636</text:p>
          </table:table-cell>
          <table:table-cell office:value-type="float" office:value="492.7919807376">
            <text:p>492.7919807376</text:p>
          </table:table-cell>
          <table:table-cell office:value-type="float" office:value="22.3996354880727">
            <text:p>22.3996354881</text:p>
          </table:table-cell>
          <table:table-cell office:value-type="float" office:value="22306">
            <text:p>22306</text:p>
          </table:table-cell>
          <table:table-cell office:value-type="float" office:value="1013.90909090909">
            <text:p>1013.9090909091</text:p>
          </table:table-cell>
          <table:table-cell office:value-type="float" office:value="12667">
            <text:p>12667</text:p>
          </table:table-cell>
          <table:table-cell office:value-type="float" office:value="575.772727272727">
            <text:p>575.7727272727</text:p>
          </table:table-cell>
          <table:table-cell office:value-type="float" office:value="604.7608635243">
            <text:p>604.7608635243</text:p>
          </table:table-cell>
          <table:table-cell office:value-type="float" office:value="27.4891301601955">
            <text:p>27.4891301602</text:p>
          </table:table-cell>
          <table:table-cell office:value-type="float" office:value="18285">
            <text:p>18285</text:p>
          </table:table-cell>
          <table:table-cell office:value-type="float" office:value="831.136363636364">
            <text:p>831.1363636364</text:p>
          </table:table-cell>
          <table:table-cell office:value-type="float" office:value="9726">
            <text:p>9726</text:p>
          </table:table-cell>
          <table:table-cell office:value-type="float" office:value="442.090909090909">
            <text:p>442.0909090909</text:p>
          </table:table-cell>
          <table:table-cell office:value-type="float" office:value="548.7764221314">
            <text:p>548.7764221314</text:p>
          </table:table-cell>
          <table:table-cell office:value-type="float" office:value="24.9443828241546">
            <text:p>24.9443828242</text:p>
          </table:table-cell>
          <table:table-cell office:value-type="float" office:value="22">
            <text:p>22</text:p>
          </table:table-cell>
          <table:table-cell table:formula="of:= 100 * (([.BR104] / ([.BR104] + [.BT104])) - ([.BT104] / ([.BR104] + [.BT104])))" office:value-type="float" office:value="27.5612615446201">
            <text:p>27.5612615446</text:p>
          </table:table-cell>
          <table:table-cell table:formula="of:= 100 * (([.BX104] / ([.BX104] + [.BZ104])) - ([.BZ104] / ([.BX104] + [.BZ104])))" office:value-type="float" office:value="30.5558530577273">
            <text:p>30.5558530577</text:p>
          </table:table-cell>
          <table:table-cell table:formula="of:=([.CE104] + [.CF104]) / 2" office:value-type="float" office:value="29.0585573011737">
            <text:p>29.0585573012</text:p>
          </table:table-cell>
          <table:table-cell table:formula="of:=IF([.CG104] &gt; 0;1;0)" office:value-type="float" office:value="1">
            <text:p>1</text:p>
          </table:table-cell>
          <table:table-cell table:formula="of:=IF(AND([.CH104] = 1;[.BW104] &lt; 0);1;0)" office:value-type="float" office:value="0">
            <text:p>0</text:p>
          </table:table-cell>
          <table:table-cell table:formula="of:=IF([.CG104] &lt; 0;1;0)" office:value-type="float" office:value="0">
            <text:p>0</text:p>
          </table:table-cell>
          <table:table-cell table:formula="of:=IF(AND([.CJ104] = 1;[.BW104] &gt; 0);1;0)" office:value-type="float" office:value="0">
            <text:p>0</text:p>
          </table:table-cell>
          <table:table-cell table:formula="of:=IF(AND([.CH104] = 1;[.BQ104] &lt; 0);1;0)" office:value-type="float" office:value="0">
            <text:p>0</text:p>
          </table:table-cell>
          <table:table-cell table:formula="of:=IF(AND([.CJ104] = 1;[.BQ104] &gt; 0);1;0)" office:value-type="float" office:value="0">
            <text:p>0</text:p>
          </table:table-cell>
          <table:table-cell table:formula="of:=[.CG104] - [.$CG$136]" office:value-type="float" office:value="28.5527116864662">
            <text:p>28.5527116865</text:p>
          </table:table-cell>
        </table:table-row>
        <table:table-row table:style-name="ro2">
          <table:table-cell office:value-type="float" office:value="207629">
            <text:p>207629</text:p>
          </table:table-cell>
          <table:table-cell office:value-type="float" office:value="28">
            <text:p>28</text:p>
          </table:table-cell>
          <table:table-cell office:value-type="string">
            <text:p>1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58">
            <text:p>39758</text:p>
          </table:table-cell>
          <table:table-cell office:value-type="float" office:value="1001">
            <text:p>1001</text:p>
          </table:table-cell>
          <table:table-cell office:value-type="float" office:value="33546">
            <text:p>33546</text:p>
          </table:table-cell>
          <table:table-cell office:value-type="float" office:value="3103">
            <text:p>3103</text:p>
          </table:table-cell>
          <table:table-cell office:value-type="float" office:value="462">
            <text:p>462</text:p>
          </table:table-cell>
          <table:table-cell office:value-type="float" office:value="1472">
            <text:p>1472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128">
            <text:p>128</text:p>
          </table:table-cell>
          <table:table-cell office:value-type="float" office:value="33318">
            <text:p>33318</text:p>
          </table:table-cell>
          <table:table-cell office:value-type="float" office:value="681">
            <text:p>681</text:p>
          </table:table-cell>
          <table:table-cell office:value-type="float" office:value="28833">
            <text:p>28833</text:p>
          </table:table-cell>
          <table:table-cell office:value-type="float" office:value="2078">
            <text:p>2078</text:p>
          </table:table-cell>
          <table:table-cell office:value-type="float" office:value="366">
            <text:p>366</text:p>
          </table:table-cell>
          <table:table-cell office:value-type="float" office:value="1257">
            <text:p>125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76">
            <text:p>176</text:p>
          </table:table-cell>
          <table:table-cell office:value-type="float" office:value="0.0044">
            <text:p>0.0044</text:p>
          </table:table-cell>
          <table:table-cell office:value-type="float" office:value="0.0252">
            <text:p>0.0252</text:p>
          </table:table-cell>
          <table:table-cell office:value-type="float" office:value="0.8438">
            <text:p>0.8438</text:p>
          </table:table-cell>
          <table:table-cell office:value-type="float" office:value="0.078">
            <text:p>0.078</text:p>
          </table:table-cell>
          <table:table-cell office:value-type="float" office:value="0.0116">
            <text:p>0.0116</text:p>
          </table:table-cell>
          <table:table-cell office:value-type="float" office:value="0.037">
            <text:p>0.037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office:value-type="float" office:value="0.0032">
            <text:p>0.0032</text:p>
          </table:table-cell>
          <table:table-cell office:value-type="float" office:value="0.0204">
            <text:p>0.0204</text:p>
          </table:table-cell>
          <table:table-cell office:value-type="float" office:value="0.8654">
            <text:p>0.8654</text:p>
          </table:table-cell>
          <table:table-cell office:value-type="float" office:value="0.0624">
            <text:p>0.0624</text:p>
          </table:table-cell>
          <table:table-cell office:value-type="float" office:value="0.011">
            <text:p>0.011</text:p>
          </table:table-cell>
          <table:table-cell office:value-type="float" office:value="0.0377">
            <text:p>0.0377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22">
            <text:p>0.002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381628451">
            <text:p>11381628451</text:p>
          </table:table-cell>
          <table:table-cell office:value-type="float" office:value="270991153.595238">
            <text:p>270991153.595238</text:p>
          </table:table-cell>
          <table:table-cell office:value-type="float" office:value="623">
            <text:p>623</text:p>
          </table:table-cell>
          <table:table-cell office:value-type="float" office:value="14.8333333333333">
            <text:p>14.8333333333</text:p>
          </table:table-cell>
          <table:table-cell office:value-type="float" office:value="252">
            <text:p>252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float" office:value="2.92857142857143">
            <text:p>2.9285714286</text:p>
          </table:table-cell>
          <table:table-cell office:value-type="float" office:value="312">
            <text:p>312</text:p>
          </table:table-cell>
          <table:table-cell office:value-type="float" office:value="7.42857142857143">
            <text:p>7.4285714286</text:p>
          </table:table-cell>
          <table:table-cell office:value-type="float" office:value="8451">
            <text:p>8451</text:p>
          </table:table-cell>
          <table:table-cell office:value-type="float" office:value="201.214285714286">
            <text:p>201.2142857143</text:p>
          </table:table-cell>
          <table:table-cell office:value-type="float" office:value="6274">
            <text:p>6274</text:p>
          </table:table-cell>
          <table:table-cell office:value-type="float" office:value="149.380952380952">
            <text:p>149.380952381</text:p>
          </table:table-cell>
          <table:table-cell office:value-type="float" office:value="2253830">
            <text:p>2253830</text:p>
          </table:table-cell>
          <table:table-cell office:value-type="float" office:value="53662.619047619">
            <text:p>53662.619047619</text:p>
          </table:table-cell>
          <table:table-cell office:value-type="float" office:value="145.104674636253">
            <text:p>145.1046746363</text:p>
          </table:table-cell>
          <table:table-cell office:value-type="float" office:value="3.45487320562507">
            <text:p>3.4548732056</text:p>
          </table:table-cell>
          <table:table-cell office:value-type="float" office:value="15180">
            <text:p>15180</text:p>
          </table:table-cell>
          <table:table-cell office:value-type="float" office:value="361.428571428571">
            <text:p>361.4285714286</text:p>
          </table:table-cell>
          <table:table-cell office:value-type="float" office:value="13714">
            <text:p>13714</text:p>
          </table:table-cell>
          <table:table-cell office:value-type="float" office:value="326.52380952381">
            <text:p>326.5238095238</text:p>
          </table:table-cell>
          <table:table-cell office:value-type="float" office:value="250.53756308544">
            <text:p>250.5375630854</text:p>
          </table:table-cell>
          <table:table-cell office:value-type="float" office:value="5.96518007346286">
            <text:p>5.9651800735</text:p>
          </table:table-cell>
          <table:table-cell office:value-type="float" office:value="11048">
            <text:p>11048</text:p>
          </table:table-cell>
          <table:table-cell office:value-type="float" office:value="263.047619047619">
            <text:p>263.0476190476</text:p>
          </table:table-cell>
          <table:table-cell office:value-type="float" office:value="9695">
            <text:p>9695</text:p>
          </table:table-cell>
          <table:table-cell office:value-type="float" office:value="230.833333333333">
            <text:p>230.8333333333</text:p>
          </table:table-cell>
          <table:table-cell office:value-type="float" office:value="197.821118860722">
            <text:p>197.8211188607</text:p>
          </table:table-cell>
          <table:table-cell office:value-type="float" office:value="4.710026639541">
            <text:p>4.7100266395</text:p>
          </table:table-cell>
          <table:table-cell office:value-type="float" office:value="42">
            <text:p>42</text:p>
          </table:table-cell>
          <table:table-cell table:formula="of:= 100 * (([.BR105] / ([.BR105] + [.BT105])) - ([.BT105] / ([.BR105] + [.BT105])))" office:value-type="float" office:value="5.07371772686371">
            <text:p>5.0737177269</text:p>
          </table:table-cell>
          <table:table-cell table:formula="of:= 100 * (([.BX105] / ([.BX105] + [.BZ105])) - ([.BZ105] / ([.BX105] + [.BZ105])))" office:value-type="float" office:value="6.52268235067252">
            <text:p>6.5226823507</text:p>
          </table:table-cell>
          <table:table-cell table:formula="of:=([.CE105] + [.CF105]) / 2" office:value-type="float" office:value="5.79820003876812">
            <text:p>5.7982000388</text:p>
          </table:table-cell>
          <table:table-cell table:formula="of:=IF([.CG105] &gt; 0;1;0)" office:value-type="float" office:value="1">
            <text:p>1</text:p>
          </table:table-cell>
          <table:table-cell table:formula="of:=IF(AND([.CH105] = 1;[.BW105] &lt; 0);1;0)" office:value-type="float" office:value="0">
            <text:p>0</text:p>
          </table:table-cell>
          <table:table-cell table:formula="of:=IF([.CG105] &lt; 0;1;0)" office:value-type="float" office:value="0">
            <text:p>0</text:p>
          </table:table-cell>
          <table:table-cell table:formula="of:=IF(AND([.CJ105] = 1;[.BW105] &gt; 0);1;0)" office:value-type="float" office:value="0">
            <text:p>0</text:p>
          </table:table-cell>
          <table:table-cell table:formula="of:=IF(AND([.CH105] = 1;[.BQ105] &lt; 0);1;0)" office:value-type="float" office:value="0">
            <text:p>0</text:p>
          </table:table-cell>
          <table:table-cell table:formula="of:=IF(AND([.CJ105] = 1;[.BQ105] &gt; 0);1;0)" office:value-type="float" office:value="0">
            <text:p>0</text:p>
          </table:table-cell>
          <table:table-cell table:formula="of:=[.CG105] - [.$CG$136]" office:value-type="float" office:value="5.29235442406054">
            <text:p>5.2923544241</text:p>
          </table:table-cell>
        </table:table-row>
        <table:table-row table:style-name="ro2">
          <table:table-cell office:value-type="float" office:value="207673">
            <text:p>207673</text:p>
          </table:table-cell>
          <table:table-cell office:value-type="float" office:value="26">
            <text:p>26</text:p>
          </table:table-cell>
          <table:table-cell office:value-type="string">
            <text:p>1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23">
            <text:p>39623</text:p>
          </table:table-cell>
          <table:table-cell office:value-type="float" office:value="551">
            <text:p>551</text:p>
          </table:table-cell>
          <table:table-cell office:value-type="float" office:value="37679">
            <text:p>37679</text:p>
          </table:table-cell>
          <table:table-cell office:value-type="float" office:value="495">
            <text:p>495</text:p>
          </table:table-cell>
          <table:table-cell office:value-type="float" office:value="167">
            <text:p>167</text:p>
          </table:table-cell>
          <table:table-cell office:value-type="float" office:value="641">
            <text:p>64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28790">
            <text:p>28790</text:p>
          </table:table-cell>
          <table:table-cell office:value-type="float" office:value="277">
            <text:p>277</text:p>
          </table:table-cell>
          <table:table-cell office:value-type="float" office:value="27749">
            <text:p>27749</text:p>
          </table:table-cell>
          <table:table-cell office:value-type="float" office:value="220">
            <text:p>220</text:p>
          </table:table-cell>
          <table:table-cell office:value-type="float" office:value="117">
            <text:p>117</text:p>
          </table:table-cell>
          <table:table-cell office:value-type="float" office:value="371">
            <text:p>371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41">
            <text:p>41</text:p>
          </table:table-cell>
          <table:table-cell office:value-type="float" office:value="0.001">
            <text:p>0.001</text:p>
          </table:table-cell>
          <table:table-cell office:value-type="float" office:value="0.0139">
            <text:p>0.0139</text:p>
          </table:table-cell>
          <table:table-cell office:value-type="float" office:value="0.9509">
            <text:p>0.9509</text:p>
          </table:table-cell>
          <table:table-cell office:value-type="float" office:value="0.0125">
            <text:p>0.0125</text:p>
          </table:table-cell>
          <table:table-cell office:value-type="float" office:value="0.0042">
            <text:p>0.0042</text:p>
          </table:table-cell>
          <table:table-cell office:value-type="float" office:value="0.0162">
            <text:p>0.0162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009">
            <text:p>0.0009</text:p>
          </table:table-cell>
          <table:table-cell office:value-type="float" office:value="0.0096">
            <text:p>0.0096</text:p>
          </table:table-cell>
          <table:table-cell office:value-type="float" office:value="0.9638">
            <text:p>0.9638</text:p>
          </table:table-cell>
          <table:table-cell office:value-type="float" office:value="0.0076">
            <text:p>0.0076</text:p>
          </table:table-cell>
          <table:table-cell office:value-type="float" office:value="0.0041">
            <text:p>0.0041</text:p>
          </table:table-cell>
          <table:table-cell office:value-type="float" office:value="0.0129">
            <text:p>0.0129</text:p>
          </table:table-cell>
          <table:table-cell office:value-type="float" office:value="0.0006">
            <text:p>0.0006</text:p>
          </table:table-cell>
          <table:table-cell office:value-type="float" office:value="0.0005">
            <text:p>0.0005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378188159">
            <text:p>11378188159</text:p>
          </table:table-cell>
          <table:table-cell office:value-type="float" office:value="270909241.880952">
            <text:p>270909241.880952</text:p>
          </table:table-cell>
          <table:table-cell office:value-type="float" office:value="588">
            <text:p>588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6.0952380952381">
            <text:p>6.0952380952</text:p>
          </table:table-cell>
          <table:table-cell office:value-type="float" office:value="120">
            <text:p>120</text:p>
          </table:table-cell>
          <table:table-cell office:value-type="float" office:value="2.85714285714286">
            <text:p>2.8571428571</text:p>
          </table:table-cell>
          <table:table-cell office:value-type="float" office:value="294">
            <text:p>294</text:p>
          </table:table-cell>
          <table:table-cell office:value-type="float" office:value="7">
            <text:p>7</text:p>
          </table:table-cell>
          <table:table-cell office:value-type="float" office:value="8159">
            <text:p>8159</text:p>
          </table:table-cell>
          <table:table-cell office:value-type="float" office:value="194.261904761905">
            <text:p>194.2619047619</text:p>
          </table:table-cell>
          <table:table-cell office:value-type="float" office:value="5684">
            <text:p>5684</text:p>
          </table:table-cell>
          <table:table-cell office:value-type="float" office:value="135.333333333333">
            <text:p>135.3333333333</text:p>
          </table:table-cell>
          <table:table-cell office:value-type="float" office:value="2010484">
            <text:p>2010484</text:p>
          </table:table-cell>
          <table:table-cell office:value-type="float" office:value="47868.6666666667">
            <text:p>47868.6666666667</text:p>
          </table:table-cell>
          <table:table-cell office:value-type="float" office:value="641.00607421813">
            <text:p>641.0060742181</text:p>
          </table:table-cell>
          <table:table-cell office:value-type="float" office:value="15.262049386146">
            <text:p>15.2620493861</text:p>
          </table:table-cell>
          <table:table-cell office:value-type="float" office:value="16954">
            <text:p>16954</text:p>
          </table:table-cell>
          <table:table-cell office:value-type="float" office:value="403.666666666667">
            <text:p>403.6666666667</text:p>
          </table:table-cell>
          <table:table-cell office:value-type="float" office:value="11815">
            <text:p>11815</text:p>
          </table:table-cell>
          <table:table-cell office:value-type="float" office:value="281.309523809524">
            <text:p>281.3095238095</text:p>
          </table:table-cell>
          <table:table-cell office:value-type="float" office:value="686.08531549481">
            <text:p>686.0853154948</text:p>
          </table:table-cell>
          <table:table-cell office:value-type="float" office:value="16.3353646546383">
            <text:p>16.3353646546</text:p>
          </table:table-cell>
          <table:table-cell office:value-type="float" office:value="12757">
            <text:p>12757</text:p>
          </table:table-cell>
          <table:table-cell office:value-type="float" office:value="303.738095238095">
            <text:p>303.7380952381</text:p>
          </table:table-cell>
          <table:table-cell office:value-type="float" office:value="8935">
            <text:p>8935</text:p>
          </table:table-cell>
          <table:table-cell office:value-type="float" office:value="212.738095238095">
            <text:p>212.7380952381</text:p>
          </table:table-cell>
          <table:table-cell office:value-type="float" office:value="663.545694856428">
            <text:p>663.5456948564</text:p>
          </table:table-cell>
          <table:table-cell office:value-type="float" office:value="15.7987070203911">
            <text:p>15.7987070204</text:p>
          </table:table-cell>
          <table:table-cell office:value-type="float" office:value="42">
            <text:p>42</text:p>
          </table:table-cell>
          <table:table-cell table:formula="of:= 100 * (([.BR106] / ([.BR106] + [.BT106])) - ([.BT106] / ([.BR106] + [.BT106])))" office:value-type="float" office:value="17.8629775105148">
            <text:p>17.8629775105</text:p>
          </table:table-cell>
          <table:table-cell table:formula="of:= 100 * (([.BX106] / ([.BX106] + [.BZ106])) - ([.BZ106] / ([.BX106] + [.BZ106])))" office:value-type="float" office:value="17.6193988567214">
            <text:p>17.6193988567</text:p>
          </table:table-cell>
          <table:table-cell table:formula="of:=([.CE106] + [.CF106]) / 2" office:value-type="float" office:value="17.7411881836181">
            <text:p>17.7411881836</text:p>
          </table:table-cell>
          <table:table-cell table:formula="of:=IF([.CG106] &gt; 0;1;0)" office:value-type="float" office:value="1">
            <text:p>1</text:p>
          </table:table-cell>
          <table:table-cell table:formula="of:=IF(AND([.CH106] = 1;[.BW106] &lt; 0);1;0)" office:value-type="float" office:value="0">
            <text:p>0</text:p>
          </table:table-cell>
          <table:table-cell table:formula="of:=IF([.CG106] &lt; 0;1;0)" office:value-type="float" office:value="0">
            <text:p>0</text:p>
          </table:table-cell>
          <table:table-cell table:formula="of:=IF(AND([.CJ106] = 1;[.BW106] &gt; 0);1;0)" office:value-type="float" office:value="0">
            <text:p>0</text:p>
          </table:table-cell>
          <table:table-cell table:formula="of:=IF(AND([.CH106] = 1;[.BQ106] &lt; 0);1;0)" office:value-type="float" office:value="0">
            <text:p>0</text:p>
          </table:table-cell>
          <table:table-cell table:formula="of:=IF(AND([.CJ106] = 1;[.BQ106] &gt; 0);1;0)" office:value-type="float" office:value="0">
            <text:p>0</text:p>
          </table:table-cell>
          <table:table-cell table:formula="of:=[.CG106] - [.$CG$136]" office:value-type="float" office:value="17.2353425689105">
            <text:p>17.2353425689</text:p>
          </table:table-cell>
        </table:table-row>
        <table:table-row table:style-name="ro2">
          <table:table-cell office:value-type="float" office:value="207718">
            <text:p>207718</text:p>
          </table:table-cell>
          <table:table-cell office:value-type="float" office:value="18">
            <text:p>18</text:p>
          </table:table-cell>
          <table:table-cell office:value-type="string">
            <text:p>0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36">
            <text:p>39536</text:p>
          </table:table-cell>
          <table:table-cell office:value-type="float" office:value="1480">
            <text:p>1480</text:p>
          </table:table-cell>
          <table:table-cell office:value-type="float" office:value="37285">
            <text:p>37285</text:p>
          </table:table-cell>
          <table:table-cell office:value-type="float" office:value="228">
            <text:p>228</text:p>
          </table:table-cell>
          <table:table-cell office:value-type="float" office:value="251">
            <text:p>251</text:p>
          </table:table-cell>
          <table:table-cell office:value-type="float" office:value="183">
            <text:p>183</text:p>
          </table:table-cell>
          <table:table-cell office:value-type="float" office:value="48">
            <text:p>48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29812">
            <text:p>29812</text:p>
          </table:table-cell>
          <table:table-cell office:value-type="float" office:value="815">
            <text:p>815</text:p>
          </table:table-cell>
          <table:table-cell office:value-type="float" office:value="28573">
            <text:p>28573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office:value-type="float" office:value="105">
            <text:p>105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46">
            <text:p>-46</text:p>
          </table:table-cell>
          <table:table-cell office:value-type="float" office:value="-0.0012">
            <text:p>-0.0012</text:p>
          </table:table-cell>
          <table:table-cell office:value-type="float" office:value="0.0374">
            <text:p>0.0374</text:p>
          </table:table-cell>
          <table:table-cell office:value-type="float" office:value="0.9431">
            <text:p>0.9431</text:p>
          </table:table-cell>
          <table:table-cell office:value-type="float" office:value="0.0058">
            <text:p>0.0058</text:p>
          </table:table-cell>
          <table:table-cell office:value-type="float" office:value="0.0063">
            <text:p>0.0063</text:p>
          </table:table-cell>
          <table:table-cell office:value-type="float" office:value="0.0046">
            <text:p>0.0046</text:p>
          </table:table-cell>
          <table:table-cell office:value-type="float" office:value="0.0012">
            <text:p>0.0012</text:p>
          </table:table-cell>
          <table:table-cell office:value-type="float" office:value="0.0004">
            <text:p>0.0004</text:p>
          </table:table-cell>
          <table:table-cell office:value-type="float" office:value="0.0011">
            <text:p>0.0011</text:p>
          </table:table-cell>
          <table:table-cell office:value-type="float" office:value="0.0273">
            <text:p>0.0273</text:p>
          </table:table-cell>
          <table:table-cell office:value-type="float" office:value="0.9584">
            <text:p>0.9584</text:p>
          </table:table-cell>
          <table:table-cell office:value-type="float" office:value="0.0034">
            <text:p>0.0034</text:p>
          </table:table-cell>
          <table:table-cell office:value-type="float" office:value="0.0051">
            <text:p>0.0051</text:p>
          </table:table-cell>
          <table:table-cell office:value-type="float" office:value="0.0035">
            <text:p>0.0035</text:p>
          </table:table-cell>
          <table:table-cell office:value-type="float" office:value="0.0011">
            <text:p>0.0011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034440598">
            <text:p>23034440598</text:p>
          </table:table-cell>
          <table:table-cell office:value-type="float" office:value="270993418.8">
            <text:p>270993418.8</text:p>
          </table:table-cell>
          <table:table-cell office:value-type="float" office:value="1031">
            <text:p>1031</text:p>
          </table:table-cell>
          <table:table-cell office:value-type="float" office:value="12.1294117647059">
            <text:p>12.1294117647</text:p>
          </table:table-cell>
          <table:table-cell office:value-type="float" office:value="649">
            <text:p>649</text:p>
          </table:table-cell>
          <table:table-cell office:value-type="float" office:value="7.63529411764706">
            <text:p>7.6352941176</text:p>
          </table:table-cell>
          <table:table-cell office:value-type="float" office:value="271">
            <text:p>271</text:p>
          </table:table-cell>
          <table:table-cell office:value-type="float" office:value="3.18823529411765">
            <text:p>3.1882352941</text:p>
          </table:table-cell>
          <table:table-cell office:value-type="float" office:value="615">
            <text:p>615</text:p>
          </table:table-cell>
          <table:table-cell office:value-type="float" office:value="7.23529411764706">
            <text:p>7.2352941176</text:p>
          </table:table-cell>
          <table:table-cell office:value-type="float" office:value="10598">
            <text:p>10598</text:p>
          </table:table-cell>
          <table:table-cell office:value-type="float" office:value="124.682352941176">
            <text:p>124.6823529412</text:p>
          </table:table-cell>
          <table:table-cell office:value-type="float" office:value="9828">
            <text:p>9828</text:p>
          </table:table-cell>
          <table:table-cell office:value-type="float" office:value="115.623529411765">
            <text:p>115.6235294118</text:p>
          </table:table-cell>
          <table:table-cell office:value-type="float" office:value="3061342">
            <text:p>3061342</text:p>
          </table:table-cell>
          <table:table-cell office:value-type="float" office:value="36015.7882352941">
            <text:p>36015.7882352941</text:p>
          </table:table-cell>
          <table:table-cell office:value-type="float" office:value="1035.64439129163">
            <text:p>1035.6443912916</text:p>
          </table:table-cell>
          <table:table-cell office:value-type="float" office:value="12.1840516622545">
            <text:p>12.1840516623</text:p>
          </table:table-cell>
          <table:table-cell office:value-type="float" office:value="14599">
            <text:p>14599</text:p>
          </table:table-cell>
          <table:table-cell office:value-type="float" office:value="171.752941176471">
            <text:p>171.7529411765</text:p>
          </table:table-cell>
          <table:table-cell office:value-type="float" office:value="10238">
            <text:p>10238</text:p>
          </table:table-cell>
          <table:table-cell office:value-type="float" office:value="120.447058823529">
            <text:p>120.4470588235</text:p>
          </table:table-cell>
          <table:table-cell office:value-type="float" office:value="1519.85897876641">
            <text:p>1519.8589787664</text:p>
          </table:table-cell>
          <table:table-cell office:value-type="float" office:value="17.8806938678402">
            <text:p>17.8806938678</text:p>
          </table:table-cell>
          <table:table-cell office:value-type="float" office:value="12602">
            <text:p>12602</text:p>
          </table:table-cell>
          <table:table-cell office:value-type="float" office:value="148.258823529412">
            <text:p>148.2588235294</text:p>
          </table:table-cell>
          <table:table-cell office:value-type="float" office:value="7950">
            <text:p>7950</text:p>
          </table:table-cell>
          <table:table-cell office:value-type="float" office:value="93.5294117647059">
            <text:p>93.5294117647</text:p>
          </table:table-cell>
          <table:table-cell office:value-type="float" office:value="1277.75168502903">
            <text:p>1277.751685029</text:p>
          </table:table-cell>
          <table:table-cell office:value-type="float" office:value="15.0323727650474">
            <text:p>15.032372765</text:p>
          </table:table-cell>
          <table:table-cell office:value-type="float" office:value="85">
            <text:p>85</text:p>
          </table:table-cell>
          <table:table-cell table:formula="of:= 100 * (([.BR107] / ([.BR107] + [.BT107])) - ([.BT107] / ([.BR107] + [.BT107])))" office:value-type="float" office:value="17.5584812980634">
            <text:p>17.5584812981</text:p>
          </table:table-cell>
          <table:table-cell table:formula="of:= 100 * (([.BX107] / ([.BX107] + [.BZ107])) - ([.BZ107] / ([.BX107] + [.BZ107])))" office:value-type="float" office:value="22.6352666407162">
            <text:p>22.6352666407</text:p>
          </table:table-cell>
          <table:table-cell table:formula="of:=([.CE107] + [.CF107]) / 2" office:value-type="float" office:value="20.0968739693898">
            <text:p>20.0968739694</text:p>
          </table:table-cell>
          <table:table-cell table:formula="of:=IF([.CG107] &gt; 0;1;0)" office:value-type="float" office:value="1">
            <text:p>1</text:p>
          </table:table-cell>
          <table:table-cell table:formula="of:=IF(AND([.CH107] = 1;[.BW107] &lt; 0);1;0)" office:value-type="float" office:value="0">
            <text:p>0</text:p>
          </table:table-cell>
          <table:table-cell table:formula="of:=IF([.CG107] &lt; 0;1;0)" office:value-type="float" office:value="0">
            <text:p>0</text:p>
          </table:table-cell>
          <table:table-cell table:formula="of:=IF(AND([.CJ107] = 1;[.BW107] &gt; 0);1;0)" office:value-type="float" office:value="0">
            <text:p>0</text:p>
          </table:table-cell>
          <table:table-cell table:formula="of:=IF(AND([.CH107] = 1;[.BQ107] &lt; 0);1;0)" office:value-type="float" office:value="0">
            <text:p>0</text:p>
          </table:table-cell>
          <table:table-cell table:formula="of:=IF(AND([.CJ107] = 1;[.BQ107] &gt; 0);1;0)" office:value-type="float" office:value="0">
            <text:p>0</text:p>
          </table:table-cell>
          <table:table-cell table:formula="of:=[.CG107] - [.$CG$136]" office:value-type="float" office:value="19.5910283546822">
            <text:p>19.5910283547</text:p>
          </table:table-cell>
        </table:table-row>
        <table:table-row table:style-name="ro2">
          <table:table-cell office:value-type="float" office:value="207738">
            <text:p>207738</text:p>
          </table:table-cell>
          <table:table-cell office:value-type="float" office:value="30">
            <text:p>30</text:p>
          </table:table-cell>
          <table:table-cell office:value-type="string">
            <text:p>1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99">
            <text:p>39699</text:p>
          </table:table-cell>
          <table:table-cell office:value-type="float" office:value="459">
            <text:p>459</text:p>
          </table:table-cell>
          <table:table-cell office:value-type="float" office:value="38526">
            <text:p>38526</text:p>
          </table:table-cell>
          <table:table-cell office:value-type="float" office:value="202">
            <text:p>202</text:p>
          </table:table-cell>
          <table:table-cell office:value-type="float" office:value="222">
            <text:p>222</text:p>
          </table:table-cell>
          <table:table-cell office:value-type="float" office:value="218">
            <text:p>21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28072">
            <text:p>28072</text:p>
          </table:table-cell>
          <table:table-cell office:value-type="float" office:value="236">
            <text:p>236</text:p>
          </table:table-cell>
          <table:table-cell office:value-type="float" office:value="27436">
            <text:p>27436</text:p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17">
            <text:p>117</text:p>
          </table:table-cell>
          <table:table-cell office:value-type="float" office:value="0.003">
            <text:p>0.003</text:p>
          </table:table-cell>
          <table:table-cell office:value-type="float" office:value="0.0116">
            <text:p>0.0116</text:p>
          </table:table-cell>
          <table:table-cell office:value-type="float" office:value="0.9705">
            <text:p>0.9705</text:p>
          </table:table-cell>
          <table:table-cell office:value-type="float" office:value="0.0051">
            <text:p>0.0051</text:p>
          </table:table-cell>
          <table:table-cell office:value-type="float" office:value="0.0056">
            <text:p>0.0056</text:p>
          </table:table-cell>
          <table:table-cell office:value-type="float" office:value="0.0055">
            <text:p>0.0055</text:p>
          </table:table-cell>
          <table:table-cell office:value-type="float" office:value="0.0005">
            <text:p>0.0005</text:p>
          </table:table-cell>
          <table:table-cell office:value-type="float" office:value="0.0003">
            <text:p>0.0003</text:p>
          </table:table-cell>
          <table:table-cell office:value-type="float" office:value="0.0011">
            <text:p>0.0011</text:p>
          </table:table-cell>
          <table:table-cell office:value-type="float" office:value="0.0084">
            <text:p>0.0084</text:p>
          </table:table-cell>
          <table:table-cell office:value-type="float" office:value="0.9773">
            <text:p>0.9773</text:p>
          </table:table-cell>
          <table:table-cell office:value-type="float" office:value="0.0033">
            <text:p>0.0033</text:p>
          </table:table-cell>
          <table:table-cell office:value-type="float" office:value="0.0053">
            <text:p>0.0053</text:p>
          </table:table-cell>
          <table:table-cell office:value-type="float" office:value="0.0043">
            <text:p>0.0043</text:p>
          </table:table-cell>
          <table:table-cell office:value-type="float" office:value="0.0002">
            <text:p>0.0002</text:p>
          </table:table-cell>
          <table:table-cell office:value-type="float" office:value="0.0003">
            <text:p>0.0003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629584262">
            <text:p>14629584262</text:p>
          </table:table-cell>
          <table:table-cell office:value-type="float" office:value="270918227.074074">
            <text:p>270918227.074074</text:p>
          </table:table-cell>
          <table:table-cell office:value-type="float" office:value="834">
            <text:p>834</text:p>
          </table:table-cell>
          <table:table-cell office:value-type="float" office:value="15.4444444444444">
            <text:p>15.4444444444</text:p>
          </table:table-cell>
          <table:table-cell office:value-type="float" office:value="350">
            <text:p>350</text:p>
          </table:table-cell>
          <table:table-cell office:value-type="float" office:value="6.48148148148148">
            <text:p>6.4814814815</text:p>
          </table:table-cell>
          <table:table-cell office:value-type="float" office:value="143">
            <text:p>143</text:p>
          </table:table-cell>
          <table:table-cell office:value-type="float" office:value="2.64814814814815">
            <text:p>2.6481481481</text:p>
          </table:table-cell>
          <table:table-cell office:value-type="float" office:value="435">
            <text:p>435</text:p>
          </table:table-cell>
          <table:table-cell office:value-type="float" office:value="8.05555555555556">
            <text:p>8.0555555556</text:p>
          </table:table-cell>
          <table:table-cell office:value-type="float" office:value="4262">
            <text:p>4262</text:p>
          </table:table-cell>
          <table:table-cell office:value-type="float" office:value="78.9259259259259">
            <text:p>78.9259259259</text:p>
          </table:table-cell>
          <table:table-cell office:value-type="float" office:value="3458">
            <text:p>3458</text:p>
          </table:table-cell>
          <table:table-cell office:value-type="float" office:value="64.037037037037">
            <text:p>64.037037037</text:p>
          </table:table-cell>
          <table:table-cell office:value-type="float" office:value="1710882">
            <text:p>1710882</text:p>
          </table:table-cell>
          <table:table-cell office:value-type="float" office:value="31683">
            <text:p>31683</text:p>
          </table:table-cell>
          <table:table-cell office:value-type="float" office:value="1023.82749267916">
            <text:p>1023.8274926792</text:p>
          </table:table-cell>
          <table:table-cell office:value-type="float" office:value="18.9597683829474">
            <text:p>18.9597683829</text:p>
          </table:table-cell>
          <table:table-cell office:value-type="float" office:value="22549">
            <text:p>22549</text:p>
          </table:table-cell>
          <table:table-cell office:value-type="float" office:value="417.574074074074">
            <text:p>417.5740740741</text:p>
          </table:table-cell>
          <table:table-cell office:value-type="float" office:value="12841">
            <text:p>12841</text:p>
          </table:table-cell>
          <table:table-cell office:value-type="float" office:value="237.796296296296">
            <text:p>237.7962962963</text:p>
          </table:table-cell>
          <table:table-cell office:value-type="float" office:value="1373.881578399">
            <text:p>1373.881578399</text:p>
          </table:table-cell>
          <table:table-cell office:value-type="float" office:value="25.4422514518333">
            <text:p>25.4422514518</text:p>
          </table:table-cell>
          <table:table-cell office:value-type="float" office:value="19662">
            <text:p>19662</text:p>
          </table:table-cell>
          <table:table-cell office:value-type="float" office:value="364.111111111111">
            <text:p>364.1111111111</text:p>
          </table:table-cell>
          <table:table-cell office:value-type="float" office:value="10079">
            <text:p>10079</text:p>
          </table:table-cell>
          <table:table-cell office:value-type="float" office:value="186.648148148148">
            <text:p>186.6481481481</text:p>
          </table:table-cell>
          <table:table-cell office:value-type="float" office:value="1198.85453553872">
            <text:p>1198.8545355387</text:p>
          </table:table-cell>
          <table:table-cell office:value-type="float" office:value="22.2010099173838">
            <text:p>22.2010099174</text:p>
          </table:table-cell>
          <table:table-cell office:value-type="float" office:value="54">
            <text:p>54</text:p>
          </table:table-cell>
          <table:table-cell table:formula="of:= 100 * (([.BR108] / ([.BR108] + [.BT108])) - ([.BT108] / ([.BR108] + [.BT108])))" office:value-type="float" office:value="27.4314778185928">
            <text:p>27.4314778186</text:p>
          </table:table-cell>
          <table:table-cell table:formula="of:= 100 * (([.BX108] / ([.BX108] + [.BZ108])) - ([.BZ108] / ([.BX108] + [.BZ108])))" office:value-type="float" office:value="32.221512390303">
            <text:p>32.2215123903</text:p>
          </table:table-cell>
          <table:table-cell table:formula="of:=([.CE108] + [.CF108]) / 2" office:value-type="float" office:value="29.8264951044479">
            <text:p>29.8264951044</text:p>
          </table:table-cell>
          <table:table-cell table:formula="of:=IF([.CG108] &gt; 0;1;0)" office:value-type="float" office:value="1">
            <text:p>1</text:p>
          </table:table-cell>
          <table:table-cell table:formula="of:=IF(AND([.CH108] = 1;[.BW108] &lt; 0);1;0)" office:value-type="float" office:value="0">
            <text:p>0</text:p>
          </table:table-cell>
          <table:table-cell table:formula="of:=IF([.CG108] &lt; 0;1;0)" office:value-type="float" office:value="0">
            <text:p>0</text:p>
          </table:table-cell>
          <table:table-cell table:formula="of:=IF(AND([.CJ108] = 1;[.BW108] &gt; 0);1;0)" office:value-type="float" office:value="0">
            <text:p>0</text:p>
          </table:table-cell>
          <table:table-cell table:formula="of:=IF(AND([.CH108] = 1;[.BQ108] &lt; 0);1;0)" office:value-type="float" office:value="0">
            <text:p>0</text:p>
          </table:table-cell>
          <table:table-cell table:formula="of:=IF(AND([.CJ108] = 1;[.BQ108] &gt; 0);1;0)" office:value-type="float" office:value="0">
            <text:p>0</text:p>
          </table:table-cell>
          <table:table-cell table:formula="of:=[.CG108] - [.$CG$136]" office:value-type="float" office:value="29.3206494897403">
            <text:p>29.3206494897</text:p>
          </table:table-cell>
        </table:table-row>
        <table:table-row table:style-name="ro2">
          <table:table-cell office:value-type="float" office:value="207768">
            <text:p>207768</text:p>
          </table:table-cell>
          <table:table-cell office:value-type="float" office:value="60">
            <text:p>60</text:p>
          </table:table-cell>
          <table:table-cell office:value-type="string">
            <text:p>3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16">
            <text:p>39416</text:p>
          </table:table-cell>
          <table:table-cell office:value-type="float" office:value="821">
            <text:p>821</text:p>
          </table:table-cell>
          <table:table-cell office:value-type="float" office:value="36265">
            <text:p>36265</text:p>
          </table:table-cell>
          <table:table-cell office:value-type="float" office:value="917">
            <text:p>917</text:p>
          </table:table-cell>
          <table:table-cell office:value-type="float" office:value="227">
            <text:p>227</text:p>
          </table:table-cell>
          <table:table-cell office:value-type="float" office:value="1078">
            <text:p>1078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26203">
            <text:p>26203</text:p>
          </table:table-cell>
          <table:table-cell office:value-type="float" office:value="439">
            <text:p>439</text:p>
          </table:table-cell>
          <table:table-cell office:value-type="float" office:value="24478">
            <text:p>24478</text:p>
          </table:table-cell>
          <table:table-cell office:value-type="float" office:value="445">
            <text:p>445</text:p>
          </table:table-cell>
          <table:table-cell office:value-type="float" office:value="142">
            <text:p>142</text:p>
          </table:table-cell>
          <table:table-cell office:value-type="float" office:value="641">
            <text:p>64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66">
            <text:p>-166</text:p>
          </table:table-cell>
          <table:table-cell office:value-type="float" office:value="-0.0042">
            <text:p>-0.0042</text:p>
          </table:table-cell>
          <table:table-cell office:value-type="float" office:value="0.0208">
            <text:p>0.0208</text:p>
          </table:table-cell>
          <table:table-cell office:value-type="float" office:value="0.9201">
            <text:p>0.9201</text:p>
          </table:table-cell>
          <table:table-cell office:value-type="float" office:value="0.0233">
            <text:p>0.0233</text:p>
          </table:table-cell>
          <table:table-cell office:value-type="float" office:value="0.0058">
            <text:p>0.0058</text:p>
          </table:table-cell>
          <table:table-cell office:value-type="float" office:value="0.0273">
            <text:p>0.0273</text:p>
          </table:table-cell>
          <table:table-cell office:value-type="float" office:value="0.0009">
            <text:p>0.0009</text:p>
          </table:table-cell>
          <table:table-cell office:value-type="float" office:value="0.0007">
            <text:p>0.0007</text:p>
          </table:table-cell>
          <table:table-cell office:value-type="float" office:value="0.0012">
            <text:p>0.0012</text:p>
          </table:table-cell>
          <table:table-cell office:value-type="float" office:value="0.0168">
            <text:p>0.0168</text:p>
          </table:table-cell>
          <table:table-cell office:value-type="float" office:value="0.9342">
            <text:p>0.9342</text:p>
          </table:table-cell>
          <table:table-cell office:value-type="float" office:value="0.017">
            <text:p>0.017</text:p>
          </table:table-cell>
          <table:table-cell office:value-type="float" office:value="0.0054">
            <text:p>0.0054</text:p>
          </table:table-cell>
          <table:table-cell office:value-type="float" office:value="0.0245">
            <text:p>0.0245</text:p>
          </table:table-cell>
          <table:table-cell office:value-type="float" office:value="0.0007">
            <text:p>0.0007</text:p>
          </table:table-cell>
          <table:table-cell office:value-type="float" office:value="0.0006">
            <text:p>0.0006</text:p>
          </table:table-cell>
          <table:table-cell office:value-type="float" office:value="0.0009">
            <text:p>0.000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55095777">
            <text:p>5155095777</text:p>
          </table:table-cell>
          <table:table-cell office:value-type="float" office:value="271320830.368421">
            <text:p>271320830.368421</text:p>
          </table:table-cell>
          <table:table-cell office:value-type="float" office:value="533">
            <text:p>533</text:p>
          </table:table-cell>
          <table:table-cell office:value-type="float" office:value="28.0526315789474">
            <text:p>28.0526315789</text:p>
          </table:table-cell>
          <table:table-cell office:value-type="float" office:value="102">
            <text:p>102</text:p>
          </table:table-cell>
          <table:table-cell office:value-type="float" office:value="5.36842105263158">
            <text:p>5.3684210526</text:p>
          </table:table-cell>
          <table:table-cell office:value-type="float" office:value="71">
            <text:p>71</text:p>
          </table:table-cell>
          <table:table-cell office:value-type="float" office:value="3.73684210526316">
            <text:p>3.7368421053</text:p>
          </table:table-cell>
          <table:table-cell office:value-type="float" office:value="160">
            <text:p>160</text:p>
          </table:table-cell>
          <table:table-cell office:value-type="float" office:value="8.42105263157895">
            <text:p>8.4210526316</text:p>
          </table:table-cell>
          <table:table-cell office:value-type="float" office:value="5777">
            <text:p>5777</text:p>
          </table:table-cell>
          <table:table-cell office:value-type="float" office:value="304.052631578947">
            <text:p>304.0526315789</text:p>
          </table:table-cell>
          <table:table-cell office:value-type="float" office:value="1299">
            <text:p>1299</text:p>
          </table:table-cell>
          <table:table-cell office:value-type="float" office:value="68.3684210526316">
            <text:p>68.3684210526</text:p>
          </table:table-cell>
          <table:table-cell office:value-type="float" office:value="489698">
            <text:p>489698</text:p>
          </table:table-cell>
          <table:table-cell office:value-type="float" office:value="25773.5789473684">
            <text:p>25773.5789473684</text:p>
          </table:table-cell>
          <table:table-cell office:value-type="float" office:value="468.66734125623">
            <text:p>468.6673412562</text:p>
          </table:table-cell>
          <table:table-cell office:value-type="float" office:value="24.6667021713805">
            <text:p>24.6667021714</text:p>
          </table:table-cell>
          <table:table-cell office:value-type="float" office:value="20870">
            <text:p>20870</text:p>
          </table:table-cell>
          <table:table-cell office:value-type="float" office:value="1098.42105263158">
            <text:p>1098.4210526316</text:p>
          </table:table-cell>
          <table:table-cell office:value-type="float" office:value="10562">
            <text:p>10562</text:p>
          </table:table-cell>
          <table:table-cell office:value-type="float" office:value="555.894736842105">
            <text:p>555.8947368421</text:p>
          </table:table-cell>
          <table:table-cell office:value-type="float" office:value="577.116016491">
            <text:p>577.116016491</text:p>
          </table:table-cell>
          <table:table-cell office:value-type="float" office:value="30.3745271837368">
            <text:p>30.3745271837</text:p>
          </table:table-cell>
          <table:table-cell office:value-type="float" office:value="17091">
            <text:p>17091</text:p>
          </table:table-cell>
          <table:table-cell office:value-type="float" office:value="899.526315789474">
            <text:p>899.5263157895</text:p>
          </table:table-cell>
          <table:table-cell office:value-type="float" office:value="8042">
            <text:p>8042</text:p>
          </table:table-cell>
          <table:table-cell office:value-type="float" office:value="423.263157894737">
            <text:p>423.2631578947</text:p>
          </table:table-cell>
          <table:table-cell office:value-type="float" office:value="522.89167887376">
            <text:p>522.8916788738</text:p>
          </table:table-cell>
          <table:table-cell office:value-type="float" office:value="27.5206146775663">
            <text:p>27.5206146776</text:p>
          </table:table-cell>
          <table:table-cell office:value-type="float" office:value="19">
            <text:p>19</text:p>
          </table:table-cell>
          <table:table-cell table:formula="of:= 100 * (([.BR109] / ([.BR109] + [.BT109])) - ([.BT109] / ([.BR109] + [.BT109])))" office:value-type="float" office:value="32.7946042249936">
            <text:p>32.794604225</text:p>
          </table:table-cell>
          <table:table-cell table:formula="of:= 100 * (([.BX109] / ([.BX109] + [.BZ109])) - ([.BZ109] / ([.BX109] + [.BZ109])))" office:value-type="float" office:value="36.0044562925238">
            <text:p>36.0044562925</text:p>
          </table:table-cell>
          <table:table-cell table:formula="of:=([.CE109] + [.CF109]) / 2" office:value-type="float" office:value="34.3995302587587">
            <text:p>34.3995302588</text:p>
          </table:table-cell>
          <table:table-cell table:formula="of:=IF([.CG109] &gt; 0;1;0)" office:value-type="float" office:value="1">
            <text:p>1</text:p>
          </table:table-cell>
          <table:table-cell table:formula="of:=IF(AND([.CH109] = 1;[.BW109] &lt; 0);1;0)" office:value-type="float" office:value="0">
            <text:p>0</text:p>
          </table:table-cell>
          <table:table-cell table:formula="of:=IF([.CG109] &lt; 0;1;0)" office:value-type="float" office:value="0">
            <text:p>0</text:p>
          </table:table-cell>
          <table:table-cell table:formula="of:=IF(AND([.CJ109] = 1;[.BW109] &gt; 0);1;0)" office:value-type="float" office:value="0">
            <text:p>0</text:p>
          </table:table-cell>
          <table:table-cell table:formula="of:=IF(AND([.CH109] = 1;[.BQ109] &lt; 0);1;0)" office:value-type="float" office:value="0">
            <text:p>0</text:p>
          </table:table-cell>
          <table:table-cell table:formula="of:=IF(AND([.CJ109] = 1;[.BQ109] &gt; 0);1;0)" office:value-type="float" office:value="0">
            <text:p>0</text:p>
          </table:table-cell>
          <table:table-cell table:formula="of:=[.CG109] - [.$CG$136]" office:value-type="float" office:value="33.8936846440511">
            <text:p>33.8936846441</text:p>
          </table:table-cell>
        </table:table-row>
        <table:table-row table:style-name="ro2">
          <table:table-cell office:value-type="float" office:value="207799">
            <text:p>207799</text:p>
          </table:table-cell>
          <table:table-cell office:value-type="float" office:value="59">
            <text:p>59</text:p>
          </table:table-cell>
          <table:table-cell office:value-type="string">
            <text:p>3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50">
            <text:p>39450</text:p>
          </table:table-cell>
          <table:table-cell office:value-type="float" office:value="1232">
            <text:p>1232</text:p>
          </table:table-cell>
          <table:table-cell office:value-type="float" office:value="36147">
            <text:p>36147</text:p>
          </table:table-cell>
          <table:table-cell office:value-type="float" office:value="875">
            <text:p>875</text:p>
          </table:table-cell>
          <table:table-cell office:value-type="float" office:value="350">
            <text:p>350</text:p>
          </table:table-cell>
          <table:table-cell office:value-type="float" office:value="720">
            <text:p>720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27706">
            <text:p>27706</text:p>
          </table:table-cell>
          <table:table-cell office:value-type="float" office:value="736">
            <text:p>736</text:p>
          </table:table-cell>
          <table:table-cell office:value-type="float" office:value="25837">
            <text:p>25837</text:p>
          </table:table-cell>
          <table:table-cell office:value-type="float" office:value="449">
            <text:p>449</text:p>
          </table:table-cell>
          <table:table-cell office:value-type="float" office:value="225">
            <text:p>225</text:p>
          </table:table-cell>
          <table:table-cell office:value-type="float" office:value="402">
            <text:p>402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32">
            <text:p>-132</text:p>
          </table:table-cell>
          <table:table-cell office:value-type="float" office:value="-0.0033">
            <text:p>-0.0033</text:p>
          </table:table-cell>
          <table:table-cell office:value-type="float" office:value="0.0312">
            <text:p>0.0312</text:p>
          </table:table-cell>
          <table:table-cell office:value-type="float" office:value="0.9163">
            <text:p>0.9163</text:p>
          </table:table-cell>
          <table:table-cell office:value-type="float" office:value="0.0222">
            <text:p>0.0222</text:p>
          </table:table-cell>
          <table:table-cell office:value-type="float" office:value="0.0089">
            <text:p>0.0089</text:p>
          </table:table-cell>
          <table:table-cell office:value-type="float" office:value="0.0183">
            <text:p>0.0183</text:p>
          </table:table-cell>
          <table:table-cell office:value-type="float" office:value="0.0005">
            <text:p>0.0005</text:p>
          </table:table-cell>
          <table:table-cell office:value-type="float" office:value="0.001">
            <text:p>0.001</text:p>
          </table:table-cell>
          <table:table-cell office:value-type="float" office:value="0.0017">
            <text:p>0.0017</text:p>
          </table:table-cell>
          <table:table-cell office:value-type="float" office:value="0.0266">
            <text:p>0.0266</text:p>
          </table:table-cell>
          <table:table-cell office:value-type="float" office:value="0.9325">
            <text:p>0.9325</text:p>
          </table:table-cell>
          <table:table-cell office:value-type="float" office:value="0.0162">
            <text:p>0.0162</text:p>
          </table:table-cell>
          <table:table-cell office:value-type="float" office:value="0.0081">
            <text:p>0.0081</text:p>
          </table:table-cell>
          <table:table-cell office:value-type="float" office:value="0.0145">
            <text:p>0.0145</text:p>
          </table:table-cell>
          <table:table-cell office:value-type="float" office:value="0.0003">
            <text:p>0.0003</text:p>
          </table:table-cell>
          <table:table-cell office:value-type="float" office:value="0.0009">
            <text:p>0.0009</text:p>
          </table:table-cell>
          <table:table-cell office:value-type="float" office:value="0.0008">
            <text:p>0.000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39404637">
            <text:p>6239404637</text:p>
          </table:table-cell>
          <table:table-cell office:value-type="float" office:value="271278462.478261">
            <text:p>271278462.478261</text:p>
          </table:table-cell>
          <table:table-cell office:value-type="float" office:value="678">
            <text:p>678</text:p>
          </table:table-cell>
          <table:table-cell office:value-type="float" office:value="29.4782608695652">
            <text:p>29.4782608696</text:p>
          </table:table-cell>
          <table:table-cell office:value-type="float" office:value="135">
            <text:p>135</text:p>
          </table:table-cell>
          <table:table-cell office:value-type="float" office:value="5.8695652173913">
            <text:p>5.8695652174</text:p>
          </table:table-cell>
          <table:table-cell office:value-type="float" office:value="57">
            <text:p>57</text:p>
          </table:table-cell>
          <table:table-cell office:value-type="float" office:value="2.47826086956522">
            <text:p>2.4782608696</text:p>
          </table:table-cell>
          <table:table-cell office:value-type="float" office:value="224">
            <text:p>224</text:p>
          </table:table-cell>
          <table:table-cell office:value-type="float" office:value="9.73913043478261">
            <text:p>9.7391304348</text:p>
          </table:table-cell>
          <table:table-cell office:value-type="float" office:value="14637">
            <text:p>14637</text:p>
          </table:table-cell>
          <table:table-cell office:value-type="float" office:value="636.391304347826">
            <text:p>636.3913043478</text:p>
          </table:table-cell>
          <table:table-cell office:value-type="float" office:value="1072">
            <text:p>1072</text:p>
          </table:table-cell>
          <table:table-cell office:value-type="float" office:value="46.6086956521739">
            <text:p>46.6086956522</text:p>
          </table:table-cell>
          <table:table-cell office:value-type="float" office:value="521286">
            <text:p>521286</text:p>
          </table:table-cell>
          <table:table-cell office:value-type="float" office:value="22664.6086956522">
            <text:p>22664.6086956522</text:p>
          </table:table-cell>
          <table:table-cell office:value-type="float" office:value="514.54938242459">
            <text:p>514.5493824246</text:p>
          </table:table-cell>
          <table:table-cell office:value-type="float" office:value="22.37171227933">
            <text:p>22.3717122793</text:p>
          </table:table-cell>
          <table:table-cell office:value-type="float" office:value="21354">
            <text:p>21354</text:p>
          </table:table-cell>
          <table:table-cell office:value-type="float" office:value="928.434782608696">
            <text:p>928.4347826087</text:p>
          </table:table-cell>
          <table:table-cell office:value-type="float" office:value="11774">
            <text:p>11774</text:p>
          </table:table-cell>
          <table:table-cell office:value-type="float" office:value="511.913043478261">
            <text:p>511.9130434783</text:p>
          </table:table-cell>
          <table:table-cell office:value-type="float" office:value="640.32139315821">
            <text:p>640.3213931582</text:p>
          </table:table-cell>
          <table:table-cell office:value-type="float" office:value="27.8400605720961">
            <text:p>27.8400605721</text:p>
          </table:table-cell>
          <table:table-cell office:value-type="float" office:value="17803">
            <text:p>17803</text:p>
          </table:table-cell>
          <table:table-cell office:value-type="float" office:value="774.04347826087">
            <text:p>774.0434782609</text:p>
          </table:table-cell>
          <table:table-cell office:value-type="float" office:value="8949">
            <text:p>8949</text:p>
          </table:table-cell>
          <table:table-cell office:value-type="float" office:value="389.086956521739">
            <text:p>389.0869565217</text:p>
          </table:table-cell>
          <table:table-cell office:value-type="float" office:value="577.4353877915">
            <text:p>577.4353877915</text:p>
          </table:table-cell>
          <table:table-cell office:value-type="float" office:value="25.1058864257174">
            <text:p>25.1058864257</text:p>
          </table:table-cell>
          <table:table-cell office:value-type="float" office:value="23">
            <text:p>23</text:p>
          </table:table-cell>
          <table:table-cell table:formula="of:= 100 * (([.BR110] / ([.BR110] + [.BT110])) - ([.BT110] / ([.BR110] + [.BT110])))" office:value-type="float" office:value="28.9181357160106">
            <text:p>28.918135716</text:p>
          </table:table-cell>
          <table:table-cell table:formula="of:= 100 * (([.BX110] / ([.BX110] + [.BZ110])) - ([.BZ110] / ([.BX110] + [.BZ110])))" office:value-type="float" office:value="33.0965909090909">
            <text:p>33.0965909091</text:p>
          </table:table-cell>
          <table:table-cell table:formula="of:=([.CE110] + [.CF110]) / 2" office:value-type="float" office:value="31.0073633125508">
            <text:p>31.0073633126</text:p>
          </table:table-cell>
          <table:table-cell table:formula="of:=IF([.CG110] &gt; 0;1;0)" office:value-type="float" office:value="1">
            <text:p>1</text:p>
          </table:table-cell>
          <table:table-cell table:formula="of:=IF(AND([.CH110] = 1;[.BW110] &lt; 0);1;0)" office:value-type="float" office:value="0">
            <text:p>0</text:p>
          </table:table-cell>
          <table:table-cell table:formula="of:=IF([.CG110] &lt; 0;1;0)" office:value-type="float" office:value="0">
            <text:p>0</text:p>
          </table:table-cell>
          <table:table-cell table:formula="of:=IF(AND([.CJ110] = 1;[.BW110] &gt; 0);1;0)" office:value-type="float" office:value="0">
            <text:p>0</text:p>
          </table:table-cell>
          <table:table-cell table:formula="of:=IF(AND([.CH110] = 1;[.BQ110] &lt; 0);1;0)" office:value-type="float" office:value="0">
            <text:p>0</text:p>
          </table:table-cell>
          <table:table-cell table:formula="of:=IF(AND([.CJ110] = 1;[.BQ110] &gt; 0);1;0)" office:value-type="float" office:value="0">
            <text:p>0</text:p>
          </table:table-cell>
          <table:table-cell table:formula="of:=[.CG110] - [.$CG$136]" office:value-type="float" office:value="30.5015176978432">
            <text:p>30.5015176978</text:p>
          </table:table-cell>
        </table:table-row>
        <table:table-row table:style-name="ro2">
          <table:table-cell office:value-type="float" office:value="262961">
            <text:p>262961</text:p>
          </table:table-cell>
          <table:table-cell office:value-type="float" office:value="118">
            <text:p>118</text:p>
          </table:table-cell>
          <table:table-cell office:value-type="string">
            <text:p>59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22">
            <text:p>39622</text:p>
          </table:table-cell>
          <table:table-cell office:value-type="float" office:value="2506">
            <text:p>2506</text:p>
          </table:table-cell>
          <table:table-cell office:value-type="float" office:value="15455">
            <text:p>15455</text:p>
          </table:table-cell>
          <table:table-cell office:value-type="float" office:value="16050">
            <text:p>16050</text:p>
          </table:table-cell>
          <table:table-cell office:value-type="float" office:value="702">
            <text:p>702</text:p>
          </table:table-cell>
          <table:table-cell office:value-type="float" office:value="4176">
            <text:p>4176</text:p>
          </table:table-cell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605">
            <text:p>605</text:p>
          </table:table-cell>
          <table:table-cell office:value-type="float" office:value="30949">
            <text:p>30949</text:p>
          </table:table-cell>
          <table:table-cell office:value-type="float" office:value="1638">
            <text:p>1638</text:p>
          </table:table-cell>
          <table:table-cell office:value-type="float" office:value="14657">
            <text:p>14657</text:p>
          </table:table-cell>
          <table:table-cell office:value-type="float" office:value="10908">
            <text:p>10908</text:p>
          </table:table-cell>
          <table:table-cell office:value-type="float" office:value="542">
            <text:p>542</text:p>
          </table:table-cell>
          <table:table-cell office:value-type="float" office:value="2764">
            <text:p>2764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359">
            <text:p>35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40">
            <text:p>40</text:p>
          </table:table-cell>
          <table:table-cell office:value-type="float" office:value="0.001">
            <text:p>0.001</text:p>
          </table:table-cell>
          <table:table-cell office:value-type="float" office:value="0.0632">
            <text:p>0.0632</text:p>
          </table:table-cell>
          <table:table-cell office:value-type="float" office:value="0.3901">
            <text:p>0.3901</text:p>
          </table:table-cell>
          <table:table-cell office:value-type="float" office:value="0.4051">
            <text:p>0.4051</text:p>
          </table:table-cell>
          <table:table-cell office:value-type="float" office:value="0.0177">
            <text:p>0.0177</text:p>
          </table:table-cell>
          <table:table-cell office:value-type="float" office:value="0.1054">
            <text:p>0.1054</text:p>
          </table:table-cell>
          <table:table-cell office:value-type="float" office:value="0.0009">
            <text:p>0.0009</text:p>
          </table:table-cell>
          <table:table-cell office:value-type="float" office:value="0.0023">
            <text:p>0.0023</text:p>
          </table:table-cell>
          <table:table-cell office:value-type="float" office:value="0.0153">
            <text:p>0.0153</text:p>
          </table:table-cell>
          <table:table-cell office:value-type="float" office:value="0.0529">
            <text:p>0.0529</text:p>
          </table:table-cell>
          <table:table-cell office:value-type="float" office:value="0.4736">
            <text:p>0.4736</text:p>
          </table:table-cell>
          <table:table-cell office:value-type="float" office:value="0.3525">
            <text:p>0.3525</text:p>
          </table:table-cell>
          <table:table-cell office:value-type="float" office:value="0.0175">
            <text:p>0.0175</text:p>
          </table:table-cell>
          <table:table-cell office:value-type="float" office:value="0.0893">
            <text:p>0.0893</text:p>
          </table:table-cell>
          <table:table-cell office:value-type="float" office:value="0.0009">
            <text:p>0.0009</text:p>
          </table:table-cell>
          <table:table-cell office:value-type="float" office:value="0.0017">
            <text:p>0.0017</text:p>
          </table:table-cell>
          <table:table-cell office:value-type="float" office:value="0.0116">
            <text:p>0.0116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492757675">
            <text:p>6492757675</text:p>
          </table:table-cell>
          <table:table-cell office:value-type="float" office:value="270531569.791667">
            <text:p>270531569.791667</text:p>
          </table:table-cell>
          <table:table-cell office:value-type="float" office:value="1348">
            <text:p>1348</text:p>
          </table:table-cell>
          <table:table-cell office:value-type="float" office:value="56.1666666666667">
            <text:p>56.1666666667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2.375">
            <text:p>2.375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37675">
            <text:p>37675</text:p>
          </table:table-cell>
          <table:table-cell office:value-type="float" office:value="1569.79166666667">
            <text:p>1569.7916666667</text:p>
          </table:table-cell>
          <table:table-cell office:value-type="float" office:value="3100">
            <text:p>3100</text:p>
          </table:table-cell>
          <table:table-cell office:value-type="float" office:value="129.166666666667">
            <text:p>129.1666666667</text:p>
          </table:table-cell>
          <table:table-cell office:value-type="float" office:value="987732">
            <text:p>987732</text:p>
          </table:table-cell>
          <table:table-cell office:value-type="float" office:value="41155.5">
            <text:p>41155.5</text:p>
          </table:table-cell>
          <table:table-cell office:value-type="float" office:value="-1168.8344327337">
            <text:p>-1168.8344327337</text:p>
          </table:table-cell>
          <table:table-cell office:value-type="float" office:value="-48.7014346972375">
            <text:p>-48.7014346972</text:p>
          </table:table-cell>
          <table:table-cell office:value-type="float" office:value="8042">
            <text:p>8042</text:p>
          </table:table-cell>
          <table:table-cell office:value-type="float" office:value="335.083333333333">
            <text:p>335.0833333333</text:p>
          </table:table-cell>
          <table:table-cell office:value-type="float" office:value="24557">
            <text:p>24557</text:p>
          </table:table-cell>
          <table:table-cell office:value-type="float" office:value="1023.20833333333">
            <text:p>1023.2083333333</text:p>
          </table:table-cell>
          <table:table-cell office:value-type="float" office:value="-1278.4185287292">
            <text:p>-1278.4185287292</text:p>
          </table:table-cell>
          <table:table-cell office:value-type="float" office:value="-53.26743869705">
            <text:p>-53.2674386971</text:p>
          </table:table-cell>
          <table:table-cell office:value-type="float" office:value="4675">
            <text:p>4675</text:p>
          </table:table-cell>
          <table:table-cell office:value-type="float" office:value="194.791666666667">
            <text:p>194.7916666667</text:p>
          </table:table-cell>
          <table:table-cell office:value-type="float" office:value="15819">
            <text:p>15819</text:p>
          </table:table-cell>
          <table:table-cell office:value-type="float" office:value="659.125">
            <text:p>659.125</text:p>
          </table:table-cell>
          <table:table-cell office:value-type="float" office:value="-1223.6264807314">
            <text:p>-1223.6264807314</text:p>
          </table:table-cell>
          <table:table-cell office:value-type="float" office:value="-50.9844366971417">
            <text:p>-50.9844366971</text:p>
          </table:table-cell>
          <table:table-cell office:value-type="float" office:value="24">
            <text:p>24</text:p>
          </table:table-cell>
          <table:table-cell table:formula="of:= 100 * (([.BR111] / ([.BR111] + [.BT111])) - ([.BT111] / ([.BR111] + [.BT111])))" office:value-type="float" office:value="-50.6610632227982">
            <text:p>-50.6610632228</text:p>
          </table:table-cell>
          <table:table-cell table:formula="of:= 100 * (([.BX111] / ([.BX111] + [.BZ111])) - ([.BZ111] / ([.BX111] + [.BZ111])))" office:value-type="float" office:value="-54.3768907973065">
            <text:p>-54.3768907973</text:p>
          </table:table-cell>
          <table:table-cell table:formula="of:=([.CE111] + [.CF111]) / 2" office:value-type="float" office:value="-52.5189770100524">
            <text:p>-52.5189770101</text:p>
          </table:table-cell>
          <table:table-cell table:formula="of:=IF([.CG111] &gt; 0;1;0)" office:value-type="float" office:value="0">
            <text:p>0</text:p>
          </table:table-cell>
          <table:table-cell table:formula="of:=IF(AND([.CH111] = 1;[.BW111] &lt; 0);1;0)" office:value-type="float" office:value="0">
            <text:p>0</text:p>
          </table:table-cell>
          <table:table-cell table:formula="of:=IF([.CG111] &lt; 0;1;0)" office:value-type="float" office:value="1">
            <text:p>1</text:p>
          </table:table-cell>
          <table:table-cell table:formula="of:=IF(AND([.CJ111] = 1;[.BW111] &gt; 0);1;0)" office:value-type="float" office:value="0">
            <text:p>0</text:p>
          </table:table-cell>
          <table:table-cell table:formula="of:=IF(AND([.CH111] = 1;[.BQ111] &lt; 0);1;0)" office:value-type="float" office:value="0">
            <text:p>0</text:p>
          </table:table-cell>
          <table:table-cell table:formula="of:=IF(AND([.CJ111] = 1;[.BQ111] &gt; 0);1;0)" office:value-type="float" office:value="0">
            <text:p>0</text:p>
          </table:table-cell>
          <table:table-cell table:formula="of:=[.CG111] - [.$CG$136]" office:value-type="float" office:value="-53.02482262476">
            <text:p>-53.0248226248</text:p>
          </table:table-cell>
        </table:table-row>
        <table:table-row table:style-name="ro2">
          <table:table-cell office:value-type="float" office:value="262998">
            <text:p>262998</text:p>
          </table:table-cell>
          <table:table-cell office:value-type="float" office:value="117">
            <text:p>117</text:p>
          </table:table-cell>
          <table:table-cell office:value-type="string">
            <text:p>59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53">
            <text:p>39653</text:p>
          </table:table-cell>
          <table:table-cell office:value-type="float" office:value="3012">
            <text:p>3012</text:p>
          </table:table-cell>
          <table:table-cell office:value-type="float" office:value="14288">
            <text:p>14288</text:p>
          </table:table-cell>
          <table:table-cell office:value-type="float" office:value="15595">
            <text:p>15595</text:p>
          </table:table-cell>
          <table:table-cell office:value-type="float" office:value="821">
            <text:p>821</text:p>
          </table:table-cell>
          <table:table-cell office:value-type="float" office:value="5065">
            <text:p>5065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717">
            <text:p>717</text:p>
          </table:table-cell>
          <table:table-cell office:value-type="float" office:value="27104">
            <text:p>27104</text:p>
          </table:table-cell>
          <table:table-cell office:value-type="float" office:value="1763">
            <text:p>1763</text:p>
          </table:table-cell>
          <table:table-cell office:value-type="float" office:value="12350">
            <text:p>12350</text:p>
          </table:table-cell>
          <table:table-cell office:value-type="float" office:value="9180">
            <text:p>9180</text:p>
          </table:table-cell>
          <table:table-cell office:value-type="float" office:value="571">
            <text:p>571</text:p>
          </table:table-cell>
          <table:table-cell office:value-type="float" office:value="2819">
            <text:p>2819</text:p>
          </table:table-cell>
          <table:table-cell office:value-type="float" office:value="12">
            <text:p>12</text:p>
          </table:table-cell>
          <table:table-cell office:value-type="float" office:value="73">
            <text:p>73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71">
            <text:p>71</text:p>
          </table:table-cell>
          <table:table-cell office:value-type="float" office:value="0.0018">
            <text:p>0.0018</text:p>
          </table:table-cell>
          <table:table-cell office:value-type="float" office:value="0.076">
            <text:p>0.076</text:p>
          </table:table-cell>
          <table:table-cell office:value-type="float" office:value="0.3603">
            <text:p>0.3603</text:p>
          </table:table-cell>
          <table:table-cell office:value-type="float" office:value="0.3933">
            <text:p>0.3933</text:p>
          </table:table-cell>
          <table:table-cell office:value-type="float" office:value="0.0207">
            <text:p>0.0207</text:p>
          </table:table-cell>
          <table:table-cell office:value-type="float" office:value="0.1277">
            <text:p>0.1277</text:p>
          </table:table-cell>
          <table:table-cell office:value-type="float" office:value="0.0004">
            <text:p>0.0004</text:p>
          </table:table-cell>
          <table:table-cell office:value-type="float" office:value="0.0035">
            <text:p>0.0035</text:p>
          </table:table-cell>
          <table:table-cell office:value-type="float" office:value="0.0181">
            <text:p>0.0181</text:p>
          </table:table-cell>
          <table:table-cell office:value-type="float" office:value="0.065">
            <text:p>0.065</text:p>
          </table:table-cell>
          <table:table-cell office:value-type="float" office:value="0.4557">
            <text:p>0.4557</text:p>
          </table:table-cell>
          <table:table-cell office:value-type="float" office:value="0.3387">
            <text:p>0.3387</text:p>
          </table:table-cell>
          <table:table-cell office:value-type="float" office:value="0.0211">
            <text:p>0.0211</text:p>
          </table:table-cell>
          <table:table-cell office:value-type="float" office:value="0.104">
            <text:p>0.104</text:p>
          </table:table-cell>
          <table:table-cell office:value-type="float" office:value="0.0004">
            <text:p>0.0004</text:p>
          </table:table-cell>
          <table:table-cell office:value-type="float" office:value="0.0027">
            <text:p>0.0027</text:p>
          </table:table-cell>
          <table:table-cell office:value-type="float" office:value="0.0124">
            <text:p>0.01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33322475">
            <text:p>7033322475</text:p>
          </table:table-cell>
          <table:table-cell office:value-type="float" office:value="270512402.884615">
            <text:p>270512402.884615</text:p>
          </table:table-cell>
          <table:table-cell office:value-type="float" office:value="1453">
            <text:p>1453</text:p>
          </table:table-cell>
          <table:table-cell office:value-type="float" office:value="55.8846153846154">
            <text:p>55.8846153846</text:p>
          </table:table-cell>
          <table:table-cell office:value-type="float" office:value="126">
            <text:p>126</text:p>
          </table:table-cell>
          <table:table-cell office:value-type="float" office:value="4.84615384615385">
            <text:p>4.8461538462</text:p>
          </table:table-cell>
          <table:table-cell office:value-type="float" office:value="45">
            <text:p>45</text:p>
          </table:table-cell>
          <table:table-cell office:value-type="float" office:value="1.73076923076923">
            <text:p>1.7307692308</text:p>
          </table:table-cell>
          <table:table-cell office:value-type="float" office:value="110">
            <text:p>110</text:p>
          </table:table-cell>
          <table:table-cell office:value-type="float" office:value="4.23076923076923">
            <text:p>4.2307692308</text:p>
          </table:table-cell>
          <table:table-cell office:value-type="float" office:value="42475">
            <text:p>42475</text:p>
          </table:table-cell>
          <table:table-cell office:value-type="float" office:value="1633.65384615385">
            <text:p>1633.6538461539</text:p>
          </table:table-cell>
          <table:table-cell office:value-type="float" office:value="3290">
            <text:p>3290</text:p>
          </table:table-cell>
          <table:table-cell office:value-type="float" office:value="126.538461538462">
            <text:p>126.5384615385</text:p>
          </table:table-cell>
          <table:table-cell office:value-type="float" office:value="1051326">
            <text:p>1051326</text:p>
          </table:table-cell>
          <table:table-cell office:value-type="float" office:value="40435.6153846154">
            <text:p>40435.6153846154</text:p>
          </table:table-cell>
          <table:table-cell office:value-type="float" office:value="-1251.2533328281">
            <text:p>-1251.2533328281</text:p>
          </table:table-cell>
          <table:table-cell office:value-type="float" office:value="-48.1251281856962">
            <text:p>-48.1251281857</text:p>
          </table:table-cell>
          <table:table-cell office:value-type="float" office:value="6920">
            <text:p>6920</text:p>
          </table:table-cell>
          <table:table-cell office:value-type="float" office:value="266.153846153846">
            <text:p>266.1538461538</text:p>
          </table:table-cell>
          <table:table-cell office:value-type="float" office:value="22535">
            <text:p>22535</text:p>
          </table:table-cell>
          <table:table-cell office:value-type="float" office:value="866.730769230769">
            <text:p>866.7307692308</text:p>
          </table:table-cell>
          <table:table-cell office:value-type="float" office:value="-1316.0067063345">
            <text:p>-1316.0067063345</text:p>
          </table:table-cell>
          <table:table-cell office:value-type="float" office:value="-50.6156425513269">
            <text:p>-50.6156425513</text:p>
          </table:table-cell>
          <table:table-cell office:value-type="float" office:value="4505">
            <text:p>4505</text:p>
          </table:table-cell>
          <table:table-cell office:value-type="float" office:value="173.269230769231">
            <text:p>173.2692307692</text:p>
          </table:table-cell>
          <table:table-cell office:value-type="float" office:value="14119">
            <text:p>14119</text:p>
          </table:table-cell>
          <table:table-cell office:value-type="float" office:value="543.038461538462">
            <text:p>543.0384615385</text:p>
          </table:table-cell>
          <table:table-cell office:value-type="float" office:value="-1283.6300195812">
            <text:p>-1283.6300195812</text:p>
          </table:table-cell>
          <table:table-cell office:value-type="float" office:value="-49.3703853685077">
            <text:p>-49.3703853685</text:p>
          </table:table-cell>
          <table:table-cell office:value-type="float" office:value="26">
            <text:p>26</text:p>
          </table:table-cell>
          <table:table-cell table:formula="of:= 100 * (([.BR112] / ([.BR112] + [.BT112])) - ([.BT112] / ([.BR112] + [.BT112])))" office:value-type="float" office:value="-53.0130707859447">
            <text:p>-53.0130707859</text:p>
          </table:table-cell>
          <table:table-cell table:formula="of:= 100 * (([.BX112] / ([.BX112] + [.BZ112])) - ([.BZ112] / ([.BX112] + [.BZ112])))" office:value-type="float" office:value="-51.6215635738832">
            <text:p>-51.6215635739</text:p>
          </table:table-cell>
          <table:table-cell table:formula="of:=([.CE112] + [.CF112]) / 2" office:value-type="float" office:value="-52.3173171799139">
            <text:p>-52.3173171799</text:p>
          </table:table-cell>
          <table:table-cell table:formula="of:=IF([.CG112] &gt; 0;1;0)" office:value-type="float" office:value="0">
            <text:p>0</text:p>
          </table:table-cell>
          <table:table-cell table:formula="of:=IF(AND([.CH112] = 1;[.BW112] &lt; 0);1;0)" office:value-type="float" office:value="0">
            <text:p>0</text:p>
          </table:table-cell>
          <table:table-cell table:formula="of:=IF([.CG112] &lt; 0;1;0)" office:value-type="float" office:value="1">
            <text:p>1</text:p>
          </table:table-cell>
          <table:table-cell table:formula="of:=IF(AND([.CJ112] = 1;[.BW112] &gt; 0);1;0)" office:value-type="float" office:value="0">
            <text:p>0</text:p>
          </table:table-cell>
          <table:table-cell table:formula="of:=IF(AND([.CH112] = 1;[.BQ112] &lt; 0);1;0)" office:value-type="float" office:value="0">
            <text:p>0</text:p>
          </table:table-cell>
          <table:table-cell table:formula="of:=IF(AND([.CJ112] = 1;[.BQ112] &gt; 0);1;0)" office:value-type="float" office:value="0">
            <text:p>0</text:p>
          </table:table-cell>
          <table:table-cell table:formula="of:=[.CG112] - [.$CG$136]" office:value-type="float" office:value="-52.8231627946215">
            <text:p>-52.8231627946</text:p>
          </table:table-cell>
        </table:table-row>
        <table:table-row table:style-name="ro2">
          <table:table-cell office:value-type="float" office:value="263022">
            <text:p>263022</text:p>
          </table:table-cell>
          <table:table-cell office:value-type="float" office:value="80">
            <text:p>80</text:p>
          </table:table-cell>
          <table:table-cell office:value-type="string">
            <text:p>4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3">
            <text:p>39573</text:p>
          </table:table-cell>
          <table:table-cell office:value-type="float" office:value="3328">
            <text:p>3328</text:p>
          </table:table-cell>
          <table:table-cell office:value-type="float" office:value="18744">
            <text:p>18744</text:p>
          </table:table-cell>
          <table:table-cell office:value-type="float" office:value="10284">
            <text:p>10284</text:p>
          </table:table-cell>
          <table:table-cell office:value-type="float" office:value="379">
            <text:p>379</text:p>
          </table:table-cell>
          <table:table-cell office:value-type="float" office:value="6401">
            <text:p>6401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314">
            <text:p>314</text:p>
          </table:table-cell>
          <table:table-cell office:value-type="float" office:value="28719">
            <text:p>28719</text:p>
          </table:table-cell>
          <table:table-cell office:value-type="float" office:value="1951">
            <text:p>1951</text:p>
          </table:table-cell>
          <table:table-cell office:value-type="float" office:value="16105">
            <text:p>16105</text:p>
          </table:table-cell>
          <table:table-cell office:value-type="float" office:value="6179">
            <text:p>6179</text:p>
          </table:table-cell>
          <table:table-cell office:value-type="float" office:value="270">
            <text:p>270</text:p>
          </table:table-cell>
          <table:table-cell office:value-type="float" office:value="3974">
            <text:p>3974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float" office:value="163">
            <text:p>16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9">
            <text:p>-9</text:p>
          </table:table-cell>
          <table:table-cell office:value-type="float" office:value="-0.0002">
            <text:p>-0.0002</text:p>
          </table:table-cell>
          <table:table-cell office:value-type="float" office:value="0.0841">
            <text:p>0.0841</text:p>
          </table:table-cell>
          <table:table-cell office:value-type="float" office:value="0.4737">
            <text:p>0.4737</text:p>
          </table:table-cell>
          <table:table-cell office:value-type="float" office:value="0.2599">
            <text:p>0.2599</text:p>
          </table:table-cell>
          <table:table-cell office:value-type="float" office:value="0.0096">
            <text:p>0.0096</text:p>
          </table:table-cell>
          <table:table-cell office:value-type="float" office:value="0.1618">
            <text:p>0.1618</text:p>
          </table:table-cell>
          <table:table-cell office:value-type="float" office:value="0.0005">
            <text:p>0.0005</text:p>
          </table:table-cell>
          <table:table-cell office:value-type="float" office:value="0.0026">
            <text:p>0.0026</text:p>
          </table:table-cell>
          <table:table-cell office:value-type="float" office:value="0.0079">
            <text:p>0.0079</text:p>
          </table:table-cell>
          <table:table-cell office:value-type="float" office:value="0.0679">
            <text:p>0.0679</text:p>
          </table:table-cell>
          <table:table-cell office:value-type="float" office:value="0.5608">
            <text:p>0.5608</text:p>
          </table:table-cell>
          <table:table-cell office:value-type="float" office:value="0.2152">
            <text:p>0.2152</text:p>
          </table:table-cell>
          <table:table-cell office:value-type="float" office:value="0.0094">
            <text:p>0.0094</text:p>
          </table:table-cell>
          <table:table-cell office:value-type="float" office:value="0.1384">
            <text:p>0.1384</text:p>
          </table:table-cell>
          <table:table-cell office:value-type="float" office:value="0.0005">
            <text:p>0.0005</text:p>
          </table:table-cell>
          <table:table-cell office:value-type="float" office:value="0.0022">
            <text:p>0.0022</text:p>
          </table:table-cell>
          <table:table-cell office:value-type="float" office:value="0.0057">
            <text:p>0.005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032310115">
            <text:p>7032310115</text:p>
          </table:table-cell>
          <table:table-cell office:value-type="float" office:value="270473465.961538">
            <text:p>270473465.961538</text:p>
          </table:table-cell>
          <table:table-cell office:value-type="float" office:value="1242">
            <text:p>1242</text:p>
          </table:table-cell>
          <table:table-cell office:value-type="float" office:value="47.7692307692308">
            <text:p>47.7692307692</text:p>
          </table:table-cell>
          <table:table-cell office:value-type="float" office:value="98">
            <text:p>98</text:p>
          </table:table-cell>
          <table:table-cell office:value-type="float" office:value="3.76923076923077">
            <text:p>3.7692307692</text:p>
          </table:table-cell>
          <table:table-cell office:value-type="float" office:value="35">
            <text:p>35</text:p>
          </table:table-cell>
          <table:table-cell office:value-type="float" office:value="1.34615384615385">
            <text:p>1.3461538462</text:p>
          </table:table-cell>
          <table:table-cell office:value-type="float" office:value="122">
            <text:p>122</text:p>
          </table:table-cell>
          <table:table-cell office:value-type="float" office:value="4.69230769230769">
            <text:p>4.6923076923</text:p>
          </table:table-cell>
          <table:table-cell office:value-type="float" office:value="30115">
            <text:p>30115</text:p>
          </table:table-cell>
          <table:table-cell office:value-type="float" office:value="1158.26923076923">
            <text:p>1158.2692307692</text:p>
          </table:table-cell>
          <table:table-cell office:value-type="float" office:value="1225">
            <text:p>1225</text:p>
          </table:table-cell>
          <table:table-cell office:value-type="float" office:value="47.1153846153846">
            <text:p>47.1153846154</text:p>
          </table:table-cell>
          <table:table-cell office:value-type="float" office:value="462704">
            <text:p>462704</text:p>
          </table:table-cell>
          <table:table-cell office:value-type="float" office:value="17796.3076923077">
            <text:p>17796.3076923077</text:p>
          </table:table-cell>
          <table:table-cell office:value-type="float" office:value="-599.47920095792">
            <text:p>-599.4792009579</text:p>
          </table:table-cell>
          <table:table-cell office:value-type="float" office:value="-23.0568923445354">
            <text:p>-23.0568923445</text:p>
          </table:table-cell>
          <table:table-cell office:value-type="float" office:value="12679">
            <text:p>12679</text:p>
          </table:table-cell>
          <table:table-cell office:value-type="float" office:value="487.653846153846">
            <text:p>487.6538461538</text:p>
          </table:table-cell>
          <table:table-cell office:value-type="float" office:value="21830">
            <text:p>21830</text:p>
          </table:table-cell>
          <table:table-cell office:value-type="float" office:value="839.615384615385">
            <text:p>839.6153846154</text:p>
          </table:table-cell>
          <table:table-cell office:value-type="float" office:value="-599.07011042566">
            <text:p>-599.0701104257</text:p>
          </table:table-cell>
          <table:table-cell office:value-type="float" office:value="-23.0411580932946">
            <text:p>-23.0411580933</text:p>
          </table:table-cell>
          <table:table-cell office:value-type="float" office:value="8897">
            <text:p>8897</text:p>
          </table:table-cell>
          <table:table-cell office:value-type="float" office:value="342.192307692308">
            <text:p>342.1923076923</text:p>
          </table:table-cell>
          <table:table-cell office:value-type="float" office:value="14733">
            <text:p>14733</text:p>
          </table:table-cell>
          <table:table-cell office:value-type="float" office:value="566.653846153846">
            <text:p>566.6538461538</text:p>
          </table:table-cell>
          <table:table-cell office:value-type="float" office:value="-599.27465569193">
            <text:p>-599.2746556919</text:p>
          </table:table-cell>
          <table:table-cell office:value-type="float" office:value="-23.0490252189204">
            <text:p>-23.0490252189</text:p>
          </table:table-cell>
          <table:table-cell office:value-type="float" office:value="26">
            <text:p>26</text:p>
          </table:table-cell>
          <table:table-cell table:formula="of:= 100 * (([.BR113] / ([.BR113] + [.BT113])) - ([.BT113] / ([.BR113] + [.BT113])))" office:value-type="float" office:value="-26.5177200150685">
            <text:p>-26.5177200151</text:p>
          </table:table-cell>
          <table:table-cell table:formula="of:= 100 * (([.BX113] / ([.BX113] + [.BZ113])) - ([.BZ113] / ([.BX113] + [.BZ113])))" office:value-type="float" office:value="-24.6974185357596">
            <text:p>-24.6974185358</text:p>
          </table:table-cell>
          <table:table-cell table:formula="of:=([.CE113] + [.CF113]) / 2" office:value-type="float" office:value="-25.6075692754141">
            <text:p>-25.6075692754</text:p>
          </table:table-cell>
          <table:table-cell table:formula="of:=IF([.CG113] &gt; 0;1;0)" office:value-type="float" office:value="0">
            <text:p>0</text:p>
          </table:table-cell>
          <table:table-cell table:formula="of:=IF(AND([.CH113] = 1;[.BW113] &lt; 0);1;0)" office:value-type="float" office:value="0">
            <text:p>0</text:p>
          </table:table-cell>
          <table:table-cell table:formula="of:=IF([.CG113] &lt; 0;1;0)" office:value-type="float" office:value="1">
            <text:p>1</text:p>
          </table:table-cell>
          <table:table-cell table:formula="of:=IF(AND([.CJ113] = 1;[.BW113] &gt; 0);1;0)" office:value-type="float" office:value="0">
            <text:p>0</text:p>
          </table:table-cell>
          <table:table-cell table:formula="of:=IF(AND([.CH113] = 1;[.BQ113] &lt; 0);1;0)" office:value-type="float" office:value="0">
            <text:p>0</text:p>
          </table:table-cell>
          <table:table-cell table:formula="of:=IF(AND([.CJ113] = 1;[.BQ113] &gt; 0);1;0)" office:value-type="float" office:value="0">
            <text:p>0</text:p>
          </table:table-cell>
          <table:table-cell table:formula="of:=[.CG113] - [.$CG$136]" office:value-type="float" office:value="-26.1134148901217">
            <text:p>-26.1134148901</text:p>
          </table:table-cell>
        </table:table-row>
        <table:table-row table:style-name="ro2">
          <table:table-cell office:value-type="float" office:value="263051">
            <text:p>263051</text:p>
          </table:table-cell>
          <table:table-cell office:value-type="float" office:value="120">
            <text:p>120</text:p>
          </table:table-cell>
          <table:table-cell office:value-type="string">
            <text:p>60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5">
            <text:p>39575</text:p>
          </table:table-cell>
          <table:table-cell office:value-type="float" office:value="1264">
            <text:p>1264</text:p>
          </table:table-cell>
          <table:table-cell office:value-type="float" office:value="25215">
            <text:p>25215</text:p>
          </table:table-cell>
          <table:table-cell office:value-type="float" office:value="7609">
            <text:p>7609</text:p>
          </table:table-cell>
          <table:table-cell office:value-type="float" office:value="416">
            <text:p>416</text:p>
          </table:table-cell>
          <table:table-cell office:value-type="float" office:value="4712">
            <text:p>4712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float" office:value="229">
            <text:p>229</text:p>
          </table:table-cell>
          <table:table-cell office:value-type="float" office:value="36218">
            <text:p>36218</text:p>
          </table:table-cell>
          <table:table-cell office:value-type="float" office:value="1062">
            <text:p>1062</text:p>
          </table:table-cell>
          <table:table-cell office:value-type="float" office:value="24576">
            <text:p>24576</text:p>
          </table:table-cell>
          <table:table-cell office:value-type="float" office:value="5410">
            <text:p>5410</text:p>
          </table:table-cell>
          <table:table-cell office:value-type="float" office:value="344">
            <text:p>344</text:p>
          </table:table-cell>
          <table:table-cell office:value-type="float" office:value="4526">
            <text:p>4526</text:p>
          </table:table-cell>
          <table:table-cell office:value-type="float" office:value="30">
            <text:p>30</text:p>
          </table:table-cell>
          <table:table-cell office:value-type="float" office:value="89">
            <text:p>89</text:p>
          </table:table-cell>
          <table:table-cell office:value-type="float" office:value="181">
            <text:p>18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7">
            <text:p>-7</text:p>
          </table:table-cell>
          <table:table-cell office:value-type="float" office:value="-0.0002">
            <text:p>-0.0002</text:p>
          </table:table-cell>
          <table:table-cell office:value-type="float" office:value="0.0319">
            <text:p>0.0319</text:p>
          </table:table-cell>
          <table:table-cell office:value-type="float" office:value="0.6371">
            <text:p>0.6371</text:p>
          </table:table-cell>
          <table:table-cell office:value-type="float" office:value="0.1923">
            <text:p>0.1923</text:p>
          </table:table-cell>
          <table:table-cell office:value-type="float" office:value="0.0105">
            <text:p>0.0105</text:p>
          </table:table-cell>
          <table:table-cell office:value-type="float" office:value="0.1191">
            <text:p>0.1191</text:p>
          </table:table-cell>
          <table:table-cell office:value-type="float" office:value="0.0008">
            <text:p>0.0008</text:p>
          </table:table-cell>
          <table:table-cell office:value-type="float" office:value="0.0025">
            <text:p>0.0025</text:p>
          </table:table-cell>
          <table:table-cell office:value-type="float" office:value="0.0058">
            <text:p>0.0058</text:p>
          </table:table-cell>
          <table:table-cell office:value-type="float" office:value="0.0293">
            <text:p>0.0293</text:p>
          </table:table-cell>
          <table:table-cell office:value-type="float" office:value="0.6786">
            <text:p>0.6786</text:p>
          </table:table-cell>
          <table:table-cell office:value-type="float" office:value="0.1494">
            <text:p>0.1494</text:p>
          </table:table-cell>
          <table:table-cell office:value-type="float" office:value="0.0095">
            <text:p>0.0095</text:p>
          </table:table-cell>
          <table:table-cell office:value-type="float" office:value="0.125">
            <text:p>0.125</text:p>
          </table:table-cell>
          <table:table-cell office:value-type="float" office:value="0.0008">
            <text:p>0.0008</text:p>
          </table:table-cell>
          <table:table-cell office:value-type="float" office:value="0.0025">
            <text:p>0.0025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494853631">
            <text:p>6494853631</text:p>
          </table:table-cell>
          <table:table-cell office:value-type="float" office:value="270618901.291667">
            <text:p>270618901.291667</text:p>
          </table:table-cell>
          <table:table-cell office:value-type="float" office:value="1434">
            <text:p>1434</text:p>
          </table:table-cell>
          <table:table-cell office:value-type="float" office:value="59.75">
            <text:p>59.75</text:p>
          </table:table-cell>
          <table:table-cell office:value-type="float" office:value="117">
            <text:p>117</text:p>
          </table:table-cell>
          <table:table-cell office:value-type="float" office:value="4.875">
            <text:p>4.875</text:p>
          </table:table-cell>
          <table:table-cell office:value-type="float" office:value="92">
            <text:p>92</text:p>
          </table:table-cell>
          <table:table-cell office:value-type="float" office:value="3.83333333333333">
            <text:p>3.8333333333</text:p>
          </table:table-cell>
          <table:table-cell office:value-type="float" office:value="90">
            <text:p>90</text:p>
          </table:table-cell>
          <table:table-cell office:value-type="float" office:value="3.75">
            <text:p>3.75</text:p>
          </table:table-cell>
          <table:table-cell office:value-type="float" office:value="33631">
            <text:p>33631</text:p>
          </table:table-cell>
          <table:table-cell office:value-type="float" office:value="1401.29166666667">
            <text:p>1401.2916666667</text:p>
          </table:table-cell>
          <table:table-cell office:value-type="float" office:value="3165">
            <text:p>3165</text:p>
          </table:table-cell>
          <table:table-cell office:value-type="float" office:value="131.875">
            <text:p>131.875</text:p>
          </table:table-cell>
          <table:table-cell office:value-type="float" office:value="1054738">
            <text:p>1054738</text:p>
          </table:table-cell>
          <table:table-cell office:value-type="float" office:value="43947.4166666667">
            <text:p>43947.4166666667</text:p>
          </table:table-cell>
          <table:table-cell office:value-type="float" office:value="-1116.8841257692">
            <text:p>-1116.8841257692</text:p>
          </table:table-cell>
          <table:table-cell office:value-type="float" office:value="-46.5368385737167">
            <text:p>-46.5368385737</text:p>
          </table:table-cell>
          <table:table-cell office:value-type="float" office:value="8459">
            <text:p>8459</text:p>
          </table:table-cell>
          <table:table-cell office:value-type="float" office:value="352.458333333333">
            <text:p>352.4583333333</text:p>
          </table:table-cell>
          <table:table-cell office:value-type="float" office:value="25054">
            <text:p>25054</text:p>
          </table:table-cell>
          <table:table-cell office:value-type="float" office:value="1043.91666666667">
            <text:p>1043.9166666667</text:p>
          </table:table-cell>
          <table:table-cell office:value-type="float" office:value="-1326.3509377954">
            <text:p>-1326.3509377954</text:p>
          </table:table-cell>
          <table:table-cell office:value-type="float" office:value="-55.2646224081417">
            <text:p>-55.2646224081</text:p>
          </table:table-cell>
          <table:table-cell office:value-type="float" office:value="4130">
            <text:p>4130</text:p>
          </table:table-cell>
          <table:table-cell office:value-type="float" office:value="172.083333333333">
            <text:p>172.0833333333</text:p>
          </table:table-cell>
          <table:table-cell office:value-type="float" office:value="16974">
            <text:p>16974</text:p>
          </table:table-cell>
          <table:table-cell office:value-type="float" office:value="707.25">
            <text:p>707.25</text:p>
          </table:table-cell>
          <table:table-cell office:value-type="float" office:value="-1221.6175317823">
            <text:p>-1221.6175317823</text:p>
          </table:table-cell>
          <table:table-cell office:value-type="float" office:value="-50.9007304909292">
            <text:p>-50.9007304909</text:p>
          </table:table-cell>
          <table:table-cell office:value-type="float" office:value="24">
            <text:p>24</text:p>
          </table:table-cell>
          <table:table-cell table:formula="of:= 100 * (([.BR114] / ([.BR114] + [.BT114])) - ([.BT114] / ([.BR114] + [.BT114])))" office:value-type="float" office:value="-49.5180974547191">
            <text:p>-49.5180974547</text:p>
          </table:table-cell>
          <table:table-cell table:formula="of:= 100 * (([.BX114] / ([.BX114] + [.BZ114])) - ([.BZ114] / ([.BX114] + [.BZ114])))" office:value-type="float" office:value="-60.8605003790751">
            <text:p>-60.8605003791</text:p>
          </table:table-cell>
          <table:table-cell table:formula="of:=([.CE114] + [.CF114]) / 2" office:value-type="float" office:value="-55.1892989168971">
            <text:p>-55.1892989169</text:p>
          </table:table-cell>
          <table:table-cell table:formula="of:=IF([.CG114] &gt; 0;1;0)" office:value-type="float" office:value="0">
            <text:p>0</text:p>
          </table:table-cell>
          <table:table-cell table:formula="of:=IF(AND([.CH114] = 1;[.BW114] &lt; 0);1;0)" office:value-type="float" office:value="0">
            <text:p>0</text:p>
          </table:table-cell>
          <table:table-cell table:formula="of:=IF([.CG114] &lt; 0;1;0)" office:value-type="float" office:value="1">
            <text:p>1</text:p>
          </table:table-cell>
          <table:table-cell table:formula="of:=IF(AND([.CJ114] = 1;[.BW114] &gt; 0);1;0)" office:value-type="float" office:value="0">
            <text:p>0</text:p>
          </table:table-cell>
          <table:table-cell table:formula="of:=IF(AND([.CH114] = 1;[.BQ114] &lt; 0);1;0)" office:value-type="float" office:value="0">
            <text:p>0</text:p>
          </table:table-cell>
          <table:table-cell table:formula="of:=IF(AND([.CJ114] = 1;[.BQ114] &gt; 0);1;0)" office:value-type="float" office:value="0">
            <text:p>0</text:p>
          </table:table-cell>
          <table:table-cell table:formula="of:=[.CG114] - [.$CG$136]" office:value-type="float" office:value="-55.6951445316046">
            <text:p>-55.6951445316</text:p>
          </table:table-cell>
        </table:table-row>
        <table:table-row table:style-name="ro2">
          <table:table-cell office:value-type="float" office:value="263080">
            <text:p>263080</text:p>
          </table:table-cell>
          <table:table-cell office:value-type="float" office:value="119">
            <text:p>119</text:p>
          </table:table-cell>
          <table:table-cell office:value-type="string">
            <text:p>60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25">
            <text:p>39625</text:p>
          </table:table-cell>
          <table:table-cell office:value-type="float" office:value="4230">
            <text:p>4230</text:p>
          </table:table-cell>
          <table:table-cell office:value-type="float" office:value="27143">
            <text:p>27143</text:p>
          </table:table-cell>
          <table:table-cell office:value-type="float" office:value="5000">
            <text:p>5000</text:p>
          </table:table-cell>
          <table:table-cell office:value-type="float" office:value="960">
            <text:p>960</text:p>
          </table:table-cell>
          <table:table-cell office:value-type="float" office:value="1835">
            <text:p>1835</text:p>
          </table:table-cell>
          <table:table-cell office:value-type="float" office:value="27">
            <text:p>27</text:p>
          </table:table-cell>
          <table:table-cell office:value-type="float" office:value="131">
            <text:p>131</text:p>
          </table:table-cell>
          <table:table-cell office:value-type="float" office:value="299">
            <text:p>299</text:p>
          </table:table-cell>
          <table:table-cell office:value-type="float" office:value="32196">
            <text:p>32196</text:p>
          </table:table-cell>
          <table:table-cell office:value-type="float" office:value="2832">
            <text:p>2832</text:p>
          </table:table-cell>
          <table:table-cell office:value-type="float" office:value="23956">
            <text:p>23956</text:p>
          </table:table-cell>
          <table:table-cell office:value-type="float" office:value="2995">
            <text:p>2995</text:p>
          </table:table-cell>
          <table:table-cell office:value-type="float" office:value="708">
            <text:p>708</text:p>
          </table:table-cell>
          <table:table-cell office:value-type="float" office:value="1424">
            <text:p>1424</text:p>
          </table:table-cell>
          <table:table-cell office:value-type="float" office:value="21">
            <text:p>21</text:p>
          </table:table-cell>
          <table:table-cell office:value-type="float" office:value="92">
            <text:p>92</text:p>
          </table:table-cell>
          <table:table-cell office:value-type="float" office:value="168">
            <text:p>168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43">
            <text:p>43</text:p>
          </table:table-cell>
          <table:table-cell office:value-type="float" office:value="0.0011">
            <text:p>0.0011</text:p>
          </table:table-cell>
          <table:table-cell office:value-type="float" office:value="0.1068">
            <text:p>0.1068</text:p>
          </table:table-cell>
          <table:table-cell office:value-type="float" office:value="0.685">
            <text:p>0.685</text:p>
          </table:table-cell>
          <table:table-cell office:value-type="float" office:value="0.1262">
            <text:p>0.1262</text:p>
          </table:table-cell>
          <table:table-cell office:value-type="float" office:value="0.0242">
            <text:p>0.0242</text:p>
          </table:table-cell>
          <table:table-cell office:value-type="float" office:value="0.0463">
            <text:p>0.0463</text:p>
          </table:table-cell>
          <table:table-cell office:value-type="float" office:value="0.0007">
            <text:p>0.0007</text:p>
          </table:table-cell>
          <table:table-cell office:value-type="float" office:value="0.0033">
            <text:p>0.0033</text:p>
          </table:table-cell>
          <table:table-cell office:value-type="float" office:value="0.0075">
            <text:p>0.0075</text:p>
          </table:table-cell>
          <table:table-cell office:value-type="float" office:value="0.088">
            <text:p>0.088</text:p>
          </table:table-cell>
          <table:table-cell office:value-type="float" office:value="0.7441">
            <text:p>0.7441</text:p>
          </table:table-cell>
          <table:table-cell office:value-type="float" office:value="0.093">
            <text:p>0.093</text:p>
          </table:table-cell>
          <table:table-cell office:value-type="float" office:value="0.022">
            <text:p>0.022</text:p>
          </table:table-cell>
          <table:table-cell office:value-type="float" office:value="0.0442">
            <text:p>0.0442</text:p>
          </table:table-cell>
          <table:table-cell office:value-type="float" office:value="0.0007">
            <text:p>0.0007</text:p>
          </table:table-cell>
          <table:table-cell office:value-type="float" office:value="0.0029">
            <text:p>0.0029</text:p>
          </table:table-cell>
          <table:table-cell office:value-type="float" office:value="0.0052">
            <text:p>0.005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03057830">
            <text:p>7303057830</text:p>
          </table:table-cell>
          <table:table-cell office:value-type="float" office:value="270483623.333333">
            <text:p>270483623.333333</text:p>
          </table:table-cell>
          <table:table-cell office:value-type="float" office:value="1538">
            <text:p>1538</text:p>
          </table:table-cell>
          <table:table-cell office:value-type="float" office:value="56.962962962963">
            <text:p>56.962962963</text:p>
          </table:table-cell>
          <table:table-cell office:value-type="float" office:value="134">
            <text:p>134</text:p>
          </table:table-cell>
          <table:table-cell office:value-type="float" office:value="4.96296296296296">
            <text:p>4.962962963</text:p>
          </table:table-cell>
          <table:table-cell office:value-type="float" office:value="70">
            <text:p>70</text:p>
          </table:table-cell>
          <table:table-cell office:value-type="float" office:value="2.59259259259259">
            <text:p>2.5925925926</text:p>
          </table:table-cell>
          <table:table-cell office:value-type="float" office:value="130">
            <text:p>130</text:p>
          </table:table-cell>
          <table:table-cell office:value-type="float" office:value="4.81481481481482">
            <text:p>4.8148148148</text:p>
          </table:table-cell>
          <table:table-cell office:value-type="float" office:value="47830">
            <text:p>47830</text:p>
          </table:table-cell>
          <table:table-cell office:value-type="float" office:value="1771.48148148148">
            <text:p>1771.4814814815</text:p>
          </table:table-cell>
          <table:table-cell office:value-type="float" office:value="3335">
            <text:p>3335</text:p>
          </table:table-cell>
          <table:table-cell office:value-type="float" office:value="123.518518518519">
            <text:p>123.5185185185</text:p>
          </table:table-cell>
          <table:table-cell office:value-type="float" office:value="1070012">
            <text:p>1070012</text:p>
          </table:table-cell>
          <table:table-cell office:value-type="float" office:value="39630.0740740741">
            <text:p>39630.0740740741</text:p>
          </table:table-cell>
          <table:table-cell office:value-type="float" office:value="-1032.28770911753">
            <text:p>-1032.2877091175</text:p>
          </table:table-cell>
          <table:table-cell office:value-type="float" office:value="-38.2328781154641">
            <text:p>-38.2328781155</text:p>
          </table:table-cell>
          <table:table-cell office:value-type="float" office:value="9772">
            <text:p>9772</text:p>
          </table:table-cell>
          <table:table-cell office:value-type="float" office:value="361.925925925926">
            <text:p>361.9259259259</text:p>
          </table:table-cell>
          <table:table-cell office:value-type="float" office:value="25487">
            <text:p>25487</text:p>
          </table:table-cell>
          <table:table-cell office:value-type="float" office:value="943.962962962963">
            <text:p>943.962962963</text:p>
          </table:table-cell>
          <table:table-cell office:value-type="float" office:value="-1182.8747492682">
            <text:p>-1182.8747492682</text:p>
          </table:table-cell>
          <table:table-cell office:value-type="float" office:value="-43.8101758988222">
            <text:p>-43.8101758988</text:p>
          </table:table-cell>
          <table:table-cell office:value-type="float" office:value="6300">
            <text:p>6300</text:p>
          </table:table-cell>
          <table:table-cell office:value-type="float" office:value="233.333333333333">
            <text:p>233.3333333333</text:p>
          </table:table-cell>
          <table:table-cell office:value-type="float" office:value="18416">
            <text:p>18416</text:p>
          </table:table-cell>
          <table:table-cell office:value-type="float" office:value="682.074074074074">
            <text:p>682.0740740741</text:p>
          </table:table-cell>
          <table:table-cell office:value-type="float" office:value="-1107.58122919264">
            <text:p>-1107.5812291926</text:p>
          </table:table-cell>
          <table:table-cell office:value-type="float" office:value="-41.0215270071348">
            <text:p>-41.0215270071</text:p>
          </table:table-cell>
          <table:table-cell office:value-type="float" office:value="27">
            <text:p>27</text:p>
          </table:table-cell>
          <table:table-cell table:formula="of:= 100 * (([.BR115] / ([.BR115] + [.BT115])) - ([.BT115] / ([.BR115] + [.BT115])))" office:value-type="float" office:value="-44.5701806630931">
            <text:p>-44.5701806631</text:p>
          </table:table-cell>
          <table:table-cell table:formula="of:= 100 * (([.BX115] / ([.BX115] + [.BZ115])) - ([.BZ115] / ([.BX115] + [.BZ115])))" office:value-type="float" office:value="-49.0208771645897">
            <text:p>-49.0208771646</text:p>
          </table:table-cell>
          <table:table-cell table:formula="of:=([.CE115] + [.CF115]) / 2" office:value-type="float" office:value="-46.7955289138414">
            <text:p>-46.7955289138</text:p>
          </table:table-cell>
          <table:table-cell table:formula="of:=IF([.CG115] &gt; 0;1;0)" office:value-type="float" office:value="0">
            <text:p>0</text:p>
          </table:table-cell>
          <table:table-cell table:formula="of:=IF(AND([.CH115] = 1;[.BW115] &lt; 0);1;0)" office:value-type="float" office:value="0">
            <text:p>0</text:p>
          </table:table-cell>
          <table:table-cell table:formula="of:=IF([.CG115] &lt; 0;1;0)" office:value-type="float" office:value="1">
            <text:p>1</text:p>
          </table:table-cell>
          <table:table-cell table:formula="of:=IF(AND([.CJ115] = 1;[.BW115] &gt; 0);1;0)" office:value-type="float" office:value="0">
            <text:p>0</text:p>
          </table:table-cell>
          <table:table-cell table:formula="of:=IF(AND([.CH115] = 1;[.BQ115] &lt; 0);1;0)" office:value-type="float" office:value="0">
            <text:p>0</text:p>
          </table:table-cell>
          <table:table-cell table:formula="of:=IF(AND([.CJ115] = 1;[.BQ115] &gt; 0);1;0)" office:value-type="float" office:value="0">
            <text:p>0</text:p>
          </table:table-cell>
          <table:table-cell table:formula="of:=[.CG115] - [.$CG$136]" office:value-type="float" office:value="-47.301374528549">
            <text:p>-47.3013745285</text:p>
          </table:table-cell>
        </table:table-row>
        <table:table-row table:style-name="ro2">
          <table:table-cell office:value-type="float" office:value="263108">
            <text:p>263108</text:p>
          </table:table-cell>
          <table:table-cell office:value-type="float" office:value="82">
            <text:p>82</text:p>
          </table:table-cell>
          <table:table-cell office:value-type="string">
            <text:p>41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79">
            <text:p>39579</text:p>
          </table:table-cell>
          <table:table-cell office:value-type="float" office:value="3333">
            <text:p>3333</text:p>
          </table:table-cell>
          <table:table-cell office:value-type="float" office:value="28773">
            <text:p>28773</text:p>
          </table:table-cell>
          <table:table-cell office:value-type="float" office:value="4306">
            <text:p>4306</text:p>
          </table:table-cell>
          <table:table-cell office:value-type="float" office:value="544">
            <text:p>544</text:p>
          </table:table-cell>
          <table:table-cell office:value-type="float" office:value="2267">
            <text:p>2267</text:p>
          </table:table-cell>
          <table:table-cell office:value-type="float" office:value="26">
            <text:p>26</text:p>
          </table:table-cell>
          <table:table-cell office:value-type="float" office:value="99">
            <text:p>99</text:p>
          </table:table-cell>
          <table:table-cell office:value-type="float" office:value="231">
            <text:p>231</text:p>
          </table:table-cell>
          <table:table-cell office:value-type="float" office:value="31122">
            <text:p>31122</text:p>
          </table:table-cell>
          <table:table-cell office:value-type="float" office:value="1985">
            <text:p>1985</text:p>
          </table:table-cell>
          <table:table-cell office:value-type="float" office:value="24361">
            <text:p>24361</text:p>
          </table:table-cell>
          <table:table-cell office:value-type="float" office:value="2522">
            <text:p>2522</text:p>
          </table:table-cell>
          <table:table-cell office:value-type="float" office:value="396">
            <text:p>396</text:p>
          </table:table-cell>
          <table:table-cell office:value-type="float" office:value="1659">
            <text:p>1659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3">
            <text:p>-3</text:p>
          </table:table-cell>
          <table:table-cell office:value-type="float" office:value="-0.0001">
            <text:p>-0.0001</text:p>
          </table:table-cell>
          <table:table-cell office:value-type="float" office:value="0.0842">
            <text:p>0.0842</text:p>
          </table:table-cell>
          <table:table-cell office:value-type="float" office:value="0.727">
            <text:p>0.727</text:p>
          </table:table-cell>
          <table:table-cell office:value-type="float" office:value="0.1088">
            <text:p>0.1088</text:p>
          </table:table-cell>
          <table:table-cell office:value-type="float" office:value="0.0137">
            <text:p>0.0137</text:p>
          </table:table-cell>
          <table:table-cell office:value-type="float" office:value="0.0573">
            <text:p>0.0573</text:p>
          </table:table-cell>
          <table:table-cell office:value-type="float" office:value="0.0007">
            <text:p>0.0007</text:p>
          </table:table-cell>
          <table:table-cell office:value-type="float" office:value="0.0025">
            <text:p>0.0025</text:p>
          </table:table-cell>
          <table:table-cell office:value-type="float" office:value="0.0058">
            <text:p>0.0058</text:p>
          </table:table-cell>
          <table:table-cell office:value-type="float" office:value="0.0638">
            <text:p>0.0638</text:p>
          </table:table-cell>
          <table:table-cell office:value-type="float" office:value="0.7828">
            <text:p>0.7828</text:p>
          </table:table-cell>
          <table:table-cell office:value-type="float" office:value="0.081">
            <text:p>0.081</text:p>
          </table:table-cell>
          <table:table-cell office:value-type="float" office:value="0.0127">
            <text:p>0.0127</text:p>
          </table:table-cell>
          <table:table-cell office:value-type="float" office:value="0.0533">
            <text:p>0.0533</text:p>
          </table:table-cell>
          <table:table-cell office:value-type="float" office:value="0.0006">
            <text:p>0.0006</text:p>
          </table:table-cell>
          <table:table-cell office:value-type="float" office:value="0.0019">
            <text:p>0.0019</text:p>
          </table:table-cell>
          <table:table-cell office:value-type="float" office:value="0.0039">
            <text:p>0.003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44532810">
            <text:p>7844532810</text:p>
          </table:table-cell>
          <table:table-cell office:value-type="float" office:value="270501131.37931">
            <text:p>270501131.37931</text:p>
          </table:table-cell>
          <table:table-cell office:value-type="float" office:value="1520">
            <text:p>1520</text:p>
          </table:table-cell>
          <table:table-cell office:value-type="float" office:value="52.4137931034483">
            <text:p>52.4137931034</text:p>
          </table:table-cell>
          <table:table-cell office:value-type="float" office:value="138">
            <text:p>138</text:p>
          </table:table-cell>
          <table:table-cell office:value-type="float" office:value="4.75862068965517">
            <text:p>4.7586206897</text:p>
          </table:table-cell>
          <table:table-cell office:value-type="float" office:value="82">
            <text:p>82</text:p>
          </table:table-cell>
          <table:table-cell office:value-type="float" office:value="2.82758620689655">
            <text:p>2.8275862069</text:p>
          </table:table-cell>
          <table:table-cell office:value-type="float" office:value="178">
            <text:p>178</text:p>
          </table:table-cell>
          <table:table-cell office:value-type="float" office:value="6.13793103448276">
            <text:p>6.1379310345</text:p>
          </table:table-cell>
          <table:table-cell office:value-type="float" office:value="62810">
            <text:p>62810</text:p>
          </table:table-cell>
          <table:table-cell office:value-type="float" office:value="2165.86206896552">
            <text:p>2165.8620689655</text:p>
          </table:table-cell>
          <table:table-cell office:value-type="float" office:value="2490">
            <text:p>2490</text:p>
          </table:table-cell>
          <table:table-cell office:value-type="float" office:value="85.8620689655172">
            <text:p>85.8620689655</text:p>
          </table:table-cell>
          <table:table-cell office:value-type="float" office:value="902200">
            <text:p>902200</text:p>
          </table:table-cell>
          <table:table-cell office:value-type="float" office:value="31110.3448275862">
            <text:p>31110.3448275862</text:p>
          </table:table-cell>
          <table:table-cell office:value-type="float" office:value="-481.47416458">
            <text:p>-481.47416458</text:p>
          </table:table-cell>
          <table:table-cell office:value-type="float" office:value="-16.6025573993103">
            <text:p>-16.6025573993</text:p>
          </table:table-cell>
          <table:table-cell office:value-type="float" office:value="17085">
            <text:p>17085</text:p>
          </table:table-cell>
          <table:table-cell office:value-type="float" office:value="589.137931034483">
            <text:p>589.1379310345</text:p>
          </table:table-cell>
          <table:table-cell office:value-type="float" office:value="24039">
            <text:p>24039</text:p>
          </table:table-cell>
          <table:table-cell office:value-type="float" office:value="828.931034482759">
            <text:p>828.9310344828</text:p>
          </table:table-cell>
          <table:table-cell office:value-type="float" office:value="-630.79296075953">
            <text:p>-630.7929607595</text:p>
          </table:table-cell>
          <table:table-cell office:value-type="float" office:value="-21.751481405501">
            <text:p>-21.7514814055</text:p>
          </table:table-cell>
          <table:table-cell office:value-type="float" office:value="11969">
            <text:p>11969</text:p>
          </table:table-cell>
          <table:table-cell office:value-type="float" office:value="412.724137931034">
            <text:p>412.724137931</text:p>
          </table:table-cell>
          <table:table-cell office:value-type="float" office:value="18917">
            <text:p>18917</text:p>
          </table:table-cell>
          <table:table-cell office:value-type="float" office:value="652.310344827586">
            <text:p>652.3103448276</text:p>
          </table:table-cell>
          <table:table-cell office:value-type="float" office:value="-556.133562669729">
            <text:p>-556.1335626697</text:p>
          </table:table-cell>
          <table:table-cell office:value-type="float" office:value="-19.1770194024045">
            <text:p>-19.1770194024</text:p>
          </table:table-cell>
          <table:table-cell office:value-type="float" office:value="29">
            <text:p>29</text:p>
          </table:table-cell>
          <table:table-cell table:formula="of:= 100 * (([.BR116] / ([.BR116] + [.BT116])) - ([.BT116] / ([.BR116] + [.BT116])))" office:value-type="float" office:value="-16.9098336737671">
            <text:p>-16.9098336738</text:p>
          </table:table-cell>
          <table:table-cell table:formula="of:= 100 * (([.BX116] / ([.BX116] + [.BZ116])) - ([.BZ116] / ([.BX116] + [.BZ116])))" office:value-type="float" office:value="-22.4956290876125">
            <text:p>-22.4956290876</text:p>
          </table:table-cell>
          <table:table-cell table:formula="of:=([.CE116] + [.CF116]) / 2" office:value-type="float" office:value="-19.7027313806898">
            <text:p>-19.7027313807</text:p>
          </table:table-cell>
          <table:table-cell table:formula="of:=IF([.CG116] &gt; 0;1;0)" office:value-type="float" office:value="0">
            <text:p>0</text:p>
          </table:table-cell>
          <table:table-cell table:formula="of:=IF(AND([.CH116] = 1;[.BW116] &lt; 0);1;0)" office:value-type="float" office:value="0">
            <text:p>0</text:p>
          </table:table-cell>
          <table:table-cell table:formula="of:=IF([.CG116] &lt; 0;1;0)" office:value-type="float" office:value="1">
            <text:p>1</text:p>
          </table:table-cell>
          <table:table-cell table:formula="of:=IF(AND([.CJ116] = 1;[.BW116] &gt; 0);1;0)" office:value-type="float" office:value="0">
            <text:p>0</text:p>
          </table:table-cell>
          <table:table-cell table:formula="of:=IF(AND([.CH116] = 1;[.BQ116] &lt; 0);1;0)" office:value-type="float" office:value="0">
            <text:p>0</text:p>
          </table:table-cell>
          <table:table-cell table:formula="of:=IF(AND([.CJ116] = 1;[.BQ116] &gt; 0);1;0)" office:value-type="float" office:value="0">
            <text:p>0</text:p>
          </table:table-cell>
          <table:table-cell table:formula="of:=[.CG116] - [.$CG$136]" office:value-type="float" office:value="-20.2085769953974">
            <text:p>-20.2085769954</text:p>
          </table:table-cell>
        </table:table-row>
        <table:table-row table:style-name="ro2">
          <table:table-cell office:value-type="float" office:value="263130">
            <text:p>263130</text:p>
          </table:table-cell>
          <table:table-cell office:value-type="float" office:value="81">
            <text:p>81</text:p>
          </table:table-cell>
          <table:table-cell office:value-type="string">
            <text:p>41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0">
            <text:p>39540</text:p>
          </table:table-cell>
          <table:table-cell office:value-type="float" office:value="2377">
            <text:p>2377</text:p>
          </table:table-cell>
          <table:table-cell office:value-type="float" office:value="29639">
            <text:p>29639</text:p>
          </table:table-cell>
          <table:table-cell office:value-type="float" office:value="4259">
            <text:p>4259</text:p>
          </table:table-cell>
          <table:table-cell office:value-type="float" office:value="552">
            <text:p>552</text:p>
          </table:table-cell>
          <table:table-cell office:value-type="float" office:value="2294">
            <text:p>2294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office:value-type="float" office:value="255">
            <text:p>255</text:p>
          </table:table-cell>
          <table:table-cell office:value-type="float" office:value="30630">
            <text:p>30630</text:p>
          </table:table-cell>
          <table:table-cell office:value-type="float" office:value="1368">
            <text:p>1368</text:p>
          </table:table-cell>
          <table:table-cell office:value-type="float" office:value="24659">
            <text:p>24659</text:p>
          </table:table-cell>
          <table:table-cell office:value-type="float" office:value="2382">
            <text:p>2382</text:p>
          </table:table-cell>
          <table:table-cell office:value-type="float" office:value="402">
            <text:p>402</text:p>
          </table:table-cell>
          <table:table-cell office:value-type="float" office:value="1576">
            <text:p>1576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135">
            <text:p>13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42">
            <text:p>-42</text:p>
          </table:table-cell>
          <table:table-cell office:value-type="float" office:value="-0.0011">
            <text:p>-0.0011</text:p>
          </table:table-cell>
          <table:table-cell office:value-type="float" office:value="0.0601">
            <text:p>0.0601</text:p>
          </table:table-cell>
          <table:table-cell office:value-type="float" office:value="0.7496">
            <text:p>0.7496</text:p>
          </table:table-cell>
          <table:table-cell office:value-type="float" office:value="0.1077">
            <text:p>0.1077</text:p>
          </table:table-cell>
          <table:table-cell office:value-type="float" office:value="0.014">
            <text:p>0.014</text:p>
          </table:table-cell>
          <table:table-cell office:value-type="float" office:value="0.058">
            <text:p>0.058</text:p>
          </table:table-cell>
          <table:table-cell office:value-type="float" office:value="0.0006">
            <text:p>0.0006</text:p>
          </table:table-cell>
          <table:table-cell office:value-type="float" office:value="0.0035">
            <text:p>0.0035</text:p>
          </table:table-cell>
          <table:table-cell office:value-type="float" office:value="0.0064">
            <text:p>0.0064</text:p>
          </table:table-cell>
          <table:table-cell office:value-type="float" office:value="0.0447">
            <text:p>0.0447</text:p>
          </table:table-cell>
          <table:table-cell office:value-type="float" office:value="0.8051">
            <text:p>0.8051</text:p>
          </table:table-cell>
          <table:table-cell office:value-type="float" office:value="0.0778">
            <text:p>0.0778</text:p>
          </table:table-cell>
          <table:table-cell office:value-type="float" office:value="0.0131">
            <text:p>0.0131</text:p>
          </table:table-cell>
          <table:table-cell office:value-type="float" office:value="0.0515">
            <text:p>0.0515</text:p>
          </table:table-cell>
          <table:table-cell office:value-type="float" office:value="0.0006">
            <text:p>0.0006</text:p>
          </table:table-cell>
          <table:table-cell office:value-type="float" office:value="0.003">
            <text:p>0.003</text:p>
          </table:table-cell>
          <table:table-cell office:value-type="float" office:value="0.0044">
            <text:p>0.0044</text:p>
          </table:table-cell>
          <table:table-cell table:number-columns-repeated="4" office:value-type="float" office:value="0">
            <text:p>0</text:p>
          </table:table-cell>
          <table:table-cell office:value-type="float" office:value="9191325795">
            <text:p>9191325795</text:p>
          </table:table-cell>
          <table:table-cell office:value-type="float" office:value="270333111.617647">
            <text:p>270333111.617647</text:p>
          </table:table-cell>
          <table:table-cell office:value-type="float" office:value="1723">
            <text:p>1723</text:p>
          </table:table-cell>
          <table:table-cell office:value-type="float" office:value="50.6764705882353">
            <text:p>50.6764705882</text:p>
          </table:table-cell>
          <table:table-cell office:value-type="float" office:value="157">
            <text:p>157</text:p>
          </table:table-cell>
          <table:table-cell office:value-type="float" office:value="4.61764705882353">
            <text:p>4.6176470588</text:p>
          </table:table-cell>
          <table:table-cell office:value-type="float" office:value="101">
            <text:p>101</text:p>
          </table:table-cell>
          <table:table-cell office:value-type="float" office:value="2.97058823529412">
            <text:p>2.9705882353</text:p>
          </table:table-cell>
          <table:table-cell office:value-type="float" office:value="256">
            <text:p>256</text:p>
          </table:table-cell>
          <table:table-cell office:value-type="float" office:value="7.52941176470588">
            <text:p>7.5294117647</text:p>
          </table:table-cell>
          <table:table-cell office:value-type="float" office:value="105795">
            <text:p>105795</text:p>
          </table:table-cell>
          <table:table-cell office:value-type="float" office:value="3111.61764705882">
            <text:p>3111.6176470588</text:p>
          </table:table-cell>
          <table:table-cell office:value-type="float" office:value="2230">
            <text:p>2230</text:p>
          </table:table-cell>
          <table:table-cell office:value-type="float" office:value="65.5882352941177">
            <text:p>65.5882352941</text:p>
          </table:table-cell>
          <table:table-cell office:value-type="float" office:value="975626">
            <text:p>975626</text:p>
          </table:table-cell>
          <table:table-cell office:value-type="float" office:value="28694.8823529412">
            <text:p>28694.8823529412</text:p>
          </table:table-cell>
          <table:table-cell office:value-type="float" office:value="-409.284618758717">
            <text:p>-409.2846187587</text:p>
          </table:table-cell>
          <table:table-cell office:value-type="float" office:value="-12.0377829046681">
            <text:p>-12.0377829047</text:p>
          </table:table-cell>
          <table:table-cell office:value-type="float" office:value="17848">
            <text:p>17848</text:p>
          </table:table-cell>
          <table:table-cell office:value-type="float" office:value="524.941176470588">
            <text:p>524.9411764706</text:p>
          </table:table-cell>
          <table:table-cell office:value-type="float" office:value="22617">
            <text:p>22617</text:p>
          </table:table-cell>
          <table:table-cell office:value-type="float" office:value="665.205882352941">
            <text:p>665.2058823529</text:p>
          </table:table-cell>
          <table:table-cell office:value-type="float" office:value="-491.171423651535">
            <text:p>-491.1714236515</text:p>
          </table:table-cell>
          <table:table-cell office:value-type="float" office:value="-14.4462183426922">
            <text:p>-14.4462183427</text:p>
          </table:table-cell>
          <table:table-cell office:value-type="float" office:value="12962">
            <text:p>12962</text:p>
          </table:table-cell>
          <table:table-cell office:value-type="float" office:value="381.235294117647">
            <text:p>381.2352941176</text:p>
          </table:table-cell>
          <table:table-cell office:value-type="float" office:value="17061">
            <text:p>17061</text:p>
          </table:table-cell>
          <table:table-cell office:value-type="float" office:value="501.794117647059">
            <text:p>501.7941176471</text:p>
          </table:table-cell>
          <table:table-cell office:value-type="float" office:value="-450.228021205276">
            <text:p>-450.2280212053</text:p>
          </table:table-cell>
          <table:table-cell office:value-type="float" office:value="-13.2420006236846">
            <text:p>-13.2420006237</text:p>
          </table:table-cell>
          <table:table-cell office:value-type="float" office:value="34">
            <text:p>34</text:p>
          </table:table-cell>
          <table:table-cell table:formula="of:= 100 * (([.BR117] / ([.BR117] + [.BT117])) - ([.BT117] / ([.BR117] + [.BT117])))" office:value-type="float" office:value="-11.785493636476">
            <text:p>-11.7854936365</text:p>
          </table:table-cell>
          <table:table-cell table:formula="of:= 100 * (([.BX117] / ([.BX117] + [.BZ117])) - ([.BZ117] / ([.BX117] + [.BZ117])))" office:value-type="float" office:value="-13.6528661359624">
            <text:p>-13.652866136</text:p>
          </table:table-cell>
          <table:table-cell table:formula="of:=([.CE117] + [.CF117]) / 2" office:value-type="float" office:value="-12.7191798862192">
            <text:p>-12.7191798862</text:p>
          </table:table-cell>
          <table:table-cell table:formula="of:=IF([.CG117] &gt; 0;1;0)" office:value-type="float" office:value="0">
            <text:p>0</text:p>
          </table:table-cell>
          <table:table-cell table:formula="of:=IF(AND([.CH117] = 1;[.BW117] &lt; 0);1;0)" office:value-type="float" office:value="0">
            <text:p>0</text:p>
          </table:table-cell>
          <table:table-cell table:formula="of:=IF([.CG117] &lt; 0;1;0)" office:value-type="float" office:value="1">
            <text:p>1</text:p>
          </table:table-cell>
          <table:table-cell table:formula="of:=IF(AND([.CJ117] = 1;[.BW117] &gt; 0);1;0)" office:value-type="float" office:value="0">
            <text:p>0</text:p>
          </table:table-cell>
          <table:table-cell table:formula="of:=IF(AND([.CH117] = 1;[.BQ117] &lt; 0);1;0)" office:value-type="float" office:value="0">
            <text:p>0</text:p>
          </table:table-cell>
          <table:table-cell table:formula="of:=IF(AND([.CJ117] = 1;[.BQ117] &gt; 0);1;0)" office:value-type="float" office:value="0">
            <text:p>0</text:p>
          </table:table-cell>
          <table:table-cell table:formula="of:=[.CG117] - [.$CG$136]" office:value-type="float" office:value="-13.2250255009268">
            <text:p>-13.2250255009</text:p>
          </table:table-cell>
        </table:table-row>
        <table:table-row table:style-name="ro2">
          <table:table-cell office:value-type="float" office:value="263162">
            <text:p>263162</text:p>
          </table:table-cell>
          <table:table-cell office:value-type="float" office:value="128">
            <text:p>128</text:p>
          </table:table-cell>
          <table:table-cell office:value-type="string">
            <text:p>6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70">
            <text:p>39670</text:p>
          </table:table-cell>
          <table:table-cell office:value-type="float" office:value="1564">
            <text:p>1564</text:p>
          </table:table-cell>
          <table:table-cell office:value-type="float" office:value="33017">
            <text:p>33017</text:p>
          </table:table-cell>
          <table:table-cell office:value-type="float" office:value="3031">
            <text:p>3031</text:p>
          </table:table-cell>
          <table:table-cell office:value-type="float" office:value="215">
            <text:p>215</text:p>
          </table:table-cell>
          <table:table-cell office:value-type="float" office:value="1593">
            <text:p>1593</text:p>
          </table:table-cell>
          <table:table-cell office:value-type="float" office:value="18">
            <text:p>18</text:p>
          </table:table-cell>
          <table:table-cell office:value-type="float" office:value="103">
            <text:p>103</text:p>
          </table:table-cell>
          <table:table-cell office:value-type="float" office:value="129">
            <text:p>129</text:p>
          </table:table-cell>
          <table:table-cell office:value-type="float" office:value="31904">
            <text:p>31904</text:p>
          </table:table-cell>
          <table:table-cell office:value-type="float" office:value="1046">
            <text:p>1046</text:p>
          </table:table-cell>
          <table:table-cell office:value-type="float" office:value="27234">
            <text:p>27234</text:p>
          </table:table-cell>
          <table:table-cell office:value-type="float" office:value="2241">
            <text:p>2241</text:p>
          </table:table-cell>
          <table:table-cell office:value-type="float" office:value="166">
            <text:p>166</text:p>
          </table:table-cell>
          <table:table-cell office:value-type="float" office:value="1053">
            <text:p>1053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88">
            <text:p>88</text:p>
          </table:table-cell>
          <table:table-cell office:value-type="float" office:value="0.0022">
            <text:p>0.0022</text:p>
          </table:table-cell>
          <table:table-cell office:value-type="float" office:value="0.0394">
            <text:p>0.0394</text:p>
          </table:table-cell>
          <table:table-cell office:value-type="float" office:value="0.8323">
            <text:p>0.8323</text:p>
          </table:table-cell>
          <table:table-cell office:value-type="float" office:value="0.0764">
            <text:p>0.0764</text:p>
          </table:table-cell>
          <table:table-cell office:value-type="float" office:value="0.0054">
            <text:p>0.0054</text:p>
          </table:table-cell>
          <table:table-cell office:value-type="float" office:value="0.0402">
            <text:p>0.0402</text:p>
          </table:table-cell>
          <table:table-cell office:value-type="float" office:value="0.0005">
            <text:p>0.0005</text:p>
          </table:table-cell>
          <table:table-cell office:value-type="float" office:value="0.0026">
            <text:p>0.0026</text:p>
          </table:table-cell>
          <table:table-cell office:value-type="float" office:value="0.0033">
            <text:p>0.0033</text:p>
          </table:table-cell>
          <table:table-cell office:value-type="float" office:value="0.0328">
            <text:p>0.0328</text:p>
          </table:table-cell>
          <table:table-cell office:value-type="float" office:value="0.8536">
            <text:p>0.8536</text:p>
          </table:table-cell>
          <table:table-cell office:value-type="float" office:value="0.0702">
            <text:p>0.0702</text:p>
          </table:table-cell>
          <table:table-cell office:value-type="float" office:value="0.0052">
            <text:p>0.0052</text:p>
          </table:table-cell>
          <table:table-cell office:value-type="float" office:value="0.033">
            <text:p>0.033</text:p>
          </table:table-cell>
          <table:table-cell office:value-type="float" office:value="0.0003">
            <text:p>0.0003</text:p>
          </table:table-cell>
          <table:table-cell office:value-type="float" office:value="0.0021">
            <text:p>0.0021</text:p>
          </table:table-cell>
          <table:table-cell office:value-type="float" office:value="0.0027">
            <text:p>0.002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318722125">
            <text:p>7318722125</text:p>
          </table:table-cell>
          <table:table-cell office:value-type="float" office:value="271063782.407407">
            <text:p>271063782.407407</text:p>
          </table:table-cell>
          <table:table-cell office:value-type="float" office:value="1673">
            <text:p>1673</text:p>
          </table:table-cell>
          <table:table-cell office:value-type="float" office:value="61.962962962963">
            <text:p>61.962962963</text:p>
          </table:table-cell>
          <table:table-cell office:value-type="float" office:value="112">
            <text:p>112</text:p>
          </table:table-cell>
          <table:table-cell office:value-type="float" office:value="4.14814814814815">
            <text:p>4.1481481481</text:p>
          </table:table-cell>
          <table:table-cell office:value-type="float" office:value="119">
            <text:p>119</text:p>
          </table:table-cell>
          <table:table-cell office:value-type="float" office:value="4.40740740740741">
            <text:p>4.4074074074</text:p>
          </table:table-cell>
          <table:table-cell office:value-type="float" office:value="60">
            <text:p>60</text:p>
          </table:table-cell>
          <table:table-cell office:value-type="float" office:value="2.22222222222222">
            <text:p>2.2222222222</text:p>
          </table:table-cell>
          <table:table-cell office:value-type="float" office:value="32125">
            <text:p>32125</text:p>
          </table:table-cell>
          <table:table-cell office:value-type="float" office:value="1189.81481481481">
            <text:p>1189.8148148148</text:p>
          </table:table-cell>
          <table:table-cell office:value-type="float" office:value="3607">
            <text:p>3607</text:p>
          </table:table-cell>
          <table:table-cell office:value-type="float" office:value="133.592592592593">
            <text:p>133.5925925926</text:p>
          </table:table-cell>
          <table:table-cell office:value-type="float" office:value="1447677">
            <text:p>1447677</text:p>
          </table:table-cell>
          <table:table-cell office:value-type="float" office:value="53617.6666666667">
            <text:p>53617.6666666667</text:p>
          </table:table-cell>
          <table:table-cell office:value-type="float" office:value="-753.83065512953">
            <text:p>-753.8306551295</text:p>
          </table:table-cell>
          <table:table-cell office:value-type="float" office:value="-27.9196538936863">
            <text:p>-27.9196538937</text:p>
          </table:table-cell>
          <table:table-cell office:value-type="float" office:value="11755">
            <text:p>11755</text:p>
          </table:table-cell>
          <table:table-cell office:value-type="float" office:value="435.37037037037">
            <text:p>435.3703703704</text:p>
          </table:table-cell>
          <table:table-cell office:value-type="float" office:value="22836">
            <text:p>22836</text:p>
          </table:table-cell>
          <table:table-cell office:value-type="float" office:value="845.777777777778">
            <text:p>845.7777777778</text:p>
          </table:table-cell>
          <table:table-cell office:value-type="float" office:value="-998.99549593522">
            <text:p>-998.9954959352</text:p>
          </table:table-cell>
          <table:table-cell office:value-type="float" office:value="-36.9998331827859">
            <text:p>-36.9998331828</text:p>
          </table:table-cell>
          <table:table-cell office:value-type="float" office:value="7415">
            <text:p>7415</text:p>
          </table:table-cell>
          <table:table-cell office:value-type="float" office:value="274.62962962963">
            <text:p>274.6296296296</text:p>
          </table:table-cell>
          <table:table-cell office:value-type="float" office:value="18698">
            <text:p>18698</text:p>
          </table:table-cell>
          <table:table-cell office:value-type="float" office:value="692.518518518518">
            <text:p>692.5185185185</text:p>
          </table:table-cell>
          <table:table-cell office:value-type="float" office:value="-876.41307553269">
            <text:p>-876.4130755327</text:p>
          </table:table-cell>
          <table:table-cell office:value-type="float" office:value="-32.4597435382478">
            <text:p>-32.4597435382</text:p>
          </table:table-cell>
          <table:table-cell office:value-type="float" office:value="27">
            <text:p>27</text:p>
          </table:table-cell>
          <table:table-cell table:formula="of:= 100 * (([.BR118] / ([.BR118] + [.BT118])) - ([.BT118] / ([.BR118] + [.BT118])))" office:value-type="float" office:value="-32.0343441935764">
            <text:p>-32.0343441936</text:p>
          </table:table-cell>
          <table:table-cell table:formula="of:= 100 * (([.BX118] / ([.BX118] + [.BZ118])) - ([.BZ118] / ([.BX118] + [.BZ118])))" office:value-type="float" office:value="-43.2083636502891">
            <text:p>-43.2083636503</text:p>
          </table:table-cell>
          <table:table-cell table:formula="of:=([.CE118] + [.CF118]) / 2" office:value-type="float" office:value="-37.6213539219327">
            <text:p>-37.6213539219</text:p>
          </table:table-cell>
          <table:table-cell table:formula="of:=IF([.CG118] &gt; 0;1;0)" office:value-type="float" office:value="0">
            <text:p>0</text:p>
          </table:table-cell>
          <table:table-cell table:formula="of:=IF(AND([.CH118] = 1;[.BW118] &lt; 0);1;0)" office:value-type="float" office:value="0">
            <text:p>0</text:p>
          </table:table-cell>
          <table:table-cell table:formula="of:=IF([.CG118] &lt; 0;1;0)" office:value-type="float" office:value="1">
            <text:p>1</text:p>
          </table:table-cell>
          <table:table-cell table:formula="of:=IF(AND([.CJ118] = 1;[.BW118] &gt; 0);1;0)" office:value-type="float" office:value="0">
            <text:p>0</text:p>
          </table:table-cell>
          <table:table-cell table:formula="of:=IF(AND([.CH118] = 1;[.BQ118] &lt; 0);1;0)" office:value-type="float" office:value="0">
            <text:p>0</text:p>
          </table:table-cell>
          <table:table-cell table:formula="of:=IF(AND([.CJ118] = 1;[.BQ118] &gt; 0);1;0)" office:value-type="float" office:value="0">
            <text:p>0</text:p>
          </table:table-cell>
          <table:table-cell table:formula="of:=[.CG118] - [.$CG$136]" office:value-type="float" office:value="-38.1271995366403">
            <text:p>-38.1271995366</text:p>
          </table:table-cell>
        </table:table-row>
        <table:table-row table:style-name="ro2">
          <table:table-cell office:value-type="float" office:value="263186">
            <text:p>263186</text:p>
          </table:table-cell>
          <table:table-cell office:value-type="float" office:value="127">
            <text:p>127</text:p>
          </table:table-cell>
          <table:table-cell office:value-type="string">
            <text:p>6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30">
            <text:p>39630</text:p>
          </table:table-cell>
          <table:table-cell office:value-type="float" office:value="1651">
            <text:p>1651</text:p>
          </table:table-cell>
          <table:table-cell office:value-type="float" office:value="32408">
            <text:p>32408</text:p>
          </table:table-cell>
          <table:table-cell office:value-type="float" office:value="3039">
            <text:p>3039</text:p>
          </table:table-cell>
          <table:table-cell office:value-type="float" office:value="353">
            <text:p>353</text:p>
          </table:table-cell>
          <table:table-cell office:value-type="float" office:value="1918">
            <text:p>1918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161">
            <text:p>161</text:p>
          </table:table-cell>
          <table:table-cell office:value-type="float" office:value="33594">
            <text:p>33594</text:p>
          </table:table-cell>
          <table:table-cell office:value-type="float" office:value="1162">
            <text:p>1162</text:p>
          </table:table-cell>
          <table:table-cell office:value-type="float" office:value="28146">
            <text:p>28146</text:p>
          </table:table-cell>
          <table:table-cell office:value-type="float" office:value="2283">
            <text:p>2283</text:p>
          </table:table-cell>
          <table:table-cell office:value-type="float" office:value="305">
            <text:p>305</text:p>
          </table:table-cell>
          <table:table-cell office:value-type="float" office:value="1522">
            <text:p>1522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48">
            <text:p>48</text:p>
          </table:table-cell>
          <table:table-cell office:value-type="float" office:value="0.0012">
            <text:p>0.0012</text:p>
          </table:table-cell>
          <table:table-cell office:value-type="float" office:value="0.0417">
            <text:p>0.0417</text:p>
          </table:table-cell>
          <table:table-cell office:value-type="float" office:value="0.8178">
            <text:p>0.8178</text:p>
          </table:table-cell>
          <table:table-cell office:value-type="float" office:value="0.0767">
            <text:p>0.0767</text:p>
          </table:table-cell>
          <table:table-cell office:value-type="float" office:value="0.0089">
            <text:p>0.0089</text:p>
          </table:table-cell>
          <table:table-cell office:value-type="float" office:value="0.0484">
            <text:p>0.0484</text:p>
          </table:table-cell>
          <table:table-cell office:value-type="float" office:value="0.0009">
            <text:p>0.0009</text:p>
          </table:table-cell>
          <table:table-cell office:value-type="float" office:value="0.0016">
            <text:p>0.0016</text:p>
          </table:table-cell>
          <table:table-cell office:value-type="float" office:value="0.0041">
            <text:p>0.0041</text:p>
          </table:table-cell>
          <table:table-cell office:value-type="float" office:value="0.0346">
            <text:p>0.0346</text:p>
          </table:table-cell>
          <table:table-cell office:value-type="float" office:value="0.8378">
            <text:p>0.8378</text:p>
          </table:table-cell>
          <table:table-cell office:value-type="float" office:value="0.068">
            <text:p>0.068</text:p>
          </table:table-cell>
          <table:table-cell office:value-type="float" office:value="0.0091">
            <text:p>0.0091</text:p>
          </table:table-cell>
          <table:table-cell office:value-type="float" office:value="0.0453">
            <text:p>0.0453</text:p>
          </table:table-cell>
          <table:table-cell office:value-type="float" office:value="0.0006">
            <text:p>0.0006</text:p>
          </table:table-cell>
          <table:table-cell office:value-type="float" office:value="0.0015">
            <text:p>0.0015</text:p>
          </table:table-cell>
          <table:table-cell office:value-type="float" office:value="0.0031">
            <text:p>0.003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302574980">
            <text:p>10302574980</text:p>
          </table:table-cell>
          <table:table-cell office:value-type="float" office:value="271120394.210526">
            <text:p>271120394.210526</text:p>
          </table:table-cell>
          <table:table-cell office:value-type="float" office:value="2417">
            <text:p>2417</text:p>
          </table:table-cell>
          <table:table-cell office:value-type="float" office:value="63.6052631578947">
            <text:p>63.6052631579</text:p>
          </table:table-cell>
          <table:table-cell office:value-type="float" office:value="158">
            <text:p>158</text:p>
          </table:table-cell>
          <table:table-cell office:value-type="float" office:value="4.15789473684211">
            <text:p>4.1578947368</text:p>
          </table:table-cell>
          <table:table-cell office:value-type="float" office:value="154">
            <text:p>154</text:p>
          </table:table-cell>
          <table:table-cell office:value-type="float" office:value="4.05263157894737">
            <text:p>4.0526315789</text:p>
          </table:table-cell>
          <table:table-cell office:value-type="float" office:value="88">
            <text:p>88</text:p>
          </table:table-cell>
          <table:table-cell office:value-type="float" office:value="2.31578947368421">
            <text:p>2.3157894737</text:p>
          </table:table-cell>
          <table:table-cell office:value-type="float" office:value="34980">
            <text:p>34980</text:p>
          </table:table-cell>
          <table:table-cell office:value-type="float" office:value="920.526315789474">
            <text:p>920.5263157895</text:p>
          </table:table-cell>
          <table:table-cell office:value-type="float" office:value="5090">
            <text:p>5090</text:p>
          </table:table-cell>
          <table:table-cell office:value-type="float" office:value="133.947368421053">
            <text:p>133.9473684211</text:p>
          </table:table-cell>
          <table:table-cell office:value-type="float" office:value="2054158">
            <text:p>2054158</text:p>
          </table:table-cell>
          <table:table-cell office:value-type="float" office:value="54056.7894736842">
            <text:p>54056.7894736842</text:p>
          </table:table-cell>
          <table:table-cell office:value-type="float" office:value="-1549.35316613902">
            <text:p>-1549.353166139</text:p>
          </table:table-cell>
          <table:table-cell office:value-type="float" office:value="-40.7724517405005">
            <text:p>-40.7724517405</text:p>
          </table:table-cell>
          <table:table-cell office:value-type="float" office:value="14605">
            <text:p>14605</text:p>
          </table:table-cell>
          <table:table-cell office:value-type="float" office:value="384.342105263158">
            <text:p>384.3421052632</text:p>
          </table:table-cell>
          <table:table-cell office:value-type="float" office:value="39297">
            <text:p>39297</text:p>
          </table:table-cell>
          <table:table-cell office:value-type="float" office:value="1034.13157894737">
            <text:p>1034.1315789474</text:p>
          </table:table-cell>
          <table:table-cell office:value-type="float" office:value="-1910.39084407766">
            <text:p>-1910.3908440777</text:p>
          </table:table-cell>
          <table:table-cell office:value-type="float" office:value="-50.2734432652016">
            <text:p>-50.2734432652</text:p>
          </table:table-cell>
          <table:table-cell office:value-type="float" office:value="8173">
            <text:p>8173</text:p>
          </table:table-cell>
          <table:table-cell office:value-type="float" office:value="215.078947368421">
            <text:p>215.0789473684</text:p>
          </table:table-cell>
          <table:table-cell office:value-type="float" office:value="30242">
            <text:p>30242</text:p>
          </table:table-cell>
          <table:table-cell office:value-type="float" office:value="795.842105263158">
            <text:p>795.8421052632</text:p>
          </table:table-cell>
          <table:table-cell office:value-type="float" office:value="-1729.87200510864">
            <text:p>-1729.8720051086</text:p>
          </table:table-cell>
          <table:table-cell office:value-type="float" office:value="-45.5229475028589">
            <text:p>-45.5229475029</text:p>
          </table:table-cell>
          <table:table-cell office:value-type="float" office:value="38">
            <text:p>38</text:p>
          </table:table-cell>
          <table:table-cell table:formula="of:= 100 * (([.BR119] / ([.BR119] + [.BT119])) - ([.BT119] / ([.BR119] + [.BT119])))" office:value-type="float" office:value="-45.8090608882787">
            <text:p>-45.8090608883</text:p>
          </table:table-cell>
          <table:table-cell table:formula="of:= 100 * (([.BX119] / ([.BX119] + [.BZ119])) - ([.BZ119] / ([.BX119] + [.BZ119])))" office:value-type="float" office:value="-57.4489131849538">
            <text:p>-57.448913185</text:p>
          </table:table-cell>
          <table:table-cell table:formula="of:=([.CE119] + [.CF119]) / 2" office:value-type="float" office:value="-51.6289870366163">
            <text:p>-51.6289870366</text:p>
          </table:table-cell>
          <table:table-cell table:formula="of:=IF([.CG119] &gt; 0;1;0)" office:value-type="float" office:value="0">
            <text:p>0</text:p>
          </table:table-cell>
          <table:table-cell table:formula="of:=IF(AND([.CH119] = 1;[.BW119] &lt; 0);1;0)" office:value-type="float" office:value="0">
            <text:p>0</text:p>
          </table:table-cell>
          <table:table-cell table:formula="of:=IF([.CG119] &lt; 0;1;0)" office:value-type="float" office:value="1">
            <text:p>1</text:p>
          </table:table-cell>
          <table:table-cell table:formula="of:=IF(AND([.CJ119] = 1;[.BW119] &gt; 0);1;0)" office:value-type="float" office:value="0">
            <text:p>0</text:p>
          </table:table-cell>
          <table:table-cell table:formula="of:=IF(AND([.CH119] = 1;[.BQ119] &lt; 0);1;0)" office:value-type="float" office:value="0">
            <text:p>0</text:p>
          </table:table-cell>
          <table:table-cell table:formula="of:=IF(AND([.CJ119] = 1;[.BQ119] &gt; 0);1;0)" office:value-type="float" office:value="0">
            <text:p>0</text:p>
          </table:table-cell>
          <table:table-cell table:formula="of:=[.CG119] - [.$CG$136]" office:value-type="float" office:value="-52.1348326513238">
            <text:p>-52.1348326513</text:p>
          </table:table-cell>
        </table:table-row>
        <table:table-row table:style-name="ro2">
          <table:table-cell office:value-type="float" office:value="263224">
            <text:p>263224</text:p>
          </table:table-cell>
          <table:table-cell office:value-type="float" office:value="104">
            <text:p>104</text:p>
          </table:table-cell>
          <table:table-cell office:value-type="string">
            <text:p>5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51">
            <text:p>39651</text:p>
          </table:table-cell>
          <table:table-cell office:value-type="float" office:value="3205">
            <text:p>3205</text:p>
          </table:table-cell>
          <table:table-cell office:value-type="float" office:value="32661">
            <text:p>32661</text:p>
          </table:table-cell>
          <table:table-cell office:value-type="float" office:value="1704">
            <text:p>1704</text:p>
          </table:table-cell>
          <table:table-cell office:value-type="float" office:value="262">
            <text:p>262</text:p>
          </table:table-cell>
          <table:table-cell office:value-type="float" office:value="1588">
            <text:p>1588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float" office:value="121">
            <text:p>121</text:p>
          </table:table-cell>
          <table:table-cell office:value-type="float" office:value="29997">
            <text:p>29997</text:p>
          </table:table-cell>
          <table:table-cell office:value-type="float" office:value="1853">
            <text:p>1853</text:p>
          </table:table-cell>
          <table:table-cell office:value-type="float" office:value="25793">
            <text:p>25793</text:p>
          </table:table-cell>
          <table:table-cell office:value-type="float" office:value="971">
            <text:p>971</text:p>
          </table:table-cell>
          <table:table-cell office:value-type="float" office:value="191">
            <text:p>191</text:p>
          </table:table-cell>
          <table:table-cell office:value-type="float" office:value="1055">
            <text:p>1055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69">
            <text:p>69</text:p>
          </table:table-cell>
          <table:table-cell office:value-type="float" office:value="0.0017">
            <text:p>0.0017</text:p>
          </table:table-cell>
          <table:table-cell office:value-type="float" office:value="0.0808">
            <text:p>0.0808</text:p>
          </table:table-cell>
          <table:table-cell office:value-type="float" office:value="0.8237">
            <text:p>0.8237</text:p>
          </table:table-cell>
          <table:table-cell office:value-type="float" office:value="0.043">
            <text:p>0.043</text:p>
          </table:table-cell>
          <table:table-cell office:value-type="float" office:value="0.0066">
            <text:p>0.0066</text:p>
          </table:table-cell>
          <table:table-cell office:value-type="float" office:value="0.04">
            <text:p>0.04</text:p>
          </table:table-cell>
          <table:table-cell office:value-type="float" office:value="0.0012">
            <text:p>0.0012</text:p>
          </table:table-cell>
          <table:table-cell office:value-type="float" office:value="0.0016">
            <text:p>0.0016</text:p>
          </table:table-cell>
          <table:table-cell office:value-type="float" office:value="0.0031">
            <text:p>0.0031</text:p>
          </table:table-cell>
          <table:table-cell office:value-type="float" office:value="0.0618">
            <text:p>0.0618</text:p>
          </table:table-cell>
          <table:table-cell office:value-type="float" office:value="0.8599">
            <text:p>0.8599</text:p>
          </table:table-cell>
          <table:table-cell office:value-type="float" office:value="0.0324">
            <text:p>0.0324</text:p>
          </table:table-cell>
          <table:table-cell office:value-type="float" office:value="0.0064">
            <text:p>0.0064</text:p>
          </table:table-cell>
          <table:table-cell office:value-type="float" office:value="0.0352">
            <text:p>0.0352</text:p>
          </table:table-cell>
          <table:table-cell office:value-type="float" office:value="0.0012">
            <text:p>0.0012</text:p>
          </table:table-cell>
          <table:table-cell office:value-type="float" office:value="0.0011">
            <text:p>0.0011</text:p>
          </table:table-cell>
          <table:table-cell office:value-type="float" office:value="0.0022">
            <text:p>0.002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742846891">
            <text:p>9742846891</text:p>
          </table:table-cell>
          <table:table-cell office:value-type="float" office:value="270634635.861111">
            <text:p>270634635.861111</text:p>
          </table:table-cell>
          <table:table-cell office:value-type="float" office:value="1597">
            <text:p>1597</text:p>
          </table:table-cell>
          <table:table-cell office:value-type="float" office:value="44.3611111111111">
            <text:p>44.3611111111</text:p>
          </table:table-cell>
          <table:table-cell office:value-type="float" office:value="109">
            <text:p>109</text:p>
          </table:table-cell>
          <table:table-cell office:value-type="float" office:value="3.02777777777778">
            <text:p>3.0277777778</text:p>
          </table:table-cell>
          <table:table-cell office:value-type="float" office:value="123">
            <text:p>123</text:p>
          </table:table-cell>
          <table:table-cell office:value-type="float" office:value="3.41666666666667">
            <text:p>3.4166666667</text:p>
          </table:table-cell>
          <table:table-cell office:value-type="float" office:value="95">
            <text:p>95</text:p>
          </table:table-cell>
          <table:table-cell office:value-type="float" office:value="2.63888888888889">
            <text:p>2.6388888889</text:p>
          </table:table-cell>
          <table:table-cell office:value-type="float" office:value="86891">
            <text:p>86891</text:p>
          </table:table-cell>
          <table:table-cell office:value-type="float" office:value="2413.63888888889">
            <text:p>2413.6388888889</text:p>
          </table:table-cell>
          <table:table-cell office:value-type="float" office:value="3414">
            <text:p>3414</text:p>
          </table:table-cell>
          <table:table-cell office:value-type="float" office:value="94.8333333333333">
            <text:p>94.8333333333</text:p>
          </table:table-cell>
          <table:table-cell office:value-type="float" office:value="1401851">
            <text:p>1401851</text:p>
          </table:table-cell>
          <table:table-cell office:value-type="float" office:value="38940.3055555556">
            <text:p>38940.3055555556</text:p>
          </table:table-cell>
          <table:table-cell office:value-type="float" office:value="-5.40835427691102">
            <text:p>-5.4083542769</text:p>
          </table:table-cell>
          <table:table-cell office:value-type="float" office:value="-0.150232063247528">
            <text:p>-0.1502320632</text:p>
          </table:table-cell>
          <table:table-cell office:value-type="float" office:value="22125">
            <text:p>22125</text:p>
          </table:table-cell>
          <table:table-cell office:value-type="float" office:value="614.583333333333">
            <text:p>614.5833333333</text:p>
          </table:table-cell>
          <table:table-cell office:value-type="float" office:value="21827">
            <text:p>21827</text:p>
          </table:table-cell>
          <table:table-cell office:value-type="float" office:value="606.305555555556">
            <text:p>606.3055555556</text:p>
          </table:table-cell>
          <table:table-cell office:value-type="float" office:value="0.0973250084199897">
            <text:p>0.0973250084</text:p>
          </table:table-cell>
          <table:table-cell office:value-type="float" office:value="0.0027034724561108">
            <text:p>0.0027034725</text:p>
          </table:table-cell>
          <table:table-cell office:value-type="float" office:value="16176">
            <text:p>16176</text:p>
          </table:table-cell>
          <table:table-cell office:value-type="float" office:value="449.333333333333">
            <text:p>449.3333333333</text:p>
          </table:table-cell>
          <table:table-cell office:value-type="float" office:value="16035">
            <text:p>16035</text:p>
          </table:table-cell>
          <table:table-cell office:value-type="float" office:value="445.416666666667">
            <text:p>445.4166666667</text:p>
          </table:table-cell>
          <table:table-cell office:value-type="float" office:value="-2.65551463426398">
            <text:p>-2.6555146343</text:p>
          </table:table-cell>
          <table:table-cell office:value-type="float" office:value="-0.0737642953962217">
            <text:p>-0.0737642954</text:p>
          </table:table-cell>
          <table:table-cell office:value-type="float" office:value="36">
            <text:p>36</text:p>
          </table:table-cell>
          <table:table-cell table:formula="of:= 100 * (([.BR120] / ([.BR120] + [.BT120])) - ([.BT120] / ([.BR120] + [.BT120])))" office:value-type="float" office:value="0.678012377138693">
            <text:p>0.6780123771</text:p>
          </table:table-cell>
          <table:table-cell table:formula="of:= 100 * (([.BX120] / ([.BX120] + [.BZ120])) - ([.BZ120] / ([.BX120] + [.BZ120])))" office:value-type="float" office:value="0.437738660705972">
            <text:p>0.4377386607</text:p>
          </table:table-cell>
          <table:table-cell table:formula="of:=([.CE120] + [.CF120]) / 2" office:value-type="float" office:value="0.557875518922332">
            <text:p>0.5578755189</text:p>
          </table:table-cell>
          <table:table-cell table:formula="of:=IF([.CG120] &gt; 0;1;0)" office:value-type="float" office:value="1">
            <text:p>1</text:p>
          </table:table-cell>
          <table:table-cell table:formula="of:=IF(AND([.CH120] = 1;[.BW120] &lt; 0);1;0)" office:value-type="float" office:value="0">
            <text:p>0</text:p>
          </table:table-cell>
          <table:table-cell table:formula="of:=IF([.CG120] &lt; 0;1;0)" office:value-type="float" office:value="0">
            <text:p>0</text:p>
          </table:table-cell>
          <table:table-cell table:formula="of:=IF(AND([.CJ120] = 1;[.BW120] &gt; 0);1;0)" office:value-type="float" office:value="0">
            <text:p>0</text:p>
          </table:table-cell>
          <table:table-cell table:formula="of:=IF(AND([.CH120] = 1;[.BQ120] &lt; 0);1;0)" office:value-type="float" office:value="1">
            <text:p>1</text:p>
          </table:table-cell>
          <table:table-cell table:formula="of:=IF(AND([.CJ120] = 1;[.BQ120] &gt; 0);1;0)" office:value-type="float" office:value="0">
            <text:p>0</text:p>
          </table:table-cell>
          <table:table-cell table:formula="of:=[.CG120] - [.$CG$136]" office:value-type="float" office:value="0.0520299042147566">
            <text:p>0.0520299042</text:p>
          </table:table-cell>
        </table:table-row>
        <table:table-row table:style-name="ro2">
          <table:table-cell office:value-type="float" office:value="263259">
            <text:p>263259</text:p>
          </table:table-cell>
          <table:table-cell office:value-type="float" office:value="103">
            <text:p>103</text:p>
          </table:table-cell>
          <table:table-cell office:value-type="string">
            <text:p>52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00">
            <text:p>39400</text:p>
          </table:table-cell>
          <table:table-cell office:value-type="float" office:value="5287">
            <text:p>5287</text:p>
          </table:table-cell>
          <table:table-cell office:value-type="float" office:value="30805">
            <text:p>30805</text:p>
          </table:table-cell>
          <table:table-cell office:value-type="float" office:value="1906">
            <text:p>1906</text:p>
          </table:table-cell>
          <table:table-cell office:value-type="float" office:value="374">
            <text:p>374</text:p>
          </table:table-cell>
          <table:table-cell office:value-type="float" office:value="840">
            <text:p>8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  <table:table-cell office:value-type="float" office:value="30593">
            <text:p>30593</text:p>
          </table:table-cell>
          <table:table-cell office:value-type="float" office:value="3234">
            <text:p>3234</text:p>
          </table:table-cell>
          <table:table-cell office:value-type="float" office:value="25325">
            <text:p>25325</text:p>
          </table:table-cell>
          <table:table-cell office:value-type="float" office:value="1136">
            <text:p>1136</text:p>
          </table:table-cell>
          <table:table-cell office:value-type="float" office:value="266">
            <text:p>266</text:p>
          </table:table-cell>
          <table:table-cell office:value-type="float" office:value="545">
            <text:p>545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82">
            <text:p>-182</text:p>
          </table:table-cell>
          <table:table-cell office:value-type="float" office:value="-0.0046">
            <text:p>-0.0046</text:p>
          </table:table-cell>
          <table:table-cell office:value-type="float" office:value="0.1342">
            <text:p>0.1342</text:p>
          </table:table-cell>
          <table:table-cell office:value-type="float" office:value="0.7819">
            <text:p>0.7819</text:p>
          </table:table-cell>
          <table:table-cell office:value-type="float" office:value="0.0484">
            <text:p>0.0484</text:p>
          </table:table-cell>
          <table:table-cell office:value-type="float" office:value="0.0095">
            <text:p>0.0095</text:p>
          </table:table-cell>
          <table:table-cell office:value-type="float" office:value="0.0213">
            <text:p>0.0213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.0028">
            <text:p>0.0028</text:p>
          </table:table-cell>
          <table:table-cell office:value-type="float" office:value="0.1057">
            <text:p>0.1057</text:p>
          </table:table-cell>
          <table:table-cell office:value-type="float" office:value="0.8278">
            <text:p>0.8278</text:p>
          </table:table-cell>
          <table:table-cell office:value-type="float" office:value="0.0371">
            <text:p>0.0371</text:p>
          </table:table-cell>
          <table:table-cell office:value-type="float" office:value="0.0087">
            <text:p>0.0087</text:p>
          </table:table-cell>
          <table:table-cell office:value-type="float" office:value="0.0178">
            <text:p>0.0178</text:p>
          </table:table-cell>
          <table:table-cell office:value-type="float" office:value="0.0009">
            <text:p>0.0009</text:p>
          </table:table-cell>
          <table:table-cell office:value-type="float" office:value="0.0005">
            <text:p>0.0005</text:p>
          </table:table-cell>
          <table:table-cell office:value-type="float" office:value="0.0014">
            <text:p>0.00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46850530">
            <text:p>7846850530</text:p>
          </table:table-cell>
          <table:table-cell office:value-type="float" office:value="270581052.758621">
            <text:p>270581052.758621</text:p>
          </table:table-cell>
          <table:table-cell office:value-type="float" office:value="1350">
            <text:p>1350</text:p>
          </table:table-cell>
          <table:table-cell office:value-type="float" office:value="46.551724137931">
            <text:p>46.5517241379</text:p>
          </table:table-cell>
          <table:table-cell office:value-type="float" office:value="114">
            <text:p>114</text:p>
          </table:table-cell>
          <table:table-cell office:value-type="float" office:value="3.93103448275862">
            <text:p>3.9310344828</text:p>
          </table:table-cell>
          <table:table-cell office:value-type="float" office:value="85">
            <text:p>85</text:p>
          </table:table-cell>
          <table:table-cell office:value-type="float" office:value="2.93103448275862">
            <text:p>2.9310344828</text:p>
          </table:table-cell>
          <table:table-cell office:value-type="float" office:value="36">
            <text:p>36</text:p>
          </table:table-cell>
          <table:table-cell office:value-type="float" office:value="1.24137931034483">
            <text:p>1.2413793103</text:p>
          </table:table-cell>
          <table:table-cell office:value-type="float" office:value="100530">
            <text:p>100530</text:p>
          </table:table-cell>
          <table:table-cell office:value-type="float" office:value="3466.55172413793">
            <text:p>3466.5517241379</text:p>
          </table:table-cell>
          <table:table-cell office:value-type="float" office:value="4218">
            <text:p>4218</text:p>
          </table:table-cell>
          <table:table-cell office:value-type="float" office:value="145.448275862069">
            <text:p>145.4482758621</text:p>
          </table:table-cell>
          <table:table-cell office:value-type="float" office:value="1680858">
            <text:p>1680858</text:p>
          </table:table-cell>
          <table:table-cell office:value-type="float" office:value="57960.6206896552">
            <text:p>57960.6206896552</text:p>
          </table:table-cell>
          <table:table-cell office:value-type="float" office:value="-407.85647391261">
            <text:p>-407.8564739126</text:p>
          </table:table-cell>
          <table:table-cell office:value-type="float" office:value="-14.0640163418141">
            <text:p>-14.0640163418</text:p>
          </table:table-cell>
          <table:table-cell office:value-type="float" office:value="13851">
            <text:p>13851</text:p>
          </table:table-cell>
          <table:table-cell office:value-type="float" office:value="477.620689655172">
            <text:p>477.6206896552</text:p>
          </table:table-cell>
          <table:table-cell office:value-type="float" office:value="18992">
            <text:p>18992</text:p>
          </table:table-cell>
          <table:table-cell office:value-type="float" office:value="654.896551724138">
            <text:p>654.8965517241</text:p>
          </table:table-cell>
          <table:table-cell office:value-type="float" office:value="-516.62525024197">
            <text:p>-516.625250242</text:p>
          </table:table-cell>
          <table:table-cell office:value-type="float" office:value="-17.8146638014472">
            <text:p>-17.8146638014</text:p>
          </table:table-cell>
          <table:table-cell office:value-type="float" office:value="9846">
            <text:p>9846</text:p>
          </table:table-cell>
          <table:table-cell office:value-type="float" office:value="339.51724137931">
            <text:p>339.5172413793</text:p>
          </table:table-cell>
          <table:table-cell office:value-type="float" office:value="14000">
            <text:p>14000</text:p>
          </table:table-cell>
          <table:table-cell office:value-type="float" office:value="482.758620689655">
            <text:p>482.7586206897</text:p>
          </table:table-cell>
          <table:table-cell office:value-type="float" office:value="-462.2408620773">
            <text:p>-462.2408620773</text:p>
          </table:table-cell>
          <table:table-cell office:value-type="float" office:value="-15.939340071631">
            <text:p>-15.9393400716</text:p>
          </table:table-cell>
          <table:table-cell office:value-type="float" office:value="29">
            <text:p>29</text:p>
          </table:table-cell>
          <table:table-cell table:formula="of:= 100 * (([.BR121] / ([.BR121] + [.BT121])) - ([.BT121] / ([.BR121] + [.BT121])))" office:value-type="float" office:value="-15.6532594464574">
            <text:p>-15.6532594465</text:p>
          </table:table-cell>
          <table:table-cell table:formula="of:= 100 * (([.BX121] / ([.BX121] + [.BZ121])) - ([.BZ121] / ([.BX121] + [.BZ121])))" office:value-type="float" office:value="-17.4201123878219">
            <text:p>-17.4201123878</text:p>
          </table:table-cell>
          <table:table-cell table:formula="of:=([.CE121] + [.CF121]) / 2" office:value-type="float" office:value="-16.5366859171396">
            <text:p>-16.5366859171</text:p>
          </table:table-cell>
          <table:table-cell table:formula="of:=IF([.CG121] &gt; 0;1;0)" office:value-type="float" office:value="0">
            <text:p>0</text:p>
          </table:table-cell>
          <table:table-cell table:formula="of:=IF(AND([.CH121] = 1;[.BW121] &lt; 0);1;0)" office:value-type="float" office:value="0">
            <text:p>0</text:p>
          </table:table-cell>
          <table:table-cell table:formula="of:=IF([.CG121] &lt; 0;1;0)" office:value-type="float" office:value="1">
            <text:p>1</text:p>
          </table:table-cell>
          <table:table-cell table:formula="of:=IF(AND([.CJ121] = 1;[.BW121] &gt; 0);1;0)" office:value-type="float" office:value="0">
            <text:p>0</text:p>
          </table:table-cell>
          <table:table-cell table:formula="of:=IF(AND([.CH121] = 1;[.BQ121] &lt; 0);1;0)" office:value-type="float" office:value="0">
            <text:p>0</text:p>
          </table:table-cell>
          <table:table-cell table:formula="of:=IF(AND([.CJ121] = 1;[.BQ121] &gt; 0);1;0)" office:value-type="float" office:value="0">
            <text:p>0</text:p>
          </table:table-cell>
          <table:table-cell table:formula="of:=[.CG121] - [.$CG$136]" office:value-type="float" office:value="-17.0425315318472">
            <text:p>-17.0425315318</text:p>
          </table:table-cell>
        </table:table-row>
        <table:table-row table:style-name="ro2">
          <table:table-cell office:value-type="float" office:value="263290">
            <text:p>263290</text:p>
          </table:table-cell>
          <table:table-cell office:value-type="float" office:value="130">
            <text:p>130</text:p>
          </table:table-cell>
          <table:table-cell office:value-type="string">
            <text:p>65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12">
            <text:p>39412</text:p>
          </table:table-cell>
          <table:table-cell office:value-type="float" office:value="6447">
            <text:p>6447</text:p>
          </table:table-cell>
          <table:table-cell office:value-type="float" office:value="21570">
            <text:p>21570</text:p>
          </table:table-cell>
          <table:table-cell office:value-type="float" office:value="6353">
            <text:p>6353</text:p>
          </table:table-cell>
          <table:table-cell office:value-type="float" office:value="645">
            <text:p>645</text:p>
          </table:table-cell>
          <table:table-cell office:value-type="float" office:value="3960">
            <text:p>3960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34">
            <text:p>334</text:p>
          </table:table-cell>
          <table:table-cell office:value-type="float" office:value="30314">
            <text:p>30314</text:p>
          </table:table-cell>
          <table:table-cell office:value-type="float" office:value="4091">
            <text:p>4091</text:p>
          </table:table-cell>
          <table:table-cell office:value-type="float" office:value="19172">
            <text:p>19172</text:p>
          </table:table-cell>
          <table:table-cell office:value-type="float" office:value="3936">
            <text:p>3936</text:p>
          </table:table-cell>
          <table:table-cell office:value-type="float" office:value="491">
            <text:p>491</text:p>
          </table:table-cell>
          <table:table-cell office:value-type="float" office:value="2366">
            <text:p>2366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70">
            <text:p>-170</text:p>
          </table:table-cell>
          <table:table-cell office:value-type="float" office:value="-0.0043">
            <text:p>-0.0043</text:p>
          </table:table-cell>
          <table:table-cell office:value-type="float" office:value="0.1636">
            <text:p>0.1636</text:p>
          </table:table-cell>
          <table:table-cell office:value-type="float" office:value="0.5473">
            <text:p>0.5473</text:p>
          </table:table-cell>
          <table:table-cell office:value-type="float" office:value="0.1612">
            <text:p>0.1612</text:p>
          </table:table-cell>
          <table:table-cell office:value-type="float" office:value="0.0164">
            <text:p>0.0164</text:p>
          </table:table-cell>
          <table:table-cell office:value-type="float" office:value="0.1005">
            <text:p>0.1005</text:p>
          </table:table-cell>
          <table:table-cell office:value-type="float" office:value="0.0007">
            <text:p>0.0007</text:p>
          </table:table-cell>
          <table:table-cell office:value-type="float" office:value="0.002">
            <text:p>0.002</text:p>
          </table:table-cell>
          <table:table-cell office:value-type="float" office:value="0.0085">
            <text:p>0.0085</text:p>
          </table:table-cell>
          <table:table-cell office:value-type="float" office:value="0.135">
            <text:p>0.135</text:p>
          </table:table-cell>
          <table:table-cell office:value-type="float" office:value="0.6324">
            <text:p>0.6324</text:p>
          </table:table-cell>
          <table:table-cell office:value-type="float" office:value="0.1298">
            <text:p>0.1298</text:p>
          </table:table-cell>
          <table:table-cell office:value-type="float" office:value="0.0162">
            <text:p>0.0162</text:p>
          </table:table-cell>
          <table:table-cell office:value-type="float" office:value="0.078">
            <text:p>0.078</text:p>
          </table:table-cell>
          <table:table-cell office:value-type="float" office:value="0.0008">
            <text:p>0.0008</text:p>
          </table:table-cell>
          <table:table-cell office:value-type="float" office:value="0.0018">
            <text:p>0.0018</text:p>
          </table:table-cell>
          <table:table-cell office:value-type="float" office:value="0.0059">
            <text:p>0.0059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60886160">
            <text:p>9760886160</text:p>
          </table:table-cell>
          <table:table-cell office:value-type="float" office:value="271135726.666667">
            <text:p>271135726.666667</text:p>
          </table:table-cell>
          <table:table-cell office:value-type="float" office:value="2238">
            <text:p>2238</text:p>
          </table:table-cell>
          <table:table-cell office:value-type="float" office:value="62.1666666666667">
            <text:p>62.1666666667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4.19444444444444">
            <text:p>4.1944444444</text:p>
          </table:table-cell>
          <table:table-cell office:value-type="float" office:value="68">
            <text:p>68</text:p>
          </table:table-cell>
          <table:table-cell office:value-type="float" office:value="1.88888888888889">
            <text:p>1.8888888889</text:p>
          </table:table-cell>
          <table:table-cell office:value-type="float" office:value="46160">
            <text:p>46160</text:p>
          </table:table-cell>
          <table:table-cell office:value-type="float" office:value="1282.22222222222">
            <text:p>1282.2222222222</text:p>
          </table:table-cell>
          <table:table-cell office:value-type="float" office:value="5085">
            <text:p>5085</text:p>
          </table:table-cell>
          <table:table-cell office:value-type="float" office:value="141.25">
            <text:p>141.25</text:p>
          </table:table-cell>
          <table:table-cell office:value-type="float" office:value="2093908">
            <text:p>2093908</text:p>
          </table:table-cell>
          <table:table-cell office:value-type="float" office:value="58164.1111111111">
            <text:p>58164.1111111111</text:p>
          </table:table-cell>
          <table:table-cell office:value-type="float" office:value="-1326.0802138765">
            <text:p>-1326.0802138765</text:p>
          </table:table-cell>
          <table:table-cell office:value-type="float" office:value="-36.8355614965694">
            <text:p>-36.8355614966</text:p>
          </table:table-cell>
          <table:table-cell office:value-type="float" office:value="11233">
            <text:p>11233</text:p>
          </table:table-cell>
          <table:table-cell office:value-type="float" office:value="312.027777777778">
            <text:p>312.0277777778</text:p>
          </table:table-cell>
          <table:table-cell office:value-type="float" office:value="26914">
            <text:p>26914</text:p>
          </table:table-cell>
          <table:table-cell office:value-type="float" office:value="747.611111111111">
            <text:p>747.6111111111</text:p>
          </table:table-cell>
          <table:table-cell office:value-type="float" office:value="-1578.24221398558">
            <text:p>-1578.2422139856</text:p>
          </table:table-cell>
          <table:table-cell office:value-type="float" office:value="-43.8400614995994">
            <text:p>-43.8400614996</text:p>
          </table:table-cell>
          <table:table-cell office:value-type="float" office:value="6634">
            <text:p>6634</text:p>
          </table:table-cell>
          <table:table-cell office:value-type="float" office:value="184.277777777778">
            <text:p>184.2777777778</text:p>
          </table:table-cell>
          <table:table-cell office:value-type="float" office:value="18867">
            <text:p>18867</text:p>
          </table:table-cell>
          <table:table-cell office:value-type="float" office:value="524.083333333333">
            <text:p>524.0833333333</text:p>
          </table:table-cell>
          <table:table-cell office:value-type="float" office:value="-1452.1612139311">
            <text:p>-1452.1612139311</text:p>
          </table:table-cell>
          <table:table-cell office:value-type="float" office:value="-40.3378114980861">
            <text:p>-40.3378114981</text:p>
          </table:table-cell>
          <table:table-cell office:value-type="float" office:value="36">
            <text:p>36</text:p>
          </table:table-cell>
          <table:table-cell table:formula="of:= 100 * (([.BR122] / ([.BR122] + [.BT122])) - ([.BT122] / ([.BR122] + [.BT122])))" office:value-type="float" office:value="-41.1067711746664">
            <text:p>-41.1067711747</text:p>
          </table:table-cell>
          <table:table-cell table:formula="of:= 100 * (([.BX122] / ([.BX122] + [.BZ122])) - ([.BZ122] / ([.BX122] + [.BZ122])))" office:value-type="float" office:value="-47.9706678169484">
            <text:p>-47.9706678169</text:p>
          </table:table-cell>
          <table:table-cell table:formula="of:=([.CE122] + [.CF122]) / 2" office:value-type="float" office:value="-44.5387194958074">
            <text:p>-44.5387194958</text:p>
          </table:table-cell>
          <table:table-cell table:formula="of:=IF([.CG122] &gt; 0;1;0)" office:value-type="float" office:value="0">
            <text:p>0</text:p>
          </table:table-cell>
          <table:table-cell table:formula="of:=IF(AND([.CH122] = 1;[.BW122] &lt; 0);1;0)" office:value-type="float" office:value="0">
            <text:p>0</text:p>
          </table:table-cell>
          <table:table-cell table:formula="of:=IF([.CG122] &lt; 0;1;0)" office:value-type="float" office:value="1">
            <text:p>1</text:p>
          </table:table-cell>
          <table:table-cell table:formula="of:=IF(AND([.CJ122] = 1;[.BW122] &gt; 0);1;0)" office:value-type="float" office:value="0">
            <text:p>0</text:p>
          </table:table-cell>
          <table:table-cell table:formula="of:=IF(AND([.CH122] = 1;[.BQ122] &lt; 0);1;0)" office:value-type="float" office:value="0">
            <text:p>0</text:p>
          </table:table-cell>
          <table:table-cell table:formula="of:=IF(AND([.CJ122] = 1;[.BQ122] &gt; 0);1;0)" office:value-type="float" office:value="0">
            <text:p>0</text:p>
          </table:table-cell>
          <table:table-cell table:formula="of:=[.CG122] - [.$CG$136]" office:value-type="float" office:value="-45.044565110515">
            <text:p>-45.0445651105</text:p>
          </table:table-cell>
        </table:table-row>
        <table:table-row table:style-name="ro2">
          <table:table-cell office:value-type="float" office:value="263323">
            <text:p>263323</text:p>
          </table:table-cell>
          <table:table-cell office:value-type="float" office:value="131">
            <text:p>131</text:p>
          </table:table-cell>
          <table:table-cell office:value-type="string">
            <text:p>66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35">
            <text:p>39435</text:p>
          </table:table-cell>
          <table:table-cell office:value-type="float" office:value="1769">
            <text:p>1769</text:p>
          </table:table-cell>
          <table:table-cell office:value-type="float" office:value="30636">
            <text:p>30636</text:p>
          </table:table-cell>
          <table:table-cell office:value-type="float" office:value="2640">
            <text:p>2640</text:p>
          </table:table-cell>
          <table:table-cell office:value-type="float" office:value="300">
            <text:p>300</text:p>
          </table:table-cell>
          <table:table-cell office:value-type="float" office:value="3836">
            <text:p>3836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167">
            <text:p>167</text:p>
          </table:table-cell>
          <table:table-cell office:value-type="float" office:value="31995">
            <text:p>31995</text:p>
          </table:table-cell>
          <table:table-cell office:value-type="float" office:value="1142">
            <text:p>1142</text:p>
          </table:table-cell>
          <table:table-cell office:value-type="float" office:value="25983">
            <text:p>25983</text:p>
          </table:table-cell>
          <table:table-cell office:value-type="float" office:value="1712">
            <text:p>1712</text:p>
          </table:table-cell>
          <table:table-cell office:value-type="float" office:value="213">
            <text:p>213</text:p>
          </table:table-cell>
          <table:table-cell office:value-type="float" office:value="2779">
            <text:p>2779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7">
            <text:p>-147</text:p>
          </table:table-cell>
          <table:table-cell office:value-type="float" office:value="-0.0037">
            <text:p>-0.0037</text:p>
          </table:table-cell>
          <table:table-cell office:value-type="float" office:value="0.0449">
            <text:p>0.0449</text:p>
          </table:table-cell>
          <table:table-cell office:value-type="float" office:value="0.7769">
            <text:p>0.7769</text:p>
          </table:table-cell>
          <table:table-cell office:value-type="float" office:value="0.0669">
            <text:p>0.0669</text:p>
          </table:table-cell>
          <table:table-cell office:value-type="float" office:value="0.0076">
            <text:p>0.0076</text:p>
          </table:table-cell>
          <table:table-cell office:value-type="float" office:value="0.0973">
            <text:p>0.0973</text:p>
          </table:table-cell>
          <table:table-cell office:value-type="float" office:value="0.0005">
            <text:p>0.0005</text:p>
          </table:table-cell>
          <table:table-cell office:value-type="float" office:value="0.0017">
            <text:p>0.0017</text:p>
          </table:table-cell>
          <table:table-cell office:value-type="float" office:value="0.0042">
            <text:p>0.0042</text:p>
          </table:table-cell>
          <table:table-cell office:value-type="float" office:value="0.0357">
            <text:p>0.0357</text:p>
          </table:table-cell>
          <table:table-cell office:value-type="float" office:value="0.8121">
            <text:p>0.8121</text:p>
          </table:table-cell>
          <table:table-cell office:value-type="float" office:value="0.0535">
            <text:p>0.0535</text:p>
          </table:table-cell>
          <table:table-cell office:value-type="float" office:value="0.0067">
            <text:p>0.0067</text:p>
          </table:table-cell>
          <table:table-cell office:value-type="float" office:value="0.0869">
            <text:p>0.0869</text:p>
          </table:table-cell>
          <table:table-cell office:value-type="float" office:value="0.0005">
            <text:p>0.0005</text:p>
          </table:table-cell>
          <table:table-cell office:value-type="float" office:value="0.0015">
            <text:p>0.0015</text:p>
          </table:table-cell>
          <table:table-cell office:value-type="float" office:value="0.0032">
            <text:p>0.003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62893510">
            <text:p>7862893510</text:p>
          </table:table-cell>
          <table:table-cell office:value-type="float" office:value="271134258.965517">
            <text:p>271134258.965517</text:p>
          </table:table-cell>
          <table:table-cell office:value-type="float" office:value="1701">
            <text:p>1701</text:p>
          </table:table-cell>
          <table:table-cell office:value-type="float" office:value="58.6551724137931">
            <text:p>58.6551724138</text:p>
          </table:table-cell>
          <table:table-cell office:value-type="float" office:value="120">
            <text:p>120</text:p>
          </table:table-cell>
          <table:table-cell office:value-type="float" office:value="4.13793103448276">
            <text:p>4.1379310345</text:p>
          </table:table-cell>
          <table:table-cell office:value-type="float" office:value="77">
            <text:p>77</text:p>
          </table:table-cell>
          <table:table-cell office:value-type="float" office:value="2.6551724137931">
            <text:p>2.6551724138</text:p>
          </table:table-cell>
          <table:table-cell office:value-type="float" office:value="66">
            <text:p>66</text:p>
          </table:table-cell>
          <table:table-cell office:value-type="float" office:value="2.27586206896552">
            <text:p>2.275862069</text:p>
          </table:table-cell>
          <table:table-cell office:value-type="float" office:value="23510">
            <text:p>23510</text:p>
          </table:table-cell>
          <table:table-cell office:value-type="float" office:value="810.689655172414">
            <text:p>810.6896551724</text:p>
          </table:table-cell>
          <table:table-cell office:value-type="float" office:value="3360">
            <text:p>3360</text:p>
          </table:table-cell>
          <table:table-cell office:value-type="float" office:value="115.862068965517">
            <text:p>115.8620689655</text:p>
          </table:table-cell>
          <table:table-cell office:value-type="float" office:value="1425946">
            <text:p>1425946</text:p>
          </table:table-cell>
          <table:table-cell office:value-type="float" office:value="49170.5517241379">
            <text:p>49170.5517241379</text:p>
          </table:table-cell>
          <table:table-cell office:value-type="float" office:value="-582.06687827585">
            <text:p>-582.0668782759</text:p>
          </table:table-cell>
          <table:table-cell office:value-type="float" office:value="-20.0712716646845">
            <text:p>-20.0712716647</text:p>
          </table:table-cell>
          <table:table-cell office:value-type="float" office:value="17631">
            <text:p>17631</text:p>
          </table:table-cell>
          <table:table-cell office:value-type="float" office:value="607.965517241379">
            <text:p>607.9655172414</text:p>
          </table:table-cell>
          <table:table-cell office:value-type="float" office:value="26262">
            <text:p>26262</text:p>
          </table:table-cell>
          <table:table-cell office:value-type="float" office:value="905.586206896552">
            <text:p>905.5862068966</text:p>
          </table:table-cell>
          <table:table-cell office:value-type="float" office:value="-859.76308634329">
            <text:p>-859.7630863433</text:p>
          </table:table-cell>
          <table:table-cell office:value-type="float" office:value="-29.6470029773548">
            <text:p>-29.6470029774</text:p>
          </table:table-cell>
          <table:table-cell office:value-type="float" office:value="11590">
            <text:p>11590</text:p>
          </table:table-cell>
          <table:table-cell office:value-type="float" office:value="399.655172413793">
            <text:p>399.6551724138</text:p>
          </table:table-cell>
          <table:table-cell office:value-type="float" office:value="21335">
            <text:p>21335</text:p>
          </table:table-cell>
          <table:table-cell office:value-type="float" office:value="735.689655172414">
            <text:p>735.6896551724</text:p>
          </table:table-cell>
          <table:table-cell office:value-type="float" office:value="-720.914982309609">
            <text:p>-720.9149823096</text:p>
          </table:table-cell>
          <table:table-cell office:value-type="float" office:value="-24.859137321021">
            <text:p>-24.859137321</text:p>
          </table:table-cell>
          <table:table-cell office:value-type="float" office:value="29">
            <text:p>29</text:p>
          </table:table-cell>
          <table:table-cell table:formula="of:= 100 * (([.BR123] / ([.BR123] + [.BT123])) - ([.BT123] / ([.BR123] + [.BT123])))" office:value-type="float" office:value="-19.6637277014558">
            <text:p>-19.6637277015</text:p>
          </table:table-cell>
          <table:table-cell table:formula="of:= 100 * (([.BX123] / ([.BX123] + [.BZ123])) - ([.BZ123] / ([.BX123] + [.BZ123])))" office:value-type="float" office:value="-29.5975702353835">
            <text:p>-29.5975702354</text:p>
          </table:table-cell>
          <table:table-cell table:formula="of:=([.CE123] + [.CF123]) / 2" office:value-type="float" office:value="-24.6306489684196">
            <text:p>-24.6306489684</text:p>
          </table:table-cell>
          <table:table-cell table:formula="of:=IF([.CG123] &gt; 0;1;0)" office:value-type="float" office:value="0">
            <text:p>0</text:p>
          </table:table-cell>
          <table:table-cell table:formula="of:=IF(AND([.CH123] = 1;[.BW123] &lt; 0);1;0)" office:value-type="float" office:value="0">
            <text:p>0</text:p>
          </table:table-cell>
          <table:table-cell table:formula="of:=IF([.CG123] &lt; 0;1;0)" office:value-type="float" office:value="1">
            <text:p>1</text:p>
          </table:table-cell>
          <table:table-cell table:formula="of:=IF(AND([.CJ123] = 1;[.BW123] &gt; 0);1;0)" office:value-type="float" office:value="0">
            <text:p>0</text:p>
          </table:table-cell>
          <table:table-cell table:formula="of:=IF(AND([.CH123] = 1;[.BQ123] &lt; 0);1;0)" office:value-type="float" office:value="0">
            <text:p>0</text:p>
          </table:table-cell>
          <table:table-cell table:formula="of:=IF(AND([.CJ123] = 1;[.BQ123] &gt; 0);1;0)" office:value-type="float" office:value="0">
            <text:p>0</text:p>
          </table:table-cell>
          <table:table-cell table:formula="of:=[.CG123] - [.$CG$136]" office:value-type="float" office:value="-25.1364945831272">
            <text:p>-25.1364945831</text:p>
          </table:table-cell>
        </table:table-row>
        <table:table-row table:style-name="ro2">
          <table:table-cell office:value-type="float" office:value="263359">
            <text:p>263359</text:p>
          </table:table-cell>
          <table:table-cell office:value-type="float" office:value="129">
            <text:p>129</text:p>
          </table:table-cell>
          <table:table-cell office:value-type="string">
            <text:p>65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31">
            <text:p>39531</text:p>
          </table:table-cell>
          <table:table-cell office:value-type="float" office:value="3134">
            <text:p>3134</text:p>
          </table:table-cell>
          <table:table-cell office:value-type="float" office:value="14252">
            <text:p>14252</text:p>
          </table:table-cell>
          <table:table-cell office:value-type="float" office:value="12983">
            <text:p>12983</text:p>
          </table:table-cell>
          <table:table-cell office:value-type="float" office:value="546">
            <text:p>546</text:p>
          </table:table-cell>
          <table:table-cell office:value-type="float" office:value="7890">
            <text:p>7890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610">
            <text:p>610</text:p>
          </table:table-cell>
          <table:table-cell office:value-type="float" office:value="28100">
            <text:p>28100</text:p>
          </table:table-cell>
          <table:table-cell office:value-type="float" office:value="1918">
            <text:p>1918</text:p>
          </table:table-cell>
          <table:table-cell office:value-type="float" office:value="12242">
            <text:p>12242</text:p>
          </table:table-cell>
          <table:table-cell office:value-type="float" office:value="8362">
            <text:p>8362</text:p>
          </table:table-cell>
          <table:table-cell office:value-type="float" office:value="394">
            <text:p>394</text:p>
          </table:table-cell>
          <table:table-cell office:value-type="float" office:value="4800">
            <text:p>4800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325">
            <text:p>32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51">
            <text:p>-51</text:p>
          </table:table-cell>
          <table:table-cell office:value-type="float" office:value="-0.0013">
            <text:p>-0.0013</text:p>
          </table:table-cell>
          <table:table-cell office:value-type="float" office:value="0.0793">
            <text:p>0.0793</text:p>
          </table:table-cell>
          <table:table-cell office:value-type="float" office:value="0.3605">
            <text:p>0.3605</text:p>
          </table:table-cell>
          <table:table-cell office:value-type="float" office:value="0.3284">
            <text:p>0.3284</text:p>
          </table:table-cell>
          <table:table-cell office:value-type="float" office:value="0.0138">
            <text:p>0.0138</text:p>
          </table:table-cell>
          <table:table-cell office:value-type="float" office:value="0.1996">
            <text:p>0.1996</text:p>
          </table:table-cell>
          <table:table-cell office:value-type="float" office:value="0.0005">
            <text:p>0.0005</text:p>
          </table:table-cell>
          <table:table-cell office:value-type="float" office:value="0.0025">
            <text:p>0.0025</text:p>
          </table:table-cell>
          <table:table-cell office:value-type="float" office:value="0.0154">
            <text:p>0.0154</text:p>
          </table:table-cell>
          <table:table-cell office:value-type="float" office:value="0.0683">
            <text:p>0.0683</text:p>
          </table:table-cell>
          <table:table-cell office:value-type="float" office:value="0.4357">
            <text:p>0.4357</text:p>
          </table:table-cell>
          <table:table-cell office:value-type="float" office:value="0.2976">
            <text:p>0.2976</text:p>
          </table:table-cell>
          <table:table-cell office:value-type="float" office:value="0.014">
            <text:p>0.014</text:p>
          </table:table-cell>
          <table:table-cell office:value-type="float" office:value="0.1708">
            <text:p>0.1708</text:p>
          </table:table-cell>
          <table:table-cell office:value-type="float" office:value="0.0004">
            <text:p>0.0004</text:p>
          </table:table-cell>
          <table:table-cell office:value-type="float" office:value="0.0017">
            <text:p>0.0017</text:p>
          </table:table-cell>
          <table:table-cell office:value-type="float" office:value="0.0116">
            <text:p>0.011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94464350">
            <text:p>7594464350</text:p>
          </table:table-cell>
          <table:table-cell office:value-type="float" office:value="271230869.642857">
            <text:p>271230869.642857</text:p>
          </table:table-cell>
          <table:table-cell office:value-type="float" office:value="1822">
            <text:p>1822</text:p>
          </table:table-cell>
          <table:table-cell office:value-type="float" office:value="65.0714285714286">
            <text:p>65.0714285714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  <table:table-cell office:value-type="float" office:value="3.60714285714286">
            <text:p>3.607142857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4350">
            <text:p>24350</text:p>
          </table:table-cell>
          <table:table-cell office:value-type="float" office:value="869.642857142857">
            <text:p>869.6428571429</text:p>
          </table:table-cell>
          <table:table-cell office:value-type="float" office:value="3920">
            <text:p>3920</text:p>
          </table:table-cell>
          <table:table-cell office:value-type="float" office:value="140">
            <text:p>140</text:p>
          </table:table-cell>
          <table:table-cell office:value-type="float" office:value="1624000">
            <text:p>1624000</text:p>
          </table:table-cell>
          <table:table-cell office:value-type="float" office:value="58000">
            <text:p>58000</text:p>
          </table:table-cell>
          <table:table-cell office:value-type="float" office:value="-1306.0422159755">
            <text:p>-1306.0422159755</text:p>
          </table:table-cell>
          <table:table-cell office:value-type="float" office:value="-46.6443648562679">
            <text:p>-46.6443648563</text:p>
          </table:table-cell>
          <table:table-cell office:value-type="float" office:value="7352">
            <text:p>7352</text:p>
          </table:table-cell>
          <table:table-cell office:value-type="float" office:value="262.571428571429">
            <text:p>262.5714285714</text:p>
          </table:table-cell>
          <table:table-cell office:value-type="float" office:value="23782">
            <text:p>23782</text:p>
          </table:table-cell>
          <table:table-cell office:value-type="float" office:value="849.357142857143">
            <text:p>849.3571428571</text:p>
          </table:table-cell>
          <table:table-cell office:value-type="float" office:value="-1562.8007596754">
            <text:p>-1562.8007596754</text:p>
          </table:table-cell>
          <table:table-cell office:value-type="float" office:value="-55.81431284555">
            <text:p>-55.8143128456</text:p>
          </table:table-cell>
          <table:table-cell office:value-type="float" office:value="3855">
            <text:p>3855</text:p>
          </table:table-cell>
          <table:table-cell office:value-type="float" office:value="137.678571428571">
            <text:p>137.6785714286</text:p>
          </table:table-cell>
          <table:table-cell office:value-type="float" office:value="16361">
            <text:p>16361</text:p>
          </table:table-cell>
          <table:table-cell office:value-type="float" office:value="584.321428571429">
            <text:p>584.3214285714</text:p>
          </table:table-cell>
          <table:table-cell office:value-type="float" office:value="-1434.4214878257">
            <text:p>-1434.4214878257</text:p>
          </table:table-cell>
          <table:table-cell office:value-type="float" office:value="-51.2293388509178">
            <text:p>-51.2293388509</text:p>
          </table:table-cell>
          <table:table-cell office:value-type="float" office:value="28">
            <text:p>28</text:p>
          </table:table-cell>
          <table:table-cell table:formula="of:= 100 * (([.BR124] / ([.BR124] + [.BT124])) - ([.BT124] / ([.BR124] + [.BT124])))" office:value-type="float" office:value="-52.7718892529068">
            <text:p>-52.7718892529</text:p>
          </table:table-cell>
          <table:table-cell table:formula="of:= 100 * (([.BX124] / ([.BX124] + [.BZ124])) - ([.BZ124] / ([.BX124] + [.BZ124])))" office:value-type="float" office:value="-61.8618915710328">
            <text:p>-61.861891571</text:p>
          </table:table-cell>
          <table:table-cell table:formula="of:=([.CE124] + [.CF124]) / 2" office:value-type="float" office:value="-57.3168904119698">
            <text:p>-57.316890412</text:p>
          </table:table-cell>
          <table:table-cell table:formula="of:=IF([.CG124] &gt; 0;1;0)" office:value-type="float" office:value="0">
            <text:p>0</text:p>
          </table:table-cell>
          <table:table-cell table:formula="of:=IF(AND([.CH124] = 1;[.BW124] &lt; 0);1;0)" office:value-type="float" office:value="0">
            <text:p>0</text:p>
          </table:table-cell>
          <table:table-cell table:formula="of:=IF([.CG124] &lt; 0;1;0)" office:value-type="float" office:value="1">
            <text:p>1</text:p>
          </table:table-cell>
          <table:table-cell table:formula="of:=IF(AND([.CJ124] = 1;[.BW124] &gt; 0);1;0)" office:value-type="float" office:value="0">
            <text:p>0</text:p>
          </table:table-cell>
          <table:table-cell table:formula="of:=IF(AND([.CH124] = 1;[.BQ124] &lt; 0);1;0)" office:value-type="float" office:value="0">
            <text:p>0</text:p>
          </table:table-cell>
          <table:table-cell table:formula="of:=IF(AND([.CJ124] = 1;[.BQ124] &gt; 0);1;0)" office:value-type="float" office:value="0">
            <text:p>0</text:p>
          </table:table-cell>
          <table:table-cell table:formula="of:=[.CG124] - [.$CG$136]" office:value-type="float" office:value="-57.8227360266774">
            <text:p>-57.8227360267</text:p>
          </table:table-cell>
        </table:table-row>
        <table:table-row table:style-name="ro2">
          <table:table-cell office:value-type="float" office:value="263392">
            <text:p>263392</text:p>
          </table:table-cell>
          <table:table-cell office:value-type="float" office:value="132">
            <text:p>132</text:p>
          </table:table-cell>
          <table:table-cell office:value-type="string">
            <text:p>66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40">
            <text:p>39440</text:p>
          </table:table-cell>
          <table:table-cell office:value-type="float" office:value="3949">
            <text:p>3949</text:p>
          </table:table-cell>
          <table:table-cell office:value-type="float" office:value="17518">
            <text:p>17518</text:p>
          </table:table-cell>
          <table:table-cell office:value-type="float" office:value="7364">
            <text:p>7364</text:p>
          </table:table-cell>
          <table:table-cell office:value-type="float" office:value="572">
            <text:p>572</text:p>
          </table:table-cell>
          <table:table-cell office:value-type="float" office:value="9571">
            <text:p>9571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372">
            <text:p>372</text:p>
          </table:table-cell>
          <table:table-cell office:value-type="float" office:value="28162">
            <text:p>28162</text:p>
          </table:table-cell>
          <table:table-cell office:value-type="float" office:value="2445">
            <text:p>2445</text:p>
          </table:table-cell>
          <table:table-cell office:value-type="float" office:value="14938">
            <text:p>14938</text:p>
          </table:table-cell>
          <table:table-cell office:value-type="float" office:value="4506">
            <text:p>4506</text:p>
          </table:table-cell>
          <table:table-cell office:value-type="float" office:value="397">
            <text:p>397</text:p>
          </table:table-cell>
          <table:table-cell office:value-type="float" office:value="5647">
            <text:p>5647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75">
            <text:p>17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42">
            <text:p>-142</text:p>
          </table:table-cell>
          <table:table-cell office:value-type="float" office:value="-0.0036">
            <text:p>-0.0036</text:p>
          </table:table-cell>
          <table:table-cell office:value-type="float" office:value="0.1001">
            <text:p>0.1001</text:p>
          </table:table-cell>
          <table:table-cell office:value-type="float" office:value="0.4442">
            <text:p>0.4442</text:p>
          </table:table-cell>
          <table:table-cell office:value-type="float" office:value="0.1867">
            <text:p>0.1867</text:p>
          </table:table-cell>
          <table:table-cell office:value-type="float" office:value="0.0145">
            <text:p>0.0145</text:p>
          </table:table-cell>
          <table:table-cell office:value-type="float" office:value="0.2427">
            <text:p>0.2427</text:p>
          </table:table-cell>
          <table:table-cell office:value-type="float" office:value="0.0007">
            <text:p>0.0007</text:p>
          </table:table-cell>
          <table:table-cell office:value-type="float" office:value="0.0017">
            <text:p>0.0017</text:p>
          </table:table-cell>
          <table:table-cell office:value-type="float" office:value="0.0094">
            <text:p>0.0094</text:p>
          </table:table-cell>
          <table:table-cell office:value-type="float" office:value="0.0868">
            <text:p>0.0868</text:p>
          </table:table-cell>
          <table:table-cell office:value-type="float" office:value="0.5304">
            <text:p>0.5304</text:p>
          </table:table-cell>
          <table:table-cell office:value-type="float" office:value="0.16">
            <text:p>0.16</text:p>
          </table:table-cell>
          <table:table-cell office:value-type="float" office:value="0.0141">
            <text:p>0.0141</text:p>
          </table:table-cell>
          <table:table-cell office:value-type="float" office:value="0.2005">
            <text:p>0.2005</text:p>
          </table:table-cell>
          <table:table-cell office:value-type="float" office:value="0.0006">
            <text:p>0.0006</text:p>
          </table:table-cell>
          <table:table-cell office:value-type="float" office:value="0.0013">
            <text:p>0.0013</text:p>
          </table:table-cell>
          <table:table-cell office:value-type="float" office:value="0.0062">
            <text:p>0.0062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408162330">
            <text:p>8408162330</text:p>
          </table:table-cell>
          <table:table-cell office:value-type="float" office:value="271231042.903226">
            <text:p>271231042.903226</text:p>
          </table:table-cell>
          <table:table-cell office:value-type="float" office:value="2009">
            <text:p>2009</text:p>
          </table:table-cell>
          <table:table-cell office:value-type="float" office:value="64.8064516129032">
            <text:p>64.8064516129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3.74193548387097">
            <text:p>3.7419354839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32330">
            <text:p>32330</text:p>
          </table:table-cell>
          <table:table-cell office:value-type="float" office:value="1042.90322580645">
            <text:p>1042.9032258065</text:p>
          </table:table-cell>
          <table:table-cell office:value-type="float" office:value="4070">
            <text:p>4070</text:p>
          </table:table-cell>
          <table:table-cell office:value-type="float" office:value="131.290322580645">
            <text:p>131.2903225806</text:p>
          </table:table-cell>
          <table:table-cell office:value-type="float" office:value="1723036">
            <text:p>1723036</text:p>
          </table:table-cell>
          <table:table-cell office:value-type="float" office:value="55581.8064516129">
            <text:p>55581.8064516129</text:p>
          </table:table-cell>
          <table:table-cell office:value-type="float" office:value="-1153.43125968707">
            <text:p>-1153.4312596871</text:p>
          </table:table-cell>
          <table:table-cell office:value-type="float" office:value="-37.2074599899055">
            <text:p>-37.2074599899</text:p>
          </table:table-cell>
          <table:table-cell office:value-type="float" office:value="10400">
            <text:p>10400</text:p>
          </table:table-cell>
          <table:table-cell office:value-type="float" office:value="335.483870967742">
            <text:p>335.4838709677</text:p>
          </table:table-cell>
          <table:table-cell office:value-type="float" office:value="25567">
            <text:p>25567</text:p>
          </table:table-cell>
          <table:table-cell office:value-type="float" office:value="824.741935483871">
            <text:p>824.7419354839</text:p>
          </table:table-cell>
          <table:table-cell office:value-type="float" office:value="-1363.8466494795">
            <text:p>-1363.8466494795</text:p>
          </table:table-cell>
          <table:table-cell office:value-type="float" office:value="-43.9950532090161">
            <text:p>-43.995053209</text:p>
          </table:table-cell>
          <table:table-cell office:value-type="float" office:value="6073">
            <text:p>6073</text:p>
          </table:table-cell>
          <table:table-cell office:value-type="float" office:value="195.903225806452">
            <text:p>195.9032258065</text:p>
          </table:table-cell>
          <table:table-cell office:value-type="float" office:value="17916">
            <text:p>17916</text:p>
          </table:table-cell>
          <table:table-cell office:value-type="float" office:value="577.935483870968">
            <text:p>577.935483871</text:p>
          </table:table-cell>
          <table:table-cell office:value-type="float" office:value="-1258.63895458348">
            <text:p>-1258.6389545835</text:p>
          </table:table-cell>
          <table:table-cell office:value-type="float" office:value="-40.6012565994671">
            <text:p>-40.6012565995</text:p>
          </table:table-cell>
          <table:table-cell office:value-type="float" office:value="31">
            <text:p>31</text:p>
          </table:table-cell>
          <table:table-cell table:formula="of:= 100 * (([.BR125] / ([.BR125] + [.BT125])) - ([.BT125] / ([.BR125] + [.BT125])))" office:value-type="float" office:value="-42.1692106653321">
            <text:p>-42.1692106653</text:p>
          </table:table-cell>
          <table:table-cell table:formula="of:= 100 * (([.BX125] / ([.BX125] + [.BZ125])) - ([.BZ125] / ([.BX125] + [.BZ125])))" office:value-type="float" office:value="-49.3684605444162">
            <text:p>-49.3684605444</text:p>
          </table:table-cell>
          <table:table-cell table:formula="of:=([.CE125] + [.CF125]) / 2" office:value-type="float" office:value="-45.7688356048742">
            <text:p>-45.7688356049</text:p>
          </table:table-cell>
          <table:table-cell table:formula="of:=IF([.CG125] &gt; 0;1;0)" office:value-type="float" office:value="0">
            <text:p>0</text:p>
          </table:table-cell>
          <table:table-cell table:formula="of:=IF(AND([.CH125] = 1;[.BW125] &lt; 0);1;0)" office:value-type="float" office:value="0">
            <text:p>0</text:p>
          </table:table-cell>
          <table:table-cell table:formula="of:=IF([.CG125] &lt; 0;1;0)" office:value-type="float" office:value="1">
            <text:p>1</text:p>
          </table:table-cell>
          <table:table-cell table:formula="of:=IF(AND([.CJ125] = 1;[.BW125] &gt; 0);1;0)" office:value-type="float" office:value="0">
            <text:p>0</text:p>
          </table:table-cell>
          <table:table-cell table:formula="of:=IF(AND([.CH125] = 1;[.BQ125] &lt; 0);1;0)" office:value-type="float" office:value="0">
            <text:p>0</text:p>
          </table:table-cell>
          <table:table-cell table:formula="of:=IF(AND([.CJ125] = 1;[.BQ125] &gt; 0);1;0)" office:value-type="float" office:value="0">
            <text:p>0</text:p>
          </table:table-cell>
          <table:table-cell table:formula="of:=[.CG125] - [.$CG$136]" office:value-type="float" office:value="-46.2746812195817">
            <text:p>-46.2746812196</text:p>
          </table:table-cell>
        </table:table-row>
        <table:table-row table:style-name="ro2">
          <table:table-cell office:value-type="float" office:value="263432">
            <text:p>263432</text:p>
          </table:table-cell>
          <table:table-cell office:value-type="float" office:value="84">
            <text:p>84</text:p>
          </table:table-cell>
          <table:table-cell office:value-type="string">
            <text:p>42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68">
            <text:p>39768</text:p>
          </table:table-cell>
          <table:table-cell office:value-type="float" office:value="1455">
            <text:p>1455</text:p>
          </table:table-cell>
          <table:table-cell office:value-type="float" office:value="32014">
            <text:p>32014</text:p>
          </table:table-cell>
          <table:table-cell office:value-type="float" office:value="2169">
            <text:p>2169</text:p>
          </table:table-cell>
          <table:table-cell office:value-type="float" office:value="274">
            <text:p>274</text:p>
          </table:table-cell>
          <table:table-cell office:value-type="float" office:value="3617">
            <text:p>3617</text:p>
          </table:table-cell>
          <table:table-cell office:value-type="float" office:value="15">
            <text:p>15</text:p>
          </table:table-cell>
          <table:table-cell office:value-type="float" office:value="72">
            <text:p>72</text:p>
          </table:table-cell>
          <table:table-cell office:value-type="float" office:value="152">
            <text:p>152</text:p>
          </table:table-cell>
          <table:table-cell office:value-type="float" office:value="31673">
            <text:p>31673</text:p>
          </table:table-cell>
          <table:table-cell office:value-type="float" office:value="915">
            <text:p>915</text:p>
          </table:table-cell>
          <table:table-cell office:value-type="float" office:value="26677">
            <text:p>26677</text:p>
          </table:table-cell>
          <table:table-cell office:value-type="float" office:value="1335">
            <text:p>1335</text:p>
          </table:table-cell>
          <table:table-cell office:value-type="float" office:value="202">
            <text:p>202</text:p>
          </table:table-cell>
          <table:table-cell office:value-type="float" office:value="2409">
            <text:p>2409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86">
            <text:p>186</text:p>
          </table:table-cell>
          <table:table-cell office:value-type="float" office:value="0.0047">
            <text:p>0.0047</text:p>
          </table:table-cell>
          <table:table-cell office:value-type="float" office:value="0.0366">
            <text:p>0.0366</text:p>
          </table:table-cell>
          <table:table-cell office:value-type="float" office:value="0.805">
            <text:p>0.805</text:p>
          </table:table-cell>
          <table:table-cell office:value-type="float" office:value="0.0545">
            <text:p>0.0545</text:p>
          </table:table-cell>
          <table:table-cell office:value-type="float" office:value="0.0069">
            <text:p>0.0069</text:p>
          </table:table-cell>
          <table:table-cell office:value-type="float" office:value="0.091">
            <text:p>0.091</text:p>
          </table:table-cell>
          <table:table-cell office:value-type="float" office:value="0.0004">
            <text:p>0.0004</text:p>
          </table:table-cell>
          <table:table-cell office:value-type="float" office:value="0.0018">
            <text:p>0.0018</text:p>
          </table:table-cell>
          <table:table-cell office:value-type="float" office:value="0.0038">
            <text:p>0.0038</text:p>
          </table:table-cell>
          <table:table-cell office:value-type="float" office:value="0.0289">
            <text:p>0.0289</text:p>
          </table:table-cell>
          <table:table-cell office:value-type="float" office:value="0.8423">
            <text:p>0.8423</text:p>
          </table:table-cell>
          <table:table-cell office:value-type="float" office:value="0.0421">
            <text:p>0.0421</text:p>
          </table:table-cell>
          <table:table-cell office:value-type="float" office:value="0.0064">
            <text:p>0.0064</text:p>
          </table:table-cell>
          <table:table-cell office:value-type="float" office:value="0.0761">
            <text:p>0.0761</text:p>
          </table:table-cell>
          <table:table-cell office:value-type="float" office:value="0.0003">
            <text:p>0.0003</text:p>
          </table:table-cell>
          <table:table-cell office:value-type="float" office:value="0.0012">
            <text:p>0.0012</text:p>
          </table:table-cell>
          <table:table-cell office:value-type="float" office:value="0.0027">
            <text:p>0.002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221845330">
            <text:p>9221845330</text:p>
          </table:table-cell>
          <table:table-cell office:value-type="float" office:value="271230745">
            <text:p>271230745</text:p>
          </table:table-cell>
          <table:table-cell office:value-type="float" office:value="1818">
            <text:p>1818</text:p>
          </table:table-cell>
          <table:table-cell office:value-type="float" office:value="53.4705882352941">
            <text:p>53.4705882353</text:p>
          </table:table-cell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2.52941176470588">
            <text:p>2.529411764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25330">
            <text:p>25330</text:p>
          </table:table-cell>
          <table:table-cell office:value-type="float" office:value="745">
            <text:p>745</text:p>
          </table:table-cell>
          <table:table-cell office:value-type="float" office:value="3670">
            <text:p>3670</text:p>
          </table:table-cell>
          <table:table-cell office:value-type="float" office:value="107.941176470588">
            <text:p>107.9411764706</text:p>
          </table:table-cell>
          <table:table-cell office:value-type="float" office:value="1616614">
            <text:p>1616614</text:p>
          </table:table-cell>
          <table:table-cell office:value-type="float" office:value="47547.4705882353">
            <text:p>47547.4705882353</text:p>
          </table:table-cell>
          <table:table-cell office:value-type="float" office:value="165.211112862319">
            <text:p>165.2111128623</text:p>
          </table:table-cell>
          <table:table-cell office:value-type="float" office:value="4.8591503783035">
            <text:p>4.8591503783</text:p>
          </table:table-cell>
          <table:table-cell office:value-type="float" office:value="27671">
            <text:p>27671</text:p>
          </table:table-cell>
          <table:table-cell office:value-type="float" office:value="813.852941176471">
            <text:p>813.8529411765</text:p>
          </table:table-cell>
          <table:table-cell office:value-type="float" office:value="24884">
            <text:p>24884</text:p>
          </table:table-cell>
          <table:table-cell office:value-type="float" office:value="731.882352941176">
            <text:p>731.8823529412</text:p>
          </table:table-cell>
          <table:table-cell office:value-type="float" office:value="-54.918232217265">
            <text:p>-54.9182322173</text:p>
          </table:table-cell>
          <table:table-cell office:value-type="float" office:value="-1.61524212403721">
            <text:p>-1.615242124</text:p>
          </table:table-cell>
          <table:table-cell office:value-type="float" office:value="19593">
            <text:p>19593</text:p>
          </table:table-cell>
          <table:table-cell office:value-type="float" office:value="576.264705882353">
            <text:p>576.2647058824</text:p>
          </table:table-cell>
          <table:table-cell office:value-type="float" office:value="20188">
            <text:p>20188</text:p>
          </table:table-cell>
          <table:table-cell office:value-type="float" office:value="593.764705882353">
            <text:p>593.7647058824</text:p>
          </table:table-cell>
          <table:table-cell office:value-type="float" office:value="55.1464403224461">
            <text:p>55.1464403224</text:p>
          </table:table-cell>
          <table:table-cell office:value-type="float" office:value="1.62195412713077">
            <text:p>1.6219541271</text:p>
          </table:table-cell>
          <table:table-cell office:value-type="float" office:value="34">
            <text:p>34</text:p>
          </table:table-cell>
          <table:table-cell table:formula="of:= 100 * (([.BR126] / ([.BR126] + [.BT126])) - ([.BT126] / ([.BR126] + [.BT126])))" office:value-type="float" office:value="5.30301588811721">
            <text:p>5.3030158881</text:p>
          </table:table-cell>
          <table:table-cell table:formula="of:= 100 * (([.BX126] / ([.BX126] + [.BZ126])) - ([.BZ126] / ([.BX126] + [.BZ126])))" office:value-type="float" office:value="-1.49568889670948">
            <text:p>-1.4956888967</text:p>
          </table:table-cell>
          <table:table-cell table:formula="of:=([.CE126] + [.CF126]) / 2" office:value-type="float" office:value="1.90366349570387">
            <text:p>1.9036634957</text:p>
          </table:table-cell>
          <table:table-cell table:formula="of:=IF([.CG126] &gt; 0;1;0)" office:value-type="float" office:value="1">
            <text:p>1</text:p>
          </table:table-cell>
          <table:table-cell table:formula="of:=IF(AND([.CH126] = 1;[.BW126] &lt; 0);1;0)" office:value-type="float" office:value="1">
            <text:p>1</text:p>
          </table:table-cell>
          <table:table-cell table:formula="of:=IF([.CG126] &lt; 0;1;0)" office:value-type="float" office:value="0">
            <text:p>0</text:p>
          </table:table-cell>
          <table:table-cell table:formula="of:=IF(AND([.CJ126] = 1;[.BW126] &gt; 0);1;0)" office:value-type="float" office:value="0">
            <text:p>0</text:p>
          </table:table-cell>
          <table:table-cell table:formula="of:=IF(AND([.CH126] = 1;[.BQ126] &lt; 0);1;0)" office:value-type="float" office:value="0">
            <text:p>0</text:p>
          </table:table-cell>
          <table:table-cell table:formula="of:=IF(AND([.CJ126] = 1;[.BQ126] &gt; 0);1;0)" office:value-type="float" office:value="0">
            <text:p>0</text:p>
          </table:table-cell>
          <table:table-cell table:formula="of:=[.CG126] - [.$CG$136]" office:value-type="float" office:value="1.39781788099629">
            <text:p>1.397817881</text:p>
          </table:table-cell>
        </table:table-row>
        <table:table-row table:style-name="ro2">
          <table:table-cell office:value-type="float" office:value="263465">
            <text:p>263465</text:p>
          </table:table-cell>
          <table:table-cell office:value-type="float" office:value="116">
            <text:p>116</text:p>
          </table:table-cell>
          <table:table-cell office:value-type="string">
            <text:p>58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88">
            <text:p>39788</text:p>
          </table:table-cell>
          <table:table-cell office:value-type="float" office:value="1046">
            <text:p>1046</text:p>
          </table:table-cell>
          <table:table-cell office:value-type="float" office:value="36501">
            <text:p>36501</text:p>
          </table:table-cell>
          <table:table-cell office:value-type="float" office:value="698">
            <text:p>698</text:p>
          </table:table-cell>
          <table:table-cell office:value-type="float" office:value="246">
            <text:p>246</text:p>
          </table:table-cell>
          <table:table-cell office:value-type="float" office:value="1133">
            <text:p>1133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28061">
            <text:p>28061</text:p>
          </table:table-cell>
          <table:table-cell office:value-type="float" office:value="554">
            <text:p>554</text:p>
          </table:table-cell>
          <table:table-cell office:value-type="float" office:value="26262">
            <text:p>26262</text:p>
          </table:table-cell>
          <table:table-cell office:value-type="float" office:value="344">
            <text:p>344</text:p>
          </table:table-cell>
          <table:table-cell office:value-type="float" office:value="160">
            <text:p>160</text:p>
          </table:table-cell>
          <table:table-cell office:value-type="float" office:value="674">
            <text:p>674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206">
            <text:p>206</text:p>
          </table:table-cell>
          <table:table-cell office:value-type="float" office:value="0.0052">
            <text:p>0.0052</text:p>
          </table:table-cell>
          <table:table-cell office:value-type="float" office:value="0.0263">
            <text:p>0.0263</text:p>
          </table:table-cell>
          <table:table-cell office:value-type="float" office:value="0.9174">
            <text:p>0.9174</text:p>
          </table:table-cell>
          <table:table-cell office:value-type="float" office:value="0.0175">
            <text:p>0.0175</text:p>
          </table:table-cell>
          <table:table-cell office:value-type="float" office:value="0.0062">
            <text:p>0.0062</text:p>
          </table:table-cell>
          <table:table-cell office:value-type="float" office:value="0.0285">
            <text:p>0.0285</text:p>
          </table:table-cell>
          <table:table-cell office:value-type="float" office:value="0.0006">
            <text:p>0.0006</text:p>
          </table:table-cell>
          <table:table-cell office:value-type="float" office:value="0.0013">
            <text:p>0.0013</text:p>
          </table:table-cell>
          <table:table-cell office:value-type="float" office:value="0.0022">
            <text:p>0.0022</text:p>
          </table:table-cell>
          <table:table-cell office:value-type="float" office:value="0.0197">
            <text:p>0.0197</text:p>
          </table:table-cell>
          <table:table-cell office:value-type="float" office:value="0.9359">
            <text:p>0.9359</text:p>
          </table:table-cell>
          <table:table-cell office:value-type="float" office:value="0.0123">
            <text:p>0.0123</text:p>
          </table:table-cell>
          <table:table-cell office:value-type="float" office:value="0.0057">
            <text:p>0.0057</text:p>
          </table:table-cell>
          <table:table-cell office:value-type="float" office:value="0.024">
            <text:p>0.024</text:p>
          </table:table-cell>
          <table:table-cell office:value-type="float" office:value="0.0005">
            <text:p>0.0005</text:p>
          </table:table-cell>
          <table:table-cell office:value-type="float" office:value="0.0008">
            <text:p>0.0008</text:p>
          </table:table-cell>
          <table:table-cell office:value-type="float" office:value="0.0011">
            <text:p>0.001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878528302">
            <text:p>14878528302</text:p>
          </table:table-cell>
          <table:table-cell office:value-type="float" office:value="270518696.4">
            <text:p>270518696.4</text:p>
          </table:table-cell>
          <table:table-cell office:value-type="float" office:value="2014">
            <text:p>2014</text:p>
          </table:table-cell>
          <table:table-cell office:value-type="float" office:value="36.6181818181818">
            <text:p>36.618181818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.29090909090909">
            <text:p>2.2909090909</text:p>
          </table:table-cell>
          <table:table-cell office:value-type="float" office:value="74">
            <text:p>74</text:p>
          </table:table-cell>
          <table:table-cell office:value-type="float" office:value="1.34545454545455">
            <text:p>1.3454545455</text:p>
          </table:table-cell>
          <table:table-cell office:value-type="float" office:value="118302">
            <text:p>118302</text:p>
          </table:table-cell>
          <table:table-cell office:value-type="float" office:value="2150.94545454545">
            <text:p>2150.9454545455</text:p>
          </table:table-cell>
          <table:table-cell office:value-type="float" office:value="4216">
            <text:p>4216</text:p>
          </table:table-cell>
          <table:table-cell office:value-type="float" office:value="76.6545454545455">
            <text:p>76.6545454545</text:p>
          </table:table-cell>
          <table:table-cell office:value-type="float" office:value="1937587">
            <text:p>1937587</text:p>
          </table:table-cell>
          <table:table-cell office:value-type="float" office:value="35228.8545454545">
            <text:p>35228.8545454545</text:p>
          </table:table-cell>
          <table:table-cell office:value-type="float" office:value="661.037437462859">
            <text:p>661.0374374629</text:p>
          </table:table-cell>
          <table:table-cell office:value-type="float" office:value="12.0188624993247">
            <text:p>12.0188624993</text:p>
          </table:table-cell>
          <table:table-cell office:value-type="float" office:value="28081">
            <text:p>28081</text:p>
          </table:table-cell>
          <table:table-cell office:value-type="float" office:value="510.563636363636">
            <text:p>510.5636363636</text:p>
          </table:table-cell>
          <table:table-cell office:value-type="float" office:value="19620">
            <text:p>19620</text:p>
          </table:table-cell>
          <table:table-cell office:value-type="float" office:value="356.727272727273">
            <text:p>356.7272727273</text:p>
          </table:table-cell>
          <table:table-cell office:value-type="float" office:value="953.52061221649">
            <text:p>953.5206122165</text:p>
          </table:table-cell>
          <table:table-cell office:value-type="float" office:value="17.3367384039362">
            <text:p>17.3367384039</text:p>
          </table:table-cell>
          <table:table-cell office:value-type="float" office:value="22213">
            <text:p>22213</text:p>
          </table:table-cell>
          <table:table-cell office:value-type="float" office:value="403.872727272727">
            <text:p>403.8727272727</text:p>
          </table:table-cell>
          <table:table-cell office:value-type="float" office:value="14635">
            <text:p>14635</text:p>
          </table:table-cell>
          <table:table-cell office:value-type="float" office:value="266.090909090909">
            <text:p>266.0909090909</text:p>
          </table:table-cell>
          <table:table-cell office:value-type="float" office:value="807.27902483939">
            <text:p>807.2790248394</text:p>
          </table:table-cell>
          <table:table-cell office:value-type="float" office:value="14.6778004516253">
            <text:p>14.6778004516</text:p>
          </table:table-cell>
          <table:table-cell office:value-type="float" office:value="55">
            <text:p>55</text:p>
          </table:table-cell>
          <table:table-cell table:formula="of:= 100 * (([.BR127] / ([.BR127] + [.BT127])) - ([.BT127] / ([.BR127] + [.BT127])))" office:value-type="float" office:value="17.7375736357728">
            <text:p>17.7375736358</text:p>
          </table:table-cell>
          <table:table-cell table:formula="of:= 100 * (([.BX127] / ([.BX127] + [.BZ127])) - ([.BZ127] / ([.BX127] + [.BZ127])))" office:value-type="float" office:value="20.5655666521928">
            <text:p>20.5655666522</text:p>
          </table:table-cell>
          <table:table-cell table:formula="of:=([.CE127] + [.CF127]) / 2" office:value-type="float" office:value="19.1515701439828">
            <text:p>19.151570144</text:p>
          </table:table-cell>
          <table:table-cell table:formula="of:=IF([.CG127] &gt; 0;1;0)" office:value-type="float" office:value="1">
            <text:p>1</text:p>
          </table:table-cell>
          <table:table-cell table:formula="of:=IF(AND([.CH127] = 1;[.BW127] &lt; 0);1;0)" office:value-type="float" office:value="0">
            <text:p>0</text:p>
          </table:table-cell>
          <table:table-cell table:formula="of:=IF([.CG127] &lt; 0;1;0)" office:value-type="float" office:value="0">
            <text:p>0</text:p>
          </table:table-cell>
          <table:table-cell table:formula="of:=IF(AND([.CJ127] = 1;[.BW127] &gt; 0);1;0)" office:value-type="float" office:value="0">
            <text:p>0</text:p>
          </table:table-cell>
          <table:table-cell table:formula="of:=IF(AND([.CH127] = 1;[.BQ127] &lt; 0);1;0)" office:value-type="float" office:value="0">
            <text:p>0</text:p>
          </table:table-cell>
          <table:table-cell table:formula="of:=IF(AND([.CJ127] = 1;[.BQ127] &gt; 0);1;0)" office:value-type="float" office:value="0">
            <text:p>0</text:p>
          </table:table-cell>
          <table:table-cell table:formula="of:=[.CG127] - [.$CG$136]" office:value-type="float" office:value="18.6457245292752">
            <text:p>18.6457245293</text:p>
          </table:table-cell>
        </table:table-row>
        <table:table-row table:style-name="ro2">
          <table:table-cell office:value-type="float" office:value="263488">
            <text:p>263488</text:p>
          </table:table-cell>
          <table:table-cell office:value-type="float" office:value="107">
            <text:p>107</text:p>
          </table:table-cell>
          <table:table-cell office:value-type="string">
            <text:p>54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41">
            <text:p>39741</text:p>
          </table:table-cell>
          <table:table-cell office:value-type="float" office:value="2943">
            <text:p>2943</text:p>
          </table:table-cell>
          <table:table-cell office:value-type="float" office:value="32369">
            <text:p>32369</text:p>
          </table:table-cell>
          <table:table-cell office:value-type="float" office:value="1870">
            <text:p>1870</text:p>
          </table:table-cell>
          <table:table-cell office:value-type="float" office:value="372">
            <text:p>372</text:p>
          </table:table-cell>
          <table:table-cell office:value-type="float" office:value="2006">
            <text:p>2006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29079">
            <text:p>29079</text:p>
          </table:table-cell>
          <table:table-cell office:value-type="float" office:value="1681">
            <text:p>1681</text:p>
          </table:table-cell>
          <table:table-cell office:value-type="float" office:value="24893">
            <text:p>24893</text:p>
          </table:table-cell>
          <table:table-cell office:value-type="float" office:value="983">
            <text:p>983</text:p>
          </table:table-cell>
          <table:table-cell office:value-type="float" office:value="236">
            <text:p>236</text:p>
          </table:table-cell>
          <table:table-cell office:value-type="float" office:value="1185">
            <text:p>118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59">
            <text:p>159</text:p>
          </table:table-cell>
          <table:table-cell office:value-type="float" office:value="0.004">
            <text:p>0.004</text:p>
          </table:table-cell>
          <table:table-cell office:value-type="float" office:value="0.0741">
            <text:p>0.0741</text:p>
          </table:table-cell>
          <table:table-cell office:value-type="float" office:value="0.8145">
            <text:p>0.8145</text:p>
          </table:table-cell>
          <table:table-cell office:value-type="float" office:value="0.0471">
            <text:p>0.0471</text:p>
          </table:table-cell>
          <table:table-cell office:value-type="float" office:value="0.0094">
            <text:p>0.0094</text:p>
          </table:table-cell>
          <table:table-cell office:value-type="float" office:value="0.0505">
            <text:p>0.0505</text:p>
          </table:table-cell>
          <table:table-cell office:value-type="float" office:value="0.0007">
            <text:p>0.0007</text:p>
          </table:table-cell>
          <table:table-cell office:value-type="float" office:value="0.0014">
            <text:p>0.0014</text:p>
          </table:table-cell>
          <table:table-cell office:value-type="float" office:value="0.0025">
            <text:p>0.0025</text:p>
          </table:table-cell>
          <table:table-cell office:value-type="float" office:value="0.0578">
            <text:p>0.0578</text:p>
          </table:table-cell>
          <table:table-cell office:value-type="float" office:value="0.856">
            <text:p>0.856</text:p>
          </table:table-cell>
          <table:table-cell office:value-type="float" office:value="0.0338">
            <text:p>0.0338</text:p>
          </table:table-cell>
          <table:table-cell office:value-type="float" office:value="0.0081">
            <text:p>0.0081</text:p>
          </table:table-cell>
          <table:table-cell office:value-type="float" office:value="0.0408">
            <text:p>0.0408</text:p>
          </table:table-cell>
          <table:table-cell office:value-type="float" office:value="0.0007">
            <text:p>0.0007</text:p>
          </table:table-cell>
          <table:table-cell office:value-type="float" office:value="0.0008">
            <text:p>0.0008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51687726">
            <text:p>8951687726</text:p>
          </table:table-cell>
          <table:table-cell office:value-type="float" office:value="271263264.424242">
            <text:p>271263264.424242</text:p>
          </table:table-cell>
          <table:table-cell office:value-type="float" office:value="1777">
            <text:p>1777</text:p>
          </table:table-cell>
          <table:table-cell office:value-type="float" office:value="53.8484848484849">
            <text:p>53.8484848485</text:p>
          </table:table-cell>
          <table:table-cell office:value-type="float" office:value="94">
            <text:p>94</text:p>
          </table:table-cell>
          <table:table-cell office:value-type="float" office:value="2.84848484848485">
            <text:p>2.8484848485</text:p>
          </table:table-cell>
          <table:table-cell office:value-type="float" office:value="128">
            <text:p>128</text:p>
          </table:table-cell>
          <table:table-cell office:value-type="float" office:value="3.87878787878788">
            <text:p>3.8787878788</text:p>
          </table:table-cell>
          <table:table-cell office:value-type="float" office:value="233">
            <text:p>233</text:p>
          </table:table-cell>
          <table:table-cell office:value-type="float" office:value="7.06060606060606">
            <text:p>7.0606060606</text:p>
          </table:table-cell>
          <table:table-cell office:value-type="float" office:value="37726">
            <text:p>37726</text:p>
          </table:table-cell>
          <table:table-cell office:value-type="float" office:value="1143.21212121212">
            <text:p>1143.2121212121</text:p>
          </table:table-cell>
          <table:table-cell office:value-type="float" office:value="2971">
            <text:p>2971</text:p>
          </table:table-cell>
          <table:table-cell office:value-type="float" office:value="90.030303030303">
            <text:p>90.0303030303</text:p>
          </table:table-cell>
          <table:table-cell office:value-type="float" office:value="1178868">
            <text:p>1178868</text:p>
          </table:table-cell>
          <table:table-cell office:value-type="float" office:value="35723.2727272727">
            <text:p>35723.2727272727</text:p>
          </table:table-cell>
          <table:table-cell office:value-type="float" office:value="65.7828514933389">
            <text:p>65.7828514933</text:p>
          </table:table-cell>
          <table:table-cell office:value-type="float" office:value="1.99341974222239">
            <text:p>1.9934197422</text:p>
          </table:table-cell>
          <table:table-cell office:value-type="float" office:value="20449">
            <text:p>20449</text:p>
          </table:table-cell>
          <table:table-cell office:value-type="float" office:value="619.666666666667">
            <text:p>619.6666666667</text:p>
          </table:table-cell>
          <table:table-cell office:value-type="float" office:value="20696">
            <text:p>20696</text:p>
          </table:table-cell>
          <table:table-cell office:value-type="float" office:value="627.151515151515">
            <text:p>627.1515151515</text:p>
          </table:table-cell>
          <table:table-cell office:value-type="float" office:value="89.5248768418239">
            <text:p>89.5248768418</text:p>
          </table:table-cell>
          <table:table-cell office:value-type="float" office:value="2.71287505581285">
            <text:p>2.7128750558</text:p>
          </table:table-cell>
          <table:table-cell office:value-type="float" office:value="15007">
            <text:p>15007</text:p>
          </table:table-cell>
          <table:table-cell office:value-type="float" office:value="454.757575757576">
            <text:p>454.7575757576</text:p>
          </table:table-cell>
          <table:table-cell office:value-type="float" office:value="15098">
            <text:p>15098</text:p>
          </table:table-cell>
          <table:table-cell office:value-type="float" office:value="457.515151515152">
            <text:p>457.5151515152</text:p>
          </table:table-cell>
          <table:table-cell office:value-type="float" office:value="77.653864167461">
            <text:p>77.6538641675</text:p>
          </table:table-cell>
          <table:table-cell office:value-type="float" office:value="2.35314739901397">
            <text:p>2.353147399</text:p>
          </table:table-cell>
          <table:table-cell office:value-type="float" office:value="33">
            <text:p>33</text:p>
          </table:table-cell>
          <table:table-cell table:formula="of:= 100 * (([.BR128] / ([.BR128] + [.BT128])) - ([.BT128] / ([.BR128] + [.BT128])))" office:value-type="float" office:value="-0.600315955766195">
            <text:p>-0.6003159558</text:p>
          </table:table-cell>
          <table:table-cell table:formula="of:= 100 * (([.BX128] / ([.BX128] + [.BZ128])) - ([.BZ128] / ([.BX128] + [.BZ128])))" office:value-type="float" office:value="-0.302275369539945">
            <text:p>-0.3022753695</text:p>
          </table:table-cell>
          <table:table-cell table:formula="of:=([.CE128] + [.CF128]) / 2" office:value-type="float" office:value="-0.45129566265307">
            <text:p>-0.4512956627</text:p>
          </table:table-cell>
          <table:table-cell table:formula="of:=IF([.CG128] &gt; 0;1;0)" office:value-type="float" office:value="0">
            <text:p>0</text:p>
          </table:table-cell>
          <table:table-cell table:formula="of:=IF(AND([.CH128] = 1;[.BW128] &lt; 0);1;0)" office:value-type="float" office:value="0">
            <text:p>0</text:p>
          </table:table-cell>
          <table:table-cell table:formula="of:=IF([.CG128] &lt; 0;1;0)" office:value-type="float" office:value="1">
            <text:p>1</text:p>
          </table:table-cell>
          <table:table-cell table:formula="of:=IF(AND([.CJ128] = 1;[.BW128] &gt; 0);1;0)" office:value-type="float" office:value="1">
            <text:p>1</text:p>
          </table:table-cell>
          <table:table-cell table:formula="of:=IF(AND([.CH128] = 1;[.BQ128] &lt; 0);1;0)" office:value-type="float" office:value="0">
            <text:p>0</text:p>
          </table:table-cell>
          <table:table-cell table:formula="of:=IF(AND([.CJ128] = 1;[.BQ128] &gt; 0);1;0)" office:value-type="float" office:value="1">
            <text:p>1</text:p>
          </table:table-cell>
          <table:table-cell table:formula="of:=[.CG128] - [.$CG$136]" office:value-type="float" office:value="-0.957141277360646">
            <text:p>-0.9571412774</text:p>
          </table:table-cell>
        </table:table-row>
        <table:table-row table:style-name="ro2">
          <table:table-cell office:value-type="float" office:value="263523">
            <text:p>263523</text:p>
          </table:table-cell>
          <table:table-cell office:value-type="float" office:value="108">
            <text:p>108</text:p>
          </table:table-cell>
          <table:table-cell office:value-type="string">
            <text:p>54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42">
            <text:p>39742</text:p>
          </table:table-cell>
          <table:table-cell office:value-type="float" office:value="1146">
            <text:p>1146</text:p>
          </table:table-cell>
          <table:table-cell office:value-type="float" office:value="36160">
            <text:p>36160</text:p>
          </table:table-cell>
          <table:table-cell office:value-type="float" office:value="1039">
            <text:p>1039</text:p>
          </table:table-cell>
          <table:table-cell office:value-type="float" office:value="323">
            <text:p>323</text:p>
          </table:table-cell>
          <table:table-cell office:value-type="float" office:value="944">
            <text:p>944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29373">
            <text:p>29373</text:p>
          </table:table-cell>
          <table:table-cell office:value-type="float" office:value="627">
            <text:p>627</text:p>
          </table:table-cell>
          <table:table-cell office:value-type="float" office:value="27319">
            <text:p>27319</text:p>
          </table:table-cell>
          <table:table-cell office:value-type="float" office:value="569">
            <text:p>569</text:p>
          </table:table-cell>
          <table:table-cell office:value-type="float" office:value="222">
            <text:p>222</text:p>
          </table:table-cell>
          <table:table-cell office:value-type="float" office:value="565">
            <text:p>565</text:p>
          </table:table-cell>
          <table:table-cell table:number-columns-repeated="2" office:value-type="float" office:value="17">
            <text:p>17</text:p>
          </table:table-cell>
          <table:table-cell office:value-type="float" office:value="37">
            <text:p>3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60">
            <text:p>160</text:p>
          </table:table-cell>
          <table:table-cell office:value-type="float" office:value="0.004">
            <text:p>0.004</text:p>
          </table:table-cell>
          <table:table-cell office:value-type="float" office:value="0.0288">
            <text:p>0.0288</text:p>
          </table:table-cell>
          <table:table-cell office:value-type="float" office:value="0.9099">
            <text:p>0.9099</text:p>
          </table:table-cell>
          <table:table-cell office:value-type="float" office:value="0.0261">
            <text:p>0.0261</text:p>
          </table:table-cell>
          <table:table-cell office:value-type="float" office:value="0.0081">
            <text:p>0.0081</text:p>
          </table:table-cell>
          <table:table-cell office:value-type="float" office:value="0.0238">
            <text:p>0.0238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019">
            <text:p>0.0019</text:p>
          </table:table-cell>
          <table:table-cell office:value-type="float" office:value="0.0213">
            <text:p>0.0213</text:p>
          </table:table-cell>
          <table:table-cell office:value-type="float" office:value="0.9301">
            <text:p>0.9301</text:p>
          </table:table-cell>
          <table:table-cell office:value-type="float" office:value="0.0194">
            <text:p>0.0194</text:p>
          </table:table-cell>
          <table:table-cell office:value-type="float" office:value="0.0076">
            <text:p>0.0076</text:p>
          </table:table-cell>
          <table:table-cell office:value-type="float" office:value="0.0192">
            <text:p>0.0192</text:p>
          </table:table-cell>
          <table:table-cell table:number-columns-repeated="2" office:value-type="float" office:value="0.0006">
            <text:p>0.0006</text:p>
          </table:table-cell>
          <table:table-cell office:value-type="float" office:value="0.0013">
            <text:p>0.0013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220340039">
            <text:p>9220340039</text:p>
          </table:table-cell>
          <table:table-cell office:value-type="float" office:value="271186471.735294">
            <text:p>271186471.735294</text:p>
          </table:table-cell>
          <table:table-cell office:value-type="float" office:value="1869">
            <text:p>1869</text:p>
          </table:table-cell>
          <table:table-cell office:value-type="float" office:value="54.9705882352941">
            <text:p>54.9705882353</text:p>
          </table:table-cell>
          <table:table-cell office:value-type="float" office:value="112">
            <text:p>112</text:p>
          </table:table-cell>
          <table:table-cell office:value-type="float" office:value="3.29411764705882">
            <text:p>3.2941176471</text:p>
          </table:table-cell>
          <table:table-cell office:value-type="float" office:value="93">
            <text:p>93</text:p>
          </table:table-cell>
          <table:table-cell office:value-type="float" office:value="2.73529411764706">
            <text:p>2.7352941176</text:p>
          </table:table-cell>
          <table:table-cell office:value-type="float" office:value="232">
            <text:p>232</text:p>
          </table:table-cell>
          <table:table-cell office:value-type="float" office:value="6.82352941176471">
            <text:p>6.8235294118</text:p>
          </table:table-cell>
          <table:table-cell office:value-type="float" office:value="40039">
            <text:p>40039</text:p>
          </table:table-cell>
          <table:table-cell office:value-type="float" office:value="1177.61764705882">
            <text:p>1177.6176470588</text:p>
          </table:table-cell>
          <table:table-cell office:value-type="float" office:value="2637">
            <text:p>2637</text:p>
          </table:table-cell>
          <table:table-cell office:value-type="float" office:value="77.5588235294118">
            <text:p>77.5588235294</text:p>
          </table:table-cell>
          <table:table-cell office:value-type="float" office:value="1050421">
            <text:p>1050421</text:p>
          </table:table-cell>
          <table:table-cell office:value-type="float" office:value="30894.7352941176">
            <text:p>30894.7352941176</text:p>
          </table:table-cell>
          <table:table-cell office:value-type="float" office:value="278.458160586842">
            <text:p>278.4581605868</text:p>
          </table:table-cell>
          <table:table-cell office:value-type="float" office:value="8.189945899613">
            <text:p>8.1899458996</text:p>
          </table:table-cell>
          <table:table-cell office:value-type="float" office:value="20396">
            <text:p>20396</text:p>
          </table:table-cell>
          <table:table-cell office:value-type="float" office:value="599.882352941177">
            <text:p>599.8823529412</text:p>
          </table:table-cell>
          <table:table-cell office:value-type="float" office:value="16312">
            <text:p>16312</text:p>
          </table:table-cell>
          <table:table-cell office:value-type="float" office:value="479.764705882353">
            <text:p>479.7647058824</text:p>
          </table:table-cell>
          <table:table-cell office:value-type="float" office:value="347.120083978594">
            <text:p>347.1200839786</text:p>
          </table:table-cell>
          <table:table-cell office:value-type="float" office:value="10.2094142346645">
            <text:p>10.2094142347</text:p>
          </table:table-cell>
          <table:table-cell office:value-type="float" office:value="15876">
            <text:p>15876</text:p>
          </table:table-cell>
          <table:table-cell office:value-type="float" office:value="466.941176470588">
            <text:p>466.9411764706</text:p>
          </table:table-cell>
          <table:table-cell office:value-type="float" office:value="12317">
            <text:p>12317</text:p>
          </table:table-cell>
          <table:table-cell office:value-type="float" office:value="362.264705882353">
            <text:p>362.2647058824</text:p>
          </table:table-cell>
          <table:table-cell office:value-type="float" office:value="312.78912228262">
            <text:p>312.7891222826</text:p>
          </table:table-cell>
          <table:table-cell office:value-type="float" office:value="9.19968006713588">
            <text:p>9.1996800671</text:p>
          </table:table-cell>
          <table:table-cell office:value-type="float" office:value="34">
            <text:p>34</text:p>
          </table:table-cell>
          <table:table-cell table:formula="of:= 100 * (([.BR129] / ([.BR129] + [.BT129])) - ([.BT129] / ([.BR129] + [.BT129])))" office:value-type="float" office:value="11.1256401874251">
            <text:p>11.1256401874</text:p>
          </table:table-cell>
          <table:table-cell table:formula="of:= 100 * (([.BX129] / ([.BX129] + [.BZ129])) - ([.BZ129] / ([.BX129] + [.BZ129])))" office:value-type="float" office:value="12.6237009186678">
            <text:p>12.6237009187</text:p>
          </table:table-cell>
          <table:table-cell table:formula="of:=([.CE129] + [.CF129]) / 2" office:value-type="float" office:value="11.8746705530464">
            <text:p>11.874670553</text:p>
          </table:table-cell>
          <table:table-cell table:formula="of:=IF([.CG129] &gt; 0;1;0)" office:value-type="float" office:value="1">
            <text:p>1</text:p>
          </table:table-cell>
          <table:table-cell table:formula="of:=IF(AND([.CH129] = 1;[.BW129] &lt; 0);1;0)" office:value-type="float" office:value="0">
            <text:p>0</text:p>
          </table:table-cell>
          <table:table-cell table:formula="of:=IF([.CG129] &lt; 0;1;0)" office:value-type="float" office:value="0">
            <text:p>0</text:p>
          </table:table-cell>
          <table:table-cell table:formula="of:=IF(AND([.CJ129] = 1;[.BW129] &gt; 0);1;0)" office:value-type="float" office:value="0">
            <text:p>0</text:p>
          </table:table-cell>
          <table:table-cell table:formula="of:=IF(AND([.CH129] = 1;[.BQ129] &lt; 0);1;0)" office:value-type="float" office:value="0">
            <text:p>0</text:p>
          </table:table-cell>
          <table:table-cell table:formula="of:=IF(AND([.CJ129] = 1;[.BQ129] &gt; 0);1;0)" office:value-type="float" office:value="0">
            <text:p>0</text:p>
          </table:table-cell>
          <table:table-cell table:formula="of:=[.CG129] - [.$CG$136]" office:value-type="float" office:value="11.3688249383388">
            <text:p>11.3688249383</text:p>
          </table:table-cell>
        </table:table-row>
        <table:table-row table:style-name="ro2">
          <table:table-cell office:value-type="float" office:value="263549">
            <text:p>263549</text:p>
          </table:table-cell>
          <table:table-cell office:value-type="float" office:value="134">
            <text:p>134</text:p>
          </table:table-cell>
          <table:table-cell office:value-type="string">
            <text:p>67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46">
            <text:p>39746</text:p>
          </table:table-cell>
          <table:table-cell office:value-type="float" office:value="5105">
            <text:p>5105</text:p>
          </table:table-cell>
          <table:table-cell office:value-type="float" office:value="18039">
            <text:p>18039</text:p>
          </table:table-cell>
          <table:table-cell office:value-type="float" office:value="7893">
            <text:p>7893</text:p>
          </table:table-cell>
          <table:table-cell office:value-type="float" office:value="621">
            <text:p>621</text:p>
          </table:table-cell>
          <table:table-cell office:value-type="float" office:value="7536">
            <text:p>7536</text:p>
          </table:table-cell>
          <table:table-cell office:value-type="float" office:value="26">
            <text:p>26</text:p>
          </table:table-cell>
          <table:table-cell office:value-type="float" office:value="95">
            <text:p>95</text:p>
          </table:table-cell>
          <table:table-cell office:value-type="float" office:value="431">
            <text:p>431</text:p>
          </table:table-cell>
          <table:table-cell office:value-type="float" office:value="28181">
            <text:p>28181</text:p>
          </table:table-cell>
          <table:table-cell office:value-type="float" office:value="3057">
            <text:p>3057</text:p>
          </table:table-cell>
          <table:table-cell office:value-type="float" office:value="15353">
            <text:p>15353</text:p>
          </table:table-cell>
          <table:table-cell office:value-type="float" office:value="4725">
            <text:p>4725</text:p>
          </table:table-cell>
          <table:table-cell office:value-type="float" office:value="427">
            <text:p>427</text:p>
          </table:table-cell>
          <table:table-cell office:value-type="float" office:value="4354">
            <text:p>4354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64">
            <text:p>164</text:p>
          </table:table-cell>
          <table:table-cell office:value-type="float" office:value="0.0041">
            <text:p>0.0041</text:p>
          </table:table-cell>
          <table:table-cell office:value-type="float" office:value="0.1284">
            <text:p>0.1284</text:p>
          </table:table-cell>
          <table:table-cell office:value-type="float" office:value="0.4539">
            <text:p>0.4539</text:p>
          </table:table-cell>
          <table:table-cell office:value-type="float" office:value="0.1986">
            <text:p>0.1986</text:p>
          </table:table-cell>
          <table:table-cell office:value-type="float" office:value="0.0156">
            <text:p>0.0156</text:p>
          </table:table-cell>
          <table:table-cell office:value-type="float" office:value="0.1896">
            <text:p>0.1896</text:p>
          </table:table-cell>
          <table:table-cell office:value-type="float" office:value="0.0007">
            <text:p>0.0007</text:p>
          </table:table-cell>
          <table:table-cell office:value-type="float" office:value="0.0024">
            <text:p>0.0024</text:p>
          </table:table-cell>
          <table:table-cell office:value-type="float" office:value="0.0108">
            <text:p>0.0108</text:p>
          </table:table-cell>
          <table:table-cell office:value-type="float" office:value="0.1085">
            <text:p>0.1085</text:p>
          </table:table-cell>
          <table:table-cell office:value-type="float" office:value="0.5448">
            <text:p>0.5448</text:p>
          </table:table-cell>
          <table:table-cell office:value-type="float" office:value="0.1677">
            <text:p>0.1677</text:p>
          </table:table-cell>
          <table:table-cell office:value-type="float" office:value="0.0152">
            <text:p>0.0152</text:p>
          </table:table-cell>
          <table:table-cell office:value-type="float" office:value="0.1545">
            <text:p>0.1545</text:p>
          </table:table-cell>
          <table:table-cell office:value-type="float" office:value="0.0008">
            <text:p>0.0008</text:p>
          </table:table-cell>
          <table:table-cell office:value-type="float" office:value="0.0017">
            <text:p>0.0017</text:p>
          </table:table-cell>
          <table:table-cell office:value-type="float" office:value="0.0068">
            <text:p>0.0068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678084065">
            <text:p>8678084065</text:p>
          </table:table-cell>
          <table:table-cell office:value-type="float" office:value="271190127.03125">
            <text:p>271190127.03125</text:p>
          </table:table-cell>
          <table:table-cell office:value-type="float" office:value="2046">
            <text:p>2046</text:p>
          </table:table-cell>
          <table:table-cell office:value-type="float" office:value="63.9375">
            <text:p>63.9375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float" office:value="5.25">
            <text:p>5.25</text:p>
          </table:table-cell>
          <table:table-cell office:value-type="float" office:value="70">
            <text:p>70</text:p>
          </table:table-cell>
          <table:table-cell office:value-type="float" office:value="2.1875">
            <text:p>2.1875</text:p>
          </table:table-cell>
          <table:table-cell office:value-type="float" office:value="44065">
            <text:p>44065</text:p>
          </table:table-cell>
          <table:table-cell office:value-type="float" office:value="1377.03125">
            <text:p>1377.03125</text:p>
          </table:table-cell>
          <table:table-cell office:value-type="float" office:value="4280">
            <text:p>4280</text:p>
          </table:table-cell>
          <table:table-cell office:value-type="float" office:value="133.75">
            <text:p>133.75</text:p>
          </table:table-cell>
          <table:table-cell office:value-type="float" office:value="1797920">
            <text:p>1797920</text:p>
          </table:table-cell>
          <table:table-cell office:value-type="float" office:value="56185">
            <text:p>56185</text:p>
          </table:table-cell>
          <table:table-cell office:value-type="float" office:value="-1030.68622618184">
            <text:p>-1030.6862261818</text:p>
          </table:table-cell>
          <table:table-cell office:value-type="float" office:value="-32.2089445681825">
            <text:p>-32.2089445682</text:p>
          </table:table-cell>
          <table:table-cell office:value-type="float" office:value="10632">
            <text:p>10632</text:p>
          </table:table-cell>
          <table:table-cell office:value-type="float" office:value="332.25">
            <text:p>332.25</text:p>
          </table:table-cell>
          <table:table-cell office:value-type="float" office:value="21750">
            <text:p>21750</text:p>
          </table:table-cell>
          <table:table-cell office:value-type="float" office:value="679.6875">
            <text:p>679.6875</text:p>
          </table:table-cell>
          <table:table-cell office:value-type="float" office:value="-1155.45856309291">
            <text:p>-1155.4585630929</text:p>
          </table:table-cell>
          <table:table-cell office:value-type="float" office:value="-36.1080800966534">
            <text:p>-36.1080800967</text:p>
          </table:table-cell>
          <table:table-cell office:value-type="float" office:value="6526">
            <text:p>6526</text:p>
          </table:table-cell>
          <table:table-cell office:value-type="float" office:value="203.9375">
            <text:p>203.9375</text:p>
          </table:table-cell>
          <table:table-cell office:value-type="float" office:value="13727">
            <text:p>13727</text:p>
          </table:table-cell>
          <table:table-cell office:value-type="float" office:value="428.96875">
            <text:p>428.96875</text:p>
          </table:table-cell>
          <table:table-cell office:value-type="float" office:value="-1093.07239463727">
            <text:p>-1093.0723946373</text:p>
          </table:table-cell>
          <table:table-cell office:value-type="float" office:value="-34.1585123324147">
            <text:p>-34.1585123324</text:p>
          </table:table-cell>
          <table:table-cell office:value-type="float" office:value="32">
            <text:p>32</text:p>
          </table:table-cell>
          <table:table-cell table:formula="of:= 100 * (([.BR130] / ([.BR130] + [.BT130])) - ([.BT130] / ([.BR130] + [.BT130])))" office:value-type="float" office:value="-34.3338891977024">
            <text:p>-34.3338891977</text:p>
          </table:table-cell>
          <table:table-cell table:formula="of:= 100 * (([.BX130] / ([.BX130] + [.BZ130])) - ([.BZ130] / ([.BX130] + [.BZ130])))" office:value-type="float" office:value="-35.5552263862144">
            <text:p>-35.5552263862</text:p>
          </table:table-cell>
          <table:table-cell table:formula="of:=([.CE130] + [.CF130]) / 2" office:value-type="float" office:value="-34.9445577919584">
            <text:p>-34.944557792</text:p>
          </table:table-cell>
          <table:table-cell table:formula="of:=IF([.CG130] &gt; 0;1;0)" office:value-type="float" office:value="0">
            <text:p>0</text:p>
          </table:table-cell>
          <table:table-cell table:formula="of:=IF(AND([.CH130] = 1;[.BW130] &lt; 0);1;0)" office:value-type="float" office:value="0">
            <text:p>0</text:p>
          </table:table-cell>
          <table:table-cell table:formula="of:=IF([.CG130] &lt; 0;1;0)" office:value-type="float" office:value="1">
            <text:p>1</text:p>
          </table:table-cell>
          <table:table-cell table:formula="of:=IF(AND([.CJ130] = 1;[.BW130] &gt; 0);1;0)" office:value-type="float" office:value="0">
            <text:p>0</text:p>
          </table:table-cell>
          <table:table-cell table:formula="of:=IF(AND([.CH130] = 1;[.BQ130] &lt; 0);1;0)" office:value-type="float" office:value="0">
            <text:p>0</text:p>
          </table:table-cell>
          <table:table-cell table:formula="of:=IF(AND([.CJ130] = 1;[.BQ130] &gt; 0);1;0)" office:value-type="float" office:value="0">
            <text:p>0</text:p>
          </table:table-cell>
          <table:table-cell table:formula="of:=[.CG130] - [.$CG$136]" office:value-type="float" office:value="-35.450403406666">
            <text:p>-35.4504034067</text:p>
          </table:table-cell>
        </table:table-row>
        <table:table-row table:style-name="ro2">
          <table:table-cell office:value-type="float" office:value="263579">
            <text:p>263579</text:p>
          </table:table-cell>
          <table:table-cell office:value-type="float" office:value="105">
            <text:p>105</text:p>
          </table:table-cell>
          <table:table-cell office:value-type="string">
            <text:p>5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48">
            <text:p>39648</text:p>
          </table:table-cell>
          <table:table-cell office:value-type="float" office:value="2158">
            <text:p>2158</text:p>
          </table:table-cell>
          <table:table-cell office:value-type="float" office:value="30579">
            <text:p>30579</text:p>
          </table:table-cell>
          <table:table-cell office:value-type="float" office:value="3079">
            <text:p>3079</text:p>
          </table:table-cell>
          <table:table-cell office:value-type="float" office:value="321">
            <text:p>321</text:p>
          </table:table-cell>
          <table:table-cell office:value-type="float" office:value="3296">
            <text:p>3296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162">
            <text:p>162</text:p>
          </table:table-cell>
          <table:table-cell office:value-type="float" office:value="30347">
            <text:p>30347</text:p>
          </table:table-cell>
          <table:table-cell office:value-type="float" office:value="1286">
            <text:p>1286</text:p>
          </table:table-cell>
          <table:table-cell office:value-type="float" office:value="24644">
            <text:p>24644</text:p>
          </table:table-cell>
          <table:table-cell office:value-type="float" office:value="1926">
            <text:p>1926</text:p>
          </table:table-cell>
          <table:table-cell office:value-type="float" office:value="226">
            <text:p>226</text:p>
          </table:table-cell>
          <table:table-cell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66">
            <text:p>66</text:p>
          </table:table-cell>
          <table:table-cell office:value-type="float" office:value="0.0017">
            <text:p>0.0017</text:p>
          </table:table-cell>
          <table:table-cell office:value-type="float" office:value="0.0544">
            <text:p>0.0544</text:p>
          </table:table-cell>
          <table:table-cell office:value-type="float" office:value="0.7713">
            <text:p>0.7713</text:p>
          </table:table-cell>
          <table:table-cell office:value-type="float" office:value="0.0777">
            <text:p>0.0777</text:p>
          </table:table-cell>
          <table:table-cell office:value-type="float" office:value="0.0081">
            <text:p>0.0081</text:p>
          </table:table-cell>
          <table:table-cell office:value-type="float" office:value="0.0831">
            <text:p>0.0831</text:p>
          </table:table-cell>
          <table:table-cell office:value-type="float" office:value="0.0004">
            <text:p>0.0004</text:p>
          </table:table-cell>
          <table:table-cell office:value-type="float" office:value="0.001">
            <text:p>0.001</text:p>
          </table:table-cell>
          <table:table-cell office:value-type="float" office:value="0.0041">
            <text:p>0.0041</text:p>
          </table:table-cell>
          <table:table-cell office:value-type="float" office:value="0.0424">
            <text:p>0.0424</text:p>
          </table:table-cell>
          <table:table-cell office:value-type="float" office:value="0.8121">
            <text:p>0.8121</text:p>
          </table:table-cell>
          <table:table-cell office:value-type="float" office:value="0.0635">
            <text:p>0.0635</text:p>
          </table:table-cell>
          <table:table-cell office:value-type="float" office:value="0.0074">
            <text:p>0.0074</text:p>
          </table:table-cell>
          <table:table-cell office:value-type="float" office:value="0.0708">
            <text:p>0.0708</text:p>
          </table:table-cell>
          <table:table-cell office:value-type="float" office:value="0.0003">
            <text:p>0.0003</text:p>
          </table:table-cell>
          <table:table-cell office:value-type="float" office:value="0.0006">
            <text:p>0.0006</text:p>
          </table:table-cell>
          <table:table-cell office:value-type="float" office:value="0.0029">
            <text:p>0.00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00057933">
            <text:p>7600057933</text:p>
          </table:table-cell>
          <table:table-cell office:value-type="float" office:value="271430640.464286">
            <text:p>271430640.464286</text:p>
          </table:table-cell>
          <table:table-cell office:value-type="float" office:value="1647">
            <text:p>1647</text:p>
          </table:table-cell>
          <table:table-cell office:value-type="float" office:value="58.8214285714286">
            <text:p>58.8214285714</text:p>
          </table:table-cell>
          <table:table-cell office:value-type="float" office:value="124">
            <text:p>124</text:p>
          </table:table-cell>
          <table:table-cell office:value-type="float" office:value="4.42857142857143">
            <text:p>4.4285714286</text:p>
          </table:table-cell>
          <table:table-cell office:value-type="float" office:value="141">
            <text:p>141</text:p>
          </table:table-cell>
          <table:table-cell office:value-type="float" office:value="5.03571428571429">
            <text:p>5.0357142857</text:p>
          </table:table-cell>
          <table:table-cell office:value-type="float" office:value="168">
            <text:p>168</text:p>
          </table:table-cell>
          <table:table-cell office:value-type="float" office:value="6">
            <text:p>6</text:p>
          </table:table-cell>
          <table:table-cell office:value-type="float" office:value="17933">
            <text:p>17933</text:p>
          </table:table-cell>
          <table:table-cell office:value-type="float" office:value="640.464285714286">
            <text:p>640.4642857143</text:p>
          </table:table-cell>
          <table:table-cell office:value-type="float" office:value="3711">
            <text:p>3711</text:p>
          </table:table-cell>
          <table:table-cell office:value-type="float" office:value="132.535714285714">
            <text:p>132.5357142857</text:p>
          </table:table-cell>
          <table:table-cell office:value-type="float" office:value="1512456">
            <text:p>1512456</text:p>
          </table:table-cell>
          <table:table-cell office:value-type="float" office:value="54016.2857142857">
            <text:p>54016.2857142857</text:p>
          </table:table-cell>
          <table:table-cell office:value-type="float" office:value="-225.34094975917">
            <text:p>-225.3409497592</text:p>
          </table:table-cell>
          <table:table-cell office:value-type="float" office:value="-8.0478910628275">
            <text:p>-8.0478910628</text:p>
          </table:table-cell>
          <table:table-cell office:value-type="float" office:value="18196">
            <text:p>18196</text:p>
          </table:table-cell>
          <table:table-cell office:value-type="float" office:value="649.857142857143">
            <text:p>649.8571428571</text:p>
          </table:table-cell>
          <table:table-cell office:value-type="float" office:value="20254">
            <text:p>20254</text:p>
          </table:table-cell>
          <table:table-cell office:value-type="float" office:value="723.357142857143">
            <text:p>723.3571428571</text:p>
          </table:table-cell>
          <table:table-cell office:value-type="float" office:value="-319.34633903989">
            <text:p>-319.3463390399</text:p>
          </table:table-cell>
          <table:table-cell office:value-type="float" office:value="-11.4052263942818">
            <text:p>-11.4052263943</text:p>
          </table:table-cell>
          <table:table-cell office:value-type="float" office:value="12563">
            <text:p>12563</text:p>
          </table:table-cell>
          <table:table-cell office:value-type="float" office:value="448.678571428571">
            <text:p>448.6785714286</text:p>
          </table:table-cell>
          <table:table-cell office:value-type="float" office:value="14766">
            <text:p>14766</text:p>
          </table:table-cell>
          <table:table-cell office:value-type="float" office:value="527.357142857143">
            <text:p>527.3571428571</text:p>
          </table:table-cell>
          <table:table-cell office:value-type="float" office:value="-272.34364439951">
            <text:p>-272.3436443995</text:p>
          </table:table-cell>
          <table:table-cell office:value-type="float" office:value="-9.72655872855392">
            <text:p>-9.7265587286</text:p>
          </table:table-cell>
          <table:table-cell office:value-type="float" office:value="28">
            <text:p>28</text:p>
          </table:table-cell>
          <table:table-cell table:formula="of:= 100 * (([.BR131] / ([.BR131] + [.BT131])) - ([.BT131] / ([.BR131] + [.BT131])))" office:value-type="float" office:value="-5.35240572171651">
            <text:p>-5.3524057217</text:p>
          </table:table-cell>
          <table:table-cell table:formula="of:= 100 * (([.BX131] / ([.BX131] + [.BZ131])) - ([.BZ131] / ([.BX131] + [.BZ131])))" office:value-type="float" office:value="-8.06103406637637">
            <text:p>-8.0610340664</text:p>
          </table:table-cell>
          <table:table-cell table:formula="of:=([.CE131] + [.CF131]) / 2" office:value-type="float" office:value="-6.70671989404644">
            <text:p>-6.706719894</text:p>
          </table:table-cell>
          <table:table-cell table:formula="of:=IF([.CG131] &gt; 0;1;0)" office:value-type="float" office:value="0">
            <text:p>0</text:p>
          </table:table-cell>
          <table:table-cell table:formula="of:=IF(AND([.CH131] = 1;[.BW131] &lt; 0);1;0)" office:value-type="float" office:value="0">
            <text:p>0</text:p>
          </table:table-cell>
          <table:table-cell table:formula="of:=IF([.CG131] &lt; 0;1;0)" office:value-type="float" office:value="1">
            <text:p>1</text:p>
          </table:table-cell>
          <table:table-cell table:formula="of:=IF(AND([.CJ131] = 1;[.BW131] &gt; 0);1;0)" office:value-type="float" office:value="0">
            <text:p>0</text:p>
          </table:table-cell>
          <table:table-cell table:formula="of:=IF(AND([.CH131] = 1;[.BQ131] &lt; 0);1;0)" office:value-type="float" office:value="0">
            <text:p>0</text:p>
          </table:table-cell>
          <table:table-cell table:formula="of:=IF(AND([.CJ131] = 1;[.BQ131] &gt; 0);1;0)" office:value-type="float" office:value="0">
            <text:p>0</text:p>
          </table:table-cell>
          <table:table-cell table:formula="of:=[.CG131] - [.$CG$136]" office:value-type="float" office:value="-7.21256550875402">
            <text:p>-7.2125655088</text:p>
          </table:table-cell>
        </table:table-row>
        <table:table-row table:style-name="ro2">
          <table:table-cell office:value-type="float" office:value="263610">
            <text:p>263610</text:p>
          </table:table-cell>
          <table:table-cell office:value-type="float" office:value="133">
            <text:p>133</text:p>
          </table:table-cell>
          <table:table-cell office:value-type="string">
            <text:p>67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453">
            <text:p>39453</text:p>
          </table:table-cell>
          <table:table-cell office:value-type="float" office:value="5160">
            <text:p>5160</text:p>
          </table:table-cell>
          <table:table-cell office:value-type="float" office:value="15887">
            <text:p>15887</text:p>
          </table:table-cell>
          <table:table-cell office:value-type="float" office:value="6138">
            <text:p>6138</text:p>
          </table:table-cell>
          <table:table-cell office:value-type="float" office:value="684">
            <text:p>684</text:p>
          </table:table-cell>
          <table:table-cell office:value-type="float" office:value="11061">
            <text:p>11061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450">
            <text:p>450</text:p>
          </table:table-cell>
          <table:table-cell office:value-type="float" office:value="26571">
            <text:p>26571</text:p>
          </table:table-cell>
          <table:table-cell office:value-type="float" office:value="2967">
            <text:p>2967</text:p>
          </table:table-cell>
          <table:table-cell office:value-type="float" office:value="13372">
            <text:p>13372</text:p>
          </table:table-cell>
          <table:table-cell office:value-type="float" office:value="3378">
            <text:p>3378</text:p>
          </table:table-cell>
          <table:table-cell office:value-type="float" office:value="484">
            <text:p>484</text:p>
          </table:table-cell>
          <table:table-cell office:value-type="float" office:value="6150">
            <text:p>615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79">
            <text:p>17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129">
            <text:p>-129</text:p>
          </table:table-cell>
          <table:table-cell office:value-type="float" office:value="-0.0033">
            <text:p>-0.0033</text:p>
          </table:table-cell>
          <table:table-cell office:value-type="float" office:value="0.1308">
            <text:p>0.1308</text:p>
          </table:table-cell>
          <table:table-cell office:value-type="float" office:value="0.4027">
            <text:p>0.4027</text:p>
          </table:table-cell>
          <table:table-cell office:value-type="float" office:value="0.1556">
            <text:p>0.1556</text:p>
          </table:table-cell>
          <table:table-cell office:value-type="float" office:value="0.0173">
            <text:p>0.0173</text:p>
          </table:table-cell>
          <table:table-cell office:value-type="float" office:value="0.2804">
            <text:p>0.2804</text:p>
          </table:table-cell>
          <table:table-cell office:value-type="float" office:value="0.0008">
            <text:p>0.0008</text:p>
          </table:table-cell>
          <table:table-cell office:value-type="float" office:value="0.0011">
            <text:p>0.0011</text:p>
          </table:table-cell>
          <table:table-cell office:value-type="float" office:value="0.0114">
            <text:p>0.0114</text:p>
          </table:table-cell>
          <table:table-cell office:value-type="float" office:value="0.1117">
            <text:p>0.1117</text:p>
          </table:table-cell>
          <table:table-cell office:value-type="float" office:value="0.5033">
            <text:p>0.5033</text:p>
          </table:table-cell>
          <table:table-cell office:value-type="float" office:value="0.1271">
            <text:p>0.1271</text:p>
          </table:table-cell>
          <table:table-cell office:value-type="float" office:value="0.0182">
            <text:p>0.0182</text:p>
          </table:table-cell>
          <table:table-cell office:value-type="float" office:value="0.2315">
            <text:p>0.2315</text:p>
          </table:table-cell>
          <table:table-cell table:number-columns-repeated="2" office:value-type="float" office:value="0.0008">
            <text:p>0.0008</text:p>
          </table:table-cell>
          <table:table-cell office:value-type="float" office:value="0.0067">
            <text:p>0.0067</text:p>
          </table:table-cell>
          <table:table-cell table:number-columns-repeated="4" office:value-type="float" office:value="0">
            <text:p>0</text:p>
          </table:table-cell>
          <table:table-cell office:value-type="float" office:value="6780779200">
            <text:p>6780779200</text:p>
          </table:table-cell>
          <table:table-cell office:value-type="float" office:value="271231168">
            <text:p>271231168</text:p>
          </table:table-cell>
          <table:table-cell office:value-type="float" office:value="1622">
            <text:p>1622</text:p>
          </table:table-cell>
          <table:table-cell office:value-type="float" office:value="64.88">
            <text:p>64.88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29200">
            <text:p>29200</text:p>
          </table:table-cell>
          <table:table-cell office:value-type="float" office:value="1168">
            <text:p>1168</text:p>
          </table:table-cell>
          <table:table-cell office:value-type="float" office:value="3220">
            <text:p>3220</text:p>
          </table:table-cell>
          <table:table-cell office:value-type="float" office:value="128.8">
            <text:p>128.8</text:p>
          </table:table-cell>
          <table:table-cell office:value-type="float" office:value="1379528">
            <text:p>1379528</text:p>
          </table:table-cell>
          <table:table-cell office:value-type="float" office:value="55181.12">
            <text:p>55181.12</text:p>
          </table:table-cell>
          <table:table-cell office:value-type="float" office:value="-794.13807689748">
            <text:p>-794.1380768975</text:p>
          </table:table-cell>
          <table:table-cell office:value-type="float" office:value="-31.7655230758992">
            <text:p>-31.7655230759</text:p>
          </table:table-cell>
          <table:table-cell office:value-type="float" office:value="7435">
            <text:p>7435</text:p>
          </table:table-cell>
          <table:table-cell office:value-type="float" office:value="297.4">
            <text:p>297.4</text:p>
          </table:table-cell>
          <table:table-cell office:value-type="float" office:value="15711">
            <text:p>15711</text:p>
          </table:table-cell>
          <table:table-cell office:value-type="float" office:value="628.44">
            <text:p>628.44</text:p>
          </table:table-cell>
          <table:table-cell office:value-type="float" office:value="-851.34927925428">
            <text:p>-851.3492792543</text:p>
          </table:table-cell>
          <table:table-cell office:value-type="float" office:value="-34.0539711701712">
            <text:p>-34.0539711702</text:p>
          </table:table-cell>
          <table:table-cell office:value-type="float" office:value="4459">
            <text:p>4459</text:p>
          </table:table-cell>
          <table:table-cell office:value-type="float" office:value="178.36">
            <text:p>178.36</text:p>
          </table:table-cell>
          <table:table-cell office:value-type="float" office:value="9503">
            <text:p>9503</text:p>
          </table:table-cell>
          <table:table-cell office:value-type="float" office:value="380.12">
            <text:p>380.12</text:p>
          </table:table-cell>
          <table:table-cell office:value-type="float" office:value="-822.74367807572">
            <text:p>-822.7436780757</text:p>
          </table:table-cell>
          <table:table-cell office:value-type="float" office:value="-32.9097471230288">
            <text:p>-32.909747123</text:p>
          </table:table-cell>
          <table:table-cell office:value-type="float" office:value="25">
            <text:p>25</text:p>
          </table:table-cell>
          <table:table-cell table:formula="of:= 100 * (([.BR132] / ([.BR132] + [.BT132])) - ([.BT132] / ([.BR132] + [.BT132])))" office:value-type="float" office:value="-35.7556381232178">
            <text:p>-35.7556381232</text:p>
          </table:table-cell>
          <table:table-cell table:formula="of:= 100 * (([.BX132] / ([.BX132] + [.BZ132])) - ([.BZ132] / ([.BX132] + [.BZ132])))" office:value-type="float" office:value="-36.1266294227188">
            <text:p>-36.1266294227</text:p>
          </table:table-cell>
          <table:table-cell table:formula="of:=([.CE132] + [.CF132]) / 2" office:value-type="float" office:value="-35.9411337729683">
            <text:p>-35.941133773</text:p>
          </table:table-cell>
          <table:table-cell table:formula="of:=IF([.CG132] &gt; 0;1;0)" office:value-type="float" office:value="0">
            <text:p>0</text:p>
          </table:table-cell>
          <table:table-cell table:formula="of:=IF(AND([.CH132] = 1;[.BW132] &lt; 0);1;0)" office:value-type="float" office:value="0">
            <text:p>0</text:p>
          </table:table-cell>
          <table:table-cell table:formula="of:=IF([.CG132] &lt; 0;1;0)" office:value-type="float" office:value="1">
            <text:p>1</text:p>
          </table:table-cell>
          <table:table-cell table:formula="of:=IF(AND([.CJ132] = 1;[.BW132] &gt; 0);1;0)" office:value-type="float" office:value="0">
            <text:p>0</text:p>
          </table:table-cell>
          <table:table-cell table:formula="of:=IF(AND([.CH132] = 1;[.BQ132] &lt; 0);1;0)" office:value-type="float" office:value="0">
            <text:p>0</text:p>
          </table:table-cell>
          <table:table-cell table:formula="of:=IF(AND([.CJ132] = 1;[.BQ132] &gt; 0);1;0)" office:value-type="float" office:value="0">
            <text:p>0</text:p>
          </table:table-cell>
          <table:table-cell table:formula="of:=[.CG132] - [.$CG$136]" office:value-type="float" office:value="-36.4469793876759">
            <text:p>-36.4469793877</text:p>
          </table:table-cell>
        </table:table-row>
        <table:table-row table:style-name="ro2">
          <table:table-cell office:value-type="float" office:value="263637">
            <text:p>263637</text:p>
          </table:table-cell>
          <table:table-cell office:value-type="float" office:value="85">
            <text:p>85</text:p>
          </table:table-cell>
          <table:table-cell office:value-type="string">
            <text:p>43A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719">
            <text:p>39719</text:p>
          </table:table-cell>
          <table:table-cell office:value-type="float" office:value="1718">
            <text:p>1718</text:p>
          </table:table-cell>
          <table:table-cell office:value-type="float" office:value="31563">
            <text:p>31563</text:p>
          </table:table-cell>
          <table:table-cell office:value-type="float" office:value="2470">
            <text:p>2470</text:p>
          </table:table-cell>
          <table:table-cell office:value-type="float" office:value="259">
            <text:p>259</text:p>
          </table:table-cell>
          <table:table-cell office:value-type="float" office:value="3457">
            <text:p>3457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30250">
            <text:p>30250</text:p>
          </table:table-cell>
          <table:table-cell office:value-type="float" office:value="979">
            <text:p>979</text:p>
          </table:table-cell>
          <table:table-cell office:value-type="float" office:value="25488">
            <text:p>25488</text:p>
          </table:table-cell>
          <table:table-cell office:value-type="float" office:value="1366">
            <text:p>1366</text:p>
          </table:table-cell>
          <table:table-cell office:value-type="float" office:value="180">
            <text:p>180</text:p>
          </table:table-cell>
          <table:table-cell office:value-type="float" office:value="2100">
            <text:p>2100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37">
            <text:p>137</text:p>
          </table:table-cell>
          <table:table-cell office:value-type="float" office:value="0.0035">
            <text:p>0.0035</text:p>
          </table:table-cell>
          <table:table-cell office:value-type="float" office:value="0.0433">
            <text:p>0.0433</text:p>
          </table:table-cell>
          <table:table-cell office:value-type="float" office:value="0.7947">
            <text:p>0.7947</text:p>
          </table:table-cell>
          <table:table-cell office:value-type="float" office:value="0.0622">
            <text:p>0.0622</text:p>
          </table:table-cell>
          <table:table-cell office:value-type="float" office:value="0.0065">
            <text:p>0.0065</text:p>
          </table:table-cell>
          <table:table-cell office:value-type="float" office:value="0.087">
            <text:p>0.087</text:p>
          </table:table-cell>
          <table:table-cell office:value-type="float" office:value="0.0007">
            <text:p>0.0007</text:p>
          </table:table-cell>
          <table:table-cell office:value-type="float" office:value="0.0014">
            <text:p>0.0014</text:p>
          </table:table-cell>
          <table:table-cell office:value-type="float" office:value="0.0043">
            <text:p>0.0043</text:p>
          </table:table-cell>
          <table:table-cell office:value-type="float" office:value="0.0324">
            <text:p>0.0324</text:p>
          </table:table-cell>
          <table:table-cell office:value-type="float" office:value="0.8426">
            <text:p>0.8426</text:p>
          </table:table-cell>
          <table:table-cell office:value-type="float" office:value="0.0452">
            <text:p>0.0452</text:p>
          </table:table-cell>
          <table:table-cell office:value-type="float" office:value="0.006">
            <text:p>0.006</text:p>
          </table:table-cell>
          <table:table-cell office:value-type="float" office:value="0.0694">
            <text:p>0.0694</text:p>
          </table:table-cell>
          <table:table-cell office:value-type="float" office:value="0.0005">
            <text:p>0.0005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310363006">
            <text:p>10310363006</text:p>
          </table:table-cell>
          <table:table-cell office:value-type="float" office:value="271325342.263158">
            <text:p>271325342.263158</text:p>
          </table:table-cell>
          <table:table-cell office:value-type="float" office:value="2106">
            <text:p>2106</text:p>
          </table:table-cell>
          <table:table-cell office:value-type="float" office:value="55.421052631579">
            <text:p>55.4210526316</text:p>
          </table:table-cell>
          <table:table-cell office:value-type="float" office:value="156">
            <text:p>156</text:p>
          </table:table-cell>
          <table:table-cell office:value-type="float" office:value="4.10526315789474">
            <text:p>4.1052631579</text:p>
          </table:table-cell>
          <table:table-cell office:value-type="float" office:value="153">
            <text:p>153</text:p>
          </table:table-cell>
          <table:table-cell office:value-type="float" office:value="4.02631578947368">
            <text:p>4.0263157895</text:p>
          </table:table-cell>
          <table:table-cell office:value-type="float" office:value="148">
            <text:p>148</text:p>
          </table:table-cell>
          <table:table-cell office:value-type="float" office:value="3.89473684210526">
            <text:p>3.8947368421</text:p>
          </table:table-cell>
          <table:table-cell office:value-type="float" office:value="23006">
            <text:p>23006</text:p>
          </table:table-cell>
          <table:table-cell office:value-type="float" office:value="605.421052631579">
            <text:p>605.4210526316</text:p>
          </table:table-cell>
          <table:table-cell office:value-type="float" office:value="4208">
            <text:p>4208</text:p>
          </table:table-cell>
          <table:table-cell office:value-type="float" office:value="110.736842105263">
            <text:p>110.7368421053</text:p>
          </table:table-cell>
          <table:table-cell office:value-type="float" office:value="1824027">
            <text:p>1824027</text:p>
          </table:table-cell>
          <table:table-cell office:value-type="float" office:value="48000.7105263158">
            <text:p>48000.7105263158</text:p>
          </table:table-cell>
          <table:table-cell office:value-type="float" office:value="-165.918068967881">
            <text:p>-165.9180689679</text:p>
          </table:table-cell>
          <table:table-cell office:value-type="float" office:value="-4.36626497283897">
            <text:p>-4.3662649728</text:p>
          </table:table-cell>
          <table:table-cell office:value-type="float" office:value="23475">
            <text:p>23475</text:p>
          </table:table-cell>
          <table:table-cell office:value-type="float" office:value="617.763157894737">
            <text:p>617.7631578947</text:p>
          </table:table-cell>
          <table:table-cell office:value-type="float" office:value="25193">
            <text:p>25193</text:p>
          </table:table-cell>
          <table:table-cell office:value-type="float" office:value="662.973684210526">
            <text:p>662.9736842105</text:p>
          </table:table-cell>
          <table:table-cell office:value-type="float" office:value="-270.285588455981">
            <text:p>-270.285588456</text:p>
          </table:table-cell>
          <table:table-cell office:value-type="float" office:value="-7.11277864357845">
            <text:p>-7.1127786436</text:p>
          </table:table-cell>
          <table:table-cell office:value-type="float" office:value="17052">
            <text:p>17052</text:p>
          </table:table-cell>
          <table:table-cell office:value-type="float" office:value="448.736842105263">
            <text:p>448.7368421053</text:p>
          </table:table-cell>
          <table:table-cell office:value-type="float" office:value="18918">
            <text:p>18918</text:p>
          </table:table-cell>
          <table:table-cell office:value-type="float" office:value="497.842105263158">
            <text:p>497.8421052632</text:p>
          </table:table-cell>
          <table:table-cell office:value-type="float" office:value="-218.101828712007">
            <text:p>-218.101828712</text:p>
          </table:table-cell>
          <table:table-cell office:value-type="float" office:value="-5.73952180821071">
            <text:p>-5.7395218082</text:p>
          </table:table-cell>
          <table:table-cell office:value-type="float" office:value="38">
            <text:p>38</text:p>
          </table:table-cell>
          <table:table-cell table:formula="of:= 100 * (([.BR133] / ([.BR133] + [.BT133])) - ([.BT133] / ([.BR133] + [.BT133])))" office:value-type="float" office:value="-3.53004027286923">
            <text:p>-3.5300402729</text:p>
          </table:table-cell>
          <table:table-cell table:formula="of:= 100 * (([.BX133] / ([.BX133] + [.BZ133])) - ([.BZ133] / ([.BX133] + [.BZ133])))" office:value-type="float" office:value="-5.18765638031693">
            <text:p>-5.1876563803</text:p>
          </table:table-cell>
          <table:table-cell table:formula="of:=([.CE133] + [.CF133]) / 2" office:value-type="float" office:value="-4.35884832659308">
            <text:p>-4.3588483266</text:p>
          </table:table-cell>
          <table:table-cell table:formula="of:=IF([.CG133] &gt; 0;1;0)" office:value-type="float" office:value="0">
            <text:p>0</text:p>
          </table:table-cell>
          <table:table-cell table:formula="of:=IF(AND([.CH133] = 1;[.BW133] &lt; 0);1;0)" office:value-type="float" office:value="0">
            <text:p>0</text:p>
          </table:table-cell>
          <table:table-cell table:formula="of:=IF([.CG133] &lt; 0;1;0)" office:value-type="float" office:value="1">
            <text:p>1</text:p>
          </table:table-cell>
          <table:table-cell table:formula="of:=IF(AND([.CJ133] = 1;[.BW133] &gt; 0);1;0)" office:value-type="float" office:value="0">
            <text:p>0</text:p>
          </table:table-cell>
          <table:table-cell table:formula="of:=IF(AND([.CH133] = 1;[.BQ133] &lt; 0);1;0)" office:value-type="float" office:value="0">
            <text:p>0</text:p>
          </table:table-cell>
          <table:table-cell table:formula="of:=IF(AND([.CJ133] = 1;[.BQ133] &gt; 0);1;0)" office:value-type="float" office:value="0">
            <text:p>0</text:p>
          </table:table-cell>
          <table:table-cell table:formula="of:=[.CG133] - [.$CG$136]" office:value-type="float" office:value="-4.86469394130066">
            <text:p>-4.8646939413</text:p>
          </table:table-cell>
        </table:table-row>
        <table:table-row table:style-name="ro2">
          <table:table-cell office:value-type="float" office:value="263672">
            <text:p>263672</text:p>
          </table:table-cell>
          <table:table-cell office:value-type="float" office:value="86">
            <text:p>86</text:p>
          </table:table-cell>
          <table:table-cell office:value-type="string">
            <text:p>4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688">
            <text:p>39688</text:p>
          </table:table-cell>
          <table:table-cell office:value-type="float" office:value="1844">
            <text:p>1844</text:p>
          </table:table-cell>
          <table:table-cell office:value-type="float" office:value="31043">
            <text:p>31043</text:p>
          </table:table-cell>
          <table:table-cell office:value-type="float" office:value="3086">
            <text:p>3086</text:p>
          </table:table-cell>
          <table:table-cell office:value-type="float" office:value="292">
            <text:p>292</text:p>
          </table:table-cell>
          <table:table-cell office:value-type="float" office:value="3220">
            <text:p>3220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30176">
            <text:p>30176</text:p>
          </table:table-cell>
          <table:table-cell office:value-type="float" office:value="1077">
            <text:p>1077</text:p>
          </table:table-cell>
          <table:table-cell office:value-type="float" office:value="25138">
            <text:p>25138</text:p>
          </table:table-cell>
          <table:table-cell office:value-type="float" office:value="1663">
            <text:p>1663</text:p>
          </table:table-cell>
          <table:table-cell office:value-type="float" office:value="213">
            <text:p>213</text:p>
          </table:table-cell>
          <table:table-cell office:value-type="float" office:value="1978">
            <text:p>197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106">
            <text:p>106</text:p>
          </table:table-cell>
          <table:table-cell office:value-type="float" office:value="0.0027">
            <text:p>0.0027</text:p>
          </table:table-cell>
          <table:table-cell office:value-type="float" office:value="0.0465">
            <text:p>0.0465</text:p>
          </table:table-cell>
          <table:table-cell office:value-type="float" office:value="0.7822">
            <text:p>0.7822</text:p>
          </table:table-cell>
          <table:table-cell office:value-type="float" office:value="0.0778">
            <text:p>0.0778</text:p>
          </table:table-cell>
          <table:table-cell office:value-type="float" office:value="0.0074">
            <text:p>0.0074</text:p>
          </table:table-cell>
          <table:table-cell office:value-type="float" office:value="0.0811">
            <text:p>0.0811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office:value-type="float" office:value="0.0034">
            <text:p>0.0034</text:p>
          </table:table-cell>
          <table:table-cell office:value-type="float" office:value="0.0357">
            <text:p>0.0357</text:p>
          </table:table-cell>
          <table:table-cell office:value-type="float" office:value="0.833">
            <text:p>0.833</text:p>
          </table:table-cell>
          <table:table-cell office:value-type="float" office:value="0.0551">
            <text:p>0.0551</text:p>
          </table:table-cell>
          <table:table-cell office:value-type="float" office:value="0.0071">
            <text:p>0.0071</text:p>
          </table:table-cell>
          <table:table-cell office:value-type="float" office:value="0.0655">
            <text:p>0.0655</text:p>
          </table:table-cell>
          <table:table-cell office:value-type="float" office:value="0.0007">
            <text:p>0.0007</text:p>
          </table:table-cell>
          <table:table-cell office:value-type="float" office:value="0.0009">
            <text:p>0.0009</text:p>
          </table:table-cell>
          <table:table-cell office:value-type="float" office:value="0.002">
            <text:p>0.002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599253221">
            <text:p>7599253221</text:p>
          </table:table-cell>
          <table:table-cell office:value-type="float" office:value="271401900.75">
            <text:p>271401900.75</text:p>
          </table:table-cell>
          <table:table-cell office:value-type="float" office:value="1582">
            <text:p>1582</text:p>
          </table:table-cell>
          <table:table-cell office:value-type="float" office:value="56.5">
            <text:p>56.5</text:p>
          </table:table-cell>
          <table:table-cell office:value-type="float" office:value="116">
            <text:p>116</text:p>
          </table:table-cell>
          <table:table-cell office:value-type="float" office:value="4.14285714285714">
            <text:p>4.1428571429</text:p>
          </table:table-cell>
          <table:table-cell office:value-type="float" office:value="131">
            <text:p>131</text:p>
          </table:table-cell>
          <table:table-cell office:value-type="float" office:value="4.67857142857143">
            <text:p>4.6785714286</text:p>
          </table:table-cell>
          <table:table-cell office:value-type="float" office:value="152">
            <text:p>152</text:p>
          </table:table-cell>
          <table:table-cell office:value-type="float" office:value="5.42857142857143">
            <text:p>5.4285714286</text:p>
          </table:table-cell>
          <table:table-cell office:value-type="float" office:value="13221">
            <text:p>13221</text:p>
          </table:table-cell>
          <table:table-cell office:value-type="float" office:value="472.178571428572">
            <text:p>472.1785714286</text:p>
          </table:table-cell>
          <table:table-cell office:value-type="float" office:value="3178">
            <text:p>3178</text:p>
          </table:table-cell>
          <table:table-cell office:value-type="float" office:value="113.5">
            <text:p>113.5</text:p>
          </table:table-cell>
          <table:table-cell office:value-type="float" office:value="1314200">
            <text:p>1314200</text:p>
          </table:table-cell>
          <table:table-cell office:value-type="float" office:value="46935.7142857143">
            <text:p>46935.7142857143</text:p>
          </table:table-cell>
          <table:table-cell office:value-type="float" office:value="-125.3100406972">
            <text:p>-125.3100406972</text:p>
          </table:table-cell>
          <table:table-cell office:value-type="float" office:value="-4.47535859632857">
            <text:p>-4.4753585963</text:p>
          </table:table-cell>
          <table:table-cell office:value-type="float" office:value="18601">
            <text:p>18601</text:p>
          </table:table-cell>
          <table:table-cell office:value-type="float" office:value="664.321428571429">
            <text:p>664.3214285714</text:p>
          </table:table-cell>
          <table:table-cell office:value-type="float" office:value="19368">
            <text:p>19368</text:p>
          </table:table-cell>
          <table:table-cell office:value-type="float" office:value="691.714285714286">
            <text:p>691.7142857143</text:p>
          </table:table-cell>
          <table:table-cell office:value-type="float" office:value="-170.814411054676">
            <text:p>-170.8144110547</text:p>
          </table:table-cell>
          <table:table-cell office:value-type="float" office:value="-6.10051468052414">
            <text:p>-6.1005146805</text:p>
          </table:table-cell>
          <table:table-cell office:value-type="float" office:value="13339">
            <text:p>13339</text:p>
          </table:table-cell>
          <table:table-cell office:value-type="float" office:value="476.392857142857">
            <text:p>476.3928571429</text:p>
          </table:table-cell>
          <table:table-cell office:value-type="float" office:value="14205">
            <text:p>14205</text:p>
          </table:table-cell>
          <table:table-cell office:value-type="float" office:value="507.321428571429">
            <text:p>507.3214285714</text:p>
          </table:table-cell>
          <table:table-cell office:value-type="float" office:value="-148.06222587603">
            <text:p>-148.062225876</text:p>
          </table:table-cell>
          <table:table-cell office:value-type="float" office:value="-5.28793663842964">
            <text:p>-5.2879366384</text:p>
          </table:table-cell>
          <table:table-cell office:value-type="float" office:value="28">
            <text:p>28</text:p>
          </table:table-cell>
          <table:table-cell table:formula="of:= 100 * (([.BR134] / ([.BR134] + [.BT134])) - ([.BT134] / ([.BR134] + [.BT134])))" office:value-type="float" office:value="-2.02006900366088">
            <text:p>-2.0200690037</text:p>
          </table:table-cell>
          <table:table-cell table:formula="of:= 100 * (([.BX134] / ([.BX134] + [.BZ134])) - ([.BZ134] / ([.BX134] + [.BZ134])))" office:value-type="float" office:value="-3.14406041243102">
            <text:p>-3.1440604124</text:p>
          </table:table-cell>
          <table:table-cell table:formula="of:=([.CE134] + [.CF134]) / 2" office:value-type="float" office:value="-2.58206470804595">
            <text:p>-2.582064708</text:p>
          </table:table-cell>
          <table:table-cell table:formula="of:=IF([.CG134] &gt; 0;1;0)" office:value-type="float" office:value="0">
            <text:p>0</text:p>
          </table:table-cell>
          <table:table-cell table:formula="of:=IF(AND([.CH134] = 1;[.BW134] &lt; 0);1;0)" office:value-type="float" office:value="0">
            <text:p>0</text:p>
          </table:table-cell>
          <table:table-cell table:formula="of:=IF([.CG134] &lt; 0;1;0)" office:value-type="float" office:value="1">
            <text:p>1</text:p>
          </table:table-cell>
          <table:table-cell table:formula="of:=IF(AND([.CJ134] = 1;[.BW134] &gt; 0);1;0)" office:value-type="float" office:value="0">
            <text:p>0</text:p>
          </table:table-cell>
          <table:table-cell table:formula="of:=IF(AND([.CH134] = 1;[.BQ134] &lt; 0);1;0)" office:value-type="float" office:value="0">
            <text:p>0</text:p>
          </table:table-cell>
          <table:table-cell table:formula="of:=IF(AND([.CJ134] = 1;[.BQ134] &gt; 0);1;0)" office:value-type="float" office:value="0">
            <text:p>0</text:p>
          </table:table-cell>
          <table:table-cell table:formula="of:=[.CG134] - [.$CG$136]" office:value-type="float" office:value="-3.08791032275353">
            <text:p>-3.0879103228</text:p>
          </table:table-cell>
        </table:table-row>
        <table:table-row table:style-name="ro2">
          <table:table-cell office:value-type="float" office:value="263705">
            <text:p>263705</text:p>
          </table:table-cell>
          <table:table-cell office:value-type="float" office:value="106">
            <text:p>106</text:p>
          </table:table-cell>
          <table:table-cell office:value-type="string">
            <text:p>53B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9541">
            <text:p>39541</text:p>
          </table:table-cell>
          <table:table-cell office:value-type="float" office:value="1316">
            <text:p>1316</text:p>
          </table:table-cell>
          <table:table-cell office:value-type="float" office:value="31694">
            <text:p>31694</text:p>
          </table:table-cell>
          <table:table-cell office:value-type="float" office:value="2123">
            <text:p>2123</text:p>
          </table:table-cell>
          <table:table-cell office:value-type="float" office:value="147">
            <text:p>147</text:p>
          </table:table-cell>
          <table:table-cell office:value-type="float" office:value="4060">
            <text:p>406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120">
            <text:p>120</text:p>
          </table:table-cell>
          <table:table-cell office:value-type="float" office:value="26720">
            <text:p>26720</text:p>
          </table:table-cell>
          <table:table-cell office:value-type="float" office:value="731">
            <text:p>731</text:p>
          </table:table-cell>
          <table:table-cell office:value-type="float" office:value="22046">
            <text:p>22046</text:p>
          </table:table-cell>
          <table:table-cell office:value-type="float" office:value="1229">
            <text:p>1229</text:p>
          </table:table-cell>
          <table:table-cell office:value-type="float" office:value="98">
            <text:p>98</text:p>
          </table:table-cell>
          <table:table-cell office:value-type="float" office:value="2514">
            <text:p>25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table:number-columns-repeated="4" office:value-type="float" office:value="0">
            <text:p>0</text:p>
          </table:table-cell>
          <table:table-cell office:value-type="float" office:value="39582">
            <text:p>39582</text:p>
          </table:table-cell>
          <table:table-cell office:value-type="float" office:value="-41">
            <text:p>-41</text:p>
          </table:table-cell>
          <table:table-cell office:value-type="float" office:value="-0.001">
            <text:p>-0.001</text:p>
          </table:table-cell>
          <table:table-cell office:value-type="float" office:value="0.0333">
            <text:p>0.0333</text:p>
          </table:table-cell>
          <table:table-cell office:value-type="float" office:value="0.8015">
            <text:p>0.8015</text:p>
          </table:table-cell>
          <table:table-cell office:value-type="float" office:value="0.0537">
            <text:p>0.0537</text:p>
          </table:table-cell>
          <table:table-cell office:value-type="float" office:value="0.0037">
            <text:p>0.0037</text:p>
          </table:table-cell>
          <table:table-cell office:value-type="float" office:value="0.1027">
            <text:p>0.1027</text:p>
          </table:table-cell>
          <table:table-cell office:value-type="float" office:value="0.0007">
            <text:p>0.0007</text:p>
          </table:table-cell>
          <table:table-cell office:value-type="float" office:value="0.0014">
            <text:p>0.0014</text:p>
          </table:table-cell>
          <table:table-cell office:value-type="float" office:value="0.003">
            <text:p>0.003</text:p>
          </table:table-cell>
          <table:table-cell office:value-type="float" office:value="0.0274">
            <text:p>0.0274</text:p>
          </table:table-cell>
          <table:table-cell office:value-type="float" office:value="0.8251">
            <text:p>0.8251</text:p>
          </table:table-cell>
          <table:table-cell office:value-type="float" office:value="0.046">
            <text:p>0.046</text:p>
          </table:table-cell>
          <table:table-cell office:value-type="float" office:value="0.0037">
            <text:p>0.0037</text:p>
          </table:table-cell>
          <table:table-cell office:value-type="float" office:value="0.0941">
            <text:p>0.0941</text:p>
          </table:table-cell>
          <table:table-cell office:value-type="float" office:value="0.0006">
            <text:p>0.0006</text:p>
          </table:table-cell>
          <table:table-cell office:value-type="float" office:value="0.0008">
            <text:p>0.0008</text:p>
          </table:table-cell>
          <table:table-cell office:value-type="float" office:value="0.0024">
            <text:p>0.002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704236299">
            <text:p>5704236299</text:p>
          </table:table-cell>
          <table:table-cell office:value-type="float" office:value="271630299.952381">
            <text:p>271630299.952381</text:p>
          </table:table-cell>
          <table:table-cell office:value-type="float" office:value="1182">
            <text:p>1182</text:p>
          </table:table-cell>
          <table:table-cell office:value-type="float" office:value="56.2857142857143">
            <text:p>56.2857142857</text:p>
          </table:table-cell>
          <table:table-cell office:value-type="float" office:value="100">
            <text:p>100</text:p>
          </table:table-cell>
          <table:table-cell office:value-type="float" office:value="4.76190476190476">
            <text:p>4.7619047619</text:p>
          </table:table-cell>
          <table:table-cell office:value-type="float" office:value="82">
            <text:p>82</text:p>
          </table:table-cell>
          <table:table-cell office:value-type="float" office:value="3.9047619047619">
            <text:p>3.9047619048</text:p>
          </table:table-cell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6299">
            <text:p>6299</text:p>
          </table:table-cell>
          <table:table-cell office:value-type="float" office:value="299.952380952381">
            <text:p>299.9523809524</text:p>
          </table:table-cell>
          <table:table-cell office:value-type="float" office:value="2999">
            <text:p>2999</text:p>
          </table:table-cell>
          <table:table-cell office:value-type="float" office:value="142.809523809524">
            <text:p>142.8095238095</text:p>
          </table:table-cell>
          <table:table-cell office:value-type="float" office:value="1124196">
            <text:p>1124196</text:p>
          </table:table-cell>
          <table:table-cell office:value-type="float" office:value="53533.1428571429">
            <text:p>53533.1428571429</text:p>
          </table:table-cell>
          <table:table-cell office:value-type="float" office:value="304.40221491615">
            <text:p>304.4022149162</text:p>
          </table:table-cell>
          <table:table-cell office:value-type="float" office:value="14.4953435674357">
            <text:p>14.4953435674</text:p>
          </table:table-cell>
          <table:table-cell office:value-type="float" office:value="18794">
            <text:p>18794</text:p>
          </table:table-cell>
          <table:table-cell office:value-type="float" office:value="894.952380952381">
            <text:p>894.9523809524</text:p>
          </table:table-cell>
          <table:table-cell office:value-type="float" office:value="13401">
            <text:p>13401</text:p>
          </table:table-cell>
          <table:table-cell office:value-type="float" office:value="638.142857142857">
            <text:p>638.1428571429</text:p>
          </table:table-cell>
          <table:table-cell office:value-type="float" office:value="258.29532286003">
            <text:p>258.29532286</text:p>
          </table:table-cell>
          <table:table-cell office:value-type="float" office:value="12.299777279049">
            <text:p>12.299777279</text:p>
          </table:table-cell>
          <table:table-cell office:value-type="float" office:value="14106">
            <text:p>14106</text:p>
          </table:table-cell>
          <table:table-cell office:value-type="float" office:value="671.714285714286">
            <text:p>671.7142857143</text:p>
          </table:table-cell>
          <table:table-cell office:value-type="float" office:value="10820">
            <text:p>10820</text:p>
          </table:table-cell>
          <table:table-cell office:value-type="float" office:value="515.238095238095">
            <text:p>515.2380952381</text:p>
          </table:table-cell>
          <table:table-cell office:value-type="float" office:value="281.3487688878">
            <text:p>281.3487688878</text:p>
          </table:table-cell>
          <table:table-cell office:value-type="float" office:value="13.3975604232286">
            <text:p>13.3975604232</text:p>
          </table:table-cell>
          <table:table-cell office:value-type="float" office:value="21">
            <text:p>21</text:p>
          </table:table-cell>
          <table:table-cell table:formula="of:= 100 * (([.BR135] / ([.BR135] + [.BT135])) - ([.BT135] / ([.BR135] + [.BT135])))" office:value-type="float" office:value="16.7510482994254">
            <text:p>16.7510482994</text:p>
          </table:table-cell>
          <table:table-cell table:formula="of:= 100 * (([.BX135] / ([.BX135] + [.BZ135])) - ([.BZ135] / ([.BX135] + [.BZ135])))" office:value-type="float" office:value="13.1830217443633">
            <text:p>13.1830217444</text:p>
          </table:table-cell>
          <table:table-cell table:formula="of:=([.CE135] + [.CF135]) / 2" office:value-type="float" office:value="14.9670350218943">
            <text:p>14.9670350219</text:p>
          </table:table-cell>
          <table:table-cell table:formula="of:=IF([.CG135] &gt; 0;1;0)" office:value-type="float" office:value="1">
            <text:p>1</text:p>
          </table:table-cell>
          <table:table-cell table:formula="of:=IF(AND([.CH135] = 1;[.BW135] &lt; 0);1;0)" office:value-type="float" office:value="0">
            <text:p>0</text:p>
          </table:table-cell>
          <table:table-cell table:formula="of:=IF([.CG135] &lt; 0;1;0)" office:value-type="float" office:value="0">
            <text:p>0</text:p>
          </table:table-cell>
          <table:table-cell table:formula="of:=IF(AND([.CJ135] = 1;[.BW135] &gt; 0);1;0)" office:value-type="float" office:value="0">
            <text:p>0</text:p>
          </table:table-cell>
          <table:table-cell table:formula="of:=IF(AND([.CH135] = 1;[.BQ135] &lt; 0);1;0)" office:value-type="float" office:value="0">
            <text:p>0</text:p>
          </table:table-cell>
          <table:table-cell table:formula="of:=IF(AND([.CJ135] = 1;[.BQ135] &gt; 0);1;0)" office:value-type="float" office:value="0">
            <text:p>0</text:p>
          </table:table-cell>
          <table:table-cell table:formula="of:=[.CG135] - [.$CG$136]" office:value-type="float" office:value="14.4611894071868">
            <text:p>14.4611894072</text:p>
          </table:table-cell>
        </table:table-row>
        <table:table-row table:style-name="ro2">
          <table:table-cell table:number-columns-repeated="68"/>
          <table:table-cell table:style-name="ce1" table:formula="of:=AVERAGE([.BQ2:.BQ135])" office:value-type="float" office:value="-0.0154258691815432">
            <text:p>-0.0154258692</text:p>
          </table:table-cell>
          <table:table-cell table:number-columns-repeated="5"/>
          <table:table-cell table:style-name="ce1" table:formula="of:=AVERAGE([.BW2:.BW135])" office:value-type="float" office:value="-0.735429005305548">
            <text:p>-0.7354290053</text:p>
          </table:table-cell>
          <table:table-cell table:number-columns-repeated="5"/>
          <table:table-cell table:style-name="ce1" table:formula="of:=AVERAGE([.CC2:.CC135])" office:value-type="float" office:value="-0.375427437243549">
            <text:p>-0.3754274372</text:p>
          </table:table-cell>
          <table:table-cell/>
          <table:table-cell table:style-name="Default" table:number-columns-repeated="2"/>
          <table:table-cell table:style-name="Default" table:formula="of:=AVERAGE([.CG2:.CG135])" office:value-type="float" office:value="0.505845614707576">
            <text:p>0.5058456147</text:p>
          </table:table-cell>
          <table:table-cell table:style-name="Default" table:formula="of:=SUM([.CH2:.CH135])" office:value-type="float" office:value="86">
            <text:p>86</text:p>
          </table:table-cell>
          <table:table-cell table:style-name="ce4" table:formula="of:=SUM([.CI2:.CI135])" office:value-type="float" office:value="6">
            <text:p>6</text:p>
          </table:table-cell>
          <table:table-cell table:style-name="Default" table:formula="of:=SUM([.CJ2:.CJ135])" office:value-type="float" office:value="48">
            <text:p>48</text:p>
          </table:table-cell>
          <table:table-cell table:style-name="Default" table:formula="of:=SUM([.CK2:.CK135])" office:value-type="float" office:value="3">
            <text:p>3</text:p>
          </table:table-cell>
          <table:table-cell table:style-name="Default" table:formula="of:=SUM([.CL2:.CL135])" office:value-type="float" office:value="5">
            <text:p>5</text:p>
          </table:table-cell>
          <table:table-cell table:style-name="Default" table:formula="of:=SUM([.CM2:.CM135])" office:value-type="float" office:value="4">
            <text:p>4</text:p>
          </table:table-cell>
          <table:table-cell table:style-name="ce6" table:formula="of:=AVERAGE([.CN2:.CN135])" office:value-type="float" office:value="1.57751092454201E-015">
            <text:p>1.57751092454201E-015</text:p>
          </table:table-cell>
        </table:table-row>
        <table:table-row table:style-name="ro2">
          <table:table-cell table:number-columns-repeated="82"/>
          <table:table-cell table:style-name="Default" table:number-columns-repeated="3"/>
          <table:table-cell table:style-name="ce3"/>
          <table:table-cell table:style-name="Default" table:number-columns-repeated="5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0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5T10:19:00</dc:date>
    <dc:creator>Kevin Schaul</dc:creator>
    <meta:generator>OpenOffice.org/3.3$Unix OpenOffice.org_project/330m20$Build-9567</meta:generator>
    <meta:editing-duration>PT36M2S</meta:editing-duration>
    <meta:editing-cycles>3</meta:editing-cycles>
    <meta:document-statistic meta:table-count="1" meta:cell-count="12163" meta:object-count="0"/>
  </office:meta>
</office:document-meta>
</file>